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9.8160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651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8.336875cm"/>
    </style:style>
    <style:style style:name="co10" style:family="table-column">
      <style:table-column-properties fo:break-before="auto" style:column-width="29.9243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annov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placeholder<text:s text:c="42"/></text:p>
          </table:table-cell>
          <table:table-cell office:value-type="string" table:style-name="ce1">
            <text:p>position_lat</text:p>
          </table:table-cell>
          <table:table-cell office:value-type="string" table:style-name="ce1">
            <text:p>position_lng</text:p>
          </table:table-cell>
          <table:table-cell office:value-type="string" table:style-name="ce1">
            <text:p>heading<text:s text:c="11"/></text:p>
          </table:table-cell>
          <table:table-cell office:value-type="string" table:style-name="ce1">
            <text:p>POI</text:p>
          </table:table-cell>
          <table:table-cell office:value-type="string" table:style-name="ce1">
            <text:p>POI sichtbar</text:p>
          </table:table-cell>
          <table:table-cell office:value-type="string" table:style-name="ce1">
            <text:p>Buildings</text:p>
          </table:table-cell>
          <table:table-cell office:value-type="string" table:style-name="ce1">
            <text:p>Building sichtbar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Schlosshäuser im Berggarten Hannover<text:s text:c="17"/></text:p>
          </table:table-cell>
          <table:table-cell office:value-type="string" table:style-name="ce1">
            <text:p>52.3915561<text:s text:c="2"/></text:p>
          </table:table-cell>
          <table:table-cell office:value-type="string" table:style-name="ce1">
            <text:p>9.7001302<text:s text:c="3"/>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8" table:style-name="ce1">
            <text:p>8</text:p>
          </table:table-cell>
          <table:table-cell office:value-type="float" office:value="73" table:style-name="ce1">
            <text:p>73</text:p>
          </table:table-cell>
          <table:table-cell office:value-type="float" office:value="24" table:style-name="ce1">
            <text:p>2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andesmuseum Hannover und Staatskanzlei Niedersachsen</text:p>
          </table:table-cell>
          <table:table-cell office:value-type="string" table:style-name="ce1">
            <text:p>52.365528<text:s text:c="3"/></text:p>
          </table:table-cell>
          <table:table-cell office:value-type="string" table:style-name="ce1">
            <text:p>9.7418318<text:s text:c="3"/></text:p>
          </table:table-cell>
          <table:table-cell office:value-type="string" table:style-name="ce1">
            <text:p>228.39588301164062</text:p>
          </table:table-cell>
          <table:table-cell office:value-type="float" office:value="73" table:style-name="ce1">
            <text:p>73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eues Rathaus<text:s text:c="40"/></text:p>
          </table:table-cell>
          <table:table-cell office:value-type="string" table:style-name="ce1">
            <text:p>52.3680496<text:s text:c="2"/></text:p>
          </table:table-cell>
          <table:table-cell office:value-type="string" table:style-name="ce1">
            <text:p>9.7366261<text:s text:c="3"/></text:p>
          </table:table-cell>
          <table:table-cell office:value-type="string" table:style-name="ce1">
            <text:p>168.90136178080172</text:p>
          </table:table-cell>
          <table:table-cell office:value-type="float" office:value="97" table:style-name="ce1">
            <text:p>97</text:p>
          </table:table-cell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arktkirche Hannover<text:s text:c="33"/></text:p>
          </table:table-cell>
          <table:table-cell office:value-type="string" table:style-name="ce1">
            <text:p>52.3722614<text:s text:c="2"/></text:p>
          </table:table-cell>
          <table:table-cell office:value-type="string" table:style-name="ce1">
            <text:p>9.7353854<text:s text:c="3"/></text:p>
          </table:table-cell>
          <table:table-cell office:value-type="string" table:style-name="ce1">
            <text:p>188.13633210279053</text:p>
          </table:table-cell>
          <table:table-cell office:value-type="float" office:value="561" table:style-name="ce1">
            <text:p>561</text:p>
          </table:table-cell>
          <table:table-cell office:value-type="float" office:value="12" table:style-name="ce1">
            <text:p>12</text:p>
          </table:table-cell>
          <table:table-cell office:value-type="float" office:value="172" table:style-name="ce1">
            <text:p>172</text:p>
          </table:table-cell>
          <table:table-cell office:value-type="float" office:value="27" table:style-name="ce1">
            <text:p>27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taatstheater Hannover<text:s text:c="31"/></text:p>
          </table:table-cell>
          <table:table-cell office:value-type="string" table:style-name="ce1">
            <text:p>52.3737913<text:s text:c="2"/></text:p>
          </table:table-cell>
          <table:table-cell office:value-type="string" table:style-name="ce1">
            <text:p>9.7417629<text:s text:c="3"/></text:p>
          </table:table-cell>
          <table:table-cell office:value-type="string" table:style-name="ce1">
            <text:p>237.97925787820282</text:p>
          </table:table-cell>
          <table:table-cell office:value-type="float" office:value="669" table:style-name="ce1">
            <text:p>669</text:p>
          </table:table-cell>
          <table:table-cell office:value-type="float" office:value="8" table:style-name="ce1">
            <text:p>8</text:p>
          </table:table-cell>
          <table:table-cell office:value-type="float" office:value="137" table:style-name="ce1">
            <text:p>137</text:p>
          </table:table-cell>
          <table:table-cell office:value-type="float" office:value="31" table:style-name="ce1">
            <text:p>3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Landesmuseum Hannover<text:s text:c="32"/></text:p>
          </table:table-cell>
          <table:table-cell office:value-type="string" table:style-name="ce1">
            <text:p>52.3650037<text:s text:c="2"/></text:p>
          </table:table-cell>
          <table:table-cell office:value-type="string" table:style-name="ce1">
            <text:p>9.739624<text:s text:c="4"/></text:p>
          </table:table-cell>
          <table:table-cell office:value-type="string" table:style-name="ce1">
            <text:p>20.017030991915988</text:p>
          </table:table-cell>
          <table:table-cell office:value-type="float" office:value="52" table:style-name="ce1">
            <text:p>52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eibnitz Universität<text:s text:c="33"/></text:p>
          </table:table-cell>
          <table:table-cell office:value-type="string" table:style-name="ce1">
            <text:p>52.3816144<text:s text:c="2"/></text:p>
          </table:table-cell>
          <table:table-cell office:value-type="string" table:style-name="ce1">
            <text:p>9.7175591<text:s text:c="3"/></text:p>
          </table:table-cell>
          <table:table-cell office:value-type="string" table:style-name="ce1">
            <text:p>6.529434451276737</text:p>
          </table:table-cell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usiktheater Bahnhof Leinhausen<text:s text:c="22"/></text:p>
          </table:table-cell>
          <table:table-cell office:value-type="string" table:style-name="ce1">
            <text:p>52.3963175<text:s text:c="2"/></text:p>
          </table:table-cell>
          <table:table-cell office:value-type="string" table:style-name="ce1">
            <text:p>9.6770442<text:s text:c="3"/></text:p>
          </table:table-cell>
          <table:table-cell office:value-type="string" table:style-name="ce1">
            <text:p>8.550370832379171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töckener Friedhof<text:s text:c="35"/></text:p>
          </table:table-cell>
          <table:table-cell office:value-type="string" table:style-name="ce1">
            <text:p>52.4003496<text:s text:c="2"/></text:p>
          </table:table-cell>
          <table:table-cell office:value-type="string" table:style-name="ce1">
            <text:p>9.6692401<text:s text:c="3"/></text:p>
          </table:table-cell>
          <table:table-cell office:value-type="string" table:style-name="ce1">
            <text:p>11.104004956603356</text:p>
          </table:table-cell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office:value-type="float" office:value="60" table:style-name="ce1">
            <text:p>60</text:p>
          </table:table-cell>
          <table:table-cell office:value-type="float" office:value="28" table:style-name="ce1">
            <text:p>28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arktkirche Hannover<text:s text:c="33"/></text:p>
          </table:table-cell>
          <table:table-cell office:value-type="string" table:style-name="ce1">
            <text:p>52.372351<text:s text:c="3"/></text:p>
          </table:table-cell>
          <table:table-cell office:value-type="string" table:style-name="ce1">
            <text:p>9.7352942<text:s text:c="3"/></text:p>
          </table:table-cell>
          <table:table-cell office:value-type="string" table:style-name="ce1">
            <text:p>194.0976419364232</text:p>
          </table:table-cell>
          <table:table-cell office:value-type="float" office:value="561" table:style-name="ce1">
            <text:p>561</text:p>
          </table:table-cell>
          <table:table-cell office:value-type="float" office:value="12" table:style-name="ce1">
            <text:p>12</text:p>
          </table:table-cell>
          <table:table-cell office:value-type="float" office:value="172" table:style-name="ce1">
            <text:p>172</text:p>
          </table:table-cell>
          <table:table-cell office:value-type="float" office:value="27" table:style-name="ce1">
            <text:p>27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hristuskirche (Hannover)<text:s text:c="28"/></text:p>
          </table:table-cell>
          <table:table-cell office:value-type="string" table:style-name="ce1">
            <text:p>52.3816745<text:s text:c="2"/></text:p>
          </table:table-cell>
          <table:table-cell office:value-type="string" table:style-name="ce1">
            <text:p>9.7262545<text:s text:c="3"/></text:p>
          </table:table-cell>
          <table:table-cell office:value-type="string" table:style-name="ce1">
            <text:p>197.8635260244087</text:p>
          </table:table-cell>
          <table:table-cell office:value-type="float" office:value="187" table:style-name="ce1">
            <text:p>187</text:p>
          </table:table-cell>
          <table:table-cell office:value-type="float" office:value="9" table:style-name="ce1">
            <text:p>9</text:p>
          </table:table-cell>
          <table:table-cell office:value-type="float" office:value="274" table:style-name="ce1">
            <text:p>274</text:p>
          </table:table-cell>
          <table:table-cell office:value-type="float" office:value="58" table:style-name="ce1">
            <text:p>58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Neues Rathaus<text:s text:c="40"/></text:p>
          </table:table-cell>
          <table:table-cell office:value-type="string" table:style-name="ce1">
            <text:p>52.3677048<text:s text:c="2"/></text:p>
          </table:table-cell>
          <table:table-cell office:value-type="string" table:style-name="ce1">
            <text:p>9.7386612<text:s text:c="3"/></text:p>
          </table:table-cell>
          <table:table-cell office:value-type="string" table:style-name="ce1">
            <text:p>240.48020737752313</text:p>
          </table:table-cell>
          <table:table-cell office:value-type="float" office:value="100" table:style-name="ce1">
            <text:p>100</text:p>
          </table:table-cell>
          <table:table-cell office:value-type="float" office:value="15" table:style-name="ce1">
            <text:p>15</text:p>
          </table:table-cell>
          <table:table-cell office:value-type="float" office:value="57" table:style-name="ce1">
            <text:p>57</text:p>
          </table:table-cell>
          <table:table-cell office:value-type="float" office:value="23" table:style-name="ce1">
            <text:p>23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Landesmuseum<text:s text:c="41"/></text:p>
          </table:table-cell>
          <table:table-cell office:value-type="string" table:style-name="ce1">
            <text:p>52.3655038<text:s text:c="2"/></text:p>
          </table:table-cell>
          <table:table-cell office:value-type="string" table:style-name="ce1">
            <text:p>9.7397131<text:s text:c="3"/></text:p>
          </table:table-cell>
          <table:table-cell office:value-type="string" table:style-name="ce1">
            <text:p>92.67053496665048</text:p>
          </table:table-cell>
          <table:table-cell office:value-type="float" office:value="54" table:style-name="ce1">
            <text:p>54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Döhrener Turm<text:s text:c="40"/></text:p>
          </table:table-cell>
          <table:table-cell office:value-type="string" table:style-name="ce1">
            <text:p>52.3467714<text:s text:c="2"/></text:p>
          </table:table-cell>
          <table:table-cell office:value-type="string" table:style-name="ce1">
            <text:p>9.7605805<text:s text:c="3"/></text:p>
          </table:table-cell>
          <table:table-cell office:value-type="string" table:style-name="ce1">
            <text:p>5.168630780356747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mtsgericht<text:s text:c="42"/></text:p>
          </table:table-cell>
          <table:table-cell office:value-type="string" table:style-name="ce1">
            <text:p>52.3773252<text:s text:c="2"/></text:p>
          </table:table-cell>
          <table:table-cell office:value-type="string" table:style-name="ce1">
            <text:p>9.7449014<text:s text:c="3"/></text:p>
          </table:table-cell>
          <table:table-cell office:value-type="string" table:style-name="ce1">
            <text:p>167.61617454108526</text:p>
          </table:table-cell>
          <table:table-cell office:value-type="float" office:value="302" table:style-name="ce1">
            <text:p>302</text:p>
          </table:table-cell>
          <table:table-cell office:value-type="float" office:value="3" table:style-name="ce1">
            <text:p>3</text:p>
          </table:table-cell>
          <table:table-cell office:value-type="float" office:value="72" table:style-name="ce1">
            <text:p>72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VW-Tower<text:s text:c="45"/></text:p>
          </table:table-cell>
          <table:table-cell office:value-type="string" table:style-name="ce1">
            <text:p>52.3798545<text:s text:c="2"/></text:p>
          </table:table-cell>
          <table:table-cell office:value-type="string" table:style-name="ce1">
            <text:p>9.7419755<text:s text:c="3"/></text:p>
          </table:table-cell>
          <table:table-cell office:value-type="string" table:style-name="ce1">
            <text:p>285.4429676543384</text:p>
          </table:table-cell>
          <table:table-cell office:value-type="float" office:value="269" table:style-name="ce1">
            <text:p>269</text:p>
          </table:table-cell>
          <table:table-cell office:value-type="float" office:value="15" table:style-name="ce1">
            <text:p>15</text:p>
          </table:table-cell>
          <table:table-cell office:value-type="float" office:value="107" table:style-name="ce1">
            <text:p>107</text:p>
          </table:table-cell>
          <table:table-cell office:value-type="float" office:value="20" table:style-name="ce1">
            <text:p>20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iedersächsisches Finanzministerium<text:s text:c="18"/></text:p>
          </table:table-cell>
          <table:table-cell office:value-type="string" table:style-name="ce1">
            <text:p>52.3723053<text:s text:c="2"/></text:p>
          </table:table-cell>
          <table:table-cell office:value-type="string" table:style-name="ce1">
            <text:p>9.7455448<text:s text:c="3"/></text:p>
          </table:table-cell>
          <table:table-cell office:value-type="string" table:style-name="ce1">
            <text:p>133.859437761526<text:s text:c="2"/></text:p>
          </table:table-cell>
          <table:table-cell office:value-type="float" office:value="307" table:style-name="ce1">
            <text:p>307</text:p>
          </table:table-cell>
          <table:table-cell office:value-type="float" office:value="3" table:style-name="ce1">
            <text:p>3</text:p>
          </table:table-cell>
          <table:table-cell office:value-type="float" office:value="178" table:style-name="ce1">
            <text:p>178</text:p>
          </table:table-cell>
          <table:table-cell office:value-type="float" office:value="35" table:style-name="ce1">
            <text:p>35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örse Hannover<text:s text:c="39"/></text:p>
          </table:table-cell>
          <table:table-cell office:value-type="string" table:style-name="ce1">
            <text:p>52.3723032<text:s text:c="2"/></text:p>
          </table:table-cell>
          <table:table-cell office:value-type="string" table:style-name="ce1">
            <text:p>9.7417374<text:s text:c="3"/></text:p>
          </table:table-cell>
          <table:table-cell office:value-type="string" table:style-name="ce1">
            <text:p>127.18145530807482</text:p>
          </table:table-cell>
          <table:table-cell office:value-type="float" office:value="499" table:style-name="ce1">
            <text:p>499</text:p>
          </table:table-cell>
          <table:table-cell office:value-type="float" office:value="11" table:style-name="ce1">
            <text:p>11</text:p>
          </table:table-cell>
          <table:table-cell office:value-type="float" office:value="111" table:style-name="ce1">
            <text:p>111</text:p>
          </table:table-cell>
          <table:table-cell office:value-type="float" office:value="29" table:style-name="ce1">
            <text:p>29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iedersächsisches Wirtschaftsministerium<text:s text:c="13"/></text:p>
          </table:table-cell>
          <table:table-cell office:value-type="string" table:style-name="ce1">
            <text:p>52.3689436<text:s text:c="2"/></text:p>
          </table:table-cell>
          <table:table-cell office:value-type="string" table:style-name="ce1">
            <text:p>9.7347076<text:s text:c="3"/></text:p>
          </table:table-cell>
          <table:table-cell office:value-type="string" table:style-name="ce1">
            <text:p>28.681030616852496</text:p>
          </table:table-cell>
          <table:table-cell office:value-type="float" office:value="143" table:style-name="ce1">
            <text:p>143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Ruine der Aegidienkirche<text:s text:c="29"/></text:p>
          </table:table-cell>
          <table:table-cell office:value-type="string" table:style-name="ce1">
            <text:p>52.3692021<text:s text:c="2"/></text:p>
          </table:table-cell>
          <table:table-cell office:value-type="string" table:style-name="ce1">
            <text:p>9.738762<text:s text:c="4"/></text:p>
          </table:table-cell>
          <table:table-cell office:value-type="string" table:style-name="ce1">
            <text:p>64.54144750279687</text:p>
          </table:table-cell>
          <table:table-cell office:value-type="float" office:value="246" table:style-name="ce1">
            <text:p>246</text:p>
          </table:table-cell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float" office:value="30" table:style-name="ce1">
            <text:p>30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Waterloosäule<text:s text:c="40"/></text:p>
          </table:table-cell>
          <table:table-cell office:value-type="string" table:style-name="ce1">
            <text:p>52.3663441<text:s text:c="2"/></text:p>
          </table:table-cell>
          <table:table-cell office:value-type="string" table:style-name="ce1">
            <text:p>9.726473<text:s text:c="4"/></text:p>
          </table:table-cell>
          <table:table-cell office:value-type="string" table:style-name="ce1">
            <text:p>78.13104760242977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Niedersachsenhalle<text:s text:c="35"/></text:p>
          </table:table-cell>
          <table:table-cell office:value-type="string" table:style-name="ce1">
            <text:p>52.3770004<text:s text:c="2"/></text:p>
          </table:table-cell>
          <table:table-cell office:value-type="string" table:style-name="ce1">
            <text:p>9.7693496<text:s text:c="3"/></text:p>
          </table:table-cell>
          <table:table-cell office:value-type="string" table:style-name="ce1">
            <text:p>197.62020780116168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Landtag Niedersachsen<text:s text:c="32"/></text:p>
          </table:table-cell>
          <table:table-cell office:value-type="string" table:style-name="ce1">
            <text:p>52.3707776<text:s text:c="2"/></text:p>
          </table:table-cell>
          <table:table-cell office:value-type="string" table:style-name="ce1">
            <text:p>9.7336929<text:s text:c="3"/></text:p>
          </table:table-cell>
          <table:table-cell office:value-type="string" table:style-name="ce1">
            <text:p>217.6639206016691</text:p>
          </table:table-cell>
          <table:table-cell office:value-type="float" office:value="331" table:style-name="ce1">
            <text:p>331</text:p>
          </table:table-cell>
          <table:table-cell office:value-type="float" office:value="6" table:style-name="ce1">
            <text:p>6</text:p>
          </table:table-cell>
          <table:table-cell office:value-type="float" office:value="103" table:style-name="ce1">
            <text:p>103</text:p>
          </table:table-cell>
          <table:table-cell office:value-type="float" office:value="12" table:style-name="ce1">
            <text:p>12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Hauptbahnhof<text:s text:c="41"/></text:p>
          </table:table-cell>
          <table:table-cell office:value-type="string" table:style-name="ce1">
            <text:p>52.3759631<text:s text:c="2"/></text:p>
          </table:table-cell>
          <table:table-cell office:value-type="string" table:style-name="ce1">
            <text:p>9.7401624<text:s text:c="3"/></text:p>
          </table:table-cell>
          <table:table-cell office:value-type="float" office:value="0" table:style-name="ce1">
            <text:p>0</text:p>
          </table:table-cell>
          <table:table-cell office:value-type="float" office:value="650" table:style-name="ce1">
            <text:p>650</text:p>
          </table:table-cell>
          <table:table-cell office:value-type="float" office:value="24" table:style-name="ce1">
            <text:p>24</text:p>
          </table:table-cell>
          <table:table-cell office:value-type="float" office:value="92" table:style-name="ce1">
            <text:p>92</text:p>
          </table:table-cell>
          <table:table-cell office:value-type="float" office:value="18" table:style-name="ce1">
            <text:p>18</text:p>
          </table:table-cell>
          <table:table-cell table:number-columns-repeated="16375"/>
        </table:table-row>
        <table:table-row table:style-name="ro2">
          <table:table-cell table:number-columns-repeated="6" table:style-name="ce1"/>
          <table:table-cell office:value-type="float" office:value="324" table:formula="of:=SUM([.G2:.G25])" table:style-name="ce1">
            <text:p>324</text:p>
          </table:table-cell>
          <table:table-cell table:style-name="ce1"/>
          <table:table-cell office:value-type="float" office:value="527" table:formula="of:=SUM([.I2:.I25])" table:style-name="ce2">
            <text:p>527</text:p>
          </table:table-cell>
          <table:table-cell table:number-columns-repeated="16375"/>
        </table:table-row>
        <table:table-row table:number-rows-repeated="1048550" table:style-name="ro1">
          <table:table-cell table:number-columns-repeated="16384"/>
        </table:table-row>
      </table:table>
      <table:table table:name="0" table:style-name="ta1">
        <table:table-column table:style-name="co9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p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4681} http://google.com/places/ChIJP7S91H9zsEcRUGfhg0BZ4oM Parkru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4706} http://osm.org/node/1215642494 Venus und Amo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4707} http://osm.org/node/1381736679 Pergola Gard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4708} http://osm.org/node/2298118363 Sonnenuh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4709} http://osm.org/node/1277399078 Venus Medic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4710} http://osm.org/node/1215642651 Prinz Georg Ludwi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4711} http://osm.org/node/1277399114 Tänzeri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4712} http://osm.org/node/1381736677 Iris Gar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4713} http://osm.org/node/679691403 Orangeriegar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4714} http://osm.org/node/679691401 Goldenes To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14715} http://osm.org/node/1277398984 Tanzender Saty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14682} http://google.com/places/ChIJDXO37X9zsEcRNtz5fqauy4w Hannover Herrenhäuser Gärten (station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14716} http://osm.org/node/312773353 Garden Theatr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14717} http://osm.org/way/220634870 gar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14683} http://google.com/places/ChIJtztyLX5zsEcR8KSSsMn5JlU Parking, automa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14718} http://osm.org/way/220634873 gar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14719} http://google.com/places/ChIJi090DX5zsEcRQ428qV-RH10 Abteilung Gehölz- und Vermehrungsphysiologie, Leibniz Universitä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14720} http://osm.org/node/1215642738 Herb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14721} http://osm.org/node/1389000361 Roof Greening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14722} http://osm.org/node/1215642972 Bacch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14684} http://osm.org/node/3229032763 Pétanqu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14723} http://osm.org/way/32024868 Fakultät für Architektur und Landscha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14724} http://google.com/places/ChIJU_Y79dE7ZUERpvzoYacFy9g Park Café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14725} http://google.com/places/ChIJz1QGTH5zsEcRlcPexr8yK8s Leibniz-Kids - pme Familienservic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14685} http://osm.org/relation/92570 Georgengar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ointOfInterestVisible@14686} http://www.wikidata.org/entity/Q574773 Herrenhausen Garden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ointOfInterestVisible@14726} http://osm.org/way/31359762 Desert Plant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ointOfInterestVisible@14727} http://osm.org/node/3385074582 Berggarten-Entré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ointOfInterestVisible@14728} http://osm.org/way/52525549 Großer Gar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ointOfInterestVisible@14729} http://osm.org/node/1381736673 Alle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ointOfInterestVisible@14730} http://osm.org/way/9608103 LU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ointOfInterestVisible@14731} http://osm.org/node/1215642522 Herzog Ernst August vo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ointOfInterestVisible@14732} http://osm.org/way/322842128 Blumenga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ointOfInterestVisible@14733} http://osm.org/node/1215642724 Herzog Georg Calenber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ointOfInterestVisible@14734} http://osm.org/node/1277399010 Mädchenhafte Ven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ointOfInterestVisible@14735} http://osm.org/node/1215642794 Europ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ointOfInterestVisible@14736} http://osm.org/node/2343169094 Borghese Warrio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ointOfInterestVisible@14737} http://osm.org/way/195554134 Mauergär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ointOfInterestVisible@14738} http://osm.org/way/113080764 picnic si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ointOfInterestVisible@14739} http://osm.org/way/112383723 Großes Parter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ointOfInterestVisible@14740} http://osm.org/node/1215642919 Herzogin Soph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ointOfInterestVisible@14548} http://osm.org/way/328755479 Subtropical Courtyar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ointOfInterestVisible@14741} http://osm.org/node/312600903 founta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ointOfInterestVisible@14742} http://osm.org/node/1215642758 Herkule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ointOfInterestVisible@14687} http://osm.org/relation/2514727 Herrenhausen Garden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ointOfInterestVisible@14743} http://osm.org/node/1772844173 Leibniz Kid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ointOfInterestVisible@14744} http://google.com/places/ChIJU_Y79dE7ZUERhgAL1BT26E8 Park Café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ointOfInterestVisible@14745} http://osm.org/node/1381736688 Ornamental Herbaceous Shrub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ointOfInterestVisible@14746} http://osm.org/node/1381736689 Rockery Gar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ointOfInterestVisible@14747} http://google.com/places/ChIJ3QeHzn9zsEcRcMjW0CrS1n0 Kios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ointOfInterestVisible@14748} http://google.com/places/ChIJD3wV-YBzsEcR1_H3UiEJI8c Baufrösche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ointOfInterestVisible@14749} http://osm.org/way/116418214 Ornamental Courtyar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ointOfInterestVisible@14750} http://osm.org/way/541020714 Kräutergar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ointOfInterestVisible@14751} http://osm.org/node/1216658308 Blumengar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ointOfInterestVisible@14752} http://osm.org/node/1381066101 turret clo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ointOfInterestVisible@14753} http://osm.org/node/1215642666 Luft / Jun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ointOfInterestVisible@14754} http://osm.org/node/1277398999 Zimbelspie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ointOfInterestVisible@14755} http://osm.org/node/1381736690 Steppe Gar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4681} http://google.com/places/ChIJP7S91H9zsEcRUGfhg0BZ4oM Parkru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4682} http://google.com/places/ChIJDXO37X9zsEcRNtz5fqauy4w Hannover Herrenhäuser Gärten (station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4683} http://google.com/places/ChIJtztyLX5zsEcR8KSSsMn5JlU Parking, automa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4684} http://osm.org/node/3229032763 Pétanqu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4685} http://osm.org/relation/92570 Georgengar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4686} http://www.wikidata.org/entity/Q574773 Herrenhausen Garden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4548} http://osm.org/way/328755479 Subtropical Courtyar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4687} http://osm.org/relation/2514727 Herrenhausen Garden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4568} http://osm.org/way/105712921 greenhous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4569} http://osm.org/way/15975986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4570} http://osm.org/way/245197511 greenhous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4850} http://osm.org/way/214842877 unnamed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4571} http://osm.org/way/245197516 greenhous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4572} http://osm.org/way/245197517 greenhouse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4573} http://osm.org/way/245197519 greenhous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4574} http://osm.org/way/245197512 greenhous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4575} http://osm.org/way/105712926 greenhous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4576} http://osm.org/way/245197513 greenhous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4577} http://osm.org/way/245197515 greenhous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4578} http://osm.org/way/98480417 university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14579} http://osm.org/way/12398202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14580} http://osm.org/way/502755425 Library Pavillion (5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14581} http://osm.org/way/123982022 Berggarten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14582} http://osm.org/way/328755457 greenhouse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14583} http://osm.org/way/123982021 public toile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14584} http://osm.org/way/124064238 Cactus Hous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14585} http://osm.org/way/328755451 Desert Plants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14586} http://osm.org/way/124064239 Orchid Hous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14587} http://osm.org/way/245197520 greenhous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14851} http://osm.org/way/10146914 university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14588} http://osm.org/way/245197521 greenhous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14852} http://osm.org/way/541024052 Grotto by Niki de Saint Phalle (1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14853} http://osm.org/way/113080751 Herrenhäuser Gärte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14854} http://osm.org/way/10142076 Kaskade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14589} http://osm.org/way/195554120 greenhous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14855} http://osm.org/way/540424848 Orangery (7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14590} http://osm.org/way/541016151 Sea Life (8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14856} http://osm.org/way/10146911 Naturwissenschaftliche Fakultä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laneOfInterestVisible@14591} http://osm.org/way/541427895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laneOfInterestVisible@14592} http://osm.org/way/124064240 Tropical House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laneOfInterestVisible@14857} http://osm.org/way/47069180 Pagenhaus (Hannover)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laneOfInterestVisible@14858} http://osm.org/way/540523484 university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laneOfInterestVisible@14859} http://osm.org/way/159759839 Abteilung Gehölz- und Vermehrungsphysiologie, Leibniz Universität Hannov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laneOfInterestVisible@14593} http://osm.org/way/541419329 university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laneOfInterestVisible@14860} http://osm.org/way/113080747 kiosk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laneOfInterestVisible@14594} http://osm.org/way/541419328 university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laneOfInterestVisible@14595} http://osm.org/way/540521222 Canary Islands House and Desert Garde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laneOfInterestVisible@14596} http://osm.org/way/540438589 university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laneOfInterestVisible@14861} http://osm.org/way/540240173 Gallery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laneOfInterestVisible@14597} http://osm.org/way/195554179 university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laneOfInterestVisible@14862} http://osm.org/way/159759882 university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laneOfInterestVisible@14863} http://osm.org/way/113080721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laneOfInterestVisible@14598} http://osm.org/way/19555417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laneOfInterestVisible@14864} http://osm.org/way/10556336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laneOfInterestVisible@14599} http://osm.org/way/540438588 Institut für Bodenkund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laneOfInterestVisible@14600} http://osm.org/way/195554098 university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laneOfInterestVisible@14601} http://osm.org/way/244392885 Baufrösche e.V.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laneOfInterestVisible@14865} http://osm.org/way/160545513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laneOfInterestVisible@14602} http://osm.org/way/328755437 greenhous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laneOfInterestVisible@14866} http://osm.org/way/5121414 public toile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laneOfInterestVisible@14603} http://osm.org/way/328755434 greenhous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laneOfInterestVisible@14867} http://osm.org/way/12406453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laneOfInterestVisible@14604} http://osm.org/way/12406453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laneOfInterestVisible@14868} http://osm.org/way/124064535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laneOfInterestVisible@14869} http://osm.org/way/124064536 Burgweg 1A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laneOfInterestVisible@14870} http://osm.org/way/12406453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laneOfInterestVisible@14605} http://osm.org/way/105712911 university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laneOfInterestVisible@14871} http://osm.org/way/541330559 Freitreppe (7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laneOfInterestVisible@14872} http://osm.org/way/113080731 public toile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laneOfInterestVisible@14606} http://osm.org/way/10571291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laneOfInterestVisible@14607} http://osm.org/way/105712917 greenhous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laneOfInterestVisible@14608} http://osm.org/way/328755449 greenhous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laneOfInterestVisible@14873} http://osm.org/way/10142063 Schlossküche Herrenhausen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laneOfInterestVisible@14609} http://osm.org/way/328755445 greenhous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laneOfInterestVisible@14874} http://osm.org/way/113080724 Milchhäuschen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laneOfInterestVisible@14610} http://osm.org/way/328755447 greenhous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laneOfInterestVisible@14611} http://osm.org/way/328755440 greenhous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laneOfInterestVisible@14875} http://osm.org/way/53837896 Arne-Jacobsen-Foyer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laneOfInterestVisible@14876} http://osm.org/way/113080728 Park Café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laneOfInterestVisible@14612} http://osm.org/way/159759855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laneOfInterestVisible@14613} http://osm.org/way/328755443 greenhous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4729} http://osm.org/way/15975986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4730} http://osm.org/way/12398202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4731} http://osm.org/way/502755425 Library Pavillion (5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4732} http://osm.org/way/123982021 public toile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4733} http://osm.org/way/10146914 university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4734} http://osm.org/way/541024052 Grotto by Niki de Saint Phalle (1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4735} http://osm.org/way/113080751 Herrenhäuser Gärte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4736} http://osm.org/way/540424848 Orangery (7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4737} http://osm.org/way/541016151 Sea Life (8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4738} http://osm.org/way/10146911 Naturwissenschaftliche Fakultä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4739} http://osm.org/way/47069180 Pagenhaus (Hannover)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4740} http://osm.org/way/113080747 kiosk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14741} http://osm.org/way/540438589 university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14742} http://osm.org/way/19555417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14743} http://osm.org/way/540438588 Institut für Bodenkund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14744} http://osm.org/way/244392885 Baufrösche e.V.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14745} http://osm.org/way/160545513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14746} http://osm.org/way/328755437 greenhous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14747} http://osm.org/way/328755434 greenhous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14748} http://osm.org/way/124064535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14749} http://osm.org/way/113080731 public toile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14750} http://osm.org/way/10142063 Schlossküche Herrenhausen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14751} http://osm.org/way/113080728 Park Café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14752} http://osm.org/way/159759855 building (1) (0)</text:p>
          </table:table-cell>
          <table:table-cell table:number-columns-repeated="16383"/>
        </table:table-row>
        <table:table-row table:number-rows-repeated="1048409" table:style-name="ro1">
          <table:table-cell table:number-columns-repeated="16384"/>
        </table:table-row>
      </table:table>
      <table:table table:name="1" table:style-name="ta1">
        <table:table-column table:style-name="co6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p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5090} http://osm.org/node/2766751506 BibaFresh!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5091} http://google.com/places/ChIJX04Zhsp0sEcR51rGJN4SQoY DATEC Gesellschaft für Daten- technik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5092} http://google.com/places/ChIJmyOfbLZ0sEcRF3lUXnAkXKo Hannover Rathaus/Bleichenstraße (station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5093} http://google.com/places/ChIJC8NJfMp0sEcRapbwQ1Wu3WM Turn- und Sportförderung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5094} http://google.com/places/ChIJo5VUCbZ0sEcRp-o5ftsMmoI Kosta Todorov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5095} http://google.com/places/ChIJaWxJz7V0sEcRNoVbeueQS80 Friseurstudio la bella passion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5096} http://osm.org/way/23717857 gar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5097} http://osm.org/way/533438751 Masch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5098} http://google.com/places/ChIJRzrvwLV0sEcR1qSKxb7H34c India Hou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5099} http://google.com/places/ChIJ3T6U6bV0sEcRSOgvzMz200s Bella Itali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15100} http://google.com/places/ChIJV6Mmr7V0sEcR4BN7s3fPg04 Frau Antje Erd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15101} http://google.com/places/ChIJ41mTlLV0sEcRD1BaIUC4sJg * Hermann-Löns-Park-Lauf und Marathon-Staff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15102} http://google.com/places/ChIJs7X0v7V0sEcRi8H-nrvQ-JU yogaNATURfriseur Cordula Schul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15103} http://google.com/places/ChIJ-cI6_cl0sEcRYA9TR0w0KjE Wissenschaft und Sammlung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15104} http://google.com/places/ChIJE8pTDLZ0sEcRNkw59fmz7q8 Le Chataigner &amp; Relax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15105} http://google.com/places/ChIJN515grV0sEcR3o8QWdbcGBg Community Office in the Hanover reg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15106} http://osm.org/way/138392054 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15107} http://google.com/places/ChIJIzTS37V0sEcRte79Pb4iUto BECK Finanzdienstleistungen Matthias Be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15108} http://google.com/places/ChIJq5Ls-U1zsEcRGw8-SqK9wLk Rechtsanwalt Patrick Both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15109} http://google.com/places/ChIJU__yqTQLsEcRxJcyA4uc3tk Wedemeyer Hausverwaltung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15110} http://google.com/places/ChIJIQIpz7V0sEcR0i0Kmmuf4PY FSG Touristik GmbH Freizeit- u. Sportgemeinscha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15111} http://google.com/places/ChIJ4RDz6bV0sEcRQSZixP9rvO8 N&amp;P Suites Hannover C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15112} http://google.com/places/ChIJg2h01Lp0sEcRFCXnFL86dSo Panda Touristic GmbH &amp; Co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15113} http://google.com/places/ChIJW-xxwLV0sEcRTbBYtOir8Xc Saig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15114} http://osm.org/node/425229501 Die kleine Bäcker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ointOfInterestVisible@15115} http://osm.org/node/445331710 Mercure Hannover City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ointOfInterestVisible@15116} http://google.com/places/ChIJr7aMIcp0sEcR5QF99pyzfDI Kanzlei des Landesbischofs, Evangelisch-lutherische Landeskirche Hannov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ointOfInterestVisible@15117} http://osm.org/way/279942979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ointOfInterestVisible@15118} http://google.com/places/ChIJGbhb-Zg5ZUERr7Y9yd5wqXQ Physio Art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ointOfInterestVisible@15119} http://google.com/places/ChIJe6L5uLV0sEcRjXyw1aihLKM Revere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ointOfInterestVisible@15120} http://google.com/places/ChIJK-SsbLZ0sEcRPgl_dFZf7kw RELAX - FOOD, DRINKS &amp; YOU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ointOfInterestVisible@15121} http://google.com/places/ChIJT2XKlLV0sEcRvB6TuG9sbqQ TKH Gesundheitsstud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ointOfInterestVisible@15122} http://google.com/places/ChIJt-_Z4bV0sEcRuw8r7JzVF-U JK Hair and Make up Arti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ointOfInterestVisible@15123} http://google.com/places/ChIJE6I8_cl0sEcR5Ium0Ey6U7A Niedersächsischer Landesverein für Urgeschichte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ointOfInterestVisible@15124} http://google.com/places/ChIJTQi_wrV0sEcRgLgUeyewq5U Dental-Technik Bennewitz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ointOfInterestVisible@15125} http://google.com/places/ChIJIQIpz7V0sEcRclykzbv7WKc Hannover's Wohnzimm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ointOfInterestVisible@15126} http://osm.org/way/138331750 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ointOfInterestVisible@15127} http://osm.org/node/373421171 Steinkistengrab von Anderling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ointOfInterestVisible@15128} http://www.wikidata.org/entity/Q1678445 Masch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ointOfInterestVisible@15129} http://osm.org/node/432506389 Haus der Jugend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ointOfInterestVisible@15130} http://google.com/places/ChIJ5-NWj7V0sEcRx22oxHUAosU Restaurant Pro Beruf GmbH Ausbildungsrestaura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ointOfInterestVisible@15131} http://google.com/places/ChIJGWB01Lp0sEcRCU2LpsSoqtE Romantik-Bus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ointOfInterestVisible@15132} http://osm.org/way/23717966 playgrou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ointOfInterestVisible@15133} http://google.com/places/ChIJ47gmbbZ0sEcRy47xoLBHdnY Accor Hotellerie Deutschland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ointOfInterestVisible@15134} http://google.com/places/ChIJI5-Z37V0sEcRNRPbzyQxb_Y Rechtsanwalt Klaus Schnei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ointOfInterestVisible@15135} http://osm.org/node/2987836319 Viet fo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ointOfInterestVisible@15136} http://google.com/places/ChIJ2Rkkr7V0sEcRL-wynMH1SMU Niedersächsische Bürgschaftsbank (NBB)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ointOfInterestVisible@15137} http://osm.org/way/140983748 Wot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ointOfInterestVisible@15138} http://google.com/places/ChIJRRpkX5g5ZUERi90L3X3kj_I skincoaching imke skier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ointOfInterestVisible@15139} http://google.com/places/ChIJPc8_Q8p0sEcRoxtmr7mdFfw all 24 Dennis Cögür e. K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ointOfInterestVisible@15140} http://google.com/places/ChIJJYr88cl0sEcRD4YGmoenivI Hannover Maschsee/Sprengel Museum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ointOfInterestVisible@15141} http://google.com/places/ChIJ3cJue8p0sEcRhZEr2yjUXNo Dr.med.vet. Dieter Campe Tierarzt Tierärztliche Praxis für Pfer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ointOfInterestVisible@15142} http://osm.org/node/2533536233 Wohnzimm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ointOfInterestVisible@15143} http://google.com/places/ChIJH8fVeZg5ZUEREfOwtridIFs Schönwald´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ointOfInterestVisible@15144} http://google.com/places/ChIJ7wyxj7V0sEcR9wh-RiEpfgQ Barbara Fr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ointOfInterestVisible@15145} http://google.com/places/ChIJvTzb5LV0sEcRjI1av8pbegE Gastronomie im Logen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ointOfInterestVisible@15146} http://google.com/places/ChIJvR-xj8p0sEcRSNsDrgmSwjc K&amp;S Immobili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ointOfInterestVisible@15147} http://google.com/places/ChIJ1brmesp0sEcR44NoH9T281s Apartment Hannover Top City location (53sqm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ointOfInterestVisible@15148} http://google.com/places/ChIJ2R8b7Jd0sEcRVBMiAKD-wQY Stagecoach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ointOfInterestVisible@15149} http://osm.org/way/138331749 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ointOfInterestVisible@15150} http://google.com/places/ChIJgYyT37V0sEcR99Zbklfx0-4 valeris - Ihre Wirtschaftskanzl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ointOfInterestVisible@15151} http://osm.org/node/302242506 Ständige Vertret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ointOfInterestVisible@15152} http://google.com/places/ChIJz4TZv7V0sEcRNlzVVJk0wgk Sen Gar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ointOfInterestVisible@15153} http://google.com/places/ChIJjWmKurV0sEcRSpSL7vyXVgQ Druckerei Balz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ointOfInterestVisible@15154} http://google.com/places/ChIJSxkkC7Z0sEcRxS2Yodw93UA rrt Vertrieb und Servic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ointOfInterestVisible@15155} http://google.com/places/ChIJD6ych650sEcRwt1iCPHXP6A Allianz Versicherung Bartosz Kulakowski Generalvertret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ointOfInterestVisible@15156} http://google.com/places/ChIJVza9P8p0sEcRIqvEEnkLBuE Wolfgang Jah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ointOfInterestVisible@15157} http://google.com/places/ChIJP0KzKLZ0sEcRve41zLKrUdA Original Bootcamp - Masch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ointOfInterestVisible@15158} http://osm.org/way/127965640 gar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ointOfInterestVisible@15159} http://google.com/places/ChIJ_aXiH8p0sEcRqEIGVlP_cA8 Hausverwaltung Bodo Weller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ointOfInterestVisible@15160} http://google.com/places/ChIJT8Rmfsp0sEcRivClu60Wd0g Franz Loh Transporte, Umzüge, Lager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ointOfInterestVisible@15161} http://www.wikidata.org/entity/Q1251195 Maschstraße 25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ointOfInterestVisible@15162} http://google.com/places/ChIJYfGKjsp0sEcRY9FQ_7s_3fU DÜVELSDORF IMMOBILIEN Gb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 sichtb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5090} http://osm.org/node/2766751506 BibaFresh!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5093} http://google.com/places/ChIJC8NJfMp0sEcRapbwQ1Wu3WM Turn- und Sportförderung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5098} http://google.com/places/ChIJRzrvwLV0sEcR1qSKxb7H34c India Hou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5099} http://google.com/places/ChIJ3T6U6bV0sEcRSOgvzMz200s Bella Itali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5106} http://osm.org/way/138392054 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5111} http://google.com/places/ChIJ4RDz6bV0sEcRQSZixP9rvO8 N&amp;P Suites Hannover C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5114} http://osm.org/node/425229501 Die kleine Bäcker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5117} http://osm.org/way/279942979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5119} http://google.com/places/ChIJe6L5uLV0sEcRjXyw1aihLKM Revere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5126} http://osm.org/way/138331750 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15129} http://osm.org/node/432506389 Haus der Jugend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15130} http://google.com/places/ChIJ5-NWj7V0sEcRx22oxHUAosU Restaurant Pro Beruf GmbH Ausbildungsrestaura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15137} http://osm.org/way/140983748 Wot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15140} http://google.com/places/ChIJJYr88cl0sEcRD4YGmoenivI Hannover Maschsee/Sprengel Museum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15141} http://google.com/places/ChIJ3cJue8p0sEcRhZEr2yjUXNo Dr.med.vet. Dieter Campe Tierarzt Tierärztliche Praxis für Pfer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15145} http://google.com/places/ChIJvTzb5LV0sEcRjI1av8pbegE Gastronomie im Logen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15147} http://google.com/places/ChIJ1brmesp0sEcR44NoH9T281s Apartment Hannover Top City location (53sqm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15149} http://osm.org/way/138331749 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15160} http://google.com/places/ChIJT8Rmfsp0sEcRivClu60Wd0g Franz Loh Transporte, Umzüge, Lager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15161} http://www.wikidata.org/entity/Q1251195 Maschstraße 25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5297} http://osm.org/relation/2513440 BECK Finanzdienstleistungen Matthias Beck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5298} http://osm.org/way/186632021 DATEC Gesellschaft für Daten- technik 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5299} http://osm.org/way/140867666 service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5300} http://osm.org/way/140867668 distribution substatio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5301} http://osm.org/way/529959008 Lower Saxony State Chancellery (8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5302} http://osm.org/way/555806475 Bürokomplexes (Deloitte) (5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5303} http://osm.org/way/590248416 Sprengel Museum Hannover (5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5304} http://osm.org/way/140867662 hu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5305} http://osm.org/way/531913781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5306} http://osm.org/way/141185804 Planckstraße 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5307} http://osm.org/relation/2513439 Kosta Todorov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5308} http://osm.org/way/531913780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15309} http://osm.org/way/141185803 Planckstraße 4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15310} http://osm.org/way/555765219 administrative building of Nord/LB (20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15311} http://osm.org/way/10356934 Regionssportbund Hannover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15312} http://osm.org/way/322203159 neue TKH-Halle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15313} http://osm.org/way/10356931 Turn-Klubb zu Hannover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15314} http://osm.org/way/164446224 K&amp;S Immobilien GmbH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15315} http://osm.org/way/529702603 Lower Saxony State Museum (18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15316} http://osm.org/way/10356935 Handball-Verband Niedersachse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15317} http://osm.org/way/82488287 Servicezentrum Landentwicklung und Agrarförderu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15318} http://osm.org/way/140867655 Umspannwerk Bleichenstraße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15319} http://osm.org/way/532889192 Haus der Region Altbau (9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15320} http://osm.org/way/103211383 Frau Antje Erdmann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15321} http://osm.org/way/140867635 NORD/LB-I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15322} http://osm.org/way/140867657 service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15323} http://osm.org/way/46420577 Wilhelm-Raabe-Schule (Hannover)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15324} http://osm.org/way/531913779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15325} http://osm.org/way/531913778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15326} http://osm.org/way/216692608 Planckstraße 7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laneOfInterestVisible@15327} http://osm.org/way/530821847 Theater am Aegi (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laneOfInterestVisible@15328} http://osm.org/way/532947907 Stadtbibliothek Hannover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laneOfInterestVisible@15329} http://osm.org/way/138392041 Niedersächsischer Turner Bund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laneOfInterestVisible@15330} http://osm.org/way/216692607 Planckstraße 6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4619} http://osm.org/relation/2513440 BECK Finanzdienstleistungen Matthias Beck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4620} http://osm.org/way/186632021 DATEC Gesellschaft für Daten- technik 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4621} http://osm.org/way/529959008 Lower Saxony State Chancellery (8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4622} http://osm.org/way/555806475 Bürokomplexes (Deloitte) (5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4623} http://osm.org/way/590248416 Sprengel Museum Hannover (5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4624} http://osm.org/way/531913781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4625} http://osm.org/way/141185804 Planckstraße 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4626} http://osm.org/relation/2513439 Kosta Todorov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4627} http://osm.org/way/531913780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4628} http://osm.org/way/141185803 Planckstraße 4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4629} http://osm.org/way/555765219 administrative building of Nord/LB (20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4630} http://osm.org/way/10356934 Regionssportbund Hannover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14631} http://osm.org/way/322203159 neue TKH-Halle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14632} http://osm.org/way/164446224 K&amp;S Immobilien GmbH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14633} http://osm.org/way/529702603 Lower Saxony State Museum (18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14634} http://osm.org/way/10356935 Handball-Verband Niedersachse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14635} http://osm.org/way/82488287 Servicezentrum Landentwicklung und Agrarförderu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14636} http://osm.org/way/532889192 Haus der Region Altbau (9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14637} http://osm.org/way/140867635 NORD/LB-I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14638} http://osm.org/way/46420577 Wilhelm-Raabe-Schule (Hannover)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14639} http://osm.org/way/531913779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14640} http://osm.org/way/216692608 Planckstraße 7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14641} http://osm.org/way/530821847 Theater am Aegi (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14642} http://osm.org/way/216692607 Planckstraße 6 (1) (0)</text:p>
          </table:table-cell>
          <table:table-cell table:number-columns-repeated="16383"/>
        </table:table-row>
        <table:table-row table:number-rows-repeated="1048421" table:style-name="ro1">
          <table:table-cell table:number-columns-repeated="16384"/>
        </table:table-row>
      </table:table>
      <table:table table:name="2" table:style-name="ta1">
        <table:table-column table:style-name="co6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5460} http://google.com/places/ChIJi4zv-7Z0sEcRHLrpXaDfWJw IUS SOCIAL Rechtsanwalt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5461} http://google.com/places/ChIJ9UYNX7d0sEcRquugMnyOc1I Fleischerei Karen Klemm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5462} http://www.wikidata.org/entity/Q635062 Architektenkammer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5463} http://google.com/places/ChIJ92L-ayELsEcRSw4RjxziuME Sprengel Hannover - Landessuperintendentin Dr. Petra Bah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5464} http://osm.org/node/2591417714 Demu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5465} http://google.com/places/ChIJb8aoX7d0sEcRIw0MXXgGVuA Bavaria-Catering &amp; mor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5466} http://google.com/places/ChIJbe4I-rZ0sEcRArhyQxzLit0 Haarverdichtungen-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5467} http://google.com/places/ChIJ9UYNX7d0sEcRqmITnVMvBMU WLW Immobilienmanagement u. Verwaltung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5468} http://osm.org/way/533438751 Masch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5469} http://google.com/places/ChIJ4ab7-bZ0sEcRaUKjrCWTEbs Friseursalon Fingerspitz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15470} http://www.wikidata.org/entity/Q51507727 Breite Straße 12A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15471} http://google.com/places/ChIJ9UYNX7d0sEcRRYE7WIY2pfQ Friseur Pach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15472} http://google.com/places/ChIJCasK9LZ0sEcRwFoNmNErRzg Time To Wax Studio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15473} http://google.com/places/ChIJ9UYNX7d0sEcRUUoeYFptm40 Amorosa Italienische Spezialität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15474} http://osm.org/node/2591417706 Hiroshima Friedensglo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15475} http://google.com/places/ChIJmavkyrd0sEcReldc0W0TPTQ Der Gartensaal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15476} http://osm.org/way/227890842 OF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15477} http://google.com/places/ChIJmavkyrd0sEcRX_ICr0GAQCs Sparkasse Hannover - AT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15478} http://google.com/places/ChIJudFuW7d0sEcRz5auL1oP-RY Der Südafrikan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15479} http://google.com/places/ChIJQysVIrF0sEcRwK4oBr_2PF8 Caffe A. Nannin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15480} http://google.com/places/ChIJQ1k79rZ0sEcRRblERnL4YnI LÜHMANN `S Hotel am Rat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15481} http://google.com/places/ChIJi4zv-7Z0sEcRTRH8CJF2Vrs Diakonisches Werk evangelischer Kirchen in Niedersachsen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15482} http://google.com/places/ChIJNYeqXFRzsEcRMqlKWrH_BEw Bahlsen Outlet Hannover-Markthal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15483} http://google.com/places/ChIJ9UYNX7d0sEcRid5RHP5elys La Tap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15484} http://osm.org/node/2351615167 poggen poh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ointOfInterestVisible@15485} http://osm.org/node/558543517 in betwe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ointOfInterestVisible@15486} http://www.wikidata.org/entity/Q2532014 Ada-und-Theodor-Lessing-Volkshochschu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ointOfInterestVisible@15487} http://osm.org/way/29373747 playgrou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ointOfInterestVisible@15488} http://osm.org/node/5046687803 Sieltürmch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ointOfInterestVisible@15489} http://google.com/places/ChIJdVZrb7d0sEcR-yE5zg6BAWc Lesoth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ointOfInterestVisible@15490} http://osm.org/node/2784904052 Klaus-Bahlsen-Brunn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ointOfInterestVisible@15491} http://www.wikidata.org/entity/Q50956044 Luther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ointOfInterestVisible@15492} http://google.com/places/ChIJHQ2Q47Z0sEcRCGhvgKe9JDM Tauchertreff Am Aeg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ointOfInterestVisible@15493} http://google.com/places/ChIJPYsQHbd0sEcRZVizFShSiHQ Galerie vom Zufall und vom Glü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ointOfInterestVisible@15494} http://google.com/places/ChIJ9UYNX7d0sEcRrLbnT_ex4gY Da Enz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ointOfInterestVisible@15495} http://google.com/places/ChIJRVj-Xrd0sEcRRjtp--6hKk8 Bahlsen Fabrikverkau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ointOfInterestVisible@15496} http://google.com/places/ChIJ8x0-7rZ0sEcRntbSI3YTERA Gardinen &amp; Stoff Discount GSD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ointOfInterestVisible@15497} http://google.com/places/ChIJf8z0E5k5ZUERasvthiiY4N0 S-GewerbeImmobilienVermittlung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ointOfInterestVisible@15498} http://google.com/places/ChIJiZAyLc11sEcRiXxaWujOKsQ Joseph’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ointOfInterestVisible@15499} http://google.com/places/ChIJgaVPO7d0sEcR5_Xc189ldHY Leitsmann Elektroinstallation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ointOfInterestVisible@15500} http://google.com/places/ChIJv9FuW7d0sEcRJKgtZUeizQk Wurst-Basar Konrad Hinseman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ointOfInterestVisible@15501} http://google.com/places/ChIJGQPmn7d0sEcRC8QbS8ccyMA Hannover Rathaus/Friedrichswall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ointOfInterestVisible@15502} http://osm.org/node/2351615153 Hotel am Rat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ointOfInterestVisible@15503} http://www.wikidata.org/entity/Q2282385 Siebenmännerste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ointOfInterestVisible@15504} http://www.wikidata.org/entity/Q43239809 Baverwaltung Stadt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ointOfInterestVisible@15505} http://osm.org/node/1756321507 Ile de Franc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ointOfInterestVisible@15506} http://osm.org/node/1756321508 Mißtraue der Idyl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ointOfInterestVisible@15507} http://google.com/places/ChIJ9UYNX7d0sEcRSnSY3z7UJXs Bäckerei Gö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ointOfInterestVisible@15508} http://google.com/places/ChIJqQuUZbd0sEcRgZjMd--COTA Agip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ointOfInterestVisible@15509} http://google.com/places/ChIJkZY6Xrd0sEcRcy7E60EUNaI Caffe Bar Ital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ointOfInterestVisible@15510} http://google.com/places/ChIJvdFuW7d0sEcRKIGwV-NVtpE Café 60gra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ointOfInterestVisible@15511} http://google.com/places/ChIJJ3nv-7Z0sEcRvDxPRiifRLE Diakonisches Werk in Niedersachsen Netzwerk Pfleg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ointOfInterestVisible@15512} http://google.com/places/ChIJAQD87bZ0sEcRr4HsFDrfUAc H. von Roon Einbauküch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ointOfInterestVisible@15513} http://osm.org/node/1756321498 Fülle - Lee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ointOfInterestVisible@15514} http://osm.org/node/5614635323 Bahlsen Outle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ointOfInterestVisible@15515} http://google.com/places/ChIJeQ0ja5k5ZUERi69jNiSG3Go Friseursalon Heif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ointOfInterestVisible@15516} http://osm.org/node/1756321535 Spiegel, Spiegel, Spricht Was!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ointOfInterestVisible@15517} http://osm.org/node/1756321536 Untitled 2012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ointOfInterestVisible@15518} http://google.com/places/ChIJdxBQI7d0sEcR1QnTSARdmPA City Locksmiths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ointOfInterestVisible@15519} http://google.com/places/ChIJacxZ5LZ0sEcRgA2yMRTMfGo Orientteppiche Galerie Puy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ointOfInterestVisible@15520} http://osm.org/node/1756321538 relief for lovers and rough sleep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ointOfInterestVisible@15521} http://google.com/places/ChIJgaVPO7d0sEcRqBV-C1vI5sc Weinbar gegenüb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ointOfInterestVisible@15522} http://google.com/places/ChIJ9UYNX7d0sEcRD0EypTvoEr4 Anitas Schinkenparadi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ointOfInterestVisible@15523} http://google.com/places/ChIJb8aoX7d0sEcRPGLs7TZJKpY Angelo Masal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ointOfInterestVisible@15524} http://osm.org/node/323101231 denn's Biomark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ointOfInterestVisible@15525} http://www.wikidata.org/entity/Q1259689 Pockwi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ointOfInterestVisible@15526} http://osm.org/node/1756321491 Brü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ointOfInterestVisible@15527} http://google.com/places/ChIJiWuKmrd0sEcRVaS39WclYU0 Rudolf-Hillebrecht-Platz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ointOfInterestVisible@15528} http://osm.org/node/1756321485 Betreten verboten!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ointOfInterestVisible@15529} http://google.com/places/ChIJo9ry6K50sEcR6z5WNWtZotE Büro Oberbürgermeis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ointOfInterestVisible@15530} http://google.com/places/ChIJe1LE37Z0sEcRFB7r7S1Zrug Kindergarten der Marktkirc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ointOfInterestVisible@15531} http://google.com/places/ChIJCasK9LZ0sEcR_-0IAjbo9J8 Poggenpohl Küch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ointOfInterestVisible@15532} http://google.com/places/ChIJ9UYNX7d0sEcRuIp3-V3YSJE Sgi Pizza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= {PointOfInterestVisible@15533} http://osm.org/node/411269679 Rathaustur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= {PointOfInterestVisible@15534} http://google.com/places/ChIJSxOnWbd0sEcRqigbckI9oRY Da Lin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 = {PointOfInterestVisible@15535} http://osm.org/node/323101227 Gegenüber Wein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 = {PointOfInterestVisible@15536} http://google.com/places/ChIJOTkzI7d0sEcRtk6HOs790qM Real Estate Management and Administration Gesellschaft 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 = {PointOfInterestVisible@15537} http://google.com/places/ChIJCasK9LZ0sEcRZPck0bZd2AU Madsack Markt &amp; Media Servic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 = {PointOfInterestVisible@15538} http://google.com/places/ChIJRZ9jKrZ0sEcRalh-F98ZH4M Masch 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 = {PointOfInterestVisible@15539} http://google.com/places/ChIJR6Eg2rZ0sEcRFp6dbnUUmlY Exklusive Second Ha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= {PointOfInterestVisible@15540} http://google.com/places/ChIJ9UYNX7d0sEcR0H50sIunlqc Sushi La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 = {PointOfInterestVisible@15541} http://google.com/places/ChIJ4ab7-bZ0sEcRjupnw88t8fI Lia's – junge Schu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 = {PointOfInterestVisible@15542} http://www.wikidata.org/entity/Q1434376 Flusswärts 2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 = {PointOfInterestVisible@15543} http://www.wikidata.org/entity/Q893535 Borgentrick-Tur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 = {PointOfInterestVisible@15544} http://www.wikidata.org/entity/Q2548325 Wangenheim-Palais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 = {PointOfInterestVisible@15545} http://google.com/places/ChIJJZzybbd0sEcRFFYX7DJkpLE Parkhaus am Rathaus -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 = {PointOfInterestVisible@15546} http://google.com/places/ChIJdVZrb7d0sEcRFVZHykxEgg4 Grojnowski Grundbesitz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 = {PointOfInterestVisible@15547} http://www.wikidata.org/entity/Q22691721 Gutenberg-Brunnen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 = {PointOfInterestVisible@15548} http://osm.org/way/32675238 Polizeidirekt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 = {PointOfInterestVisible@15549} http://google.com/places/ChIJ9UYNX7d0sEcRUrsUV8zEoqA Teria Mir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= {PointOfInterestVisible@15550} http://google.com/places/ChIJaaRNfIt1sEcRYr_COcEEPyA Kiosk Sham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= {PointOfInterestVisible@15551} http://google.com/places/ChIJxWRGwgR1sEcRnR6t3V_vvwM Keramik Lof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 = {PointOfInterestVisible@15552} http://google.com/places/ChIJOwoi-rZ0sEcRibIL2RgDnkI Joern F. Schube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 = {PointOfInterestVisible@15553} http://google.com/places/ChIJo6yMALd0sEcRcsBl-wY28sM Hannover Rathaus/Friedrichswall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 = {PointOfInterestVisible@15554} http://osm.org/node/4788440278 Wok 'n Jo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 = {PointOfInterestVisible@15555} http://www.wikidata.org/entity/Q55036397 Bullenstraß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 = {PointOfInterestVisible@15556} http://osm.org/node/735554534 BUSSTOPS: Futuristisches grünes Luft-Boot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5468} http://osm.org/way/533438751 Masch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5479} http://google.com/places/ChIJQysVIrF0sEcRwK4oBr_2PF8 Caffe A. Nannin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5485} http://osm.org/node/558543517 in betwe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5490} http://osm.org/node/2784904052 Klaus-Bahlsen-Brunn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5506} http://osm.org/node/1756321508 Mißtraue der Idyl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5508} http://google.com/places/ChIJqQuUZbd0sEcRgZjMd--COTA Agip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5517} http://osm.org/node/1756321536 Untitled 2012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5542} http://www.wikidata.org/entity/Q1434376 Flusswärts 2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5547} http://www.wikidata.org/entity/Q22691721 Gutenberg-Brunnen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5553} http://google.com/places/ChIJo6yMALd0sEcRcsBl-wY28sM Hannover Rathaus/Friedrichswall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5693} http://osm.org/way/553275094 LÜHMANN `S Hotel am Rathaus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5694} http://osm.org/way/553275097 Volkshochschule Hannover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5695} http://osm.org/way/29181119 Laveshaus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5696} http://osm.org/way/553275096 Lutherhaus (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5697} http://osm.org/way/553275090 Gardinen &amp; Stoff Discount GSD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5698} http://osm.org/way/553275093 Exklusive Second Hand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5699} http://osm.org/way/553275092 Keramik Loft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5700} http://osm.org/way/199506864 Haus Wunder (Hannover)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5701} http://osm.org/way/7689627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5702} http://osm.org/way/199506862 Friedrichswall 1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5703} http://osm.org/way/76896330 Pockwitz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5704} http://osm.org/way/553292750 Galerie vom Zufall und vom Glück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15705} http://osm.org/way/553292751 Orientteppiche Galerie Puya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15706} http://osm.org/way/255764837 Museum August Kestner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15707} http://osm.org/way/553292752 unnamed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15708} http://osm.org/way/553240011 City Locksmiths Hannover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15709} http://osm.org/relation/313173 New City Hall (30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15710} http://osm.org/way/503612389 Aegidienkirche, Hanover (5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15711} http://osm.org/way/52917376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15712} http://osm.org/way/29178506 OFD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15713} http://osm.org/way/186610019 Städtische Galerie KUBUS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15714} http://osm.org/way/186610048 Time To Wax Studio Hannover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15715} http://osm.org/way/553275086 Friseursalon Fingerspitze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15716} http://osm.org/way/553275085 Haarverdichtungen-niedersachse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15717} http://osm.org/way/18661002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15718} http://osm.org/way/186610042 Tauchertreff Am Aegi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15719} http://osm.org/way/330042123 kindergarte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15720} http://osm.org/way/529062463 Friseursalon Heifel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15721} http://osm.org/way/507378568 Markthalle (3) (2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15722} http://osm.org/way/10680065 Bürgeramt Mitt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laneOfInterestVisible@15723} http://osm.org/way/29181123 Atelierhaus des Laveshauses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laneOfInterestVisible@15724} http://osm.org/way/503709281 unname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laneOfInterestVisible@15725} http://osm.org/way/529173759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laneOfInterestVisible@15726} http://osm.org/way/19950685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laneOfInterestVisible@15727} http://osm.org/way/554045375 Niedersächsisches Ministerium für Wirtschaft, Arbeit und Verkehr (7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laneOfInterestVisible@15728} http://osm.org/way/12274948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laneOfInterestVisible@15729} http://osm.org/way/553247732 Kindergarten der Marktkirch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laneOfInterestVisible@15730} http://osm.org/way/122749486 Lesotho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laneOfInterestVisible@15731} http://osm.org/way/506177457 Amt für Geoinformation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laneOfInterestVisible@15732} http://osm.org/way/122424146 Zentraler Kriminaldiens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laneOfInterestVisible@15733} http://osm.org/way/185772383 Leitsmann Elektroinstallations GmbH (2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laneOfInterestVisible@15734} http://osm.org/way/553275088 IUS SOCIAL Rechtsanwaltsgesellschaft 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laneOfInterestVisible@15735} http://osm.org/way/55327508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laneOfInterestVisible@15736} http://osm.org/way/55327508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4550} http://osm.org/way/553275094 LÜHMANN `S Hotel am Rathaus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4551} http://osm.org/way/553275097 Volkshochschule Hannover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4552} http://osm.org/way/553275096 Lutherhaus (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4553} http://osm.org/way/199506864 Haus Wunder (Hannover)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4554} http://osm.org/way/199506862 Friedrichswall 1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4555} http://osm.org/way/255764837 Museum August Kestner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4556} http://osm.org/relation/313173 New City Hall (30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4557} http://osm.org/way/503612389 Aegidienkirche, Hanover (5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4558} http://osm.org/way/52917376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4559} http://osm.org/way/529062463 Friseursalon Heifel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4560} http://osm.org/way/507378568 Markthalle (3) (2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4561} http://osm.org/way/503709281 unname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14562} http://osm.org/way/529173759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14563} http://osm.org/way/506177457 Amt für Geoinformation (3) (1)</text:p>
          </table:table-cell>
          <table:table-cell table:number-columns-repeated="16383"/>
        </table:table-row>
        <table:table-row table:number-rows-repeated="1048407" table:style-name="ro1">
          <table:table-cell table:number-columns-repeated="16384"/>
        </table:table-row>
      </table:table>
      <table:table table:name="3" table:style-name="ta1">
        <table:table-column table:style-name="co10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5884} http://google.com/places/ChIJAVQ7ZLp0sEcRLfLlJWqFlww NEW SAIGO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5885} http://osm.org/node/4136226291 Dublin In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5886} http://google.com/places/ChIJxTW8Srp0sEcRYVSw9jRBBQ8 coffeechoc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5887} http://osm.org/node/601155533 Cafe Extrablat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5888} http://google.com/places/ChIJUwfWibB0sEcR2eKQ7oce_iQ Ernst-August pharmacy at Kröp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5889} http://google.com/places/ChIJ5yeQbrp0sEcRzS6U65r3VEg Gelco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5890} http://google.com/places/ChIJ9UYNX7d0sEcRqmITnVMvBMU WLW Immobilienmanagement u. Verwaltung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5891} http://google.com/places/ChIJP8lP_JF0sEcRBl9KqBkiJiE Craft Beer Lager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5892} http://osm.org/node/349975958 Brauhaus Ernst-Augus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5893} http://google.com/places/ChIJxfE_E7p0sEcRuDpmqFg84FY Jack Wolfskin St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15894} http://google.com/places/ChIJjXBva7p0sEcRol7Osju-Fdo Weapons Will &amp; Apel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15895} http://osm.org/node/278804245 Sparkasse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15896} http://google.com/places/ChIJK-1BgrB0sEcRvUGhg70cjBs Gina Trico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15897} http://google.com/places/ChIJB5_-h5s5ZUERUqBqvi86rek Paul Degot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15898} http://google.com/places/ChIJ_2ULoEFzsEcRh9nKHEHrBKw fairkauf eG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15899} http://google.com/places/ChIJ182idrp0sEcRV46aLyqK9sM Desigual - KAUFHOF HEIDELBERG H081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15900} http://google.com/places/ChIJr2dCVrd0sEcRCZjBXSMWBBU Kieferorthopäde Dr. Michael de Cass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15901} http://www.wikidata.org/entity/Q887008 Blätterbrunnen (Emil Cimiotti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15902} http://google.com/places/ChIJE64-hZR0sEcRMHxgbZme-Pk Anubhav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15903} http://google.com/places/ChIJl4AQZrp0sEcR85we9z-WRsY LVM Versicherung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15904} http://google.com/places/ChIJqbBoi5s5ZUERLupGt-E6oH0 Jaroslaw Gryc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15905} http://google.com/places/ChIJ1etrGrp0sEcRQGEwtROonz8 Stadtsuperintendentu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15906} http://google.com/places/ChIJPZhj1bt0sEcRRztLBLYNFA4 Guelphen Kabinet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15907} http://google.com/places/ChIJ9S7RsbB0sEcR0hpnv3Q5cac RTH Revisions- und Treuhand-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15908} http://osm.org/node/278804248 Müseumsstübch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ointOfInterestVisible@15909} http://osm.org/node/278804247 Eiscafé Dal C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ointOfInterestVisible@15910} http://osm.org/node/278804246 Am Leineschlo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ointOfInterestVisible@15911} http://google.com/places/ChIJBUydlLB0sEcRJVlEyKK47nc Gabriele Prüter werbebekleidung &amp; desig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ointOfInterestVisible@15912} http://google.com/places/ChIJ-f2zyrB0sEcRgLgddtXrpP0 Uhl &amp; Stöver Gastronomi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ointOfInterestVisible@15913} http://osm.org/node/2835175318 Explor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ointOfInterestVisible@15914} http://google.com/places/ChIJGbusl5w5ZUERqji0zhe_lEs HAUTARZTPRAXIS Ständehausstraß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ointOfInterestVisible@15915} http://google.com/places/ChIJudFuW7d0sEcRz5auL1oP-RY Der Südafrikan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ointOfInterestVisible@15916} http://osm.org/node/3689109043 Broyhanhaus (Hannover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ointOfInterestVisible@15917} http://google.com/places/ChIJtcZK9rp0sEcRUh-dlp2na_s Jimmy's Friseur &amp; Beau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ointOfInterestVisible@15918} http://www.wikidata.org/entity/Q1625640 Holzmarktbrunnen (Hannover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ointOfInterestVisible@15919} http://google.com/places/ChIJ45fzObp0sEcRRmP43q7KGJc Knochenhauerstraße 34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ointOfInterestVisible@15920} http://google.com/places/ChIJ9UYNX7d0sEcRid5RHP5elys La Tap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ointOfInterestVisible@15921} http://www.wikidata.org/entity/Q41635475 Spielende Kinder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ointOfInterestVisible@15922} http://google.com/places/ChIJc4la_bl0sEcRr5_67OqU87s Southern Cross Tou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ointOfInterestVisible@15923} http://google.com/places/ChIJY-KrNLd0sEcRsLPtzKdDvSk The Escape Room | Ha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ointOfInterestVisible@15924} http://google.com/places/ChIJkWeEmbB0sEcR88qixL6PTu8 Nordsee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ointOfInterestVisible@15925} http://google.com/places/ChIJ9S7RsbB0sEcRbuSeaqoOwhs Motzigkeit-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ointOfInterestVisible@15926} http://google.com/places/ChIJz4Pb7bl0sEcRsjaAo0dSQ50 Aparcamient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ointOfInterestVisible@15927} http://google.com/places/ChIJNQRGR7B0sEcRihGTEFpwJQc l'tur Reise-Shop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ointOfInterestVisible@15928} http://google.com/places/ChIJIYYTzbB0sEcRs0afYihaOXY Marius Karolczak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ointOfInterestVisible@15929} http://osm.org/node/3956509986 Traut Euch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ointOfInterestVisible@15930} http://google.com/places/ChIJ9UYNX7d0sEcRrLbnT_ex4gY Da Enz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ointOfInterestVisible@15931} http://google.com/places/ChIJD2d3obB0sEcRJFpMWT0J1Js Forum im ka:punk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ointOfInterestVisible@15932} http://google.com/places/ChIJmdvj0bB0sEcRCb07t4N4qM8 Leihhaus Hannovera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ointOfInterestVisible@15933} http://google.com/places/ChIJB45YTbd0sEcRD958Z6wyi8s Markthalle/Landtag (station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ointOfInterestVisible@15934} http://google.com/places/ChIJC9bh-rl0sEcRINZ0Bkh1Lz8 Jacques Darcel Zweithaarstud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ointOfInterestVisible@15935} http://google.com/places/ChIJiZAyLc11sEcRiXxaWujOKsQ Joseph’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ointOfInterestVisible@15936} http://google.com/places/ChIJQSUfsqB1sEcRbvgbAHQtEms Jay‘s Friseu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ointOfInterestVisible@15937} http://google.com/places/ChIJ-w6XVLd0sEcRNUZr0ij4wB0 Balzac Coffe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ointOfInterestVisible@15938} http://google.com/places/ChIJrzwyVbd0sEcRLHbImc2ap3c Gynäkologie im Alten Rat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ointOfInterestVisible@15939} http://osm.org/node/1952299428 Toda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ointOfInterestVisible@15940} http://google.com/places/ChIJlwcMAbd0sEcRIL2mJM3agEc Dinew HiFi &amp; High E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ointOfInterestVisible@15941} http://google.com/places/ChIJ__igkbl0sEcRgZQXZoP_MPU Landtag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ointOfInterestVisible@15942} http://www.wikidata.org/entity/Q29475547 Alte Garnisonkirc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ointOfInterestVisible@15943} http://google.com/places/ChIJZ3UD97p0sEcRYtlt1dhswkM Hobed Hotel- u. Gaststättenbedarfs- u. Vertriebs-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ointOfInterestVisible@15944} http://google.com/places/ChIJK6yyy7t0sEcRIu4VZgE7UZI Teestübch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ointOfInterestVisible@15945} http://google.com/places/ChIJ_zvcV7p0sEcRWliiZyed6H8 Liebhaberei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ointOfInterestVisible@15946} http://google.com/places/ChIJy3weRrp0sEcRMd-lwB7Vub0 BeVital Wellness &amp; Massag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ointOfInterestVisible@15947} http://google.com/places/ChIJ49A2Ibp0sEcR9NDgrvOXq4I Akyel &amp; Akyel hai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ointOfInterestVisible@15948} http://google.com/places/ChIJ2zW8Srp0sEcRp93Iq2oZAoQ Coffee &amp; Choc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ointOfInterestVisible@15949} http://osm.org/node/3410377179 Cafe &amp; Bar Celon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ointOfInterestVisible@15950} http://osm.org/node/4459433614 Gustin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ointOfInterestVisible@15951} http://google.com/places/ChIJ93Mf_7l0sEcR190gkleAc8g Hinz u. Strese Dres.med.dent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ointOfInterestVisible@15952} http://google.com/places/ChIJ62N3mW0KsEcRfeDRdbMMcT8 Rechtsanwaltskanzlei Mark-Tobias Matthi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ointOfInterestVisible@15953} http://google.com/places/ChIJodNGb7p0sEcRjH4M5W97DyA Der Sohlen Bau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ointOfInterestVisible@15954} http://google.com/places/ChIJ39YrErp0sEcRoPgU_x344m4 Deerberg Lad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ointOfInterestVisible@15955} http://osm.org/node/1402722616 Kröpcke (station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ointOfInterestVisible@15956} http://osm.org/node/4459433619 Bier-Max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= {PointOfInterestVisible@15957} http://google.com/places/ChIJ-Xqu87B0sEcR8asbRy17H-g Private Practice for Physiotherapy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= {PointOfInterestVisible@15958} http://osm.org/node/4459433618 Balzac Coffe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 = {PointOfInterestVisible@15959} http://osm.org/node/5055919150 Antiquitäten Schmuck - Münzen - Briefmark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 = {PointOfInterestVisible@15960} http://google.com/places/ChIJzXK2iLp0sEcRL9F0qBr7J08 coco fish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 = {PointOfInterestVisible@15961} http://google.com/places/ChIJS9TatbF0sEcRjXFQ2GnWvOc Dr. med. Bernd-Michael Altevog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 = {PointOfInterestVisible@15962} http://google.com/places/ChIJH7TBJbp0sEcR9fa1b-mrHKM BPP Prêt-à-Port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 = {PointOfInterestVisible@15963} http://google.com/places/ChIJTYo8oLB0sEcRpYKXPYG5JyQ Food Broth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= {PointOfInterestVisible@15964} http://google.com/places/ChIJxdAEjLp0sEcRtJfWRvMST30 Vapian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 = {PointOfInterestVisible@15965} http://google.com/places/ChIJIbU927B0sEcRnWbWsTI00WI Sushi Berli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 = {PointOfInterestVisible@15966} http://google.com/places/ChIJlxMx5Zs5ZUERBiY6wlohofc Coiffeur D&amp;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 = {PointOfInterestVisible@15967} http://google.com/places/ChIJOyvFELp0sEcR2Qdim3R0fTQ Lange Nacht der Kirch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 = {PointOfInterestVisible@15968} http://google.com/places/ChIJvQbsmbB0sEcR6bMnaNAMt8w Gucia Bernd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 = {PointOfInterestVisible@15969} http://google.com/places/ChIJ4YD46bB0sEcR4OU8mfUVvSM La Boulanger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 = {PointOfInterestVisible@15970} http://osm.org/node/291331255 SFU Sachen für Unterweg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 = {PointOfInterestVisible@15971} http://google.com/places/ChIJrzwyVbd0sEcR89NbOwuVzvs HRG &amp; Dr. Meinhof Verwaltung GmbH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 = {PointOfInterestVisible@15972} http://google.com/places/ChIJ8bm7uLB0sEcRY1cZdUvZmnQ Buckermann, C., Fronhoff, Dr.med. K., Krauskopf, Dr.med. E., Stolte, Dr.med. C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 = {PointOfInterestVisible@15973} http://google.com/places/ChIJxwqMOLp0sEcRzaEj8eF4dNA Werk-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= {PointOfInterestVisible@15974} http://google.com/places/ChIJU1WZp7B0sEcRUUeMpXyVc9w Beans since coffe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= {PointOfInterestVisible@15975} http://google.com/places/ChIJ80KGR7p0sEcR7X8fMLzOIok Kilimanjar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 = {PointOfInterestVisible@15976} http://osm.org/node/1803292119 Primar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 = {PointOfInterestVisible@15977} http://osm.org/node/3882352667 bus shelter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 = {PointOfInterestVisible@15978} http://www.wikidata.org/entity/Q445624 Altstadtfe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 = {PointOfInterestVisible@15979} http://google.com/places/ChIJoeOIbLp0sEcRq-2LWq6xaw8 Schminke Hannover Maskenbildner Bedarf Make up artists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 = {PointOfInterestVisible@15980} http://google.com/places/ChIJ2xEGI7p0sEcRTDKYs--w98E Pizza Mercato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 = {PointOfInterestVisible@15981} http://google.com/places/ChIJ__igkbl0sEcRsgDFoPql6Qs Christian Meyer, Md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 = {PointOfInterestVisible@15982} http://google.com/places/ChIJT3AMu7B0sEcRohtsMkVR4as arko-Fachgeschä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 = {PointOfInterestVisible@15983} http://osm.org/node/2071168295 Schatek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= {PointOfInterestVisible@16090} http://osm.org/node/368368874 Marktbrunn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 = {PointOfInterestVisible@16091} http://google.com/places/ChIJRbJp_7p0sEcRZ7MXBLHtxaY My Nails Nagelstud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 = {PointOfInterestVisible@16092} http://google.com/places/ChIJvfrfOLp0sEcRFNupUB-1kKk Verlock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 = {PointOfInterestVisible@16093} http://google.com/places/ChIJQVzKsbB0sEcRDrk1kHUsutE Volkswagen Financial Services Filial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 = {PointOfInterestVisible@16094} http://google.com/places/ChIJ8bm7uLB0sEcReRSnjkIgiws Frau Dr. med. Rosemarie Schatz-Katsaro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5 = {PointOfInterestVisible@16095} http://google.com/places/ChIJyxcKjLB0sEcRQz-iGrTMydI Marc O'Polo Shop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 = {PointOfInterestVisible@16096} http://osm.org/node/902582891 City-Apothek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 = {PointOfInterestVisible@16097} http://osm.org/node/323101107 Oxfam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8 = {PointOfInterestVisible@16098} http://google.com/places/ChIJ95Cct7B0sEcRNN1-_Ocw6NI Foto-Haa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 = {PointOfInterestVisible@16099} http://google.com/places/ChIJnTWO5bl0sEcRvv_CXiCH9JQ Herr Dr. med. Andreas Kelb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0 = {PointOfInterestVisible@16100} http://google.com/places/ChIJ9S7RsbB0sEcRnH3QFucvV1E Kanzlei Petry &amp; Petr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 = {PointOfInterestVisible@16101} http://google.com/places/ChIJK1xFmLx0sEcREsitLgm6vb0 Telekom exclusive partner Thao's Handy &amp; Servic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 = {PointOfInterestVisible@16102} http://google.com/places/ChIJW-vtrbB0sEcREJfLUQFXN6o zahnärztliche Praxis Nag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3 = {PointOfInterestVisible@16103} http://google.com/places/ChIJ8bm7uLB0sEcRCEmfQgI9cF8 Frau Dr. med. Evangelia Krauskop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 = {PointOfInterestVisible@16104} http://google.com/places/ChIJ9UYNX7d0sEcR0H50sIunlqc Sushi La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5 = {PointOfInterestVisible@16105} http://google.com/places/ChIJI8jF5bl0sEcR-LbWe7Merzk Gaststätte Klickmüh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 = {PointOfInterestVisible@16106} http://google.com/places/ChIJ3WWPh7l0sEcRgBmUHg0TAXU Trio Hair &amp; Company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 = {PointOfInterestVisible@16107} http://www.wikidata.org/entity/Q890669 Bogside 69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8 = {PointOfInterestVisible@16108} http://osm.org/node/3684331542 Sam Nok C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 = {PointOfInterestVisible@16109} http://google.com/places/ChIJK-fYVLd0sEcRYvW-kvA8oOs Mach Art Dagmar Kühnast-Grabowsk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0 = {PointOfInterestVisible@16110} http://osm.org/node/705160063 El Sol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1 = {PointOfInterestVisible@16111} http://google.com/places/ChIJKQjqvZw5ZUERjaPeyck5X9Q miss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 = {PointOfInterestVisible@16112} http://google.com/places/ChIJ231IxLB0sEcRGi5qWyP9eZ8 Prof. Pavel Hautzentrum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3 = {PointOfInterestVisible@16113} http://google.com/places/ChIJz3x0n7B0sEcR7gU3FtCIyYs Gebers - Die Schlafexpert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4 = {PointOfInterestVisible@16114} http://google.com/places/ChIJ4QPeiLB0sEcR9NO7im6KFi8 s.Oliver St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5 = {PointOfInterestVisible@16115} http://google.com/places/ChIJq8u38rB0sEcRJzYiblbto2I Ulla Popken - Large Sizes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 = {PointOfInterestVisible@16116} http://google.com/places/ChIJkXCIhrB0sEcRTG9unZ0kgLw VERO MOD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 = {PointOfInterestVisible@16117} http://www.wikidata.org/entity/Q17521483 Ballhofbrunn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8 = {PointOfInterestVisible@16118} http://osm.org/node/2726930925 Üstra Service-Cen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 = {PointOfInterestVisible@16119} http://google.com/places/ChIJgSyubbp0sEcR9BsE--8EilQ DER Deutsches Reisebür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0 = {PointOfInterestVisible@16120} http://google.com/places/ChIJN9klibB0sEcRmbSrvKCDMzE ONL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 = {PointOfInterestVisible@16121} http://google.com/places/ChIJE1q1NLd0sEcR5OJhBWgwEcI KUHnstwer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2 = {PointOfInterestVisible@16122} http://www.wikidata.org/entity/Q22692015 Georg-von-Cölln-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3 = {PointOfInterestVisible@16123} http://osm.org/node/377038811 Le Arca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4 = {PointOfInterestVisible@16124} http://google.com/places/ChIJC9bh-rl0sEcR9GvcJbhneOc Blueberry Nails Franchi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5 = {PointOfInterestVisible@16125} http://google.com/places/ChIJeYrvhbB0sEcRuWwSkv02ISQ Ästhetik Expert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6 = {PointOfInterestVisible@16126} http://google.com/places/ChIJqc66tbt0sEcRPXbapz9x9Gw Geide &amp; Weichert Immobilien Gb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7 = {PointOfInterestVisible@16127} http://google.com/places/ChIJ2VnCh7l0sEcRPuTyX_vZm04 Sanitätshaus Teras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8 = {PointOfInterestVisible@16128} http://google.com/places/ChIJ9S7RsbB0sEcRYun8YFe_jtU Dr. med. Tina Zailskas, Practice for Orthopedic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 = {PointOfInterestVisible@16129} http://google.com/places/ChIJ49A2Ibp0sEcR91ohUF7tF10 Pochert Goldschmie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0 = {PointOfInterestVisible@16130} http://google.com/places/ChIJ-Xqu87B0sEcR2_ApjSEfzQY Frau Renate Reek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 = {PointOfInterestVisible@16131} http://google.com/places/ChIJ9S7RsbB0sEcRfGq9HZ1Ffdk Nalmpanti Panagiot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2 = {PointOfInterestVisible@16132} http://osm.org/node/5055919145 Brautmoden an der Marktkirc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 = {PointOfInterestVisible@16133} http://google.com/places/ChIJKdKxbbp0sEcRQz7EAS2JZHs Schäfer's Brot- und Kuchen Spezialitäten GmbH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 = {PointOfInterestVisible@16134} http://google.com/places/ChIJOSYTvbB0sEcR--GO38kuedw Lacos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5 = {PointOfInterestVisible@16135} http://osm.org/node/5055919144 Back-und-Naschwer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 = {PointOfInterestVisible@16136} http://osm.org/node/5055919149 Pilsstub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7 = {PointOfInterestVisible@16137} http://osm.org/node/5055919147 Asia Food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= {PointOfInterestVisible@16138} http://osm.org/node/4788440278 Wok 'n Jo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= {PointOfInterestVisible@16139} http://google.com/places/ChIJS9TatbF0sEcR_WOTL_cVDWw Dr. med. Rainer Cierpk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0 = {PointOfInterestVisible@16140} http://google.com/places/ChIJq8u38rB0sEcRzmOJKslznWM WWH Wohnungswirtschaft Hannover UG (haftungsbeschränk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1 = {PointOfInterestVisible@16141} http://google.com/places/ChIJxYSct7B0sEcRlP1kXMcZNcI Gätcke Müller Dürrfeld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2 = {PointOfInterestVisible@16142} http://google.com/places/ChIJ_figkbl0sEcRWXKLPW40CyQ Anja Pi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3 = {PointOfInterestVisible@16143} http://osm.org/node/1024767349 FIRE ba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4 = {PointOfInterestVisible@16144} http://google.com/places/ChIJIZoy_rl0sEcR8WL9VKxFKoU Mathias Fla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5 = {PointOfInterestVisible@16145} http://google.com/places/ChIJb8aoX7d0sEcRIw0MXXgGVuA Bavaria-Catering &amp; mor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6 = {PointOfInterestVisible@16146} http://google.com/places/ChIJB4cQZrp0sEcRIiDl6pYPRKs Dr. med. Christian Böme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7 = {PointOfInterestVisible@16147} http://google.com/places/ChIJazPRR7p0sEcRKtbviL88OSQ Stephan Krause hairstyles and m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8 = {PointOfInterestVisible@16148} http://google.com/places/ChIJJ8uCp7B0sEcR8Rx-GQ79R7g MusikMaster Musikschule &amp; Tonstudio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9 = {PointOfInterestVisible@16149} http://osm.org/node/3156126439 6sinn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0 = {PointOfInterestVisible@16150} http://google.com/places/ChIJ8bm7uLB0sEcRStYCU95hvXI Hautarzt Dr. Liekenbröck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 = {PointOfInterestVisible@16151} http://google.com/places/ChIJj5vhzLB0sEcRCU1WpA9J4hc Premium Allianz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 = {PointOfInterestVisible@16152} http://google.com/places/ChIJMRjHJrp0sEcRLdrLmK8pqyY Bridal wear at the Market Chur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 = {PointOfInterestVisible@16153} http://google.com/places/ChIJpSoa5Ll0sEcR8SYlhNjX0eE SENON Immobilien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 = {PointOfInterestVisible@16154} http://google.com/places/ChIJr2dCVrd0sEcRIvxcnPuwByY Trauringschmied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 = {PointOfInterestVisible@16155} http://google.com/places/ChIJi9DlF7p0sEcRVXpAbBnnke0 Hanns-Lilje-Haus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 = {PointOfInterestVisible@16156} http://osm.org/node/3101409648 Café Glücksmomen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 = {PointOfInterestVisible@16157} http://osm.org/node/323100981 HairExpres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 = {PointOfInterestVisible@16158} http://osm.org/node/3101409647 Postban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 = {PointOfInterestVisible@16159} http://google.com/places/ChIJ8bm7uLB0sEcR0PBgDLLAGmU Dr. med. Carsten Bucker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 = {PointOfInterestVisible@16160} http://google.com/places/ChIJzfRkfbB0sEcRl6WuJx_aBaM BONITA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 = {PointOfInterestVisible@16161} http://osm.org/node/323100980 o2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 = {PointOfInterestVisible@16162} http://google.com/places/ChIJvfOyEbp0sEcRZvtPMABnT0w Meadero Públic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 = {PointOfInterestVisible@16163} http://google.com/places/ChIJSXbcibp0sEcR36e5VEPzWlY Destination R + N Reis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 = {PointOfInterestVisible@16164} http://google.com/places/ChIJ-Xqu87B0sEcRNpZgsLlahOA Frau Stefanie Bremer-Traino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 = {PointOfInterestVisible@16165} http://osm.org/node/323100979 ONYG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 = {PointOfInterestVisible@16166} http://osm.org/node/323100977 Gerry Web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 = {PointOfInterestVisible@16167} http://google.com/places/ChIJcRo_j7p0sEcRVKojVohdkRs HEA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 = {PointOfInterestVisible@16168} http://google.com/places/ChIJqX39b6Z0sEcRGZDqwmaWaLk Faszien Yoga - Sivananda Yog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 = {PointOfInterestVisible@16169} http://google.com/places/ChIJ9UYNX7d0sEcRUUoeYFptm40 Amorosa Italienische Spezialität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 = {PointOfInterestVisible@16170} http://google.com/places/ChIJ4QPeiLB0sEcRvXghJ_90eL0 Elektro Meißn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 = {PointOfInterestVisible@16171} http://google.com/places/ChIJC9NGb7p0sEcRVhwacaCuFAM YOGA SHAL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 = {PointOfInterestVisible@16172} http://google.com/places/ChIJe4rx9rp0sEcRZGId9W-c13E Elektro Teub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 = {PointOfInterestVisible@16173} http://google.com/places/ChIJ5yeQbrp0sEcR-JJbsAtfN4g 1.2.3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 = {PointOfInterestVisible@16174} http://google.com/places/ChIJaaTombB0sEcREmYZAd3D4pw CEH Gastro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 = {PointOfInterestVisible@16175} http://osm.org/node/1835313188 deci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 = {PointOfInterestVisible@16176} http://google.com/places/ChIJGViYB7p0sEcRk2C3a4si-Sw Konditorei Stie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 = {PointOfInterestVisible@16177} http://google.com/places/ChIJP99BNrd0sEcRBQ3I9cGpAnQ dm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 = {PointOfInterestVisible@16178} http://google.com/places/ChIJP7GLwrB0sEcRZtaTnZEmzCs Dr. med. Florian Schen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 = {PointOfInterestVisible@16179} http://www.wikidata.org/entity/Q439300 Altes Palais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 = {PointOfInterestVisible@16180} http://google.com/places/ChIJDwHyZrp0sEcREJOVuog5VQI Greenality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 = {PointOfInterestVisible@16181} http://google.com/places/ChIJJfE-hrl0sEcRS0J_zsGQDxQ Immobilien Baufirma Michal Adamiec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 = {PointOfInterestVisible@16182} http://www.wikidata.org/entity/Q30101171 Marktstraße 47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 = {PointOfInterestVisible@16183} http://google.com/places/ChIJoVWNwbB0sEcRHgGazuygfkk bosselman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 = {PointOfInterestVisible@16184} http://google.com/places/ChIJhaIfTJEMsEcRsq5N4u6XmIM Happy Yoga 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 = {PointOfInterestVisible@16185} http://google.com/places/ChIJqbBoi5s5ZUERYOg_ouswsy4 Look By JC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 = {PointOfInterestVisible@16186} http://google.com/places/ChIJ-_pDb7p0sEcR6PDsU7wDC_0 Fachpraxis für Kosmetik - Marina Franz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 = {PointOfInterestVisible@16187} http://google.com/places/ChIJnU2PhrB0sEcROge_y2ZU3s4 JACK &amp; JON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 = {PointOfInterestVisible@16188} http://google.com/places/ChIJ33SEfbB0sEcRnAPE1fAf1_s Zero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 = {PointOfInterestVisible@16189} http://osm.org/node/4350779325 Markthalle (station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 = {PointOfInterestVisible@16291} http://osm.org/node/5097038721 Mikad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 = {PointOfInterestVisible@16292} http://google.com/places/ChIJ3WWPh7l0sEcRcGpzDRkNGNI Weinert &amp; Gumnio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 = {PointOfInterestVisible@16293} http://google.com/places/ChIJmf4guLB0sEcRE1jWz7JDMpM Mephist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 = {PointOfInterestVisible@16294} http://google.com/places/ChIJ5yeQbrp0sEcR2mAMyLFvwpo HALLHUBER Shop in der Galeria Kaufho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 = {PointOfInterestVisible@16295} http://google.com/places/ChIJ52a0j7B0sEcRjmrdwXFf4_g Dougla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 = {PointOfInterestVisible@16296} http://google.com/places/ChIJXes6D7p0sEcR8_CteNq8eaU Super Cu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 = {PointOfInterestVisible@16297} http://google.com/places/ChIJ__igkbl0sEcRU5aI0rcTApI Gabriele Heinen-Kljajic, Md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 = {PointOfInterestVisible@16298} http://google.com/places/ChIJGdmGmVZzsEcRu3hDTDZQmow Designer Sinfonie Modecaf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 = {PointOfInterestVisible@16299} http://google.com/places/ChIJl2kD1qR0sEcRoRjPIE2NiU4 Hotel Central Hannover &amp; Handel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 = {PointOfInterestVisible@16300} http://google.com/places/ChIJBwXaprB0sEcRTIpWdF66ZoI Restaurant Grüpch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 = {PointOfInterestVisible@16301} http://osm.org/node/4084883850 Sonams little worl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 = {PointOfInterestVisible@16302} http://google.com/places/ChIJU_hGibl0sEcRtGqFRcX6emg Hahnsche Grundstücksge- sellschaft 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 = {PointOfInterestVisible@16303} http://google.com/places/ChIJzXK2iLp0sEcRhoEdgV3AkuU Outlet Station Hannover C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 = {PointOfInterestVisible@16304} http://osm.org/node/3789361887 Craft Beer Ba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 = {PointOfInterestVisible@16305} http://google.com/places/ChIJs8Kw4rl0sEcRdLPWAPwm1dk die schlafzimmer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5 = {PointOfInterestVisible@16306} http://osm.org/node/4109714689 Zar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6 = {PointOfInterestVisible@16307} http://google.com/places/ChIJxWcYrbB0sEcRvS-xJMUk21Y Frau Maja Ame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7 = {PointOfInterestVisible@16308} http://osm.org/node/1308293489 Rossman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8 = {PointOfInterestVisible@16309} http://www.wikidata.org/entity/Q2349049 Stiftung Kulturregio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9 = {PointOfInterestVisible@16310} http://google.com/places/ChIJ3_-ep7B0sEcRSPvCDUxnEHw Tante Kät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0 = {PointOfInterestVisible@16311} http://google.com/places/ChIJ9UYNX7d0sEcRSnSY3z7UJXs Bäckerei Gö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1 = {PointOfInterestVisible@16312} http://osm.org/node/2432780881 idee. Creativmark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2 = {PointOfInterestVisible@16313} http://google.com/places/ChIJB4cQZrp0sEcR01a8fQjEilQ Herr Dr. med. Heinz Horstkot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3 = {PointOfInterestVisible@16314} http://osm.org/node/343319826 Juwelier Kaeseman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4 = {PointOfInterestVisible@16315} http://google.com/places/ChIJ_wcrUrp0sEcR4mp7eUHEruI Grünra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5 = {PointOfInterestVisible@16316} http://google.com/places/ChIJ7wqatrB0sEcRsSDcWWcw4P8 HannoVerum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6 = {PointOfInterestVisible@16317} http://google.com/places/ChIJe6N12LB0sEcRkuUKHIVLnTI Citypfandhaus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7 = {PointOfInterestVisible@16318} http://google.com/places/ChIJrRZKiLB0sEcR0j9aGs8t3pY Reformhaus Bacher GmbH &amp; Co.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8 = {PointOfInterestVisible@16319} http://www.wikidata.org/entity/Q56373037 Barmenia hou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9 = {PointOfInterestVisible@16320} http://google.com/places/ChIJ-TiKgLB0sEcRXIOiuntnlWo TK Maxx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0 = {PointOfInterestVisible@16321} http://google.com/places/ChIJ1xlCPrp0sEcRqgDw_51Pigc Andriy Brodetskyy Vermittlungen UG (haftungsbeschränk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1 = {PointOfInterestVisible@16322} http://google.com/places/ChIJG12RVal0sEcRQuibGkpmgAc beautiful &amp; classy - Lash Brow &amp; Body Concep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2 = {PointOfInterestVisible@16323} http://google.com/places/ChIJP-QP_Ll0sEcRHztqUQq99zg GVG Grundstücksverwertung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3 = {PointOfInterestVisible@16324} http://www.wikidata.org/entity/Q1937500 Minoritenkloster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4 = {PointOfInterestVisible@16325} http://google.com/places/ChIJB4cQZrp0sEcRuwXyLUn4Fns Altstadt-Apothe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5 = {PointOfInterestVisible@16326} http://google.com/places/ChIJvfrfOLp0sEcRNNPTWYkABxc Gold Rush Cosmetics &amp; Permanent Makeu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6 = {PointOfInterestVisible@16327} http://google.com/places/ChIJ231IxLB0sEcRB8RH4WJ3dXw Betten Raymond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7 = {PointOfInterestVisible@16328} http://www.wikidata.org/entity/Q1877875 Lutherdenkmal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8 = {PointOfInterestVisible@16329} http://google.com/places/ChIJeSYHirp0sEcRb5QvsDBi8zM Magia - DIE FRISEU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9 = {PointOfInterestVisible@16330} http://osm.org/node/4524282290 BBBan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0 = {PointOfInterestVisible@16331} http://google.com/places/ChIJrRZKiLB0sEcRs7pWBUIxnEk Porzellan-Meyer Fritz Meyer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1 = {PointOfInterestVisible@16332} http://google.com/places/ChIJ5yeQbrp0sEcRMqDZUJBKexQ DINEA Gastronomi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2 = {PointOfInterestVisible@16333} http://www.wikidata.org/entity/Q1540972 Grabplatte des Dietrich von Rintel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3 = {PointOfInterestVisible@16334} http://google.com/places/ChIJ-Xqu87B0sEcR3GekLKy938Q Holländische Kakaostub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4 = {PointOfInterestVisible@16335} http://google.com/places/ChIJbYJeDLp0sEcR46JlsAG3vSE Miele Primu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5 = {PointOfInterestVisible@16336} http://www.wikidata.org/entity/Q28977989 Franziskanerterziarinnenkloster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6 = {PointOfInterestVisible@16337} http://google.com/places/ChIJoyDa9LB0sEcR6bqyuf1Ahsc Khuong Chau V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7 = {PointOfInterestVisible@16338} http://google.com/places/ChIJdV47jLB0sEcRgmEeWDQXA5w Eckerl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8 = {PointOfInterestVisible@16339} http://google.com/places/ChIJnbMHqmp1sEcRnsk_HmJYqYg Fitnesslo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9 = {PointOfInterestVisible@16340} http://google.com/places/ChIJtQGqtLB0sEcRaUAsapwsEmg Julienne International Styling Traugott Kaminsk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0 = {PointOfInterestVisible@16341} http://google.com/places/ChIJud7zEbp0sEcRquhAjjErazk LCN Beauty Center Platin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1 = {PointOfInterestVisible@16342} http://google.com/places/ChIJq8u38rB0sEcRr-W67AlfDsk Großgoltern Grundbesitz UG (haftungsbeschränk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2 = {PointOfInterestVisible@16343} http://google.com/places/ChIJp1Gzibp0sEcRKCwPwjhNrno City Hotel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3 = {PointOfInterestVisible@16344} http://google.com/places/ChIJ0Z_PsbB0sEcRTCw4p8BsZ2k Helmut Fürst 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4 = {PointOfInterestVisible@16345} http://google.com/places/ChIJIQWLmLB0sEcR-NI5fhAdFms ESENZ Anwaltskanzl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5 = {PointOfInterestVisible@16346} http://google.com/places/ChIJ2yUdzLt0sEcRVnYLo8y4yZc Hofgeflüst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6 = {PointOfInterestVisible@16347} http://www.wikidata.org/entity/Q1540969 Grabplatte derer vom Stein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7 = {PointOfInterestVisible@16348} http://google.com/places/ChIJ8bm7uLB0sEcRZyyw4cKXdPk Dr. med. Georgios Len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8 = {PointOfInterestVisible@16349} http://google.com/places/ChIJSxOnWbd0sEcRqigbckI9oRY Da Lin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9 = {PointOfInterestVisible@16350} http://google.com/places/ChIJJXnFKLp0sEcRBLDzYUJLwlQ La Bodeg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0 = {PointOfInterestVisible@16351} http://google.com/places/ChIJqXao0LB0sEcRC8YqoZZyiqQ Haus für Sicherheit - KÜHN Sicherhei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1 = {PointOfInterestVisible@16352} http://google.com/places/ChIJEXCSeJw5ZUER2Xs1QXVxE48 Spielbanken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2 = {PointOfInterestVisible@16353} http://google.com/places/ChIJu83tB9gKsEcR7ShcucuZJUI 1to1-fitness | Personal Training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3 = {PointOfInterestVisible@16354} http://www.wikidata.org/entity/Q28977954 Franziskanerkloster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4 = {PointOfInterestVisible@16355} http://google.com/places/ChIJIZoy_rl0sEcRi1enNC3Yv_I Preuss &amp; Preuss Versicherungsmakl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5 = {PointOfInterestVisible@16356} http://google.com/places/ChIJq_MP27B0sEcRTHWtZ1_0FWU Kiki Baby- und Kinderträum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6 = {PointOfInterestVisible@16357} http://google.com/places/ChIJxYSct7B0sEcRdnq--mkJDaY The House of Villeroy &amp; Bo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7 = {PointOfInterestVisible@16358} http://google.com/places/ChIJi6DsErp0sEcRUnpCn6BxfZ4 Laden 74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8 = {PointOfInterestVisible@16359} http://google.com/places/ChIJLaNXm7B0sEcROjZ8cvH_b8Y WMF Hannover - Große Packhofstraß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9 = {PointOfInterestVisible@16360} http://google.com/places/ChIJv47xTrd0sEcRgTHmHdDq3tY Immobiliencenter Sparkass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0 = {PointOfInterestVisible@16361} http://google.com/places/ChIJtebYfLB0sEcRamZLLczmxGY Claire'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1 = {PointOfInterestVisible@16362} http://google.com/places/ChIJzWUXs7B0sEcRdw5jbmZ6KA4 Zahnarztpraxis Dr. S. Heinemann-Fremere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2 = {PointOfInterestVisible@16363} http://google.com/places/ChIJ027Mirp0sEcRFlrMmjRV5X0 Stadtverwaltung Rechtsangelegenhei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3 = {PointOfInterestVisible@16364} http://google.com/places/ChIJz1Gw4Lp0sEcRKIbm6eUWUxQ Dr. med. Horst Racket Facharzt für Allgemeinmediz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4 = {PointOfInterestVisible@16365} http://google.com/places/ChIJ6aVGS7d0sEcRpXy8488bdo0 Frau Dipl.-Psych. Diana Kneifel-Racke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5 = {PointOfInterestVisible@16366} http://google.com/places/ChIJr-ZrS7d0sEcRuJdlRsrxOIo Wandra Elvers Krankengymnastik-Prax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6 = {PointOfInterestVisible@16367} http://google.com/places/ChIJDwHyZrp0sEcRUj1qAPukF8Y Michael Schroe Zahnarztprax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7 = {PointOfInterestVisible@16368} http://google.com/places/ChIJwf7gS7p0sEcRPOgNoop0cWU Wellenrei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8 = {PointOfInterestVisible@16369} http://osm.org/node/4138391885 Techniker Krankenkas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9 = {PointOfInterestVisible@16370} http://google.com/places/ChIJUTpQrbp0sEcReEsCgsg0iXw KonnTec Sicherheitssystem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0 = {PointOfInterestVisible@16371} http://www.wikidata.org/entity/Q28977971 Kollegiatstift St. Marien in der Neustadt,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1 = {PointOfInterestVisible@16372} http://osm.org/node/503562830 Kreuzklappe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2 = {PointOfInterestVisible@16373} http://google.com/places/ChIJbRFHV7p0sEcR2xbSVoDy6Eg Fotostudio St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3 = {PointOfInterestVisible@16374} http://google.com/places/ChIJO9qazbB0sEcRyR6sDnZant8 Wohnbar - Accessoires &amp; Café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4 = {PointOfInterestVisible@16375} http://google.com/places/ChIJJau6krB0sEcRlxzr3LGduqI Parfümerie Lieb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5 = {PointOfInterestVisible@16376} http://google.com/places/ChIJ7ckcCbp0sEcRU0sVBcqfGHE CHRIST JUWELIERE &amp; UHRMACH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6 = {PointOfInterestVisible@16377} http://google.com/places/ChIJey0nhJw5ZUERRvCAI8Xhgys Juwelier Mauck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7 = {PointOfInterestVisible@16378} http://osm.org/node/430633477 Görtz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8 = {PointOfInterestVisible@16379} http://www.wikidata.org/entity/Q55036397 Bullenstraß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9 = {PointOfInterestVisible@16380} http://google.com/places/ChIJ_c8AjLp0sEcRHT1jkeAQce0 Dr. Karsten Knoblo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0 = {PointOfInterestVisible@16381} http://google.com/places/ChIJAQAE47l0sEcRaEqotYtmGoo Fennobe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1 = {PointOfInterestVisible@16382} http://google.com/places/ChIJE6ziRr10sEcRTOn5NKMmIdI Orthopaedicum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2 = {PointOfInterestVisible@16383} http://google.com/places/ChIJ43rPart0sEcRD6bxWTECTDw Leihhaus Löw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3 = {PointOfInterestVisible@16384} http://google.com/places/ChIJv4X5wLB0sEcRJb7EJLuWqfI Skate Schu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4 = {PointOfInterestVisible@16385} http://google.com/places/ChIJIZoy_rl0sEcR7DkxOkVgJZE Tarneden &amp; Inhester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5 = {PointOfInterestVisible@16386} http://google.com/places/ChIJq_MP27B0sEcRWxPYXid-DjY HairCult Friseu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6 = {PointOfInterestVisible@16387} http://www.wikidata.org/entity/Q28979564 Stift St. Galli, Hannover (Minderstif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7 = {PointOfInterestVisible@16388} http://google.com/places/ChIJB4cQZrp0sEcR8VCYhtIBsWE PilatesZei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8 = {PointOfInterestVisible@16389} http://google.com/places/ChIJsRVuzLB0sEcRFH6_zmKhy3U Tao Chinarestaura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9 = {PointOfInterestVisible@16390} http://google.com/places/ChIJPZXRWrd0sEcRJxkNBkYCl-0 bei Cüneyt mediterrane Spezialitä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0 = {PointOfInterestVisible@16492} http://osm.org/way/362627909 Ross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1 = {PointOfInterestVisible@16493} http://www.wikidata.org/entity/Q28979562 Jesuitenniederlassung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2 = {PointOfInterestVisible@16494} http://google.com/places/ChIJ77RAgLAMsEcRElRgOYjE0bI Anwaltskanzlei Gutschal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3 = {PointOfInterestVisible@16495} http://www.wikidata.org/entity/Q28979560 Kapuzinerniederlassung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4 = {PointOfInterestVisible@16496} http://google.com/places/ChIJ9UYNX7d0sEcRRYE7WIY2pfQ Friseur Pach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5 = {PointOfInterestVisible@16497} http://osm.org/node/1803289801 O Sole Mi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6 = {PointOfInterestVisible@16498} http://google.com/places/ChIJQWpHV7p0sEcRx5wm8B6TQLY MJ Akgü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7 = {PointOfInterestVisible@16499} http://google.com/places/ChIJH6wkVLp0sEcR1P3ZR1mOtm8 Beauty TREND Styl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8 = {PointOfInterestVisible@16500} http://google.com/places/ChIJvcI-ibl0sEcR3lU53051z9Q Werbegalerie - Werbung zum anfas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9 = {PointOfInterestVisible@16501} http://osm.org/node/4135639290 Klickmüh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0 = {PointOfInterestVisible@16502} http://google.com/places/ChIJC9e3TLd0sEcRZUm_1gqvTQk Buchhandlung Hennies und Zinkeisen Inh. Buchhandlung Deciu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1 = {PointOfInterestVisible@16503} http://google.com/places/ChIJDUdV-bl0sEcRm974nD7mhLA e-motion e-Bike Premium-Shop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2 = {PointOfInterestVisible@16504} http://google.com/places/ChIJmdvj0bB0sEcRQZeZFCyfsY0 Landeshauptstadt Hannover FB Bibliothek u. Schule -OE 42.02-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3 = {PointOfInterestVisible@16505} http://google.com/places/ChIJNUEg0vt1sEcRYQkjkCC9aKg Mr. &amp; Mrs. Pand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4 = {PointOfInterestVisible@16506} http://google.com/places/ChIJvei-hpw5ZUER9uqFdWpcXR4 TB Elektroanlagenbau Vertrieb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5 = {PointOfInterestVisible@16507} http://google.com/places/ChIJn7HoObp0sEcRM1hqVTF9UeI Goldankauf Atelier Andreas T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6 = {PointOfInterestVisible@16508} http://google.com/places/ChIJodNGb7p0sEcRIhZkHMtV08Y Dr.med. Volker Laske Facharzt für Innere Medizin Kardiolog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7 = {PointOfInterestVisible@16509} http://google.com/places/ChIJJXnFKLp0sEcRVKWE51ygSMM Kenibo Ramen-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8 = {PointOfInterestVisible@16510} http://google.com/places/ChIJ5yeQbrp0sEcRjcP6U-uI1MI My Coffe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9 = {PointOfInterestVisible@16511} http://google.com/places/ChIJ9dABIrp0sEcRk9lVP4VxHWg Günther Lamers antiques and coin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 = {PointOfInterestVisible@16512} http://google.com/places/ChIJr03_brp0sEcR2T6MsABHRkQ mobilcom-debit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 = {PointOfInterestVisible@16513} http://google.com/places/ChIJq4v9h5s5ZUERUy06BjIeR-M Deutsche Hypothekenban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2 = {PointOfInterestVisible@16514} http://google.com/places/ChIJ6WzfCLp0sEcRAQ6YgoUiIF4 D&amp;T Nail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3 = {PointOfInterestVisible@16515} http://google.com/places/ChIJsRNJvrB0sEcRDUHjRGYc9gM Sport-Schec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4 = {PointOfInterestVisible@16516} http://google.com/places/ChIJqz1nKLp0sEcROng5PoLNgqw PassivHausKonzepte Projektplanungs Entwicklung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5 = {PointOfInterestVisible@16517} http://osm.org/node/1534783282 Anemokinetisches Objek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6 = {PointOfInterestVisible@16518} http://google.com/places/ChIJr-ZrS7d0sEcR9Zr-OrUeCUM Christliche Buchhandlung BERNWARD, Inh. DECIU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7 = {PointOfInterestVisible@16519} http://google.com/places/ChIJq8u38rB0sEcRrFv2GA6UAow Immobilien am Kröpke Joachim Gauglitz e.K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8 = {PointOfInterestVisible@16520} http://google.com/places/ChIJQ4dEfpw5ZUERp0FNwMRaLNA Musikbrunnen Böhmeke oH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9 = {PointOfInterestVisible@16521} http://osm.org/node/368367093 Hermann Wilhelm Bödek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0 = {PointOfInterestVisible@16522} http://google.com/places/ChIJ-Xqu87B0sEcRDF1JGWunT-g Herr Dr. Peer Augenrei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1 = {PointOfInterestVisible@16523} http://google.com/places/ChIJFz41s7B0sEcRCrHBCTtr-Ws Bookstore Deciu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2 = {PointOfInterestVisible@16524} http://google.com/places/ChIJrxMkU7d0sEcRlzIO4Z9ME7A Braut &amp; Abendmode V. Sherw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3 = {PointOfInterestVisible@16525} http://google.com/places/ChIJJVg9_jQLsEcRFhVveJZNcug Barmenia Versicherung - Lutz Koch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4 = {PointOfInterestVisible@16526} http://osm.org/node/368367095 fast food restaura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5 = {PointOfInterestVisible@16527} http://osm.org/node/101381156 Ernst-August-Apothe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6 = {PointOfInterestVisible@16528} http://google.com/places/ChIJ-Xqu87B0sEcRvsyl-oHKcaw Friedrich Bartels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7 = {PointOfInterestVisible@16529} http://google.com/places/ChIJWQIRuLB0sEcRGCnkfoebgus Invest-TK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8 = {PointOfInterestVisible@16530} http://google.com/places/ChIJxyMZ6rB0sEcRR726iJCbkC4 CALID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9 = {PointOfInterestVisible@16531} http://google.com/places/ChIJ182idrp0sEcR6-B6k7v4LyQ Bijou Brigitt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0 = {PointOfInterestVisible@16532} http://google.com/places/ChIJScmYhql1sEcRNRhHnI8vdGc Altstadt-Treff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1 = {PointOfInterestVisible@16533} http://google.com/places/ChIJyw5CYrB0sEcRCyL4I9mcAg4 Herr Dr. Ulrich Haf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2 = {PointOfInterestVisible@16534} http://google.com/places/ChIJ-Xqu87B0sEcRTWai2uUCY-k Physiotherapy Torsten Wol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3 = {PointOfInterestVisible@16535} http://google.com/places/ChIJhzz6hLl0sEcRprEkxuQOwek Landtagsparkpl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4 = {PointOfInterestVisible@16536} http://google.com/places/ChIJvdFuW7d0sEcRKIGwV-NVtpE Café 60gra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5 = {PointOfInterestVisible@16537} http://google.com/places/ChIJK-1BgrB0sEcRcRntkpPAb00 Fitness &amp; Sports Ha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6 = {PointOfInterestVisible@16538} http://google.com/places/ChIJq8u38rB0sEcRV8iMU3kgAi0 Norddeutscher Immobilien Servic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7 = {PointOfInterestVisible@16539} http://www.wikidata.org/entity/Q2244452 Schloßbrunn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8 = {PointOfInterestVisible@16540} http://google.com/places/ChIJDUdV-bl0sEcRZi9usSZ4CvE PKL Keller Spies Partnerscha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9 = {PointOfInterestVisible@16541} http://google.com/places/ChIJOaP4p7p0sEcRhK0Zk_0HLdA ATM - Eurone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0 = {PointOfInterestVisible@16542} http://google.com/places/ChIJH5fmurB0sEcRsJDzIdyNTUI Herr Dr. med. Joachim Soh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1 = {PointOfInterestVisible@16543} http://google.com/places/ChIJzXK2iLp0sEcRAD8jRfPtCJQ Teto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2 = {PointOfInterestVisible@16544} http://google.com/places/ChIJtebYfLB0sEcR_kDqaPB-xgY Salamand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3 = {PointOfInterestVisible@16545} http://google.com/places/ChIJOSYTvbB0sEcReetE_e7-dp4 Café 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4 = {PointOfInterestVisible@16546} http://osm.org/node/5614635323 Bahlsen Outle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5 = {PointOfInterestVisible@16547} http://google.com/places/ChIJ151mwrB0sEcR9rWi3bDoDbw Berufsfortbildungswerk des DGB g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6 = {PointOfInterestVisible@16548} http://google.com/places/ChIJq6o-ibl0sEcRNxTyjkvaaTw Duprès Click &amp; Collect St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7 = {PointOfInterestVisible@16549} http://osm.org/node/322834673 Enchilad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8 = {PointOfInterestVisible@16550} http://google.com/places/ChIJxWcYrbB0sEcR1KDfRjZjdSY Frau Dr. med. Karin Mo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9 = {PointOfInterestVisible@16551} http://google.com/places/ChIJdbM927B0sEcRjbpGMdtOJwM BoConcep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0 = {PointOfInterestVisible@16552} http://google.com/places/ChIJzXK2iLp0sEcRz9llCK6O_kc Tante Käthe FuZ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1 = {PointOfInterestVisible@16553} http://google.com/places/ChIJURAyvbB0sEcRadzw6HeCawQ Akkurat Friseursal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2 = {PointOfInterestVisible@16554} http://www.wikidata.org/entity/Q1788367 Kreuzkirchenviert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3 = {PointOfInterestVisible@16555} http://google.com/places/ChIJS92w4rl0sEcRWwWMtc0XXdM Thao's Handy &amp; Service Telekom Exklusiv Part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4 = {PointOfInterestVisible@16556} http://google.com/places/ChIJvXjIV7d0sEcRgbwZ6uK_ui4 artvocati | Rechtsanwaltskanzl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5 = {PointOfInterestVisible@16557} http://google.com/places/ChIJtWwO27B0sEcR9dJUW6WYx9w Valsgaard Möbeldesign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6 = {PointOfInterestVisible@16558} http://google.com/places/ChIJf67NW7d0sEcRrWcNmw15PGY Franky's Cafe und Cocktail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7 = {PointOfInterestVisible@16559} http://www.wikidata.org/entity/Q1901025 Markthall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8 = {PointOfInterestVisible@16560} http://google.com/places/ChIJN-JwPLJ0sEcR5I__uriqKz8 Dr. med. Hartmut Schröder Specialist for Vascular Surger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9 = {PointOfInterestVisible@16561} http://google.com/places/ChIJ4bvPp7B0sEcR9-EpjMqz3gY Wax in the City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0 = {PointOfInterestVisible@16562} http://google.com/places/ChIJ_wcrUrp0sEcRIGmzJRHvVig Dirk Berghol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1 = {PointOfInterestVisible@16563} http://google.com/places/ChIJCdbh-rl0sEcRlzS41Ba6dFg immola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2 = {PointOfInterestVisible@16564} http://google.com/places/ChIJ9UdaHLp0sEcRdmEJ2hhTOtk Café Compa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3 = {PointOfInterestVisible@16565} http://google.com/places/ChIJ0Z_PsbB0sEcRwJz0BVUor4c FIH Fürst Immobilien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4 = {PointOfInterestVisible@16566} http://google.com/places/ChIJbQefp7B0sEcR-g7spAPeFAc graf schulenburg 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5 = {PointOfInterestVisible@16567} http://google.com/places/ChIJMYOCVrp0sEcRbivfK8rK1To HAARKONZEPT - Die Zweithaarprofis -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6 = {PointOfInterestVisible@16568} http://google.com/places/ChIJ17Udh7B0sEcRXZSVz5Pd-1Y Edek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7 = {PointOfInterestVisible@16569} http://google.com/places/ChIJD4Q-Rrp0sEcR3eixA0l5uCU Be Vital Haarfr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8 = {PointOfInterestVisible@16570} http://google.com/places/ChIJ9UYNX7d0sEcRuIp3-V3YSJE Sgi Pizza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9 = {PointOfInterestVisible@16571} http://google.com/places/ChIJIQWLmLB0sEcRmeMeBw1yB7M RA Jana Staudte - Patientenre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0 = {PointOfInterestVisible@16572} http://google.com/places/ChIJxwZIJLp0sEcRyp0SgeEUDsM Bier Comptoi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1 = {PointOfInterestVisible@16573} http://osm.org/node/5145295509 Einigkeit Recht Freihei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2 = {PointOfInterestVisible@16574} http://google.com/places/ChIJoVWNwbB0sEcRPlZqHidl3TQ Finanz- und Versicherungsmathematik Barthel + Mey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3 = {PointOfInterestVisible@16575} http://google.com/places/ChIJ-wJlKLp0sEcRrZPBvthHLpo Barbers In The Sky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4 = {PointOfInterestVisible@16576} http://google.com/places/ChIJIQWLmLB0sEcRR579xtkcgZ0 Meryem Aslan Rechtsanwält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5 = {PointOfInterestVisible@16577} http://google.com/places/ChIJ-TiKgLB0sEcRkP6SJa6PWGc Stadtbäcker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6 = {PointOfInterestVisible@16578} http://google.com/places/ChIJH5fmurB0sEcRfJzSGUPlfD4 Dipl.Med. Dieter Theuerkau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7 = {PointOfInterestVisible@16579} http://google.com/places/ChIJgW8xtLB0sEcRMHqyYKbQAKk Dr. Dorothee Werner Heinemann-Fremerey Stefanie Zahnärz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8 = {PointOfInterestVisible@16580} http://www.wikidata.org/entity/Q2555497 Christmas marke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9 = {PointOfInterestVisible@16581} http://google.com/places/ChIJvQbsmbB0sEcRSni8IJNzGwM Vino e... Espresso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0 = {PointOfInterestVisible@16582} http://google.com/places/ChIJ28JqtbF0sEcRJ_a2SpZMp3g Bang &amp; Oluf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1 = {PointOfInterestVisible@16583} http://google.com/places/ChIJTfvGh7B0sEcRcHVeBPrrRzA HALLHUBER Sh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2 = {PointOfInterestVisible@16584} http://google.com/places/ChIJwQOJXrp0sEcRD6BCzC9yq4M Picaldi-Stor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3 = {PointOfInterestVisible@16585} http://google.com/places/ChIJ_figkbl0sEcR4amRV3UJiaI Mustafa Erk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4 = {PointOfInterestVisible@16586} http://osm.org/node/1590047019 Karstadt Spo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5 = {PointOfInterestVisible@16587} http://osm.org/node/1590047018 Galeria Kaufhof Hannover Marktkirch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6 = {PointOfInterestVisible@16588} http://google.com/places/ChIJh-6xsbB0sEcRjjFJBHCjonc Rechtsanwalt Christian Kleinau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7 = {PointOfInterestVisible@16589} http://google.com/places/ChIJL7-OM7d0sEcRrXM_pYh6V8Y Schöne Aussichten 360°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8 = {PointOfInterestVisible@16590} http://google.com/places/ChIJteVfULp0sEcR89xHL-Z4G6c M3 Frisur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9 = {PointOfInterestVisible@16591} http://google.com/places/ChIJQSBol7B0sEcR8W6f3JCqi_4 Wollou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0 = {PointOfInterestVisible@16693} http://www.wikidata.org/entity/Q1495730 Gaswerke-Verwaltung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1 = {PointOfInterestVisible@16694} http://google.com/places/ChIJq_MP27B0sEcRS0NUv0KDrtc Dermatologist Dr. med. Geism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2 = {PointOfInterestVisible@16695} http://google.com/places/ChIJa2Tbrbt0sEcRFbvDWasQaws Imma Immobili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3 = {PointOfInterestVisible@16696} http://google.com/places/ChIJ_UpKV7p0sEcRdM4PeviiUfo Löwe Antiquität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4 = {PointOfInterestVisible@16697} http://google.com/places/ChIJH5fmurB0sEcRXoBH9ziBzEY KIND Hörgerä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5 = {PointOfInterestVisible@16698} http://google.com/places/ChIJhT88GVR1sEcRFQEej_u8IWY Gemeindehaus Kreuzkirch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6 = {PointOfInterestVisible@16699} http://google.com/places/ChIJ231IxLB0sEcR0fQ5NSHf-uE Bio Sun light Klinikum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7 = {PointOfInterestVisible@16700} http://google.com/places/ChIJAVQ7ZLp0sEcRCKHf3tUHBe8 Masquecaf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8 = {PointOfInterestVisible@16701} http://google.com/places/ChIJv7AaZrp0sEcRVhuOJHM-rn0 Dr. med. Elmar Kru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9 = {PointOfInterestVisible@16702} http://google.com/places/ChIJ93Mf_7l0sEcRL9aWEFVCoOs Herr Dr. Dirk Stre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0 = {PointOfInterestVisible@16703} http://google.com/places/ChIJK6yyy7t0sEcR697KQB4s7Xo Fennekohl AnjaGoldschmiedemeister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1 = {PointOfInterestVisible@16704} http://google.com/places/ChIJ-w6XVLd0sEcR0bS2R8L8FnY VIVIRY Abendkleider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2 = {PointOfInterestVisible@16705} http://google.com/places/ChIJEfskOrB0sEcRPTPwV0Ylnns Frau Dr. Marion Grabbe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3 = {PointOfInterestVisible@16706} http://google.com/places/ChIJd3OMM7d0sEcREZSDrsmbaJ8 CONTI PARK Park Market Hal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4 = {PointOfInterestVisible@16707} http://google.com/places/ChIJ9UYNX7d0sEcRUrsUV8zEoqA Teria Mir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5 = {PointOfInterestVisible@16708} http://google.com/places/ChIJq6pmF7p0sEcRTCa8BkLQqOI Buchhandlung an der Marktkirche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6 = {PointOfInterestVisible@16709} http://www.wikidata.org/entity/Q2799910 Schneideramtshaus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7 = {PointOfInterestVisible@16710} http://google.com/places/ChIJ4bvPp7B0sEcRbwgiQF00RpU Bastian-Stoff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8 = {PointOfInterestVisible@16711} http://google.com/places/ChIJ5wnIV7d0sEcR5vljPItQY4A in Bewegung: Private Praxis Friederike v. Drachenfel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9 = {PointOfInterestVisible@16712} http://osm.org/node/3650480943 Kommunikationsagentur Push i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0 = {PointOfInterestVisible@16713} http://google.com/places/ChIJP7GLwrB0sEcRdX6Ofzr7gRM Arash Ebrahim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1 = {PointOfInterestVisible@16714} http://google.com/places/ChIJr8tvF7p0sEcRYvVbHImFFuI Wiedereintrittsstelle Pastor Stephan Lack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2 = {PointOfInterestVisible@16715} http://google.com/places/ChIJnTWO5bl0sEcRDSf87559J-E Das Bett Michaela Kolb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3 = {PointOfInterestVisible@16716} http://google.com/places/ChIJSUUGt7B0sEcRD4P9rZRel0U Tee-Seeg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4 = {PointOfInterestVisible@16717} http://google.com/places/ChIJcXGXT7p0sEcRwNsku04UjdY Nico Lin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5 = {PointOfInterestVisible@16718} http://google.com/places/ChIJe9CazbB0sEcRaSQgYjL7WS4 Expo Ban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6 = {PointOfInterestVisible@16719} http://google.com/places/ChIJIZoy_rl0sEcRkBx-LIk4nZk MABANAFT Deutschland GmbH &amp; Co. KG Mineralölhand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7 = {PointOfInterestVisible@16720} http://google.com/places/ChIJTfg1LLp0sEcRxs8-QAXZc3k Jens Sander Leather Goods Repai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8 = {PointOfInterestVisible@16721} http://google.com/places/ChIJN_-_R7p0sEcRUtKHkVWdJyc For You Nail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9 = {PointOfInterestVisible@16722} http://www.wikidata.org/entity/Q29197669 Seilwinder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0 = {PointOfInterestVisible@16723} http://google.com/places/ChIJP7GLwrB0sEcRIJAmPiYoAjk Herr Prof. Dr. med. Dietrich Luba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1 = {PointOfInterestVisible@16724} http://google.com/places/ChIJq8u38rB0sEcRk78rrOPVKJM Regine Quappill Rechtsanwälti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2 = {PointOfInterestVisible@16725} http://google.com/places/ChIJOctH9rp0sEcR7RCrfwGFhU0 Gütegemeinschaft Döner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3 = {PointOfInterestVisible@16726} http://google.com/places/ChIJf7_DaLp0sEcRNcQafCMSD4o Metec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4 = {PointOfInterestVisible@16727} http://google.com/places/ChIJB4cQZrp0sEcRzikiNDgU2SI hkk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5 = {PointOfInterestVisible@16728} http://google.com/places/ChIJSXyJCrp0sEcRWCzlp_HcImg Francesca &amp; Fratelli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6 = {PointOfInterestVisible@16729} http://google.com/places/ChIJB4cQZrp0sEcRc8-tnkOoulw Gastroenterology Schmiedestraße 18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7 = {PointOfInterestVisible@16730} http://google.com/places/ChIJpSoa5Ll0sEcR98C6vbRtG-k Frau Dipl.-Psych. Sylvia Fisch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8 = {PointOfInterestVisible@16731} http://google.com/places/ChIJzXK2iLp0sEcRnCCCX9eIIcY Kanzlei Sen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9 = {PointOfInterestVisible@16732} http://google.com/places/ChIJQz-VE7p0sEcRs4h4GbDauNo CROCO LEATHER &amp; FASH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0 = {PointOfInterestVisible@16733} http://google.com/places/ChIJC0lIWKwMsEcRIsXcgXXYtQI Gätcke Insolvenzverwalt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1 = {PointOfInterestVisible@16734} http://google.com/places/ChIJr2dCVrd0sEcRwIjTUD6VFtI Bernward Buchhandl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2 = {PointOfInterestVisible@16735} http://google.com/places/ChIJ2xEGI7p0sEcROou7L3CK6EQ Ristorante Le Arca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3 = {PointOfInterestVisible@16736} http://google.com/places/ChIJvVHePLR0sEcRT65Gt8vCl8c WMVP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4 = {PointOfInterestVisible@16737} http://google.com/places/ChIJv9k4q7B0sEcR95exZgWWltw Physiotherapie im Alten Rathaus , Jana Arli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5 = {PointOfInterestVisible@16738} http://www.wikidata.org/entity/Q25089950 Spitta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6 = {PointOfInterestVisible@16739} http://google.com/places/ChIJ7ckcCbp0sEcRPNHv2LmNGXs CHRIST GmbH FILIA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7 = {PointOfInterestVisible@16740} http://google.com/places/ChIJ8zPyt7B0sEcRkntFL9wZUH8 Bertram Projektmanagemen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8 = {PointOfInterestVisible@16741} http://google.com/places/ChIJVVWJCbp0sEcREh9zwdoEQck Freikirchliche Pfingstgemeinde Moormerla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9 = {PointOfInterestVisible@16742} http://google.com/places/ChIJ89N5Vrp0sEcRS7Eb8TbuC40 9 Monate rund - na und..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0 = {PointOfInterestVisible@16743} http://google.com/places/ChIJCWHwa7p0sEcRcpbB4i82K08 Secure-Esta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1 = {PointOfInterestVisible@16744} http://google.com/places/ChIJSS1i1Lt0sEcR517mYKPGNWA Holzofenbäckerei Bosselmann Die Landbäckerei La Boulanger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2 = {PointOfInterestVisible@16745} http://google.com/places/ChIJyw5CYrB0sEcR8FkK-yLW7Nk Dr.Wolf-Jürgen Modersoh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3 = {PointOfInterestVisible@16746} http://google.com/places/ChIJFz41s7B0sEcRz-9ZkS29qhs Weidemanns Technik Büch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4 = {PointOfInterestVisible@16747} http://osm.org/node/368368670 Martin Luth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5 = {PointOfInterestVisible@16748} http://osm.org/node/94592888 recycling facil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6 = {PointOfInterestVisible@16749} http://google.com/places/ChIJNyu45rl0sEcRnXAWXJ1n4QI NOX BROTHERS | Die Formel für schöne Träume und gesunden Schlaf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7 = {PointOfInterestVisible@16750} http://google.com/places/ChIJrfEn9rp0sEcRD_NiGyMCN6Y Praxis für Versicherungsvermittlung und Honorarberat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8 = {PointOfInterestVisible@16751} http://google.com/places/ChIJ9S7RsbB0sEcR3ehmt9hhtdo Heiko Engel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9 = {PointOfInterestVisible@16752} http://google.com/places/ChIJP99BNrd0sEcRwr6e7Cb94_I DM Drogeriemark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0 = {PointOfInterestVisible@16753} http://google.com/places/ChIJwXsjLLp0sEcRMcTOKscLIRs Frau Dipl.-Psych. Gloria Goldber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1 = {PointOfInterestVisible@16754} http://google.com/places/ChIJM9WVyrt0sEcR0wItjYUt4io Galerie Artforum Inhaberin Sigrid Ott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2 = {PointOfInterestVisible@16755} http://google.com/places/ChIJc4la_bl0sEcRtWb7unuwKcQ Herr Dr. Apostolos Digeloud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3 = {PointOfInterestVisible@16756} http://google.com/places/ChIJh4nWl7B0sEcRF8XkndTb2VY vom FASS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4 = {PointOfInterestVisible@16757} http://google.com/places/ChIJQSBol7B0sEcRX05zZCmH_uY Akurat Friseu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5 = {PointOfInterestVisible@16758} http://google.com/places/ChIJrxMkU7d0sEcRdvvhAd7zwhw Dr.med. Alexander Arli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6 = {PointOfInterestVisible@16759} http://google.com/places/ChIJFYq-47l0sEcR7K-CqF0Kqps Trenkel Mediat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7 = {PointOfInterestVisible@16760} http://google.com/places/ChIJ2xEGI7p0sEcR8Y_-gIkcnWY Frau Heide-Christel Schrö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8 = {PointOfInterestVisible@16761} http://google.com/places/ChIJP7GLwrB0sEcRW1dG7sLGRIo Linus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9 = {PointOfInterestVisible@16762} http://google.com/places/ChIJlyxRSrd0sEcREb2yayKVWxc J.M.S.-Reisen Inh. Sandra Schaefer e.K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0 = {PointOfInterestVisible@16763} http://google.com/places/ChIJIZoy_rl0sEcRSkVAN2-Gv2Y restaurant Ott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1 = {PointOfInterestVisible@16764} http://google.com/places/ChIJ__igkbl0sEcR6GgHgLZzkMY Hans-Joachim Janßen, Md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2 = {PointOfInterestVisible@16765} http://google.com/places/ChIJtYPqjbB0sEcRkxA0kqyddgM Fountain Of Leav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3 = {PointOfInterestVisible@16766} http://google.com/places/ChIJnTWO5bl0sEcR9aNpjwTXIlw Dr. med. Christian Steenk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4 = {PointOfInterestVisible@16767} http://google.com/places/ChIJTcY7MU4LsEcRESSNSOvyPZ4 RESTAURA Wohn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5 = {PointOfInterestVisible@16768} http://www.wikidata.org/entity/Q56286151 V. Spörckensches 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6 = {PointOfInterestVisible@16769} http://google.com/places/ChIJH5fmurB0sEcRWP-oWrfvpw0 Dr. med. Wolf-Rüdiger Thies Facharzt für Kinder- und Jugendmediz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7 = {PointOfInterestVisible@16770} http://google.com/places/ChIJ8bm7uLB0sEcRwKacbjsPF-o AUST Fashio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8 = {PointOfInterestVisible@16771} http://google.com/places/ChIJgctOUbd0sEcRprSnUtVbnN0 NeuroLogopädie Praxis für Logopädi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9 = {PointOfInterestVisible@16772} http://osm.org/node/4978064593 Standesamt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0 = {PointOfInterestVisible@16773} http://google.com/places/ChIJ182idrp0sEcRV4xGnityKBg Hadi Ahmaditaj Chemische Reinig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1 = {PointOfInterestVisible@16774} http://google.com/places/ChIJ71m6DK10sEcRoePar2NKwPU Patentanwalt Dr.-Ing. Christian Hol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2 = {PointOfInterestVisible@16775} http://google.com/places/ChIJoVWNwbB0sEcRcZtndkKOQJ8 Dr Markus Eric Walter, Zahnarz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3 = {PointOfInterestVisible@16776} http://google.com/places/ChIJWwUd_Kt0sEcRmZEHAId3CIw Luxuslashes Loung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4 = {PointOfInterestVisible@16777} http://google.com/places/ChIJI9tbfLB0sEcRUWfJrK-UGbc Theo Wormland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5 = {PointOfInterestVisible@16778} http://google.com/places/ChIJSUUGt7B0sEcRLjpfpuLHzvM Machwitz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6 = {PointOfInterestVisible@16779} http://google.com/places/ChIJHQ_TKbp0sEcRh4g7_Y_udlM Barfuß 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7 = {PointOfInterestVisible@16780} http://google.com/places/ChIJVVVR_rl0sEcRTjzQBo2RtYg Implantologie Zentrum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8 = {PointOfInterestVisible@16781} http://google.com/places/ChIJExh3I-t0sEcRNeqbqKPsvkg Dr. med. Gunnar Hieb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9 = {PointOfInterestVisible@16782} http://osm.org/node/323101126 Lieb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0 = {PointOfInterestVisible@16783} http://google.com/places/ChIJ0SuXz7B0sEcRYoQtXHV5W_A Petit Bateau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1 = {PointOfInterestVisible@16784} http://google.com/places/ChIJ41cHE3h1sEcR_GJjjLlyalM MeinTraumWohnen.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2 = {PointOfInterestVisible@16785} http://google.com/places/ChIJJdVUb7p0sEcRWBKMchUSjKs Ärzt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3 = {PointOfInterestVisible@16786} http://google.com/places/ChIJQxSOCbp0sEcRzcXALU3pZPs Rosemeier &amp; Kohrs GmbH Dächer Fassaden &amp; Isolierung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4 = {PointOfInterestVisible@16787} http://google.com/places/ChIJ5yeQbrp0sEcR_NcfG52evh4 MOBILFUNKSH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5 = {PointOfInterestVisible@16788} http://google.com/places/ChIJNeo3X7p0sEcR8XEW9hL1-Vo Leihhaus Schumacher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6 = {PointOfInterestVisible@16789} http://osm.org/node/322835123 GodMa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7 = {PointOfInterestVisible@16790} http://google.com/places/ChIJr2dCVrd0sEcRhll6ULp8Fvg Betten Raymond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8 = {PointOfInterestVisible@16791} http://google.com/places/ChIJqXao0LB0sEcR_-m7gTjLFJY KUHN Maßkonfektion -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9 = {PointOfInterestVisible@16792} http://google.com/places/ChIJr-ZrS7d0sEcR7veNucTena4 Ergo Versicherung Martin Prel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0 = {PointOfInterestVisible@16894} http://google.com/places/ChIJoQfJR7p0sEcR1s6aCvJzJ_M p &amp; k Betrieb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1 = {PointOfInterestVisible@16895} http://google.com/places/ChIJOSYTvbB0sEcRXVhav6FmlPA HAZ/NP Ticketshop in der Uestr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2 = {PointOfInterestVisible@16896} http://google.com/places/ChIJB4cQZrp0sEcRpjRqSFwYHRM Herr Dr. med. Stephan Kran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3 = {PointOfInterestVisible@16897} http://google.com/places/ChIJR-FzrbB0sEcRrMd-qxdTcvs Trio hair &amp; Co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4 = {PointOfInterestVisible@16898} http://google.com/places/ChIJ7ckcCbp0sEcRFQNMWetNnzc Huss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5 = {PointOfInterestVisible@16899} http://google.com/places/ChIJB2IYRJR0sEcRCC767cX3Am8 BNP Paribas Real Esta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6 = {PointOfInterestVisible@16900} http://google.com/places/ChIJVQiBkbB0sEcRLgJXXUHEm0E I.G. von der Linde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7 = {PointOfInterestVisible@16901} http://google.com/places/ChIJt_g8b051sEcRtcKjsRzqm0w Oji Lo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8 = {PointOfInterestVisible@16902} http://google.com/places/ChIJISsLLbp0sEcR5hD_Q4cHsO8 M&amp;B hair and nail stud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9 = {PointOfInterestVisible@16903} http://google.com/places/ChIJzXK2iLp0sEcR5fUTCkRUkpc juraXX Eugen Boss Rechtsanwalt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0 = {PointOfInterestVisible@16904} http://google.com/places/ChIJe0Zro7B0sEcRdHiF1tZILNc wellbe Shop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1 = {PointOfInterestVisible@16905} http://google.com/places/ChIJOZ2Bcrp0sEcRrnwvp7K63Gg KRISS Swe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2 = {PointOfInterestVisible@16906} http://google.com/places/ChIJ9VzzU7p0sEcRrRA4ah_79iU Anette Spitzel - Textila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3 = {PointOfInterestVisible@16907} http://google.com/places/ChIJPegefrl0sEcRk3NkxEj5PRo Rebmann Maßkonfektio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4 = {PointOfInterestVisible@16908} http://google.com/places/ChIJAcPaZLp0sEcRZytEuzfMhJA Nüssli GmbH Bühne Hannover Tribüne Hannover Messebau Hannover Hall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5 = {PointOfInterestVisible@16909} http://google.com/places/ChIJzWhFGd11sEcRk2DH5YjhiSI Glücksmome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6 = {PointOfInterestVisible@16910} http://google.com/places/ChIJy7SZdbp0sEcRLvtheglZjVs Livingroo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7 = {PointOfInterestVisible@16911} http://google.com/places/ChIJ8zIyybB0sEcRpcOmmLi4wv4 DesignWe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8 = {PointOfInterestVisible@16912} http://google.com/places/ChIJR-Pvmpd1sEcRktdxBfhBexE Happy Waff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9 = {PointOfInterestVisible@16913} http://www.wikidata.org/entity/Q28738636 Niedersächsisches Ministerium für Soziales, Gesundheit und Gleichstellung, Bibliothe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0 = {PointOfInterestVisible@16914} http://google.com/places/ChIJZSl6sLB0sEcRypbqftt99sE Blanc Damenmod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1 = {PointOfInterestVisible@16915} http://google.com/places/ChIJnzciLLp0sEcR86fegx8TRxM File, Manuela, makeup styli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2 = {PointOfInterestVisible@16916} http://google.com/places/ChIJvfrfOLp0sEcRyBbpwSiLCl4 Alt Hanover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3 = {PointOfInterestVisible@16917} http://google.com/places/ChIJH7TBJbp0sEcRA-snFeyAyFs La Lign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4 = {PointOfInterestVisible@16918} http://google.com/places/ChIJ59HJqLB0sEcRLKqvdNAunMc mods hair Par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5 = {PointOfInterestVisible@16919} http://google.com/places/ChIJubMTZ7p0sEcRxUAMz5EmcsE Herr Michael Schroe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6 = {PointOfInterestVisible@16920} http://google.com/places/ChIJtWwO27B0sEcRcl5Umr1GHac Priv-Doz. Dr. med. E. Waldkir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7 = {PointOfInterestVisible@16921} http://osm.org/node/5589000935 Calvin-Zentr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8 = {PointOfInterestVisible@16922} http://google.com/places/ChIJ9cC3vbB0sEcR4zaiYEqkbDI Juwelier Krö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9 = {PointOfInterestVisible@16923} http://google.com/places/ChIJcUJGyv11sEcR2y_oEOZY1P0 Sissi und Fran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0 = {PointOfInterestVisible@16924} http://google.com/places/ChIJGyVNIbp0sEcR-hRqKi1Fya0 Schlemmerloka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1 = {PointOfInterestVisible@16925} http://google.com/places/ChIJP7GLwrB0sEcRuuNLf4tMmJk Dean &amp; Davi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2 = {PointOfInterestVisible@16926} http://osm.org/node/5055947677 An Nam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3 = {PointOfInterestVisible@16927} http://osm.org/node/3183389370 Schuh-Neuman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4 = {PointOfInterestVisible@16928} http://osm.org/node/5055947678 Frank's Bone Schmu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5 = {PointOfInterestVisible@16929} http://osm.org/node/5055947679 Jerry's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6 = {PointOfInterestVisible@16930} http://google.com/places/ChIJf3kovJw5ZUERdPTnPHL5Djo Dr. Christine Susanne Rab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7 = {PointOfInterestVisible@16931} http://google.com/places/ChIJJau6krB0sEcRzblJTeazn-Y Grundstücksverwaltungsge- sellschaft Karmarschstraße 25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8 = {PointOfInterestVisible@16932} http://google.com/places/ChIJWQIRuLB0sEcRf3w-kH0rWeo Vorwerk Stor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9 = {PointOfInterestVisible@16933} http://google.com/places/ChIJqz1nKLp0sEcR2s49iV8V7V8 Zweite Miete Zwei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0 = {PointOfInterestVisible@16934} http://osm.org/node/3183389368 Kaufho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1 = {PointOfInterestVisible@16935} http://google.com/places/ChIJVVVR_rl0sEcRE80gOEpGBC8 Zahnarz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2 = {PointOfInterestVisible@16936} http://www.wikidata.org/entity/Q18169631 Vierkirchenbli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3 = {PointOfInterestVisible@16937} http://google.com/places/ChIJc4la_bl0sEcRUQst__7_dPQ Bühre Bull oH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4 = {PointOfInterestVisible@16938} http://www.wikidata.org/entity/Q1273010 St. Gallenkapel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5 = {PointOfInterestVisible@16939} http://google.com/places/ChIJWQIRuLB0sEcRx5dpjukQlwM Bertram Projekt Unodecima Technikzentrum GmbH&amp;Co.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6 = {PointOfInterestVisible@16940} http://google.com/places/ChIJ-w6XVLd0sEcRK0uKBpxK1oo Hannover Region GrundstücksGmbH &amp; Co. Projektmanagement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7 = {PointOfInterestVisible@16941} http://google.com/places/ChIJWQIRuLB0sEcRGYQZKg5Wc3M Bavaria ImmoInves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8 = {PointOfInterestVisible@16942} http://google.com/places/ChIJP7GLwrB0sEcRZMdmGheD9xQ Dr. med. Mechthild Haus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9 = {PointOfInterestVisible@16943} http://osm.org/node/2399491824 Üstra/FreiwilligenCafé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0 = {PointOfInterestVisible@16944} http://google.com/places/ChIJVTkouJw5ZUERIfrGJAmFodo Friseur Cornelia Bee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1 = {PointOfInterestVisible@16945} http://google.com/places/ChIJJ8uCp7B0sEcR_OV1hxKWVwA Ullis Ullika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2 = {PointOfInterestVisible@16946} http://google.com/places/ChIJx_m8Arp0sEcRt11qGjvFr08 Concorde Hotel Am Leineschlo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3 = {PointOfInterestVisible@16947} http://google.com/places/ChIJm-YKWE4LsEcRC3mubmg0C0M Frau Dr. med. Anke Klo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4 = {PointOfInterestVisible@16948} http://google.com/places/ChIJsUNwRbd0sEcRGOOGoFhx7AM HtH China Imbi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5 = {PointOfInterestVisible@16949} http://google.com/places/ChIJB4cQZrp0sEcRzd1jvA-w-98 YogaSty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6 = {PointOfInterestVisible@16950} http://google.com/places/ChIJQyEkBq11sEcR4_fyNICNyoM True Passion Loung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7 = {PointOfInterestVisible@16951} http://google.com/places/ChIJ182idrp0sEcR1W5mxrsppvg ULLA POPK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8 = {PointOfInterestVisible@16952} http://google.com/places/ChIJqcmsSrd0sEcRHlN-cgh5jAk Musikschule Victo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9 = {PointOfInterestVisible@16953} http://google.com/places/ChIJBwXaprB0sEcRaWanKR_Ziis Hotel an der Marktkirc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0 = {PointOfInterestVisible@16954} http://google.com/places/ChIJNapMQrp0sEcRsLcWEkfUI1Q Gast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5977} http://osm.org/node/3882352667 bus shelter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5979} http://google.com/places/ChIJoeOIbLp0sEcRq-2LWq6xaw8 Schminke Hannover Maskenbildner Bedarf Make up artists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6102} http://google.com/places/ChIJW-vtrbB0sEcREJfLUQFXN6o zahnärztliche Praxis Nag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6319} http://www.wikidata.org/entity/Q56373037 Barmenia hou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6376} http://google.com/places/ChIJ7ckcCbp0sEcRU0sVBcqfGHE CHRIST JUWELIERE &amp; UHRMACH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6514} http://google.com/places/ChIJ6WzfCLp0sEcRAQ6YgoUiIF4 D&amp;T Nail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6526} http://osm.org/node/368367095 fast food restaura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6580} http://www.wikidata.org/entity/Q2555497 Christmas marke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6739} http://google.com/places/ChIJ7ckcCbp0sEcRPNHv2LmNGXs CHRIST GmbH FILIA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6743} http://google.com/places/ChIJCWHwa7p0sEcRcpbB4i82K08 Secure-Esta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16897} http://google.com/places/ChIJR-FzrbB0sEcRrMd-qxdTcvs Trio hair &amp; Co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16898} http://google.com/places/ChIJ7ckcCbp0sEcRFQNMWetNnzc Huss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7052} http://osm.org/way/124270965 Postbank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7053} http://osm.org/way/553122310 missy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7054} http://osm.org/way/124270966 Elektro Teuber (2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7055} http://osm.org/way/169672032 Mäntelhaus Kaiser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7056} http://osm.org/way/553122312 Bier-Maxe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7057} http://osm.org/way/553122315 LVM Versicherung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7058} http://osm.org/way/553122317 Greenality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7059} http://osm.org/way/553122319 Gelco GmbH &amp; Co. KG (10) (3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7060} http://osm.org/way/528120149 Vierkirchenblick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7061} http://osm.org/way/553080429 o2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7062} http://osm.org/way/96063318 Gemeindehaus Kreuzkirche Hannov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7063} http://osm.org/way/553080428 Görtz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17064} http://osm.org/way/96063319 Café Glücksmomente (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17065} http://osm.org/way/527951699 Müseumsstübche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17066} http://osm.org/way/527951698 Frau Dipl.-Psych. Gloria Goldberg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17067} http://osm.org/way/553111300 idee. Creativmarkt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17068} http://osm.org/way/553080434 Gerry Weber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17069} http://osm.org/way/25012391 Parkhaus Markthalle (2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17070} http://osm.org/way/553095413 Ernst-August-Apotheke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17071} http://osm.org/way/169672031 Osterstraße 20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17072} http://osm.org/relation/7903974 Stiftung Kulturregion Hannover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17073} http://osm.org/way/553095416 ONLY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17074} http://osm.org/way/186605170 Juwelier Kaeseman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17075} http://osm.org/way/528096485 Trio Hair &amp; Company GmbH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17076} http://osm.org/way/528096486 Sanitätshaus Teraske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17077} http://osm.org/way/530031136 Deerberg Laden Hannov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17078} http://osm.org/way/553122321 El Solin (2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17079} http://osm.org/way/507226790 Kreuzkirche, Hanover (1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17080} http://osm.org/way/507378568 Markthalle (3) (2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17081} http://osm.org/way/528120138 Pochert Goldschmiede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laneOfInterestVisible@17082} http://osm.org/way/530031138 Niedersächsisches Ministerium für Soziales, Gesundheit und Gleichstellung, Bibliothek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laneOfInterestVisible@17083} http://osm.org/way/528120143 Broyhanhaus (Hannover)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laneOfInterestVisible@17084} http://osm.org/way/528127857 Barfuß Ba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laneOfInterestVisible@17085} http://osm.org/way/528120141 Antiquitäten Schmuck - Münzen - Briefmarken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laneOfInterestVisible@17086} http://osm.org/way/312748434 Klavierhaus Döll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laneOfInterestVisible@17087} http://osm.org/way/52812014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laneOfInterestVisible@17088} http://osm.org/way/553095420 BONITA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laneOfInterestVisible@17089} http://osm.org/relation/7909102 Sushi Berlin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laneOfInterestVisible@17090} http://osm.org/way/528120145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laneOfInterestVisible@17091} http://osm.org/way/553095422 Douglas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laneOfInterestVisible@17092} http://osm.org/way/553095428 HALLHUBER Shop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laneOfInterestVisible@17093} http://osm.org/way/553133349 ESENZ Anwaltskanzlei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laneOfInterestVisible@17094} http://osm.org/way/527118234 Hofgeflüster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laneOfInterestVisible@17095} http://osm.org/way/553111280 HEAD (2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laneOfInterestVisible@17096} http://osm.org/way/528120129 Sam Nok City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laneOfInterestVisible@17097} http://osm.org/way/528120127 Back-und-Naschwerk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laneOfInterestVisible@17098} http://osm.org/way/553111284 fairkauf eG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laneOfInterestVisible@17099} http://osm.org/way/553111282 Destination R + N Reisen GmbH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laneOfInterestVisible@17100} http://osm.org/way/553137553 Spielende Kinder (Hannover)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laneOfInterestVisible@17101} http://osm.org/way/553137555 Herr Dr. med. Joachim Sohrt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laneOfInterestVisible@17102} http://osm.org/way/528120132 Eiscafé Dal Cin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laneOfInterestVisible@17103} http://osm.org/way/553137554 arko-Fachgeschäft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laneOfInterestVisible@17104} http://osm.org/way/553137557 Oxfam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laneOfInterestVisible@17105} http://osm.org/way/104405941 La Boulangerie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laneOfInterestVisible@17106} http://osm.org/way/528120136 Asia Food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laneOfInterestVisible@17107} http://osm.org/way/528120134 Akyel &amp; Akyel hai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laneOfInterestVisible@17108} http://osm.org/way/527951706 Ballhof (8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laneOfInterestVisible@17109} http://osm.org/way/530020637 Buchhandlung an der Marktkirche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laneOfInterestVisible@17110} http://osm.org/way/530020638 Hanns-Lilje-Haus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laneOfInterestVisible@17111} http://osm.org/way/528096488 Hahnsche Grundstücksge- sellschaft mbH &amp; Co. KG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laneOfInterestVisible@17112} http://osm.org/way/186037774 Jack Wolfskin Stor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laneOfInterestVisible@17113} http://osm.org/way/186605151 Jay‘s Friseure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laneOfInterestVisible@17114} http://osm.org/way/530020636 Meadero Público (2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laneOfInterestVisible@17115} http://osm.org/way/186605154 Am Leineschloss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laneOfInterestVisible@17116} http://osm.org/way/527118229 Teestübchen (5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laneOfInterestVisible@17117} http://osm.org/way/96063320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laneOfInterestVisible@17118} http://osm.org/way/186605153 My Nails Nagelstudio (2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laneOfInterestVisible@17119} http://osm.org/way/96063322 Imma Immobilien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laneOfInterestVisible@17120} http://osm.org/way/186605157 Pilsstub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laneOfInterestVisible@17121} http://osm.org/way/553133359 Food Broth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laneOfInterestVisible@17122} http://osm.org/way/96063325 coffeechochannover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laneOfInterestVisible@17123} http://osm.org/way/528120118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laneOfInterestVisible@17124} http://osm.org/way/55313335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= {PlaneOfInterestVisible@17125} http://osm.org/way/553111295 6sinne (5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= {PlaneOfInterestVisible@17126} http://osm.org/way/553133354 Cafe Extrablatt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 = {PlaneOfInterestVisible@17127} http://osm.org/way/528120122 Bier Comptoi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 = {PlaneOfInterestVisible@17128} http://osm.org/way/553137546 Dipl.Med. Dieter Theuerkauf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 = {PlaneOfInterestVisible@17129} http://osm.org/way/553111298 SFU Sachen für Unterwegs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 = {PlaneOfInterestVisible@17130} http://osm.org/way/55313754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 = {PlaneOfInterestVisible@17131} http://osm.org/way/528120125 Traut Euch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= {PlaneOfInterestVisible@17132} http://osm.org/relation/1445631 Historisches Museum Hannover (5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 = {PlaneOfInterestVisible@17133} http://osm.org/way/553137549 Wollout (2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 = {PlaneOfInterestVisible@17134} http://osm.org/way/530767176 CROCO LEATHER &amp; FASHION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 = {PlaneOfInterestVisible@17135} http://osm.org/way/553095403 Claire's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 = {PlaneOfInterestVisible@17136} http://osm.org/way/186605161 Enchilada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 = {PlaneOfInterestVisible@17137} http://osm.org/way/529260147 Dublin Inn (13) (4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 = {PlaneOfInterestVisible@17138} http://osm.org/way/124270968 Hobed Hotel- u. Gaststättenbedarfs- u. Vertriebs-GmbH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 = {PlaneOfInterestVisible@17139} http://osm.org/way/124270969 Leihhaus Schumachers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 = {PlaneOfInterestVisible@17140} http://osm.org/way/527942699 Pizza Mercato GmbH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 = {PlaneOfInterestVisible@17141} http://osm.org/way/553228340 Dr. med. Bernd-Michael Altevogt (2) (1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= {PlaneOfInterestVisible@17142} http://osm.org/way/528141729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= {PlaneOfInterestVisible@17143} http://osm.org/way/530979868 Nolte-Haus (8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 = {PlaneOfInterestVisible@17144} http://osm.org/way/553133369 Nordsee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 = {PlaneOfInterestVisible@17145} http://osm.org/way/553733969 Dr. med. Florian Schenck (3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 = {PlaneOfInterestVisible@17146} http://osm.org/way/356994253 Ernst-August pharmacy at Kröpcke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 = {PlaneOfInterestVisible@17147} http://osm.org/way/553133367 Gebers - Die Schlafexperten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 = {PlaneOfInterestVisible@17148} http://osm.org/way/553133365 Werk-D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 = {PlaneOfInterestVisible@17149} http://osm.org/way/527942701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 = {PlaneOfInterestVisible@17150} http://osm.org/way/553133362 Hotel Central Hannover &amp; Handels GmbH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 = {PlaneOfInterestVisible@17151} http://osm.org/way/528168494 Barbers In The Sky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= {PlaneOfInterestVisible@17258} http://osm.org/way/527942702 Cafe &amp; Bar Celona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 = {PlaneOfInterestVisible@17259} http://osm.org/way/185772393 Frau Dr. med. Rosemarie Schatz-Katsaros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 = {PlaneOfInterestVisible@17260} http://osm.org/way/52794270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 = {PlaneOfInterestVisible@17261} http://osm.org/way/185772391 Anubhava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 = {PlaneOfInterestVisible@17262} http://osm.org/way/185772396 Explor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5 = {PlaneOfInterestVisible@17263} http://osm.org/way/185772395 Sissi und Franz (2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 = {PlaneOfInterestVisible@17264} http://osm.org/way/529484452 Leineschloss (11) (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 = {PlaneOfInterestVisible@17265} http://osm.org/way/185772398 Prof. Pavel Hautzentrum GmbH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8 = {PlaneOfInterestVisible@17266} http://osm.org/way/530600095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 = {PlaneOfInterestVisible@17267} http://osm.org/way/530600094 Fotostudio Stark (3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0 = {PlaneOfInterestVisible@17268} http://osm.org/way/198437517 Leihhaus Hannovera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 = {PlaneOfInterestVisible@17269} http://osm.org/way/553725676 HAUTARZTPRAXIS Ständehausstraße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 = {PlaneOfInterestVisible@17270} http://osm.org/way/530034045 Weapons Will &amp; Apel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3 = {PlaneOfInterestVisible@17271} http://osm.org/way/530034046 Laden 74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 = {PlaneOfInterestVisible@17272} http://osm.org/way/528141731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5 = {PlaneOfInterestVisible@17273} http://osm.org/way/527951703 tattoo parlor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 = {PlaneOfInterestVisible@17274} http://osm.org/way/553137560 Barmenia Versicherung - Lutz Koch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 = {PlaneOfInterestVisible@17275} http://osm.org/way/527951702 BPP Prêt-à-Port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8 = {PlaneOfInterestVisible@17276} http://osm.org/way/553133378 Restaurant Grüpchen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 = {PlaneOfInterestVisible@17277} http://osm.org/way/10680068 Niedersächsisches Ministerium für Soziales, Frauen, Familie und Gesundhei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0 = {PlaneOfInterestVisible@17278} http://osm.org/way/527951701 Schateke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1 = {PlaneOfInterestVisible@17279} http://osm.org/way/553137562 Paul Degott (4) (1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 = {PlaneOfInterestVisible@17280} http://osm.org/way/527951700 Mr. &amp; Mrs. Panda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3 = {PlaneOfInterestVisible@17281} http://osm.org/way/553133376 Forum im ka:punkt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4 = {PlaneOfInterestVisible@17282} http://osm.org/way/10680069 multistorey car park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5 = {PlaneOfInterestVisible@17283} http://osm.org/way/553733970 Private Practice for Physiotherapy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 = {PlaneOfInterestVisible@17284} http://osm.org/way/439657576 unname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 = {PlaneOfInterestVisible@17285} http://osm.org/way/553133372 Rossmann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8 = {PlaneOfInterestVisible@17286} http://osm.org/way/553733971 Ulla Popken - Large Sizes Hannover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 = {PlaneOfInterestVisible@17287} http://osm.org/way/553733972 Parfümerie Liebe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0 = {PlaneOfInterestVisible@17288} http://osm.org/way/185772381 decius (2) (1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 = {PlaneOfInterestVisible@17289} http://osm.org/way/439657574 unname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2 = {PlaneOfInterestVisible@17290} http://osm.org/way/185772385 Gustino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3 = {PlaneOfInterestVisible@17291} http://osm.org/way/530034043 Verlockung (2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4 = {PlaneOfInterestVisible@17292} http://osm.org/way/185772386 Tao Chinarestaurant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5 = {PlaneOfInterestVisible@17293} http://osm.org/way/530034041 BeVital Wellness &amp; Massages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6 = {PlaneOfInterestVisible@17294} http://osm.org/way/530034042 Oji Long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7 = {PlaneOfInterestVisible@17295} http://osm.org/way/185772387 Jaroslaw Grycz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8 = {PlaneOfInterestVisible@17296} http://osm.org/way/18577238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 = {PlaneOfInterestVisible@17297} http://osm.org/way/18661001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0 = {PlaneOfInterestVisible@17298} http://osm.org/way/553095429 VERO MODA (5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 = {PlaneOfInterestVisible@17299} http://osm.org/way/527084934 Dinew HiFi &amp; High End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2 = {PlaneOfInterestVisible@17300} http://osm.org/way/126562329 Kröpcke-Center (3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 = {PlaneOfInterestVisible@17301} http://osm.org/way/530409102 Parkhaus Altstadt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 = {PlaneOfInterestVisible@17302} http://osm.org/way/186607926 Happy Waffel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5 = {PlaneOfInterestVisible@17303} http://osm.org/way/530409104 unname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 = {PlaneOfInterestVisible@17304} http://osm.org/way/186607928 Techniker Krankenkasse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7 = {PlaneOfInterestVisible@17305} http://osm.org/way/553133381 Craft Beer Lager (Hannover)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= {PlaneOfInterestVisible@17306} http://osm.org/way/527088103 Kreuzklappe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= {PlaneOfInterestVisible@17307} http://osm.org/way/186607929 Vapiano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0 = {PlaneOfInterestVisible@17308} http://osm.org/way/553095431 Ästhetik Experten Hannov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1 = {PlaneOfInterestVisible@17309} http://osm.org/way/553095433 Theo Wormland GmbH &amp; Co. KG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2 = {PlaneOfInterestVisible@17310} http://osm.org/way/528208412 Altstadtfest (4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3 = {PlaneOfInterestVisible@17311} http://osm.org/way/553095438 Zara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4 = {PlaneOfInterestVisible@17312} http://osm.org/way/185772404 Uhl &amp; Stöver Gastronomie GmbH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5 = {PlaneOfInterestVisible@17313} http://osm.org/way/186607931 Gina Tricot Hannover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6 = {PlaneOfInterestVisible@17314} http://osm.org/way/185772408 Sport-Scheck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7 = {PlaneOfInterestVisible@17315} http://osm.org/way/507231744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8 = {PlaneOfInterestVisible@17316} http://osm.org/way/186607936 Café f (3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9 = {PlaneOfInterestVisible@17317} http://osm.org/way/186607937 Schuh-Neumann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0 = {PlaneOfInterestVisible@17318} http://osm.org/way/55312230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 = {PlaneOfInterestVisible@17319} http://osm.org/way/186607933 Reserved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 = {PlaneOfInterestVisible@17320} http://osm.org/way/529145710 Altes Rathaus, Hanover (10) (1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 = {PlaneOfInterestVisible@17321} http://osm.org/way/186607934 Akkurat Friseursalo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 = {PlaneOfInterestVisible@17322} http://osm.org/way/52793529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 = {PlaneOfInterestVisible@17323} http://osm.org/way/122749484 Markthalle Hannov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 = {PlaneOfInterestVisible@17324} http://osm.org/way/527935297 Craft Beer Ba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 = {PlaneOfInterestVisible@17325} http://osm.org/way/527935293 Jens Sander Leather Goods Repai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 = {PlaneOfInterestVisible@17326} http://osm.org/way/52793529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 = {PlaneOfInterestVisible@17327} http://osm.org/way/527935295 M&amp;B hair and nail studio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 = {PlaneOfInterestVisible@17328} http://osm.org/way/591065600 Marktkirche (10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 = {PlaneOfInterestVisible@17329} http://osm.org/way/185772401 HannoVerum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3854} http://osm.org/way/124270965 Postbank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3855} http://osm.org/way/553122319 Gelco GmbH &amp; Co. KG (10) (3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3856} http://osm.org/way/528120149 Vierkirchenblick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3857} http://osm.org/way/25012391 Parkhaus Markthalle (2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3858} http://osm.org/way/530031136 Deerberg Laden Hannov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3859} http://osm.org/way/528120143 Broyhanhaus (Hannover)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3860} http://osm.org/way/528120141 Antiquitäten Schmuck - Münzen - Briefmarken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3861} http://osm.org/way/312748434 Klavierhaus Döll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3862} http://osm.org/way/528120145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3863} http://osm.org/way/186037774 Jack Wolfskin Stor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3864} http://osm.org/way/530020636 Meadero Público (2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3865} http://osm.org/way/553133359 Food Broth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13866} http://osm.org/way/55313335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13867} http://osm.org/way/530767176 CROCO LEATHER &amp; FASHION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13868} http://osm.org/way/553133367 Gebers - Die Schlafexperten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13869} http://osm.org/way/553133365 Werk-D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13870} http://osm.org/way/553133362 Hotel Central Hannover &amp; Handels GmbH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13871} http://osm.org/way/530034045 Weapons Will &amp; Apel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13872} http://osm.org/way/553137560 Barmenia Versicherung - Lutz Koch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13873} http://osm.org/way/553137562 Paul Degott (4) (1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13874} http://osm.org/way/185772381 decius (2) (1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13875} http://osm.org/way/530409102 Parkhaus Altstadt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13876} http://osm.org/way/553133381 Craft Beer Lager (Hannover)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13877} http://osm.org/way/528208412 Altstadtfest (4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13878} http://osm.org/way/553095438 Zara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13879} http://osm.org/way/186607937 Schuh-Neumann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13880} http://osm.org/way/591065600 Marktkirche (10) (3)</text:p>
          </table:table-cell>
          <table:table-cell table:number-columns-repeated="16383"/>
        </table:table-row>
        <table:table-row table:number-rows-repeated="1047800" table:style-name="ro1">
          <table:table-cell table:number-columns-repeated="16384"/>
        </table:table-row>
      </table:table>
      <table:table table:name="4" table:style-name="ta1">
        <table:table-column table:style-name="co6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4941} http://google.com/places/ChIJZTiOLkSyukcRrAdn_8wYUMY Karikaturi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4942} http://google.com/places/ChIJ_TkyhbF0sEcRvEPULEVZlTk Marlis And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4943} http://google.com/places/ChIJFxDPnrF0sEcRhfS7ZYIzNAg Chaucer GmbH Erst &amp; Rück versicherungsagentu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4944} http://google.com/places/ChIJ6Vo6PbF0sEcRA1XyaUYEzBY horak Rechtsanwält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4945} http://google.com/places/ChIJnxh_P7B0sEcRsopaIOhEpgo Dukes Burgerla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4946} http://google.com/places/ChIJA4yN-bB0sEcR5LjS3eK-vp8 Herr Dr. med. S. Reb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4947} http://google.com/places/ChIJ-0mwnrF0sEcRr13rESW-ibw Servona NICOLAI-Vital-Resor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4948} http://google.com/places/ChIJQysVIrF0sEcRrh4Hf0Ph9XU Maremon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4949} http://google.com/places/ChIJ3TJG8rp0sEcRukVMvwETHbY USB-Maschenmo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4950} http://osm.org/node/2453236450 Stichnot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14951} http://google.com/places/ChIJP1otP_COukcRAtntQGzium8 Bausparkasse Schwäbisch Hall AG - Jens Heitman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14952} http://google.com/places/ChIJm5A8uhp1sEcRqh7onv2LSWM MAD about Juic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14953} http://osm.org/node/5894377986 Mary's Restauran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14954} http://google.com/places/ChIJ14L0Uax0sEcRKCoK9EdLlzo Seyhan Öztü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14955} http://google.com/places/ChIJxedSNaV0sEcRowzzEIAwOck Hannoversche Volksbank e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14956} http://osm.org/node/2453236451 Maestr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14957} http://osm.org/node/137980116 Schauspiel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14958} http://google.com/places/ChIJG6KikLF0sEcRoSHTzdYLR_A Herr Dr. med. Andreyasa Udayan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14959} http://google.com/places/ChIJlaq4m7F0sEcRK7lp-_WIyxA Rechtsanwältin Nicole Thie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14960} http://google.com/places/ChIJPwtJTrB0sEcR8kOjPDgRGro SHS Legal Notar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14961} http://google.com/places/ChIJJ_6B-rB0sEcRVC0TKWL1sjM Samantha of Stol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14962} http://google.com/places/ChIJ9biSIbJ0sEcRbSMQOFKSw_0 Hotel am Thielenplatz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14963} http://google.com/places/ChIJCbyU1rF0sEcRuwm5C39md14 Hugo'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14964} http://google.com/places/ChIJ28JqtbF0sEcRu9HPdHWqpdY RK Multiplex Filmtheater- betriebe Beteiligungsgesell- 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14965} http://google.com/places/ChIJN-JwPLJ0sEcRlBnOXlsajDU Leopold Carolin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ointOfInterestVisible@14966} http://google.com/places/ChIJM9G4PrJ0sEcRl0_fIeY7KBE Praxis Hoefli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ointOfInterestVisible@14967} http://google.com/places/ChIJlaq4m7F0sEcRm_o2r01P0e0 Quirin Privatbank AG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ointOfInterestVisible@14968} http://osm.org/node/369114178 enercity expo Café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ointOfInterestVisible@14969} http://osm.org/node/2610996122 Pommesglüc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ointOfInterestVisible@14970} http://google.com/places/ChIJK5gjMLJ0sEcR1oHKk_HD60M Downtown Karaoke &amp; 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ointOfInterestVisible@14971} http://google.com/places/ChIJSUUq97B0sEcR6QJk2GxFfHo Herr Dr. med. Stephan Vog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ointOfInterestVisible@14972} http://google.com/places/ChIJq7THVeh0sEcRDDKeK_grrH8 KOKKON GmbH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ointOfInterestVisible@14973} http://google.com/places/ChIJwVdHLrB0sEcRJtEjq2XryaQ ShopDutyfree.eu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ointOfInterestVisible@14974} http://google.com/places/ChIJCxcj-bB0sEcRf-Qiu_6D-L8 Kroepcke Station (station) (1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ointOfInterestVisible@14975} http://google.com/places/ChIJ2ZsUhbF0sEcRIu4B04mB92w GOLF GLOB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ointOfInterestVisible@14976} http://google.com/places/ChIJR3RUJbB0sEcR1oWbL5nLqSM Deluxe Schuhvertrieb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ointOfInterestVisible@14977} http://google.com/places/ChIJ08q6L7t0sEcRbmMsv0WX58I Mared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ointOfInterestVisible@14978} http://google.com/places/ChIJfZHbHrF0sEcR-BlO4XpNt88 Nespresso Boutiqu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ointOfInterestVisible@14979} http://osm.org/node/3454403828 Marlen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ointOfInterestVisible@14980} http://google.com/places/ChIJY39jb7B0sEcRHdFBCbGV5lU MVZ Augenärzte am Kröpck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ointOfInterestVisible@14981} http://google.com/places/ChIJXasrsLF0sEcRwEkpoaah7iY Bär GmbH - Manufaktur für bequeme Schu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ointOfInterestVisible@14982} http://www.wikidata.org/entity/Q15858572 Haus Ebeling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ointOfInterestVisible@14983} http://google.com/places/ChIJpWqo9LF0sEcRruYYTa9Qw6o FaceA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ointOfInterestVisible@14984} http://google.com/places/ChIJDxF5Q7B0sEcRKNspusgO5wI Svenson Haarstud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ointOfInterestVisible@14985} http://google.com/places/ChIJ2SlR-7B0sEcRTekdpHcJQCg Dr. med. Meinolf Goertz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ointOfInterestVisible@14986} http://google.com/places/ChIJ5cWFUrB0sEcRYSABp8nr1X0 Bockhors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ointOfInterestVisible@14987} http://osm.org/node/2448251007 licht + ambien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ointOfInterestVisible@14988} http://google.com/places/ChIJwVdHLrB0sEcRao-xR2hyOs8 KÖ-HAIR GmbH Hannover Haartransplantat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ointOfInterestVisible@14989} http://osm.org/node/2286146951 Nordse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ointOfInterestVisible@14990} http://google.com/places/ChIJoYGCiZs5ZUERfpmNMWMW3Uk Association of Employee health insurance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ointOfInterestVisible@14991} http://google.com/places/ChIJrXf1PrB0sEcRTXoLMcqn1Z4 Frau Dr. Marianne Rauschenberg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ointOfInterestVisible@14992} http://google.com/places/ChIJOcFW0q90sEcRedwkdL9P54E urban s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ointOfInterestVisible@14993} http://google.com/places/ChIJ4aDNJbB0sEcRHWaNVwArjUE Ernst-August-pharmacy subway station Kröp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ointOfInterestVisible@14994} http://google.com/places/ChIJF460TbB0sEcRtXHz-jzr8ls Zahnarztpraxis Hannover - Dr. Z Zahnmedizinisches Versorgungszentrum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ointOfInterestVisible@14995} http://www.wikidata.org/entity/Q143590 Kunstverein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ointOfInterestVisible@14996} http://google.com/places/ChIJTZzU27N0sEcRTdfXQvIKy2I ATD Travel Services (Germany) Ltd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ointOfInterestVisible@14997} http://google.com/places/ChIJNTgCI7F0sEcRak0QJ_I5KqU Anna Tuturyanu Tierrechtsanwalt - horak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ointOfInterestVisible@14998} http://google.com/places/ChIJmeGr_LB0sEcRwvB503dOrKA xxl-fliese.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ointOfInterestVisible@14999} http://google.com/places/ChIJAas6hK10sEcR2q28pi4FlCg BotorPlus GmbH Rechtsanwaltsgesellscha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ointOfInterestVisible@15000} http://google.com/places/ChIJbVloObB0sEcR2raAikNH8BE Unisex Friseur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ointOfInterestVisible@15001} http://google.com/places/ChIJS544QVcLsEcRSSGwjJxIug0 Dr. Carsten Fri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ointOfInterestVisible@15002} http://google.com/places/ChIJtaZpzrF0sEcRDoACdcwhu8U Sparda-Bank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ointOfInterestVisible@15003} http://google.com/places/ChIJ_e-fYSN1sEcRGuhqC6OMFkk VINCE Vinotec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ointOfInterestVisible@15004} http://google.com/places/ChIJtS2dFbB0sEcRkFBDa7V0yCk Foot Lock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ointOfInterestVisible@15005} http://google.com/places/ChIJA0jciLF0sEcRXV32oElBXwk Noon Individual Hai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ointOfInterestVisible@15006} http://osm.org/node/3668985322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ointOfInterestVisible@15007} http://google.com/places/ChIJG6KikLF0sEcRHXS1tSO7C9Q Frau Carmen Jakob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ointOfInterestVisible@15008} http://google.com/places/ChIJqzhwx7F0sEcRHdhxoZKp6jQ Herfurth &amp; Partner Rechtsanwalt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ointOfInterestVisible@15009} http://osm.org/node/2448251012 miniundm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ointOfInterestVisible@15010} http://google.com/places/ChIJCbyU1rF0sEcRbc1R5lraInw Prof. Dr. med. Lars Köh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ointOfInterestVisible@15011} http://google.com/places/ChIJafXSw7F0sEcREkFX_Cu07pw Behn Steuerberatung + Wirtschaftsprüfung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ointOfInterestVisible@15012} http://osm.org/node/4040455040 Kanzlei Helga Krapp-Böhm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ointOfInterestVisible@15013} http://osm.org/node/2448251011 Boomerang Reis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= {PointOfInterestVisible@15014} http://osm.org/node/308404447 Gullym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= {PointOfInterestVisible@15015} http://osm.org/node/4636901672 Rechtsanwalt Bernhard von Boeh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 = {PointOfInterestVisible@15016} http://osm.org/node/3454409107 Calenberger Kreditvere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 = {PointOfInterestVisible@15017} http://google.com/places/ChIJ3dkOl7F0sEcRjlahjuPzwyA Herr Dr. med. Stefan Krukenber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 = {PointOfInterestVisible@15018} http://google.com/places/ChIJm-Gr_LB0sEcRN4Lt_VrAVLg Helmut Apk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 = {PointOfInterestVisible@15019} http://google.com/places/ChIJ5Q168bF0sEcRX1CI2D2BssI Db-kantine casin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 = {PointOfInterestVisible@15020} http://google.com/places/ChIJocv2ypw5ZUER-h-z9lG_FHY Gaststätte Telegrap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= {PointOfInterestVisible@15021} http://google.com/places/ChIJ78AIQ7B0sEcRi5YBJ-ynGDw BACK-FACTORY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 = {PointOfInterestVisible@15022} http://google.com/places/ChIJXW0i9LB0sEcRJBNJrRYwqNo BNP Paribas Hous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 = {PointOfInterestVisible@15023} http://google.com/places/ChIJYcdU4rB0sEcRxY6IGMobxOo SØR M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 = {PointOfInterestVisible@15024} http://google.com/places/ChIJcyaGorF0sEcRdwSobwqDtFY Das Brötch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 = {PointOfInterestVisible@15025} http://google.com/places/ChIJ3dkOl7F0sEcRvjhJUuX6kfQ Herr Dr. med. Frank Calli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 = {PointOfInterestVisible@15026} http://google.com/places/ChIJ8xYrpbF0sEcRm41yw3DIQ2g Frau Dr. med. Cornelia Kühn-Schäli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 = {PointOfInterestVisible@15027} http://google.com/places/ChIJf8LnjLF0sEcRQAt17MFoeNI Vintage Handels-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 = {PointOfInterestVisible@15028} http://google.com/places/ChIJ8xYrpbF0sEcRy6R6rIddfXI Continentale Versicher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 = {PointOfInterestVisible@15029} http://google.com/places/ChIJ8cgcyrF0sEcRJUh2O5kxkZo Dr. med. Thomas Huh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 = {PointOfInterestVisible@15030} http://google.com/places/ChIJWzW9dLF0sEcRT4m05FWFGeE HypoVereinsbank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= {PointOfInterestVisible@15031} http://google.com/places/ChIJOeiNylVzsEcRy1XVdvz0AUk Orthopädiezentrum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= {PointOfInterestVisible@15032} http://google.com/places/ChIJuXHTsrF0sEcR5emdPBO266I At the law firm Opera Hou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 = {PointOfInterestVisible@15033} http://osm.org/node/318105441 Grand Hotel Mussman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 = {PointOfInterestVisible@15034} http://osm.org/node/4754123861 Frittzch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 = {PointOfInterestVisible@15035} http://google.com/places/ChIJgWxOUrB0sEcRsKxjSZG4V_c KundenCenter von enerc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 = {PointOfInterestVisible@15036} http://google.com/places/ChIJcyaGorF0sEcRdZVAKSOJ6k8 Vermessungsbüro Haase und Bet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 = {PointOfInterestVisible@15037} http://osm.org/node/2453236449 Jim Bloc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 = {PointOfInterestVisible@15038} http://google.com/places/ChIJS9TatbF0sEcRA7PYr24fDzc Mandata Dr. Köhler Beteiligungs- und Verwaltungs- 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 = {PointOfInterestVisible@15039} http://google.com/places/ChIJjUcCI7F0sEcRXge_-n5uxrE Andreas Müller - horak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 = {PointOfInterestVisible@15040} http://google.com/places/ChIJ3Wa1TbB0sEcRiiYzdEucAtM Herr Dr. med. Nils Putschk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= {PointOfInterestVisible@15143} http://osm.org/node/4459433615 Café-Bar Bernini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 = {PointOfInterestVisible@15144} http://google.com/places/ChIJQfrQabF0sEcR4UsCw95C6RM Angermann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 = {PointOfInterestVisible@15145} http://osm.org/node/289765634 Thai Food in the Box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 = {PointOfInterestVisible@15146} http://google.com/places/ChIJXasrsLF0sEcRoUMyIQAGHZM bauwo Grundstück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 = {PointOfInterestVisible@15147} http://google.com/places/ChIJ53xzxbF0sEcRUPD8Nm0yxPY STIFTUNG Sparda-Bank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5 = {PointOfInterestVisible@15148} http://google.com/places/ChIJ2SlR-7B0sEcRF4kIWgp63rY concret Vermögens- verwaltung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 = {PointOfInterestVisible@15149} http://google.com/places/ChIJQ562qLZ0sEcRzoskuHP-FF4 Römermann Attorneys Ltd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 = {PointOfInterestVisible@15150} http://google.com/places/ChIJ-Xqu87B0sEcR8asbRy17H-g Private Practice for Physiotherapy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8 = {PointOfInterestVisible@15151} http://osm.org/node/2884044804 City Blick (Kontaklinsen-Institut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 = {PointOfInterestVisible@15152} http://google.com/places/ChIJA4yN-bB0sEcRvgx8wWRTJMQ Gondel Restaurant &amp; Bar im Georgspala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0 = {PointOfInterestVisible@15153} http://google.com/places/ChIJpZ7t3LJ0sEcRoFjwU-nung0 Herr Dr. med. dent. Uwe Blun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 = {PointOfInterestVisible@15154} http://google.com/places/ChIJvx0dT7B0sEcRZ8T2hTCU6I8 IT Recht Hannover Rechtsanwalt Eyck Strohmey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 = {PointOfInterestVisible@15155} http://google.com/places/ChIJCbyU1rF0sEcRv-iz94OczNM Dr. med. Heike-Franziska Weide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3 = {PointOfInterestVisible@15156} http://google.com/places/ChIJTUTaxLN0sEcRrK7xPS3ZyPw Maharishi Weltfriedens-Stift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 = {PointOfInterestVisible@15157} http://google.com/places/ChIJ9QsZTbB0sEcRhaIeFm4a-QA REPEAT cashme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5 = {PointOfInterestVisible@15158} http://google.com/places/ChIJX_otuJw5ZUEROXlDwBfpOpY Rechtsanwältin &amp; Fachanwältin für Familienrecht - Helga Krapp-Böhm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 = {PointOfInterestVisible@15159} http://google.com/places/ChIJk9_It5w5ZUERP2tmpbJoFgg Sanitätshaus am Thielenplatz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 = {PointOfInterestVisible@15160} http://google.com/places/ChIJSSd_1q90sEcR-i3LBKnLOxc Kentucky Fried Chick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8 = {PointOfInterestVisible@15161} http://google.com/places/ChIJ-ySNs7F0sEcRdy9xdFKGjbQ Hogg Robinson Group Germa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 = {PointOfInterestVisible@15162} http://google.com/places/ChIJpWqo9LF0sEcRlE-ewPvDO6I Kiosk am Thielenplatz (DHL , Toto-Lotto 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0 = {PointOfInterestVisible@15163} http://google.com/places/ChIJ8cgcyrF0sEcR_YEgLqYTNAE Galerie Mens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1 = {PointOfInterestVisible@15164} http://google.com/places/ChIJ8xYrpbF0sEcRZNHi9fCWXUU RK Vermögensverwaltung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 = {PointOfInterestVisible@15165} http://google.com/places/ChIJ8xYrpbF0sEcR_NEbh2z18og Aston Martin versicher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3 = {PointOfInterestVisible@15166} http://google.com/places/ChIJe6N12LB0sEcR-bpAPIHk0MI Marlies Möller salo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4 = {PointOfInterestVisible@15167} http://google.com/places/ChIJwcIz5q90sEcRngG1hF5qxIw Bank J. Safra Sarasin (Deutschland)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5 = {PointOfInterestVisible@15168} http://google.com/places/ChIJQdioPrJ0sEcRJfMheLQIG8w A. A A. ABSICHERUNG ALLER ART SCHLUESSELDIENST-TAG-UND NA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 = {PointOfInterestVisible@15169} http://google.com/places/ChIJh__z3bF0sEcRnryRO3K365M genuss-versand.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 = {PointOfInterestVisible@15170} http://google.com/places/ChIJ9QsZTbB0sEcR_vWXUgsowoY Weiler Vermögensverwaltung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8 = {PointOfInterestVisible@15171} http://google.com/places/ChIJ82LaF7J0sEcRiuvzqXcg7is Queens Nailbar De luxe UG (haftungsbeschränk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 = {PointOfInterestVisible@15172} http://google.com/places/ChIJi2wYdjMLsEcRUSvlV_e9fiw Leinekontor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0 = {PointOfInterestVisible@15173} http://google.com/places/ChIJ8xYrpbF0sEcRPaAWKBMWde8 SØR M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 = {PointOfInterestVisible@15174} http://google.com/places/ChIJd5GEpbF0sEcRM2RVc5Z2-Do Lotus Elise versichern - Continentale Versicher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2 = {PointOfInterestVisible@15175} http://google.com/places/ChIJSwbwQbB0sEcR3Bv52yVFWZY Duke Burg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3 = {PointOfInterestVisible@15176} http://google.com/places/ChIJA4yN-bB0sEcR2_oRLxhzuZI White and Night | Brautmode und Abendmo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4 = {PointOfInterestVisible@15177} http://google.com/places/ChIJ36q3FrF0sEcRJosYtJ4u_5Y Holocaust-Mahnma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5 = {PointOfInterestVisible@15178} http://google.com/places/ChIJe__O6bF0sEcRdQp0OPKRzVE Rüter / Berg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6 = {PointOfInterestVisible@15179} http://google.com/places/ChIJPxKp_LB0sEcRT5Mr2psK1tg aPPose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7 = {PointOfInterestVisible@15180} http://google.com/places/ChIJ6Vo6PbF0sEcRAqCOuL_Zuzk Ines Alves Copylawyers Germany - horak Law Fir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8 = {PointOfInterestVisible@15181} http://www.wikidata.org/entity/Q1269255 Hannoverscher Künstlervere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 = {PointOfInterestVisible@15182} http://osm.org/node/2286146996 Schlemmer Ka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0 = {PointOfInterestVisible@15183} http://google.com/places/ChIJ_7WWm7p0sEcRr9pUgBbqE5c Die TUI i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 = {PointOfInterestVisible@15184} http://google.com/places/ChIJy028N6l0sEcRUY0W2D0rbvU TRIO academ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2 = {PointOfInterestVisible@15185} http://google.com/places/ChIJm4v0_LB0sEcRuKzkI52ae48 Stella Gruppe - Immobili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 = {PointOfInterestVisible@15186} http://google.com/places/ChIJ6Vo6PbF0sEcRV_3jE3DDeZw A. Stier discountMARKENSCHUTZ - horak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 = {PointOfInterestVisible@15187} http://google.com/places/ChIJlaq4m7F0sEcRG0u4x4ZovQc UFC Unternehmens- und Finanzconsulting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5 = {PointOfInterestVisible@15188} http://google.com/places/ChIJzWmJQrB0sEcRg0jdx_tEg_o Kröpcke Cent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 = {PointOfInterestVisible@15189} http://google.com/places/ChIJB680l7F0sEcReG3cdizFAFQ Hrp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7 = {PointOfInterestVisible@15190} http://google.com/places/ChIJ2SlR-7B0sEcRFwSB-Ei22Gw FONCIA VOW Verwaltungsorganisation für die Wohnungswirtschaft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= {PointOfInterestVisible@15191} http://google.com/places/ChIJlY_Fw7F0sEcRMFbu9z71-P0 ARC Real Estate 2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= {PointOfInterestVisible@15192} http://google.com/places/ChIJCbyU1rF0sEcR_T7aYGRauk8 Herr Dr. Oliver Dues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0 = {PointOfInterestVisible@15193} http://google.com/places/ChIJ28JqtbF0sEcRs3DHs6pDcGE Dr. Werner Meyer-Gattermann – Facharzt für Plastische und Ästhetische Chirurg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1 = {PointOfInterestVisible@15194} http://google.com/places/ChIJMXfWMmx1sEcRDS0XbfjEYDY Manufactum Waren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2 = {PointOfInterestVisible@15195} http://google.com/places/ChIJQysVIrF0sEcRAa9-UxcLqk4 W. Weitz kitchen culture to life Ha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3 = {PointOfInterestVisible@15196} http://google.com/places/ChIJf8LnjLF0sEcRrhvHCA-h0HI Prinzen...Das Image - Institut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4 = {PointOfInterestVisible@15197} http://google.com/places/ChIJ3dkOl7F0sEcRiU83WS9cIjQ Physiotherapy at the Oper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5 = {PointOfInterestVisible@15198} http://google.com/places/ChIJN9dGO4M5ZUERhaeLVTXQnH0 Back-Konzept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6 = {PointOfInterestVisible@15199} http://google.com/places/ChIJ7y1Fn7F0sEcRYgC-F4vkv-g Hannover Kröpcke/Theaterstraße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7 = {PointOfInterestVisible@15200} http://google.com/places/ChIJAzoIkbF0sEcRAO6vKtUInS8 Dr. med. Christian Ste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8 = {PointOfInterestVisible@15201} http://google.com/places/ChIJ3x2P1rF0sEcRJjyonp851Do DB BahnPark Parkplatz Ernst-August-Platz P1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9 = {PointOfInterestVisible@15202} http://google.com/places/ChIJjUq4iLF0sEcRRmcNbLh98d4 Therapeutische Lehranstalten Dr. Blindow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0 = {PointOfInterestVisible@15203} http://google.com/places/ChIJuXHTsrF0sEcRlnpYY_HWl1I Reinhard Lensch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 = {PointOfInterestVisible@15204} http://google.com/places/ChIJ9XWv6gZ1sEcREG-1a_J8KbI Bi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 = {PointOfInterestVisible@15205} http://osm.org/way/436076601 Subito News 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 = {PointOfInterestVisible@15206} http://google.com/places/ChIJr9idyrF0sEcR-hAjNteAHR0 BHB Büropark Hamburger Allee Besitz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 = {PointOfInterestVisible@15207} http://osm.org/way/436076603 VERO MOD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 = {PointOfInterestVisible@15208} http://google.com/places/ChIJI2HMt5w5ZUERdwXmjlwDvXc Moderegger Dr. Rechtsanwalt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 = {PointOfInterestVisible@15209} http://google.com/places/ChIJu_TC-7B0sEcRN_nlxHwVT28 ERNST factoring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 = {PointOfInterestVisible@15210} http://google.com/places/ChIJExr9yZw5ZUERS5Qbwp_f01E stuja.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 = {PointOfInterestVisible@15211} http://google.com/places/ChIJgQ2Y0bF0sEcR50ZtaMpX8JE Hannover Tourist Informat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 = {PointOfInterestVisible@15212} http://google.com/places/ChIJ3dkOl7F0sEcRvErDtI28F9Q Kinderwunsch-Praxis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 = {PointOfInterestVisible@15213} http://google.com/places/ChIJq8u38rB0sEcRJzYiblbto2I Ulla Popken - Large Sizes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 = {PointOfInterestVisible@15214} http://google.com/places/ChIJaekHObB0sEcRKd02WiaCRKc Hello Kitty Sanr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 = {PointOfInterestVisible@15215} http://google.com/places/ChIJB680l7F0sEcRtsCxPJqoFYA Ulrike Kausche Krankengymnast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 = {PointOfInterestVisible@15216} http://google.com/places/ChIJA7mXZrF0sEcRR0qtqWG9aB4 BDO AG Wirtschaftsprüfungsgesellscha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 = {PointOfInterestVisible@15217} http://google.com/places/ChIJsR0D5rB0sEcRCoPY5UFY1U8 Parkhaus Windmühlenstraß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 = {PointOfInterestVisible@15218} http://google.com/places/ChIJzb3Sr7F0sEcR7G4gI8qf-OE hannoversche Handels-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 = {PointOfInterestVisible@15219} http://google.com/places/ChIJY3rUy7F0sEcRVJzLB-5HM0k Zahnärztliche Gemeinschaftspraxis Susanne Weisthoff und Angela Weisthof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 = {PointOfInterestVisible@15220} http://google.com/places/ChIJfZHbHrF0sEcRv934qJhShN0 BASLER Fashion St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 = {PointOfInterestVisible@15221} http://google.com/places/ChIJp0sKMbJ0sEcRyBgI1_GgDEo Helge Wachsmuth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 = {PointOfInterestVisible@15222} http://google.com/places/ChIJQXVaSLB0sEcRpvDd7VY9O3o Ingrid Weis Mo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 = {PointOfInterestVisible@15223} http://google.com/places/ChIJowVZ2bN0sEcRva-3aC7PAq0 Christian Ahren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 = {PointOfInterestVisible@15224} http://osm.org/node/335497413 Paulaner am Thielenplatz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 = {PointOfInterestVisible@15225} http://google.com/places/ChIJ4zkyhbF0sEcRi5a5B2xl9f8 Sternwar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 = {PointOfInterestVisible@15226} http://osm.org/way/436076604 Vodafon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 = {PointOfInterestVisible@15227} http://osm.org/way/436076605 dunkin donut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 = {PointOfInterestVisible@15228} http://osm.org/way/436076606 nail &amp; sp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 = {PointOfInterestVisible@15229} http://google.com/places/ChIJA4yN-bB0sEcRfwmJio6-d6k a la carte im G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 = {PointOfInterestVisible@15230} http://google.com/places/ChIJEVcH7bF0sEcRrbFWqBxA-5w schönheits|kultu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 = {PointOfInterestVisible@15231} http://google.com/places/ChIJwVdHLrB0sEcRSFR-P6u99UQ Shoe C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 = {PointOfInterestVisible@15232} http://www.wikidata.org/entity/Q1486334 GOP theater Hannover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 = {PointOfInterestVisible@15233} http://google.com/places/ChIJ7c-P1rF0sEcReN5a7CpIiMc P1 Ernst-August-Pl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 = {PointOfInterestVisible@15234} http://google.com/places/ChIJ28JqtbF0sEcRCrWEIBbS0Ms LUMAS Galerie Hannover (Luisenstraße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 = {PointOfInterestVisible@15235} http://google.com/places/ChIJyZOEylVzsEcRcuA5hoIqy-I Herr Dr. med. Hans-Peter Haa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 = {PointOfInterestVisible@15236} http://google.com/places/ChIJ51V5XbB0sEcRSIJ_AYWOlsc 180grad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 = {PointOfInterestVisible@15237} http://google.com/places/ChIJqZlSB6J0sEcRNJcUZVvHkbg Beate Pakull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 = {PointOfInterestVisible@15238} http://google.com/places/ChIJz5zMyrF0sEcRPlTPKdlyI74 BERNHARD VON BOEHN Rechtsanwalt Fachanwalt für Arbeitsrecht Verkehrsrecht Versicherungsre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 = {PointOfInterestVisible@15239} http://google.com/places/ChIJCbyU1rF0sEcRdqTIm6rtZGg Frau Dr. Jeanette Gra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 = {PointOfInterestVisible@15240} http://google.com/places/ChIJ6zeIQrB0sEcRSc5WGJalJHU G &amp; A Gastro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 = {PointOfInterestVisible@15241} http://google.com/places/ChIJs07kIrF0sEcRFCj8e0l-Y2I Britta Gerhard Design-Attorney horak Lawy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 = {PointOfInterestVisible@15242} http://google.com/places/ChIJjUq4iLF0sEcReQbUJARRKgU Praxis Stankovic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 = {PointOfInterestVisible@15344} http://google.com/places/ChIJyY6cILR0sEcRyqE0eOGx4PA PE Pazifik-Exklusiv-Reis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 = {PointOfInterestVisible@15345} http://osm.org/node/369120346 Kastens Opti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 = {PointOfInterestVisible@15346} http://google.com/places/ChIJcyaGorF0sEcRxuuNzHq4c-k Herr Dr. med. Axel Hof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 = {PointOfInterestVisible@15347} http://osm.org/node/369120348 Café Kröp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 = {PointOfInterestVisible@15348} http://google.com/places/ChIJ0dKsWrB0sEcRYJ8BsqTJlRc SCARPA, Schuhe u. Accessoires, HiQuality LoPric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 = {PointOfInterestVisible@15349} http://google.com/places/ChIJp3rUQ7B0sEcRvbY_aZOeyI8 Mr. Wladimir Malzev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 = {PointOfInterestVisible@15350} http://google.com/places/ChIJ3dkOl7F0sEcR4Pmc_8Wz79Y Frau Melanie Calli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 = {PointOfInterestVisible@15351} http://google.com/places/ChIJuXHTsrF0sEcRETYqba9wXSY Liebe Beauty &amp; Style Academ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 = {PointOfInterestVisible@15352} http://google.com/places/ChIJyySSs6MLsEcRnCvPEnUj7vQ Löwen-Apothek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 = {PointOfInterestVisible@15353} http://google.com/places/ChIJCbQ_JrJ0sEcRTkAVN1OO9PA Bosse Rüdiger Förster &amp; Partner, Rechtsanwälte, Steuerbera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 = {PointOfInterestVisible@15354} http://google.com/places/ChIJZcfpJ7J0sEcRfbzlc9e951M Billerbeck GmbH Unabhängige Versicherungsmak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 = {PointOfInterestVisible@15355} http://google.com/places/ChIJVVXlS7B0sEcR_eZ_NnIm4Qs wohnen in hannover real estat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 = {PointOfInterestVisible@15356} http://google.com/places/ChIJFxDPnrF0sEcRZN-5pCd4oTc WIVI Grundstücks- und Immobili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 = {PointOfInterestVisible@15357} http://google.com/places/ChIJYcdU4rB0sEcRhlsiZoONa6s FEDDECK + MAHNER Assekuranz Makler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 = {PointOfInterestVisible@15358} http://google.com/places/ChIJH2R1IrF0sEcRRisRItNyAiE Leibniz Beau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5 = {PointOfInterestVisible@15359} http://google.com/places/ChIJ0awM6bF0sEcRrY_uLjCAJvg Ecco ! Italienische Feinko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6 = {PointOfInterestVisible@15360} http://google.com/places/ChIJG6KikLF0sEcR-UHuZhBh-UE Alex Gies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7 = {PointOfInterestVisible@15361} http://google.com/places/ChIJSUUGt7B0sEcRbyPyMvXs2DU Jondral GmbH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8 = {PointOfInterestVisible@15362} http://google.com/places/ChIJf8LnjLF0sEcRV9Zv0533etw VGH Versicherungen: Gambir &amp; Ammar OH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9 = {PointOfInterestVisible@15363} http://google.com/places/ChIJEdkPkbF0sEcRGARa4QVfpI0 IZD Ärztliche Partnerschaft Böhmer &amp; Part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0 = {PointOfInterestVisible@15364} http://google.com/places/ChIJt5hISrB0sEcR_iU2AfkeAkY Restaurant Rotond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1 = {PointOfInterestVisible@15365} http://google.com/places/ChIJy50l2rN0sEcR2TTrQA8KmWM Physio Impuls am Künstler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2 = {PointOfInterestVisible@15366} http://google.com/places/ChIJgQKnMbJ0sEcRmggKN38TU68 Fritz Walter Ko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3 = {PointOfInterestVisible@15367} http://google.com/places/ChIJ4zkyhbF0sEcRhJrELbCua3g Kanzlei Schu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4 = {PointOfInterestVisible@15368} http://google.com/places/ChIJ-Xqu87B0sEcRNpZgsLlahOA Frau Stefanie Bremer-Traino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5 = {PointOfInterestVisible@15369} http://google.com/places/ChIJZejcVLB0sEcRQCekuKBNGwk citiparken Hannover, Tiefgarage Oper/Kröpcke, Opernplatz 1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6 = {PointOfInterestVisible@15370} http://google.com/places/ChIJ-TLMKngLsEcRWfIL-CdUQC4 Medizinisches Versorgungszentr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7 = {PointOfInterestVisible@15371} http://google.com/places/ChIJu9Vdo7F0sEcRU3Ugs9dS6U8 Continentale Berufshaftpflichtversicherung Landesdirektion Czwikla &amp; Team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8 = {PointOfInterestVisible@15372} http://google.com/places/ChIJyVI51VVzsEcR3KP9LexmIp8 Dental practice vis-à-vis the Opera | Dr. Felix Poch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9 = {PointOfInterestVisible@15373} http://google.com/places/ChIJ5ymDybF0sEcR3cRfho8RziY Dr. Dr. Athanasios Stergiou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0 = {PointOfInterestVisible@15374} http://google.com/places/ChIJlbjPI2V1sEcRSUTKe1dCKLI Coffee Friend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1 = {PointOfInterestVisible@15375} http://google.com/places/ChIJe11q3LF0sEcRYvRoTMC1_hk youthconnect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2 = {PointOfInterestVisible@15376} http://google.com/places/ChIJ8xYrpbF0sEcR3TsS2HR6S_M EUROPE insurance Ha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3 = {PointOfInterestVisible@15377} http://google.com/places/ChIJ3RjoQLB0sEcRHGCHflBVH8c Frau Dr. Birgit Zierley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4 = {PointOfInterestVisible@15378} http://google.com/places/ChIJswQQ9bR0sEcRxhFcHET_X28 LILLY Brautklei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5 = {PointOfInterestVisible@15379} http://google.com/places/ChIJocv2ypw5ZUERw9cx-Wwbmaw Parfümerie Lieb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6 = {PointOfInterestVisible@15380} http://google.com/places/ChIJPfppsrF0sEcRNrKTKOai0Do Angela Fabian Boutique Pinocch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7 = {PointOfInterestVisible@15381} http://google.com/places/ChIJe6N12LB0sEcR4W0NXK4_4os Henry's Griddl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8 = {PointOfInterestVisible@15382} http://google.com/places/ChIJ0bu6LbJ0sEcRaJ1cfHtCTT4 Blues Joint Hannover im Varieté Marlen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9 = {PointOfInterestVisible@15383} http://google.com/places/ChIJ8UaRrnp1sEcRO9dRsdQ9seo Klangmeditation &amp; Meditation Hannover - Der Klang der Stil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0 = {PointOfInterestVisible@15384} http://google.com/places/ChIJEysMNIM5ZUERVZeFaIKh0jI Praxis für Kardiologie Dr. med. Zündor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1 = {PointOfInterestVisible@15385} http://www.wikidata.org/entity/Q1988590 Niedersächsischer Heimatbu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2 = {PointOfInterestVisible@15386} http://google.com/places/ChIJ8xYrpbF0sEcRlY6I0tKW4yg Praxis Mund-, Kiefer- und Gesichtschirurg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3 = {PointOfInterestVisible@15387} http://www.wikidata.org/entity/Q1549515 Stiftung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4 = {PointOfInterestVisible@15388} http://google.com/places/ChIJ5wnIMrB0sEcRTEPgQKowwSs Comptoir des Cotonni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5 = {PointOfInterestVisible@15389} http://google.com/places/ChIJO3Sbfst0sEcRDDaKKxgxvbQ LEISS lawyers and notari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6 = {PointOfInterestVisible@15390} http://google.com/places/ChIJy-wRPLJ0sEcRWDRmvBMfNUo MarienkäferRei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7 = {PointOfInterestVisible@15391} http://google.com/places/ChIJXasrsLF0sEcRPih0k0hxRlA Coffee Tim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8 = {PointOfInterestVisible@15392} http://google.com/places/ChIJAZBRM7B0sEcRezQUyoGJk4U Marc Cain St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9 = {PointOfInterestVisible@15393} http://google.com/places/ChIJYdJBs7F0sEcRrACutL2voYI Frau Dr. med. Verena Lehmpfuh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0 = {PointOfInterestVisible@15394} http://google.com/places/ChIJXasrsLF0sEcRg3q5itUwWZc bauwo Ferienwohnungen Föh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1 = {PointOfInterestVisible@15395} http://osm.org/node/247415262 Sparkass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2 = {PointOfInterestVisible@15396} http://google.com/places/ChIJtaZpzrF0sEcRk-WXhwNZRKE Roterfad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3 = {PointOfInterestVisible@15397} http://google.com/places/ChIJ2y2nKa10sEcRARAZVRwgZWY Herr Dr. med. Mario Krau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4 = {PointOfInterestVisible@15398} http://google.com/places/ChIJE8MZXrF0sEcR23ctTbfAFGk visora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5 = {PointOfInterestVisible@15399} http://google.com/places/ChIJfdmD5bV0sEcRQTw-Tf6Brs4 Goldschmiede Stichnoth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6 = {PointOfInterestVisible@15400} http://google.com/places/ChIJvdMPy7F0sEcRS9NRuJqDff0 Herm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7 = {PointOfInterestVisible@15401} http://osm.org/way/347160928 McDonald'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8 = {PointOfInterestVisible@15402} http://google.com/places/ChIJuXHTsrF0sEcRw-X5C2vjGDw Wilhelm'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9 = {PointOfInterestVisible@15403} http://google.com/places/ChIJ8cgcyrF0sEcRXVXVUwW840w tondemu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0 = {PointOfInterestVisible@15404} http://google.com/places/ChIJI7lj17N0sEcRYIvqhg9b84s Leonard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1 = {PointOfInterestVisible@15405} http://google.com/places/ChIJSUUq97B0sEcRiGzXDjtMlIA Dr. med. Jutta Schmidt-Pi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2 = {PointOfInterestVisible@15406} http://google.com/places/ChIJuc6amKN0sEcRkNKeGFHCvSU Kanzlei rechtgutaufgehoben.de Rechtsanwalt Michael Tus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3 = {PointOfInterestVisible@15407} http://google.com/places/ChIJ6Vo6PbF0sEcRFVoEeQQPGxQ Katrin Marwede - Trademark Attorney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4 = {PointOfInterestVisible@15408} http://google.com/places/ChIJeTR2Q7B0sEcRY1yMBUU77jk Florentine by Stichnoth Trauringe &amp; Schmu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5 = {PointOfInterestVisible@15409} http://osm.org/way/199489762 Kaufhaus Mag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6 = {PointOfInterestVisible@15410} http://google.com/places/ChIJdyoRlLF0sEcRldY0Ec3t-X8 Pr.Doz.Dr.med. Thomas Schwarze Zahnarz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7 = {PointOfInterestVisible@15411} http://google.com/places/ChIJMef9r7F0sEcRfZd1nND8u44 Harzstraße 10 Real Estate Holding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8 = {PointOfInterestVisible@15412} http://google.com/places/ChIJqQhZRbB0sEcRkFqti5tHgzQ E. + S.Wömpner, Lingerie, Underwear &amp; Swimwe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9 = {PointOfInterestVisible@15413} http://google.com/places/ChIJxTzXTbB0sEcRzxsMUgp-KLs Lutz Huth Immobili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0 = {PointOfInterestVisible@15414} http://google.com/places/ChIJQysVIrF0sEcRqDfRK3iBFUI Foto-Schaf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1 = {PointOfInterestVisible@15415} http://google.com/places/ChIJ3dkOl7F0sEcR6K8HMHkpjx0 Herr Dr. med. Helmut Trübenba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2 = {PointOfInterestVisible@15416} http://google.com/places/ChIJPZPIObB0sEcRsYYXmj1nyMY Plane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3 = {PointOfInterestVisible@15417} http://google.com/places/ChIJA0jciLF0sEcR6ivaHfEL_5U Liebeck-Blitzschutzbau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4 = {PointOfInterestVisible@15418} http://google.com/places/ChIJAQAUkbF0sEcRFeRdk_qTBbQ Sönksen Mo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5 = {PointOfInterestVisible@15419} http://google.com/places/ChIJ3dkOl7F0sEcR9LYCaNXaPhU Seydlitz GmbH &amp; Co.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6 = {PointOfInterestVisible@15420} http://google.com/places/ChIJ66zQSrB0sEcR1YD5dMknFio Änderungsschneiderei "Gräf-in-Design"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7 = {PointOfInterestVisible@15421} http://osm.org/node/1992166428 Weinstube Leonardo Ristoran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8 = {PointOfInterestVisible@15422} http://google.com/places/ChIJ-bNTE6l0sEcRtmXv6CvJd_4 Stefan Tonndor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9 = {PointOfInterestVisible@15423} http://google.com/places/ChIJCbQ_JrJ0sEcRPcwrnj9WsxA Silvers business travel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0 = {PointOfInterestVisible@15424} http://google.com/places/ChIJObtSlpw5ZUERnHx6BeEo22o Anwaltskanzlei am Opernplatz für Scheidungs- und Sorgerech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1 = {PointOfInterestVisible@15425} http://google.com/places/ChIJ81tmH4Z1sEcRoSZIJKdgWLU Ocean City Buffe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2 = {PointOfInterestVisible@15426} http://google.com/places/ChIJ2SlR-7B0sEcRKsUkR7LAMpk WILDE BEUGER SOLMECKE Rechtsanwälte GbR |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3 = {PointOfInterestVisible@15427} http://osm.org/way/436076580 Al Centr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4 = {PointOfInterestVisible@15428} http://osm.org/node/344446939 Sushi-D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5 = {PointOfInterestVisible@15429} http://google.com/places/ChIJL-IhPLB0sEcRoEX09PJuk-E Blumen-Hasse, Inh. Martin Hasse e.K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6 = {PointOfInterestVisible@15430} http://osm.org/way/436076583 Banu Banu Schu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7 = {PointOfInterestVisible@15431} http://osm.org/way/436076584 FOTOFIX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8 = {PointOfInterestVisible@15432} http://google.com/places/ChIJ_YwDn7F0sEcRz0KnvxGmLK8 MeDeM Immobilien- und Finanzservice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9 = {PointOfInterestVisible@15433} http://osm.org/way/436076585 Fantasy- Geschen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0 = {PointOfInterestVisible@15434} http://osm.org/way/436076586 Glamou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1 = {PointOfInterestVisible@15435} http://osm.org/way/436076588 Karma Mo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2 = {PointOfInterestVisible@15436} http://google.com/places/ChIJPxKp_LB0sEcRD4-lkrGlsAg Zahnärztliche Praxis vis-à-vis der Op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3 = {PointOfInterestVisible@15437} http://osm.org/node/3760138557 L tur Reisebür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4 = {PointOfInterestVisible@15438} http://osm.org/way/436076589 Kräuter Bas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5 = {PointOfInterestVisible@15439} http://google.com/places/ChIJ2c3R0q90sEcRZVzQ_J5c-E8 Rossmann Drogeriemark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6 = {PointOfInterestVisible@15440} http://google.com/places/ChIJe6N12LB0sEcRM0Z-yibB_z4 Masa Restaura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7 = {PointOfInterestVisible@15441} http://osm.org/node/2431319629 Mammu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8 = {PointOfInterestVisible@15442} http://google.com/places/ChIJZWa2-7B0sEcR24RwIfdL150 Wolfgang Weirauch Zahnarz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9 = {PointOfInterestVisible@15443} http://google.com/places/ChIJCbyU1rF0sEcReC2EVa55mjE Bruxelles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0 = {PointOfInterestVisible@15545} http://google.com/places/ChIJYV2XaLB0sEcRjlNFF1sZWGE Peek &amp; Cloppenburg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1 = {PointOfInterestVisible@15546} http://google.com/places/ChIJ2SlR-7B0sEcRukgMEgIs0Ss Hensche Lawyers, Labour Lawy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2 = {PointOfInterestVisible@15547} http://google.com/places/ChIJMef9r7F0sEcRiQKy2UVFoxg Julia Fixtures Portfolio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3 = {PointOfInterestVisible@15548} http://google.com/places/ChIJLycNmrF0sEcRQoEiSiCmI5w Bundespoliz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4 = {PointOfInterestVisible@15549} http://google.com/places/ChIJVVWp_LB0sEcRWDY7zlqv7fU Eisenberger Real Estat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5 = {PointOfInterestVisible@15550} http://google.com/places/ChIJF2tqJ7J0sEcRo8vleyJt8AU Spielerberater Agirm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6 = {PointOfInterestVisible@15551} http://google.com/places/ChIJlchAtrF0sEcRW3LANGjUmpk DAS INVEST GmbH&amp;Co.KG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7 = {PointOfInterestVisible@15552} http://osm.org/way/436076590 Lov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8 = {PointOfInterestVisible@15553} http://osm.org/way/436076592 Max Sport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9 = {PointOfInterestVisible@15554} http://google.com/places/ChIJG6KikLF0sEcRhmQAYwS0aMM MVZ wagnerstibbe für Laboratoriumsmedizin, Gynäkologie, Humangenetik und Pathologi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0 = {PointOfInterestVisible@15555} http://osm.org/node/3278005462 ESPRI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1 = {PointOfInterestVisible@15556} http://osm.org/way/436076593 New York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2 = {PointOfInterestVisible@15557} http://google.com/places/ChIJ-Xqu87B0sEcR3GekLKy938Q Holländische Kakaostub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3 = {PointOfInterestVisible@15558} http://osm.org/way/436076594 Ross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4 = {PointOfInterestVisible@15559} http://osm.org/way/436076595 Schäfer'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5 = {PointOfInterestVisible@15560} http://google.com/places/ChIJre55Q7B0sEcRRBfH8TNsEOc Dr. Dirk Oppermann &amp; Dr. Lisa Schul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6 = {PointOfInterestVisible@15561} http://osm.org/way/436076596 Solo Mo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7 = {PointOfInterestVisible@15562} http://google.com/places/ChIJdV47jLB0sEcRgmEeWDQXA5w Eckerl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8 = {PointOfInterestVisible@15563} http://google.com/places/ChIJoyDa9LB0sEcR6bqyuf1Ahsc Khuong Chau V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9 = {PointOfInterestVisible@15564} http://google.com/places/ChIJdSMa5rN0sEcRyxdjMijSYDo Rechtsanwalt Schrader,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 = {PointOfInterestVisible@15565} http://osm.org/node/539069162 Alexan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 = {PointOfInterestVisible@15566} http://osm.org/node/348382729 founta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2 = {PointOfInterestVisible@15567} http://google.com/places/ChIJf8LnjLF0sEcRWyl1vNUuxdI Schultze &amp; Brau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3 = {PointOfInterestVisible@15568} http://google.com/places/ChIJlaq4m7F0sEcR5jAVxAD4oaQ Grundstücksgesellschaft Walderseestraße 1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4 = {PointOfInterestVisible@15569} http://google.com/places/ChIJ6Vo6PbF0sEcRxbzUkQ7VxEY Peter Malkowa MUSIKTAUSCHrecht - horak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5 = {PointOfInterestVisible@15570} http://google.com/places/ChIJn1d6jLF0sEcRMEIbV1jySig Commerzban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6 = {PointOfInterestVisible@15571} http://google.com/places/ChIJZWa2-7B0sEcRAEAiOfr7_wI Zahnärzte im Georgspalast - Dr. Jürgen Lemme, Wolfgang Weirauch u. Anja Schul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7 = {PointOfInterestVisible@15572} http://google.com/places/ChIJR5N8j7F0sEcRu0TORR6LrY8 Gemeinschaftskanzlei Brümmerstedt,Seewald und Oelf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8 = {PointOfInterestVisible@15573} http://google.com/places/ChIJZWa2-7B0sEcRZqEY6x2LuZU Herr Dr. Jürgen Lemm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9 = {PointOfInterestVisible@15574} http://google.com/places/ChIJXasrsLF0sEcRT7ZtgHnD1N0 Hanseat Rei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0 = {PointOfInterestVisible@15575} http://google.com/places/ChIJ28JqtbF0sEcRaDn0WkLs45A Robbe &amp; Berking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1 = {PointOfInterestVisible@15576} http://google.com/places/ChIJfyN8trF0sEcRgJMb2ufcO30 Pascal Chassefiere Chassefiere &amp; Co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2 = {PointOfInterestVisible@15577} http://google.com/places/ChIJpQi83bB0sEcROIxwKeqWaD0 Martins Exklusiv Pfleg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3 = {PointOfInterestVisible@15578} http://google.com/places/ChIJfyN8trF0sEcRgOHnNyJbQL0 Ermenegildo Zegn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4 = {PointOfInterestVisible@15579} http://google.com/places/ChIJH7KZupgLsEcRrLlDYM-oCL8 DI Deutschland.Immobilien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5 = {PointOfInterestVisible@15580} http://google.com/places/ChIJ4zkyhbF0sEcRG4UzjsZ5lIA Rechstanwältin Gebler-Fleischhack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6 = {PointOfInterestVisible@15581} http://google.com/places/ChIJ_fX_k7F0sEcRdiMZIVTEIRI Steiff Margaret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7 = {PointOfInterestVisible@15582} http://google.com/places/ChIJZ2wP2rN0sEcRVBfZnQ7qUsU Insig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8 = {PointOfInterestVisible@15583} http://google.com/places/ChIJ3dkOl7F0sEcRY22JT_5vbqU Herr Dr. med. Ryszard van Rhe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9 = {PointOfInterestVisible@15584} http://google.com/places/ChIJNQRGR7B0sEcRRP7oIUUtfY8 Dr. med. Christian Wich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0 = {PointOfInterestVisible@15585} http://google.com/places/ChIJn23FiLF0sEcRl2Ni83VIn1A H.o.p.e.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1 = {PointOfInterestVisible@15586} http://osm.org/way/362628018 mai-mai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2 = {PointOfInterestVisible@15587} http://osm.org/way/362628016 Vivien Nail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3 = {PointOfInterestVisible@15588} http://osm.org/way/436076563 fast food restaura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4 = {PointOfInterestVisible@15589} http://osm.org/way/362628017 Yormas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5 = {PointOfInterestVisible@15590} http://google.com/places/ChIJSY9KTfd1sEcRq6YotsBGjYY C'est La V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6 = {PointOfInterestVisible@15591} http://osm.org/way/362628015 TopGirl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7 = {PointOfInterestVisible@15592} http://osm.org/way/436076566 ice cream parlo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8 = {PointOfInterestVisible@15593} http://google.com/places/ChIJOd1ErbF0sEcRQG45i2D8vf8 Bayerische Hypo- und Vereinsbank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9 = {PointOfInterestVisible@15594} http://google.com/places/ChIJ6Vo6PbF0sEcRGQq3KxGVldE Eric Scheu - Patent Filer (PCT Attorneys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0 = {PointOfInterestVisible@15595} http://google.com/places/ChIJk8fKIK10sEcRTqnCSwb8F5g Joan Mathews - HealthLawyer/ horak Law Fir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1 = {PointOfInterestVisible@15596} http://osm.org/node/353117844 Städtepartnerschaf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2 = {PointOfInterestVisible@15597} http://osm.org/way/362628020 zaubernuß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3 = {PointOfInterestVisible@15598} http://google.com/places/ChIJaQ2GLnQWmUcR0LNz8liVt34 Butl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4 = {PointOfInterestVisible@15599} http://google.com/places/ChIJ9xcGMrB0sEcR2OK1FILnOMo Restaurante Toscanin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5 = {PointOfInterestVisible@15600} http://google.com/places/ChIJU7LA9bB0sEcRHakZNUdWHRk Rechtsanwältin Genca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6 = {PointOfInterestVisible@15601} http://google.com/places/ChIJfw0xM-wMsEcRtWst-e_EjjA Regus - Hanover City Cen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7 = {PointOfInterestVisible@15602} http://google.com/places/ChIJI9W7PLJ0sEcRJILjk_ezFek brz immobilien, Marco Ziemer e.K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8 = {PointOfInterestVisible@15603} http://google.com/places/ChIJ-0mwnrF0sEcRvgNcon2RmJc Zahntechniker-Innung Niedersachsen-Brem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9 = {PointOfInterestVisible@15604} http://google.com/places/ChIJm4v0_LB0sEcRhMZjk8g4dks Concret rent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0 = {PointOfInterestVisible@15605} http://google.com/places/ChIJidJdR7B0sEcR-IoN8OhlcfA Timo Arokiasam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1 = {PointOfInterestVisible@15606} http://google.com/places/ChIJidJdR7B0sEcR_fBiw59hpYc Kosmetikpraxis Throni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2 = {PointOfInterestVisible@15607} http://google.com/places/ChIJA0jciLF0sEcRrqQBRcugnLY English Romance Ltd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3 = {PointOfInterestVisible@15608} http://google.com/places/ChIJYV2XaLB0sEcRzxRCgndphk4 CO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4 = {PointOfInterestVisible@15609} http://google.com/places/ChIJg0RR8bB0sEcRLGmgi-Q2LQM Herr Dr. med. dent. Carsten Krah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5 = {PointOfInterestVisible@15610} http://google.com/places/ChIJjUcCI7F0sEcR7gnBXlEp9MY Lisa Schwerdt, Rechtsanwältin - horak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6 = {PointOfInterestVisible@15611} http://google.com/places/ChIJw1BfxbN0sEcR-Dt_ioAM-vA Transzendentale Meditat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7 = {PointOfInterestVisible@15612} http://google.com/places/ChIJrZq04rB0sEcRapG9JqDRPaU Eggeste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8 = {PointOfInterestVisible@15613} http://google.com/places/ChIJuXHTsrF0sEcRj8Sm-4qBkW0 zen hai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9 = {PointOfInterestVisible@15614} http://google.com/places/ChIJcyaGorF0sEcRgVVpy_WnM_A Agath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0 = {PointOfInterestVisible@15615} http://google.com/places/ChIJDT2FwLF0sEcRD_-C9prMo1o Luxussachen.com - Filial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1 = {PointOfInterestVisible@15616} http://google.com/places/ChIJ2SlR-7B0sEcRVkxOxxPVwRw Lagertechnik Steger GmbH, Region Nord, Vertriebsstützpunk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2 = {PointOfInterestVisible@15617} http://google.com/places/ChIJ28JqtbF0sEcRWmbV6ozhYIA Noosou Group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3 = {PointOfInterestVisible@15618} http://google.com/places/ChIJeYZh8rF0sEcRHmw2mMayJFE Green Creation - Style St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4 = {PointOfInterestVisible@15619} http://google.com/places/ChIJNQRGR7B0sEcRFSF7mJGHxQw Beauty salon at Kröp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5 = {PointOfInterestVisible@15620} http://google.com/places/ChIJSb_CLrB0sEcRVAcPv7u9IUE Ciro Russo Barb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6 = {PointOfInterestVisible@15621} http://google.com/places/ChIJG6KikLF0sEcRpraYMlytdyQ Pilates im Zentr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7 = {PointOfInterestVisible@15622} http://osm.org/node/3760103218 Hussel Confiser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8 = {PointOfInterestVisible@15623} http://google.com/places/ChIJNQRGR7B0sEcR2qq_fa307P4 Änderungsschneiderei am Kröp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9 = {PointOfInterestVisible@15624} http://google.com/places/ChIJ8xYrpbF0sEcRbNSaqFgg2f4 Mile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0 = {PointOfInterestVisible@15625} http://osm.org/node/2448169324 L'Osteri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1 = {PointOfInterestVisible@15626} http://google.com/places/ChIJ4zkyhbF0sEcRED7dA26OVww pro office GmbH -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2 = {PointOfInterestVisible@15627} http://google.com/places/ChIJm7tc-9B1sEcRVsGu7h9P1Ng Leibniz Denkma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3 = {PointOfInterestVisible@15628} http://osm.org/node/2173581836 Braut- &amp; Abendmo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4 = {PointOfInterestVisible@15629} http://google.com/places/ChIJTZzU27N0sEcR6MbRnZY0IFY Soft Skin Hannover - Dauerhafte Haarentfernung - Hydrofacial - Akne - Kryo - Anti Aging - Celluli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5 = {PointOfInterestVisible@15630} http://google.com/places/ChIJjUcCI7F0sEcRl1jUXIbbGrg Rechtsanwältin Iris Phan - horak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6 = {PointOfInterestVisible@15631} http://google.com/places/ChIJj_eKQrB0sEcRBIp3mvPNHZA Schmoosy &amp; the C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7 = {PointOfInterestVisible@15632} http://osm.org/node/295391456 Louis Stromey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8 = {PointOfInterestVisible@15633} http://google.com/places/ChIJ66zQSrB0sEcRCCh2IEiFaZE Zentrum Kinderzahnheilkund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9 = {PointOfInterestVisible@15634} http://osm.org/node/295391457 Karl Karmars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0 = {PointOfInterestVisible@15635} http://osm.org/way/362627904 Henle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1 = {PointOfInterestVisible@15636} http://google.com/places/ChIJidJdR7B0sEcR2b__4Vs8C3w Pandor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2 = {PointOfInterestVisible@15637} http://google.com/places/ChIJ3Wa1TbB0sEcRMpwoTD_0a10 Herr Dr. med. Hans-Georg Pot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3 = {PointOfInterestVisible@15638} http://google.com/places/ChIJtS2dFbB0sEcRfF9Sm5KZmXE Heike Bollwe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4 = {PointOfInterestVisible@15639} http://google.com/places/ChIJXasrsLF0sEcRiwjf78XLUbU bethg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5 = {PointOfInterestVisible@15640} http://google.com/places/ChIJR5N8j7F0sEcRj5xCwHDhs6s TNG Entertainmen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6 = {PointOfInterestVisible@15641} http://google.com/places/ChIJUSALT7B0sEcRh_MMCfAy3xQ CALID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7 = {PointOfInterestVisible@15642} http://google.com/places/ChIJT3AunrF0sEcRXWPPx-KxEuU Bankhaus Hallbaum eine Zweigniederlassung der M.M.Warburg &amp; CO (AG &amp; Co.) KGa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8 = {PointOfInterestVisible@15643} http://osm.org/node/353119010 Mövenpic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9 = {PointOfInterestVisible@15644} http://google.com/places/ChIJp7wCetl0sEcRDLJ39i8Zwjk Liw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0 = {PointOfInterestVisible@15746} http://google.com/places/ChIJKabdRLB0sEcRhrKLGyrMfnw Dr. med. dent. Michael Gahmli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1 = {PointOfInterestVisible@15747} http://google.com/places/ChIJzZzMyrF0sEcR1_r3u6EyYzQ Bogner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2 = {PointOfInterestVisible@15748} http://osm.org/way/362627909 Ross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3 = {PointOfInterestVisible@15749} http://google.com/places/ChIJt_pIj7F0sEcRUrUF8Kc7kYc Neo House 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4 = {PointOfInterestVisible@15750} http://google.com/places/ChIJ9QsZTbB0sEcRJXFB0cRz2BU Stefanie Rennspieß Rechtsanwält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5 = {PointOfInterestVisible@15751} http://google.com/places/ChIJ-8Xe17F0sEcRFSS7EFUMS5c Vapian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6 = {PointOfInterestVisible@15752} http://osm.org/node/295391459 Heinrich Marsch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7 = {PointOfInterestVisible@15753} http://google.com/places/ChIJeTR2Q7B0sEcRUZfC1FpKxRk IKB Deutsche Industriebank AG und IKB Leasing GmbH und Geschäftsstel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8 = {PointOfInterestVisible@15754} http://osm.org/way/362627906 McDonald'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9 = {PointOfInterestVisible@15755} http://google.com/places/ChIJeyqc7bF0sEcRLNJv94TdrXc HB Möller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0 = {PointOfInterestVisible@15756} http://osm.org/way/362627907 Mühlhau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1 = {PointOfInterestVisible@15757} http://google.com/places/ChIJm4v0_LB0sEcRURVklIhhmJg Personalabteilung24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2 = {PointOfInterestVisible@15758} http://osm.org/node/261744178 Hugendubel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3 = {PointOfInterestVisible@15759} http://google.com/places/ChIJ46vUyrALsEcRwKHkNazrLLg Dr. Martin Gleisberg M.Sc. M.Sc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4 = {PointOfInterestVisible@15760} http://osm.org/way/362627911 Schinken Kat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5 = {PointOfInterestVisible@15761} http://google.com/places/ChIJ8cgcyrF0sEcR3XTrUKk2BUI designfor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6 = {PointOfInterestVisible@15762} http://google.com/places/ChIJp53SFo50sEcRI2l2aILwWYc STIMMFOR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7 = {PointOfInterestVisible@15763} http://google.com/places/ChIJAaEuJ7J0sEcR1EZSJMDk0NQ Zahnärztliche Praxis Dr. Michael Drünkler und Dr. Silke Neimann-Drünk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8 = {PointOfInterestVisible@15764} http://google.com/places/ChIJlchAtrF0sEcRI5KlLTDZ7Wc Oppenheim Prumenica Fonds Trus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9 = {PointOfInterestVisible@15765} http://google.com/places/ChIJSb_CLrB0sEcRv6AD7Mzud28 BEST AUDIT GmbH Wirtschaftsprüfungsgesellscha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0 = {PointOfInterestVisible@15766} http://google.com/places/ChIJjXuyLUBzsEcRp-vd0jOlfls Arc Inves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1 = {PointOfInterestVisible@15767} http://google.com/places/ChIJ2YhrObJ0sEcRMcs2Oe1BLYg TREUWER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2 = {PointOfInterestVisible@15768} http://google.com/places/ChIJa0aHObF0sEcRL9HD7z4WCmI Hessenberg GmbH&amp;Co.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3 = {PointOfInterestVisible@15769} http://google.com/places/ChIJAZBRM7B0sEcRtWB_VUqTsaQ Chopard Boutiqu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4 = {PointOfInterestVisible@15770} http://google.com/places/ChIJARBOPbF0sEcRGpV8gdwuuYk Leibniz Apothek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5 = {PointOfInterestVisible@15771} http://google.com/places/ChIJEdkPkbF0sEcRBvntbn5FyyQ Claudia Stolte IZD Hannover ärztliche Partnerscha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6 = {PointOfInterestVisible@15772} http://google.com/places/ChIJ_YwDn7F0sEcRjEqbewcUlb4 Wellnexx-2Fe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7 = {PointOfInterestVisible@15773} http://google.com/places/ChIJYdJBs7F0sEcRmD3XnMlVv0A Herr Michael Dan Isp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8 = {PointOfInterestVisible@15774} http://osm.org/node/349976023 Rossman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9 = {PointOfInterestVisible@15775} http://google.com/places/ChIJG6KikLF0sEcRRUKmsFoSaRs Klinik für Plastische und Ästhetische Chirurg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0 = {PointOfInterestVisible@15776} http://google.com/places/ChIJM0KCPPIMsEcRFVCmsqLq7GY Dr. med. Michael Sod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1 = {PointOfInterestVisible@15777} http://google.com/places/ChIJEdkPkbF0sEcRJ9_AQcsLTmU Osteopathie Prax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2 = {PointOfInterestVisible@15778} http://google.com/places/ChIJcyaGorF0sEcRnJRefUCbvaU Müller-Blom Rolf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3 = {PointOfInterestVisible@15779} http://osm.org/node/310007830 Kastens Hotel Luisenhof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4 = {PointOfInterestVisible@15780} http://google.com/places/ChIJnVBRrbF0sEcRN53vGnkVjeU Schramm &amp; Schoen Immobilien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5 = {PointOfInterestVisible@15781} http://google.com/places/ChIJJRXjXCt1sEcRizb88xHymNA Bank Julius Bär Deutschland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6 = {PointOfInterestVisible@15782} http://google.com/places/ChIJ_YwDn7F0sEcReSyHLZuyFDE LLA Theaterstraße Besitz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7 = {PointOfInterestVisible@15783} http://google.com/places/ChIJg0RR8bB0sEcRxkyVSZAKOWk Block Hous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8 = {PointOfInterestVisible@15784} http://google.com/places/ChIJXasrsLF0sEcRvGdUimqEEO0 B + N Gewerbepark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9 = {PointOfInterestVisible@15785} http://google.com/places/ChIJtS2dFbB0sEcRGWkp1FskAkA Konditorei Kreip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0 = {PointOfInterestVisible@15786} http://google.com/places/ChIJPwX_TrB0sEcRC_7Vkz742Mw Juwelier Deli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1 = {PointOfInterestVisible@15787} http://google.com/places/ChIJXasrsLF0sEcR_f8msByKW9I Scarosso Stor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2 = {PointOfInterestVisible@15788} http://google.com/places/ChIJ4x5uU7B0sEcREa5_CKmzAcc Stromtankstelle am KundenCenter von enerc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3 = {PointOfInterestVisible@15789} http://google.com/places/ChIJ-Xqu87B0sEcRDF1JGWunT-g Herr Dr. Peer Augenrei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4 = {PointOfInterestVisible@15790} http://google.com/places/ChIJrfrvTax0sEcRhFoErkzX4kY Wiegandt Christian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5 = {PointOfInterestVisible@15791} http://google.com/places/ChIJuzQEnLF0sEcRZNsJEdU0lPo HAUS &amp; GRUNDEIGENTUM Servic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6 = {PointOfInterestVisible@15792} http://google.com/places/ChIJXasrsLF0sEcRbDHP3U3T_Vs GCDT Golf course development &amp; trad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7 = {PointOfInterestVisible@15793} http://google.com/places/ChIJG6KikLF0sEcRguEWEjoWW1w Espada-Bar-Café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8 = {PointOfInterestVisible@15794} http://google.com/places/ChIJ-Xqu87B0sEcRvsyl-oHKcaw Friedrich Bartels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9 = {PointOfInterestVisible@15795} http://www.wikidata.org/entity/Q48665521 Haus Friedrich-Wilhel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0 = {PointOfInterestVisible@15796} http://google.com/places/ChIJEdkPkbF0sEcRbU5n9AZUMgM zahnarztpraxis hannover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1 = {PointOfInterestVisible@15797} http://google.com/places/ChIJP3t4x7F0sEcR9OaPpfQBroM GISY Schuhe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2 = {PointOfInterestVisible@15798} http://google.com/places/ChIJ3dkOl7F0sEcRAX_ELefI6HU Herr Dr. Ismael Khorshee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3 = {PointOfInterestVisible@15799} http://google.com/places/ChIJIcwj7LF0sEcRc4p7GqgKB7Y Restaurant RÖHRBE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4 = {PointOfInterestVisible@15800} http://google.com/places/ChIJadz_mJ11sEcR8RgY5QgIGWI mini 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5 = {PointOfInterestVisible@15801} http://google.com/places/ChIJY39jb7B0sEcRMAEhPCe_deU Immobilienmakler Hannover Finis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6 = {PointOfInterestVisible@15802} http://google.com/places/ChIJAQAAQLB0sEcRTXesa8rJYyg Khalil Coiffeur Internationa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7 = {PointOfInterestVisible@15803} http://google.com/places/ChIJ4zkyhbF0sEcRcg8WZRGA8bc Adler Klinik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8 = {PointOfInterestVisible@15804} http://google.com/places/ChIJ8xYrpbF0sEcRNAkYTkqxYFE TRIO Assekuranzmak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9 = {PointOfInterestVisible@15805} http://google.com/places/ChIJtS2dFbB0sEcRX4NOZkqMoB8 Dr. med. Cornelia Zab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0 = {PointOfInterestVisible@15806} http://google.com/places/ChIJ-Xqu87B0sEcRTWai2uUCY-k Physiotherapy Torsten Wol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1 = {PointOfInterestVisible@15807} http://google.com/places/ChIJ8xYrpbF0sEcR5H5jXnz74lc Strohschnitter-Münter Krankengymnastik-Prax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2 = {PointOfInterestVisible@15808} http://google.com/places/ChIJCbyU1rF0sEcRonN6P_2u9V8 Ruggeri Shop Unternehmergesellschaft (haftungsbeschränk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3 = {PointOfInterestVisible@15809} http://google.com/places/ChIJQXVaSLB0sEcREZP3XouCvpA Lothar John - Tischkultur i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4 = {PointOfInterestVisible@15810} http://google.com/places/ChIJ9bVC_LB0sEcRR3In6Krpzas Herr Dr. Heinz-Werner Hel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5 = {PointOfInterestVisible@15811} http://google.com/places/ChIJ66zQSrB0sEcRiZINiX6y2mY Luisenkinderzahnarz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6 = {PointOfInterestVisible@15812} http://google.com/places/ChIJ2SlR-7B0sEcRddxVRZ-PQmA MVH Immobili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7 = {PointOfInterestVisible@15813} http://google.com/places/ChIJgy1uOEx1sEcRYyhCI4uPx7w Briefmarkenautomat(Deutsch Pos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8 = {PointOfInterestVisible@15814} http://google.com/places/ChIJ2SlR-7B0sEcR6LkPcpn9alc CFU Verwaltungs- und Beteiligungs-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9 = {PointOfInterestVisible@15815} http://google.com/places/ChIJG6KikLF0sEcRhQU-8f8BSu8 Luisen pharmacy at the Opera Hou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0 = {PointOfInterestVisible@15816} http://google.com/places/ChIJCbyU1rF0sEcRMOe46OHgKCs Rechtsanwälte Bruns &amp; Kolleg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1 = {PointOfInterestVisible@15817} http://google.com/places/ChIJ4a_AObB0sEcR6mFdplf99TA Apple Stor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2 = {PointOfInterestVisible@15818} http://google.com/places/ChIJrbPA9bB0sEcRSQNPi2m-eJ4 miraDr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3 = {PointOfInterestVisible@15819} http://google.com/places/ChIJu_TC-7B0sEcR2UdTBCK2Jy8 HSBC Trinkaus &amp; Burkhardt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4 = {PointOfInterestVisible@15820} http://google.com/places/ChIJs7I8zrN0sEcR0nPRHroD0pQ MINDACT TRAVEL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5 = {PointOfInterestVisible@15821} http://osm.org/node/5678432135 Van Laa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6 = {PointOfInterestVisible@15822} http://google.com/places/ChIJMef9r7F0sEcR3I18vLI18XE Cayenne Real Estate DE-L- RHS24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7 = {PointOfInterestVisible@15823} http://osm.org/node/5678432134 Orlow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8 = {PointOfInterestVisible@15824} http://google.com/places/ChIJfyN8trF0sEcR-GlikSEnF9k Saskia Bürger Steuerberater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9 = {PointOfInterestVisible@15825} http://google.com/places/ChIJMXv9JLJ0sEcRuyi2xal4VFw Brautmode Prinzenstraß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0 = {PointOfInterestVisible@15826} http://google.com/places/ChIJXasrsLF0sEcRQpGcesdgqkc Just Retail Immobilien Managemen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1 = {PointOfInterestVisible@15827} http://google.com/places/ChIJ4zkyhbF0sEcR5dITmuzco_s Dr. med. Gerd Böhm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2 = {PointOfInterestVisible@15828} http://google.com/places/ChIJ-ySNs7F0sEcRVxd_eryJ96A Karin Langsch Galerie am Kröp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3 = {PointOfInterestVisible@15829} http://google.com/places/ChIJ6-dFV7B0sEcR4JCJCm7D6ck Grobe Briefmarkenauktion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4 = {PointOfInterestVisible@15830} http://google.com/places/ChIJJXzB1a90sEcRW710qkcU9Sg Hey Ferry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5 = {PointOfInterestVisible@15831} http://google.com/places/ChIJp3rUQ7B0sEcRZHKabVqhZos O2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6 = {PointOfInterestVisible@15832} http://google.com/places/ChIJjUcCI7F0sEcR3gbw7bViEos Anwaltskanzlei Varav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7 = {PointOfInterestVisible@15833} http://google.com/places/ChIJQ1rfpLF0sEcRNoW1IPeuQJQ Nanu-Nan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8 = {PointOfInterestVisible@15834} http://google.com/places/ChIJ2SlR-7B0sEcRAiP232S1Ie0 Dr. Hoppe &amp; Coll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9 = {PointOfInterestVisible@15835} http://google.com/places/ChIJpWqo9LF0sEcR87wqkM-bx5I Kiosk-DHL am Thielenplatz 5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0 = {PointOfInterestVisible@15836} http://google.com/places/ChIJnVhdypw5ZUERUQB1OZ4NVVY Delikates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1 = {PointOfInterestVisible@15837} http://google.com/places/ChIJ-Xpj8bB0sEcR-rpkdD1h_LI Emm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2 = {PointOfInterestVisible@15838} http://osm.org/node/3668985296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3 = {PointOfInterestVisible@15839} http://osm.org/node/1673399508 Markus G. Werner - Rechtsanwalt und Fachanwalt für IT-Re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4 = {PointOfInterestVisible@15840} http://google.com/places/ChIJ8cgcyrF0sEcRmkq5bXFB8ZM Sören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5 = {PointOfInterestVisible@15841} http://google.com/places/ChIJL93rX7F0sEcRG3w6iGeeZbE Dr. Ulrich Haup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6 = {PointOfInterestVisible@15842} http://google.com/places/ChIJNb3iyZw5ZUERJ2c4vU7EDnQ Orthopedics at the Oper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7 = {PointOfInterestVisible@15843} http://google.com/places/ChIJW828lbF0sEcRUdB0pW2RYiw Frau Dr. rer. nat. Dipl.-Psych. Katrin Boucsein-Mül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8 = {PointOfInterestVisible@15844} http://google.com/places/ChIJ6wOSwrF0sEcRnD8jdwBgyVs Geldautomat Commerzban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9 = {PointOfInterestVisible@15845} http://google.com/places/ChIJz5zMyrF0sEcRVslIvgvHD0w Schlösser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0 = {PointOfInterestVisible@15947} http://google.com/places/ChIJ6-tqmrF0sEcRJvVPz7LVqSM Tui Bk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1 = {PointOfInterestVisible@15948} http://www.wikidata.org/entity/Q43060920 Cumberlandsche Bühn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2 = {PointOfInterestVisible@15949} http://google.com/places/ChIJ6Vo6PbF0sEcR0nRX5wbcZTQ Rechtsanwalt Michael Horak, Dipl.-Ing, LL.M, Fachanwalt - horak Rechtsanwälte/ Fach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3 = {PointOfInterestVisible@15950} http://google.com/places/ChIJA4yN-bB0sEcR9UxAba1Rjw8 Praxis für Naturheilkunde - Renate Volkmer-Ollendor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4 = {PointOfInterestVisible@15951} http://google.com/places/ChIJG6KikLF0sEcRtAHT3Uyjcfg Giese H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5 = {PointOfInterestVisible@15952} http://www.wikidata.org/entity/Q16064283 Europa-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6 = {PointOfInterestVisible@15953} http://google.com/places/ChIJgwogI7F0sEcRxOzcqX0SSc0 Schuh-Orlow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7 = {PointOfInterestVisible@15954} http://osm.org/node/1240781903 Luisen-Apotheke am Opernpl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8 = {PointOfInterestVisible@15955} http://google.com/places/ChIJ3Wa1TbB0sEcRr1zl_i1VthU Herr Prof. Dr. med. Henning Zeid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9 = {PointOfInterestVisible@15956} http://google.com/places/ChIJGytzgTMLsEcRiUoMWZ8Ooq8 Dr. Antje Bähr - Private Physiotherap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0 = {PointOfInterestVisible@15957} http://google.com/places/ChIJXasrsLF0sEcR22G1b4j8rv8 Richebourg Immobilien B.V.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1 = {PointOfInterestVisible@15958} http://google.com/places/ChIJ4zkyhbF0sEcRVR5D2_tlueU Karl-Heinz Schirm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2 = {PointOfInterestVisible@15959} http://google.com/places/ChIJQysVIrF0sEcR6e3csV94mgY Dr. med. Birger Kuhl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3 = {PointOfInterestVisible@15960} http://osm.org/node/4820225732 Tesl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4 = {PointOfInterestVisible@15961} http://google.com/places/ChIJQfrQabF0sEcRiXWdqubDg44 Suhren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5 = {PointOfInterestVisible@15962} http://google.com/places/ChIJJYOfS7B0sEcRcjnMTK68WZ4 Rotonda Bistro Origl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6 = {PointOfInterestVisible@15963} http://google.com/places/ChIJA4yN-bB0sEcRSD6JTST_fZg Siemens Juwel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7 = {PointOfInterestVisible@15964} http://google.com/places/ChIJn23FiLF0sEcR6DaHZJxLkpA Kusche C. Dr. med. dent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8 = {PointOfInterestVisible@15965} http://google.com/places/ChIJFxDPnrF0sEcRmbHkEd36Bmw Wisskirchen Professional Service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9 = {PointOfInterestVisible@15966} http://google.com/places/ChIJA7mXZrF0sEcReo4rPpZTHTA CONIMMO Immobili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0 = {PointOfInterestVisible@15967} http://google.com/places/ChIJ8xYrpbF0sEcRz_he2vIpFUM Der Immobilien-La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1 = {PointOfInterestVisible@15968} http://google.com/places/ChIJN-JwPLJ0sEcRorMHTYWCKaI Alles Paletti!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2 = {PointOfInterestVisible@15969} http://google.com/places/ChIJeTR2Q7B0sEcRdPsfJ9_7tkM Bodyforming Studio Hannover - EMS Training / EMS Fitnessstud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3 = {PointOfInterestVisible@15970} http://google.com/places/ChIJcyaGorF0sEcR4sdjCT36Ydk Dr. Jürgen Andreas Schul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4 = {PointOfInterestVisible@15971} http://google.com/places/ChIJfyN8trF0sEcRrmeUwm7h-s4 Winterhoff Th.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5 = {PointOfInterestVisible@15972} http://google.com/places/ChIJIcwj7LF0sEcRnQfJnP9U2Uo Pâtisserie Elysé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6 = {PointOfInterestVisible@15973} http://google.com/places/ChIJ37Ic7OAKsEcR-cRyEbRg4yc Dr. med. Henning Platschek and colleagu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7 = {PointOfInterestVisible@15974} http://google.com/places/ChIJNzoOK7B0sEcRJ4nr1mdPN3A Telekom Shop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8 = {PointOfInterestVisible@15975} http://google.com/places/ChIJ8xYrpbF0sEcRicrhCTCvxOo Juwelier David Coh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9 = {PointOfInterestVisible@15976} http://google.com/places/ChIJ3Wa1TbB0sEcRobCWQjr3444 Rheumatologik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0 = {PointOfInterestVisible@15977} http://google.com/places/ChIJGRZ0xbF0sEcRilAGSLUTmXY Hannover City hal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1 = {PointOfInterestVisible@15978} http://google.com/places/ChIJ3RjoQLB0sEcRRbiYvTX_f3A Jeweler Cohrs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2 = {PointOfInterestVisible@15979} http://google.com/places/ChIJQysVIrF0sEcRgZuUtsw3lAE Allergie loswer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3 = {PointOfInterestVisible@15980} http://google.com/places/ChIJ2SlR-7B0sEcR5mbNTTZvdW0 HMS Wohnpark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4 = {PointOfInterestVisible@15981} http://google.com/places/ChIJl4hYKbB0sEcR6MiH8aPFdWM Frings Informatic Solution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5 = {PointOfInterestVisible@15982} http://google.com/places/ChIJL93rX7F0sEcRQhBv74rm7Pw Mexikanisches Honorarkonsula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6 = {PointOfInterestVisible@15983} http://google.com/places/ChIJ3Wa1TbB0sEcRkWQSaxh1D84 i:belle design GmbH &amp; Co. KG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7 = {PointOfInterestVisible@15984} http://google.com/places/ChIJg0RR8bB0sEcRN4Gbf6B_XVc Bettina S. Lady Desig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8 = {PointOfInterestVisible@15985} http://www.wikidata.org/entity/Q22809577 Sophien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9 = {PointOfInterestVisible@15986} http://google.com/places/ChIJWwUd_Kt0sEcRa4-ypjeQbFE Elegant and Excelle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0 = {PointOfInterestVisible@15987} http://google.com/places/ChIJMef9r7F0sEcRWERUITa-YsI E &amp; H Grundbesitz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1 = {PointOfInterestVisible@15988} http://google.com/places/ChIJWfLl2lh1sEcRWtb8fMqhDDo Melching 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2 = {PointOfInterestVisible@15989} http://google.com/places/ChIJU7LA9bB0sEcR9rvdEaNPoaI Toubab Tour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3 = {PointOfInterestVisible@15990} http://www.wikidata.org/entity/Q20020010 Kröpcke-Uh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4 = {PointOfInterestVisible@15991} http://osm.org/way/362627860 compa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5 = {PointOfInterestVisible@15992} http://google.com/places/ChIJ3ZTuv7F0sEcRtAf1D8IWjo0 TeeGschwend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6 = {PointOfInterestVisible@15993} http://google.com/places/ChIJA4yN-bB0sEcRQxgFCgV28ds Shoehou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7 = {PointOfInterestVisible@15994} http://google.com/places/ChIJ_YwDn7F0sEcR_5jxlbzmDxk Kl Casala Möbelwerk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8 = {PointOfInterestVisible@15995} http://osm.org/node/323101271 Bavarium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9 = {PointOfInterestVisible@15996} http://google.com/places/ChIJQdioPrJ0sEcRv889NFgNqno Marienkäfer Reisen GmbH Reiseveranstal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0 = {PointOfInterestVisible@15997} http://google.com/places/ChIJrZq04rB0sEcRbcM0gLJsMc0 Optiker Stau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1 = {PointOfInterestVisible@15998} http://google.com/places/ChIJwVdHLrB0sEcR2U0O7sdurwE eSOLUPRO Ltd. &amp; Co. ELEKTRO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2 = {PointOfInterestVisible@15999} http://osm.org/way/362627879 compa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3 = {PointOfInterestVisible@16000} http://osm.org/way/362627876 compa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4 = {PointOfInterestVisible@16001} http://google.com/places/ChIJ2SlR-7B0sEcRyJ99qTNuETo Dr.med.Uwe Armbre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5 = {PointOfInterestVisible@16002} http://google.com/places/ChIJm9VBwrF0sEcRpTgyeSyLSno V. Rüt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6 = {PointOfInterestVisible@16003} http://osm.org/way/362627877 compa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7 = {PointOfInterestVisible@16004} http://google.com/places/ChIJG1o7TLB0sEcR02q9Ltew-N4 Heinrich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8 = {PointOfInterestVisible@16005} http://google.com/places/ChIJy50l2rN0sEcRNqx0bE7zdMo TravelEssenc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9 = {PointOfInterestVisible@16006} http://google.com/places/ChIJXawN0rN0sEcRxyQx8vpHstY Leher Gastronomi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0 = {PointOfInterestVisible@16007} http://google.com/places/ChIJN-oYsrF0sEcReevl4mCQ6lk Reiseland Reisebüro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1 = {PointOfInterestVisible@16008} http://google.com/places/ChIJ5QtPNrB0sEcRCk9T-qMaU0c Desigual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2 = {PointOfInterestVisible@16009} http://google.com/places/ChIJHfwzGTkLsEcRtAYc-clkRUE Dr. Schmidt-Pich &amp; Kolleg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3 = {PointOfInterestVisible@16010} http://google.com/places/ChIJQ8_Qhpw5ZUERE7eab3OVmuc Gemeinschaftspraxis am Künstler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4 = {PointOfInterestVisible@16011} http://google.com/places/ChIJmzOnYbB0sEcRMayOYt-vAgQ Kiehl'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5 = {PointOfInterestVisible@16012} http://google.com/places/ChIJNQRGR7B0sEcR6He1rh_gGNY Mango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6 = {PointOfInterestVisible@16013} http://www.wikidata.org/entity/Q1630865 Hotel Continenta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7 = {PointOfInterestVisible@16014} http://google.com/places/ChIJweWX97B0sEcRkbkTpiAkRDk Beauty Praxis Johanna Heine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8 = {PointOfInterestVisible@16015} http://google.com/places/ChIJGzbvpMV0sEcRPyorfTXgSXk Hannover 96 Fansh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9 = {PointOfInterestVisible@16016} http://google.com/places/ChIJWzW9dLF0sEcR0f8yCa8ZR9o PlanetHome Immobili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0 = {PointOfInterestVisible@16017} http://google.com/places/ChIJe2M_CbB0sEcRdscBIR9_tfM Aviso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1 = {PointOfInterestVisible@16018} http://google.com/places/ChIJ2YhrObJ0sEcRDfqobWot_KU Barbara Radüge Rechtsanwält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2 = {PointOfInterestVisible@16019} http://google.com/places/ChIJqQm1FO9ysEcRRAHUbLXjr2w DIVA Braut und Festmo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3 = {PointOfInterestVisible@16020} http://osm.org/node/2884014577 Augenärzte am Kröpcke - Dr. Meves &amp; Dr. Heller-Schen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4 = {PointOfInterestVisible@16021} http://osm.org/way/362627889 vacant sh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5 = {PointOfInterestVisible@16022} http://google.com/places/ChIJ4SEeBujJtEwRQQy2EbPTxyI WHO'S PERFECT Hannover (Galerie Luise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6 = {PointOfInterestVisible@16023} http://osm.org/way/362627888 compa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7 = {PointOfInterestVisible@16024} http://google.com/places/ChIJxyMZ6rB0sEcROOtMtxMQGcQ Rechtsanwalt Claudius Finkbei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8 = {PointOfInterestVisible@16025} http://osm.org/way/362627883 compa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9 = {PointOfInterestVisible@16026} http://google.com/places/ChIJG6KikLF0sEcRIxeKzfSiU9Y Dr. med. Rafael Nowak - Zentrum für ambulantes Operieren i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0 = {PointOfInterestVisible@16027} http://google.com/places/ChIJd0jhWrgLsEcR3rabF6suMhg Machulla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1 = {PointOfInterestVisible@16028} http://google.com/places/ChIJe6N12LB0sEcRH6JUdytKl1A Six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2 = {PointOfInterestVisible@16029} http://osm.org/way/362627884 compa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3 = {PointOfInterestVisible@16030} http://google.com/places/ChIJuVnf87F0sEcR7c1rjex402k Volker von Wülfing Immobilien GmbH -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4 = {PointOfInterestVisible@16031} http://google.com/places/ChIJ3dkOl7F0sEcRObrLjKwCstE Herr Dr. med. Helmut Oliver Hruschk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5 = {PointOfInterestVisible@16032} http://google.com/places/ChIJV1VltrF0sEcR-fgJxIty93w perfektHOM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6 = {PointOfInterestVisible@16033} http://google.com/places/ChIJNQRGR7B0sEcR8JPeHerYTUo Maxillofacial surgery Dr. Dr. Jan Peter Schul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7 = {PointOfInterestVisible@16034} http://google.com/places/ChIJZ7iHkbF0sEcR-Pjn3hxyraE Degag Zweite Wohn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8 = {PointOfInterestVisible@16035} http://google.com/places/ChIJmeGr_LB0sEcRz3_h6fyot-M Kundalini Yog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9 = {PointOfInterestVisible@16036} http://google.com/places/ChIJ2SlR-7B0sEcR4nZfTdWJgKA Scotch &amp; Sod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0 = {PointOfInterestVisible@16037} http://google.com/places/ChIJ82LaF7J0sEcRJ2v3ywo-Sro Proseccheria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1 = {PointOfInterestVisible@16038} http://google.com/places/ChIJXasrsLF0sEcRlojAPNd4r6g City Dentis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2 = {PointOfInterestVisible@16039} http://google.com/places/ChIJQysVIrF0sEcRIISNlWdoOzY Drs. W. &amp; J. &amp; Entrup Dr. T. Altva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3 = {PointOfInterestVisible@16040} http://google.com/places/ChIJY39jb7B0sEcRQEVZRMrWbpc Jack the Ripper's London Taver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4 = {PointOfInterestVisible@16041} http://osm.org/node/601521283 Cumberlandsche Galeri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5 = {PointOfInterestVisible@16042} http://osm.org/way/362627897 Ernst-August-Apothe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6 = {PointOfInterestVisible@16043} http://osm.org/way/362627896 EXPRE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7 = {PointOfInterestVisible@16044} http://osm.org/way/362627895 Ditsch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8 = {PointOfInterestVisible@16045} http://google.com/places/ChIJIY4QPbJ0sEcRObNYjd-dWog Hannover Thielenplatz/Schauspielhaus (station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9 = {PointOfInterestVisible@16046} http://osm.org/way/362627892 compa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0 = {PointOfInterestVisible@16148} http://google.com/places/ChIJqyWNs7F0sEcRHPmoyJUJZoM Rotary Club Hannover-Leineschlo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1 = {PointOfInterestVisible@16149} http://osm.org/node/3637946057 T-Punk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2 = {PointOfInterestVisible@16150} http://osm.org/node/3637946052 Mobilcom Debit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3 = {PointOfInterestVisible@16151} http://google.com/places/ChIJkdTqHrF0sEcRHxX1cT-367g Werner Christ- St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4 = {PointOfInterestVisible@16152} http://google.com/places/ChIJ3dkOl7F0sEcRRnetyK4oA1k Dr. med. Andreas Race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5 = {PointOfInterestVisible@16153} http://osm.org/node/3210890800 Theatermuse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6 = {PointOfInterestVisible@16154} http://google.com/places/ChIJt0OTobF0sEcRIfxKXxuuUes Ihr Haus - Ihre Wohnung Von Gundla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7 = {PointOfInterestVisible@16155} http://google.com/places/ChIJsRDDB7F0sEcR7E-lZS3AQJs Tiefgarage Kröp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8 = {PointOfInterestVisible@16156} http://google.com/places/ChIJG6KikLF0sEcR1tirWQCw_qE Frau Margot Jakobi-Til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9 = {PointOfInterestVisible@16157} http://google.com/places/ChIJqSj6ZbB0sEcRHbe5pIM_9Q8 Massimo Dutt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0 = {PointOfInterestVisible@16158} http://google.com/places/ChIJ9S7RsbB0sEcR0TgYjzbYgcY FIH Fürst Immobilien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1 = {PointOfInterestVisible@16159} http://google.com/places/ChIJUS1cc7F0sEcRVJUUpvIXO9s Vince Wein Bar und Restaura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2 = {PointOfInterestVisible@16160} http://google.com/places/ChIJCbQ_JrJ0sEcRSCu_r9pvpew P3 Assekuranzmakl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3 = {PointOfInterestVisible@16161} http://google.com/places/ChIJ8xYrpbF0sEcRjt6pkkfmFH8 Eilenriede 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4 = {PointOfInterestVisible@16162} http://google.com/places/ChIJcZnEOrB0sEcRCkJlvWSmBkA Trans-Asi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5 = {PointOfInterestVisible@16163} http://google.com/places/ChIJ9QsZTbB0sEcRGgPj49hL7lI LPG 1. Beteiligungs- und Verwaltungs-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6 = {PointOfInterestVisible@16164} http://google.com/places/ChIJQysVIrF0sEcRO70uCDskvBA Frau Priv. Doz. Dr. med. Sabine Heg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7 = {PointOfInterestVisible@16165} http://google.com/places/ChIJyet2T7B0sEcRCoT3PCGZuYA Mr. Thomas Ott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8 = {PointOfInterestVisible@16166} http://google.com/places/ChIJBy83lrF0sEcR9KipdWqPuZE Zahnärzte Im Zentr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9 = {PointOfInterestVisible@16167} http://google.com/places/ChIJB680l7F0sEcRBulecEVhNVM Schultz, J. A., Krukenberg, S. und van Rhee, R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0 = {PointOfInterestVisible@16168} http://google.com/places/ChIJn23FiLF0sEcR3b0cJdLFfG4 Praxisgemeinschaft Dr. Bockmann und Dr. Kusc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1 = {PointOfInterestVisible@16169} http://google.com/places/ChIJR5N8j7F0sEcRSAEb3wOcepA HeimW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2 = {PointOfInterestVisible@16170} http://google.com/places/ChIJ06LTr7F0sEcRwDVPMFIJ6wI Friseur Mae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3 = {PointOfInterestVisible@16171} http://google.com/places/ChIJQ1rfpLF0sEcR-FKBIBDd16A GBL Gaststättenbetrieb Legaci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4 = {PointOfInterestVisible@16172} http://google.com/places/ChIJIcwj7LF0sEcRguK5XX1FEdk human lifestyl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5 = {PointOfInterestVisible@16173} http://google.com/places/ChIJQb3LPbB0sEcR-m50u6yv7rA Hannoversche Kaffeemanufaktur | Café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6 = {PointOfInterestVisible@16174} http://google.com/places/ChIJ3dkOl7F0sEcRhwg41JrWMwY Herr Dr. med. Harald Wew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7 = {PointOfInterestVisible@16175} http://google.com/places/ChIJr0UlPrB0sEcRzsDRAKvYIdw City Yoga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8 = {PointOfInterestVisible@16176} http://google.com/places/ChIJL9A6_rZ0sEcRRWUghbr7ILY Kulturbüro der Landeshauptstad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9 = {PointOfInterestVisible@16177} http://osm.org/way/346586298 Virg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0 = {PointOfInterestVisible@16178} http://google.com/places/ChIJcyaGorF0sEcRF9oPbM-FtH4 bbt Rechts- und Steuerkanzl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1 = {PointOfInterestVisible@16179} http://osm.org/node/3386068330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2 = {PointOfInterestVisible@16180} http://google.com/places/ChIJBy83lrF0sEcRSd3SNSOLCXo Bethmann Bank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3 = {PointOfInterestVisible@16181} http://google.com/places/ChIJAas6hK10sEcRfJMiP3bcMAk BotorPlus GmbH Wirtschaftsprüfungsgesellscha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4 = {PointOfInterestVisible@16182} http://google.com/places/ChIJSUUq97B0sEcRUwjCcIEXF0w Klinik Am Opernpl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5 = {PointOfInterestVisible@16183} http://google.com/places/ChIJ4zkyhbF0sEcRrYcZL3SggU4 MVI Immobilien U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6 = {PointOfInterestVisible@16184} http://google.com/places/ChIJEy-D5bN0sEcRLQ9V4Pu1nRg Ernst &amp; Young GmbH Wirtschaftsprüfungsgesellscha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7 = {PointOfInterestVisible@16185} http://osm.org/way/436082683 Kaffelädchen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8 = {PointOfInterestVisible@16186} http://google.com/places/ChIJu4uhRbB0sEcRjcL-mEawy8w Dr. M. Gahmli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9 = {PointOfInterestVisible@16187} http://google.com/places/ChIJ0X29LbJ0sEcRv7FMlhVx3CA Restaurant Alexan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0 = {PointOfInterestVisible@16188} http://google.com/places/ChIJ3dkOl7F0sEcR-PGACUf_Sfc Dr. med. dent. Jörg Thie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1 = {PointOfInterestVisible@16189} http://google.com/places/ChIJ4zkyhbF0sEcR7k3Z3ahWAcU CT Lloyd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2 = {PointOfInterestVisible@16190} http://www.wikidata.org/entity/Q56518093 Prinzenstraße 17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3 = {PointOfInterestVisible@16191} http://google.com/places/ChIJuXHTsrF0sEcRnr0ex9Stlps TGP Resort Limite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4 = {PointOfInterestVisible@16192} http://google.com/places/ChIJA0jciLF0sEcRYpfMjtj11B0 Rechtsanwalt Dr. Jürgen F. Hop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5 = {PointOfInterestVisible@16193} http://google.com/places/ChIJm_DPOrB0sEcRj-F8wvviZ6c SPAR Expre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6 = {PointOfInterestVisible@16194} http://google.com/places/ChIJPfppsrF0sEcR2WIQqHX7CCk Leos 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7 = {PointOfInterestVisible@16195} http://google.com/places/ChIJ3dkOl7F0sEcRWNCLwS0cID4 Perlen Büch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8 = {PointOfInterestVisible@16196} http://osm.org/node/4241939721 Gelato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9 = {PointOfInterestVisible@16197} http://google.com/places/ChIJj-pLMLB0sEcRodkPZDTSdGA Dr. med. Attila Tala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0 = {PointOfInterestVisible@16198} http://google.com/places/ChIJ3QAeO4M5ZUERcAINamHwN_E Gabriele Burket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1 = {PointOfInterestVisible@16199} http://osm.org/node/4781136736 Wei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2 = {PointOfInterestVisible@16200} http://osm.org/way/31432484 HAZ-Brunn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3 = {PointOfInterestVisible@16201} http://google.com/places/ChIJ8eT9S7B0sEcRvr2WOHTN4cE First Reisebür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4 = {PointOfInterestVisible@16202} http://google.com/places/ChIJjVfmNbB0sEcRoWGWSDm5yK8 Mont Blanc Hanover - Kröpckepassag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5 = {PointOfInterestVisible@16203} http://osm.org/way/362627859 compa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6 = {PointOfInterestVisible@16204} http://google.com/places/ChIJ8cgcyrF0sEcRsDGqMiyZaiE Roy Robson - Kondla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7 = {PointOfInterestVisible@16205} http://google.com/places/ChIJ-ySNs7F0sEcRRhpvHRpra2U ECC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8 = {PointOfInterestVisible@16206} http://google.com/places/ChIJ45j5P7B0sEcRIYFl5sM9oSE Herr Helmut Carr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9 = {PointOfInterestVisible@16207} http://google.com/places/ChIJZ7yGtbF0sEcRLc5t0KiZ_To RENÉ LEZARD Mode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0 = {PointOfInterestVisible@16208} http://google.com/places/ChIJ4YIU1q90sEcRA_BEY6XLKi0 Fantas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1 = {PointOfInterestVisible@16209} http://google.com/places/ChIJQfrQabF0sEcRNNr__Qa9TyI NordGrundInves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2 = {PointOfInterestVisible@16210} http://google.com/places/ChIJ-0mwnrF0sEcRZvNXScpwAkk TUI ReiseCen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3 = {PointOfInterestVisible@16211} http://google.com/places/ChIJa5MbQrB0sEcRRw3Gx1svrG4 Balzac Coffee Niki Promena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4 = {PointOfInterestVisible@16212} http://google.com/places/ChIJ5ymDybF0sEcRANvR_hBdBE0 Tönn-Tex Mode Vertrieb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5 = {PointOfInterestVisible@16213} http://google.com/places/ChIJfyN8trF0sEcRtQkGuYigQAM Vivac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6 = {PointOfInterestVisible@16214} http://google.com/places/ChIJZcfpJ7J0sEcRjaYDx6LqXII Thomas Müller -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7 = {PointOfInterestVisible@16215} http://google.com/places/ChIJJb5coaR0sEcR8xFnzo5DOLc Erol Akbulut - Fachanwalt für Strafrecht und Familienrecht -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8 = {PointOfInterestVisible@16216} http://google.com/places/ChIJefhxPbJ0sEcRoify21V9sMs Block Hous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5003} http://google.com/places/ChIJ_e-fYSN1sEcRGuhqC6OMFkk VINCE Vinotec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5199} http://google.com/places/ChIJ7y1Fn7F0sEcRYgC-F4vkv-g Hannover Kröpcke/Theaterstraße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5548} http://google.com/places/ChIJLycNmrF0sEcRQoEiSiCmI5w Bundespoliz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5593} http://google.com/places/ChIJOd1ErbF0sEcRQG45i2D8vf8 Bayerische Hypo- und Vereinsbank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5752} http://osm.org/node/295391459 Heinrich Marsch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5947} http://google.com/places/ChIJ6-tqmrF0sEcRJvVPz7LVqSM Tui Bk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6154} http://google.com/places/ChIJt0OTobF0sEcRIfxKXxuuUes Ihr Haus - Ihre Wohnung Von Gundla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6159} http://google.com/places/ChIJUS1cc7F0sEcRVJUUpvIXO9s Vince Wein Bar und Restaura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6315} http://osm.org/way/186296462 Markus G. Werner - Rechtsanwalt und Fachanwalt für IT-Recht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6316} http://osm.org/way/633684295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6317} http://osm.org/way/186296463 Ingrid Weis Moden (1) (1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6318} http://osm.org/way/32773751 unnamed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6319} http://osm.org/way/186296460 REPEAT cashmere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6320} http://osm.org/way/186296461 Hello Kitty Sanrio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6321} http://osm.org/way/551939340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6322} http://osm.org/way/552107508 Juwelier Delius (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6323} http://osm.org/way/531427284 Grotesche Palais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6324} http://osm.org/way/55193933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6325} http://osm.org/way/124426748 Landschaftstraße 1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6326} http://osm.org/way/185852879 Moderegger Dr. Rechtsanwalts GmbH (1) (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16327} http://osm.org/way/186296469 Hermes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16328} http://osm.org/way/633684290 residential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16329} http://osm.org/way/633684291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16330} http://osm.org/way/358969717 Pandora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16331} http://osm.org/way/186296464 Svenson Haarstudio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16332} http://osm.org/way/633684293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16333} http://osm.org/way/186296465 Bockhorst (1) (2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16334} http://osm.org/way/186296451 Mango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16335} http://osm.org/way/32773006 E. + S.Wömpner, Lingerie, Underwear &amp; Swimwear (1) (1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16336} http://osm.org/way/185852888 Gemeinschaftskanzlei Brümmerstedt,Seewald und Oelfke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16337} http://osm.org/way/186296459 L tur Reisebüro (1) (1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16338} http://osm.org/way/186296457 Bahnhofstraße 7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16339} http://osm.org/way/186296458 Die TUI in Hannover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16340} http://osm.org/way/186296455 CALIDA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16341} http://osm.org/way/552107510 Restaurant RÖHRBEI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16342} http://osm.org/way/186296456 Änderungsschneiderei am Kröpcke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16343} http://osm.org/way/633684281 Schiffgraben 11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16344} http://osm.org/way/633668098 Thai Food in the Box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laneOfInterestVisible@16345} http://osm.org/way/186610008 Association of Employee health insurance e.V.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laneOfInterestVisible@16346} http://osm.org/way/552107512 FaceArt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laneOfInterestVisible@16347} http://osm.org/way/186296454 Bahnhofstraße 6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laneOfInterestVisible@16348} http://osm.org/way/633684275 Alexander (4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laneOfInterestVisible@16349} http://osm.org/way/553716690 Bavarium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laneOfInterestVisible@16350} http://osm.org/way/309605299 Sushi-Do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laneOfInterestVisible@16351} http://osm.org/way/633684277 MINDACT TRAVEL GmbH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laneOfInterestVisible@16352} http://osm.org/way/551731188 Frau Dr. Marianne Rauschenberger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laneOfInterestVisible@16353} http://osm.org/way/185852898 Paulaner am Thielenplatz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laneOfInterestVisible@16354} http://osm.org/way/551731187 Sparkasse Hannov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laneOfInterestVisible@16355} http://osm.org/way/551731186 Coffee Friends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laneOfInterestVisible@16356} http://osm.org/way/551894369 Regus - Hanover City Center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laneOfInterestVisible@16357} http://osm.org/way/29206623 Börse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laneOfInterestVisible@16358} http://osm.org/way/55189436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laneOfInterestVisible@16359} http://osm.org/way/552091051 Galerie Luise (23) (3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laneOfInterestVisible@16360} http://osm.org/way/501392707 Staatsoper Hannover (6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laneOfInterestVisible@16361} http://osm.org/way/552091053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laneOfInterestVisible@16362} http://osm.org/way/551894366 Grand Hotel Mussmann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laneOfInterestVisible@16363} http://osm.org/way/633684272 Schiffgraben 13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laneOfInterestVisible@16364} http://osm.org/way/124270977 urban she (19) (5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laneOfInterestVisible@16365} http://osm.org/way/633684266 Helge Wachsmuth Rechtsanwalt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laneOfInterestVisible@16366} http://osm.org/way/32773748 An der Börse 3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laneOfInterestVisible@16367} http://osm.org/way/551894373 eSOLUPRO Ltd. &amp; Co. ELEKTRO KG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laneOfInterestVisible@16368} http://osm.org/way/199489760 Kaufhaus Magis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laneOfInterestVisible@16369} http://osm.org/way/551997332 HB Möller KG (2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laneOfInterestVisible@16370} http://osm.org/way/551935580 Orthopädiezentrum Hannover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laneOfInterestVisible@16371} http://osm.org/way/55199733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laneOfInterestVisible@16372} http://osm.org/way/186518150 Prinzen...Das Image - Institut GmbH &amp; Co. KG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laneOfInterestVisible@16373} http://osm.org/way/186518152 L'Osteria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laneOfInterestVisible@16374} http://osm.org/way/186518151 mini ba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laneOfInterestVisible@16375} http://osm.org/way/124426780 Haus Ebeling (Hannover)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laneOfInterestVisible@16376} http://osm.org/way/124426781 Maestro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laneOfInterestVisible@16377} http://osm.org/way/124426784 Liwus (2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laneOfInterestVisible@16378} http://osm.org/way/55193557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laneOfInterestVisible@16379} http://osm.org/way/551935579 Roterfaden Hannov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laneOfInterestVisible@16380} http://osm.org/way/551935577 Bausparkasse Schwäbisch Hall AG - Jens Heitmann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laneOfInterestVisible@16381} http://osm.org/way/32772978 Opernplatz 1a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laneOfInterestVisible@16382} http://osm.org/way/435485713 Kröpcke-Center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laneOfInterestVisible@16383} http://osm.org/way/186518148 Brautmode Prinzenstraße (8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laneOfInterestVisible@16384} http://osm.org/way/551978586 Dr. med. Michael Sodt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laneOfInterestVisible@16385} http://osm.org/relation/7909536 Samantha of Stoll (1) (1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laneOfInterestVisible@16386} http://osm.org/way/553725676 Friedrich Bartels GmbH &amp; Co. KG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laneOfInterestVisible@16387} http://osm.org/way/554042339 Rechtsanwältin Nicole Thiele (7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= {PlaneOfInterestVisible@16388} http://osm.org/way/553800886 HypoVereinsbank Hannov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= {PlaneOfInterestVisible@16389} http://osm.org/way/553716688 Marlies Möller salon Hannover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 = {PlaneOfInterestVisible@16390} http://osm.org/way/553800881 Cumberlandsche Galeri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 = {PlaneOfInterestVisible@16391} http://osm.org/way/124426775 Hogg Robinson Group Germany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 = {PlaneOfInterestVisible@16392} http://osm.org/way/553733974 Manufactum Warenhaus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 = {PlaneOfInterestVisible@16393} http://osm.org/way/553800882 Braut- &amp; Abendmode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 = {PlaneOfInterestVisible@16394} http://osm.org/way/553733975 Stella Gruppe - Immobilien Hannover (1) (2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= {PlaneOfInterestVisible@16395} http://osm.org/way/124426773 Das Brötchen (1) (5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 = {PlaneOfInterestVisible@16396} http://osm.org/way/553733976 Nespresso Boutique Hannover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 = {PlaneOfInterestVisible@16397} http://osm.org/way/10680069 Martins Exklusiv Pflege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 = {PlaneOfInterestVisible@16398} http://osm.org/way/552091043 SHS Legal Notary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 = {PlaneOfInterestVisible@16399} http://osm.org/way/502102127 Hannover Hauptbahnhof (4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 = {PlaneOfInterestVisible@16400} http://osm.org/way/124426779 Herr Dr. med. Stefan Krukenberg (1) (1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 = {PlaneOfInterestVisible@16401} http://osm.org/way/553733970 Private Practice for Physiotherapy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 = {PlaneOfInterestVisible@16402} http://osm.org/way/553733971 Ulla Popken - Large Sizes Hannov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 = {PlaneOfInterestVisible@16403} http://osm.org/way/553733973 Bettina S. Lady Design GmbH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 = {PlaneOfInterestVisible@16404} http://osm.org/way/553800889 law firm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= {PlaneOfInterestVisible@16405} http://osm.org/way/553800887 Zahntechniker-Innung Niedersachsen-Bremen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= {PlaneOfInterestVisible@16406} http://osm.org/way/553800888 Kl Casala Möbelwerke GmbH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 = {PlaneOfInterestVisible@16407} http://osm.org/way/186518153 Dr. Martin Gleisberg M.Sc. M.Sc.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 = {PlaneOfInterestVisible@16408} http://osm.org/way/186518155 Praxis Hoeflich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 = {PlaneOfInterestVisible@16409} http://osm.org/way/43569300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 = {PlaneOfInterestVisible@16410} http://osm.org/way/552108934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 = {PlaneOfInterestVisible@16411} http://osm.org/way/186610013 Dr. Buhmann Schule (Hannover)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 = {PlaneOfInterestVisible@16412} http://osm.org/way/18661001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 = {PlaneOfInterestVisible@16413} http://osm.org/way/186610010 PlanetHome Immobilien Hannover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 = {PlaneOfInterestVisible@16414} http://osm.org/way/553762471 SØR Man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= {PlaneOfInterestVisible@16517} http://osm.org/way/124426762 Sophienstraße 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 = {PlaneOfInterestVisible@16518} http://osm.org/way/551901260 Heinrichs (5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 = {PlaneOfInterestVisible@16519} http://osm.org/way/124426763 ATD Travel Services (Germany) Ltd. (1) (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 = {PlaneOfInterestVisible@16520} http://osm.org/way/12442676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 = {PlaneOfInterestVisible@16521} http://osm.org/way/124426766 Dr. Ulrich Haupt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5 = {PlaneOfInterestVisible@16522} http://osm.org/way/124426767 Rüter / Berger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 = {PlaneOfInterestVisible@16523} http://osm.org/way/553781831 GOLF GLOBE GmbH (1) (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 = {PlaneOfInterestVisible@16524} http://osm.org/way/553781832 law firm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8 = {PlaneOfInterestVisible@16525} http://osm.org/way/529712765 Kino im Künstlerhaus (1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 = {PlaneOfInterestVisible@16526} http://osm.org/way/553766318 enercity expo Café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0 = {PlaneOfInterestVisible@16527} http://osm.org/way/553722416 Hessenberg GmbH&amp;Co.KG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 = {PlaneOfInterestVisible@16528} http://osm.org/way/553722414 Aviso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 = {PlaneOfInterestVisible@16529} http://osm.org/relation/4662131 station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3 = {PlaneOfInterestVisible@16530} http://osm.org/way/549990313 miniundma (8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 = {PlaneOfInterestVisible@16531} http://osm.org/way/553722420 Britta Gerhard Design-Attorney horak Lawyers (1) (1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5 = {PlaneOfInterestVisible@16532} http://osm.org/way/186610027 Gemeinschaftspraxis am Künstlerhaus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 = {PlaneOfInterestVisible@16533} http://osm.org/way/186612204 Marlene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 = {PlaneOfInterestVisible@16534} http://osm.org/way/553781819 Schauspiel Hannover (4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8 = {PlaneOfInterestVisible@16535} http://osm.org/way/186296472 V. Rüter GmbH (2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 = {PlaneOfInterestVisible@16536} http://osm.org/way/531475097 Mahnmal für die ermordeten Juden Hannovers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0 = {PlaneOfInterestVisible@16537} http://osm.org/way/186296470 designforum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1 = {PlaneOfInterestVisible@16538} http://osm.org/way/554037403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 = {PlaneOfInterestVisible@16539} http://osm.org/way/186610021 Weitz (4) (1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3 = {PlaneOfInterestVisible@16540} http://osm.org/way/124426750 Sophienstraße 1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4 = {PlaneOfInterestVisible@16541} http://osm.org/way/124426753 Prinzenstraße 12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5 = {PlaneOfInterestVisible@16542} http://osm.org/way/553113152 Frittzchen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 = {PlaneOfInterestVisible@16543} http://osm.org/way/124426755 Seyhan Öztürk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 = {PlaneOfInterestVisible@16544} http://osm.org/way/550510579 Ernst-August-Carree (Hannover) (4) (1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8 = {PlaneOfInterestVisible@16545} http://osm.org/way/185852902 Die Landesbeauftragte für den Datenschutz Niedersachse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 = {PlaneOfInterestVisible@16546} http://osm.org/way/186296479 licht + ambiente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0 = {PlaneOfInterestVisible@16547} http://osm.org/way/185852900 Bosse Rüdiger Förster &amp; Partner, Rechtsanwälte, Steuerberater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 = {PlaneOfInterestVisible@16548} http://osm.org/way/551939341 Rotary Club Hannover-Leineschloss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2 = {PlaneOfInterestVisible@16549} http://osm.org/way/551939342 Mandata Dr. Köhler Beteiligungs- und Verwaltungs- gesellschaft mbH (1) (1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3 = {PlaneOfInterestVisible@16550} http://osm.org/way/553781825 Zahnärztliche Praxis Dr. Michael Drünkler und Dr. Silke Neimann-Drünkl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4 = {PlaneOfInterestVisible@16551} http://osm.org/way/553816400 Niedersächsischer Heimatbund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5 = {PlaneOfInterestVisible@16552} http://osm.org/way/633657309 Proseccheria GmbH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6 = {PlaneOfInterestVisible@16553} http://osm.org/way/185852904 Noon Individual Hair GmbH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6315} http://osm.org/way/186296462 Markus G. Werner - Rechtsanwalt und Fachanwalt für IT-Recht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6326} http://osm.org/way/185852879 Moderegger Dr. Rechtsanwalts GmbH (1) (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6333} http://osm.org/way/186296465 Bockhorst (1) (2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6335} http://osm.org/way/32773006 E. + S.Wömpner, Lingerie, Underwear &amp; Swimwear (1) (1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6336} http://osm.org/way/185852888 Gemeinschaftskanzlei Brümmerstedt,Seewald und Oelfke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6339} http://osm.org/way/186296458 Die TUI in Hannover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6340} http://osm.org/way/186296455 CALIDA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6345} http://osm.org/way/186610008 Association of Employee health insurance e.V.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6350} http://osm.org/way/309605299 Sushi-Do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6357} http://osm.org/way/29206623 Börse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6359} http://osm.org/way/552091051 Galerie Luise (23) (3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6360} http://osm.org/way/501392707 Staatsoper Hannover (6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16364} http://osm.org/way/124270977 urban she (19) (5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16366} http://osm.org/way/32773748 An der Börse 3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16377} http://osm.org/way/124426784 Liwus (2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16382} http://osm.org/way/435485713 Kröpcke-Center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16387} http://osm.org/way/554042339 Rechtsanwältin Nicole Thiele (7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16388} http://osm.org/way/553800886 HypoVereinsbank Hannov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16395} http://osm.org/way/124426773 Das Brötchen (1) (5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16400} http://osm.org/way/124426779 Herr Dr. med. Stefan Krukenberg (1) (1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16405} http://osm.org/way/553800887 Zahntechniker-Innung Niedersachsen-Bremen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16406} http://osm.org/way/553800888 Kl Casala Möbelwerke GmbH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16413} http://osm.org/way/186610010 PlanetHome Immobilien Hannover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16518} http://osm.org/way/551901260 Heinrichs (5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16523} http://osm.org/way/553781831 GOLF GLOBE GmbH (1) (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16524} http://osm.org/way/553781832 law firm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16526} http://osm.org/way/553766318 enercity expo Café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16530} http://osm.org/way/549990313 miniundma (8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16538} http://osm.org/way/554037403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16546} http://osm.org/way/186296479 licht + ambiente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laneOfInterestVisible@16553} http://osm.org/way/185852904 Noon Individual Hair GmbH (2) (2)</text:p>
          </table:table-cell>
          <table:table-cell table:number-columns-repeated="16383"/>
        </table:table-row>
        <table:table-row table:number-rows-repeated="1047727" table:style-name="ro1">
          <table:table-cell table:number-columns-repeated="16384"/>
        </table:table-row>
      </table:table>
      <table:table table:name="5" table:style-name="ta1">
        <table:table-column table:style-name="co6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6672} http://www.wikidata.org/entity/Q22692963 Maschtei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6673} http://osm.org/way/140279772 Der Hellebardi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6674} http://google.com/places/ChIJmyOfbLZ0sEcRF3lUXnAkXKo Hannover Rathaus/Bleichenstraße (station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6675} http://google.com/places/ChIJo5VUCbZ0sEcRp-o5ftsMmoI Kosta Todorov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6676} http://osm.org/node/512082623 Restaurant Cafe bell’ AR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6677} http://osm.org/node/3826299967 Another Twister (João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6678} http://osm.org/way/23717857 gar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6679} http://osm.org/way/533438751 Masch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6680} http://google.com/places/ChIJhZBzKMp0sEcRtVyj1_ps7Lo Leher Gastronomi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6681} http://osm.org/node/370337407 Ehrenfriedhof am Maschsee-Nordufer (Hannover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16682} http://google.com/places/ChIJ-cI6_cl0sEcRYA9TR0w0KjE Wissenschaft und Sammlung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16683} http://osm.org/node/469672127 Lorettas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16684} http://google.com/places/ChIJE8pTDLZ0sEcRNkw59fmz7q8 Le Chataigner &amp; Relax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16685} http://osm.org/way/138392054 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16686} http://google.com/places/ChIJIzTS37V0sEcRte79Pb4iUto BECK Finanzdienstleistungen Matthias Be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16687} http://google.com/places/ChIJq5Ls-U1zsEcRGw8-SqK9wLk Rechtsanwalt Patrick Both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16688} http://google.com/places/ChIJU__yqTQLsEcRxJcyA4uc3tk Wedemeyer Hausverwaltung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16689} http://osm.org/node/1888822693 Rathaus+Maschtei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16690} http://google.com/places/ChIJhZBzKMp0sEcREV9g54bOGxg Merz Buchhandlung Im Sprengelmuse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16691} http://osm.org/node/445331710 Mercure Hannover City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16692} http://google.com/places/ChIJ4Wr4Sch0sEcRrEEtHEIk9Qw Biergar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16693} http://google.com/places/ChIJr7aMIcp0sEcR5QF99pyzfDI Kanzlei des Landesbischofs, Evangelisch-lutherische Landeskirche Hannov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16694} http://osm.org/way/279942979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16695} http://google.com/places/ChIJK-SsbLZ0sEcRPgl_dFZf7kw RELAX - FOOD, DRINKS &amp; YOU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16696} http://google.com/places/ChIJt-_Z4bV0sEcRuw8r7JzVF-U JK Hair and Make up Arti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ointOfInterestVisible@16697} http://google.com/places/ChIJl6Uqksl0sEcR_GB2GUwaSI4 Hannover Maschsee/Sprengel Museum (station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ointOfInterestVisible@16698} http://google.com/places/ChIJRZ9jKrZ0sEcRalh-F98ZH4M Masch Par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ointOfInterestVisible@16699} http://google.com/places/ChIJE6I8_cl0sEcR5Ium0Ey6U7A Niedersächsischer Landesverein für Urgeschichte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ointOfInterestVisible@16700} http://osm.org/node/370340527 Schottisches Kreu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ointOfInterestVisible@16701} http://osm.org/way/138331750 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ointOfInterestVisible@16702} http://google.com/places/ChIJRzKOtrd0sEcROfd-6zXEDZA New City Hal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ointOfInterestVisible@16703} http://osm.org/node/373421171 Steinkistengrab von Anderling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ointOfInterestVisible@16704} http://osm.org/way/23717966 playgrou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ointOfInterestVisible@16705} http://google.com/places/ChIJ47gmbbZ0sEcRy47xoLBHdnY Accor Hotellerie Deutschland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ointOfInterestVisible@16706} http://google.com/places/ChIJDz5TgMl0sEcRvsAMO0kU2_0 bell'AR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ointOfInterestVisible@16707} http://google.com/places/ChIJI5-Z37V0sEcRNRPbzyQxb_Y Rechtsanwalt Klaus Schnei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ointOfInterestVisible@16708} http://osm.org/way/140983748 Wot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ointOfInterestVisible@16709} http://osm.org/node/3062797590 Derr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ointOfInterestVisible@16710} http://google.com/places/ChIJH8fVeZg5ZUEREfOwtridIFs Schönwald´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ointOfInterestVisible@16711} http://google.com/places/ChIJvTzb5LV0sEcRjI1av8pbegE Gastronomie im Logen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ointOfInterestVisible@16712} http://osm.org/way/220575166 BUSSTOPS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ointOfInterestVisible@16713} http://osm.org/way/138331749 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ointOfInterestVisible@16714} http://google.com/places/ChIJgYyT37V0sEcR99Zbklfx0-4 valeris - Ihre Wirtschaftskanzl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ointOfInterestVisible@16715} http://www.wikidata.org/entity/Q815752 Bella-Vista-Brücke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ointOfInterestVisible@16716} http://www.wikidata.org/entity/Q2512534 Velo Challeng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ointOfInterestVisible@16717} http://www.wikidata.org/entity/Q54833687 Maschpark-Brü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ointOfInterestVisible@16718} http://google.com/places/ChIJSxkkC7Z0sEcRxS2Yodw93UA rrt Vertrieb und Servic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ointOfInterestVisible@16719} http://google.com/places/ChIJD6ych650sEcRwt1iCPHXP6A Allianz Versicherung Bartosz Kulakowski Generalvertret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ointOfInterestVisible@16720} http://google.com/places/ChIJVza9P8p0sEcRIqvEEnkLBuE Wolfgang Jah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ointOfInterestVisible@16721} http://google.com/places/ChIJP0KzKLZ0sEcRve41zLKrUdA Original Bootcamp - Masch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ointOfInterestVisible@16722} http://osm.org/way/127965640 gar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ointOfInterestVisible@16723} http://google.com/places/ChIJ_aXiH8p0sEcRqEIGVlP_cA8 Hausverwaltung Bodo Weller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6672} http://www.wikidata.org/entity/Q22692963 Maschtei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6673} http://osm.org/way/140279772 Der Hellebardi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6674} http://google.com/places/ChIJmyOfbLZ0sEcRF3lUXnAkXKo Hannover Rathaus/Bleichenstraße (station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6677} http://osm.org/node/3826299967 Another Twister (João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6678} http://osm.org/way/23717857 gar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6679} http://osm.org/way/533438751 Masch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6681} http://osm.org/node/370337407 Ehrenfriedhof am Maschsee-Nordufer (Hannover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6689} http://osm.org/node/1888822693 Rathaus+Maschtei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6693} http://google.com/places/ChIJr7aMIcp0sEcR5QF99pyzfDI Kanzlei des Landesbischofs, Evangelisch-lutherische Landeskirche Hannov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6697} http://google.com/places/ChIJl6Uqksl0sEcR_GB2GUwaSI4 Hannover Maschsee/Sprengel Museum (station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16698} http://google.com/places/ChIJRZ9jKrZ0sEcRalh-F98ZH4M Masch Par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16700} http://osm.org/node/370340527 Schottisches Kreu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16701} http://osm.org/way/138331750 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16703} http://osm.org/node/373421171 Steinkistengrab von Anderling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16704} http://osm.org/way/23717966 playgrou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16709} http://osm.org/node/3062797590 Derr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16712} http://osm.org/way/220575166 BUSSTOPS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16715} http://www.wikidata.org/entity/Q815752 Bella-Vista-Brücke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16716} http://www.wikidata.org/entity/Q2512534 Velo Challeng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16717} http://www.wikidata.org/entity/Q54833687 Maschpark-Brü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16721} http://google.com/places/ChIJP0KzKLZ0sEcRve41zLKrUdA Original Bootcamp - Masch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16722} http://osm.org/way/127965640 gar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16723} http://google.com/places/ChIJ_aXiH8p0sEcRqEIGVlP_cA8 Hausverwaltung Bodo Weller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6821} http://osm.org/relation/2513440 BECK Finanzdienstleistungen Matthias Beck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6822} http://osm.org/way/555765219 NORD/LB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6823} http://osm.org/way/163965264 Lorettas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6824} http://osm.org/way/322203159 neue TKH-Halle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6825} http://osm.org/way/10356931 Turn-Klubb zu Hannover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6826} http://osm.org/way/529702603 Lower Saxony State Museum (18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6827} http://osm.org/way/529959008 Lower Saxony State Chancellery (8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6828} http://osm.org/way/140867635 NORD/LB-I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6829} http://osm.org/way/46420577 Wilhelm-Raabe-Schule (Hannover)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6830} http://osm.org/relation/313173 Neues Rathaus (7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6831} http://osm.org/way/216692608 Planckstraße 7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6832} http://osm.org/way/590248416 Sprengel Museum (9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16833} http://osm.org/way/141185804 Planckstraße 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16834} http://osm.org/relation/2513439 Kosta Todorov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16835} http://osm.org/way/141185803 Planckstraße 4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16836} http://osm.org/way/216692607 Planckstraße 6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6823} http://osm.org/way/163965264 Lorettas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6826} http://osm.org/way/529702603 Lower Saxony State Museum (18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6827} http://osm.org/way/529959008 Lower Saxony State Chancellery (8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6828} http://osm.org/way/140867635 NORD/LB-I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6830} http://osm.org/relation/313173 Neues Rathaus (7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6831} http://osm.org/way/216692608 Planckstraße 7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6832} http://osm.org/way/590248416 Sprengel Museum (9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6833} http://osm.org/way/141185804 Planckstraße 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6834} http://osm.org/relation/2513439 Kosta Todorov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6835} http://osm.org/way/141185803 Planckstraße 4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6836} http://osm.org/way/216692607 Planckstraße 6 (1) (0)</text:p>
          </table:table-cell>
          <table:table-cell table:number-columns-repeated="16383"/>
        </table:table-row>
        <table:table-row table:number-rows-repeated="1048470" table:style-name="ro1">
          <table:table-cell table:number-columns-repeated="16384"/>
        </table:table-row>
      </table:table>
      <table:table table:name="6" table:style-name="ta1">
        <table:table-column table:style-name="co6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6906} http://osm.org/way/148893534 playgrou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6907} http://google.com/places/ChIJ203-EJl0sEcRSaLehuobaTU Sondermann Tönsmann GbR Andreas Sonder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6908} http://www.wikidata.org/entity/Q2417271 Theodor-Lessing-Hau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6909} http://google.com/places/ChIJ5x4VQJl0sEcRVLe6o1YOdks University of Ha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6910} http://osm.org/way/227940336 Zf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6911} http://osm.org/way/33115976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6912} http://osm.org/node/296520337 Stump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6913} http://osm.org/node/1625453120 Sprengelstub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6914} http://osm.org/way/30679372 Welfengar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6915} http://google.com/places/ChIJS1-TeZl0sEcRByp_OPlZcRU Hannover Leibniz Universität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16916} http://osm.org/way/9477640 Welfengar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16917} http://google.com/places/ChIJNTBIbJx0sEcRDL5r6CY0Ii0 Prinzengarten Welfengar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16918} http://osm.org/way/192186301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16919} http://google.com/places/ChIJ-9Sasp50sEcRdU0tgwjymB0 TIB Sozialwissenschaf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16920} http://osm.org/node/344900082 Unikin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16921} http://osm.org/relation/2514727 Herrenhausen Garden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16922} http://osm.org/way/538554394 common la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16923} http://www.wikidata.org/entity/Q2242449 Schloss Monbrilla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16924} http://osm.org/way/62256437 playgrou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16925} http://google.com/places/ChIJ8cWRM5p0sEcRSUCHEK0jBuI Viking Bootcamp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16926} http://osm.org/way/30678848 LUH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16927} http://osm.org/way/148893523 Sandkas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16928} http://osm.org/way/227940344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16929} http://osm.org/node/3903679834 Quicar Stat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16930} http://osm.org/relation/92570 Georgengar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ointOfInterestVisible@16931} http://www.wikidata.org/entity/Q597850 Welfenschlo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ointOfInterestVisible@16932} http://osm.org/way/227940347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ointOfInterestVisible@16933} http://google.com/places/ChIJ203-EJl0sEcRYYWIP8ws-Mk Ballonfahr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ointOfInterestVisible@16934} http://osm.org/way/227940346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ointOfInterestVisible@16935} http://osm.org/node/1322320684 Technische Informationsbibliothek und Universitätsbibliothek Hannover (TIB/UB) - Fachbibliothek Sozialwissenschaf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ointOfInterestVisible@16936} http://osm.org/way/227940345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ointOfInterestVisible@16937} http://osm.org/node/5705085297 AStA Uni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ointOfInterestVisible@16938} http://osm.org/node/1091475806 AKAKraft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ointOfInterestVisible@16939} http://osm.org/node/3164365536 picnic si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ointOfInterestVisible@16940} http://www.wikidata.org/entity/Q28833337 Nordstädter Windmüh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ointOfInterestVisible@16941} http://osm.org/node/3164365535 picnic si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ointOfInterestVisible@16942} http://osm.org/node/339227339 Saxon Hor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ointOfInterestVisible@16943} http://osm.org/node/5212818678 recycling facil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6906} http://osm.org/way/148893534 playgrou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6910} http://osm.org/way/227940336 Zf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6911} http://osm.org/way/33115976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6915} http://google.com/places/ChIJS1-TeZl0sEcRByp_OPlZcRU Hannover Leibniz Universität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6916} http://osm.org/way/9477640 Welfengar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6918} http://osm.org/way/192186301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6921} http://osm.org/relation/2514727 Herrenhausen Garden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6922} http://osm.org/way/538554394 common la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6924} http://osm.org/way/62256437 playgrou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6925} http://google.com/places/ChIJ8cWRM5p0sEcRSUCHEK0jBuI Viking Bootcamp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16927} http://osm.org/way/148893523 Sandkas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16928} http://osm.org/way/227940344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16929} http://osm.org/node/3903679834 Quicar Stat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16930} http://osm.org/relation/92570 Georgengar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16932} http://osm.org/way/227940347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16933} http://google.com/places/ChIJ203-EJl0sEcRYYWIP8ws-Mk Ballonfahr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16934} http://osm.org/way/227940346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16936} http://osm.org/way/227940345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16942} http://osm.org/node/339227339 Saxon Hor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7026} http://osm.org/way/35047090 IMK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7027} http://osm.org/way/149570424 Studentenwerk Hannover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7028} http://osm.org/way/30673285 university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7029} http://osm.org/way/546111651 university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7030} http://osm.org/way/504176700 German National Library of Science and Technology (5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7031} http://osm.org/way/28689978 university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7032} http://osm.org/way/144410716 apartment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7033} http://osm.org/way/10104311 Haus C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7034} http://osm.org/way/504196593 Treppenhaus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7035} http://osm.org/relation/72281 Theodor-Lessing-Haus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7036} http://osm.org/way/144410718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7037} http://osm.org/way/504196595 Marstallgebäude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17038} http://osm.org/way/539896435 IAL (2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17039} http://osm.org/relation/2473404 LUH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17040} http://osm.org/way/27871016 IPe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17041} http://osm.org/way/607112823 Schloss Monbrillant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17042} http://osm.org/way/30678662 ITV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17043} http://osm.org/way/546308456 Theodor-Lessing-Haus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17044} http://osm.org/way/27871019 AKAKraft e.V.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17045} http://osm.org/way/30674840 university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17046} http://osm.org/way/27870998 Wilhelm-Grunwald-Haus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17047} http://osm.org/way/30673224 university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7027} http://osm.org/way/149570424 Studentenwerk Hannover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7030} http://osm.org/way/504176700 German National Library of Science and Technology (5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7031} http://osm.org/way/28689978 university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7033} http://osm.org/way/10104311 Haus C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7034} http://osm.org/way/504196593 Treppenhaus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7037} http://osm.org/way/504196595 Marstallgebäude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7038} http://osm.org/way/539896435 IAL (2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7039} http://osm.org/relation/2473404 LUH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7040} http://osm.org/way/27871016 IPe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7042} http://osm.org/way/30678662 ITV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7046} http://osm.org/way/27870998 Wilhelm-Grunwald-Haus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7047} http://osm.org/way/30673224 university (1) (0)</text:p>
          </table:table-cell>
          <table:table-cell table:number-columns-repeated="16383"/>
        </table:table-row>
        <table:table-row table:number-rows-repeated="1048481" table:style-name="ro1">
          <table:table-cell table:number-columns-repeated="16384"/>
        </table:table-row>
      </table:table>
      <table:table table:name="7" table:style-name="ta1">
        <table:table-column table:style-name="co6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7126} http://google.com/places/ChIJSU_K2YtzsEcRdxr4zcpEEsM MasudKios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7127} http://osm.org/way/26655488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7128} http://google.com/places/ChIJHafMwItzsEcRBcHvnBl5Dro Bahnhof Leinhause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7129} http://osm.org/way/178942672 Porsche-Service Kien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7130} http://google.com/places/ChIJZXj-24tzsEcRRvShKUIIgcc Raute F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7131} http://google.com/places/ChIJy-rNcIlzsEcRWyv6OLDpZRs Fuß- und Kosmetikstudio Jäg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7132} http://google.com/places/ChIJfWmOvVZzsEcR7c2eR7Jc7_w Salzinsel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7133} http://osm.org/way/590965227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7134} http://google.com/places/ChIJP4N7gYtzsEcRrM-DyWdcR00 Kreativstudio Pavel Kaplu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7135} http://osm.org/node/4079935770 Hannover-Leinhausen station (station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17136} http://osm.org/node/292364774 Bahnhof Leinhau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17137} http://osm.org/node/343686794 Kios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17138} http://osm.org/node/348302134 carshar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17139} http://google.com/places/ChIJly-Ad4tzsEcROidv4XfTLhk Zum Herrenhäuser Faß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17140} http://google.com/places/ChIJ__8vpItzsEcRGGygJmgVYp4 Salz!nsel Hannover Ihre Salzgrotte zum Wohlfühl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17141} http://google.com/places/ChIJe21ye4lzsEcRMZbWgOCKE1I Vital Mark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17142} http://osm.org/node/393366866 Bäckerei Rau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17143} http://google.com/places/ChIJjUARvotzsEcR0eFDSRMjmlo Leinhausen Bf.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17144} http://google.com/places/ChIJs_9FY4xzsEcRbAeWK7CudZ8 Kleingärtnerverein Leineblick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17145} http://google.com/places/ChIJvR47oItzsEcRem0GDP47eT0 Kiene Porsche-Servic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17146} http://osm.org/node/5537909001 playgrou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17147} http://google.com/places/ChIJZXj-24tzsEcRmUQZcD32TbE aetka mobile Shop Leinhausen | Post Filiale Leinhau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17148} http://google.com/places/ChIJh-utvVZzsEcRZlBQAGzgZNw Tanzschule Happy Hou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17149} http://osm.org/way/547581625 playgrou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17150} http://google.com/places/ChIJZRzodLs7ZUERxxc6VRXVCAI Informations-Technik Graf - PC&amp;D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ointOfInterestVisible@17151} http://google.com/places/ChIJVdGCmYtzsEcRL_mx1Erh1ZM Happy Kios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ointOfInterestVisible@17152} http://osm.org/node/1478074093 DH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ointOfInterestVisible@17153} http://osm.org/node/1892989749 recycling facil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ointOfInterestVisible@17154} http://osm.org/node/4730413917 happy hou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ointOfInterestVisible@17155} http://osm.org/way/168366759 Justizvollzugsanstalt Hannover: Freigängerabteil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ointOfInterestVisible@17156} http://google.com/places/ChIJp5JwboxzsEcRJf1AiMIq1PE Hobbystube2006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7127} http://osm.org/way/26655488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7128} http://google.com/places/ChIJHafMwItzsEcRBcHvnBl5Dro Bahnhof Leinhause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7133} http://osm.org/way/590965227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7138} http://osm.org/node/348302134 carshar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7139} http://google.com/places/ChIJly-Ad4tzsEcROidv4XfTLhk Zum Herrenhäuser Faß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7143} http://google.com/places/ChIJjUARvotzsEcR0eFDSRMjmlo Leinhausen Bf.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7149} http://osm.org/way/547581625 playgrou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7153} http://osm.org/node/1892989749 recycling facil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7218} http://osm.org/way/138550323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7219} http://osm.org/way/155198388 Haltenhoffstraße 228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7220} http://osm.org/way/127622925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7221} http://osm.org/way/590965226 Bahnhof Leinhausen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7222} http://osm.org/way/127622921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7223} http://osm.org/way/17894267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7224} http://osm.org/way/178942676 DHL (2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7225} http://osm.org/way/127622885 Kleingärtnerverein Leineblick e.V.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7226} http://osm.org/way/17894267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7227} http://osm.org/way/584376829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7228} http://osm.org/way/12773007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7229} http://osm.org/way/127730051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17230} http://osm.org/way/178942679 Salzinsel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17231} http://osm.org/way/17894267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17232} http://osm.org/way/127622880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17233} http://osm.org/way/142948778 Porsche-Service Kiene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17234} http://osm.org/way/12773007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17235} http://osm.org/relation/2205166 Fuß- und Kosmetikstudio Jäg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17236} http://osm.org/relation/2205165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17237} http://osm.org/way/14275709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17238} http://osm.org/way/14275709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17239} http://osm.org/way/178942680 TV tower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17240} http://osm.org/way/14275709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17241} http://osm.org/way/12762295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17242} http://osm.org/way/12762291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17243} http://osm.org/way/12762295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17244} http://osm.org/way/168790488 Kraftwerk Herrenhause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17245} http://osm.org/way/12773004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17246} http://osm.org/way/127622911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17247} http://osm.org/way/138550297 Dorotheenstraße 7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laneOfInterestVisible@17248} http://osm.org/way/12773004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laneOfInterestVisible@17249} http://osm.org/way/127730045 Informations-Technik Graf - PC&amp;D Hannover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laneOfInterestVisible@17250} http://osm.org/way/187794077 Elbestraße 12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laneOfInterestVisible@17251} http://osm.org/way/187794078 Elbestraße 20A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laneOfInterestVisible@17252} http://osm.org/way/187794079 Elbestraße 20B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laneOfInterestVisible@17253} http://osm.org/way/14294878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laneOfInterestVisible@17254} http://osm.org/way/187794076 Elbestraße 10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laneOfInterestVisible@17255} http://osm.org/way/142948785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laneOfInterestVisible@17256} http://osm.org/way/14294878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laneOfInterestVisible@17257} http://osm.org/way/14294878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laneOfInterestVisible@17258} http://osm.org/way/168366758 Justizvollzugsanstalt Hannover: Freigängerabteilung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laneOfInterestVisible@17259} http://osm.org/way/142948782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laneOfInterestVisible@17260} http://osm.org/way/142948781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laneOfInterestVisible@17261} http://osm.org/way/142948784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laneOfInterestVisible@17262} http://osm.org/way/584376830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laneOfInterestVisible@17263} http://osm.org/way/142948783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7219} http://osm.org/way/155198388 Haltenhoffstraße 228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7221} http://osm.org/way/590965226 Bahnhof Leinhausen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7224} http://osm.org/way/178942676 DHL (2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7226} http://osm.org/way/17894267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7236} http://osm.org/relation/2205165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7248} http://osm.org/way/12773004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7249} http://osm.org/way/127730045 Informations-Technik Graf - PC&amp;D Hannover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7253} http://osm.org/way/14294878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7256} http://osm.org/way/14294878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7257} http://osm.org/way/14294878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7258} http://osm.org/way/168366758 Justizvollzugsanstalt Hannover: Freigängerabteilung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7260} http://osm.org/way/142948781 building (1) (0)</text:p>
          </table:table-cell>
          <table:table-cell table:number-columns-repeated="16383"/>
        </table:table-row>
        <table:table-row table:number-rows-repeated="1048475" table:style-name="ro1">
          <table:table-cell table:number-columns-repeated="16384"/>
        </table:table-row>
      </table:table>
      <table:table table:name="8" table:style-name="ta1">
        <table:table-column table:style-name="co6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7364} http://google.com/places/ChIJqfC_zfNzsEcRouoSe1LLzE4 M. Mujkovic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7365} http://google.com/places/ChIJOcHrEPNzsEcRBSlWkCPpvKw Herr Nofal Al-taha &amp; Dr. Hans-Eberhard Stiegli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7366} http://google.com/places/ChIJv6OgY8g7ZUERhXnxTcRAAR8 Diethelm Stürmer Massage-Prax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7367} http://google.com/places/ChIJvYwuQ_NzsEcR_JTo_ciUh-U ATELIER°24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7368} http://google.com/places/ChIJqTaJcvNzsEcRAhpHtUwn3OU Elterninitiative Glühwürmer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7369} http://google.com/places/ChIJRxzV1PNzsEcR3DqksnIrxLY Imaj Friseu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7370} http://osm.org/node/84818641 recycling facil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7371} http://google.com/places/ChIJL9NmvPNzsEcRXdfNvszMdKI Private House Stöckener Strasse (587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7372} http://osm.org/node/366646770 Sankt Adalbe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7373} http://google.com/places/ChIJJZsxC_NzsEcRCp9nl_VPLmI Fiam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17374} http://google.com/places/ChIJsfTWdfNzsEcRzvN9nAGYerA fashion u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17375} http://osm.org/node/1459909415 Kindertagesstätte Glühwürm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17376} http://google.com/places/ChIJWQIesfNzsEcRIdBatREXhqA Hannover Stadtfriedhof Stöcken (station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17377} http://osm.org/node/374310034 Friseursalon No Limi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17378} http://osm.org/node/277474582 Gustav-Adolf-Kirc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17379} http://google.com/places/ChIJOcHrEPNzsEcR3NQT5_5K-kY Dr. med. Timm Brüs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17380} http://google.com/places/ChIJ__87C_NzsEcRIQ8Ur2Osxq8 Hasan's Sala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17381} http://osm.org/node/393366864 Gaststätte Café Schweizer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17382} http://google.com/places/ChIJYbxtUvNzsEcRszyEN2UdBW8 Merkur Apotheke Leinhaus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17383} http://google.com/places/ChIJARRAAQEAABAR2RTD-lO2px8 Korte, B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17384} http://google.com/places/ChIJEWgc0_NzsEcRMgkVje0a_kg Versicherungsbüro Wit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17385} http://google.com/places/ChIJVVWJvvNzsEcRtPmfYlV-S1w Top Bungalow (6579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17386} http://google.com/places/ChIJmQQw5_JzsEcR4zJBl7wjXvQ Primary School Fuhsestraß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17387} http://osm.org/node/5733722857 Café Anna Blum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17388} http://google.com/places/ChIJxbhOyvFzsEcRf--1vaDHjjs Stöckener Friedho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ointOfInterestVisible@17389} http://google.com/places/ChIJraFsQ_NzsEcRjKXSvs2Kkf0 Galerie Spielra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ointOfInterestVisible@17390} http://osm.org/way/289695047 Grundschule Fuhsestraß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ointOfInterestVisible@17391} http://google.com/places/ChIJI877qtBzsEcRNXbx5OCi0bM Deutsches Rotes Kreu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ointOfInterestVisible@17392} http://osm.org/node/1453963026 Blumenhaus Vergißmeinni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ointOfInterestVisible@17393} http://google.com/places/ChIJx_rObfNzsEcRSMS8ux9onfQ St. Adalbe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ointOfInterestVisible@17394} http://osm.org/node/1453949555 Blumen Brack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ointOfInterestVisible@17395} http://google.com/places/ChIJ_TbgAvNzsEcRNLMt6KaXpvs Liberale Jüd. Gemeinde Hannover e. 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ointOfInterestVisible@17396} http://google.com/places/ChIJb_kvQ_NzsEcRgwjj62fncqU Bestattungsinstitut Gras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ointOfInterestVisible@17397} http://google.com/places/ChIJn4KMDfNzsEcRCeKtnVYlXjk Friedhofsgärtnerei Markgraf Stöck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ointOfInterestVisible@17398} http://google.com/places/ChIJKwHVksg7ZUERyRtabXgpyxE Institut Andreas Kn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ointOfInterestVisible@17399} http://google.com/places/ChIJhZ_yo_NzsEcRW9o2Ui7GlaI Style Apartmen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ointOfInterestVisible@17400} http://google.com/places/ChIJV4NMS-FzsEcRwyVxe2erwFs Bestattungsinstitut Klaus Isenbart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ointOfInterestVisible@17401} http://osm.org/node/338323721 Kindertagesstätte und Kinderkrippe "Tamar"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ointOfInterestVisible@17402} http://google.com/places/ChIJQ-GfAfNzsEcR2Uuppj_2YsA Hannover Fuhsestraße (station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ointOfInterestVisible@17403} http://google.com/places/ChIJhV-9RvNzsEcRkWyCfSq5QFE Ela Küch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ointOfInterestVisible@17404} http://google.com/places/ChIJ46tB2PJzsEcRAVoEvqi69hQ Kleingartenverein Rehhagen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ointOfInterestVisible@17405} http://osm.org/node/1453976836 Grabmale Kuh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ointOfInterestVisible@17406} http://google.com/places/ChIJq6r6oPNzsEcRin2vV47NXEY Haiyan Asia-Supermark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ointOfInterestVisible@17407} http://google.com/places/ChIJ93nmAvNzsEcRN7AUejqnE_Q Jüdische Bibliothek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7365} http://google.com/places/ChIJOcHrEPNzsEcRBSlWkCPpvKw Herr Nofal Al-taha &amp; Dr. Hans-Eberhard Stiegli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7367} http://google.com/places/ChIJvYwuQ_NzsEcR_JTo_ciUh-U ATELIER°24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7368} http://google.com/places/ChIJqTaJcvNzsEcRAhpHtUwn3OU Elterninitiative Glühwürmer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7370} http://osm.org/node/84818641 recycling facil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7371} http://google.com/places/ChIJL9NmvPNzsEcRXdfNvszMdKI Private House Stöckener Strasse (587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7372} http://osm.org/node/366646770 Sankt Adalbe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7373} http://google.com/places/ChIJJZsxC_NzsEcRCp9nl_VPLmI Fiam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7374} http://google.com/places/ChIJsfTWdfNzsEcRzvN9nAGYerA fashion u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7375} http://osm.org/node/1459909415 Kindertagesstätte Glühwürm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7376} http://google.com/places/ChIJWQIesfNzsEcRIdBatREXhqA Hannover Stadtfriedhof Stöcken (station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17377} http://osm.org/node/374310034 Friseursalon No Limi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17380} http://google.com/places/ChIJ__87C_NzsEcRIQ8Ur2Osxq8 Hasan's Sala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17381} http://osm.org/node/393366864 Gaststätte Café Schweizer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17382} http://google.com/places/ChIJYbxtUvNzsEcRszyEN2UdBW8 Merkur Apotheke Leinhaus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17389} http://google.com/places/ChIJraFsQ_NzsEcRjKXSvs2Kkf0 Galerie Spielra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17392} http://osm.org/node/1453963026 Blumenhaus Vergißmeinni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17393} http://google.com/places/ChIJx_rObfNzsEcRSMS8ux9onfQ St. Adalbe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17394} http://osm.org/node/1453949555 Blumen Brack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17396} http://google.com/places/ChIJb_kvQ_NzsEcRgwjj62fncqU Bestattungsinstitut Gras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17397} http://google.com/places/ChIJn4KMDfNzsEcRCeKtnVYlXjk Friedhofsgärtnerei Markgraf Stöck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17398} http://google.com/places/ChIJKwHVksg7ZUERyRtabXgpyxE Institut Andreas Kn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17399} http://google.com/places/ChIJhZ_yo_NzsEcRW9o2Ui7GlaI Style Apartmen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17400} http://google.com/places/ChIJV4NMS-FzsEcRwyVxe2erwFs Bestattungsinstitut Klaus Isenbart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17402} http://google.com/places/ChIJQ-GfAfNzsEcR2Uuppj_2YsA Hannover Fuhsestraße (station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17403} http://google.com/places/ChIJhV-9RvNzsEcRkWyCfSq5QFE Ela Küch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ointOfInterestVisible@17405} http://osm.org/node/1453976836 Grabmale Kuh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ointOfInterestVisible@17406} http://google.com/places/ChIJq6r6oPNzsEcRin2vV47NXEY Haiyan Asia-Supermark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7501} http://osm.org/way/18763275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7502} http://osm.org/way/127622949 Kleingartenverein Rehhagen e.V.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7503} http://osm.org/way/187632835 Alveser Weg 6A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7504} http://osm.org/way/12762290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7505} http://osm.org/way/187632711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7506} http://osm.org/way/187632799 Alveser Weg 13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7507} http://osm.org/way/187632832 Alveser Weg 6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7508} http://osm.org/way/18763271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7509} http://osm.org/way/584907586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7510} http://osm.org/way/584907585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7511} http://osm.org/way/187632837 M. Mujkovic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7512} http://osm.org/way/127730057 Heimatweg 16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17513} http://osm.org/way/12773005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17514} http://osm.org/way/12773005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17515} http://osm.org/way/127730050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17516} http://osm.org/way/127730092 Heimatweg 14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17517} http://osm.org/way/187794081 Gustav-Adolf-Kirche (2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17518} http://osm.org/way/187632791 Alveser Weg 12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17519} http://osm.org/way/187632797 Alveser Weg 12A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17520} http://osm.org/way/187632830 Stöckener Straße 59I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17521} http://osm.org/way/187632754 Top Bungalow (6579)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17522} http://osm.org/way/187632802 Alveser Weg 14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17523} http://osm.org/way/127622935 Diethelm Stürmer Massage-Praxis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17524} http://osm.org/way/18763272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17525} http://osm.org/way/18763272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17526} http://osm.org/way/141410473 public toile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17527} http://osm.org/way/12762293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17528} http://osm.org/way/14141047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17529} http://osm.org/way/187632808 Alveser Weg 2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17530} http://osm.org/way/127730044 Heimatweg 18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laneOfInterestVisible@17531} http://osm.org/way/127730042 Heimatweg 22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laneOfInterestVisible@17532} http://osm.org/way/127730040 Heimatweg 20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laneOfInterestVisible@17533} http://osm.org/way/187632720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laneOfInterestVisible@17534} http://osm.org/way/187632841 Imaj Friseu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laneOfInterestVisible@17535} http://osm.org/way/12762292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laneOfInterestVisible@17536} http://osm.org/way/187632813 Heimatweg 27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laneOfInterestVisible@17537} http://osm.org/way/187632816 Alveser Weg 3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laneOfInterestVisible@17538} http://osm.org/way/12762292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laneOfInterestVisible@17539} http://osm.org/way/18763273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laneOfInterestVisible@17540} http://osm.org/way/127622887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laneOfInterestVisible@17541} http://osm.org/way/127622920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laneOfInterestVisible@17542} http://osm.org/way/555385862 Kapelle (16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laneOfInterestVisible@17543} http://osm.org/way/187632819 Heimatweg 31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laneOfInterestVisible@17544} http://osm.org/way/127622882 Primary School Fuhsestraße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laneOfInterestVisible@17545} http://osm.org/way/142584918 Neuapostolische Kirche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laneOfInterestVisible@17546} http://osm.org/way/187632696 Versicherungsbüro Witt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laneOfInterestVisible@17547} http://osm.org/way/187632823 Alveser Weg 4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laneOfInterestVisible@17548} http://osm.org/way/235123593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laneOfInterestVisible@17549} http://osm.org/way/187632821 Heimatweg 33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laneOfInterestVisible@17550} http://osm.org/way/187632825 Alveser Weg 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laneOfInterestVisible@17551} http://osm.org/way/10557358 Fachbereich Umwelt und Stadtgrün Werkhof Heimatwe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laneOfInterestVisible@17552} http://osm.org/way/127730066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laneOfInterestVisible@17553} http://osm.org/way/12773006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laneOfInterestVisible@17554} http://osm.org/way/12773006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laneOfInterestVisible@17555} http://osm.org/way/127730065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laneOfInterestVisible@17556} http://osm.org/way/12773006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laneOfInterestVisible@17557} http://osm.org/way/19002027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laneOfInterestVisible@17558} http://osm.org/way/187632787 Alveser Weg 1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laneOfInterestVisible@17559} http://osm.org/way/19002027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laneOfInterestVisible@17560} http://osm.org/way/187632741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7501} http://osm.org/way/18763275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7505} http://osm.org/way/187632711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7507} http://osm.org/way/187632832 Alveser Weg 6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7508} http://osm.org/way/18763271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7509} http://osm.org/way/584907586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7510} http://osm.org/way/584907585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7511} http://osm.org/way/187632837 M. Mujkovic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7513} http://osm.org/way/12773005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7517} http://osm.org/way/187794081 Gustav-Adolf-Kirche (2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7520} http://osm.org/way/187632830 Stöckener Straße 59I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7521} http://osm.org/way/187632754 Top Bungalow (6579)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7523} http://osm.org/way/127622935 Diethelm Stürmer Massage-Praxis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17525} http://osm.org/way/18763272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17526} http://osm.org/way/141410473 public toile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17528} http://osm.org/way/14141047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17533} http://osm.org/way/187632720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17534} http://osm.org/way/187632841 Imaj Friseu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17538} http://osm.org/way/12762292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17540} http://osm.org/way/127622887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17542} http://osm.org/way/555385862 Kapelle (16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17543} http://osm.org/way/187632819 Heimatweg 31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17544} http://osm.org/way/127622882 Primary School Fuhsestraße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17545} http://osm.org/way/142584918 Neuapostolische Kirche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17546} http://osm.org/way/187632696 Versicherungsbüro Witt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17548} http://osm.org/way/235123593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17549} http://osm.org/way/187632821 Heimatweg 33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17550} http://osm.org/way/187632825 Alveser Weg 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17555} http://osm.org/way/127730065 building (2) (0)</text:p>
          </table:table-cell>
          <table:table-cell table:number-columns-repeated="16383"/>
        </table:table-row>
        <table:table-row table:number-rows-repeated="1048413" table:style-name="ro1">
          <table:table-cell table:number-columns-repeated="16384"/>
        </table:table-row>
      </table:table>
      <table:table table:name="9" table:style-name="ta1">
        <table:table-column table:style-name="co10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5884} http://google.com/places/ChIJAVQ7ZLp0sEcRLfLlJWqFlww NEW SAIGO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5885} http://osm.org/node/4136226291 Dublin In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5886} http://google.com/places/ChIJxTW8Srp0sEcRYVSw9jRBBQ8 coffeechoc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5887} http://osm.org/node/601155533 Cafe Extrablat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5888} http://google.com/places/ChIJUwfWibB0sEcR2eKQ7oce_iQ Ernst-August pharmacy at Kröp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5889} http://google.com/places/ChIJ5yeQbrp0sEcRzS6U65r3VEg Gelco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5890} http://google.com/places/ChIJ9UYNX7d0sEcRqmITnVMvBMU WLW Immobilienmanagement u. Verwaltung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5891} http://google.com/places/ChIJP8lP_JF0sEcRBl9KqBkiJiE Craft Beer Lager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5892} http://osm.org/node/349975958 Brauhaus Ernst-Augus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5893} http://google.com/places/ChIJxfE_E7p0sEcRuDpmqFg84FY Jack Wolfskin St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15894} http://google.com/places/ChIJjXBva7p0sEcRol7Osju-Fdo Weapons Will &amp; Apel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15895} http://osm.org/node/278804245 Sparkasse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15896} http://google.com/places/ChIJK-1BgrB0sEcRvUGhg70cjBs Gina Trico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15897} http://google.com/places/ChIJB5_-h5s5ZUERUqBqvi86rek Paul Degot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15898} http://google.com/places/ChIJ_2ULoEFzsEcRh9nKHEHrBKw fairkauf eG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15899} http://google.com/places/ChIJ182idrp0sEcRV46aLyqK9sM Desigual - KAUFHOF HEIDELBERG H081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15900} http://google.com/places/ChIJr2dCVrd0sEcRCZjBXSMWBBU Kieferorthopäde Dr. Michael de Cass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15901} http://www.wikidata.org/entity/Q887008 Blätterbrunnen (Emil Cimiotti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15902} http://google.com/places/ChIJE64-hZR0sEcRMHxgbZme-Pk Anubhav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15903} http://google.com/places/ChIJl4AQZrp0sEcR85we9z-WRsY LVM Versicherung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15904} http://google.com/places/ChIJqbBoi5s5ZUERLupGt-E6oH0 Jaroslaw Gryc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15905} http://google.com/places/ChIJ1etrGrp0sEcRQGEwtROonz8 Stadtsuperintendentu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15906} http://google.com/places/ChIJPZhj1bt0sEcRRztLBLYNFA4 Guelphen Kabinet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15907} http://google.com/places/ChIJ9S7RsbB0sEcR0hpnv3Q5cac RTH Revisions- und Treuhand-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15908} http://osm.org/node/278804248 Müseumsstübch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ointOfInterestVisible@15909} http://osm.org/node/278804247 Eiscafé Dal C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ointOfInterestVisible@15910} http://osm.org/node/278804246 Am Leineschlo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ointOfInterestVisible@15911} http://google.com/places/ChIJBUydlLB0sEcRJVlEyKK47nc Gabriele Prüter werbebekleidung &amp; desig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ointOfInterestVisible@15912} http://google.com/places/ChIJ-f2zyrB0sEcRgLgddtXrpP0 Uhl &amp; Stöver Gastronomi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ointOfInterestVisible@15913} http://osm.org/node/2835175318 Explor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ointOfInterestVisible@15914} http://google.com/places/ChIJGbusl5w5ZUERqji0zhe_lEs HAUTARZTPRAXIS Ständehausstraß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ointOfInterestVisible@15915} http://google.com/places/ChIJudFuW7d0sEcRz5auL1oP-RY Der Südafrikan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ointOfInterestVisible@15916} http://osm.org/node/3689109043 Broyhanhaus (Hannover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ointOfInterestVisible@15917} http://google.com/places/ChIJtcZK9rp0sEcRUh-dlp2na_s Jimmy's Friseur &amp; Beau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ointOfInterestVisible@15918} http://www.wikidata.org/entity/Q1625640 Holzmarktbrunnen (Hannover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ointOfInterestVisible@15919} http://google.com/places/ChIJ45fzObp0sEcRRmP43q7KGJc Knochenhauerstraße 34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ointOfInterestVisible@15920} http://google.com/places/ChIJ9UYNX7d0sEcRid5RHP5elys La Tap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ointOfInterestVisible@15921} http://www.wikidata.org/entity/Q41635475 Spielende Kinder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ointOfInterestVisible@15922} http://google.com/places/ChIJc4la_bl0sEcRr5_67OqU87s Southern Cross Tou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ointOfInterestVisible@15923} http://google.com/places/ChIJY-KrNLd0sEcRsLPtzKdDvSk The Escape Room | Ha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ointOfInterestVisible@15924} http://google.com/places/ChIJkWeEmbB0sEcR88qixL6PTu8 Nordsee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ointOfInterestVisible@15925} http://google.com/places/ChIJ9S7RsbB0sEcRbuSeaqoOwhs Motzigkeit-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ointOfInterestVisible@15926} http://google.com/places/ChIJz4Pb7bl0sEcRsjaAo0dSQ50 Aparcamient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ointOfInterestVisible@15927} http://google.com/places/ChIJNQRGR7B0sEcRihGTEFpwJQc l'tur Reise-Shop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ointOfInterestVisible@15928} http://google.com/places/ChIJIYYTzbB0sEcRs0afYihaOXY Marius Karolczak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ointOfInterestVisible@15929} http://osm.org/node/3956509986 Traut Euch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ointOfInterestVisible@15930} http://google.com/places/ChIJ9UYNX7d0sEcRrLbnT_ex4gY Da Enz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ointOfInterestVisible@15931} http://google.com/places/ChIJD2d3obB0sEcRJFpMWT0J1Js Forum im ka:punk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ointOfInterestVisible@15932} http://google.com/places/ChIJmdvj0bB0sEcRCb07t4N4qM8 Leihhaus Hannovera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ointOfInterestVisible@15933} http://google.com/places/ChIJB45YTbd0sEcRD958Z6wyi8s Markthalle/Landtag (station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ointOfInterestVisible@15934} http://google.com/places/ChIJC9bh-rl0sEcRINZ0Bkh1Lz8 Jacques Darcel Zweithaarstud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ointOfInterestVisible@15935} http://google.com/places/ChIJiZAyLc11sEcRiXxaWujOKsQ Joseph’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ointOfInterestVisible@15936} http://google.com/places/ChIJQSUfsqB1sEcRbvgbAHQtEms Jay‘s Friseu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ointOfInterestVisible@15937} http://google.com/places/ChIJ-w6XVLd0sEcRNUZr0ij4wB0 Balzac Coffe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ointOfInterestVisible@15938} http://google.com/places/ChIJrzwyVbd0sEcRLHbImc2ap3c Gynäkologie im Alten Rat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ointOfInterestVisible@15939} http://osm.org/node/1952299428 Toda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ointOfInterestVisible@15940} http://google.com/places/ChIJlwcMAbd0sEcRIL2mJM3agEc Dinew HiFi &amp; High E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ointOfInterestVisible@15941} http://google.com/places/ChIJ__igkbl0sEcRgZQXZoP_MPU Landtag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ointOfInterestVisible@15942} http://www.wikidata.org/entity/Q29475547 Alte Garnisonkirc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ointOfInterestVisible@15943} http://google.com/places/ChIJZ3UD97p0sEcRYtlt1dhswkM Hobed Hotel- u. Gaststättenbedarfs- u. Vertriebs-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ointOfInterestVisible@15944} http://google.com/places/ChIJK6yyy7t0sEcRIu4VZgE7UZI Teestübch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ointOfInterestVisible@15945} http://google.com/places/ChIJ_zvcV7p0sEcRWliiZyed6H8 Liebhaberei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ointOfInterestVisible@15946} http://google.com/places/ChIJy3weRrp0sEcRMd-lwB7Vub0 BeVital Wellness &amp; Massag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ointOfInterestVisible@15947} http://google.com/places/ChIJ49A2Ibp0sEcR9NDgrvOXq4I Akyel &amp; Akyel hai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ointOfInterestVisible@15948} http://google.com/places/ChIJ2zW8Srp0sEcRp93Iq2oZAoQ Coffee &amp; Choc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ointOfInterestVisible@15949} http://osm.org/node/3410377179 Cafe &amp; Bar Celon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ointOfInterestVisible@15950} http://osm.org/node/4459433614 Gustin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ointOfInterestVisible@15951} http://google.com/places/ChIJ93Mf_7l0sEcR190gkleAc8g Hinz u. Strese Dres.med.dent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ointOfInterestVisible@15952} http://google.com/places/ChIJ62N3mW0KsEcRfeDRdbMMcT8 Rechtsanwaltskanzlei Mark-Tobias Matthi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ointOfInterestVisible@15953} http://google.com/places/ChIJodNGb7p0sEcRjH4M5W97DyA Der Sohlen Bau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ointOfInterestVisible@15954} http://google.com/places/ChIJ39YrErp0sEcRoPgU_x344m4 Deerberg Lad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ointOfInterestVisible@15955} http://osm.org/node/1402722616 Kröpcke (station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ointOfInterestVisible@15956} http://osm.org/node/4459433619 Bier-Max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= {PointOfInterestVisible@15957} http://google.com/places/ChIJ-Xqu87B0sEcR8asbRy17H-g Private Practice for Physiotherapy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= {PointOfInterestVisible@15958} http://osm.org/node/4459433618 Balzac Coffe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 = {PointOfInterestVisible@15959} http://osm.org/node/5055919150 Antiquitäten Schmuck - Münzen - Briefmark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 = {PointOfInterestVisible@15960} http://google.com/places/ChIJzXK2iLp0sEcRL9F0qBr7J08 coco fish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 = {PointOfInterestVisible@15961} http://google.com/places/ChIJS9TatbF0sEcRjXFQ2GnWvOc Dr. med. Bernd-Michael Altevog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 = {PointOfInterestVisible@15962} http://google.com/places/ChIJH7TBJbp0sEcR9fa1b-mrHKM BPP Prêt-à-Port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 = {PointOfInterestVisible@15963} http://google.com/places/ChIJTYo8oLB0sEcRpYKXPYG5JyQ Food Broth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= {PointOfInterestVisible@15964} http://google.com/places/ChIJxdAEjLp0sEcRtJfWRvMST30 Vapian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 = {PointOfInterestVisible@15965} http://google.com/places/ChIJIbU927B0sEcRnWbWsTI00WI Sushi Berli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 = {PointOfInterestVisible@15966} http://google.com/places/ChIJlxMx5Zs5ZUERBiY6wlohofc Coiffeur D&amp;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 = {PointOfInterestVisible@15967} http://google.com/places/ChIJOyvFELp0sEcR2Qdim3R0fTQ Lange Nacht der Kirch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 = {PointOfInterestVisible@15968} http://google.com/places/ChIJvQbsmbB0sEcR6bMnaNAMt8w Gucia Bernd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 = {PointOfInterestVisible@15969} http://google.com/places/ChIJ4YD46bB0sEcR4OU8mfUVvSM La Boulanger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 = {PointOfInterestVisible@15970} http://osm.org/node/291331255 SFU Sachen für Unterweg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 = {PointOfInterestVisible@15971} http://google.com/places/ChIJrzwyVbd0sEcR89NbOwuVzvs HRG &amp; Dr. Meinhof Verwaltung GmbH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 = {PointOfInterestVisible@15972} http://google.com/places/ChIJ8bm7uLB0sEcRY1cZdUvZmnQ Buckermann, C., Fronhoff, Dr.med. K., Krauskopf, Dr.med. E., Stolte, Dr.med. C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 = {PointOfInterestVisible@15973} http://google.com/places/ChIJxwqMOLp0sEcRzaEj8eF4dNA Werk-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= {PointOfInterestVisible@15974} http://google.com/places/ChIJU1WZp7B0sEcRUUeMpXyVc9w Beans since coffe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= {PointOfInterestVisible@15975} http://google.com/places/ChIJ80KGR7p0sEcR7X8fMLzOIok Kilimanjar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 = {PointOfInterestVisible@15976} http://osm.org/node/1803292119 Primar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 = {PointOfInterestVisible@15977} http://osm.org/node/3882352667 bus shelter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 = {PointOfInterestVisible@15978} http://www.wikidata.org/entity/Q445624 Altstadtfe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 = {PointOfInterestVisible@15979} http://google.com/places/ChIJoeOIbLp0sEcRq-2LWq6xaw8 Schminke Hannover Maskenbildner Bedarf Make up artists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 = {PointOfInterestVisible@15980} http://google.com/places/ChIJ2xEGI7p0sEcRTDKYs--w98E Pizza Mercato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 = {PointOfInterestVisible@15981} http://google.com/places/ChIJ__igkbl0sEcRsgDFoPql6Qs Christian Meyer, Md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 = {PointOfInterestVisible@15982} http://google.com/places/ChIJT3AMu7B0sEcRohtsMkVR4as arko-Fachgeschä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 = {PointOfInterestVisible@15983} http://osm.org/node/2071168295 Schatek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= {PointOfInterestVisible@16090} http://osm.org/node/368368874 Marktbrunn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 = {PointOfInterestVisible@16091} http://google.com/places/ChIJRbJp_7p0sEcRZ7MXBLHtxaY My Nails Nagelstud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 = {PointOfInterestVisible@16092} http://google.com/places/ChIJvfrfOLp0sEcRFNupUB-1kKk Verlock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 = {PointOfInterestVisible@16093} http://google.com/places/ChIJQVzKsbB0sEcRDrk1kHUsutE Volkswagen Financial Services Filial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 = {PointOfInterestVisible@16094} http://google.com/places/ChIJ8bm7uLB0sEcReRSnjkIgiws Frau Dr. med. Rosemarie Schatz-Katsaro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5 = {PointOfInterestVisible@16095} http://google.com/places/ChIJyxcKjLB0sEcRQz-iGrTMydI Marc O'Polo Shop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 = {PointOfInterestVisible@16096} http://osm.org/node/902582891 City-Apothek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 = {PointOfInterestVisible@16097} http://osm.org/node/323101107 Oxfam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8 = {PointOfInterestVisible@16098} http://google.com/places/ChIJ95Cct7B0sEcRNN1-_Ocw6NI Foto-Haa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 = {PointOfInterestVisible@16099} http://google.com/places/ChIJnTWO5bl0sEcRvv_CXiCH9JQ Herr Dr. med. Andreas Kelb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0 = {PointOfInterestVisible@16100} http://google.com/places/ChIJ9S7RsbB0sEcRnH3QFucvV1E Kanzlei Petry &amp; Petr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 = {PointOfInterestVisible@16101} http://google.com/places/ChIJK1xFmLx0sEcREsitLgm6vb0 Telekom exclusive partner Thao's Handy &amp; Servic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 = {PointOfInterestVisible@16102} http://google.com/places/ChIJW-vtrbB0sEcREJfLUQFXN6o zahnärztliche Praxis Nag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3 = {PointOfInterestVisible@16103} http://google.com/places/ChIJ8bm7uLB0sEcRCEmfQgI9cF8 Frau Dr. med. Evangelia Krauskop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 = {PointOfInterestVisible@16104} http://google.com/places/ChIJ9UYNX7d0sEcR0H50sIunlqc Sushi La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5 = {PointOfInterestVisible@16105} http://google.com/places/ChIJI8jF5bl0sEcR-LbWe7Merzk Gaststätte Klickmüh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 = {PointOfInterestVisible@16106} http://google.com/places/ChIJ3WWPh7l0sEcRgBmUHg0TAXU Trio Hair &amp; Company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 = {PointOfInterestVisible@16107} http://www.wikidata.org/entity/Q890669 Bogside 69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8 = {PointOfInterestVisible@16108} http://osm.org/node/3684331542 Sam Nok C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 = {PointOfInterestVisible@16109} http://google.com/places/ChIJK-fYVLd0sEcRYvW-kvA8oOs Mach Art Dagmar Kühnast-Grabowsk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0 = {PointOfInterestVisible@16110} http://osm.org/node/705160063 El Sol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1 = {PointOfInterestVisible@16111} http://google.com/places/ChIJKQjqvZw5ZUERjaPeyck5X9Q miss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 = {PointOfInterestVisible@16112} http://google.com/places/ChIJ231IxLB0sEcRGi5qWyP9eZ8 Prof. Pavel Hautzentrum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3 = {PointOfInterestVisible@16113} http://google.com/places/ChIJz3x0n7B0sEcR7gU3FtCIyYs Gebers - Die Schlafexpert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4 = {PointOfInterestVisible@16114} http://google.com/places/ChIJ4QPeiLB0sEcR9NO7im6KFi8 s.Oliver St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5 = {PointOfInterestVisible@16115} http://google.com/places/ChIJq8u38rB0sEcRJzYiblbto2I Ulla Popken - Large Sizes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 = {PointOfInterestVisible@16116} http://google.com/places/ChIJkXCIhrB0sEcRTG9unZ0kgLw VERO MOD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 = {PointOfInterestVisible@16117} http://www.wikidata.org/entity/Q17521483 Ballhofbrunn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8 = {PointOfInterestVisible@16118} http://osm.org/node/2726930925 Üstra Service-Cen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 = {PointOfInterestVisible@16119} http://google.com/places/ChIJgSyubbp0sEcR9BsE--8EilQ DER Deutsches Reisebür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0 = {PointOfInterestVisible@16120} http://google.com/places/ChIJN9klibB0sEcRmbSrvKCDMzE ONL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 = {PointOfInterestVisible@16121} http://google.com/places/ChIJE1q1NLd0sEcR5OJhBWgwEcI KUHnstwer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2 = {PointOfInterestVisible@16122} http://www.wikidata.org/entity/Q22692015 Georg-von-Cölln-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3 = {PointOfInterestVisible@16123} http://osm.org/node/377038811 Le Arca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4 = {PointOfInterestVisible@16124} http://google.com/places/ChIJC9bh-rl0sEcR9GvcJbhneOc Blueberry Nails Franchi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5 = {PointOfInterestVisible@16125} http://google.com/places/ChIJeYrvhbB0sEcRuWwSkv02ISQ Ästhetik Expert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6 = {PointOfInterestVisible@16126} http://google.com/places/ChIJqc66tbt0sEcRPXbapz9x9Gw Geide &amp; Weichert Immobilien Gb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7 = {PointOfInterestVisible@16127} http://google.com/places/ChIJ2VnCh7l0sEcRPuTyX_vZm04 Sanitätshaus Teras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8 = {PointOfInterestVisible@16128} http://google.com/places/ChIJ9S7RsbB0sEcRYun8YFe_jtU Dr. med. Tina Zailskas, Practice for Orthopedic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 = {PointOfInterestVisible@16129} http://google.com/places/ChIJ49A2Ibp0sEcR91ohUF7tF10 Pochert Goldschmie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0 = {PointOfInterestVisible@16130} http://google.com/places/ChIJ-Xqu87B0sEcR2_ApjSEfzQY Frau Renate Reek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 = {PointOfInterestVisible@16131} http://google.com/places/ChIJ9S7RsbB0sEcRfGq9HZ1Ffdk Nalmpanti Panagiot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2 = {PointOfInterestVisible@16132} http://osm.org/node/5055919145 Brautmoden an der Marktkirc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 = {PointOfInterestVisible@16133} http://google.com/places/ChIJKdKxbbp0sEcRQz7EAS2JZHs Schäfer's Brot- und Kuchen Spezialitäten GmbH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 = {PointOfInterestVisible@16134} http://google.com/places/ChIJOSYTvbB0sEcR--GO38kuedw Lacos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5 = {PointOfInterestVisible@16135} http://osm.org/node/5055919144 Back-und-Naschwer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 = {PointOfInterestVisible@16136} http://osm.org/node/5055919149 Pilsstub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7 = {PointOfInterestVisible@16137} http://osm.org/node/5055919147 Asia Food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= {PointOfInterestVisible@16138} http://osm.org/node/4788440278 Wok 'n Jo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= {PointOfInterestVisible@16139} http://google.com/places/ChIJS9TatbF0sEcR_WOTL_cVDWw Dr. med. Rainer Cierpk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0 = {PointOfInterestVisible@16140} http://google.com/places/ChIJq8u38rB0sEcRzmOJKslznWM WWH Wohnungswirtschaft Hannover UG (haftungsbeschränk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1 = {PointOfInterestVisible@16141} http://google.com/places/ChIJxYSct7B0sEcRlP1kXMcZNcI Gätcke Müller Dürrfeld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2 = {PointOfInterestVisible@16142} http://google.com/places/ChIJ_figkbl0sEcRWXKLPW40CyQ Anja Pi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3 = {PointOfInterestVisible@16143} http://osm.org/node/1024767349 FIRE ba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4 = {PointOfInterestVisible@16144} http://google.com/places/ChIJIZoy_rl0sEcR8WL9VKxFKoU Mathias Fla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5 = {PointOfInterestVisible@16145} http://google.com/places/ChIJb8aoX7d0sEcRIw0MXXgGVuA Bavaria-Catering &amp; mor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6 = {PointOfInterestVisible@16146} http://google.com/places/ChIJB4cQZrp0sEcRIiDl6pYPRKs Dr. med. Christian Böme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7 = {PointOfInterestVisible@16147} http://google.com/places/ChIJazPRR7p0sEcRKtbviL88OSQ Stephan Krause hairstyles and m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8 = {PointOfInterestVisible@16148} http://google.com/places/ChIJJ8uCp7B0sEcR8Rx-GQ79R7g MusikMaster Musikschule &amp; Tonstudio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9 = {PointOfInterestVisible@16149} http://osm.org/node/3156126439 6sinn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0 = {PointOfInterestVisible@16150} http://google.com/places/ChIJ8bm7uLB0sEcRStYCU95hvXI Hautarzt Dr. Liekenbröck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 = {PointOfInterestVisible@16151} http://google.com/places/ChIJj5vhzLB0sEcRCU1WpA9J4hc Premium Allianz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 = {PointOfInterestVisible@16152} http://google.com/places/ChIJMRjHJrp0sEcRLdrLmK8pqyY Bridal wear at the Market Chur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 = {PointOfInterestVisible@16153} http://google.com/places/ChIJpSoa5Ll0sEcR8SYlhNjX0eE SENON Immobilien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 = {PointOfInterestVisible@16154} http://google.com/places/ChIJr2dCVrd0sEcRIvxcnPuwByY Trauringschmied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 = {PointOfInterestVisible@16155} http://google.com/places/ChIJi9DlF7p0sEcRVXpAbBnnke0 Hanns-Lilje-Haus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 = {PointOfInterestVisible@16156} http://osm.org/node/3101409648 Café Glücksmomen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 = {PointOfInterestVisible@16157} http://osm.org/node/323100981 HairExpres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 = {PointOfInterestVisible@16158} http://osm.org/node/3101409647 Postban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 = {PointOfInterestVisible@16159} http://google.com/places/ChIJ8bm7uLB0sEcR0PBgDLLAGmU Dr. med. Carsten Bucker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 = {PointOfInterestVisible@16160} http://google.com/places/ChIJzfRkfbB0sEcRl6WuJx_aBaM BONITA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 = {PointOfInterestVisible@16161} http://osm.org/node/323100980 o2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 = {PointOfInterestVisible@16162} http://google.com/places/ChIJvfOyEbp0sEcRZvtPMABnT0w Meadero Públic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 = {PointOfInterestVisible@16163} http://google.com/places/ChIJSXbcibp0sEcR36e5VEPzWlY Destination R + N Reis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 = {PointOfInterestVisible@16164} http://google.com/places/ChIJ-Xqu87B0sEcRNpZgsLlahOA Frau Stefanie Bremer-Traino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 = {PointOfInterestVisible@16165} http://osm.org/node/323100979 ONYG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 = {PointOfInterestVisible@16166} http://osm.org/node/323100977 Gerry Web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 = {PointOfInterestVisible@16167} http://google.com/places/ChIJcRo_j7p0sEcRVKojVohdkRs HEA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 = {PointOfInterestVisible@16168} http://google.com/places/ChIJqX39b6Z0sEcRGZDqwmaWaLk Faszien Yoga - Sivananda Yog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 = {PointOfInterestVisible@16169} http://google.com/places/ChIJ9UYNX7d0sEcRUUoeYFptm40 Amorosa Italienische Spezialität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 = {PointOfInterestVisible@16170} http://google.com/places/ChIJ4QPeiLB0sEcRvXghJ_90eL0 Elektro Meißn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 = {PointOfInterestVisible@16171} http://google.com/places/ChIJC9NGb7p0sEcRVhwacaCuFAM YOGA SHAL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 = {PointOfInterestVisible@16172} http://google.com/places/ChIJe4rx9rp0sEcRZGId9W-c13E Elektro Teub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 = {PointOfInterestVisible@16173} http://google.com/places/ChIJ5yeQbrp0sEcR-JJbsAtfN4g 1.2.3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 = {PointOfInterestVisible@16174} http://google.com/places/ChIJaaTombB0sEcREmYZAd3D4pw CEH Gastro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 = {PointOfInterestVisible@16175} http://osm.org/node/1835313188 deci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 = {PointOfInterestVisible@16176} http://google.com/places/ChIJGViYB7p0sEcRk2C3a4si-Sw Konditorei Stie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 = {PointOfInterestVisible@16177} http://google.com/places/ChIJP99BNrd0sEcRBQ3I9cGpAnQ dm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 = {PointOfInterestVisible@16178} http://google.com/places/ChIJP7GLwrB0sEcRZtaTnZEmzCs Dr. med. Florian Schen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 = {PointOfInterestVisible@16179} http://www.wikidata.org/entity/Q439300 Altes Palais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 = {PointOfInterestVisible@16180} http://google.com/places/ChIJDwHyZrp0sEcREJOVuog5VQI Greenality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 = {PointOfInterestVisible@16181} http://google.com/places/ChIJJfE-hrl0sEcRS0J_zsGQDxQ Immobilien Baufirma Michal Adamiec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 = {PointOfInterestVisible@16182} http://www.wikidata.org/entity/Q30101171 Marktstraße 47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 = {PointOfInterestVisible@16183} http://google.com/places/ChIJoVWNwbB0sEcRHgGazuygfkk bosselman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 = {PointOfInterestVisible@16184} http://google.com/places/ChIJhaIfTJEMsEcRsq5N4u6XmIM Happy Yoga 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 = {PointOfInterestVisible@16185} http://google.com/places/ChIJqbBoi5s5ZUERYOg_ouswsy4 Look By JC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 = {PointOfInterestVisible@16186} http://google.com/places/ChIJ-_pDb7p0sEcR6PDsU7wDC_0 Fachpraxis für Kosmetik - Marina Franz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 = {PointOfInterestVisible@16187} http://google.com/places/ChIJnU2PhrB0sEcROge_y2ZU3s4 JACK &amp; JON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 = {PointOfInterestVisible@16188} http://google.com/places/ChIJ33SEfbB0sEcRnAPE1fAf1_s Zero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 = {PointOfInterestVisible@16189} http://osm.org/node/4350779325 Markthalle (station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 = {PointOfInterestVisible@16291} http://osm.org/node/5097038721 Mikad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 = {PointOfInterestVisible@16292} http://google.com/places/ChIJ3WWPh7l0sEcRcGpzDRkNGNI Weinert &amp; Gumnio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 = {PointOfInterestVisible@16293} http://google.com/places/ChIJmf4guLB0sEcRE1jWz7JDMpM Mephist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 = {PointOfInterestVisible@16294} http://google.com/places/ChIJ5yeQbrp0sEcR2mAMyLFvwpo HALLHUBER Shop in der Galeria Kaufho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 = {PointOfInterestVisible@16295} http://google.com/places/ChIJ52a0j7B0sEcRjmrdwXFf4_g Dougla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 = {PointOfInterestVisible@16296} http://google.com/places/ChIJXes6D7p0sEcR8_CteNq8eaU Super Cu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 = {PointOfInterestVisible@16297} http://google.com/places/ChIJ__igkbl0sEcRU5aI0rcTApI Gabriele Heinen-Kljajic, Md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 = {PointOfInterestVisible@16298} http://google.com/places/ChIJGdmGmVZzsEcRu3hDTDZQmow Designer Sinfonie Modecaf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 = {PointOfInterestVisible@16299} http://google.com/places/ChIJl2kD1qR0sEcRoRjPIE2NiU4 Hotel Central Hannover &amp; Handel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 = {PointOfInterestVisible@16300} http://google.com/places/ChIJBwXaprB0sEcRTIpWdF66ZoI Restaurant Grüpch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 = {PointOfInterestVisible@16301} http://osm.org/node/4084883850 Sonams little worl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 = {PointOfInterestVisible@16302} http://google.com/places/ChIJU_hGibl0sEcRtGqFRcX6emg Hahnsche Grundstücksge- sellschaft 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 = {PointOfInterestVisible@16303} http://google.com/places/ChIJzXK2iLp0sEcRhoEdgV3AkuU Outlet Station Hannover C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 = {PointOfInterestVisible@16304} http://osm.org/node/3789361887 Craft Beer Ba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 = {PointOfInterestVisible@16305} http://google.com/places/ChIJs8Kw4rl0sEcRdLPWAPwm1dk die schlafzimmer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5 = {PointOfInterestVisible@16306} http://osm.org/node/4109714689 Zar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6 = {PointOfInterestVisible@16307} http://google.com/places/ChIJxWcYrbB0sEcRvS-xJMUk21Y Frau Maja Ame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7 = {PointOfInterestVisible@16308} http://osm.org/node/1308293489 Rossman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8 = {PointOfInterestVisible@16309} http://www.wikidata.org/entity/Q2349049 Stiftung Kulturregio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9 = {PointOfInterestVisible@16310} http://google.com/places/ChIJ3_-ep7B0sEcRSPvCDUxnEHw Tante Kät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0 = {PointOfInterestVisible@16311} http://google.com/places/ChIJ9UYNX7d0sEcRSnSY3z7UJXs Bäckerei Gö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1 = {PointOfInterestVisible@16312} http://osm.org/node/2432780881 idee. Creativmark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2 = {PointOfInterestVisible@16313} http://google.com/places/ChIJB4cQZrp0sEcR01a8fQjEilQ Herr Dr. med. Heinz Horstkot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3 = {PointOfInterestVisible@16314} http://osm.org/node/343319826 Juwelier Kaeseman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4 = {PointOfInterestVisible@16315} http://google.com/places/ChIJ_wcrUrp0sEcR4mp7eUHEruI Grünra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5 = {PointOfInterestVisible@16316} http://google.com/places/ChIJ7wqatrB0sEcRsSDcWWcw4P8 HannoVerum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6 = {PointOfInterestVisible@16317} http://google.com/places/ChIJe6N12LB0sEcRkuUKHIVLnTI Citypfandhaus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7 = {PointOfInterestVisible@16318} http://google.com/places/ChIJrRZKiLB0sEcR0j9aGs8t3pY Reformhaus Bacher GmbH &amp; Co.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8 = {PointOfInterestVisible@16319} http://www.wikidata.org/entity/Q56373037 Barmenia hou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9 = {PointOfInterestVisible@16320} http://google.com/places/ChIJ-TiKgLB0sEcRXIOiuntnlWo TK Maxx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0 = {PointOfInterestVisible@16321} http://google.com/places/ChIJ1xlCPrp0sEcRqgDw_51Pigc Andriy Brodetskyy Vermittlungen UG (haftungsbeschränk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1 = {PointOfInterestVisible@16322} http://google.com/places/ChIJG12RVal0sEcRQuibGkpmgAc beautiful &amp; classy - Lash Brow &amp; Body Concep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2 = {PointOfInterestVisible@16323} http://google.com/places/ChIJP-QP_Ll0sEcRHztqUQq99zg GVG Grundstücksverwertung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3 = {PointOfInterestVisible@16324} http://www.wikidata.org/entity/Q1937500 Minoritenkloster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4 = {PointOfInterestVisible@16325} http://google.com/places/ChIJB4cQZrp0sEcRuwXyLUn4Fns Altstadt-Apothe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5 = {PointOfInterestVisible@16326} http://google.com/places/ChIJvfrfOLp0sEcRNNPTWYkABxc Gold Rush Cosmetics &amp; Permanent Makeu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6 = {PointOfInterestVisible@16327} http://google.com/places/ChIJ231IxLB0sEcRB8RH4WJ3dXw Betten Raymond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7 = {PointOfInterestVisible@16328} http://www.wikidata.org/entity/Q1877875 Lutherdenkmal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8 = {PointOfInterestVisible@16329} http://google.com/places/ChIJeSYHirp0sEcRb5QvsDBi8zM Magia - DIE FRISEU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9 = {PointOfInterestVisible@16330} http://osm.org/node/4524282290 BBBan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0 = {PointOfInterestVisible@16331} http://google.com/places/ChIJrRZKiLB0sEcRs7pWBUIxnEk Porzellan-Meyer Fritz Meyer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1 = {PointOfInterestVisible@16332} http://google.com/places/ChIJ5yeQbrp0sEcRMqDZUJBKexQ DINEA Gastronomi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2 = {PointOfInterestVisible@16333} http://www.wikidata.org/entity/Q1540972 Grabplatte des Dietrich von Rintel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3 = {PointOfInterestVisible@16334} http://google.com/places/ChIJ-Xqu87B0sEcR3GekLKy938Q Holländische Kakaostub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4 = {PointOfInterestVisible@16335} http://google.com/places/ChIJbYJeDLp0sEcR46JlsAG3vSE Miele Primu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5 = {PointOfInterestVisible@16336} http://www.wikidata.org/entity/Q28977989 Franziskanerterziarinnenkloster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6 = {PointOfInterestVisible@16337} http://google.com/places/ChIJoyDa9LB0sEcR6bqyuf1Ahsc Khuong Chau V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7 = {PointOfInterestVisible@16338} http://google.com/places/ChIJdV47jLB0sEcRgmEeWDQXA5w Eckerl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8 = {PointOfInterestVisible@16339} http://google.com/places/ChIJnbMHqmp1sEcRnsk_HmJYqYg Fitnesslo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9 = {PointOfInterestVisible@16340} http://google.com/places/ChIJtQGqtLB0sEcRaUAsapwsEmg Julienne International Styling Traugott Kaminsk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0 = {PointOfInterestVisible@16341} http://google.com/places/ChIJud7zEbp0sEcRquhAjjErazk LCN Beauty Center Platin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1 = {PointOfInterestVisible@16342} http://google.com/places/ChIJq8u38rB0sEcRr-W67AlfDsk Großgoltern Grundbesitz UG (haftungsbeschränk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2 = {PointOfInterestVisible@16343} http://google.com/places/ChIJp1Gzibp0sEcRKCwPwjhNrno City Hotel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3 = {PointOfInterestVisible@16344} http://google.com/places/ChIJ0Z_PsbB0sEcRTCw4p8BsZ2k Helmut Fürst 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4 = {PointOfInterestVisible@16345} http://google.com/places/ChIJIQWLmLB0sEcR-NI5fhAdFms ESENZ Anwaltskanzl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5 = {PointOfInterestVisible@16346} http://google.com/places/ChIJ2yUdzLt0sEcRVnYLo8y4yZc Hofgeflüst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6 = {PointOfInterestVisible@16347} http://www.wikidata.org/entity/Q1540969 Grabplatte derer vom Stein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7 = {PointOfInterestVisible@16348} http://google.com/places/ChIJ8bm7uLB0sEcRZyyw4cKXdPk Dr. med. Georgios Len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8 = {PointOfInterestVisible@16349} http://google.com/places/ChIJSxOnWbd0sEcRqigbckI9oRY Da Lin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9 = {PointOfInterestVisible@16350} http://google.com/places/ChIJJXnFKLp0sEcRBLDzYUJLwlQ La Bodeg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0 = {PointOfInterestVisible@16351} http://google.com/places/ChIJqXao0LB0sEcRC8YqoZZyiqQ Haus für Sicherheit - KÜHN Sicherhei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1 = {PointOfInterestVisible@16352} http://google.com/places/ChIJEXCSeJw5ZUER2Xs1QXVxE48 Spielbanken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2 = {PointOfInterestVisible@16353} http://google.com/places/ChIJu83tB9gKsEcR7ShcucuZJUI 1to1-fitness | Personal Training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3 = {PointOfInterestVisible@16354} http://www.wikidata.org/entity/Q28977954 Franziskanerkloster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4 = {PointOfInterestVisible@16355} http://google.com/places/ChIJIZoy_rl0sEcRi1enNC3Yv_I Preuss &amp; Preuss Versicherungsmakl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5 = {PointOfInterestVisible@16356} http://google.com/places/ChIJq_MP27B0sEcRTHWtZ1_0FWU Kiki Baby- und Kinderträum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6 = {PointOfInterestVisible@16357} http://google.com/places/ChIJxYSct7B0sEcRdnq--mkJDaY The House of Villeroy &amp; Bo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7 = {PointOfInterestVisible@16358} http://google.com/places/ChIJi6DsErp0sEcRUnpCn6BxfZ4 Laden 74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8 = {PointOfInterestVisible@16359} http://google.com/places/ChIJLaNXm7B0sEcROjZ8cvH_b8Y WMF Hannover - Große Packhofstraß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9 = {PointOfInterestVisible@16360} http://google.com/places/ChIJv47xTrd0sEcRgTHmHdDq3tY Immobiliencenter Sparkass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0 = {PointOfInterestVisible@16361} http://google.com/places/ChIJtebYfLB0sEcRamZLLczmxGY Claire'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1 = {PointOfInterestVisible@16362} http://google.com/places/ChIJzWUXs7B0sEcRdw5jbmZ6KA4 Zahnarztpraxis Dr. S. Heinemann-Fremere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2 = {PointOfInterestVisible@16363} http://google.com/places/ChIJ027Mirp0sEcRFlrMmjRV5X0 Stadtverwaltung Rechtsangelegenhei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3 = {PointOfInterestVisible@16364} http://google.com/places/ChIJz1Gw4Lp0sEcRKIbm6eUWUxQ Dr. med. Horst Racket Facharzt für Allgemeinmediz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4 = {PointOfInterestVisible@16365} http://google.com/places/ChIJ6aVGS7d0sEcRpXy8488bdo0 Frau Dipl.-Psych. Diana Kneifel-Racke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5 = {PointOfInterestVisible@16366} http://google.com/places/ChIJr-ZrS7d0sEcRuJdlRsrxOIo Wandra Elvers Krankengymnastik-Prax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6 = {PointOfInterestVisible@16367} http://google.com/places/ChIJDwHyZrp0sEcRUj1qAPukF8Y Michael Schroe Zahnarztprax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7 = {PointOfInterestVisible@16368} http://google.com/places/ChIJwf7gS7p0sEcRPOgNoop0cWU Wellenrei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8 = {PointOfInterestVisible@16369} http://osm.org/node/4138391885 Techniker Krankenkas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9 = {PointOfInterestVisible@16370} http://google.com/places/ChIJUTpQrbp0sEcReEsCgsg0iXw KonnTec Sicherheitssystem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0 = {PointOfInterestVisible@16371} http://www.wikidata.org/entity/Q28977971 Kollegiatstift St. Marien in der Neustadt,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1 = {PointOfInterestVisible@16372} http://osm.org/node/503562830 Kreuzklappe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2 = {PointOfInterestVisible@16373} http://google.com/places/ChIJbRFHV7p0sEcR2xbSVoDy6Eg Fotostudio St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3 = {PointOfInterestVisible@16374} http://google.com/places/ChIJO9qazbB0sEcRyR6sDnZant8 Wohnbar - Accessoires &amp; Café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4 = {PointOfInterestVisible@16375} http://google.com/places/ChIJJau6krB0sEcRlxzr3LGduqI Parfümerie Lieb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5 = {PointOfInterestVisible@16376} http://google.com/places/ChIJ7ckcCbp0sEcRU0sVBcqfGHE CHRIST JUWELIERE &amp; UHRMACH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6 = {PointOfInterestVisible@16377} http://google.com/places/ChIJey0nhJw5ZUERRvCAI8Xhgys Juwelier Mauck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7 = {PointOfInterestVisible@16378} http://osm.org/node/430633477 Görtz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8 = {PointOfInterestVisible@16379} http://www.wikidata.org/entity/Q55036397 Bullenstraß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9 = {PointOfInterestVisible@16380} http://google.com/places/ChIJ_c8AjLp0sEcRHT1jkeAQce0 Dr. Karsten Knoblo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0 = {PointOfInterestVisible@16381} http://google.com/places/ChIJAQAE47l0sEcRaEqotYtmGoo Fennobe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1 = {PointOfInterestVisible@16382} http://google.com/places/ChIJE6ziRr10sEcRTOn5NKMmIdI Orthopaedicum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2 = {PointOfInterestVisible@16383} http://google.com/places/ChIJ43rPart0sEcRD6bxWTECTDw Leihhaus Löw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3 = {PointOfInterestVisible@16384} http://google.com/places/ChIJv4X5wLB0sEcRJb7EJLuWqfI Skate Schu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4 = {PointOfInterestVisible@16385} http://google.com/places/ChIJIZoy_rl0sEcR7DkxOkVgJZE Tarneden &amp; Inhester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5 = {PointOfInterestVisible@16386} http://google.com/places/ChIJq_MP27B0sEcRWxPYXid-DjY HairCult Friseu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6 = {PointOfInterestVisible@16387} http://www.wikidata.org/entity/Q28979564 Stift St. Galli, Hannover (Minderstif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7 = {PointOfInterestVisible@16388} http://google.com/places/ChIJB4cQZrp0sEcR8VCYhtIBsWE PilatesZei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8 = {PointOfInterestVisible@16389} http://google.com/places/ChIJsRVuzLB0sEcRFH6_zmKhy3U Tao Chinarestaura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9 = {PointOfInterestVisible@16390} http://google.com/places/ChIJPZXRWrd0sEcRJxkNBkYCl-0 bei Cüneyt mediterrane Spezialitä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0 = {PointOfInterestVisible@16492} http://osm.org/way/362627909 Ross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1 = {PointOfInterestVisible@16493} http://www.wikidata.org/entity/Q28979562 Jesuitenniederlassung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2 = {PointOfInterestVisible@16494} http://google.com/places/ChIJ77RAgLAMsEcRElRgOYjE0bI Anwaltskanzlei Gutschal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3 = {PointOfInterestVisible@16495} http://www.wikidata.org/entity/Q28979560 Kapuzinerniederlassung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4 = {PointOfInterestVisible@16496} http://google.com/places/ChIJ9UYNX7d0sEcRRYE7WIY2pfQ Friseur Pach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5 = {PointOfInterestVisible@16497} http://osm.org/node/1803289801 O Sole Mi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6 = {PointOfInterestVisible@16498} http://google.com/places/ChIJQWpHV7p0sEcRx5wm8B6TQLY MJ Akgü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7 = {PointOfInterestVisible@16499} http://google.com/places/ChIJH6wkVLp0sEcR1P3ZR1mOtm8 Beauty TREND Styl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8 = {PointOfInterestVisible@16500} http://google.com/places/ChIJvcI-ibl0sEcR3lU53051z9Q Werbegalerie - Werbung zum anfas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9 = {PointOfInterestVisible@16501} http://osm.org/node/4135639290 Klickmüh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0 = {PointOfInterestVisible@16502} http://google.com/places/ChIJC9e3TLd0sEcRZUm_1gqvTQk Buchhandlung Hennies und Zinkeisen Inh. Buchhandlung Deciu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1 = {PointOfInterestVisible@16503} http://google.com/places/ChIJDUdV-bl0sEcRm974nD7mhLA e-motion e-Bike Premium-Shop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2 = {PointOfInterestVisible@16504} http://google.com/places/ChIJmdvj0bB0sEcRQZeZFCyfsY0 Landeshauptstadt Hannover FB Bibliothek u. Schule -OE 42.02-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3 = {PointOfInterestVisible@16505} http://google.com/places/ChIJNUEg0vt1sEcRYQkjkCC9aKg Mr. &amp; Mrs. Pand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4 = {PointOfInterestVisible@16506} http://google.com/places/ChIJvei-hpw5ZUER9uqFdWpcXR4 TB Elektroanlagenbau Vertrieb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5 = {PointOfInterestVisible@16507} http://google.com/places/ChIJn7HoObp0sEcRM1hqVTF9UeI Goldankauf Atelier Andreas T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6 = {PointOfInterestVisible@16508} http://google.com/places/ChIJodNGb7p0sEcRIhZkHMtV08Y Dr.med. Volker Laske Facharzt für Innere Medizin Kardiolog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7 = {PointOfInterestVisible@16509} http://google.com/places/ChIJJXnFKLp0sEcRVKWE51ygSMM Kenibo Ramen-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8 = {PointOfInterestVisible@16510} http://google.com/places/ChIJ5yeQbrp0sEcRjcP6U-uI1MI My Coffe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9 = {PointOfInterestVisible@16511} http://google.com/places/ChIJ9dABIrp0sEcRk9lVP4VxHWg Günther Lamers antiques and coin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 = {PointOfInterestVisible@16512} http://google.com/places/ChIJr03_brp0sEcR2T6MsABHRkQ mobilcom-debit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 = {PointOfInterestVisible@16513} http://google.com/places/ChIJq4v9h5s5ZUERUy06BjIeR-M Deutsche Hypothekenban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2 = {PointOfInterestVisible@16514} http://google.com/places/ChIJ6WzfCLp0sEcRAQ6YgoUiIF4 D&amp;T Nail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3 = {PointOfInterestVisible@16515} http://google.com/places/ChIJsRNJvrB0sEcRDUHjRGYc9gM Sport-Schec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4 = {PointOfInterestVisible@16516} http://google.com/places/ChIJqz1nKLp0sEcROng5PoLNgqw PassivHausKonzepte Projektplanungs Entwicklung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5 = {PointOfInterestVisible@16517} http://osm.org/node/1534783282 Anemokinetisches Objek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6 = {PointOfInterestVisible@16518} http://google.com/places/ChIJr-ZrS7d0sEcR9Zr-OrUeCUM Christliche Buchhandlung BERNWARD, Inh. DECIU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7 = {PointOfInterestVisible@16519} http://google.com/places/ChIJq8u38rB0sEcRrFv2GA6UAow Immobilien am Kröpke Joachim Gauglitz e.K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8 = {PointOfInterestVisible@16520} http://google.com/places/ChIJQ4dEfpw5ZUERp0FNwMRaLNA Musikbrunnen Böhmeke oH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9 = {PointOfInterestVisible@16521} http://osm.org/node/368367093 Hermann Wilhelm Bödek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0 = {PointOfInterestVisible@16522} http://google.com/places/ChIJ-Xqu87B0sEcRDF1JGWunT-g Herr Dr. Peer Augenrei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1 = {PointOfInterestVisible@16523} http://google.com/places/ChIJFz41s7B0sEcRCrHBCTtr-Ws Bookstore Deciu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2 = {PointOfInterestVisible@16524} http://google.com/places/ChIJrxMkU7d0sEcRlzIO4Z9ME7A Braut &amp; Abendmode V. Sherw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3 = {PointOfInterestVisible@16525} http://google.com/places/ChIJJVg9_jQLsEcRFhVveJZNcug Barmenia Versicherung - Lutz Koch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4 = {PointOfInterestVisible@16526} http://osm.org/node/368367095 fast food restaura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5 = {PointOfInterestVisible@16527} http://osm.org/node/101381156 Ernst-August-Apothe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6 = {PointOfInterestVisible@16528} http://google.com/places/ChIJ-Xqu87B0sEcRvsyl-oHKcaw Friedrich Bartels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7 = {PointOfInterestVisible@16529} http://google.com/places/ChIJWQIRuLB0sEcRGCnkfoebgus Invest-TK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8 = {PointOfInterestVisible@16530} http://google.com/places/ChIJxyMZ6rB0sEcRR726iJCbkC4 CALID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9 = {PointOfInterestVisible@16531} http://google.com/places/ChIJ182idrp0sEcR6-B6k7v4LyQ Bijou Brigitt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0 = {PointOfInterestVisible@16532} http://google.com/places/ChIJScmYhql1sEcRNRhHnI8vdGc Altstadt-Treff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1 = {PointOfInterestVisible@16533} http://google.com/places/ChIJyw5CYrB0sEcRCyL4I9mcAg4 Herr Dr. Ulrich Haf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2 = {PointOfInterestVisible@16534} http://google.com/places/ChIJ-Xqu87B0sEcRTWai2uUCY-k Physiotherapy Torsten Wol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3 = {PointOfInterestVisible@16535} http://google.com/places/ChIJhzz6hLl0sEcRprEkxuQOwek Landtagsparkpl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4 = {PointOfInterestVisible@16536} http://google.com/places/ChIJvdFuW7d0sEcRKIGwV-NVtpE Café 60gra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5 = {PointOfInterestVisible@16537} http://google.com/places/ChIJK-1BgrB0sEcRcRntkpPAb00 Fitness &amp; Sports Ha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6 = {PointOfInterestVisible@16538} http://google.com/places/ChIJq8u38rB0sEcRV8iMU3kgAi0 Norddeutscher Immobilien Servic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7 = {PointOfInterestVisible@16539} http://www.wikidata.org/entity/Q2244452 Schloßbrunn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8 = {PointOfInterestVisible@16540} http://google.com/places/ChIJDUdV-bl0sEcRZi9usSZ4CvE PKL Keller Spies Partnerscha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9 = {PointOfInterestVisible@16541} http://google.com/places/ChIJOaP4p7p0sEcRhK0Zk_0HLdA ATM - Eurone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0 = {PointOfInterestVisible@16542} http://google.com/places/ChIJH5fmurB0sEcRsJDzIdyNTUI Herr Dr. med. Joachim Soh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1 = {PointOfInterestVisible@16543} http://google.com/places/ChIJzXK2iLp0sEcRAD8jRfPtCJQ Teto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2 = {PointOfInterestVisible@16544} http://google.com/places/ChIJtebYfLB0sEcR_kDqaPB-xgY Salamand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3 = {PointOfInterestVisible@16545} http://google.com/places/ChIJOSYTvbB0sEcReetE_e7-dp4 Café 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4 = {PointOfInterestVisible@16546} http://osm.org/node/5614635323 Bahlsen Outle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5 = {PointOfInterestVisible@16547} http://google.com/places/ChIJ151mwrB0sEcR9rWi3bDoDbw Berufsfortbildungswerk des DGB g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6 = {PointOfInterestVisible@16548} http://google.com/places/ChIJq6o-ibl0sEcRNxTyjkvaaTw Duprès Click &amp; Collect St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7 = {PointOfInterestVisible@16549} http://osm.org/node/322834673 Enchilad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8 = {PointOfInterestVisible@16550} http://google.com/places/ChIJxWcYrbB0sEcR1KDfRjZjdSY Frau Dr. med. Karin Mo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9 = {PointOfInterestVisible@16551} http://google.com/places/ChIJdbM927B0sEcRjbpGMdtOJwM BoConcep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0 = {PointOfInterestVisible@16552} http://google.com/places/ChIJzXK2iLp0sEcRz9llCK6O_kc Tante Käthe FuZ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1 = {PointOfInterestVisible@16553} http://google.com/places/ChIJURAyvbB0sEcRadzw6HeCawQ Akkurat Friseursal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2 = {PointOfInterestVisible@16554} http://www.wikidata.org/entity/Q1788367 Kreuzkirchenviert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3 = {PointOfInterestVisible@16555} http://google.com/places/ChIJS92w4rl0sEcRWwWMtc0XXdM Thao's Handy &amp; Service Telekom Exklusiv Part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4 = {PointOfInterestVisible@16556} http://google.com/places/ChIJvXjIV7d0sEcRgbwZ6uK_ui4 artvocati | Rechtsanwaltskanzl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5 = {PointOfInterestVisible@16557} http://google.com/places/ChIJtWwO27B0sEcR9dJUW6WYx9w Valsgaard Möbeldesign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6 = {PointOfInterestVisible@16558} http://google.com/places/ChIJf67NW7d0sEcRrWcNmw15PGY Franky's Cafe und Cocktail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7 = {PointOfInterestVisible@16559} http://www.wikidata.org/entity/Q1901025 Markthall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8 = {PointOfInterestVisible@16560} http://google.com/places/ChIJN-JwPLJ0sEcR5I__uriqKz8 Dr. med. Hartmut Schröder Specialist for Vascular Surger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9 = {PointOfInterestVisible@16561} http://google.com/places/ChIJ4bvPp7B0sEcR9-EpjMqz3gY Wax in the City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0 = {PointOfInterestVisible@16562} http://google.com/places/ChIJ_wcrUrp0sEcRIGmzJRHvVig Dirk Berghol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1 = {PointOfInterestVisible@16563} http://google.com/places/ChIJCdbh-rl0sEcRlzS41Ba6dFg immola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2 = {PointOfInterestVisible@16564} http://google.com/places/ChIJ9UdaHLp0sEcRdmEJ2hhTOtk Café Compa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3 = {PointOfInterestVisible@16565} http://google.com/places/ChIJ0Z_PsbB0sEcRwJz0BVUor4c FIH Fürst Immobilien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4 = {PointOfInterestVisible@16566} http://google.com/places/ChIJbQefp7B0sEcR-g7spAPeFAc graf schulenburg 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5 = {PointOfInterestVisible@16567} http://google.com/places/ChIJMYOCVrp0sEcRbivfK8rK1To HAARKONZEPT - Die Zweithaarprofis -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6 = {PointOfInterestVisible@16568} http://google.com/places/ChIJ17Udh7B0sEcRXZSVz5Pd-1Y Edek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7 = {PointOfInterestVisible@16569} http://google.com/places/ChIJD4Q-Rrp0sEcR3eixA0l5uCU Be Vital Haarfr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8 = {PointOfInterestVisible@16570} http://google.com/places/ChIJ9UYNX7d0sEcRuIp3-V3YSJE Sgi Pizza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9 = {PointOfInterestVisible@16571} http://google.com/places/ChIJIQWLmLB0sEcRmeMeBw1yB7M RA Jana Staudte - Patientenre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0 = {PointOfInterestVisible@16572} http://google.com/places/ChIJxwZIJLp0sEcRyp0SgeEUDsM Bier Comptoi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1 = {PointOfInterestVisible@16573} http://osm.org/node/5145295509 Einigkeit Recht Freihei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2 = {PointOfInterestVisible@16574} http://google.com/places/ChIJoVWNwbB0sEcRPlZqHidl3TQ Finanz- und Versicherungsmathematik Barthel + Mey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3 = {PointOfInterestVisible@16575} http://google.com/places/ChIJ-wJlKLp0sEcRrZPBvthHLpo Barbers In The Sky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4 = {PointOfInterestVisible@16576} http://google.com/places/ChIJIQWLmLB0sEcRR579xtkcgZ0 Meryem Aslan Rechtsanwält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5 = {PointOfInterestVisible@16577} http://google.com/places/ChIJ-TiKgLB0sEcRkP6SJa6PWGc Stadtbäcker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6 = {PointOfInterestVisible@16578} http://google.com/places/ChIJH5fmurB0sEcRfJzSGUPlfD4 Dipl.Med. Dieter Theuerkau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7 = {PointOfInterestVisible@16579} http://google.com/places/ChIJgW8xtLB0sEcRMHqyYKbQAKk Dr. Dorothee Werner Heinemann-Fremerey Stefanie Zahnärz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8 = {PointOfInterestVisible@16580} http://www.wikidata.org/entity/Q2555497 Christmas marke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9 = {PointOfInterestVisible@16581} http://google.com/places/ChIJvQbsmbB0sEcRSni8IJNzGwM Vino e... Espresso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0 = {PointOfInterestVisible@16582} http://google.com/places/ChIJ28JqtbF0sEcRJ_a2SpZMp3g Bang &amp; Oluf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1 = {PointOfInterestVisible@16583} http://google.com/places/ChIJTfvGh7B0sEcRcHVeBPrrRzA HALLHUBER Sh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2 = {PointOfInterestVisible@16584} http://google.com/places/ChIJwQOJXrp0sEcRD6BCzC9yq4M Picaldi-Stor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3 = {PointOfInterestVisible@16585} http://google.com/places/ChIJ_figkbl0sEcR4amRV3UJiaI Mustafa Erk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4 = {PointOfInterestVisible@16586} http://osm.org/node/1590047019 Karstadt Spo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5 = {PointOfInterestVisible@16587} http://osm.org/node/1590047018 Galeria Kaufhof Hannover Marktkirch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6 = {PointOfInterestVisible@16588} http://google.com/places/ChIJh-6xsbB0sEcRjjFJBHCjonc Rechtsanwalt Christian Kleinau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7 = {PointOfInterestVisible@16589} http://google.com/places/ChIJL7-OM7d0sEcRrXM_pYh6V8Y Schöne Aussichten 360°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8 = {PointOfInterestVisible@16590} http://google.com/places/ChIJteVfULp0sEcR89xHL-Z4G6c M3 Frisur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9 = {PointOfInterestVisible@16591} http://google.com/places/ChIJQSBol7B0sEcR8W6f3JCqi_4 Wollou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0 = {PointOfInterestVisible@16693} http://www.wikidata.org/entity/Q1495730 Gaswerke-Verwaltung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1 = {PointOfInterestVisible@16694} http://google.com/places/ChIJq_MP27B0sEcRS0NUv0KDrtc Dermatologist Dr. med. Geism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2 = {PointOfInterestVisible@16695} http://google.com/places/ChIJa2Tbrbt0sEcRFbvDWasQaws Imma Immobili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3 = {PointOfInterestVisible@16696} http://google.com/places/ChIJ_UpKV7p0sEcRdM4PeviiUfo Löwe Antiquität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4 = {PointOfInterestVisible@16697} http://google.com/places/ChIJH5fmurB0sEcRXoBH9ziBzEY KIND Hörgerä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5 = {PointOfInterestVisible@16698} http://google.com/places/ChIJhT88GVR1sEcRFQEej_u8IWY Gemeindehaus Kreuzkirch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6 = {PointOfInterestVisible@16699} http://google.com/places/ChIJ231IxLB0sEcR0fQ5NSHf-uE Bio Sun light Klinikum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7 = {PointOfInterestVisible@16700} http://google.com/places/ChIJAVQ7ZLp0sEcRCKHf3tUHBe8 Masquecaf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8 = {PointOfInterestVisible@16701} http://google.com/places/ChIJv7AaZrp0sEcRVhuOJHM-rn0 Dr. med. Elmar Kru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9 = {PointOfInterestVisible@16702} http://google.com/places/ChIJ93Mf_7l0sEcRL9aWEFVCoOs Herr Dr. Dirk Stre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0 = {PointOfInterestVisible@16703} http://google.com/places/ChIJK6yyy7t0sEcR697KQB4s7Xo Fennekohl AnjaGoldschmiedemeister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1 = {PointOfInterestVisible@16704} http://google.com/places/ChIJ-w6XVLd0sEcR0bS2R8L8FnY VIVIRY Abendkleider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2 = {PointOfInterestVisible@16705} http://google.com/places/ChIJEfskOrB0sEcRPTPwV0Ylnns Frau Dr. Marion Grabbe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3 = {PointOfInterestVisible@16706} http://google.com/places/ChIJd3OMM7d0sEcREZSDrsmbaJ8 CONTI PARK Park Market Hal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4 = {PointOfInterestVisible@16707} http://google.com/places/ChIJ9UYNX7d0sEcRUrsUV8zEoqA Teria Mir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5 = {PointOfInterestVisible@16708} http://google.com/places/ChIJq6pmF7p0sEcRTCa8BkLQqOI Buchhandlung an der Marktkirche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6 = {PointOfInterestVisible@16709} http://www.wikidata.org/entity/Q2799910 Schneideramtshaus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7 = {PointOfInterestVisible@16710} http://google.com/places/ChIJ4bvPp7B0sEcRbwgiQF00RpU Bastian-Stoff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8 = {PointOfInterestVisible@16711} http://google.com/places/ChIJ5wnIV7d0sEcR5vljPItQY4A in Bewegung: Private Praxis Friederike v. Drachenfel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9 = {PointOfInterestVisible@16712} http://osm.org/node/3650480943 Kommunikationsagentur Push i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0 = {PointOfInterestVisible@16713} http://google.com/places/ChIJP7GLwrB0sEcRdX6Ofzr7gRM Arash Ebrahim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1 = {PointOfInterestVisible@16714} http://google.com/places/ChIJr8tvF7p0sEcRYvVbHImFFuI Wiedereintrittsstelle Pastor Stephan Lack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2 = {PointOfInterestVisible@16715} http://google.com/places/ChIJnTWO5bl0sEcRDSf87559J-E Das Bett Michaela Kolb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3 = {PointOfInterestVisible@16716} http://google.com/places/ChIJSUUGt7B0sEcRD4P9rZRel0U Tee-Seeg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4 = {PointOfInterestVisible@16717} http://google.com/places/ChIJcXGXT7p0sEcRwNsku04UjdY Nico Lin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5 = {PointOfInterestVisible@16718} http://google.com/places/ChIJe9CazbB0sEcRaSQgYjL7WS4 Expo Ban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6 = {PointOfInterestVisible@16719} http://google.com/places/ChIJIZoy_rl0sEcRkBx-LIk4nZk MABANAFT Deutschland GmbH &amp; Co. KG Mineralölhand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7 = {PointOfInterestVisible@16720} http://google.com/places/ChIJTfg1LLp0sEcRxs8-QAXZc3k Jens Sander Leather Goods Repai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8 = {PointOfInterestVisible@16721} http://google.com/places/ChIJN_-_R7p0sEcRUtKHkVWdJyc For You Nail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9 = {PointOfInterestVisible@16722} http://www.wikidata.org/entity/Q29197669 Seilwinder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0 = {PointOfInterestVisible@16723} http://google.com/places/ChIJP7GLwrB0sEcRIJAmPiYoAjk Herr Prof. Dr. med. Dietrich Luba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1 = {PointOfInterestVisible@16724} http://google.com/places/ChIJq8u38rB0sEcRk78rrOPVKJM Regine Quappill Rechtsanwälti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2 = {PointOfInterestVisible@16725} http://google.com/places/ChIJOctH9rp0sEcR7RCrfwGFhU0 Gütegemeinschaft Döner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3 = {PointOfInterestVisible@16726} http://google.com/places/ChIJf7_DaLp0sEcRNcQafCMSD4o Metec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4 = {PointOfInterestVisible@16727} http://google.com/places/ChIJB4cQZrp0sEcRzikiNDgU2SI hkk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5 = {PointOfInterestVisible@16728} http://google.com/places/ChIJSXyJCrp0sEcRWCzlp_HcImg Francesca &amp; Fratelli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6 = {PointOfInterestVisible@16729} http://google.com/places/ChIJB4cQZrp0sEcRc8-tnkOoulw Gastroenterology Schmiedestraße 18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7 = {PointOfInterestVisible@16730} http://google.com/places/ChIJpSoa5Ll0sEcR98C6vbRtG-k Frau Dipl.-Psych. Sylvia Fisch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8 = {PointOfInterestVisible@16731} http://google.com/places/ChIJzXK2iLp0sEcRnCCCX9eIIcY Kanzlei Sen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9 = {PointOfInterestVisible@16732} http://google.com/places/ChIJQz-VE7p0sEcRs4h4GbDauNo CROCO LEATHER &amp; FASH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0 = {PointOfInterestVisible@16733} http://google.com/places/ChIJC0lIWKwMsEcRIsXcgXXYtQI Gätcke Insolvenzverwalt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1 = {PointOfInterestVisible@16734} http://google.com/places/ChIJr2dCVrd0sEcRwIjTUD6VFtI Bernward Buchhandl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2 = {PointOfInterestVisible@16735} http://google.com/places/ChIJ2xEGI7p0sEcROou7L3CK6EQ Ristorante Le Arca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3 = {PointOfInterestVisible@16736} http://google.com/places/ChIJvVHePLR0sEcRT65Gt8vCl8c WMVP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4 = {PointOfInterestVisible@16737} http://google.com/places/ChIJv9k4q7B0sEcR95exZgWWltw Physiotherapie im Alten Rathaus , Jana Arli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5 = {PointOfInterestVisible@16738} http://www.wikidata.org/entity/Q25089950 Spitta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6 = {PointOfInterestVisible@16739} http://google.com/places/ChIJ7ckcCbp0sEcRPNHv2LmNGXs CHRIST GmbH FILIA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7 = {PointOfInterestVisible@16740} http://google.com/places/ChIJ8zPyt7B0sEcRkntFL9wZUH8 Bertram Projektmanagemen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8 = {PointOfInterestVisible@16741} http://google.com/places/ChIJVVWJCbp0sEcREh9zwdoEQck Freikirchliche Pfingstgemeinde Moormerla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9 = {PointOfInterestVisible@16742} http://google.com/places/ChIJ89N5Vrp0sEcRS7Eb8TbuC40 9 Monate rund - na und..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0 = {PointOfInterestVisible@16743} http://google.com/places/ChIJCWHwa7p0sEcRcpbB4i82K08 Secure-Esta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1 = {PointOfInterestVisible@16744} http://google.com/places/ChIJSS1i1Lt0sEcR517mYKPGNWA Holzofenbäckerei Bosselmann Die Landbäckerei La Boulanger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2 = {PointOfInterestVisible@16745} http://google.com/places/ChIJyw5CYrB0sEcR8FkK-yLW7Nk Dr.Wolf-Jürgen Modersoh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3 = {PointOfInterestVisible@16746} http://google.com/places/ChIJFz41s7B0sEcRz-9ZkS29qhs Weidemanns Technik Büch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4 = {PointOfInterestVisible@16747} http://osm.org/node/368368670 Martin Luth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5 = {PointOfInterestVisible@16748} http://osm.org/node/94592888 recycling facil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6 = {PointOfInterestVisible@16749} http://google.com/places/ChIJNyu45rl0sEcRnXAWXJ1n4QI NOX BROTHERS | Die Formel für schöne Träume und gesunden Schlaf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7 = {PointOfInterestVisible@16750} http://google.com/places/ChIJrfEn9rp0sEcRD_NiGyMCN6Y Praxis für Versicherungsvermittlung und Honorarberat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8 = {PointOfInterestVisible@16751} http://google.com/places/ChIJ9S7RsbB0sEcR3ehmt9hhtdo Heiko Engel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9 = {PointOfInterestVisible@16752} http://google.com/places/ChIJP99BNrd0sEcRwr6e7Cb94_I DM Drogeriemark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0 = {PointOfInterestVisible@16753} http://google.com/places/ChIJwXsjLLp0sEcRMcTOKscLIRs Frau Dipl.-Psych. Gloria Goldber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1 = {PointOfInterestVisible@16754} http://google.com/places/ChIJM9WVyrt0sEcR0wItjYUt4io Galerie Artforum Inhaberin Sigrid Ott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2 = {PointOfInterestVisible@16755} http://google.com/places/ChIJc4la_bl0sEcRtWb7unuwKcQ Herr Dr. Apostolos Digeloud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3 = {PointOfInterestVisible@16756} http://google.com/places/ChIJh4nWl7B0sEcRF8XkndTb2VY vom FASS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4 = {PointOfInterestVisible@16757} http://google.com/places/ChIJQSBol7B0sEcRX05zZCmH_uY Akurat Friseu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5 = {PointOfInterestVisible@16758} http://google.com/places/ChIJrxMkU7d0sEcRdvvhAd7zwhw Dr.med. Alexander Arli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6 = {PointOfInterestVisible@16759} http://google.com/places/ChIJFYq-47l0sEcR7K-CqF0Kqps Trenkel Mediat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7 = {PointOfInterestVisible@16760} http://google.com/places/ChIJ2xEGI7p0sEcR8Y_-gIkcnWY Frau Heide-Christel Schrö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8 = {PointOfInterestVisible@16761} http://google.com/places/ChIJP7GLwrB0sEcRW1dG7sLGRIo Linus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9 = {PointOfInterestVisible@16762} http://google.com/places/ChIJlyxRSrd0sEcREb2yayKVWxc J.M.S.-Reisen Inh. Sandra Schaefer e.K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0 = {PointOfInterestVisible@16763} http://google.com/places/ChIJIZoy_rl0sEcRSkVAN2-Gv2Y restaurant Ott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1 = {PointOfInterestVisible@16764} http://google.com/places/ChIJ__igkbl0sEcR6GgHgLZzkMY Hans-Joachim Janßen, Md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2 = {PointOfInterestVisible@16765} http://google.com/places/ChIJtYPqjbB0sEcRkxA0kqyddgM Fountain Of Leav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3 = {PointOfInterestVisible@16766} http://google.com/places/ChIJnTWO5bl0sEcR9aNpjwTXIlw Dr. med. Christian Steenk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4 = {PointOfInterestVisible@16767} http://google.com/places/ChIJTcY7MU4LsEcRESSNSOvyPZ4 RESTAURA Wohn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5 = {PointOfInterestVisible@16768} http://www.wikidata.org/entity/Q56286151 V. Spörckensches 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6 = {PointOfInterestVisible@16769} http://google.com/places/ChIJH5fmurB0sEcRWP-oWrfvpw0 Dr. med. Wolf-Rüdiger Thies Facharzt für Kinder- und Jugendmediz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7 = {PointOfInterestVisible@16770} http://google.com/places/ChIJ8bm7uLB0sEcRwKacbjsPF-o AUST Fashio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8 = {PointOfInterestVisible@16771} http://google.com/places/ChIJgctOUbd0sEcRprSnUtVbnN0 NeuroLogopädie Praxis für Logopädi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9 = {PointOfInterestVisible@16772} http://osm.org/node/4978064593 Standesamt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0 = {PointOfInterestVisible@16773} http://google.com/places/ChIJ182idrp0sEcRV4xGnityKBg Hadi Ahmaditaj Chemische Reinig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1 = {PointOfInterestVisible@16774} http://google.com/places/ChIJ71m6DK10sEcRoePar2NKwPU Patentanwalt Dr.-Ing. Christian Hol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2 = {PointOfInterestVisible@16775} http://google.com/places/ChIJoVWNwbB0sEcRcZtndkKOQJ8 Dr Markus Eric Walter, Zahnarz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3 = {PointOfInterestVisible@16776} http://google.com/places/ChIJWwUd_Kt0sEcRmZEHAId3CIw Luxuslashes Loung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4 = {PointOfInterestVisible@16777} http://google.com/places/ChIJI9tbfLB0sEcRUWfJrK-UGbc Theo Wormland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5 = {PointOfInterestVisible@16778} http://google.com/places/ChIJSUUGt7B0sEcRLjpfpuLHzvM Machwitz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6 = {PointOfInterestVisible@16779} http://google.com/places/ChIJHQ_TKbp0sEcRh4g7_Y_udlM Barfuß 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7 = {PointOfInterestVisible@16780} http://google.com/places/ChIJVVVR_rl0sEcRTjzQBo2RtYg Implantologie Zentrum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8 = {PointOfInterestVisible@16781} http://google.com/places/ChIJExh3I-t0sEcRNeqbqKPsvkg Dr. med. Gunnar Hieb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9 = {PointOfInterestVisible@16782} http://osm.org/node/323101126 Lieb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0 = {PointOfInterestVisible@16783} http://google.com/places/ChIJ0SuXz7B0sEcRYoQtXHV5W_A Petit Bateau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1 = {PointOfInterestVisible@16784} http://google.com/places/ChIJ41cHE3h1sEcR_GJjjLlyalM MeinTraumWohnen.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2 = {PointOfInterestVisible@16785} http://google.com/places/ChIJJdVUb7p0sEcRWBKMchUSjKs Ärzt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3 = {PointOfInterestVisible@16786} http://google.com/places/ChIJQxSOCbp0sEcRzcXALU3pZPs Rosemeier &amp; Kohrs GmbH Dächer Fassaden &amp; Isolierung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4 = {PointOfInterestVisible@16787} http://google.com/places/ChIJ5yeQbrp0sEcR_NcfG52evh4 MOBILFUNKSH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5 = {PointOfInterestVisible@16788} http://google.com/places/ChIJNeo3X7p0sEcR8XEW9hL1-Vo Leihhaus Schumacher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6 = {PointOfInterestVisible@16789} http://osm.org/node/322835123 GodMa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7 = {PointOfInterestVisible@16790} http://google.com/places/ChIJr2dCVrd0sEcRhll6ULp8Fvg Betten Raymond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8 = {PointOfInterestVisible@16791} http://google.com/places/ChIJqXao0LB0sEcR_-m7gTjLFJY KUHN Maßkonfektion -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9 = {PointOfInterestVisible@16792} http://google.com/places/ChIJr-ZrS7d0sEcR7veNucTena4 Ergo Versicherung Martin Prel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0 = {PointOfInterestVisible@16894} http://google.com/places/ChIJoQfJR7p0sEcR1s6aCvJzJ_M p &amp; k Betrieb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1 = {PointOfInterestVisible@16895} http://google.com/places/ChIJOSYTvbB0sEcRXVhav6FmlPA HAZ/NP Ticketshop in der Uestr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2 = {PointOfInterestVisible@16896} http://google.com/places/ChIJB4cQZrp0sEcRpjRqSFwYHRM Herr Dr. med. Stephan Kran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3 = {PointOfInterestVisible@16897} http://google.com/places/ChIJR-FzrbB0sEcRrMd-qxdTcvs Trio hair &amp; Co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4 = {PointOfInterestVisible@16898} http://google.com/places/ChIJ7ckcCbp0sEcRFQNMWetNnzc Huss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5 = {PointOfInterestVisible@16899} http://google.com/places/ChIJB2IYRJR0sEcRCC767cX3Am8 BNP Paribas Real Esta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6 = {PointOfInterestVisible@16900} http://google.com/places/ChIJVQiBkbB0sEcRLgJXXUHEm0E I.G. von der Linde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7 = {PointOfInterestVisible@16901} http://google.com/places/ChIJt_g8b051sEcRtcKjsRzqm0w Oji Lo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8 = {PointOfInterestVisible@16902} http://google.com/places/ChIJISsLLbp0sEcR5hD_Q4cHsO8 M&amp;B hair and nail stud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9 = {PointOfInterestVisible@16903} http://google.com/places/ChIJzXK2iLp0sEcR5fUTCkRUkpc juraXX Eugen Boss Rechtsanwalt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0 = {PointOfInterestVisible@16904} http://google.com/places/ChIJe0Zro7B0sEcRdHiF1tZILNc wellbe Shop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1 = {PointOfInterestVisible@16905} http://google.com/places/ChIJOZ2Bcrp0sEcRrnwvp7K63Gg KRISS Swe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2 = {PointOfInterestVisible@16906} http://google.com/places/ChIJ9VzzU7p0sEcRrRA4ah_79iU Anette Spitzel - Textila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3 = {PointOfInterestVisible@16907} http://google.com/places/ChIJPegefrl0sEcRk3NkxEj5PRo Rebmann Maßkonfektio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4 = {PointOfInterestVisible@16908} http://google.com/places/ChIJAcPaZLp0sEcRZytEuzfMhJA Nüssli GmbH Bühne Hannover Tribüne Hannover Messebau Hannover Hall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5 = {PointOfInterestVisible@16909} http://google.com/places/ChIJzWhFGd11sEcRk2DH5YjhiSI Glücksmome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6 = {PointOfInterestVisible@16910} http://google.com/places/ChIJy7SZdbp0sEcRLvtheglZjVs Livingroo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7 = {PointOfInterestVisible@16911} http://google.com/places/ChIJ8zIyybB0sEcRpcOmmLi4wv4 DesignWe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8 = {PointOfInterestVisible@16912} http://google.com/places/ChIJR-Pvmpd1sEcRktdxBfhBexE Happy Waff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9 = {PointOfInterestVisible@16913} http://www.wikidata.org/entity/Q28738636 Niedersächsisches Ministerium für Soziales, Gesundheit und Gleichstellung, Bibliothe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0 = {PointOfInterestVisible@16914} http://google.com/places/ChIJZSl6sLB0sEcRypbqftt99sE Blanc Damenmod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1 = {PointOfInterestVisible@16915} http://google.com/places/ChIJnzciLLp0sEcR86fegx8TRxM File, Manuela, makeup styli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2 = {PointOfInterestVisible@16916} http://google.com/places/ChIJvfrfOLp0sEcRyBbpwSiLCl4 Alt Hanover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3 = {PointOfInterestVisible@16917} http://google.com/places/ChIJH7TBJbp0sEcRA-snFeyAyFs La Lign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4 = {PointOfInterestVisible@16918} http://google.com/places/ChIJ59HJqLB0sEcRLKqvdNAunMc mods hair Par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5 = {PointOfInterestVisible@16919} http://google.com/places/ChIJubMTZ7p0sEcRxUAMz5EmcsE Herr Michael Schroe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6 = {PointOfInterestVisible@16920} http://google.com/places/ChIJtWwO27B0sEcRcl5Umr1GHac Priv-Doz. Dr. med. E. Waldkir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7 = {PointOfInterestVisible@16921} http://osm.org/node/5589000935 Calvin-Zentr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8 = {PointOfInterestVisible@16922} http://google.com/places/ChIJ9cC3vbB0sEcR4zaiYEqkbDI Juwelier Krö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9 = {PointOfInterestVisible@16923} http://google.com/places/ChIJcUJGyv11sEcR2y_oEOZY1P0 Sissi und Fran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0 = {PointOfInterestVisible@16924} http://google.com/places/ChIJGyVNIbp0sEcR-hRqKi1Fya0 Schlemmerloka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1 = {PointOfInterestVisible@16925} http://google.com/places/ChIJP7GLwrB0sEcRuuNLf4tMmJk Dean &amp; Davi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2 = {PointOfInterestVisible@16926} http://osm.org/node/5055947677 An Nam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3 = {PointOfInterestVisible@16927} http://osm.org/node/3183389370 Schuh-Neuman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4 = {PointOfInterestVisible@16928} http://osm.org/node/5055947678 Frank's Bone Schmu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5 = {PointOfInterestVisible@16929} http://osm.org/node/5055947679 Jerry's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6 = {PointOfInterestVisible@16930} http://google.com/places/ChIJf3kovJw5ZUERdPTnPHL5Djo Dr. Christine Susanne Rab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7 = {PointOfInterestVisible@16931} http://google.com/places/ChIJJau6krB0sEcRzblJTeazn-Y Grundstücksverwaltungsge- sellschaft Karmarschstraße 25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8 = {PointOfInterestVisible@16932} http://google.com/places/ChIJWQIRuLB0sEcRf3w-kH0rWeo Vorwerk Stor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9 = {PointOfInterestVisible@16933} http://google.com/places/ChIJqz1nKLp0sEcR2s49iV8V7V8 Zweite Miete Zwei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0 = {PointOfInterestVisible@16934} http://osm.org/node/3183389368 Kaufho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1 = {PointOfInterestVisible@16935} http://google.com/places/ChIJVVVR_rl0sEcRE80gOEpGBC8 Zahnarz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2 = {PointOfInterestVisible@16936} http://www.wikidata.org/entity/Q18169631 Vierkirchenbli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3 = {PointOfInterestVisible@16937} http://google.com/places/ChIJc4la_bl0sEcRUQst__7_dPQ Bühre Bull oH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4 = {PointOfInterestVisible@16938} http://www.wikidata.org/entity/Q1273010 St. Gallenkapel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5 = {PointOfInterestVisible@16939} http://google.com/places/ChIJWQIRuLB0sEcRx5dpjukQlwM Bertram Projekt Unodecima Technikzentrum GmbH&amp;Co.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6 = {PointOfInterestVisible@16940} http://google.com/places/ChIJ-w6XVLd0sEcRK0uKBpxK1oo Hannover Region GrundstücksGmbH &amp; Co. Projektmanagement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7 = {PointOfInterestVisible@16941} http://google.com/places/ChIJWQIRuLB0sEcRGYQZKg5Wc3M Bavaria ImmoInves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8 = {PointOfInterestVisible@16942} http://google.com/places/ChIJP7GLwrB0sEcRZMdmGheD9xQ Dr. med. Mechthild Haus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9 = {PointOfInterestVisible@16943} http://osm.org/node/2399491824 Üstra/FreiwilligenCafé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0 = {PointOfInterestVisible@16944} http://google.com/places/ChIJVTkouJw5ZUERIfrGJAmFodo Friseur Cornelia Bee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1 = {PointOfInterestVisible@16945} http://google.com/places/ChIJJ8uCp7B0sEcR_OV1hxKWVwA Ullis Ullika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2 = {PointOfInterestVisible@16946} http://google.com/places/ChIJx_m8Arp0sEcRt11qGjvFr08 Concorde Hotel Am Leineschlo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3 = {PointOfInterestVisible@16947} http://google.com/places/ChIJm-YKWE4LsEcRC3mubmg0C0M Frau Dr. med. Anke Klo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4 = {PointOfInterestVisible@16948} http://google.com/places/ChIJsUNwRbd0sEcRGOOGoFhx7AM HtH China Imbi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5 = {PointOfInterestVisible@16949} http://google.com/places/ChIJB4cQZrp0sEcRzd1jvA-w-98 YogaSty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6 = {PointOfInterestVisible@16950} http://google.com/places/ChIJQyEkBq11sEcR4_fyNICNyoM True Passion Loung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7 = {PointOfInterestVisible@16951} http://google.com/places/ChIJ182idrp0sEcR1W5mxrsppvg ULLA POPK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8 = {PointOfInterestVisible@16952} http://google.com/places/ChIJqcmsSrd0sEcRHlN-cgh5jAk Musikschule Victo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9 = {PointOfInterestVisible@16953} http://google.com/places/ChIJBwXaprB0sEcRaWanKR_Ziis Hotel an der Marktkirc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0 = {PointOfInterestVisible@16954} http://google.com/places/ChIJNapMQrp0sEcRsLcWEkfUI1Q Gast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5977} http://osm.org/node/3882352667 bus shelter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5979} http://google.com/places/ChIJoeOIbLp0sEcRq-2LWq6xaw8 Schminke Hannover Maskenbildner Bedarf Make up artists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6102} http://google.com/places/ChIJW-vtrbB0sEcREJfLUQFXN6o zahnärztliche Praxis Nag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6319} http://www.wikidata.org/entity/Q56373037 Barmenia hou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6376} http://google.com/places/ChIJ7ckcCbp0sEcRU0sVBcqfGHE CHRIST JUWELIERE &amp; UHRMACH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6514} http://google.com/places/ChIJ6WzfCLp0sEcRAQ6YgoUiIF4 D&amp;T Nail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6526} http://osm.org/node/368367095 fast food restaura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6580} http://www.wikidata.org/entity/Q2555497 Christmas marke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6739} http://google.com/places/ChIJ7ckcCbp0sEcRPNHv2LmNGXs CHRIST GmbH FILIA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6743} http://google.com/places/ChIJCWHwa7p0sEcRcpbB4i82K08 Secure-Esta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16897} http://google.com/places/ChIJR-FzrbB0sEcRrMd-qxdTcvs Trio hair &amp; Co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16898} http://google.com/places/ChIJ7ckcCbp0sEcRFQNMWetNnzc Huss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7052} http://osm.org/way/124270965 Postbank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7053} http://osm.org/way/553122310 missy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7054} http://osm.org/way/124270966 Elektro Teuber (2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7055} http://osm.org/way/169672032 Mäntelhaus Kaiser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7056} http://osm.org/way/553122312 Bier-Maxe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7057} http://osm.org/way/553122315 LVM Versicherung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7058} http://osm.org/way/553122317 Greenality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7059} http://osm.org/way/553122319 Gelco GmbH &amp; Co. KG (10) (3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7060} http://osm.org/way/528120149 Vierkirchenblick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7061} http://osm.org/way/553080429 o2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7062} http://osm.org/way/96063318 Gemeindehaus Kreuzkirche Hannov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7063} http://osm.org/way/553080428 Görtz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17064} http://osm.org/way/96063319 Café Glücksmomente (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17065} http://osm.org/way/527951699 Müseumsstübche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17066} http://osm.org/way/527951698 Frau Dipl.-Psych. Gloria Goldberg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17067} http://osm.org/way/553111300 idee. Creativmarkt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17068} http://osm.org/way/553080434 Gerry Weber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17069} http://osm.org/way/25012391 Parkhaus Markthalle (2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17070} http://osm.org/way/553095413 Ernst-August-Apotheke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17071} http://osm.org/way/169672031 Osterstraße 20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17072} http://osm.org/relation/7903974 Stiftung Kulturregion Hannover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17073} http://osm.org/way/553095416 ONLY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17074} http://osm.org/way/186605170 Juwelier Kaeseman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17075} http://osm.org/way/528096485 Trio Hair &amp; Company GmbH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17076} http://osm.org/way/528096486 Sanitätshaus Teraske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17077} http://osm.org/way/530031136 Deerberg Laden Hannov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17078} http://osm.org/way/553122321 El Solin (2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17079} http://osm.org/way/507226790 Kreuzkirche, Hanover (1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17080} http://osm.org/way/507378568 Markthalle (3) (2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17081} http://osm.org/way/528120138 Pochert Goldschmiede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laneOfInterestVisible@17082} http://osm.org/way/530031138 Niedersächsisches Ministerium für Soziales, Gesundheit und Gleichstellung, Bibliothek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laneOfInterestVisible@17083} http://osm.org/way/528120143 Broyhanhaus (Hannover)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laneOfInterestVisible@17084} http://osm.org/way/528127857 Barfuß Ba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laneOfInterestVisible@17085} http://osm.org/way/528120141 Antiquitäten Schmuck - Münzen - Briefmarken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laneOfInterestVisible@17086} http://osm.org/way/312748434 Klavierhaus Döll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laneOfInterestVisible@17087} http://osm.org/way/52812014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laneOfInterestVisible@17088} http://osm.org/way/553095420 BONITA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laneOfInterestVisible@17089} http://osm.org/relation/7909102 Sushi Berlin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laneOfInterestVisible@17090} http://osm.org/way/528120145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laneOfInterestVisible@17091} http://osm.org/way/553095422 Douglas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laneOfInterestVisible@17092} http://osm.org/way/553095428 HALLHUBER Shop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laneOfInterestVisible@17093} http://osm.org/way/553133349 ESENZ Anwaltskanzlei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laneOfInterestVisible@17094} http://osm.org/way/527118234 Hofgeflüster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laneOfInterestVisible@17095} http://osm.org/way/553111280 HEAD (2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laneOfInterestVisible@17096} http://osm.org/way/528120129 Sam Nok City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laneOfInterestVisible@17097} http://osm.org/way/528120127 Back-und-Naschwerk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laneOfInterestVisible@17098} http://osm.org/way/553111284 fairkauf eG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laneOfInterestVisible@17099} http://osm.org/way/553111282 Destination R + N Reisen GmbH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laneOfInterestVisible@17100} http://osm.org/way/553137553 Spielende Kinder (Hannover)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laneOfInterestVisible@17101} http://osm.org/way/553137555 Herr Dr. med. Joachim Sohrt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laneOfInterestVisible@17102} http://osm.org/way/528120132 Eiscafé Dal Cin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laneOfInterestVisible@17103} http://osm.org/way/553137554 arko-Fachgeschäft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laneOfInterestVisible@17104} http://osm.org/way/553137557 Oxfam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laneOfInterestVisible@17105} http://osm.org/way/104405941 La Boulangerie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laneOfInterestVisible@17106} http://osm.org/way/528120136 Asia Food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laneOfInterestVisible@17107} http://osm.org/way/528120134 Akyel &amp; Akyel hai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laneOfInterestVisible@17108} http://osm.org/way/527951706 Ballhof (8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laneOfInterestVisible@17109} http://osm.org/way/530020637 Buchhandlung an der Marktkirche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laneOfInterestVisible@17110} http://osm.org/way/530020638 Hanns-Lilje-Haus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laneOfInterestVisible@17111} http://osm.org/way/528096488 Hahnsche Grundstücksge- sellschaft mbH &amp; Co. KG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laneOfInterestVisible@17112} http://osm.org/way/186037774 Jack Wolfskin Stor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laneOfInterestVisible@17113} http://osm.org/way/186605151 Jay‘s Friseure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laneOfInterestVisible@17114} http://osm.org/way/530020636 Meadero Público (2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laneOfInterestVisible@17115} http://osm.org/way/186605154 Am Leineschloss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laneOfInterestVisible@17116} http://osm.org/way/527118229 Teestübchen (5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laneOfInterestVisible@17117} http://osm.org/way/96063320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laneOfInterestVisible@17118} http://osm.org/way/186605153 My Nails Nagelstudio (2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laneOfInterestVisible@17119} http://osm.org/way/96063322 Imma Immobilien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laneOfInterestVisible@17120} http://osm.org/way/186605157 Pilsstub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laneOfInterestVisible@17121} http://osm.org/way/553133359 Food Broth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laneOfInterestVisible@17122} http://osm.org/way/96063325 coffeechochannover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laneOfInterestVisible@17123} http://osm.org/way/528120118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laneOfInterestVisible@17124} http://osm.org/way/55313335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= {PlaneOfInterestVisible@17125} http://osm.org/way/553111295 6sinne (5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= {PlaneOfInterestVisible@17126} http://osm.org/way/553133354 Cafe Extrablatt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 = {PlaneOfInterestVisible@17127} http://osm.org/way/528120122 Bier Comptoi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 = {PlaneOfInterestVisible@17128} http://osm.org/way/553137546 Dipl.Med. Dieter Theuerkauf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 = {PlaneOfInterestVisible@17129} http://osm.org/way/553111298 SFU Sachen für Unterwegs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 = {PlaneOfInterestVisible@17130} http://osm.org/way/55313754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 = {PlaneOfInterestVisible@17131} http://osm.org/way/528120125 Traut Euch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= {PlaneOfInterestVisible@17132} http://osm.org/relation/1445631 Historisches Museum Hannover (5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 = {PlaneOfInterestVisible@17133} http://osm.org/way/553137549 Wollout (2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 = {PlaneOfInterestVisible@17134} http://osm.org/way/530767176 CROCO LEATHER &amp; FASHION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 = {PlaneOfInterestVisible@17135} http://osm.org/way/553095403 Claire's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 = {PlaneOfInterestVisible@17136} http://osm.org/way/186605161 Enchilada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 = {PlaneOfInterestVisible@17137} http://osm.org/way/529260147 Dublin Inn (13) (4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 = {PlaneOfInterestVisible@17138} http://osm.org/way/124270968 Hobed Hotel- u. Gaststättenbedarfs- u. Vertriebs-GmbH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 = {PlaneOfInterestVisible@17139} http://osm.org/way/124270969 Leihhaus Schumachers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 = {PlaneOfInterestVisible@17140} http://osm.org/way/527942699 Pizza Mercato GmbH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 = {PlaneOfInterestVisible@17141} http://osm.org/way/553228340 Dr. med. Bernd-Michael Altevogt (2) (1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= {PlaneOfInterestVisible@17142} http://osm.org/way/528141729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= {PlaneOfInterestVisible@17143} http://osm.org/way/530979868 Nolte-Haus (8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 = {PlaneOfInterestVisible@17144} http://osm.org/way/553133369 Nordsee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 = {PlaneOfInterestVisible@17145} http://osm.org/way/553733969 Dr. med. Florian Schenck (3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 = {PlaneOfInterestVisible@17146} http://osm.org/way/356994253 Ernst-August pharmacy at Kröpcke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 = {PlaneOfInterestVisible@17147} http://osm.org/way/553133367 Gebers - Die Schlafexperten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 = {PlaneOfInterestVisible@17148} http://osm.org/way/553133365 Werk-D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 = {PlaneOfInterestVisible@17149} http://osm.org/way/527942701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 = {PlaneOfInterestVisible@17150} http://osm.org/way/553133362 Hotel Central Hannover &amp; Handels GmbH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 = {PlaneOfInterestVisible@17151} http://osm.org/way/528168494 Barbers In The Sky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= {PlaneOfInterestVisible@17258} http://osm.org/way/527942702 Cafe &amp; Bar Celona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 = {PlaneOfInterestVisible@17259} http://osm.org/way/185772393 Frau Dr. med. Rosemarie Schatz-Katsaros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 = {PlaneOfInterestVisible@17260} http://osm.org/way/52794270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 = {PlaneOfInterestVisible@17261} http://osm.org/way/185772391 Anubhava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 = {PlaneOfInterestVisible@17262} http://osm.org/way/185772396 Explor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5 = {PlaneOfInterestVisible@17263} http://osm.org/way/185772395 Sissi und Franz (2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 = {PlaneOfInterestVisible@17264} http://osm.org/way/529484452 Leineschloss (11) (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 = {PlaneOfInterestVisible@17265} http://osm.org/way/185772398 Prof. Pavel Hautzentrum GmbH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8 = {PlaneOfInterestVisible@17266} http://osm.org/way/530600095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 = {PlaneOfInterestVisible@17267} http://osm.org/way/530600094 Fotostudio Stark (3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0 = {PlaneOfInterestVisible@17268} http://osm.org/way/198437517 Leihhaus Hannovera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 = {PlaneOfInterestVisible@17269} http://osm.org/way/553725676 HAUTARZTPRAXIS Ständehausstraße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 = {PlaneOfInterestVisible@17270} http://osm.org/way/530034045 Weapons Will &amp; Apel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3 = {PlaneOfInterestVisible@17271} http://osm.org/way/530034046 Laden 74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 = {PlaneOfInterestVisible@17272} http://osm.org/way/528141731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5 = {PlaneOfInterestVisible@17273} http://osm.org/way/527951703 tattoo parlor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 = {PlaneOfInterestVisible@17274} http://osm.org/way/553137560 Barmenia Versicherung - Lutz Koch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 = {PlaneOfInterestVisible@17275} http://osm.org/way/527951702 BPP Prêt-à-Port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8 = {PlaneOfInterestVisible@17276} http://osm.org/way/553133378 Restaurant Grüpchen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 = {PlaneOfInterestVisible@17277} http://osm.org/way/10680068 Niedersächsisches Ministerium für Soziales, Frauen, Familie und Gesundhei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0 = {PlaneOfInterestVisible@17278} http://osm.org/way/527951701 Schateke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1 = {PlaneOfInterestVisible@17279} http://osm.org/way/553137562 Paul Degott (4) (1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 = {PlaneOfInterestVisible@17280} http://osm.org/way/527951700 Mr. &amp; Mrs. Panda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3 = {PlaneOfInterestVisible@17281} http://osm.org/way/553133376 Forum im ka:punkt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4 = {PlaneOfInterestVisible@17282} http://osm.org/way/10680069 multistorey car park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5 = {PlaneOfInterestVisible@17283} http://osm.org/way/553733970 Private Practice for Physiotherapy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 = {PlaneOfInterestVisible@17284} http://osm.org/way/439657576 unname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 = {PlaneOfInterestVisible@17285} http://osm.org/way/553133372 Rossmann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8 = {PlaneOfInterestVisible@17286} http://osm.org/way/553733971 Ulla Popken - Large Sizes Hannover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 = {PlaneOfInterestVisible@17287} http://osm.org/way/553733972 Parfümerie Liebe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0 = {PlaneOfInterestVisible@17288} http://osm.org/way/185772381 decius (2) (1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 = {PlaneOfInterestVisible@17289} http://osm.org/way/439657574 unname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2 = {PlaneOfInterestVisible@17290} http://osm.org/way/185772385 Gustino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3 = {PlaneOfInterestVisible@17291} http://osm.org/way/530034043 Verlockung (2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4 = {PlaneOfInterestVisible@17292} http://osm.org/way/185772386 Tao Chinarestaurant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5 = {PlaneOfInterestVisible@17293} http://osm.org/way/530034041 BeVital Wellness &amp; Massages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6 = {PlaneOfInterestVisible@17294} http://osm.org/way/530034042 Oji Long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7 = {PlaneOfInterestVisible@17295} http://osm.org/way/185772387 Jaroslaw Grycz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8 = {PlaneOfInterestVisible@17296} http://osm.org/way/18577238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 = {PlaneOfInterestVisible@17297} http://osm.org/way/18661001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0 = {PlaneOfInterestVisible@17298} http://osm.org/way/553095429 VERO MODA (5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 = {PlaneOfInterestVisible@17299} http://osm.org/way/527084934 Dinew HiFi &amp; High End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2 = {PlaneOfInterestVisible@17300} http://osm.org/way/126562329 Kröpcke-Center (3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 = {PlaneOfInterestVisible@17301} http://osm.org/way/530409102 Parkhaus Altstadt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 = {PlaneOfInterestVisible@17302} http://osm.org/way/186607926 Happy Waffel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5 = {PlaneOfInterestVisible@17303} http://osm.org/way/530409104 unname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 = {PlaneOfInterestVisible@17304} http://osm.org/way/186607928 Techniker Krankenkasse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7 = {PlaneOfInterestVisible@17305} http://osm.org/way/553133381 Craft Beer Lager (Hannover)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= {PlaneOfInterestVisible@17306} http://osm.org/way/527088103 Kreuzklappe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= {PlaneOfInterestVisible@17307} http://osm.org/way/186607929 Vapiano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0 = {PlaneOfInterestVisible@17308} http://osm.org/way/553095431 Ästhetik Experten Hannov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1 = {PlaneOfInterestVisible@17309} http://osm.org/way/553095433 Theo Wormland GmbH &amp; Co. KG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2 = {PlaneOfInterestVisible@17310} http://osm.org/way/528208412 Altstadtfest (4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3 = {PlaneOfInterestVisible@17311} http://osm.org/way/553095438 Zara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4 = {PlaneOfInterestVisible@17312} http://osm.org/way/185772404 Uhl &amp; Stöver Gastronomie GmbH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5 = {PlaneOfInterestVisible@17313} http://osm.org/way/186607931 Gina Tricot Hannover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6 = {PlaneOfInterestVisible@17314} http://osm.org/way/185772408 Sport-Scheck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7 = {PlaneOfInterestVisible@17315} http://osm.org/way/507231744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8 = {PlaneOfInterestVisible@17316} http://osm.org/way/186607936 Café f (3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9 = {PlaneOfInterestVisible@17317} http://osm.org/way/186607937 Schuh-Neumann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0 = {PlaneOfInterestVisible@17318} http://osm.org/way/55312230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 = {PlaneOfInterestVisible@17319} http://osm.org/way/186607933 Reserved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 = {PlaneOfInterestVisible@17320} http://osm.org/way/529145710 Altes Rathaus, Hanover (10) (1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 = {PlaneOfInterestVisible@17321} http://osm.org/way/186607934 Akkurat Friseursalo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 = {PlaneOfInterestVisible@17322} http://osm.org/way/52793529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 = {PlaneOfInterestVisible@17323} http://osm.org/way/122749484 Markthalle Hannov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 = {PlaneOfInterestVisible@17324} http://osm.org/way/527935297 Craft Beer Ba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 = {PlaneOfInterestVisible@17325} http://osm.org/way/527935293 Jens Sander Leather Goods Repai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 = {PlaneOfInterestVisible@17326} http://osm.org/way/52793529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 = {PlaneOfInterestVisible@17327} http://osm.org/way/527935295 M&amp;B hair and nail studio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 = {PlaneOfInterestVisible@17328} http://osm.org/way/591065600 Marktkirche (10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 = {PlaneOfInterestVisible@17329} http://osm.org/way/185772401 HannoVerum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3854} http://osm.org/way/124270965 Postbank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3855} http://osm.org/way/553122319 Gelco GmbH &amp; Co. KG (10) (3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3856} http://osm.org/way/528120149 Vierkirchenblick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3857} http://osm.org/way/25012391 Parkhaus Markthalle (2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3858} http://osm.org/way/530031136 Deerberg Laden Hannov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3859} http://osm.org/way/528120143 Broyhanhaus (Hannover)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3860} http://osm.org/way/528120141 Antiquitäten Schmuck - Münzen - Briefmarken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3861} http://osm.org/way/312748434 Klavierhaus Döll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3862} http://osm.org/way/528120145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3863} http://osm.org/way/186037774 Jack Wolfskin Stor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3864} http://osm.org/way/530020636 Meadero Público (2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3865} http://osm.org/way/553133359 Food Broth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13866} http://osm.org/way/55313335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13867} http://osm.org/way/530767176 CROCO LEATHER &amp; FASHION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13868} http://osm.org/way/553133367 Gebers - Die Schlafexperten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13869} http://osm.org/way/553133365 Werk-D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13870} http://osm.org/way/553133362 Hotel Central Hannover &amp; Handels GmbH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13871} http://osm.org/way/530034045 Weapons Will &amp; Apel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13872} http://osm.org/way/553137560 Barmenia Versicherung - Lutz Koch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13873} http://osm.org/way/553137562 Paul Degott (4) (1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13874} http://osm.org/way/185772381 decius (2) (1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13875} http://osm.org/way/530409102 Parkhaus Altstadt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13876} http://osm.org/way/553133381 Craft Beer Lager (Hannover)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13877} http://osm.org/way/528208412 Altstadtfest (4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13878} http://osm.org/way/553095438 Zara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13879} http://osm.org/way/186607937 Schuh-Neumann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13880} http://osm.org/way/591065600 Marktkirche (10) (3)</text:p>
          </table:table-cell>
          <table:table-cell table:number-columns-repeated="16383"/>
        </table:table-row>
        <table:table-row table:number-rows-repeated="1047800" table:style-name="ro1">
          <table:table-cell table:number-columns-repeated="16384"/>
        </table:table-row>
      </table:table>
      <table:table table:name="10" table:style-name="ta1">
        <table:table-column table:style-name="co6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7696} http://google.com/places/ChIJAQTwBKJ0sEcRXQcRhLp7YNI Gehrdener Back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7697} http://osm.org/way/218977430 Consulate General of Turke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7698} http://google.com/places/ChIJVVXB-6J0sEcRmzOLryqsw1w Penthouse-Maisonet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7699} http://osm.org/node/5700651944 Becker &amp; Flög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7700} http://osm.org/node/5208278028 plan zw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7701} http://osm.org/node/5700055663 Chaba Thai Massag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7702} http://google.com/places/ChIJ-e5ZTKJ0sEcRJ9TBdU6YY2s Let's Go Holiday Reise und Handel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7703} http://osm.org/node/5700055664 Related St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7704} http://osm.org/way/119315213 Kindertagesstätte Christuskirc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7705} http://google.com/places/ChIJEX6NWJ90sEcRG5Sx9yFDIv4 Damas Arabische Lebensmitt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17706} http://google.com/places/ChIJjXkvXaJ0sEcR4gj_ir5Z-DQ Dr. med. Thomas Tiro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17707} http://google.com/places/ChIJ-e5ZTKJ0sEcRBF6XmxjIXHQ Deutsche Post Filiale - Am Klagesmark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17708} http://google.com/places/ChIJ-e5ZTKJ0sEcRfqeL2evjYBs Mustafa Önlü Reise- und Messezimmervermittl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17709} http://google.com/places/ChIJZzvGdaJ0sEcRheJ9oOaYhJ0 Ikram Market Internationale Lebensmitt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17710} http://google.com/places/ChIJVyP6D6J0sEcRjKyAMwNdXl8 Schäfer’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17711} http://osm.org/node/1744229261 meinbad24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17712} http://google.com/places/ChIJVVXpkKF0sEcR7SFwvWx4DGQ Yoga Mond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17713} http://osm.org/node/5700055662 Kiso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17714} http://google.com/places/ChIJ58oIyqN0sEcRQvGjdZlXukQ Bub Kilic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17715} http://osm.org/node/1744378326 Sarah Yo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17716} http://google.com/places/ChIJaRTk4385ZUERT9ljg270SJ4 Herrensalon Deni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17717} http://osm.org/node/2547317538 Postfiliale im Einzelhand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17718} http://osm.org/node/5701776826 Mottenburg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17719} http://google.com/places/ChIJQ5ieP6J0sEcRDmzyyjLLid0 Polizeibox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17720} http://google.com/places/ChIJ1TdjCKJ0sEcRETvd9CRHsWc Dr.med. Wladyslaw Dawidiu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ointOfInterestVisible@17721} http://google.com/places/ChIJR9cTc6J0sEcRxD-oDZTyj_E Wichmann 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ointOfInterestVisible@17722} http://osm.org/node/4018386891 lieb.e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ointOfInterestVisible@17723} http://google.com/places/ChIJc8oZVZ90sEcRXPO6q1wVTUw Francesca &amp; Fratelli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ointOfInterestVisible@17724} http://www.wikidata.org/entity/Q42530963 Grundschule An der Uhlandstraß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ointOfInterestVisible@17725} http://google.com/places/ChIJK1tq6ph0sEcR2CrdIMvnNhI Cmentarz żydowsk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ointOfInterestVisible@17726} http://google.com/places/ChIJVQ0xEKJ0sEcRlSgLDKFFikQ Dr. med. Michael Meiss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ointOfInterestVisible@17727} http://osm.org/node/2712796699 Guino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ointOfInterestVisible@17728} http://google.com/places/ChIJy5epAKJ0sEcRPZ0Aoica8Xg NeWa Metall- und Kunststoffhandel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ointOfInterestVisible@17729} http://google.com/places/ChIJL3pvB6J0sEcRgg-v3ovbrAo MBI Mro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ointOfInterestVisible@17730} http://google.com/places/ChIJp57G0IE5ZUERk_y5XXimi10 Anwaltskanzlei Sigrid Weitemey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ointOfInterestVisible@17731} http://google.com/places/ChIJc_Mc0KN0sEcRG75CaaIraTk Kranos Impor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ointOfInterestVisible@17732} http://osm.org/node/308930046 recycling facil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ointOfInterestVisible@17733} http://google.com/places/ChIJqZlSB6J0sEcRsoLM61gmGQ8 ROSS Physiotherapeutische Prax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ointOfInterestVisible@17734} http://google.com/places/ChIJVQ0xEKJ0sEcRRhfshw9qrj4 Ricus Rich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ointOfInterestVisible@17735} http://google.com/places/ChIJox6jTJ90sEcRGWvyBGB08DY Brandes Diesing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ointOfInterestVisible@17736} http://google.com/places/ChIJQUgFeaJ0sEcRAS__MfSL7zI Herr Thomas Bau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ointOfInterestVisible@17737} http://google.com/places/ChIJCVLFraN0sEcReEfwsviRFFg Sultan Ceyiz Ev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ointOfInterestVisible@17738} http://google.com/places/ChIJa7pILGJzsEcRgMzcLUYCAtQ Vip Nails by Susu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ointOfInterestVisible@17739} http://google.com/places/ChIJJ9CkBqJ0sEcR44hcCqSBQeU Augenoptik - Foto Oswald Nordmeyer Inh. Jürgen Meyer e.K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ointOfInterestVisible@17740} http://google.com/places/ChIJY1LyF6J0sEcRqLZumD5YA4c Kebapci Musa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ointOfInterestVisible@17741} http://osm.org/node/2722983436 Wahlkreisbüro Michael Höntsch Md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ointOfInterestVisible@17742} http://google.com/places/ChIJ4bknWKJ0sEcR3me9q2Dg6es Zahnarztpraxis Nina Jguburia i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ointOfInterestVisible@17743} http://osm.org/node/4035330336 Cafe Bar Vanin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ointOfInterestVisible@17744} http://osm.org/way/118936653 Leibniz Universitä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ointOfInterestVisible@17745} http://google.com/places/ChIJ-e5ZTKJ0sEcRHKgRRCLp4XY Physiotherapie Am Klagesmark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ointOfInterestVisible@17746} http://google.com/places/ChIJdQi1BaJ0sEcRW23hARJirjs Sahara Shisha Shop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ointOfInterestVisible@17747} http://osm.org/node/316242203 Himalay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ointOfInterestVisible@17748} http://google.com/places/ChIJ-e5ZTKJ0sEcR8ctOcMv6e8U Dr. med. Veronika Rich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ointOfInterestVisible@17749} http://google.com/places/ChIJdZyAU6J0sEcRqv3dx0-I2V8 Wochenmark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ointOfInterestVisible@17750} http://google.com/places/ChIJS4zZV6J0sEcR0oOoCNenOOQ Nachhilfe? YES!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ointOfInterestVisible@17751} http://google.com/places/ChIJec54YaJ0sEcR24_MYR3LN48 Hotel Savoy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ointOfInterestVisible@17752} http://google.com/places/ChIJKXJCSqJ0sEcRBkVEDkivJhs Zurich Deutscher Herold Lebensversicherungs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ointOfInterestVisible@17753} http://google.com/places/ChIJRxAyaJ90sEcRAXxY9aloseA haarlos waxing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ointOfInterestVisible@17754} http://google.com/places/ChIJtx90DaJ0sEcRcZbO-vaGv_k Christuskirche (station) (1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ointOfInterestVisible@17755} http://google.com/places/ChIJD65a_6J0sEcR3w4wmeFQyi8 Beauty Makeov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ointOfInterestVisible@17756} http://osm.org/node/2547377699 Kappadokien Tou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ointOfInterestVisible@17757} http://google.com/places/ChIJjaJ7OaJ0sEcRKtZzdZHE828 Outlet Station Hannover Flagst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ointOfInterestVisible@17758} http://osm.org/node/3631431157 Gau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ointOfInterestVisible@17759} http://www.wikidata.org/entity/Q438027 Old Jewish Cemetery, Ha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ointOfInterestVisible@17760} http://google.com/places/ChIJj_UfoaR0sEcRgfyjSNTMtYg Friseur und -Friseurakademie acamett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ointOfInterestVisible@17761} http://osm.org/node/1582440959 Aicha Jouni-Kosmeti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ointOfInterestVisible@17762} http://google.com/places/ChIJLwtbnrZ0sEcR54BOM2KFJo0 WeddReport - Hochzeitsfotografie i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ointOfInterestVisible@17763} http://google.com/places/ChIJUTYu7n85ZUERwrfRZ9BpJHg Kebap 44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ointOfInterestVisible@17764} http://google.com/places/ChIJG6XDjOJ1sEcRaIHaB4sGRmg Bro‘s BARBERSH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ointOfInterestVisible@17765} http://google.com/places/ChIJm6nxCp90sEcRVfWSp4FiCFA Cheer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ointOfInterestVisible@17766} http://google.com/places/ChIJ4ZGLDKJ0sEcR-9Q5dp5gCoE Kaffee7 GmbH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ointOfInterestVisible@17767} http://google.com/places/ChIJL6-lrKN0sEcRl5VUHBR-Pac Schäfer &amp; Schäf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ointOfInterestVisible@17768} http://google.com/places/ChIJtxAGqph0sEcR-A5QGtSUO0s Druck Team Druck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= {PointOfInterestVisible@17769} http://google.com/places/ChIJjaJ7OaJ0sEcRUXj851GuKAU Fitness Future City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= {PointOfInterestVisible@17770} http://google.com/places/ChIJmWsPdqJ0sEcR2wc_xrOGQfQ Nordstädter Kirchengemein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 = {PointOfInterestVisible@17771} http://osm.org/way/284793645 Nähschule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 = {PointOfInterestVisible@17772} http://osm.org/node/5900104356 excellent Cop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 = {PointOfInterestVisible@17773} http://osm.org/node/5900104355 Brot-Henk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 = {PointOfInterestVisible@17774} http://google.com/places/ChIJGVepDqJ0sEcRexaiRWrzhGI Ahmet Aydin Avukat Kapt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 = {PointOfInterestVisible@17775} http://www.wikidata.org/entity/Q19964308 Internationalismus Buchladen (Hannover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= {PointOfInterestVisible@17776} http://google.com/places/ChIJvZoU_aF0sEcRrI3yVZnn3gs ATM (Sparkasse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 = {PointOfInterestVisible@17777} http://google.com/places/ChIJI4hx-aF0sEcR0bVew9aC8lM Snack-Factory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 = {PointOfInterestVisible@17778} http://osm.org/node/4532238389 Praxis E-Damm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 = {PointOfInterestVisible@17779} http://osm.org/node/3650611177 Stups Hannover Gb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 = {PointOfInterestVisible@17780} http://osm.org/node/1582440960 Metropo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 = {PointOfInterestVisible@17781} http://google.com/places/ChIJGeOie6J0sEcRvFJVR9fBSho Berliner Dö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 = {PointOfInterestVisible@17782} http://google.com/places/ChIJk1zzyqN0sEcRqIamU75Ttug HR Studio Hannover Sexualberat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 = {PointOfInterestVisible@17783} http://google.com/places/ChIJD8zACKJ0sEcRVkccR1LW1SQ Polish Delicatessen ma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 = {PointOfInterestVisible@17784} http://google.com/places/ChIJ9fkS_aF0sEcR-B5P8lWKqMM Sparkasse Hannover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 = {PointOfInterestVisible@17785} http://osm.org/node/1783942965 Yalcinn Import &amp; Expo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= {PointOfInterestVisible@17786} http://google.com/places/ChIJh9Z2W590sEcRFyEtG23VM0Y Presse Tabak Lott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= {PointOfInterestVisible@17787} http://google.com/places/ChIJ26GALqJ0sEcRYmqZR88dYhM Rechtsanwalt Servet Pinara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 = {PointOfInterestVisible@17788} http://google.com/places/ChIJ_bOMCKJ0sEcRZghNM8aCqXA Beef and Shak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 = {PointOfInterestVisible@17789} http://google.com/places/ChIJfZrO9aJ0sEcRGc24wl8ZSWo AlbaPeak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 = {PointOfInterestVisible@17790} http://osm.org/node/5900104359 Sultans Dö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 = {PointOfInterestVisible@17791} http://osm.org/node/1744378314 Atla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 = {PointOfInterestVisible@17792} http://osm.org/node/5702120030 burgerm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 = {PointOfInterestVisible@17793} http://google.com/places/ChIJl5XHdsp0sEcRpe7NK_6wVs4 Hannover City Council Environment and City Gre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 = {PointOfInterestVisible@17794} http://google.com/places/ChIJ1TdjCKJ0sEcRf9ikTqKksEc Neitsch Kälte- und Klimatechnik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 = {PointOfInterestVisible@17795} http://osm.org/node/5900104365 Ägyptisches Haus Deutschland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= {PointOfInterestVisible@17898} http://google.com/places/ChIJq6CmDaJ0sEcRyNqiP_tP0eA Arbeitslosenzentr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 = {PointOfInterestVisible@17899} http://osm.org/node/5900104364 Saadet Europ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 = {PointOfInterestVisible@17900} http://google.com/places/ChIJ-e5ZTKJ0sEcR0_I-hXliCi8 PENATES Grundstück und Projektmanagemen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 = {PointOfInterestVisible@17901} http://osm.org/node/5701775011 Elfie &amp; Ignaz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 = {PointOfInterestVisible@17902} http://osm.org/node/5900104363 MÜSIAD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5 = {PointOfInterestVisible@17903} http://google.com/places/ChIJmz-gTaJ0sEcRdcV0j_9DIpA zak10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 = {PointOfInterestVisible@17904} http://osm.org/node/5902621758 denn's Biomark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 = {PointOfInterestVisible@17905} http://google.com/places/ChIJeTRBAKN0sEcR-JdQhPfsnSg Herr Hirsch - wohnen nach maß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8 = {PointOfInterestVisible@17906} http://osm.org/node/5982981724 Fachbereich Umwelt und Stadtgrü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 = {PointOfInterestVisible@17907} http://google.com/places/ChIJG9wPF6J0sEcRIUkNwj_4ndA Pflege &amp; Wund Praxis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0 = {PointOfInterestVisible@17908} http://osm.org/node/355622035 turret clo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 = {PointOfInterestVisible@17909} http://google.com/places/ChIJg2rHIqJ0sEcRHDl_MavMlkY Dr. med. Wolfgang Gel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 = {PointOfInterestVisible@17910} http://osm.org/node/5702378036 Galerie E-Damm 13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3 = {PointOfInterestVisible@17911} http://osm.org/node/4219790189 Taverne Plati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 = {PointOfInterestVisible@17912} http://osm.org/node/5702378037 Erciyes Kebab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5 = {PointOfInterestVisible@17913} http://osm.org/node/5902621750 Hörladen Nack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 = {PointOfInterestVisible@17914} http://osm.org/node/5902621751 Herren-Friseur Ay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 = {PointOfInterestVisible@17915} http://google.com/places/ChIJvSNJpDcLsEcR-J66VhsEiss Gießmann S.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8 = {PointOfInterestVisible@17916} http://osm.org/node/311470811 Polnische Spezialitä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 = {PointOfInterestVisible@17917} http://google.com/places/ChIJL3pvB6J0sEcRjEutKjHKEdw Christiane Bertram Bertrams Haus- und Immobilienservic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0 = {PointOfInterestVisible@17918} http://google.com/places/ChIJg2rHIqJ0sEcRfV1P4SBkyz0 Dr. Hans-Joachim Gl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1 = {PointOfInterestVisible@17919} http://google.com/places/ChIJL3pvB6J0sEcRrYyZKyXAZDk Jürgen Schol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 = {PointOfInterestVisible@17920} http://google.com/places/ChIJ-ekz6YE5ZUERpillQu6rrmg Octavio Arbeitsschu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3 = {PointOfInterestVisible@17921} http://google.com/places/ChIJK3mwqph0sEcRYXPXYmkA_Uk Erciyes Kebap Hala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4 = {PointOfInterestVisible@17922} http://osm.org/way/30679112 LU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5 = {PointOfInterestVisible@17923} http://google.com/places/ChIJc6x9fZh0sEcRL40NFg2m4Bs Cornelia Schlorff Krankengymnastik-Prax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 = {PointOfInterestVisible@17924} http://google.com/places/ChIJ-e5ZTKJ0sEcRSREWBh-0Pcw netea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 = {PointOfInterestVisible@17925} http://osm.org/node/5902193503 Vahrenwalder Krabbelne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8 = {PointOfInterestVisible@17926} http://google.com/places/ChIJy5epAKJ0sEcRLgGv4pVenw0 Immobilien Elisabeth Böh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 = {PointOfInterestVisible@17927} http://google.com/places/ChIJJXpvB6J0sEcRq50vzuWfWHE nexxc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0 = {PointOfInterestVisible@17928} http://osm.org/node/5902621749 Kebab 44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 = {PointOfInterestVisible@17929} http://osm.org/node/1628458650 pk nor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2 = {PointOfInterestVisible@17930} http://osm.org/node/5902621747 Wein CAMPU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3 = {PointOfInterestVisible@17931} http://google.com/places/ChIJO2T396F0sEcRPh0dFUc39Oo Dr.med. Elisabeth Drimall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4 = {PointOfInterestVisible@17932} http://google.com/places/ChIJ0ZFpwZh0sEcRMR63JL33Jd0 Sindy Schwar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5 = {PointOfInterestVisible@17933} http://osm.org/node/5902621745 Schwarz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6 = {PointOfInterestVisible@17934} http://google.com/places/ChIJtxAGqph0sEcR7Nfa1sOFwnQ Burg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7 = {PointOfInterestVisible@17935} http://google.com/places/ChIJrWntw5h0sEcRdQ9TQc5XFGk signal iduna Youssef El-Khatib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8 = {PointOfInterestVisible@17936} http://google.com/places/ChIJVQ0xEKJ0sEcRuif4Wx1TMnU Meissner Dr.med., Lange Dr.med. u. Rich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 = {PointOfInterestVisible@17937} http://osm.org/node/5902621744 Nordmey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0 = {PointOfInterestVisible@17938} http://google.com/places/ChIJTRwExph0sEcRtlDdZwKvUrQ Na.Ya Text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 = {PointOfInterestVisible@17939} http://google.com/places/ChIJXYB9taN0sEcRHiQ2QRdOfYo Lagershau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2 = {PointOfInterestVisible@17940} http://google.com/places/ChIJC-sf96J0sEcRgWc0HepaEck Afrika &amp; mehr. Reiseveranstalter Südliches &amp; Östliches Afrika e.K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 = {PointOfInterestVisible@17941} http://google.com/places/ChIJy5epAKJ0sEcRGGzW67SOADM Lehranstalten für Physiotherapi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 = {PointOfInterestVisible@17942} http://www.wikidata.org/entity/Q15793012 Brüggemannho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5 = {PointOfInterestVisible@17943} http://osm.org/node/1744229077 K-Sa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 = {PointOfInterestVisible@17944} http://osm.org/node/5901741711 Wurst-Basa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7 = {PointOfInterestVisible@17945} http://osm.org/node/5901741710 Meffe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= {PointOfInterestVisible@17946} http://google.com/places/ChIJLYS3h6F0sEcRigic-kfmhrE ProFair Private Apartments &amp; Rooms City Centre - room agenc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= {PointOfInterestVisible@17947} http://google.com/places/ChIJ7-5T_6F0sEcR8xyzvBbVtew WW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0 = {PointOfInterestVisible@17948} http://osm.org/node/2556568332 Apotheke am Klagesmark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1 = {PointOfInterestVisible@17949} http://osm.org/node/5901741713 E-Damm-Kios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2 = {PointOfInterestVisible@17950} http://google.com/places/ChIJ3e9pUaJ0sEcRrc8BC9j5Qgw Am Klagesmarkt 38C Park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3 = {PointOfInterestVisible@17951} http://osm.org/node/5901741712 E-Damm-Stub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4 = {PointOfInterestVisible@17952} http://google.com/places/ChIJAQTwBKJ0sEcRKOUAitC5lk8 Praxis Dres. Meissner, Müller, La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5 = {PointOfInterestVisible@17953} http://google.com/places/ChIJXYB9taN0sEcRAYr1mzslcv8 Alpha Druckereiservic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6 = {PointOfInterestVisible@17954} http://google.com/places/ChIJK0QlvZh0sEcRIx8DWeZ08wk Günther Michael Sanitär- u. Heizungsinstallat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7 = {PointOfInterestVisible@17955} http://google.com/places/ChIJ_dMBC6J0sEcRDBoiatKuE8E Coffeeontop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8 = {PointOfInterestVisible@17956} http://google.com/places/ChIJWUp4sqN0sEcR0YgnBg_RR04 Erhard Plaschke - Der Friseur e.K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9 = {PointOfInterestVisible@17957} http://osm.org/node/3073440883 San Rem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0 = {PointOfInterestVisible@17958} http://osm.org/node/1585003499 Juwelier Marat Kuyumcusu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 = {PointOfInterestVisible@17959} http://google.com/places/ChIJm_jXT6J0sEcRT8O0cpDO60k Ivd24 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 = {PointOfInterestVisible@17960} http://google.com/places/ChIJTXJKwp90sEcRWTtlEkwfJWE JULIA RAUTH Hair and makeu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 = {PointOfInterestVisible@17961} http://google.com/places/ChIJjXkvXaJ0sEcRWHyIS4PQo-Y Institut für Qualifikation und Integration - Institu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 = {PointOfInterestVisible@17962} http://google.com/places/ChIJW5Y9eKJ0sEcR8Jax2m-mzWg Martin Rose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 = {PointOfInterestVisible@17963} http://osm.org/node/5901741705 Mein Friseu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 = {PointOfInterestVisible@17964} http://google.com/places/ChIJkeFCr6N0sEcRfYEhZDudHWg Bernd Franke Zahnarz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 = {PointOfInterestVisible@17965} http://google.com/places/ChIJVRvmt6N0sEcR99NO2pvZk0o K &amp; K Gaststätt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 = {PointOfInterestVisible@17966} http://google.com/places/ChIJ_-8QF6J0sEcRNajfoFgp7gk Afro Queen Hair Sal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 = {PointOfInterestVisible@17967} http://google.com/places/ChIJBa0j81l1sEcR_V5w3v_Pq4Y Tipico Sportwett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 = {PointOfInterestVisible@17968} http://google.com/places/ChIJL3pvB6J0sEcR5LFyD-hl3e8 Rechtsanwaltskanzlei T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 = {PointOfInterestVisible@17969} http://google.com/places/ChIJU4JcvJh0sEcRyLL_Z7-HCXk Johannes Dieckmann e.K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 = {PointOfInterestVisible@17970} http://google.com/places/ChIJqxKPy6N0sEcRVIfueOV-at0 Copyshop Hannover - Copy excelle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 = {PointOfInterestVisible@17971} http://google.com/places/ChIJL3pvB6J0sEcR-_QlNrfY_gQ alya 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 = {PointOfInterestVisible@17972} http://osm.org/node/1751020385 City-Schnelldien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 = {PointOfInterestVisible@17973} http://google.com/places/ChIJC_7EFaJ0sEcRcLrez8mowhU Consulate General of the Republic of Turkey i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 = {PointOfInterestVisible@17974} http://google.com/places/ChIJ-e5ZTKJ0sEcRBZDHdMSxq54 Dr. med. Jürgen Lang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 = {PointOfInterestVisible@17975} http://google.com/places/ChIJ-e5ZTKJ0sEcR7Owu_ATm0GY Dr. Hartwich Andrea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 = {PointOfInterestVisible@17976} http://google.com/places/ChIJS4zZV6J0sEcRcYWObZpLKVU Alles für den Umzu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 = {PointOfInterestVisible@17977} http://google.com/places/ChIJ3WJ1igJ1sEcRyBPY8y08gNM Algero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 = {PointOfInterestVisible@17978} http://google.com/places/ChIJ-e5ZTKJ0sEcRubzLu2F-ASY EMDE Raumausstattung Inh. Georg Kehe e. K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 = {PointOfInterestVisible@17979} http://google.com/places/ChIJVQm3FqJ0sEcRqA8Dl9h98Ac Eis Café San Rem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 = {PointOfInterestVisible@17980} http://google.com/places/ChIJNzuEI6J0sEcR-c5MEGMswZI Württembergische Versicherung: Musa Akpin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 = {PointOfInterestVisible@17981} http://google.com/places/ChIJIXfRUJ90sEcRfVwWifXDO0M Maral Uhren &amp; Schmuck Juweli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 = {PointOfInterestVisible@17982} http://google.com/places/ChIJ-e5ZTKJ0sEcRSFbWMBvhW44 Restaurant Plati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 = {PointOfInterestVisible@17983} http://osm.org/node/296528887 Nett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 = {PointOfInterestVisible@17984} http://osm.org/node/2451282489 Technik-Punk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7717} http://osm.org/node/2547317538 Postfiliale im Einzelhand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7749} http://google.com/places/ChIJdZyAU6J0sEcRqv3dx0-I2V8 Wochenmark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7755} http://google.com/places/ChIJD65a_6J0sEcR3w4wmeFQyi8 Beauty Makeov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7760} http://google.com/places/ChIJj_UfoaR0sEcRgfyjSNTMtYg Friseur und -Friseurakademie acamett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7905} http://google.com/places/ChIJeTRBAKN0sEcR-JdQhPfsnSg Herr Hirsch - wohnen nach maß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7908} http://osm.org/node/355622035 turret clo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7950} http://google.com/places/ChIJ3e9pUaJ0sEcRrc8BC9j5Qgw Am Klagesmarkt 38C Park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7956} http://google.com/places/ChIJWUp4sqN0sEcR0YgnBg_RR04 Erhard Plaschke - Der Friseur e.K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7959} http://google.com/places/ChIJm_jXT6J0sEcRT8O0cpDO60k Ivd24 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8134} http://osm.org/way/144236891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8135} http://osm.org/way/137984932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8136} http://osm.org/way/137984930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8137} http://osm.org/way/166532898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8138} http://osm.org/way/137984931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8139} http://osm.org/way/137984937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8140} http://osm.org/way/137984938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8141} http://osm.org/way/599476115 apartment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8142} http://osm.org/way/599476117 apartment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8143} http://osm.org/way/557649473 AdC11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8144} http://osm.org/way/142381434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8145} http://osm.org/way/253995532 Sindy Schwarz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18146} http://osm.org/way/137984943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18147} http://osm.org/way/137984944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18148} http://osm.org/way/140593010 Chaba Thai Massage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18149} http://osm.org/way/16256174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18150} http://osm.org/way/264603368 Zurich Deutscher Herold Lebensversicherungs AG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18151} http://osm.org/way/599363567 Francesca &amp; Fratelli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18152} http://osm.org/way/624718985 apartment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18153} http://osm.org/way/624793327 apartment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18154} http://osm.org/way/142381429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18155} http://osm.org/way/123384022 An der Christuskirche 13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18156} http://osm.org/way/59936356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18157} http://osm.org/way/142381426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18158} http://osm.org/way/624793320 Württembergische Versicherung: Musa Akpinar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18159} http://osm.org/way/121528117 PO-ZEI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18160} http://osm.org/way/625106015 apartment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18161} http://osm.org/way/625106011 Vahrenwalder Krabbelnest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18162} http://osm.org/way/625106013 apartment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18163} http://osm.org/way/624718987 apartment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laneOfInterestVisible@18164} http://osm.org/way/145035507 Werkstatt-Galerie-Hannover (1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laneOfInterestVisible@18165} http://osm.org/way/624718992 apartment building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laneOfInterestVisible@18166} http://osm.org/way/166532628 Zahnarztpraxis Nina Jguburia in Hannover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laneOfInterestVisible@18167} http://osm.org/way/624793314 Spar + Bauverein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laneOfInterestVisible@18168} http://osm.org/way/142381419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laneOfInterestVisible@18169} http://osm.org/way/557138278 LWK-Immobilien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laneOfInterestVisible@18170} http://osm.org/way/599252592 signal iduna Youssef El-Khatib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laneOfInterestVisible@18171} http://osm.org/way/557138276 Martin Rosemann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laneOfInterestVisible@18172} http://osm.org/way/137984927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laneOfInterestVisible@18173} http://osm.org/way/142381416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laneOfInterestVisible@18174} http://osm.org/way/599030309 Juwelier Marat Kuyumcusu (4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laneOfInterestVisible@18175} http://osm.org/way/140592984 Sanitätshaus Brandes &amp; Diesing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laneOfInterestVisible@18176} http://osm.org/way/118932914 Gartenhaus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laneOfInterestVisible@18177} http://osm.org/way/140592988 Erciyes Kebab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laneOfInterestVisible@18178} http://osm.org/way/144236889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laneOfInterestVisible@18179} http://osm.org/way/144283673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laneOfInterestVisible@18180} http://osm.org/way/144734894 Kaffee7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laneOfInterestVisible@18181} http://osm.org/way/627389563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laneOfInterestVisible@18182} http://osm.org/way/53781425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laneOfInterestVisible@18183} http://osm.org/way/598989847 Warstraße 6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laneOfInterestVisible@18184} http://osm.org/way/625062689 Gehrdener Backhaus (3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laneOfInterestVisible@18185} http://osm.org/way/557623046 vacant shop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laneOfInterestVisible@18186} http://osm.org/way/598989844 garage (6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laneOfInterestVisible@18187} http://osm.org/way/142215331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laneOfInterestVisible@18188} http://osm.org/way/144015461 Nelkenstraße 31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laneOfInterestVisible@18189} http://osm.org/way/142215332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laneOfInterestVisible@18190} http://osm.org/way/144015462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laneOfInterestVisible@18191} http://osm.org/way/30636617 TIB Conti-Campus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laneOfInterestVisible@18192} http://osm.org/way/144015460 Warstraße 13A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laneOfInterestVisible@18193} http://osm.org/way/141008499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laneOfInterestVisible@18194} http://osm.org/way/144015463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laneOfInterestVisible@18195} http://osm.org/way/144015464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laneOfInterestVisible@18196} http://osm.org/way/142214599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laneOfInterestVisible@18197} http://osm.org/way/142214596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laneOfInterestVisible@18198} http://osm.org/way/142214595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laneOfInterestVisible@18199} http://osm.org/way/142214594 Damas Arabische Lebensmittel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laneOfInterestVisible@18200} http://osm.org/way/142214592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laneOfInterestVisible@18201} http://osm.org/way/142214591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laneOfInterestVisible@18202} http://osm.org/way/55686314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laneOfInterestVisible@18203} http://osm.org/way/142214590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laneOfInterestVisible@18204} http://osm.org/way/556863149 Stups Hannover Gb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laneOfInterestVisible@18205} http://osm.org/way/120363113 NeWa Metall- und Kunststoffhandel GmbH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laneOfInterestVisible@18206} http://osm.org/way/556863146 WeddReport - Hochzeitsfotografie in Hannov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= {PlaneOfInterestVisible@18207} http://osm.org/way/625062696 City-Schnelldienst (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= {PlaneOfInterestVisible@18208} http://osm.org/way/55686314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 = {PlaneOfInterestVisible@18209} http://osm.org/way/625062694 Wurst-Basar (3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 = {PlaneOfInterestVisible@18210} http://osm.org/way/625062699 apartment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 = {PlaneOfInterestVisible@18211} http://osm.org/way/142215323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 = {PlaneOfInterestVisible@18212} http://osm.org/way/142215324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 = {PlaneOfInterestVisible@18213} http://osm.org/way/142215327 Rechtsanwalt Servet Pinarak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= {PlaneOfInterestVisible@18214} http://osm.org/way/142215328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 = {PlaneOfInterestVisible@18215} http://osm.org/way/598989850 Warstraße 7A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 = {PlaneOfInterestVisible@18216} http://osm.org/way/373758538 plan zwei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 = {PlaneOfInterestVisible@18217} http://osm.org/way/123850176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 = {PlaneOfInterestVisible@18218} http://osm.org/way/598989852 Related Store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 = {PlaneOfInterestVisible@18219} http://osm.org/way/556974790 Am Taubenfelde 18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 = {PlaneOfInterestVisible@18220} http://osm.org/way/598989851 lieb.es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 = {PlaneOfInterestVisible@18221} http://osm.org/way/537809493 Himalaya (5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 = {PlaneOfInterestVisible@18222} http://osm.org/way/141514749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 = {PlaneOfInterestVisible@18223} http://osm.org/way/557282653 apartment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= {PlaneOfInterestVisible@18224} http://osm.org/way/144736221 Oberstraße 2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= {PlaneOfInterestVisible@18225} http://osm.org/way/141514748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 = {PlaneOfInterestVisible@18226} http://osm.org/way/141514747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 = {PlaneOfInterestVisible@18227} http://osm.org/way/599064066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 = {PlaneOfInterestVisible@18228} http://osm.org/way/557282644 apartment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 = {PlaneOfInterestVisible@18229} http://osm.org/way/144015455 apartment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 = {PlaneOfInterestVisible@18230} http://osm.org/way/599064062 garage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 = {PlaneOfInterestVisible@18231} http://osm.org/way/144015458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 = {PlaneOfInterestVisible@18232} http://osm.org/way/625130772 apartment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 = {PlaneOfInterestVisible@18233} http://osm.org/way/141514751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= {PlaneOfInterestVisible@18336} http://osm.org/way/599323820 apartment building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 = {PlaneOfInterestVisible@18337} http://osm.org/way/142214589 Sparkasse Hannover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 = {PlaneOfInterestVisible@18338} http://osm.org/way/144015459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 = {PlaneOfInterestVisible@18339} http://osm.org/way/141514750 Vip Nails by Susu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 = {PlaneOfInterestVisible@18340} http://osm.org/way/53777675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5 = {PlaneOfInterestVisible@18341} http://osm.org/way/142214588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 = {PlaneOfInterestVisible@18342} http://osm.org/way/142214587 Hörladen Nack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 = {PlaneOfInterestVisible@18343} http://osm.org/way/144015457 apartment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8 = {PlaneOfInterestVisible@18344} http://osm.org/way/46337127 distribution substatio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 = {PlaneOfInterestVisible@18345} http://osm.org/way/142214586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0 = {PlaneOfInterestVisible@18346} http://osm.org/way/156813183 Becker &amp; Flög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 = {PlaneOfInterestVisible@18347} http://osm.org/way/142214585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 = {PlaneOfInterestVisible@18348} http://osm.org/way/625130775 apartment building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3 = {PlaneOfInterestVisible@18349} http://osm.org/way/142214584 Kebap 44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 = {PlaneOfInterestVisible@18350} http://osm.org/way/141514757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5 = {PlaneOfInterestVisible@18351} http://osm.org/way/373762809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 = {PlaneOfInterestVisible@18352} http://osm.org/way/141514756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 = {PlaneOfInterestVisible@18353} http://osm.org/way/141514755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8 = {PlaneOfInterestVisible@18354} http://osm.org/way/141514752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 = {PlaneOfInterestVisible@18355} http://osm.org/way/625081165 apartment building (5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0 = {PlaneOfInterestVisible@18356} http://osm.org/way/625081162 apartment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1 = {PlaneOfInterestVisible@18357} http://osm.org/way/599064058 Warstraße 14A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 = {PlaneOfInterestVisible@18358} http://osm.org/way/55696703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3 = {PlaneOfInterestVisible@18359} http://osm.org/way/19682930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4 = {PlaneOfInterestVisible@18360} http://osm.org/way/625130779 apartment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5 = {PlaneOfInterestVisible@18361} http://osm.org/way/159762595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 = {PlaneOfInterestVisible@18362} http://osm.org/way/557269573 Nähschule Hannover (8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 = {PlaneOfInterestVisible@18363} http://osm.org/way/625130777 apartment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8 = {PlaneOfInterestVisible@18364} http://osm.org/way/264618597 Nordfelder Reihe 10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 = {PlaneOfInterestVisible@18365} http://osm.org/way/119315212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0 = {PlaneOfInterestVisible@18366} http://osm.org/way/625130781 apartment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 = {PlaneOfInterestVisible@18367} http://osm.org/way/599317123 nexxcon (5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2 = {PlaneOfInterestVisible@18368} http://osm.org/way/625130785 apartment building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3 = {PlaneOfInterestVisible@18369} http://osm.org/way/599317126 Dr.med. Wladyslaw Dawidiuk (2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4 = {PlaneOfInterestVisible@18370} http://osm.org/way/599317125 Aicha Jouni-Kosmetik (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5 = {PlaneOfInterestVisible@18371} http://osm.org/way/186500669 Guinot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6 = {PlaneOfInterestVisible@18372} http://osm.org/way/118936663 ZEW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7 = {PlaneOfInterestVisible@18373} http://osm.org/way/125399753 Algerod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8 = {PlaneOfInterestVisible@18374} http://osm.org/way/196823318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 = {PlaneOfInterestVisible@18375} http://osm.org/way/625081170 apartment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0 = {PlaneOfInterestVisible@18376} http://osm.org/way/256953456 Apotheke am Klagesmarkt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 = {PlaneOfInterestVisible@18377} http://osm.org/way/196823319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2 = {PlaneOfInterestVisible@18378} http://osm.org/way/557282662 apartment building (5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 = {PlaneOfInterestVisible@18379} http://osm.org/way/141008500 excellent Copy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 = {PlaneOfInterestVisible@18380} http://osm.org/way/144265924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5 = {PlaneOfInterestVisible@18381} http://osm.org/way/142214606 Dr.med. Elisabeth Drimalla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 = {PlaneOfInterestVisible@18382} http://osm.org/way/142214605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7 = {PlaneOfInterestVisible@18383} http://osm.org/way/141008506 Consulate General of Turkey (8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= {PlaneOfInterestVisible@18384} http://osm.org/way/142214604 WWK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= {PlaneOfInterestVisible@18385} http://osm.org/way/142214603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0 = {PlaneOfInterestVisible@18386} http://osm.org/way/19682331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1 = {PlaneOfInterestVisible@18387} http://osm.org/way/142214602 Augenoptik - Foto Oswald Nordmeyer Inh. Jürgen Meyer e.K.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2 = {PlaneOfInterestVisible@18388} http://osm.org/way/196823311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3 = {PlaneOfInterestVisible@18389} http://osm.org/way/142214601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4 = {PlaneOfInterestVisible@18390} http://osm.org/way/142214600 Internationalismus Buchladen (Hannover)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5 = {PlaneOfInterestVisible@18391} http://osm.org/way/625081168 apartment building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6 = {PlaneOfInterestVisible@18392} http://osm.org/way/16651306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7 = {PlaneOfInterestVisible@18393} http://osm.org/way/627616506 Nordfelder Reihe 12-14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8 = {PlaneOfInterestVisible@18394} http://osm.org/way/125399745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9 = {PlaneOfInterestVisible@18395} http://osm.org/way/125399744 Am Judenkirchhof 4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0 = {PlaneOfInterestVisible@18396} http://osm.org/way/125399743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 = {PlaneOfInterestVisible@18397} http://osm.org/way/125399742 Günther Michael Sanitär- u. Heizungsinstallatio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 = {PlaneOfInterestVisible@18398} http://osm.org/way/125399741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 = {PlaneOfInterestVisible@18399} http://osm.org/way/125399740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 = {PlaneOfInterestVisible@18400} http://osm.org/way/194256007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 = {PlaneOfInterestVisible@18401} http://osm.org/way/625081181 Cheers (6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 = {PlaneOfInterestVisible@18402} http://osm.org/way/19425600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 = {PlaneOfInterestVisible@18403} http://osm.org/way/625081180 apartment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 = {PlaneOfInterestVisible@18404} http://osm.org/way/125399749 Technik-Punkt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 = {PlaneOfInterestVisible@18405} http://osm.org/way/125399748 Oberstraße 2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 = {PlaneOfInterestVisible@18406} http://osm.org/way/125399747 vacant shop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 = {PlaneOfInterestVisible@18407} http://osm.org/way/125399746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 = {PlaneOfInterestVisible@18408} http://osm.org/way/556809438 subway station christuskirche (5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 = {PlaneOfInterestVisible@18409} http://osm.org/way/194352289 Herr Thomas Bau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 = {PlaneOfInterestVisible@18410} http://osm.org/way/194352286 Berliner Dön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 = {PlaneOfInterestVisible@18411} http://osm.org/way/194352285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 = {PlaneOfInterestVisible@18412} http://osm.org/way/161923201 garage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 = {PlaneOfInterestVisible@18413} http://osm.org/way/625081179 apartment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 = {PlaneOfInterestVisible@18414} http://osm.org/way/161923203 Schloßwender Straße 12A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 = {PlaneOfInterestVisible@18415} http://osm.org/way/143591050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 = {PlaneOfInterestVisible@18416} http://osm.org/way/556863153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 = {PlaneOfInterestVisible@18417} http://osm.org/way/125399732 Oberstraße 23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 = {PlaneOfInterestVisible@18418} http://osm.org/way/556863151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 = {PlaneOfInterestVisible@18419} http://osm.org/way/55686315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 = {PlaneOfInterestVisible@18420} http://osm.org/way/556863150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 = {PlaneOfInterestVisible@18421} http://osm.org/way/125399739 Chung Express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 = {PlaneOfInterestVisible@18422} http://osm.org/way/159762589 Hinterhof hinten rechts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 = {PlaneOfInterestVisible@18423} http://osm.org/way/625151803 apartment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 = {PlaneOfInterestVisible@18424} http://osm.org/way/125399735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 = {PlaneOfInterestVisible@18425} http://osm.org/way/146549247 unname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 = {PlaneOfInterestVisible@18426} http://osm.org/way/196830304 H+V Second-Hand-Paradies (6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 = {PlaneOfInterestVisible@18427} http://osm.org/way/557645352 Cornelia Schlorff Krankengymnastik-Praxis (9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 = {PlaneOfInterestVisible@18428} http://osm.org/way/599252566 apartment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 = {PlaneOfInterestVisible@18429} http://osm.org/way/143591037 Warstraße 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 = {PlaneOfInterestVisible@18430} http://osm.org/way/119314201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 = {PlaneOfInterestVisible@18431} http://osm.org/way/119314203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 = {PlaneOfInterestVisible@18432} http://osm.org/way/142381409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 = {PlaneOfInterestVisible@18433} http://osm.org/way/168115270 Winter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 = {PlaneOfInterestVisible@18434} http://osm.org/way/557645359 apartment building (8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 = {PlaneOfInterestVisible@18435} http://osm.org/way/168115271 garage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 = {PlaneOfInterestVisible@18537} http://osm.org/way/161923220 K &amp; K Gaststätten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 = {PlaneOfInterestVisible@18538} http://osm.org/way/143591030 Warstraße 13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 = {PlaneOfInterestVisible@18539} http://osm.org/way/557645356 apartment building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 = {PlaneOfInterestVisible@18540} http://osm.org/way/557645355 apartment building (9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 = {PlaneOfInterestVisible@18541} http://osm.org/way/599280527 apartment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 = {PlaneOfInterestVisible@18542} http://osm.org/way/599252579 Mottenburg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 = {PlaneOfInterestVisible@18543} http://osm.org/way/624807824 Charlton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 = {PlaneOfInterestVisible@18544} http://osm.org/way/143680811 Oberstraße 20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 = {PlaneOfInterestVisible@18545} http://osm.org/way/624807826 Dr. Hans-Joachim Glatz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 = {PlaneOfInterestVisible@18546} http://osm.org/way/159762609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 = {PlaneOfInterestVisible@18547} http://osm.org/way/159762607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 = {PlaneOfInterestVisible@18548} http://osm.org/way/538238615 Gottfried Wilhelm Leibniz Universität Hannover (9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 = {PlaneOfInterestVisible@18549} http://osm.org/way/624793331 K-Sat (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 = {PlaneOfInterestVisible@18550} http://osm.org/way/599252573 apartment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 = {PlaneOfInterestVisible@18551} http://osm.org/way/161923219 Bub Kilic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5 = {PlaneOfInterestVisible@18552} http://osm.org/way/161923218 Nordfelder Reihe 4c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6 = {PlaneOfInterestVisible@18553} http://osm.org/way/161923217 Nordfelder Reihe 4b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7 = {PlaneOfInterestVisible@18554} http://osm.org/way/197451853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8 = {PlaneOfInterestVisible@18555} http://osm.org/way/144236865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9 = {PlaneOfInterestVisible@18556} http://osm.org/way/161923212 Institut für Qualifikation und Integration - Institut Hannover (7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0 = {PlaneOfInterestVisible@18557} http://osm.org/way/161923211 Hotel Savoy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1 = {PlaneOfInterestVisible@18558} http://osm.org/way/161923216 Nordfelder Reihe 4a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2 = {PlaneOfInterestVisible@18559} http://osm.org/way/144236868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3 = {PlaneOfInterestVisible@18560} http://osm.org/way/161923215 HR Studio Hannover Sexualberatung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4 = {PlaneOfInterestVisible@18561} http://osm.org/way/161923214 Tipico Sportwetten Hannov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5 = {PlaneOfInterestVisible@18562} http://osm.org/way/624807822 Christuskirche (1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6 = {PlaneOfInterestVisible@18563} http://osm.org/way/627263350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7 = {PlaneOfInterestVisible@18564} http://osm.org/way/171613904 public toile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8 = {PlaneOfInterestVisible@18565} http://osm.org/way/627263351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9 = {PlaneOfInterestVisible@18566} http://osm.org/way/627263352 Kranos Import GmbH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0 = {PlaneOfInterestVisible@18567} http://osm.org/way/168115258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1 = {PlaneOfInterestVisible@18568} http://osm.org/way/627263353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2 = {PlaneOfInterestVisible@18569} http://osm.org/way/34260724 Kiri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3 = {PlaneOfInterestVisible@18570} http://osm.org/way/627263355 Copyshop Hannover - Copy excellent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4 = {PlaneOfInterestVisible@18571} http://osm.org/way/599252548 Elfie &amp; Ignaz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5 = {PlaneOfInterestVisible@18572} http://osm.org/way/147036977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6 = {PlaneOfInterestVisible@18573} http://osm.org/way/142214612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7 = {PlaneOfInterestVisible@18574} http://osm.org/way/142214611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8 = {PlaneOfInterestVisible@18575} http://osm.org/way/142214610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9 = {PlaneOfInterestVisible@18576} http://osm.org/way/166512268 Penthouse-Maisonette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0 = {PlaneOfInterestVisible@18577} http://osm.org/way/62726334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1 = {PlaneOfInterestVisible@18578} http://osm.org/way/62726334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2 = {PlaneOfInterestVisible@18579} http://osm.org/way/62726334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3 = {PlaneOfInterestVisible@18580} http://osm.org/way/141513139 Afro Queen Hair Salon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4 = {PlaneOfInterestVisible@18581} http://osm.org/way/197451848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5 = {PlaneOfInterestVisible@18582} http://osm.org/way/599280544 Oberstraße 4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6 = {PlaneOfInterestVisible@18583} http://osm.org/way/141513136 Ägyptisches Haus Deutschland e.V.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7 = {PlaneOfInterestVisible@18584} http://osm.org/way/624243794 Grundschule An der Uhlandstraße (8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8 = {PlaneOfInterestVisible@18585} http://osm.org/way/141513135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9 = {PlaneOfInterestVisible@18586} http://osm.org/way/143591023 Warstraße 12A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0 = {PlaneOfInterestVisible@18587} http://osm.org/way/599280548 apartment building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1 = {PlaneOfInterestVisible@18588} http://osm.org/way/143591021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2 = {PlaneOfInterestVisible@18589} http://osm.org/way/599252555 apartment building (9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3 = {PlaneOfInterestVisible@18590} http://osm.org/way/62726334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4 = {PlaneOfInterestVisible@18591} http://osm.org/way/143591028 Warstraße 7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5 = {PlaneOfInterestVisible@18592} http://osm.org/way/14703698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6 = {PlaneOfInterestVisible@18593} http://osm.org/way/599252558 apartment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7 = {PlaneOfInterestVisible@18594} http://osm.org/way/627263345 garage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8 = {PlaneOfInterestVisible@18595} http://osm.org/way/166513004 Afrika &amp; mehr. Reiseveranstalter Südliches &amp; Östliches Afrika e.K.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9 = {PlaneOfInterestVisible@18596} http://osm.org/way/166513005 Am Taubenfelde 22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0 = {PlaneOfInterestVisible@18597} http://osm.org/way/166513006 AlbaPeak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1 = {PlaneOfInterestVisible@18598} http://osm.org/way/537771106 Sultan Ceyiz Evi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2 = {PlaneOfInterestVisible@18599} http://osm.org/way/627263336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3 = {PlaneOfInterestVisible@18600} http://osm.org/way/168115263 Russische Sauna "Nostalgie" e.V.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4 = {PlaneOfInterestVisible@18601} http://osm.org/way/627263337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5 = {PlaneOfInterestVisible@18602} http://osm.org/way/557645348 apartment building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6 = {PlaneOfInterestVisible@18603} http://osm.org/way/120291656 Kindertagesstätte Christuskirch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7 = {PlaneOfInterestVisible@18604} http://osm.org/way/168115260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8 = {PlaneOfInterestVisible@18605} http://osm.org/way/627263338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9 = {PlaneOfInterestVisible@18606} http://osm.org/way/557645347 apartment building (6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0 = {PlaneOfInterestVisible@18607} http://osm.org/way/120291657 An der Christuskirche 1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1 = {PlaneOfInterestVisible@18608} http://osm.org/way/168115261 second-hand shop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2 = {PlaneOfInterestVisible@18609} http://osm.org/way/143591020 Selbsthilfegruppe Drogengefährdeter e.V.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3 = {PlaneOfInterestVisible@18610} http://osm.org/way/599280554 apartment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8138} http://osm.org/way/137984931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8143} http://osm.org/way/557649473 AdC11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8146} http://osm.org/way/137984943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8150} http://osm.org/way/264603368 Zurich Deutscher Herold Lebensversicherungs AG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8151} http://osm.org/way/599363567 Francesca &amp; Fratelli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8159} http://osm.org/way/121528117 PO-ZEI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8160} http://osm.org/way/625106015 apartment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8162} http://osm.org/way/625106013 apartment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8166} http://osm.org/way/166532628 Zahnarztpraxis Nina Jguburia in Hannover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8171} http://osm.org/way/557138276 Martin Rosemann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8174} http://osm.org/way/599030309 Juwelier Marat Kuyumcusu (4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8175} http://osm.org/way/140592984 Sanitätshaus Brandes &amp; Diesing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18177} http://osm.org/way/140592988 Erciyes Kebab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18178} http://osm.org/way/144236889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18180} http://osm.org/way/144734894 Kaffee7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18184} http://osm.org/way/625062689 Gehrdener Backhaus (3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18205} http://osm.org/way/120363113 NeWa Metall- und Kunststoffhandel GmbH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18207} http://osm.org/way/625062696 City-Schnelldienst (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18209} http://osm.org/way/625062694 Wurst-Basar (3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18210} http://osm.org/way/625062699 apartment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18216} http://osm.org/way/373758538 plan zwei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18220} http://osm.org/way/598989851 lieb.es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18221} http://osm.org/way/537809493 Himalaya (5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18224} http://osm.org/way/144736221 Oberstraße 2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18336} http://osm.org/way/599323820 apartment building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18340} http://osm.org/way/53777675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18348} http://osm.org/way/625130775 apartment building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18362} http://osm.org/way/557269573 Nähschule Hannover (8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18363} http://osm.org/way/625130777 apartment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18367} http://osm.org/way/599317123 nexxcon (5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laneOfInterestVisible@18369} http://osm.org/way/599317126 Dr.med. Wladyslaw Dawidiuk (2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laneOfInterestVisible@18370} http://osm.org/way/599317125 Aicha Jouni-Kosmetik (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laneOfInterestVisible@18373} http://osm.org/way/125399753 Algerod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laneOfInterestVisible@18376} http://osm.org/way/256953456 Apotheke am Klagesmarkt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laneOfInterestVisible@18379} http://osm.org/way/141008500 excellent Copy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laneOfInterestVisible@18383} http://osm.org/way/141008506 Consulate General of Turkey (8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laneOfInterestVisible@18394} http://osm.org/way/125399745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laneOfInterestVisible@18397} http://osm.org/way/125399742 Günther Michael Sanitär- u. Heizungsinstallatio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laneOfInterestVisible@18401} http://osm.org/way/625081181 Cheers (6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laneOfInterestVisible@18404} http://osm.org/way/125399749 Technik-Punkt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laneOfInterestVisible@18405} http://osm.org/way/125399748 Oberstraße 2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laneOfInterestVisible@18406} http://osm.org/way/125399747 vacant shop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laneOfInterestVisible@18408} http://osm.org/way/556809438 subway station christuskirche (5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laneOfInterestVisible@18409} http://osm.org/way/194352289 Herr Thomas Bau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laneOfInterestVisible@18410} http://osm.org/way/194352286 Berliner Dön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laneOfInterestVisible@18417} http://osm.org/way/125399732 Oberstraße 23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laneOfInterestVisible@18425} http://osm.org/way/146549247 unname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laneOfInterestVisible@18541} http://osm.org/way/599280527 apartment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laneOfInterestVisible@18542} http://osm.org/way/599252579 Mottenburg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laneOfInterestVisible@18544} http://osm.org/way/143680811 Oberstraße 20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laneOfInterestVisible@18555} http://osm.org/way/144236865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laneOfInterestVisible@18559} http://osm.org/way/144236868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laneOfInterestVisible@18562} http://osm.org/way/624807822 Christuskirche (1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laneOfInterestVisible@18564} http://osm.org/way/171613904 public toile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laneOfInterestVisible@18569} http://osm.org/way/34260724 Kiri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laneOfInterestVisible@18571} http://osm.org/way/599252548 Elfie &amp; Ignaz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laneOfInterestVisible@18593} http://osm.org/way/599252558 apartment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laneOfInterestVisible@18598} http://osm.org/way/537771106 Sultan Ceyiz Evi (1) (2)</text:p>
          </table:table-cell>
          <table:table-cell table:number-columns-repeated="16383"/>
        </table:table-row>
        <table:table-row table:number-rows-repeated="1048044" table:style-name="ro1">
          <table:table-cell table:number-columns-repeated="16384"/>
        </table:table-row>
      </table:table>
      <table:table table:name="11" table:style-name="ta1">
        <table:table-column table:style-name="co6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8791} http://google.com/places/ChIJi4zv-7Z0sEcRHLrpXaDfWJw IUS SOCIAL Rechtsanwalt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8792} http://www.wikidata.org/entity/Q635062 Architektenkammer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8793} http://google.com/places/ChIJ92L-ayELsEcRSw4RjxziuME Sprengel Hannover - Landessuperintendentin Dr. Petra Bah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8794} http://google.com/places/ChIJGRnCwrZ0sEcRGEwKTODqqyE Drähne Einrichtung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8795} http://google.com/places/ChIJmyOfbLZ0sEcRF3lUXnAkXKo Hannover Rathaus/Bleichenstraße (station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8796} http://www.wikidata.org/entity/Q28945542 Maritim Grand Hotel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8797} http://google.com/places/ChIJzw_-apk5ZUERaortlvMpxFs Barbara Klawit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8798} http://google.com/places/ChIJvxUCnbZ0sEcRjDNe1gU_ff0 ATM (Sparkasse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8799} http://osm.org/node/2591417714 Demu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8800} http://google.com/places/ChIJo5VUCbZ0sEcRp-o5ftsMmoI Kosta Todorov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18801} http://google.com/places/ChIJvxUCnbZ0sEcRJPi5NGWuQME TUI Stift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18802} http://google.com/places/ChIJbe4I-rZ0sEcRArhyQxzLit0 Haarverdichtungen-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18803} http://osm.org/way/23717857 gar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18804} http://osm.org/way/533438751 Masch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18805} http://google.com/places/ChIJvxUCnbZ0sEcRXQD-xvEq_P8 Sparkasse Hannover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18806} http://google.com/places/ChIJVUJvk7Z0sEcRqZ3-NMTdE8Y Train &amp; Play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18807} http://google.com/places/ChIJ4ab7-bZ0sEcRaUKjrCWTEbs Friseursalon Fingerspitz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18808} http://www.wikidata.org/entity/Q51507727 Breite Straße 12A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18809} http://osm.org/way/138392054 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18810} http://google.com/places/ChIJIzTS37V0sEcRte79Pb4iUto BECK Finanzdienstleistungen Matthias Be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18811} http://google.com/places/ChIJaxor3Ed1sEcR7fZ9J9jIAGc Mr. Ph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18812} http://google.com/places/ChIJgVVYjbZ0sEcRJ8uG43n8bYU Lower Saxony Alliance for Sustainabil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18813} http://google.com/places/ChIJq5Ls-U1zsEcRGw8-SqK9wLk Rechtsanwalt Patrick Both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18814} http://google.com/places/ChIJU__yqTQLsEcRxJcyA4uc3tk Wedemeyer Hausverwaltung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18815} http://google.com/places/ChIJCasK9LZ0sEcRwFoNmNErRzg Time To Wax Studio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ointOfInterestVisible@18816} http://google.com/places/ChIJsy5907V0sEcRaYreVsxoa0Y Blumen am Aeg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ointOfInterestVisible@18817} http://osm.org/node/2591417706 Hiroshima Friedensglo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ointOfInterestVisible@18818} http://google.com/places/ChIJmavkyrd0sEcReldc0W0TPTQ Der Gartensaal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ointOfInterestVisible@18819} http://google.com/places/ChIJmavkyrd0sEcRX_ICr0GAQCs Sparkasse Hannover - AT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ointOfInterestVisible@18820} http://www.wikidata.org/entity/Q1548250 Große Kugelform (Karl Hartung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ointOfInterestVisible@18821} http://google.com/places/ChIJQysVIrF0sEcRwK4oBr_2PF8 Caffe A. Nannin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ointOfInterestVisible@18822} http://google.com/places/ChIJQ1k79rZ0sEcRRblERnL4YnI LÜHMANN `S Hotel am Rat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ointOfInterestVisible@18823} http://google.com/places/ChIJi4zv-7Z0sEcRTRH8CJF2Vrs Diakonisches Werk evangelischer Kirchen in Niedersachsen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ointOfInterestVisible@18824} http://google.com/places/ChIJ1Z59i7Z0sEcRbAzUTFIOQOU Meiers Lebenslus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ointOfInterestVisible@18825} http://osm.org/node/2351615167 poggen poh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ointOfInterestVisible@18826} http://google.com/places/ChIJfQ3RkrZ0sEcRUsSeKOwtrEA PrivatVerrechnungsStelle der Ärzte und Zahnärzte in Niedersachsen rkV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ointOfInterestVisible@18827} http://google.com/places/ChIJVUJvk7Z0sEcR835_HdB9xzs Deutscher Sparkassen Verlag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ointOfInterestVisible@18828} http://osm.org/node/558543517 in betwe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ointOfInterestVisible@18829} http://google.com/places/ChIJsy5907V0sEcRfCuc5rVBGto CAPALU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ointOfInterestVisible@18830} http://google.com/places/ChIJt-_Z4bV0sEcRuw8r7JzVF-U JK Hair and Make up Arti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ointOfInterestVisible@18831} http://www.wikidata.org/entity/Q2532014 Ada-und-Theodor-Lessing-Volkshochschu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ointOfInterestVisible@18832} http://osm.org/way/29373747 playgrou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ointOfInterestVisible@18833} http://www.wikidata.org/entity/Q1678445 Masch Par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ointOfInterestVisible@18834} http://osm.org/node/2784904052 Klaus-Bahlsen-Brunn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ointOfInterestVisible@18835} http://google.com/places/ChIJGRnCwrZ0sEcRaJkMwelUufk Volkmar Drähn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ointOfInterestVisible@18836} http://www.wikidata.org/entity/Q50956044 Luther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ointOfInterestVisible@18837} http://google.com/places/ChIJsy5907V0sEcROtAmqKjmxuM Norddeutsche Investitionen Beteiligungsgesellscha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ointOfInterestVisible@18838} http://google.com/places/ChIJHQ2Q47Z0sEcRCGhvgKe9JDM Tauchertreff Am Aeg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ointOfInterestVisible@18839} http://google.com/places/ChIJPYsQHbd0sEcRZVizFShSiHQ Galerie vom Zufall und vom Glü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ointOfInterestVisible@18840} http://google.com/places/ChIJO90w7bZ0sEcRspu4Kl72aOE Ligne Rose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ointOfInterestVisible@18841} http://google.com/places/ChIJsy5907V0sEcR7y2EbORSCXo PLM Grundstücksverwaltung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ointOfInterestVisible@18842} http://google.com/places/ChIJK-SsbLZ0sEcROSl-w8gjM0g Mercure Hannover City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ointOfInterestVisible@18843} http://google.com/places/ChIJ8x0-7rZ0sEcRntbSI3YTERA Gardinen &amp; Stoff Discount GSD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ointOfInterestVisible@18844} http://google.com/places/ChIJf8z0E5k5ZUERasvthiiY4N0 S-GewerbeImmobilienVermittlung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ointOfInterestVisible@18845} http://google.com/places/ChIJGQPmn7d0sEcRC8QbS8ccyMA Hannover Rathaus/Friedrichswall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ointOfInterestVisible@18846} http://osm.org/node/2351615153 Hotel am Rat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ointOfInterestVisible@18847} http://www.wikidata.org/entity/Q2282385 Siebenmännerste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ointOfInterestVisible@18848} http://www.wikidata.org/entity/Q43239809 Baverwaltung Stadt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ointOfInterestVisible@18849} http://osm.org/way/138331749 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ointOfInterestVisible@18850} http://google.com/places/ChIJgYyT37V0sEcR99Zbklfx0-4 valeris - Ihre Wirtschaftskanzl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ointOfInterestVisible@18851} http://google.com/places/ChIJqQuUZbd0sEcRgZjMd--COTA Agip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ointOfInterestVisible@18852} http://google.com/places/ChIJJevlF7R0sEcRiabgAsgHoSc cafe dopp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ointOfInterestVisible@18853} http://google.com/places/ChIJJ3nv-7Z0sEcRvDxPRiifRLE Diakonisches Werk in Niedersachsen Netzwerk Pfleg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ointOfInterestVisible@18854} http://google.com/places/ChIJP0KzKLZ0sEcRve41zLKrUdA Original Bootcamp - Masch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ointOfInterestVisible@18855} http://google.com/places/ChIJAQD87bZ0sEcRr4HsFDrfUAc H. von Roon Einbauküch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ointOfInterestVisible@18856} http://google.com/places/ChIJLY3hPLEMsEcRYAqGvc_Qm80 seydlitz.work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ointOfInterestVisible@18857} http://google.com/places/ChIJeQ0ja5k5ZUERi69jNiSG3Go Friseursalon Heif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ointOfInterestVisible@18858} http://google.com/places/ChIJacxZ5LZ0sEcRgA2yMRTMfGo Orientteppiche Galerie Puy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ointOfInterestVisible@18859} http://google.com/places/ChIJa1DBjLZ0sEcRp8dlUPp_U54 Grundbesitzgesellschaft für Immobilien in Braunschweig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ointOfInterestVisible@18860} http://google.com/places/ChIJsy5907V0sEcRaZwrr0OCh0c Tailwind ergonomic furnitu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ointOfInterestVisible@18861} http://www.wikidata.org/entity/Q56502016 Erfurter Glo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ointOfInterestVisible@18862} http://google.com/places/ChIJE8pTDLZ0sEcRNkw59fmz7q8 Le Chataigner &amp; Relax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ointOfInterestVisible@18863} http://google.com/places/ChIJ0XJPapk5ZUERjAnttPFoCHc Ulrike Hal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= {PointOfInterestVisible@18864} http://google.com/places/ChIJiWuKmrd0sEcRVaS39WclYU0 Rudolf-Hillebrecht-Platz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= {PointOfInterestVisible@18865} http://google.com/places/ChIJ-3tzabd0sEcR-0F0h4b8eIk Bürgeramt Aeg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 = {PointOfInterestVisible@18866} http://google.com/places/ChIJo9ry6K50sEcR6z5WNWtZotE Büro Oberbürgermeis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 = {PointOfInterestVisible@18867} http://google.com/places/ChIJe1LE37Z0sEcRFB7r7S1Zrug Kindergarten der Marktkirc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 = {PointOfInterestVisible@18868} http://google.com/places/ChIJCasK9LZ0sEcR_-0IAjbo9J8 Poggenpohl Küch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 = {PointOfInterestVisible@18869} http://google.com/places/ChIJ-2y58rZ0sEcRJa-8txt0uzI Hannover Region Grundstücks GmbH Verwalt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 = {PointOfInterestVisible@18870} http://osm.org/node/411269679 Rathaustur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= {PointOfInterestVisible@18871} http://google.com/places/ChIJDxSfkrZ0sEcRuDOpccO7Ytg Royal HAIRFASH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 = {PointOfInterestVisible@18872} http://google.com/places/ChIJK-SsbLZ0sEcRPgl_dFZf7kw RELAX - FOOD, DRINKS &amp; YOU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 = {PointOfInterestVisible@18873} http://google.com/places/ChIJCasK9LZ0sEcRZPck0bZd2AU Madsack Markt &amp; Media Servic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 = {PointOfInterestVisible@18874} http://google.com/places/ChIJ-2y58rZ0sEcRFWSuZfv-c8U DWN Pankow Immobiliengesellschaft 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 = {PointOfInterestVisible@18875} http://google.com/places/ChIJR6Eg2rZ0sEcRFp6dbnUUmlY Exklusive Second Ha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 = {PointOfInterestVisible@18876} http://google.com/places/ChIJ4ab7-bZ0sEcRjupnw88t8fI Lia's – junge Schu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 = {PointOfInterestVisible@18877} http://google.com/places/ChIJsy5907V0sEcRD8UCrlbuAwo Französisches Honorarkonsula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 = {PointOfInterestVisible@18878} http://www.wikidata.org/entity/Q893535 Borgentrick-Tur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 = {PointOfInterestVisible@18879} http://google.com/places/ChIJ47gmbbZ0sEcRy47xoLBHdnY Accor Hotellerie Deutschland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 = {PointOfInterestVisible@18880} http://google.com/places/ChIJzw_-apk5ZUERa1mdvCdGqE8 Friedrich-Eckart Klawit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= {PointOfInterestVisible@18881} http://google.com/places/ChIJI5-Z37V0sEcRNRPbzyQxb_Y Rechtsanwalt Klaus Schnei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= {PointOfInterestVisible@18882} http://google.com/places/ChIJJZzybbd0sEcRFFYX7DJkpLE Parkhaus am Rathaus -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 = {PointOfInterestVisible@18883} http://www.wikidata.org/entity/Q22691721 Gutenberg-Brunnen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 = {PointOfInterestVisible@18884} http://google.com/places/ChIJxWRGwgR1sEcRnR6t3V_vvwM Keramik Lof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 = {PointOfInterestVisible@18885} http://google.com/places/ChIJSxkkC7Z0sEcRxS2Yodw93UA rrt Vertrieb und Servic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 = {PointOfInterestVisible@18886} http://google.com/places/ChIJD6ych650sEcRwt1iCPHXP6A Allianz Versicherung Bartosz Kulakowski Generalvertret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 = {PointOfInterestVisible@18887} http://google.com/places/ChIJOwoi-rZ0sEcRibIL2RgDnkI Joern F. Schube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 = {PointOfInterestVisible@18888} http://osm.org/way/127965640 gar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 = {PointOfInterestVisible@18889} http://google.com/places/ChIJo6yMALd0sEcRcsBl-wY28sM Hannover Rathaus/Friedrichswall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 = {PointOfInterestVisible@18890} http://osm.org/node/735554534 BUSSTOPS: Futuristisches grünes Luft-Boot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8795} http://google.com/places/ChIJmyOfbLZ0sEcRF3lUXnAkXKo Hannover Rathaus/Bleichenstraße (station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8803} http://osm.org/way/23717857 gar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8809} http://osm.org/way/138392054 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8820} http://www.wikidata.org/entity/Q1548250 Große Kugelform (Karl Hartung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8821} http://google.com/places/ChIJQysVIrF0sEcRwK4oBr_2PF8 Caffe A. Nannin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8828} http://osm.org/node/558543517 in betwe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8833} http://www.wikidata.org/entity/Q1678445 Masch Par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8834} http://osm.org/node/2784904052 Klaus-Bahlsen-Brunn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8845} http://google.com/places/ChIJGQPmn7d0sEcRC8QbS8ccyMA Hannover Rathaus/Friedrichswall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8854} http://google.com/places/ChIJP0KzKLZ0sEcRve41zLKrUdA Original Bootcamp - Masch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18864} http://google.com/places/ChIJiWuKmrd0sEcRVaS39WclYU0 Rudolf-Hillebrecht-Platz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18883} http://www.wikidata.org/entity/Q22691721 Gutenberg-Brunnen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18888} http://osm.org/way/127965640 gar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18889} http://google.com/places/ChIJo6yMALd0sEcRcsBl-wY28sM Hannover Rathaus/Friedrichswall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18890} http://osm.org/node/735554534 BUSSTOPS: Futuristisches grünes Luft-Boot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9028} http://osm.org/way/186610039 Meiers Lebenslust (3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9029} http://osm.org/way/553275094 LÜHMANN `S Hotel am Rathaus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9030} http://osm.org/way/553275097 Volkshochschule Hannover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9031} http://osm.org/way/553275096 Lutherhaus (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9032} http://osm.org/way/186610038 Barbara Klawitter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9033} http://osm.org/way/553275090 Gardinen &amp; Stoff Discount GSD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9034} http://osm.org/way/553275093 Exklusive Second Hand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9035} http://osm.org/way/553275092 Keramik Loft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9036} http://osm.org/way/553292749 Train &amp; Play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9037} http://osm.org/way/140867666 service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9038} http://osm.org/way/553292750 Galerie vom Zufall und vom Glück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9039} http://osm.org/way/553292751 Orientteppiche Galerie Puya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19040} http://osm.org/way/255764837 Museum August Kestner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19041} http://osm.org/way/140867668 distribution substatio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19042} http://osm.org/way/553292752 unnamed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19043} http://osm.org/relation/313173 New City Hall (30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19044} http://osm.org/way/503612389 Aegidienkirche, Hanover (5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19045} http://osm.org/way/140867662 hu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19046} http://osm.org/way/186610048 Time To Wax Studio Hannover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19047} http://osm.org/way/553334165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19048} http://osm.org/way/186610042 Tauchertreff Am Aegi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19049} http://osm.org/way/29181123 Atelierhaus des Laveshauses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19050} http://osm.org/way/10680065 Bürgeramt Mitt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19051} http://osm.org/way/140867635 NORD/LB-I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19052} http://osm.org/way/553247731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19053} http://osm.org/way/553247732 Kindergarten der Marktkirch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19054} http://osm.org/relation/1863314 Aegidientorplatz 1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19055} http://osm.org/way/506177457 Amt für Geoinformation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19056} http://osm.org/way/29181119 Laveshaus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19057} http://osm.org/relation/2513440 BECK Finanzdienstleistungen Matthias Beck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laneOfInterestVisible@19058} http://osm.org/way/553357212 Volkmar Drähne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laneOfInterestVisible@19059} http://osm.org/way/199506864 Haus Wunder (Hannover)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laneOfInterestVisible@19060} http://osm.org/way/199506862 Friedrichswall 1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laneOfInterestVisible@19061} http://osm.org/way/553240011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laneOfInterestVisible@19062} http://osm.org/way/553357217 building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laneOfInterestVisible@19063} http://osm.org/relation/2513439 Kosta Todorov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laneOfInterestVisible@19064} http://osm.org/way/186610019 Städtische Galerie KUBUS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laneOfInterestVisible@19065} http://osm.org/way/186610028 Maritim Grand Hotel Hannov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laneOfInterestVisible@19066} http://osm.org/way/553275086 Friseursalon Fingerspitze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laneOfInterestVisible@19067} http://osm.org/way/529564236 Niedersächsisches Landesmuseum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laneOfInterestVisible@19068} http://osm.org/way/553275085 Haarverdichtungen-niedersachse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laneOfInterestVisible@19069} http://osm.org/way/555765219 administrative building of Nord/LB (23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laneOfInterestVisible@19070} http://osm.org/way/18661002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laneOfInterestVisible@19071} http://osm.org/way/529062463 Friseursalon Heifel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laneOfInterestVisible@19072} http://osm.org/way/503709281 unname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laneOfInterestVisible@19073} http://osm.org/way/140867655 Umspannwerk Bleichenstraße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laneOfInterestVisible@19074} http://osm.org/way/529173759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laneOfInterestVisible@19075} http://osm.org/way/140867657 service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laneOfInterestVisible@19076} http://osm.org/way/19950685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laneOfInterestVisible@19077} http://osm.org/way/12274948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laneOfInterestVisible@19078} http://osm.org/way/24732713 multistorey car park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laneOfInterestVisible@19079} http://osm.org/way/553357203 unnamed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laneOfInterestVisible@19080} http://osm.org/way/553357202 building (10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laneOfInterestVisible@19081} http://osm.org/way/122749486 Leinstraße 8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laneOfInterestVisible@19082} http://osm.org/way/553275088 IUS SOCIAL Rechtsanwaltsgesellschaft 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laneOfInterestVisible@19083} http://osm.org/way/55327508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laneOfInterestVisible@19084} http://osm.org/way/55327508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9028} http://osm.org/way/186610039 Meiers Lebenslust (3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9029} http://osm.org/way/553275094 LÜHMANN `S Hotel am Rathaus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9030} http://osm.org/way/553275097 Volkshochschule Hannover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9031} http://osm.org/way/553275096 Lutherhaus (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9032} http://osm.org/way/186610038 Barbara Klawitter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9040} http://osm.org/way/255764837 Museum August Kestner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9043} http://osm.org/relation/313173 New City Hall (30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9044} http://osm.org/way/503612389 Aegidienkirche, Hanover (5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9046} http://osm.org/way/186610048 Time To Wax Studio Hannover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9049} http://osm.org/way/29181123 Atelierhaus des Laveshauses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9051} http://osm.org/way/140867635 NORD/LB-I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9054} http://osm.org/relation/1863314 Aegidientorplatz 1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19055} http://osm.org/way/506177457 Amt für Geoinformation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19056} http://osm.org/way/29181119 Laveshaus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19059} http://osm.org/way/199506864 Haus Wunder (Hannover)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19060} http://osm.org/way/199506862 Friedrichswall 1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19063} http://osm.org/relation/2513439 Kosta Todorov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19066} http://osm.org/way/553275086 Friseursalon Fingerspitze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19067} http://osm.org/way/529564236 Niedersächsisches Landesmuseum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19069} http://osm.org/way/555765219 administrative building of Nord/LB (23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19071} http://osm.org/way/529062463 Friseursalon Heifel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19072} http://osm.org/way/503709281 unname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19081} http://osm.org/way/122749486 Leinstraße 8 (1) (0)</text:p>
          </table:table-cell>
          <table:table-cell table:number-columns-repeated="16383"/>
        </table:table-row>
        <table:table-row table:number-rows-repeated="1048377" table:style-name="ro1">
          <table:table-cell table:number-columns-repeated="16384"/>
        </table:table-row>
      </table:table>
      <table:table table:name="12" table:style-name="ta1">
        <table:table-column table:style-name="co6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9207} http://www.wikidata.org/entity/Q22692963 Maschtei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9208} http://google.com/places/ChIJmyOfbLZ0sEcRF3lUXnAkXKo Hannover Rathaus/Bleichenstraße (station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9209} http://google.com/places/ChIJo5VUCbZ0sEcRp-o5ftsMmoI Kosta Todorov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9210} http://osm.org/node/3826299967 Another Twister (João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9211} http://osm.org/way/23717857 gar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9212} http://osm.org/way/533438751 Masch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9213} http://google.com/places/ChIJhZBzKMp0sEcRtVyj1_ps7Lo Leher Gastronomi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9214} http://google.com/places/ChIJ3T6U6bV0sEcRSOgvzMz200s Bella Itali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9215} http://google.com/places/ChIJ41mTlLV0sEcRD1BaIUC4sJg * Hermann-Löns-Park-Lauf und Marathon-Staff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9216} http://google.com/places/ChIJ-cI6_cl0sEcRYA9TR0w0KjE Wissenschaft und Sammlung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19217} http://google.com/places/ChIJE8pTDLZ0sEcRNkw59fmz7q8 Le Chataigner &amp; Relax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19218} http://osm.org/way/138392054 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19219} http://google.com/places/ChIJIzTS37V0sEcRte79Pb4iUto BECK Finanzdienstleistungen Matthias Be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19220} http://google.com/places/ChIJq5Ls-U1zsEcRGw8-SqK9wLk Rechtsanwalt Patrick Both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19221} http://google.com/places/ChIJU__yqTQLsEcRxJcyA4uc3tk Wedemeyer Hausverwaltung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19222} http://google.com/places/ChIJo9ry6K50sEcR6z5WNWtZotE Büro Oberbürgermeis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19223} http://osm.org/node/1888822693 Rathaus+Maschtei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19224} http://google.com/places/ChIJ4RDz6bV0sEcRQSZixP9rvO8 N&amp;P Suites Hannover C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19225} http://google.com/places/ChIJhZBzKMp0sEcREV9g54bOGxg Merz Buchhandlung Im Sprengelmuse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19226} http://osm.org/node/2357370930 Der Gartensaal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19227} http://osm.org/way/32878442 Ehrenfriedhof am Maschsee-Norduf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19228} http://osm.org/node/445331710 Mercure Hannover City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19229} http://google.com/places/ChIJr7aMIcp0sEcR5QF99pyzfDI Kanzlei des Landesbischofs, Evangelisch-lutherische Landeskirche Hannov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19230} http://osm.org/way/279942979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19231} http://osm.org/node/411269679 Rathaustur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ointOfInterestVisible@19232} http://google.com/places/ChIJK-SsbLZ0sEcRPgl_dFZf7kw RELAX - FOOD, DRINKS &amp; YOU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ointOfInterestVisible@19233} http://google.com/places/ChIJT2XKlLV0sEcRvB6TuG9sbqQ TKH Gesundheitsstud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ointOfInterestVisible@19234} http://google.com/places/ChIJt-_Z4bV0sEcRuw8r7JzVF-U JK Hair and Make up Arti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ointOfInterestVisible@19235} http://google.com/places/ChIJl6Uqksl0sEcR_GB2GUwaSI4 Hannover Maschsee/Sprengel Museum (station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ointOfInterestVisible@19236} http://google.com/places/ChIJRZ9jKrZ0sEcRalh-F98ZH4M Masch Par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ointOfInterestVisible@19237} http://google.com/places/ChIJE6I8_cl0sEcR5Ium0Ey6U7A Niedersächsischer Landesverein für Urgeschichte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ointOfInterestVisible@19238} http://osm.org/node/370340527 Schottisches Kreu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ointOfInterestVisible@19239} http://google.com/places/ChIJTQi_wrV0sEcRgLgUeyewq5U Dental-Technik Bennewitz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ointOfInterestVisible@19240} http://osm.org/way/138331750 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ointOfInterestVisible@19241} http://osm.org/node/373421171 Steinkistengrab von Anderling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ointOfInterestVisible@19242} http://osm.org/way/23717966 playgrou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ointOfInterestVisible@19243} http://google.com/places/ChIJ47gmbbZ0sEcRy47xoLBHdnY Accor Hotellerie Deutschland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ointOfInterestVisible@19244} http://google.com/places/ChIJI5-Z37V0sEcRNRPbzyQxb_Y Rechtsanwalt Klaus Schnei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ointOfInterestVisible@19245} http://osm.org/way/140983748 Wot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ointOfInterestVisible@19246} http://osm.org/node/3062797590 Derr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ointOfInterestVisible@19247} http://google.com/places/ChIJH8fVeZg5ZUEREfOwtridIFs Schönwald´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ointOfInterestVisible@19248} http://google.com/places/ChIJvTzb5LV0sEcRjI1av8pbegE Gastronomie im Logen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ointOfInterestVisible@19249} http://www.wikidata.org/entity/Q22691721 Gutenberg-Brunnen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ointOfInterestVisible@19250} http://osm.org/way/220575166 BUSSTOPS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ointOfInterestVisible@19251} http://google.com/places/ChIJ2R8b7Jd0sEcRVBMiAKD-wQY Stagecoach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ointOfInterestVisible@19252} http://osm.org/way/138331749 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ointOfInterestVisible@19253} http://google.com/places/ChIJgYyT37V0sEcR99Zbklfx0-4 valeris - Ihre Wirtschaftskanzl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ointOfInterestVisible@19254} http://www.wikidata.org/entity/Q54833687 Maschpark-Brü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ointOfInterestVisible@19255} http://google.com/places/ChIJSxkkC7Z0sEcRxS2Yodw93UA rrt Vertrieb und Servic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ointOfInterestVisible@19256} http://google.com/places/ChIJD6ych650sEcRwt1iCPHXP6A Allianz Versicherung Bartosz Kulakowski Generalvertret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ointOfInterestVisible@19257} http://google.com/places/ChIJVza9P8p0sEcRIqvEEnkLBuE Wolfgang Jah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ointOfInterestVisible@19258} http://google.com/places/ChIJP0KzKLZ0sEcRve41zLKrUdA Original Bootcamp - Masch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ointOfInterestVisible@19259} http://osm.org/way/127965640 gar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ointOfInterestVisible@19260} http://google.com/places/ChIJ_aXiH8p0sEcRqEIGVlP_cA8 Hausverwaltung Bodo Weller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9207} http://www.wikidata.org/entity/Q22692963 Maschtei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9208} http://google.com/places/ChIJmyOfbLZ0sEcRF3lUXnAkXKo Hannover Rathaus/Bleichenstraße (station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9210} http://osm.org/node/3826299967 Another Twister (João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9211} http://osm.org/way/23717857 gar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9212} http://osm.org/way/533438751 Masch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9223} http://osm.org/node/1888822693 Rathaus+Maschtei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9227} http://osm.org/way/32878442 Ehrenfriedhof am Maschsee-Norduf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9235} http://google.com/places/ChIJl6Uqksl0sEcR_GB2GUwaSI4 Hannover Maschsee/Sprengel Museum (station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9236} http://google.com/places/ChIJRZ9jKrZ0sEcRalh-F98ZH4M Masch Par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9238} http://osm.org/node/370340527 Schottisches Kreu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19242} http://osm.org/way/23717966 playgrou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19246} http://osm.org/node/3062797590 Derr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19249} http://www.wikidata.org/entity/Q22691721 Gutenberg-Brunnen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19250} http://osm.org/way/220575166 BUSSTOPS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19254} http://www.wikidata.org/entity/Q54833687 Maschpark-Brü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19258} http://google.com/places/ChIJP0KzKLZ0sEcRve41zLKrUdA Original Bootcamp - Masch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19259} http://osm.org/way/127965640 gar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9354} http://osm.org/relation/2513440 BECK Finanzdienstleistungen Matthias Beck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9355} http://osm.org/way/555765219 administrative building of Nord/LB (16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9356} http://osm.org/way/10356934 Regionssportbund Hannover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9357} http://osm.org/way/322203159 neue TKH-Halle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9358} http://osm.org/way/10356931 Turn-Klubb zu Hannover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9359} http://osm.org/way/529702603 Lower Saxony State Museum (18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9360} http://osm.org/way/140867666 service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9361} http://osm.org/way/140867655 Umspannwerk Bleichenstraße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9362} http://osm.org/way/140867668 distribution substatio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9363} http://osm.org/way/529959008 Lower Saxony State Chancellery (8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9364} http://osm.org/way/140867635 NORD/LB-I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9365} http://osm.org/way/46420577 Wilhelm-Raabe-Schule (Hannover)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19366} http://osm.org/relation/313173 New City Hall (20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19367} http://osm.org/way/216692608 Planckstraße 7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19368} http://osm.org/way/590248416 Sprengel Museum (8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19369} http://osm.org/way/140867662 hu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19370} http://osm.org/way/141185804 Planckstraße 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19371} http://osm.org/relation/2513439 Kosta Todorov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19372} http://osm.org/way/138392041 Niedersächsischer Turner Bund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19373} http://osm.org/way/141185803 Planckstraße 4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19374} http://osm.org/way/216692607 Planckstraße 6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9355} http://osm.org/way/555765219 administrative building of Nord/LB (16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9359} http://osm.org/way/529702603 Lower Saxony State Museum (18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9364} http://osm.org/way/140867635 NORD/LB-I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9366} http://osm.org/relation/313173 New City Hall (20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9368} http://osm.org/way/590248416 Sprengel Museum (8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9371} http://osm.org/relation/2513439 Kosta Todorov (1) (6)</text:p>
          </table:table-cell>
          <table:table-cell table:number-columns-repeated="16383"/>
        </table:table-row>
        <table:table-row table:number-rows-repeated="1048474" table:style-name="ro1">
          <table:table-cell table:number-columns-repeated="16384"/>
        </table:table-row>
      </table:table>
      <table:table table:name="13" table:style-name="ta1">
        <table:table-column table:style-name="co6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9445} http://osm.org/node/938884696 Schreibwaren am Döhrener Tur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9446} http://google.com/places/ChIJKU_0PJILsEcRM8maKEUWpDs Asiatische Spezialitä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9447} http://google.com/places/ChIJ78NE1ko4ZUERPejpFgrh0H8 Beate Ellendorf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9448} http://google.com/places/ChIJ_cK7WxgLsEcRMerd-JxLmu0 Immobilien am Maschsee Grundbesitzhandel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9449} http://osm.org/node/938884357 Tanja F. Frisur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9450} http://google.com/places/ChIJ0TUW1CYLsEcRXDmfpeT329E Rechtsanwaltskanzlei Kobler - Brückner - Blan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9451} http://google.com/places/ChIJ29CWziYLsEcRFV7x57gqx58 Schreibwarengeschäft am Döhrener Tur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9452} http://google.com/places/ChIJQ7e8uCYLsEcR_rouLct4jKI Beate Samara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9453} http://google.com/places/ChIJoa9W2iYLsEcRHAA3TJMxyrs Medizinischer Dienst der Krankenversicherung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9454} http://google.com/places/ChIJFRZi-CYLsEcR1AvTg4cC2JE C H E M O L Industrie-Roh stoff Vertrieb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19455} http://osm.org/node/1359941918 Grab Gustav Nos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19456} http://google.com/places/ChIJC2vq-SYLsEcRZJcX8tbNVzc Dr. V. Viebcke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19457} http://google.com/places/ChIJQ7e8uCYLsEcRyrtVtsrHyG0 Kims Nails &amp; Lash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19458} http://osm.org/way/174942827 Uhrwal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19459} http://www.wikidata.org/entity/Q2525928 Villa Willm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19460} http://google.com/places/ChIJpQtDzSYLsEcRrc4enbQtqiA Die Kanzlei am Döhrener Turm | Rechtsanwalt Thorsten Osterkam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19461} http://google.com/places/ChIJRZcEU-kMsEcRRS2QA01uOeg Dirk Harz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19462} http://google.com/places/ChIJEa-HOSQLsEcR1PWV7DIcnEE Therapiezentrum Waldhau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19463} http://google.com/places/ChIJBWB8ACQLsEcRV6emZ6uI5Vo Facharztpraxis Dr. med. Hilmar Bus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19464} http://google.com/places/ChIJ-6td1-8KsEcRfSZ8y1AOjd8 Domino's Hannover Wülf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19465} http://osm.org/node/334024593 Arthur-Menge-Brunnn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19466} http://osm.org/node/938884822 Miss Saigo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19467} http://osm.org/node/938884602 Döner King 1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19468} http://google.com/places/ChIJQ7e8uCYLsEcR1KhKgdHgEO4 Kosmetik am Döhrener Tur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19469} http://google.com/places/ChIJ9Rso0CYLsEcRiAVx5MoNU04 Döhrener Turm (station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ointOfInterestVisible@19470} http://google.com/places/ChIJQ7e8uCYLsEcRyxHe5vi5iGs Hubert Pollak Continentale Generalagentu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ointOfInterestVisible@19471} http://google.com/places/ChIJb3wMvCYLsEcR7bKDvsNnsKI Physiotherapie Haimov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ointOfInterestVisible@19472} http://google.com/places/ChIJA6DMACcLsEcRTiSGox8_phc Onestone Investment UG (haftungsbeschränk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ointOfInterestVisible@19473} http://google.com/places/ChIJf3OSfyYLsEcRspyfV77vL6k Kay-Larsen Scholtes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ointOfInterestVisible@19474} http://google.com/places/ChIJEa-HOSQLsEcRyjWVgpNzQBc Leela Yoga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ointOfInterestVisible@19475} http://osm.org/node/938884609 Kobler + Kollegen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ointOfInterestVisible@19476} http://google.com/places/ChIJL0ryvSYLsEcRc0U66skgYY8 Arztpraxis am Döhrener Tur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ointOfInterestVisible@19477} http://google.com/places/ChIJo7rceioLsEcRuu-AnY9PJXM Podologie Praxis Haimhof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ointOfInterestVisible@19478} http://google.com/places/ChIJA6DMACcLsEcRdXFX-n6Rbgk ImmoWert Gutachter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ointOfInterestVisible@19479} http://google.com/places/ChIJj191RyELsEcRTqH6vu5ZAGg Södergren Immobilien Administration e.K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ointOfInterestVisible@19480} http://google.com/places/ChIJA_IzVCYLsEcRPQI03ftUB_Y Dr.med.vet. Miriam Hemmes Tierärzt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ointOfInterestVisible@19481} http://osm.org/node/1854451166 Glücksmarie - mit Liebe gema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ointOfInterestVisible@19482} http://google.com/places/ChIJOenvziULsEcRm4MnvT1pI_k Praxis für Systemische Beratung Ilka Sundmach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ointOfInterestVisible@19483} http://google.com/places/ChIJcc6JlyYLsEcRzTrsqIRyOaM Halbmarathon in der Eilenrie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ointOfInterestVisible@19484} http://google.com/places/ChIJAx6TpCYLsEcRyryp08EH5S8 Wald Privatapartment (6194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ointOfInterestVisible@19485} http://google.com/places/ChIJgyKrvSYLsEcR9o_azL8Fwmw Kanzlei am Döhrener Tur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ointOfInterestVisible@19486} http://osm.org/node/432822193 Bachspielpl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ointOfInterestVisible@19487} http://google.com/places/ChIJ1z5aNyELsEcRP0R45Vb5uX4 Werner WB Immobilienverwalt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ointOfInterestVisible@19488} http://google.com/places/ChIJL7OA0iYLsEcRny2ssbnC820 FRElektronik LED-Leuchtmittel und Handy-Express-Reparatu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ointOfInterestVisible@19489} http://google.com/places/ChIJy0S6giYLsEcRmM6gEC81CdY 1910 Gastronomie Betrieb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ointOfInterestVisible@19490} http://google.com/places/ChIJm4KknCYLsEcRA5pwUVUYELA Elke-Mühlbach-We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ointOfInterestVisible@19491} http://google.com/places/ChIJuQykuLB0sEcRIiFNZLrzses Herr Dr. med. Thomas Hel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9445} http://osm.org/node/938884696 Schreibwaren am Döhrener Tur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9449} http://osm.org/node/938884357 Tanja F. Frisur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9450} http://google.com/places/ChIJ0TUW1CYLsEcRXDmfpeT329E Rechtsanwaltskanzlei Kobler - Brückner - Blan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9453} http://google.com/places/ChIJoa9W2iYLsEcRHAA3TJMxyrs Medizinischer Dienst der Krankenversicherung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9454} http://google.com/places/ChIJFRZi-CYLsEcR1AvTg4cC2JE C H E M O L Industrie-Roh stoff Vertrieb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9455} http://osm.org/node/1359941918 Grab Gustav Nos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9458} http://osm.org/way/174942827 Uhrwal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9463} http://google.com/places/ChIJBWB8ACQLsEcRV6emZ6uI5Vo Facharztpraxis Dr. med. Hilmar Bus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9465} http://osm.org/node/334024593 Arthur-Menge-Brunnn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9466} http://osm.org/node/938884822 Miss Saigo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19467} http://osm.org/node/938884602 Döner King 1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19468} http://google.com/places/ChIJQ7e8uCYLsEcR1KhKgdHgEO4 Kosmetik am Döhrener Tur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19469} http://google.com/places/ChIJ9Rso0CYLsEcRiAVx5MoNU04 Döhrener Turm (station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19473} http://google.com/places/ChIJf3OSfyYLsEcRspyfV77vL6k Kay-Larsen Scholtes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19475} http://osm.org/node/938884609 Kobler + Kollegen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19482} http://google.com/places/ChIJOenvziULsEcRm4MnvT1pI_k Praxis für Systemische Beratung Ilka Sundmach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19483} http://google.com/places/ChIJcc6JlyYLsEcRzTrsqIRyOaM Halbmarathon in der Eilenrie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19484} http://google.com/places/ChIJAx6TpCYLsEcRyryp08EH5S8 Wald Privatapartment (6194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19486} http://osm.org/node/432822193 Bachspielpl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9580} http://osm.org/way/162954427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9581} http://osm.org/way/163565984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9582} http://osm.org/way/162959718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9583} http://osm.org/way/163565980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9584} http://osm.org/way/162959717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9585} http://osm.org/way/162959714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9586} http://osm.org/way/163565982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9587} http://osm.org/way/162954426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9588} http://osm.org/way/162959715 Onestone Investment UG (haftungsbeschränkt)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9589} http://osm.org/way/162954420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9590} http://osm.org/way/162951071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9591} http://osm.org/way/162959278 Landhaus Ammann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19592} http://osm.org/way/555105406 Döhrener Turm (Hannover)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19593} http://osm.org/way/163565973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19594} http://osm.org/way/191893227 Grazer Straße 20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19595} http://osm.org/way/163565972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19596} http://osm.org/way/191893228 Hildesheimer Straße 20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19597} http://osm.org/way/163565974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19598} http://osm.org/way/162958639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19599} http://osm.org/way/191893224 Grazer Straße 17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19600} http://osm.org/way/191893225 Grazer Straße 19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19601} http://osm.org/way/163565970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19602} http://osm.org/way/191893226 Asiatische Spezialitäten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19603} http://osm.org/way/162954430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19604} http://osm.org/way/162958117 Beate Ellendorff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19605} http://osm.org/way/162959723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19606} http://osm.org/way/162959724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19607} http://osm.org/way/162959721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19608} http://osm.org/way/162959720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19609} http://osm.org/way/174786697 Vier Jahreszeiten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laneOfInterestVisible@19610} http://osm.org/way/174786695 GDA Wohnstift Hannover Waldhause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laneOfInterestVisible@19611} http://osm.org/way/174786698 Vodafon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laneOfInterestVisible@19612} http://osm.org/way/174786692 Kims Nails &amp; Lashes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laneOfInterestVisible@19613} http://osm.org/way/174786691 GDA Wohnstift Hannover Waldhause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laneOfInterestVisible@19614} http://osm.org/way/192072103 Güntherstraße 1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laneOfInterestVisible@19615} http://osm.org/way/174786690 Evangelisch-Freikirchliche Gemeinde am Döhrener Turm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laneOfInterestVisible@19616} http://osm.org/way/191893234 Grazer Straße 4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laneOfInterestVisible@19617} http://osm.org/way/192072097 Güntherstraße 2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laneOfInterestVisible@19618} http://osm.org/way/162959019 Werner WB Immobilienverwaltung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laneOfInterestVisible@19619} http://osm.org/way/191893233 Die Kanzlei am Döhrener Turm | Rechtsanwalt Thorsten Osterkamp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laneOfInterestVisible@19620} http://osm.org/way/162958123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laneOfInterestVisible@19621} http://osm.org/way/174786689 Herr Dr. med. Thomas Hell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laneOfInterestVisible@19622} http://osm.org/way/163565969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laneOfInterestVisible@19623} http://osm.org/way/163565965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laneOfInterestVisible@19624} http://osm.org/way/162954418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laneOfInterestVisible@19625} http://osm.org/way/192072088 Güntherstraße 4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laneOfInterestVisible@19626} http://osm.org/way/162954419 Flüchtlingsunterkunf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laneOfInterestVisible@19627} http://osm.org/way/192072086 Dr.med.vet. Miriam Hemmes Tierärzti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laneOfInterestVisible@19628} http://osm.org/way/192072084 Güntherstraße 21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laneOfInterestVisible@19629} http://osm.org/way/174745878 1910 Gastronomie Betriebs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19586} http://osm.org/way/163565982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19590} http://osm.org/way/162951071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19591} http://osm.org/way/162959278 Landhaus Ammann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19592} http://osm.org/way/555105406 Döhrener Turm (Hannover)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19593} http://osm.org/way/163565973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19595} http://osm.org/way/163565972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19596} http://osm.org/way/191893228 Hildesheimer Straße 20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19597} http://osm.org/way/163565974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19601} http://osm.org/way/163565970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19602} http://osm.org/way/191893226 Asiatische Spezialitäten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19604} http://osm.org/way/162958117 Beate Ellendorff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19609} http://osm.org/way/174786697 Vier Jahreszeiten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19610} http://osm.org/way/174786695 GDA Wohnstift Hannover Waldhause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19611} http://osm.org/way/174786698 Vodafon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19612} http://osm.org/way/174786692 Kims Nails &amp; Lashes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19613} http://osm.org/way/174786691 GDA Wohnstift Hannover Waldhause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19614} http://osm.org/way/192072103 Güntherstraße 1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19615} http://osm.org/way/174786690 Evangelisch-Freikirchliche Gemeinde am Döhrener Turm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19620} http://osm.org/way/162958123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19621} http://osm.org/way/174786689 Herr Dr. med. Thomas Hell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19623} http://osm.org/way/163565965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19628} http://osm.org/way/192072084 Güntherstraße 21 (1) (0)</text:p>
          </table:table-cell>
          <table:table-cell table:number-columns-repeated="16383"/>
        </table:table-row>
        <table:table-row table:number-rows-repeated="1048434" table:style-name="ro1">
          <table:table-cell table:number-columns-repeated="16384"/>
        </table:table-row>
      </table:table>
      <table:table table:name="14" table:style-name="ta1">
        <table:table-column table:style-name="co6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9862} http://google.com/places/ChIJUdi42LF0sEcRsxVaKeJfRLw Einkaufsbahnhof Hannover Hb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19863} http://google.com/places/ChIJe7V_r610sEcRDbpEdp_dkJ8 Smartfair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19864} http://google.com/places/ChIJm790iK10sEcRd9KtyShq3Uk Erdo`s Friseurservic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19865} http://google.com/places/ChIJ-4E7Mqx0sEcRyuRf5oohe68 Tiefgarage Hauptbahnhof / Raschpl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19866} http://google.com/places/ChIJoRyB6bN0sEcR4I61DB8BiHA ATM (Sparkasse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19867} http://google.com/places/ChIJ82yBtq10sEcRVUGRdHNabas Rautenstengel und Rah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19868} http://google.com/places/ChIJfT7fVa50sEcR7_3cXw9Q2Bg Polizeistation Raschplatz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19869} http://google.com/places/ChIJzYHX0q90sEcRe2sqRe2Gq_4 Tee-Handels-Kontor Brem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19870} http://google.com/places/ChIJ-fJFmK50sEcRgWl_toHLtes Occh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19871} http://google.com/places/ChIJY6BYdrJ0sEcRR1U5v19Jt_s Porta Mondial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19872} http://google.com/places/ChIJK8LuL1MLsEcRogamIcJroLE Casinoland IT-System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19873} http://www.wikidata.org/entity/Q20183825 Kino am Raschplatz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19874} http://google.com/places/ChIJxcx7lbR0sEcR8qESrPdshOA Rechtsanwalt Cekurd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19875} http://osm.org/node/268454426 CinemaxX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19876} http://google.com/places/ChIJ8zj-w610sEcR3PKZp8pDmdY Kanzlei für Familienrecht Fabricius-Bra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19877} http://google.com/places/ChIJuf9ujK50sEcRikSZoRSN-0s Tiefgarage Hbf./Raschplatz 6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19878} http://google.com/places/ChIJsxsKj610sEcRhOc8OxUYyF0 Dr. Rainer Küs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19879} http://google.com/places/ChIJkfbJpa10sEcReOXPRXOxak4 Wilhelm Krug Sanitäre Anlagen und Gasheizungen e.K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19880} http://google.com/places/ChIJo0aRjK10sEcRKUiwj2UNAlI Hans-Jörg Lange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19881} http://google.com/places/ChIJCbyU1rF0sEcRuwm5C39md14 Hugo'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19882} http://google.com/places/ChIJrSg2ka10sEcRV1nZSR-s1UY Schweizer Stub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19883} http://google.com/places/ChIJP7Yxoq10sEcRMhMPxAJ0LpQ Foelke Hellmich Rechtsanwält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19884} http://google.com/places/ChIJfxeZJ6x0sEcRyw-EjU9WZM0 DAK Unternehmen Leb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19885} http://google.com/places/ChIJEQNaMa50sEcR8iOzRbieSbw Golden Drag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19886} http://google.com/places/ChIJSb_CLrB0sEcRv6AD7Mzud28 BEST AUDIT GmbH Wirtschaftsprüfungsgesellscha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ointOfInterestVisible@19887} http://google.com/places/ChIJ62QnNK50sEcRpuLI7IetOJM Quickpres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ointOfInterestVisible@19888} http://google.com/places/ChIJl6EI8q10sEcRl4wSqP6ewE8 Justizzentrum P7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ointOfInterestVisible@19889} http://osm.org/node/3724656988 Andor Hotel Plaz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ointOfInterestVisible@19890} http://osm.org/node/350357024 Trimin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ointOfInterestVisible@19891} http://google.com/places/ChIJl3Sgj610sEcRxrQxHeNRUOU IVM Industrie Versicherungsmakl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ointOfInterestVisible@19892} http://www.wikidata.org/entity/Q2520448 Administrative court Hannover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ointOfInterestVisible@19893} http://google.com/places/ChIJV39rW650sEcRsu1LA3u5zSg Osh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ointOfInterestVisible@19894} http://google.com/places/ChIJ_9dudrJ0sEcRsHKJg9m3y24 Leinegold - Restaurant &amp; 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ointOfInterestVisible@19895} http://google.com/places/ChIJxWEZRq50sEcRlEgaJHzE6VM Mäc Würstchen Kaffeemüh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ointOfInterestVisible@19896} http://google.com/places/ChIJhQEwhK10sEcRYXsPZM6PfeI BRV AG Wirtschaftsprüfungsgesellschaf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ointOfInterestVisible@19897} http://google.com/places/ChIJNzoOK7B0sEcRIVJeqgR9Kdo Parfümerie Dougla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ointOfInterestVisible@19898} http://google.com/places/ChIJTZpwNq50sEcRwmU7LxlVGkg BACK-FACTORY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ointOfInterestVisible@19899} http://google.com/places/ChIJyxr_VK50sEcRdvtCwKMOkvk Noosou Restaurant Ba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ointOfInterestVisible@19900} http://osm.org/node/2747495414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ointOfInterestVisible@19901} http://google.com/places/ChIJ8zj-w610sEcR5KIBt1wjcUk Lüdecke &amp; Fritzsch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ointOfInterestVisible@19902} http://google.com/places/ChIJteSZaLB0sEcRJoFqNEwDmmI The Body Shop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ointOfInterestVisible@19903} http://google.com/places/ChIJL-4c2bF0sEcROYsjk3bZzdc NORDSEE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ointOfInterestVisible@19904} http://google.com/places/ChIJQZ5zjq10sEcRugWWZQd5_18 Rossini Degustazion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ointOfInterestVisible@19905} http://osm.org/node/279919336 Lidl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ointOfInterestVisible@19906} http://google.com/places/ChIJ0Z1fo610sEcRMbRvMB7Mmfc HMI Hannover Management Immobili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ointOfInterestVisible@19907} http://google.com/places/ChIJ_36Tr610sEcRcnFU5deX4b4 TauRes Gesellschaft für Investmentberatung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ointOfInterestVisible@19908} http://google.com/places/ChIJQzvR9610sEcREQcSA-ZyQv8 DB BahnPark Parkplatz Hauptbahnhof Augustenstraße P6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ointOfInterestVisible@19909} http://osm.org/node/344447125 Arc en ciel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ointOfInterestVisible@19910} http://osm.org/way/346586300 Blumen Wolf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ointOfInterestVisible@19911} http://google.com/places/ChIJ_36Tr610sEcR1hx8N3_SvUc Waldgarten Project &amp; Property Management U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ointOfInterestVisible@19912} http://google.com/places/ChIJpfAf3610sEcRVtodavN-meA Amtsgericht Hannover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ointOfInterestVisible@19913} http://google.com/places/ChIJNygX37F0sEcR-u_yUizCxFc Step - Fahrradstat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ointOfInterestVisible@19914} http://google.com/places/ChIJuVWxha10sEcRq5Aa7JZaHFk Andreas Häuser Rechtsanwal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ointOfInterestVisible@19915} http://google.com/places/ChIJE-t-1q90sEcRDxcfYoEcXRk Rossmann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ointOfInterestVisible@19916} http://osm.org/way/346586302 Leysieff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ointOfInterestVisible@19917} http://google.com/places/ChIJWfl7Ra50sEcRKHU7oOC2XEU Piccolo Mercat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ointOfInterestVisible@19918} http://google.com/places/ChIJP7Yxoq10sEcRu22Tg-eqfbs iss dich fi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ointOfInterestVisible@19919} http://google.com/places/ChIJ___buq10sEcRlgivMqQA8j4 ICGK International Consulting Group Kapur GmbH Unternehmensberatung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ointOfInterestVisible@19920} http://google.com/places/ChIJfT7fVa50sEcRjO_YCJxO248 Monkey'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ointOfInterestVisible@19921} http://google.com/places/ChIJG0f9o610sEcRo_vLDr-yQqc Thomas Glut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ointOfInterestVisible@19922} http://google.com/places/ChIJ6SmPv610sEcRo9O-awCKm84 Henning Heitschmid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ointOfInterestVisible@19923} http://osm.org/node/2712496198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ointOfInterestVisible@19924} http://google.com/places/ChIJHcETRq50sEcR1PmpHpQ3T-I Pros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ointOfInterestVisible@19925} http://google.com/places/ChIJecyx0yZ1sEcR27Nhe46dNlY It Cosmetic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ointOfInterestVisible@19926} http://google.com/places/ChIJS6CEQa50sEcRyJZruaRcv2Y Car park at the main stat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ointOfInterestVisible@19927} http://osm.org/node/350357053 Zapfhah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ointOfInterestVisible@19928} http://google.com/places/ChIJrU6rVq50sEcReYyWvaL89Y8 Videoland am ZOB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ointOfInterestVisible@19929} http://google.com/places/ChIJCxICkK10sEcR2DvFkIHxU1c Sasse Lawy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ointOfInterestVisible@19930} http://osm.org/way/346586310 Tabakwar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ointOfInterestVisible@19931} http://google.com/places/ChIJCbyU1rF0sEcRonN6P_2u9V8 Ruggeri Shop Unternehmergesellschaft (haftungsbeschränk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ointOfInterestVisible@19932} http://google.com/places/ChIJG_W-2LF0sEcRdUPUrxiYTk4 Blumen-Beensen Olga Been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ointOfInterestVisible@19933} http://google.com/places/ChIJoftae650sEcRNHppimbPeu4 Diskothek Studio 6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ointOfInterestVisible@19934} http://google.com/places/ChIJ_3phYK50sEcRF9x2GSQI9tU Hangover Cocktail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= {PointOfInterestVisible@19935} http://google.com/places/ChIJe1AWToI5ZUERlyJ7zWo0MJY Eva Rehberg-Friedrich Rechtsanwält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= {PointOfInterestVisible@19936} http://www.wikidata.org/entity/Q703918 Hanover Central Station (station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 = {PointOfInterestVisible@19937} http://osm.org/way/346586316 LE CROBAG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 = {PointOfInterestVisible@19938} http://google.com/places/ChIJP_Qtua10sEcRskI1pucrwA8 Bach-Siev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 = {PointOfInterestVisible@19939} http://osm.org/node/350446654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 = {PointOfInterestVisible@19940} http://google.com/places/ChIJbdzzha10sEcResJgSDxbXpA Andreas Löcherer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 = {PointOfInterestVisible@19941} http://google.com/places/ChIJCbyU1rF0sEcRMOe46OHgKCs Rechtsanwälte Bruns &amp; Kolleg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= {PointOfInterestVisible@19942} http://google.com/places/ChIJ2-NAdrJ0sEcRPdEnXojaQEg Tipico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 = {PointOfInterestVisible@19943} http://google.com/places/ChIJoftae650sEcR-8ZIxPlUxVE Möhringsberg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 = {PointOfInterestVisible@19944} http://google.com/places/ChIJ0Z1fo610sEcR-IbtL3MGYQ8 Ronge C.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 = {PointOfInterestVisible@19945} http://google.com/places/ChIJ9Vq1Sa50sEcR7IVjmiNsfOo Hola Amigo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 = {PointOfInterestVisible@19946} http://google.com/places/ChIJ6SmPv610sEcRHPDYo5Pl0jI Rechtsanwaltskanzlei Glücke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 = {PointOfInterestVisible@19947} http://google.com/places/ChIJ0Z1fo610sEcR5agcKrCOGIU Dr. Fit - Das Konzept für Fitnes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 = {PointOfInterestVisible@19948} http://osm.org/node/5678432136 The wild gees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 = {PointOfInterestVisible@19949} http://google.com/places/ChIJrSg2ka10sEcRjKrBGIjUdwY BISTRO Schweizerho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 = {PointOfInterestVisible@19950} http://osm.org/node/350412286 Reformhaus Bach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 = {PointOfInterestVisible@19951} http://google.com/places/ChIJiQUlhK10sEcRT0fgcUqLrVE JT Vermögensverwaltungsgesellscha ft mbH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= {PointOfInterestVisible@19952} http://google.com/places/ChIJoftae650sEcR-c9n0XDH5yU Gastronomie-Management und Betriebsgesellschaft Weiser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= {PointOfInterestVisible@19953} http://osm.org/way/346586325 Sesam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 = {PointOfInterestVisible@19954} http://google.com/places/ChIJJceWIoM5ZUERKkCeFIuqMl0 Michael Passow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 = {PointOfInterestVisible@19955} http://google.com/places/ChIJQ4ySvq10sEcR8locnAyZB_c LEA Landes Eisenbahnaufsich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 = {PointOfInterestVisible@19956} http://osm.org/way/346586328 Nanu Nan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 = {PointOfInterestVisible@19957} http://google.com/places/ChIJE_2Kjq10sEcRA47n7VGls18 Quilt Inspirat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 = {PointOfInterestVisible@19958} http://www.wikidata.org/entity/Q627801 Arbeitsgerich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 = {PointOfInterestVisible@19959} http://osm.org/way/346586327 Sports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 = {PointOfInterestVisible@19960} http://google.com/places/ChIJDf2Kjq10sEcR3j6aDdPF6_8 Edit Zaborsky Szu excl. Holzmöbel und Porzell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 = {PointOfInterestVisible@19961} http://google.com/places/ChIJD6ych650sEcRtdmQI8XHOsc Restaurant Espri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= {PointOfInterestVisible@20064} http://google.com/places/ChIJF3DCSK50sEcRk0_qHDKfN6w Hof-Café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 = {PointOfInterestVisible@20065} http://google.com/places/ChIJ0Z1fo610sEcRKVWStN11LW0 Gemeinschaftskanzlei Wehser und Jabbus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 = {PointOfInterestVisible@20066} http://google.com/places/ChIJIcqX0690sEcRp5kAxG2ytjE Pizza Hu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 = {PointOfInterestVisible@20067} http://osm.org/node/4048984735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 = {PointOfInterestVisible@20068} http://google.com/places/ChIJzyHEQrB0sEcRB00Hwu3eSv0 Dunkin' Donut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5 = {PointOfInterestVisible@20069} http://google.com/places/ChIJh__z3bF0sEcRnryRO3K365M genuss-versand.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 = {PointOfInterestVisible@20070} http://google.com/places/ChIJuxZOtORssEcR5WrkVE-NPR8 America Unlimited GmbH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 = {PointOfInterestVisible@20071} http://google.com/places/ChIJ0Z1fo610sEcRdMDnIGFqn74 VGD Immobilien GmbH&amp;Co.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8 = {PointOfInterestVisible@20072} http://google.com/places/ChIJ_36Tr610sEcRdYhAykejPrI Proreal-estate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 = {PointOfInterestVisible@20073} http://google.com/places/ChIJoftae650sEcRNc6mXTxLRKY Duman Shisha Loung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0 = {PointOfInterestVisible@20074} http://google.com/places/ChIJadktdLJ0sEcRfJfIyXS1Rqk Kosmetik Quarti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 = {PointOfInterestVisible@20075} http://google.com/places/ChIJP_Qtua10sEcR0l5ZAho_WGE Bischof Finanz Consult und Entwicklung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 = {PointOfInterestVisible@20076} http://google.com/places/ChIJvV0-uq10sEcRhgyAK11rxCY Corli-GmbH Vermittlung von Rei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3 = {PointOfInterestVisible@20077} http://google.com/places/ChIJA1Hxs610sEcRukPRCB2BuKg Deutsche Kommunistische Part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 = {PointOfInterestVisible@20078} http://google.com/places/ChIJn9aNOa50sEcREoEiqBPLGhU Wurst-Basar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5 = {PointOfInterestVisible@20079} http://osm.org/way/346586333 Gerry Web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 = {PointOfInterestVisible@20080} http://osm.org/way/346586331 Rela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 = {PointOfInterestVisible@20081} http://osm.org/way/346586330 Damis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8 = {PointOfInterestVisible@20082} http://google.com/places/ChIJoS9r1K10sEcRqxHt3rgVFZs Rolf Bartels | Rechtsanwalt und Not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 = {PointOfInterestVisible@20083} http://osm.org/node/641375417 DZ Ban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0 = {PointOfInterestVisible@20084} http://osm.org/way/346586336 Street Sho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1 = {PointOfInterestVisible@20085} http://osm.org/way/346586335 Mr Ph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 = {PointOfInterestVisible@20086} http://google.com/places/ChIJy-x73lVzsEcRtYQN2CR2HvY Tchib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3 = {PointOfInterestVisible@20087} http://osm.org/node/2780641457 RP5 - Spielbank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4 = {PointOfInterestVisible@20088} http://osm.org/way/346586339 Burger King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5 = {PointOfInterestVisible@20089} http://google.com/places/ChIJ8-qrL6x0sEcRone2tosU_-k Kapp, Ebeling &amp; Partner mbB - Rechtsanwälte, Steuerberater und Nota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 = {PointOfInterestVisible@20090} http://google.com/places/ChIJCbyU1rF0sEcR_T7aYGRauk8 Herr Dr. Oliver Dues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 = {PointOfInterestVisible@20091} http://osm.org/node/347553903 Gö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8 = {PointOfInterestVisible@20092} http://google.com/places/ChIJH-psL7B0sEcRP60zeQ1nm4A Rubin Mod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 = {PointOfInterestVisible@20093} http://google.com/places/ChIJZ3Hyuq10sEcREJMSjdDQGSk Schweizerhof Immobilien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0 = {PointOfInterestVisible@20094} http://osm.org/node/347553905 Meineid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 = {PointOfInterestVisible@20095} http://google.com/places/ChIJP9IZiK10sEcRW3jSWPqyT3I L' Orto M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2 = {PointOfInterestVisible@20096} http://osm.org/node/3713998565 Giall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3 = {PointOfInterestVisible@20097} http://google.com/places/ChIJDWbxha10sEcRF8yRxQGsdRA Hot Poi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4 = {PointOfInterestVisible@20098} http://google.com/places/ChIJIfknUa50sEcRAn7oC9K3r3Y Spielbank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5 = {PointOfInterestVisible@20099} http://google.com/places/ChIJ05Gyd7J0sEcRLGb7EctgJFg Refugi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6 = {PointOfInterestVisible@20100} http://google.com/places/ChIJGxMcwa10sEcRlELJC7ynG68 Feinrei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7 = {PointOfInterestVisible@20101} http://osm.org/way/436076602 Urban S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8 = {PointOfInterestVisible@20102} http://google.com/places/ChIJPbUCxq10sEcRq_oWX_bCHbQ Fr. Dr. Barbara Hart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 = {PointOfInterestVisible@20103} http://google.com/places/ChIJi28Hs610sEcRwJhE9i_wnsM Hairport am Landgericht Inh. Karin Beindorf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0 = {PointOfInterestVisible@20104} http://osm.org/way/346586343 Espri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 = {PointOfInterestVisible@20105} http://google.com/places/ChIJO0WEtq10sEcR8GSa0cHsLdk Schanz and Neu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2 = {PointOfInterestVisible@20106} http://google.com/places/ChIJIfkKha10sEcRNwI3i002m4o Behm Hausverwaltung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 = {PointOfInterestVisible@20107} http://google.com/places/ChIJO0WEtq10sEcRTVNgqTBxbxo Friedrich Gö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 = {PointOfInterestVisible@20108} http://google.com/places/ChIJuUuaLaV0sEcRnnhM7pwIBC0 Casino Event 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5 = {PointOfInterestVisible@20109} http://www.wikidata.org/entity/Q28739479 Landgericht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 = {PointOfInterestVisible@20110} http://osm.org/way/346586341 McPap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7 = {PointOfInterestVisible@20111} http://google.com/places/ChIJV9m0v7p1sEcRLTYPB7SQDFI Gaststätte Ze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= {PointOfInterestVisible@20112} http://osm.org/way/346586345 Leine-Apothe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= {PointOfInterestVisible@20113} http://google.com/places/ChIJwbYNuq10sEcR3ao6OCupSdk Iyengar Iy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0 = {PointOfInterestVisible@20114} http://osm.org/way/50437249 founta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1 = {PointOfInterestVisible@20115} http://google.com/places/ChIJ4354bZl1sEcRL-iFX7MmpAA Marcel Ewler | Investmentberater | Versicherungsmak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2 = {PointOfInterestVisible@20116} http://google.com/places/ChIJ9yVIt610sEcRL23tadSxv3Q I-Yoga Zentrum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3 = {PointOfInterestVisible@20117} http://google.com/places/ChIJS8Bo0690sEcRAk-t0rKgIT4 spar expres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4 = {PointOfInterestVisible@20118} http://google.com/places/ChIJG_W-2LF0sEcRI00OdbswNTw Coyote Caf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5 = {PointOfInterestVisible@20119} http://google.com/places/ChIJNZTKRK50sEcR8UI_3J0Gb-U Hannover Hbf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6 = {PointOfInterestVisible@20120} http://google.com/places/ChIJG0f9o610sEcRDBhaCIIoBC4 Fröhlich Repro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7 = {PointOfInterestVisible@20121} http://osm.org/node/3106034899 augusten1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8 = {PointOfInterestVisible@20122} http://google.com/places/ChIJAcUTOKl0sEcRP4-vnPbBSAU die Makleragentu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9 = {PointOfInterestVisible@20123} http://google.com/places/ChIJ952riK10sEcR9rE83jK0DSI signal iduna Michael Rau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0 = {PointOfInterestVisible@20124} http://osm.org/way/346879439 Bossel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 = {PointOfInterestVisible@20125} http://google.com/places/ChIJadktdLJ0sEcRZ7vzZG6B3Vk Leonardo Herrenausstatter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 = {PointOfInterestVisible@20126} http://osm.org/node/2270282890 Duman Liv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 = {PointOfInterestVisible@20127} http://google.com/places/ChIJA1Hxs610sEcRJYmqYJ8XBms Old Printing Hou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 = {PointOfInterestVisible@20128} http://google.com/places/ChIJGYoD_Kx0sEcR7W2V-YOBG5o Malermeister Kram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 = {PointOfInterestVisible@20129} http://google.com/places/ChIJ2c3R0q90sEcRNMuuiUJcbu4 Tokio Sush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 = {PointOfInterestVisible@20130} http://osm.org/node/2712496437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 = {PointOfInterestVisible@20131} http://google.com/places/ChIJAXBHSax0sEcRGDjkfKf18jU Elke Busche Rechtsanwält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 = {PointOfInterestVisible@20132} http://google.com/places/ChIJt1bxs610sEcRWaEZnW0MNF8 HEIDO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 = {PointOfInterestVisible@20133} http://google.com/places/ChIJrSg2ka10sEcRq3lu7FSR8tg Crowne Plaza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 = {PointOfInterestVisible@20134} http://osm.org/node/2897211381 Hauptbahnhof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 = {PointOfInterestVisible@20135} http://www.wikidata.org/entity/Q1119710 Sozialgericht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 = {PointOfInterestVisible@20136} http://osm.org/node/350307988 Kaffeemüh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 = {PointOfInterestVisible@20137} http://osm.org/node/2897211388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 = {PointOfInterestVisible@20138} http://google.com/places/ChIJ7c-P1rF0sEcReN5a7CpIiMc P1 Ernst-August-Pl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 = {PointOfInterestVisible@20139} http://google.com/places/ChIJ-S8Zz610sEcRGRBoVA26j_Q City Hannover Privatapartment (6240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 = {PointOfInterestVisible@20140} http://google.com/places/ChIJ5aBco610sEcRITJ5WjvH3Nw Huxholl-Gühlstorf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 = {PointOfInterestVisible@20141} http://google.com/places/ChIJCbyU1rF0sEcRdqTIm6rtZGg Frau Dr. Jeanette Gra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 = {PointOfInterestVisible@20142} http://google.com/places/ChIJG_W-2LF0sEcRFtAXtVuPkrQ DB Station &amp; Service AG Bahnhofsmanagemen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 = {PointOfInterestVisible@20143} http://google.com/places/ChIJo7w2n610sEcRdqc2vIeYLw8 K &amp; K Boutique First Class Second Hand for you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 = {PointOfInterestVisible@20144} http://google.com/places/ChIJp3zMVK50sEcRShSV0pf8Aa4 Cocino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 = {PointOfInterestVisible@20145} http://google.com/places/ChIJS2vwSK50sEcRuAg1hLTf1yc Gusto Italian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 = {PointOfInterestVisible@20146} http://google.com/places/ChIJ5aBco610sEcROWx-BP-0TtI Jabbusch Siekmann u. Wasiljeff, Patent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 = {PointOfInterestVisible@20147} http://google.com/places/ChIJyxr_VK50sEcRBiqp8p5Iirk Warm Up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 = {PointOfInterestVisible@20148} http://google.com/places/ChIJqzZVwZt1sEcR96N4zUUTWY4 R+V Versicher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 = {PointOfInterestVisible@20149} http://osm.org/way/402499402 Deluxe Schuh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 = {PointOfInterestVisible@20150} http://google.com/places/ChIJ0Z1fo610sEcRD78A4gthbNc IVB Immobilien-Vermittlungs- und Beratung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 = {PointOfInterestVisible@20151} http://google.com/places/ChIJCxICkK10sEcRFBvJHgRAK_g LEUCHTTOU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 = {PointOfInterestVisible@20152} http://osm.org/way/346879444 Starbuck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 = {PointOfInterestVisible@20153} http://osm.org/way/346879443 Segafred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 = {PointOfInterestVisible@20154} http://osm.org/way/346879445 freshbag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 = {PointOfInterestVisible@20155} http://google.com/places/ChIJB3u4d7J0sEcRQoQlNsjMST4 Pro Akustik Hörakustiker GmbH &amp; Co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 = {PointOfInterestVisible@20156} http://osm.org/way/346879441 Mr. Clou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 = {PointOfInterestVisible@20157} http://google.com/places/ChIJp3zMVK50sEcRoMA2df1tb78 Mäc-Geiz Handel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 = {PointOfInterestVisible@20158} http://osm.org/way/368919862 Noosou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 = {PointOfInterestVisible@20159} http://google.com/places/ChIJk5NVh650sEcR5DU7A4rG8Qc PassivHausKonzepte GmbH &amp; Co. Zweite Miete Eins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 = {PointOfInterestVisible@20160} http://google.com/places/ChIJtXjPUK50sEcRMJTrAuVONM0 Hannover Hauptbahnhof | UB stadteinwärts | 11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 = {PointOfInterestVisible@20161} http://google.com/places/ChIJ82yBtq10sEcRKFpM802MsUg Timo Rah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 = {PointOfInterestVisible@20162} http://google.com/places/ChIJZWj3VK50sEcRWTZIo5cRCZo Werdin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 = {PointOfInterestVisible@20163} http://google.com/places/ChIJ1xSUM650sEcRU8OUa2LRmhs betterlif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 = {PointOfInterestVisible@20265} http://google.com/places/ChIJI256Ra50sEcRGXH84No3v2E Bok C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 = {PointOfInterestVisible@20266} http://google.com/places/ChIJP7Yxoq10sEcRwrFx3uCGdcY Elster Wohnungsverwaltung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 = {PointOfInterestVisible@20267} http://google.com/places/ChIJoftae650sEcRDyX-qb6Y4u4 Main Statio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 = {PointOfInterestVisible@20268} http://google.com/places/ChIJxyabu610sEcRsXPSLGDpRSA Stilision - Friseur am Schweizerho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 = {PointOfInterestVisible@20269} http://google.com/places/ChIJQ298SbV0sEcRasjDuDmylkk PMH Projekt Management Hannovera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 = {PointOfInterestVisible@20270} http://google.com/places/ChIJjVeunK50sEcRE42t_ZpwmeE Dr. Holger Klo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 = {PointOfInterestVisible@20271} http://google.com/places/ChIJjVeunK50sEcRjZj1KwYjXg0 Dr. Dietrich Elsner Fachanwalt für Steuerre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 = {PointOfInterestVisible@20272} http://google.com/places/ChIJe7V_r610sEcRIbB9Bf96aJk Dentalstudio Fine Arts Ästhetischer Zahners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 = {PointOfInterestVisible@20273} http://google.com/places/ChIJq7Moqa10sEcRPD998AQ2oCM B &amp; K Verwaltungs- und Beteiligung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 = {PointOfInterestVisible@20274} http://osm.org/way/402499410 My Sty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 = {PointOfInterestVisible@20275} http://www.wikidata.org/entity/Q1391368 Niedersächsisches Finanzgerich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 = {PointOfInterestVisible@20276} http://google.com/places/ChIJm790iK10sEcR-VmyMgR-jKs Herold-Küchen Inh. Ullrich Herol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 = {PointOfInterestVisible@20277} http://google.com/places/ChIJ_9dudrJ0sEcRbgUItSZ0FcU E. Schöff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 = {PointOfInterestVisible@20278} http://google.com/places/ChIJVfCPebJ0sEcRBK1H3LTwnHs Malinu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 = {PointOfInterestVisible@20279} http://google.com/places/ChIJqQjOu610sEcR5YI1f2BfsZg Roland Blachowsk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5 = {PointOfInterestVisible@20280} http://google.com/places/ChIJ_36Tr610sEcRCvdYRYKLzGU Therapie-Zentrum Rechenschwäche-Dyskalkul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6 = {PointOfInterestVisible@20281} http://osm.org/node/4048984722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7 = {PointOfInterestVisible@20282} http://google.com/places/ChIJhc6pt1VzsEcRrFsZoqTf9lM Frau Margareta Mirgeler Psychotherapie für Kinder, Jugendliche, junge Erwachsen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8 = {PointOfInterestVisible@20283} http://google.com/places/ChIJPbUCxq10sEcR-ITzQ7y9HbE Fachbuchhandlung Herr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9 = {PointOfInterestVisible@20284} http://google.com/places/ChIJZRVD4610sEcRJ1erih5oexU DB BahnPark Tiefgarage Justizzentrum P7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0 = {PointOfInterestVisible@20285} http://osm.org/node/2897211196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1 = {PointOfInterestVisible@20286} http://google.com/places/ChIJrSg2ka10sEcRL6wBrDfzUtA Spa Magic Licht Diamond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2 = {PointOfInterestVisible@20287} http://google.com/places/ChIJVVVVVVALsEcR-pCO9GY88d4 ERSTE.ADRESS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3 = {PointOfInterestVisible@20288} http://google.com/places/ChIJ952riK10sEcRvai8aEqMgiw signal iduna Diplom Versicherungsbetriebswirt Oliver Doer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4 = {PointOfInterestVisible@20289} http://google.com/places/ChIJ-S8Zz610sEcRPW0JU1z2jos Maria Tzinopoulou-Gilch LL.M Eur. Rechtsanwält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5 = {PointOfInterestVisible@20290} http://google.com/places/ChIJ_f63E650sEcRWQsZlJMqI6s DB BahnPark Parkplatz Hauptbahnhof Fernroder Straße P3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6 = {PointOfInterestVisible@20291} http://osm.org/way/347160928 McDonald'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7 = {PointOfInterestVisible@20292} http://google.com/places/ChIJrzU4nK10sEcRDV1oqlpYdqs feinkunst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8 = {PointOfInterestVisible@20293} http://google.com/places/ChIJzY0Le650sEcR5fDzBfKU7do Hannover Fernroder Straße (station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9 = {PointOfInterestVisible@20294} http://google.com/places/ChIJ8zj-w610sEcR0uqk5P422Ls Datenschutzbeauftragter (TÜV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0 = {PointOfInterestVisible@20295} http://google.com/places/ChIJRZ7w4690sEcRLYh738PA-fk Balzac Coffe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1 = {PointOfInterestVisible@20296} http://google.com/places/ChIJiYz6UYI5ZUERMiXBxQ7kEPE Puerto Rico Club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2 = {PointOfInterestVisible@20297} http://google.com/places/ChIJz3r6uq10sEcRLyZUb5nA2Lk Rechtsanwaltskanzlei Muß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3 = {PointOfInterestVisible@20298} http://google.com/places/ChIJhYrY9IE5ZUERgu-NpPgP6fE Dr. Michael Messner Fachanwalt für Steuerre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4 = {PointOfInterestVisible@20299} http://google.com/places/ChIJq7Moqa10sEcRYwoQQTxoHzo Maklerbüro PIPHO Inhaber Helga Piph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5 = {PointOfInterestVisible@20300} http://google.com/places/ChIJqQjOu610sEcRepQgdbIurAM Ropohl &amp; Part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6 = {PointOfInterestVisible@20301} http://google.com/places/ChIJsWGCpa10sEcR_zDVxn2tpC0 50room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7 = {PointOfInterestVisible@20302} http://google.com/places/ChIJT_r4SK50sEcRC8Q11sKkshk Rossmann Expre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8 = {PointOfInterestVisible@20303} http://osm.org/node/5539474281 Mäc-Gei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9 = {PointOfInterestVisible@20304} http://osm.org/way/346586275 Ross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0 = {PointOfInterestVisible@20305} http://google.com/places/ChIJ2ZsUhbF0sEcRG7cp889-Z-4 Rechtsanwalt Andreas Wolf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1 = {PointOfInterestVisible@20306} http://google.com/places/ChIJ5aBco610sEcRG0g8zTqDH5s Landesverband Nord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2 = {PointOfInterestVisible@20307} http://google.com/places/ChIJ2x-9Qq50sEcRZ0PlLexWJbg Kurzzeitiger Parkplatz am Hb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3 = {PointOfInterestVisible@20308} http://google.com/places/ChIJkU8eja50sEcRBzPZzDBtjFs Berliner Allee 3 Park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4 = {PointOfInterestVisible@20309} http://osm.org/way/436076581 ArtWork Schmuck Uhr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5 = {PointOfInterestVisible@20310} http://google.com/places/ChIJadktdLJ0sEcRaZElZdRiVE4 Frau Dr. Judith Schrö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6 = {PointOfInterestVisible@20311} http://osm.org/way/346586281 Tee-Handels-Konto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7 = {PointOfInterestVisible@20312} http://google.com/places/ChIJHQHVd7J0sEcR7MlNNeAKxWY Kalkutta House - Freude am Essen - Indische Spezialitä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8 = {PointOfInterestVisible@20313} http://osm.org/node/827550664 Bustami's Buchhandl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9 = {PointOfInterestVisible@20314} http://google.com/places/ChIJQ2yJKa50sEcRDtezm4872_Y Virgi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0 = {PointOfInterestVisible@20315} http://osm.org/way/346586282 Dougla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1 = {PointOfInterestVisible@20316} http://osm.org/way/346586289 Dits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2 = {PointOfInterestVisible@20317} http://google.com/places/ChIJCbyU1rF0sEcReC2EVa55mjE Bruxelles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3 = {PointOfInterestVisible@20318} http://osm.org/way/346586286 ReiseBan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4 = {PointOfInterestVisible@20319} http://google.com/places/ChIJAQ1Jn610sEcR4kTQwN2yPFo Café Bar Li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5 = {PointOfInterestVisible@20320} http://google.com/places/ChIJAXBHSax0sEcR8F_MEV7wJKU Henry Schein Dental Depo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6 = {PointOfInterestVisible@20321} http://google.com/places/ChIJk8wx9K10sEcR5ePS44ZGfGk Privatwohnung Wa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7 = {PointOfInterestVisible@20322} http://google.com/places/ChIJDWbxha10sEcRs6LHO-tUb5w Malerfachbetrieb H&amp;F Fassadentechni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8 = {PointOfInterestVisible@20323} http://osm.org/node/350823074 No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9 = {PointOfInterestVisible@20324} http://google.com/places/ChIJm790iK10sEcR9e9x5bW67Uo LA COCINA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0 = {PointOfInterestVisible@20325} http://google.com/places/ChIJLQEwhK10sEcRulF0UrbNKA4 Bustam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1 = {PointOfInterestVisible@20326} http://osm.org/node/277463486 Pizza Hu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2 = {PointOfInterestVisible@20327} http://google.com/places/ChIJrzU4nK10sEcR16L5ZHmhCmk Fritz Graf Malermeist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3 = {PointOfInterestVisible@20328} http://osm.org/way/346586296 Accessoriz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4 = {PointOfInterestVisible@20329} http://google.com/places/ChIJ6SmPv610sEcR_n5WMEOKvM0 CRUISING Reis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5 = {PointOfInterestVisible@20330} http://google.com/places/ChIJq7Moqa10sEcRDtB5zOBRL5I Ausbildungsseminar Hannover II für das Lehramt an Sonderschul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6 = {PointOfInterestVisible@20331} http://google.com/places/ChIJD6ych650sEcRJdoHIiT0LYg Hotel Plaza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7 = {PointOfInterestVisible@20332} http://google.com/places/ChIJIYQmtK10sEcRozSeteMZRGQ Schanz Rippich u.Rautenstengel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8 = {PointOfInterestVisible@20333} http://google.com/places/ChIJH-psL7B0sEcRiyDxbjNrWEY Babo - Te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9 = {PointOfInterestVisible@20334} http://osm.org/way/346586293 Pasta Mari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0 = {PointOfInterestVisible@20335} http://google.com/places/ChIJOSYOrq10sEcRK6oDv4g_bug Du Baroque : Brautmode, Abendmode, Brautkleider &amp; Abendkleider -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1 = {PointOfInterestVisible@20336} http://google.com/places/ChIJLQEwhK10sEcR2rAYxxVN7UA Thomas Pavel lawy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2 = {PointOfInterestVisible@20337} http://google.com/places/ChIJQ7FCuK10sEcRBi2EIJObKzo Top &amp; Clean Voll Reinig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3 = {PointOfInterestVisible@20338} http://google.com/places/ChIJV5qc6650sEcR5ziHpPcPCaI PaloPal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4 = {PointOfInterestVisible@20339} http://google.com/places/ChIJ_9dudrJ0sEcRcNm_JdZofXs Dekom Immobiliengesellscha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5 = {PointOfInterestVisible@20340} http://google.com/places/ChIJD6ych650sEcRSKdKlHApNk0 M&amp;S Hoch &amp; Tiefbau Bedachungen U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6 = {PointOfInterestVisible@20341} http://osm.org/node/350385354 Bakerm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7 = {PointOfInterestVisible@20342} http://www.wikidata.org/entity/Q1802092 Landesarbeitsgericht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8 = {PointOfInterestVisible@20343} http://google.com/places/ChIJ_36Tr610sEcRbz1RMadcYYA beneficium magnum Stiftung für Kapitalaufbau &amp; Vermögensschu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9 = {PointOfInterestVisible@20344} http://osm.org/node/2897211310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0 = {PointOfInterestVisible@20345} http://google.com/places/ChIJiUREjq10sEcRSC_NQ0ioeCg Zahnarztpraxis Andreas Richter &amp; Part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1 = {PointOfInterestVisible@20346} http://google.com/places/ChIJD6ych650sEcRjnecstJcbHo Hutley Germany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2 = {PointOfInterestVisible@20347} http://google.com/places/ChIJB3u4d7J0sEcRCdmXE2msUu0 Ragi-L. u. Laura Gladys Kinderva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3 = {PointOfInterestVisible@20348} http://google.com/places/ChIJ02XuZ610sEcR4iow0zknM14 Augstein &amp; Part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4 = {PointOfInterestVisible@20349} http://google.com/places/ChIJAXBHSax0sEcRRQFqlHfxo-w Dr. Peter Kauffmann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5 = {PointOfInterestVisible@20350} http://google.com/places/ChIJLeC6xa10sEcRpL5oijEAZHU Galaxi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6 = {PointOfInterestVisible@20351} http://google.com/places/ChIJIfkKha10sEcR9WX2VLYQl9k Gerhard Hagedor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7 = {PointOfInterestVisible@20352} http://osm.org/node/5686081716 Sesam Dö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8 = {PointOfInterestVisible@20353} http://google.com/places/ChIJo7w2n610sEcRGwjPaUPIYOo Wronna &amp; Partner Gb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9 = {PointOfInterestVisible@20354} http://google.com/places/ChIJr2dCVrd0sEcRTxXrsyd5DYc Kanzlei Heidenrei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0 = {PointOfInterestVisible@20355} http://google.com/places/ChIJi28Hs610sEcRSvkF-f54JT4 Reisebüro Cani Co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1 = {PointOfInterestVisible@20356} http://google.com/places/ChIJadktdLJ0sEcRmPH9_4MaNyo Bäckerei Fahrenhor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2 = {PointOfInterestVisible@20357} http://google.com/places/ChIJn-hsDK50sEcRHaXiR-pJ77s Hapag Lloy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3 = {PointOfInterestVisible@20358} http://google.com/places/ChIJO0WEtq10sEcRo-ANSmOSuJQ FJORDTRA Reisebüro, der Nordlandspeziali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4 = {PointOfInterestVisible@20359} http://google.com/places/ChIJt7Y0pq10sEcRVEV9BFf8lIQ EnerStro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5 = {PointOfInterestVisible@20360} http://google.com/places/ChIJIVqhkFVzsEcRIRSw0q6z41c Akmaz &amp; Kolleg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6 = {PointOfInterestVisible@20361} http://google.com/places/ChIJr3Awua10sEcRoktzChkpZgQ Delphimagaz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7 = {PointOfInterestVisible@20362} http://google.com/places/ChIJSb_CLrB0sEcRVAcPv7u9IUE Ciro Russo Barb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8 = {PointOfInterestVisible@20363} http://google.com/places/ChIJlRJAn610sEcR4wIaQILz9IE Rossini Bistr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9 = {PointOfInterestVisible@20364} http://google.com/places/ChIJqQjOu610sEcRWfpJC54snKk Bürgel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0 = {PointOfInterestVisible@20466} http://google.com/places/ChIJpyt-OYI5ZUERO82Bo4uZmSQ Wertpo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1 = {PointOfInterestVisible@20467} http://google.com/places/ChIJJVtKNq50sEcRW9Sk9et-HlQ Pommes Freun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19913} http://google.com/places/ChIJNygX37F0sEcR-u_yUizCxFc Step - Fahrradstat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20119} http://google.com/places/ChIJNZTKRK50sEcR8UI_3J0Gb-U Hannover Hbf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20290} http://google.com/places/ChIJ_f63E650sEcRWQsZlJMqI6s DB BahnPark Parkplatz Hauptbahnhof Fernroder Straße P3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20494} http://osm.org/way/636241130 Gaststätte Zei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20495} http://osm.org/way/636396371 garage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20496} http://osm.org/way/501790779 Sparkasse (17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20497} http://osm.org/way/636537054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20498} http://osm.org/way/37060747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20499} http://osm.org/way/370607479 Hot Point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20500} http://osm.org/way/636396379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20501} http://osm.org/way/241248062 Augustenstraße 4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20502} http://osm.org/way/636241137 Erdo`s Friseurservice GmbH (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20503} http://osm.org/way/636528697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20504} http://osm.org/way/636396376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20505} http://osm.org/way/636528698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20506} http://osm.org/way/241248063 Augustenstraße 3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20507} http://osm.org/way/636343959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20508} http://osm.org/way/636241133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20509} http://osm.org/way/636396378 BRV AG Wirtschaftsprüfungsgesellschaft (3) (1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20510} http://osm.org/way/636343964 Dr. Rainer Küster (4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20511} http://osm.org/way/636497433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20512} http://osm.org/way/550962421 Fachgerichtszentrum Hannover (5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20513} http://osm.org/way/63634396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20514} http://osm.org/way/636528695 PMH Projekt Management Hannovera GmbH (4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20515} http://osm.org/way/63634396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20516} http://osm.org/way/636497437 Rechtsanwalt Cekurda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20517} http://osm.org/way/636343961 Hans-Jörg Lange Rechtsanwalt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20518} http://osm.org/way/636528690 HEIDO GmbH (5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20519} http://osm.org/way/636497436 Smartfairs GmbH (1) (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20520} http://osm.org/way/370607485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20521} http://osm.org/way/636537057 Bach-Sievers (5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20522} http://osm.org/way/37060748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20523} http://osm.org/way/370607483 L' Orto Mio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laneOfInterestVisible@20524} http://osm.org/way/636537059 Meineid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laneOfInterestVisible@20525} http://osm.org/way/370607480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laneOfInterestVisible@20526} http://osm.org/way/636396382 Malermeister Kramer GmbH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laneOfInterestVisible@20527} http://osm.org/way/636241140 Porta Mondial Hannover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laneOfInterestVisible@20528} http://osm.org/way/636528705 Rautenstengel und Rahn (3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laneOfInterestVisible@20529} http://osm.org/way/636528706 building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laneOfInterestVisible@20530} http://osm.org/way/636396380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laneOfInterestVisible@20531} http://osm.org/way/636396381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laneOfInterestVisible@20532} http://osm.org/way/101356186 DAK Unternehmen Leben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laneOfInterestVisible@20533} http://osm.org/way/550649843 Staatsanwaltschaft (7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laneOfInterestVisible@20534} http://osm.org/way/63639638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laneOfInterestVisible@20535} http://osm.org/way/636396389 K &amp; K Boutique First Class Second Hand for you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laneOfInterestVisible@20536} http://osm.org/way/551094008 Amtsgericht Hannover (18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laneOfInterestVisible@20537} http://osm.org/way/636497445 Galaxia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laneOfInterestVisible@20538} http://osm.org/way/186512336 Augustenstraße 11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laneOfInterestVisible@20539} http://osm.org/way/636497441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laneOfInterestVisible@20540} http://osm.org/way/550515076 Landgericht (5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laneOfInterestVisible@20541} http://osm.org/way/186599499 Kanzlei für Familienrecht Fabricius-Brand (1) (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laneOfInterestVisible@20542} http://osm.org/way/534610070 CinemaxX Hannover (3) (2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laneOfInterestVisible@20543} http://osm.org/way/636378925 unnamed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laneOfInterestVisible@20544} http://osm.org/way/534850821 Casinoland IT-Systeme GmbH (3) (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laneOfInterestVisible@20545} http://osm.org/way/186599494 Wilhelm Krug Sanitäre Anlagen und Gasheizungen e.K.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laneOfInterestVisible@20546} http://osm.org/way/636241117 Arc en ciel (3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laneOfInterestVisible@20547} http://osm.org/way/159115821 Polizeistation Raschplatz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laneOfInterestVisible@20548} http://osm.org/way/636356771 Foelke Hellmich Rechtsanwältin (11) (1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laneOfInterestVisible@20549} http://osm.org/way/550862405 Privatwohnung Wang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laneOfInterestVisible@20550} http://osm.org/way/550509269 Hapag Lloyd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laneOfInterestVisible@20551} http://osm.org/way/357805121 unname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laneOfInterestVisible@20552} http://osm.org/way/186599502 Schweizer Stuben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laneOfInterestVisible@20553} http://osm.org/way/186599500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laneOfInterestVisible@20554} http://osm.org/way/63624112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laneOfInterestVisible@20555} http://osm.org/way/636241125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laneOfInterestVisible@20556} http://osm.org/way/63624112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laneOfInterestVisible@20557} http://osm.org/way/636541883 Top &amp; Clean Voll Reinigung (4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laneOfInterestVisible@20558} http://osm.org/way/241081842 Café Connectio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laneOfInterestVisible@20559} http://osm.org/way/550510579 Ernst-August-Carree (Hannover) (4) (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laneOfInterestVisible@20560} http://osm.org/way/357805117 unnamed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laneOfInterestVisible@20561} http://osm.org/way/186599509 B &amp; K Verwaltungs- und Beteiligungsgesellschaft mbH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laneOfInterestVisible@20562} http://osm.org/way/549975800 building (7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laneOfInterestVisible@20563} http://osm.org/way/280014631 service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laneOfInterestVisible@20564} http://osm.org/way/186599508 ICGK International Consulting Group Kapur GmbH Unternehmensberatung Hannov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laneOfInterestVisible@20565} http://osm.org/relation/7884266 Am Bahnhof (24) (7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20496} http://osm.org/way/501790779 Sparkasse (17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20533} http://osm.org/way/550649843 Staatsanwaltschaft (7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20536} http://osm.org/way/551094008 Amtsgericht Hannover (18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20550} http://osm.org/way/550509269 Hapag Lloyd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20565} http://osm.org/relation/7884266 Am Bahnhof (24) (73)</text:p>
          </table:table-cell>
          <table:table-cell table:number-columns-repeated="16383"/>
        </table:table-row>
        <table:table-row table:number-rows-repeated="1048190" table:style-name="ro1">
          <table:table-cell table:number-columns-repeated="16384"/>
        </table:table-row>
      </table:table>
      <table:table table:name="15" table:style-name="ta1">
        <table:table-column table:style-name="co6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20692} http://google.com/places/ChIJDZt7Ba90sEcRVl2xj9bi7Rg Fernbus Haltestelle Hannover – Postbus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20693} http://google.com/places/ChIJbxN4Sa90sEcR6Tv0sJdp-gk Willmanns Möbel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20694} http://google.com/places/ChIJoRyB6bN0sEcR4I61DB8BiHA ATM (Sparkasse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20695} http://osm.org/node/4397860107 edelMu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20696} http://osm.org/node/6019449986 Zob (station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20697} http://google.com/places/ChIJs1adzq50sEcRksi3u1auX_4 Fehlfarb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20698} http://google.com/places/ChIJvQjh6q50sEcR_EGcS4IE5Lk Novadis - Vermögen &amp; Vorsorge - oH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20699} http://google.com/places/ChIJfT7fVa50sEcR7_3cXw9Q2Bg Polizeistation Raschplatz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20700} http://google.com/places/ChIJxdUhKa90sEcRSBQIh6SdqHI Kios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20701} http://google.com/places/ChIJjxbpcq90sEcRYcy1T8KbOOw Tobias Cram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20702} http://google.com/places/ChIJK8LuL1MLsEcRogamIcJroLE Casinoland IT-System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20703} http://www.wikidata.org/entity/Q20183825 Kino am Raschplatz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20704} http://osm.org/node/268454426 CinemaxX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20705} http://google.com/places/ChIJ5znA6650sEcRrn0ZAJTjIik Rechtsanwältin Susanne Frangenberg - Fachanwältin für Strafre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20706} http://google.com/places/ChIJuf9ujK50sEcRikSZoRSN-0s Tiefgarage Hbf./Raschplatz 6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20707} http://google.com/places/ChIJCe5r4ppzsEcRbq_G1jpfnTg Volker Heub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20708} http://google.com/places/ChIJNYY1AK90sEcREfn-ynu9H38 Hannover Hbf ZOB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20709} http://google.com/places/ChIJI9nyYq90sEcR4uxAMou-gQc Dr. med. Irmgard Cram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20710} http://google.com/places/ChIJw2EJe690sEcR2T5GIaz_dVU Kaufland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20711} http://google.com/places/ChIJ4eD2s650sEcRArZ_WKNBfoo Sonnen-Apothek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20712} http://google.com/places/ChIJH3yae690sEcRgadDE2enhoU Kosmetikstudio CBC - Cosmetic Beauty Cen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20713} http://google.com/places/ChIJCyE6NK90sEcRYOebPgJiFIw Oleksandr Bortnyk Transpor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20714} http://google.com/places/ChIJI9nyYq90sEcRBb1BHlpR8Ls Herr Dr. med. Richard Ma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20715} http://google.com/places/ChIJVVXJyKh0sEcRGwSxIUBRCoQ Galaxievintag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20716} http://google.com/places/ChIJMeR3Ua90sEcRFw3m0pIvp2U DEVK Versicherung: Kim Rehwink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ointOfInterestVisible@20717} http://google.com/places/ChIJ7-Ll4K50sEcRG_5EyuzeWps DAX Bierbörs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ointOfInterestVisible@20718} http://osm.org/node/3724656988 Andor Hotel Plaz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ointOfInterestVisible@20719} http://google.com/places/ChIJO4jfla50sEcRLnOL3zxnyqk Andreas-Hermes Pl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ointOfInterestVisible@20720} http://osm.org/node/3061932862 Ristorante Amici mi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ointOfInterestVisible@20721} http://google.com/places/ChIJZf-Pz650sEcRBIYVq_JFyGc San Marin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ointOfInterestVisible@20722} http://osm.org/node/2721403050 Hotel Königshof Am Funkturm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ointOfInterestVisible@20723} http://google.com/places/ChIJo8-myq50sEcRIRpviVNZDsA Herr Dr. med. Wolfgang Rüh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ointOfInterestVisible@20724} http://osm.org/node/350357024 Trimin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ointOfInterestVisible@20725} http://google.com/places/ChIJV39rW650sEcRsu1LA3u5zSg Osh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ointOfInterestVisible@20726} http://google.com/places/ChIJ67Dxta50sEcR8FJsVZSuVMs Angela Grötsch-Sidiropoulos Fachärztin für Kinder- und Jugendmediz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ointOfInterestVisible@20727} http://google.com/places/ChIJxWEZRq50sEcRlEgaJHzE6VM Mäc Würstchen Kaffeemüh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ointOfInterestVisible@20728} http://google.com/places/ChIJyxr_VK50sEcRdvtCwKMOkvk Noosou Restaurant Ba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ointOfInterestVisible@20729} http://google.com/places/ChIJW084sK50sEcRdUn_5MyD9gs Kindergruppe Freche Rübe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ointOfInterestVisible@20730} http://osm.org/node/2747495414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ointOfInterestVisible@20731} http://google.com/places/ChIJ5znA6650sEcRi7AWQrR9J5k SAUSALITO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ointOfInterestVisible@20732} http://google.com/places/ChIJP5hKCq90sEcRa6UqIyCaTEA Dr. med. Johann-Helmut Bonow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ointOfInterestVisible@20733} http://google.com/places/ChIJmXevU690sEcRDkhbRto9TpA Stefan Kalm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ointOfInterestVisible@20734} http://google.com/places/ChIJxQ1zJ1lzsEcRBOwkgx7KskM ImmobilienPro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ointOfInterestVisible@20735} http://google.com/places/ChIJTRz0xq50sEcR0XYnYoCg4A0 Alltour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ointOfInterestVisible@20736} http://osm.org/node/279919336 Lidl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ointOfInterestVisible@20737} http://google.com/places/ChIJRZhhLql0sEcRnDUlln2Grs8 Preuss &amp; Preuss Versicherungsmakl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ointOfInterestVisible@20738} http://google.com/places/ChIJZWloH690sEcRlcOMwySPAkU GQ Club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ointOfInterestVisible@20739} http://google.com/places/ChIJ5VUghqV0sEcRyT1pOKoM50M easyApotheke Raschplatz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ointOfInterestVisible@20740} http://google.com/places/ChIJE-t-1q90sEcRDxcfYoEcXRk Rossmann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ointOfInterestVisible@20741} http://google.com/places/ChIJIXyae690sEcRYL10z-lsjso o2 Sh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ointOfInterestVisible@20742} http://osm.org/node/1279784169 K4 Party 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ointOfInterestVisible@20743} http://google.com/places/ChIJteLV6q50sEcRmc-YvY_Ri0k Cafe Mezz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ointOfInterestVisible@20744} http://google.com/places/ChIJh_C0yah0sEcRMZutn6UAXZM Bechstein Hans-Thomas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ointOfInterestVisible@20745} http://google.com/places/ChIJWfl7Ra50sEcRKHU7oOC2XEU Piccolo Mercat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ointOfInterestVisible@20746} http://google.com/places/ChIJP5hKCq90sEcRhzWIkOTyOG8 Frau Katharina Rettkowsk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ointOfInterestVisible@20747} http://google.com/places/ChIJI9nyYq90sEcRiRMNMGNItLk Dr. Dubo Bojanovsk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ointOfInterestVisible@20748} http://google.com/places/ChIJfT7fVa50sEcRjO_YCJxO248 Monkey'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ointOfInterestVisible@20749} http://google.com/places/ChIJI9nyYq90sEcRl0rLbi-_of4 Herr Dr. phil. Dipl.-Psych. Dipl.-Soz. päd. Wolfgang Schra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ointOfInterestVisible@20750} http://google.com/places/ChIJbdoXww5nsEcREgOj88s7AwE LAVA BOWLING CLUB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ointOfInterestVisible@20751} http://google.com/places/ChIJHcETRq50sEcR1PmpHpQ3T-I Pros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ointOfInterestVisible@20752} http://google.com/places/ChIJgwa-7oE5ZUERoduIt1gIwkg Practice of Nuclear Medicin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ointOfInterestVisible@20753} http://osm.org/node/278807537 Cafe Extrablat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ointOfInterestVisible@20754} http://google.com/places/ChIJS6CEQa50sEcRyJZruaRcv2Y Car park at the main stat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ointOfInterestVisible@20755} http://osm.org/node/641319112 Oststadtbibliothe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ointOfInterestVisible@20756} http://google.com/places/ChIJrU6rVq50sEcReYyWvaL89Y8 Videoland am ZOB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ointOfInterestVisible@20757} http://google.com/places/ChIJM5CCMql0sEcRvST-is918BE Monika Weck Inh. Günter We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ointOfInterestVisible@20758} http://google.com/places/ChIJP9Dzp3p1sEcRY3vN_FSVJZg grkX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ointOfInterestVisible@20759} http://google.com/places/ChIJwxDjVK90sEcRp3c2hZF_cN4 Euro Akademi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ointOfInterestVisible@20760} http://google.com/places/ChIJ_3phYK50sEcRF9x2GSQI9tU Hangover Cocktail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ointOfInterestVisible@20761} http://google.com/places/ChIJ97VVrKh0sEcRsZNQ8vexH2Q Akkordeonunterricht in Hannover vom Profi / MUSIKSTUD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ointOfInterestVisible@20762} http://google.com/places/ChIJrexOUq90sEcRTRpiFj4CVLc Vernetzungsstelle für Gleichberechtigung, Frauen- und Gleichstellungsbeauftrag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ointOfInterestVisible@20763} http://osm.org/node/388428407 Cafe &amp; Bar Celon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ointOfInterestVisible@20764} http://google.com/places/ChIJ-XVz06h0sEcRoCo3Ezad6Is Wohnwel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= {PointOfInterestVisible@20765} http://google.com/places/ChIJI9diyq50sEcRFT2qCgw3J60 Herr Dr. med. Mark Voss-Dirks Zentrum für Pneumologie und Neurolog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= {PointOfInterestVisible@20766} http://google.com/places/ChIJgwa-7oE5ZUERW8l6Ts4Jru4 Werner Brennei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 = {PointOfInterestVisible@20767} http://google.com/places/ChIJI9nyYq90sEcR_BWrAQBxc70 Dr. med. Werner Pröt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 = {PointOfInterestVisible@20768} http://google.com/places/ChIJ9Vq1Sa50sEcR7IVjmiNsfOo Hola Amigo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 = {PointOfInterestVisible@20769} http://osm.org/node/2576271161 endokrinologikum Hannover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 = {PointOfInterestVisible@20770} http://google.com/places/ChIJZW0zuK50sEcRRLbz2f6j0QI amici miei Ristorante Italian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 = {PointOfInterestVisible@20771} http://osm.org/node/5681717073 Casanova XL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= {PointOfInterestVisible@20772} http://osm.org/node/2472893840 25 Music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 = {PointOfInterestVisible@20773} http://osm.org/node/2576271163 Gemeinschaftspraxis für Strahlentherapie und Radioonkolog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 = {PointOfInterestVisible@20774} http://osm.org/node/5678432136 The wild gees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 = {PointOfInterestVisible@20775} http://google.com/places/ChIJJ1i96K50sEcRnhYbBSqWXy0 B &amp; V Gaststättenbetrieb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 = {PointOfInterestVisible@20776} http://google.com/places/ChIJRZhhLql0sEcRelNf6IPHgNo Hilal Beststtungsinstitut und Überführungen weltwei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 = {PointOfInterestVisible@20777} http://osm.org/node/2576271166 Nuklearmedizin am Raschpl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 = {PointOfInterestVisible@20778} http://google.com/places/ChIJW5pgwa50sEcRY2OZKc50TYw Reichstei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 = {PointOfInterestVisible@20779} http://google.com/places/ChIJI6liOK90sEcRjSojBWnV_YQ DG Immobilien Management Gesellschaf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 = {PointOfInterestVisible@20780} http://google.com/places/ChIJw_65xq50sEcRRuT4CBByfx8 Nonna Ciccia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 = {PointOfInterestVisible@20781} http://www.wikidata.org/entity/Q45186490 Karl-Heinrich-Ulrichs-Straße (Ha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= {PointOfInterestVisible@20782} http://google.com/places/ChIJI9nyYq90sEcRwe6HcEnPZ4A Frau Dr. med. Susann Popell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= {PointOfInterestVisible@20783} http://google.com/places/ChIJTRz0xq50sEcRp8iDHF8X-Ws Kicks Fashio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 = {PointOfInterestVisible@20784} http://google.com/places/ChIJD6ych650sEcRtdmQI8XHOsc Restaurant Espri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 = {PointOfInterestVisible@20785} http://google.com/places/ChIJ4eD2s650sEcRe4_ppypdi44 Frau Dr. med. Angela Grötsch-Sidiropoulo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 = {PointOfInterestVisible@20786} http://google.com/places/ChIJ7S2ndK90sEcRlmCTHYCdNJ8 Parkhaus Raschpl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 = {PointOfInterestVisible@20787} http://google.com/places/ChIJF3DCSK50sEcRk0_qHDKfN6w Hof-Café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 = {PointOfInterestVisible@20788} http://google.com/places/ChIJ7SU4dK90sEcRhN59TgcoiPU Zahnärzte am Raschplatz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 = {PointOfInterestVisible@20789} http://osm.org/node/4059978024 Kiosk am ZOB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 = {PointOfInterestVisible@20790} http://google.com/places/ChIJi9Vv5q50sEcROwRvm7fDqS0 H &amp; U Gastronomie Betrieb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 = {PointOfInterestVisible@20791} http://google.com/places/ChIJUSN384E5ZUERG7pmjlV6Uqg GSR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= {PointOfInterestVisible@20894} http://osm.org/node/3232161282 Travel-Box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 = {PointOfInterestVisible@20895} http://osm.org/node/3232161284 easy-fitne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 = {PointOfInterestVisible@20896} http://osm.org/node/3232161285 yesterday's bowl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 = {PointOfInterestVisible@20897} http://google.com/places/ChIJ08BH_Kl0sEcRYT16uHv3SBc Schäfer's Brot- und Kuchen-Spezialitäten GmbH Fil. Kaufla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 = {PointOfInterestVisible@20898} http://google.com/places/ChIJQSOVc690sEcRL-5Hd0HLnb8 Ibis budge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5 = {PointOfInterestVisible@20899} http://osm.org/node/2576271179 Radiology Raschplatz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 = {PointOfInterestVisible@20900} http://google.com/places/ChIJI9nyYq90sEcRbHd-Xs-bW1s Dr. med. Wolfgang Menke Specialist in Orthopaedic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 = {PointOfInterestVisible@20901} http://google.com/places/ChIJgxFjGGZ1sEcRYMR8ZWNYQOM Farbkonzept C. Burgar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8 = {PointOfInterestVisible@20902} http://google.com/places/ChIJFxE4xq50sEcR_AJIVe5Zxac Frau Tanja Djukanovic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 = {PointOfInterestVisible@20903} http://google.com/places/ChIJhX-kblZ1sEcR73dD9ef9dmM LAVA CLUB - LOUNG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0 = {PointOfInterestVisible@20904} http://google.com/places/ChIJ67Dxta50sEcR2IZfKFP8s0Q Praxis Dr. Dylli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 = {PointOfInterestVisible@20905} http://google.com/places/ChIJIXyae690sEcR6vbvtT4LBCw Zeitoo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 = {PointOfInterestVisible@20906} http://osm.org/node/2780641457 RP5 - Spielbank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3 = {PointOfInterestVisible@20907} http://osm.org/way/346586339 Burger King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 = {PointOfInterestVisible@20908} http://google.com/places/ChIJEcqk3IE5ZUERUgbvWlPoZGk Mock P. Sanitär &amp; Heiz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5 = {PointOfInterestVisible@20909} http://google.com/places/ChIJ8-qrL6x0sEcRone2tosU_-k Kapp, Ebeling &amp; Partner mbB - Rechtsanwälte, Steuerberater und Nota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 = {PointOfInterestVisible@20910} http://google.com/places/ChIJvxTCLal0sEcRx3SgmXA6buE Durchland Entertainment Home of MonkeyContro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 = {PointOfInterestVisible@20911} http://google.com/places/ChIJ10SULal0sEcRLqvVJNhNs5Q Motorrad Freund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8 = {PointOfInterestVisible@20912} http://google.com/places/ChIJH-psL7B0sEcRP60zeQ1nm4A Rubin Mod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 = {PointOfInterestVisible@20913} http://osm.org/node/371018949 Gorleben-Treck 1979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0 = {PointOfInterestVisible@20914} http://google.com/places/ChIJceaUYq90sEcRvywXj4UYaDI FlixBus Reisebüro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1 = {PointOfInterestVisible@20915} http://google.com/places/ChIJ_d2MSql0sEcR4S3BoY92y9Q Herr Dr. Frank Eisenhau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 = {PointOfInterestVisible@20916} http://google.com/places/ChIJjcgRwq50sEcR-NtdVCKw-NM Optixone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3 = {PointOfInterestVisible@20917} http://google.com/places/ChIJ4eD2s650sEcROe3m3zA9cSE Dr. med. dent. Leonidas Sidiropoulo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4 = {PointOfInterestVisible@20918} http://osm.org/node/3232161270 Sushi Manufaktu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5 = {PointOfInterestVisible@20919} http://google.com/places/ChIJtYGNv650sEcRhT9ySbEUXTk H&amp;S Ost-Wes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 = {PointOfInterestVisible@20920} http://osm.org/node/3232161271 Cut club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 = {PointOfInterestVisible@20921} http://google.com/places/ChIJIfknUa50sEcRAn7oC9K3r3Y Spielbank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8 = {PointOfInterestVisible@20922} http://google.com/places/ChIJ7SU4dK90sEcR1S1k6bSquh0 coloskopi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 = {PointOfInterestVisible@20923} http://osm.org/node/3232161274 Kebap 63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0 = {PointOfInterestVisible@20924} http://google.com/places/ChIJcwfq0a50sEcRpYnn28rR2BA Trung Minh Rei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 = {PointOfInterestVisible@20925} http://osm.org/node/3232161276 Pelze Burgar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2 = {PointOfInterestVisible@20926} http://google.com/places/ChIJIXyae690sEcR0b_-Iw2GCO8 Stevens Creperie &amp; Coffee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3 = {PointOfInterestVisible@20927} http://google.com/places/ChIJ67Dxta50sEcRp-OMF55yktI Dr. med. Eleni Tioutou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4 = {PointOfInterestVisible@20928} http://google.com/places/ChIJp_XyYq90sEcRAOygODPsec4 Dr.med. Michel Morlot Endokrinologikum Hannover Facharzt für Kinder-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5 = {PointOfInterestVisible@20929} http://google.com/places/ChIJuUuaLaV0sEcRnnhM7pwIBC0 Casino Event 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6 = {PointOfInterestVisible@20930} http://osm.org/node/393422699 carshar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7 = {PointOfInterestVisible@20931} http://osm.org/node/1965712654 Asia Tu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8 = {PointOfInterestVisible@20932} http://google.com/places/ChIJjcgRwq50sEcRhHFtkNF-dMA Kiosk 66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 = {PointOfInterestVisible@20933} http://osm.org/node/348352849 Novotel Suitehotel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0 = {PointOfInterestVisible@20934} http://osm.org/node/5686081676 Vertec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 = {PointOfInterestVisible@20935} http://osm.org/way/50437249 founta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2 = {PointOfInterestVisible@20936} http://osm.org/node/5686081675 Chillout C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 = {PointOfInterestVisible@20937} http://google.com/places/ChIJRUXCaK90sEcR3FsEwTUQ5Bw Greeks Tow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 = {PointOfInterestVisible@20938} http://osm.org/way/28963483 Fachbereich Soziales der Stad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5 = {PointOfInterestVisible@20939} http://google.com/places/ChIJI9nyYq90sEcReqX5aUHhW5k Dr. Lale Göymen-Rit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 = {PointOfInterestVisible@20940} http://google.com/places/ChIJNZTKRK50sEcR8UI_3J0Gb-U Hannover Hbf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7 = {PointOfInterestVisible@20941} http://osm.org/node/2270282890 Duman Liv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= {PointOfInterestVisible@20942} http://google.com/places/ChIJYanEK690sEcRE9hWnanO7fw Saunaclub &amp; Nachtclub Hannover Casanova X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= {PointOfInterestVisible@20943} http://osm.org/node/350307995 Blumen wolf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0 = {PointOfInterestVisible@20944} http://google.com/places/ChIJI9nyYq90sEcRE7n242MuVGQ Frau Karin Tisch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1 = {PointOfInterestVisible@20945} http://osm.org/node/2897211381 Hauptbahnhof (station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2 = {PointOfInterestVisible@20946} http://google.com/places/ChIJJWYGCq90sEcRpVlOIl1Yjq0 Bushaltestelle für Fernbusse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3 = {PointOfInterestVisible@20947} http://google.com/places/ChIJtYGNv650sEcR97zs1GkLyyA Frau Dr. med. Rita Schü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4 = {PointOfInterestVisible@20948} http://osm.org/node/2897211388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5 = {PointOfInterestVisible@20949} http://google.com/places/ChIJcdxNzK50sEcR_sHNZS0aUZ8 Ingrid Hubert Massage-Prax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6 = {PointOfInterestVisible@20950} http://google.com/places/ChIJTeby0a50sEcRtuJpAqRMgGo Elektro Sakal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7 = {PointOfInterestVisible@20951} http://google.com/places/ChIJIXyae690sEcRhIDFd7SSIwU Woolworth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8 = {PointOfInterestVisible@20952} http://www.wikidata.org/entity/Q14516244 Gerichtsgefängnis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9 = {PointOfInterestVisible@20953} http://osm.org/node/5682172733 Titty Twis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0 = {PointOfInterestVisible@20954} http://google.com/places/ChIJO5t-tKh0sEcR1KWf1GSUTaE Christine Stankiewitz-Grunick Fachärztin für Psychiatrie und Psychotherap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 = {PointOfInterestVisible@20955} http://google.com/places/ChIJp3zMVK50sEcRShSV0pf8Aa4 Cocino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 = {PointOfInterestVisible@20956} http://google.com/places/ChIJS2vwSK50sEcRuAg1hLTf1yc Gusto Italian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 = {PointOfInterestVisible@20957} http://google.com/places/ChIJp0LYy650sEcRQPaGl8EANTE Al Haya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 = {PointOfInterestVisible@20958} http://google.com/places/ChIJnXkO5q50sEcRoiHZTOxwcb4 Zaz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 = {PointOfInterestVisible@20959} http://google.com/places/ChIJEecv5q50sEcRUKbkKGwn988 Hannover Apartme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 = {PointOfInterestVisible@20960} http://google.com/places/ChIJyxr_VK50sEcRBiqp8p5Iirk Warm Up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 = {PointOfInterestVisible@20961} http://google.com/places/ChIJ23Msyq50sEcRd6NEwEJnUDw Der kleine Tee- laden Inh. Dipl.-Kfm. Jürgen Hornschu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 = {PointOfInterestVisible@20962} http://google.com/places/ChIJM2DEqK90sEcR-dn-G3BaTAc Kiosk ZOB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 = {PointOfInterestVisible@20963} http://google.com/places/ChIJw_65xq50sEcRg6_Vprsfn-w Dr. Bahattin Okuyucu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 = {PointOfInterestVisible@20964} http://google.com/places/ChIJp3zMVK50sEcRoMA2df1tb78 Mäc-Geiz Handel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 = {PointOfInterestVisible@20965} http://google.com/places/ChIJ_YHGSql0sEcRkGbeXSEz9ak Kazumi Sushi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 = {PointOfInterestVisible@20966} http://osm.org/node/1286244492 KLOST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 = {PointOfInterestVisible@20967} http://google.com/places/ChIJI9diyq50sEcRX1JE-OnucmY Dr. Albrecht Gies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 = {PointOfInterestVisible@20968} http://google.com/places/ChIJtXjPUK50sEcRMJTrAuVONM0 Hannover Hauptbahnhof | UB stadteinwärts | 11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 = {PointOfInterestVisible@20969} http://google.com/places/ChIJZWj3VK50sEcRWTZIo5cRCZo Werdin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 = {PointOfInterestVisible@20970} http://google.com/places/ChIJo9ry6K50sEcRnrkHxJ7HpwM Jung G.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 = {PointOfInterestVisible@20971} http://google.com/places/ChIJo8-myq50sEcReQcFyvzWItc Burgard Verwaltungs UG (haftungsbeschränk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 = {PointOfInterestVisible@20972} http://google.com/places/ChIJjVeunK50sEcRE42t_ZpwmeE Dr. Holger Klo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 = {PointOfInterestVisible@20973} http://google.com/places/ChIJjVeunK50sEcRjZj1KwYjXg0 Dr. Dietrich Elsner Fachanwalt für Steuerre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 = {PointOfInterestVisible@20974} http://google.com/places/ChIJIX_d1650sEcR6GdkP7NcVNo Mario Concil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 = {PointOfInterestVisible@20975} http://osm.org/node/5682183525 Stardu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 = {PointOfInterestVisible@20976} http://google.com/places/ChIJc7VS6K50sEcRY0rVjKjFEv8 Simchen Immobilien Management GmbH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 = {PointOfInterestVisible@20977} http://google.com/places/ChIJP5hKCq90sEcRE5dRfgJezac Ewig M. Dr.med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 = {PointOfInterestVisible@20978} http://google.com/places/ChIJaUl7Ua90sEcROZp594YoYD0 Augstein &amp; Partner Rechts- 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 = {PointOfInterestVisible@20979} http://google.com/places/ChIJgfwqLnx1sEcR073nFsd63DI Kanzlei Drey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 = {PointOfInterestVisible@20980} http://google.com/places/ChIJ3dkOl7F0sEcRPybiIS6za3w Frau Dr. med. Ariane Melz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 = {PointOfInterestVisible@20981} http://google.com/places/ChIJ2x-2K690sEcRNyb5XN5rHOo Brothel Hannover Klos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 = {PointOfInterestVisible@20982} http://google.com/places/ChIJjxbpcq90sEcRbjO2Oqk2qmg Neurozentrum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 = {PointOfInterestVisible@20983} http://google.com/places/ChIJw2EJe690sEcRhJzm9nzfZQc BASE Shop Hannover (Kaufland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 = {PointOfInterestVisible@20984} http://osm.org/node/2897211196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 = {PointOfInterestVisible@20985} http://google.com/places/ChIJS29TUq90sEcRB9wfC3kg08w gudjons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 = {PointOfInterestVisible@20986} http://google.com/places/ChIJa3D9n690sEcR4Tf5W2zc2tQ CONTIPARK Tiefgarage Rundestraß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 = {PointOfInterestVisible@20987} http://osm.org/relation/4007825 Zentraler Omnibusbahnhof Hannover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 = {PointOfInterestVisible@20988} http://google.com/places/ChIJG7kvil8KsEcRjXbTbzCdKdk SFK Gebäudemanageme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 = {PointOfInterestVisible@20989} http://google.com/places/ChIJtYGNv650sEcRP_n7NglJer0 Frau Elisabeth Weis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 = {PointOfInterestVisible@20990} http://google.com/places/ChIJk0Ssr690sEcRZDkhrHsX7Zo DB BahnPark Parkplatz Hauptbahnhof ZOB Lister Meile P4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 = {PointOfInterestVisible@20991} http://google.com/places/ChIJI9nyYq90sEcRYtWrtt6lWxg Frau Dr. med. Kirstin Golombe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 = {PointOfInterestVisible@20992} http://google.com/places/ChIJ25W79rF0sEcRay7ei_UkmDU DEVK Versicherung: Jörg Eng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 = {PointOfInterestVisible@20993} http://google.com/places/ChIJ8fwyJq90sEcRIABoHEtzbdc Al Vecchio Milan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 = {PointOfInterestVisible@21095} http://google.com/places/ChIJjaJ7OaJ0sEcRDn3zRorqFbM Department of Social Affairs of the city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 = {PointOfInterestVisible@21096} http://osm.org/node/1286244479 Tratoria MILAN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 = {PointOfInterestVisible@21097} http://google.com/places/ChIJ2x-2K690sEcRqSgkV7a0DTo Gentlemens Club Kloster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 = {PointOfInterestVisible@21098} http://google.com/places/ChIJI9nyYq90sEcRvYZr4KeO6PU Herr Dr. med. Thomas Borber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 = {PointOfInterestVisible@21099} http://google.com/places/ChIJgwa-7oE5ZUERFBXCHTo3MhU Dr. med. Ingo Zan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 = {PointOfInterestVisible@21100} http://google.com/places/ChIJ8fwyJq90sEcRnNZ7SXfcJ1Y Italcatering UG (haftungsbeschränk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 = {PointOfInterestVisible@21101} http://google.com/places/ChIJe-Eb1IE5ZUER_Nb0NNqQqhY Center for Pneumology and Neurology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 = {PointOfInterestVisible@21102} http://google.com/places/ChIJhYrY9IE5ZUERgu-NpPgP6fE Dr. Michael Messner Fachanwalt für Steuerre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 = {PointOfInterestVisible@21103} http://google.com/places/ChIJ7Tkvwq50sEcRogEjvPkzyD0 After 5 cocktai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 = {PointOfInterestVisible@21104} http://osm.org/node/5539474281 Mäc-Gei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 = {PointOfInterestVisible@21105} http://google.com/places/ChIJjcgRwq50sEcRPEbbx7tfx0E BECKER+FLÖG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 = {PointOfInterestVisible@21106} http://osm.org/node/4750880227 Tour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 = {PointOfInterestVisible@21107} http://osm.org/way/346586275 Ross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 = {PointOfInterestVisible@21108} http://google.com/places/ChIJ5aBco610sEcRG0g8zTqDH5s Landesverband Nord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 = {PointOfInterestVisible@21109} http://google.com/places/ChIJ2x-9Qq50sEcRZ0PlLexWJbg Kurzzeitiger Parkplatz am Hb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5 = {PointOfInterestVisible@21110} http://google.com/places/ChIJRZhhLql0sEcRSc7PlHslQRQ von Ulmann Grundstück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6 = {PointOfInterestVisible@21111} http://google.com/places/ChIJkU8eja50sEcRBzPZzDBtjFs Berliner Allee 3 Park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7 = {PointOfInterestVisible@21112} http://google.com/places/ChIJW5pgwa50sEcRHdTkBOhUtAo Der Japanladen -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8 = {PointOfInterestVisible@21113} http://google.com/places/ChIJc7VS6K50sEcR6Sy6aQbNWZ4 EASYFITNESS Hannover Li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9 = {PointOfInterestVisible@21114} http://google.com/places/ChIJE_d8Bq90sEcRTqazCsoiFNU Bankhaus August Len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0 = {PointOfInterestVisible@21115} http://google.com/places/ChIJI9nyYq90sEcRrNJwr2vOSpU Herr Volker Zich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1 = {PointOfInterestVisible@21116} http://osm.org/node/641319144 Freche Rübe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2 = {PointOfInterestVisible@21117} http://www.wikidata.org/entity/Q1885019 Mahnmal Gerichtsgefängnis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3 = {PointOfInterestVisible@21118} http://google.com/places/ChIJLSuqaK10sEcR1h2UWqgOVfc Heinrich van den Boo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4 = {PointOfInterestVisible@21119} http://osm.org/node/1965712717 Essanelle Ihr Friseu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5 = {PointOfInterestVisible@21120} http://google.com/places/ChIJI9nyYq90sEcR139z7l_Lhdc Prof. Dr. med. Klaus Hans Wolfgang Bok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6 = {PointOfInterestVisible@21121} http://osm.org/node/641319139 VH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7 = {PointOfInterestVisible@21122} http://osm.org/node/2365539668 Die Gourmet Ins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8 = {PointOfInterestVisible@21123} http://osm.org/node/2365539669 E-Plus / Ba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9 = {PointOfInterestVisible@21124} http://google.com/places/ChIJWZJSzq50sEcRJX1mWawAsCs my yoga corner meets VitalOas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0 = {PointOfInterestVisible@21125} http://google.com/places/ChIJtYGNv650sEcRLrNj7gCsZxg Dr. med. Dirk A. Claas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1 = {PointOfInterestVisible@21126} http://google.com/places/ChIJ8fwyJq90sEcR_lrM-4DtZss RISTORANTE DEL C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2 = {PointOfInterestVisible@21127} http://google.com/places/ChIJFUWgu650sEcRnfmskQx980U LAGS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3 = {PointOfInterestVisible@21128} http://google.com/places/ChIJFStAp690sEcRikosaUudGq0 Hauptbahnhof ZOB (station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4 = {PointOfInterestVisible@21129} http://google.com/places/ChIJIWtSE690sEcRH3Y-4e-03mA Deutsche Touring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5 = {PointOfInterestVisible@21130} http://osm.org/node/350823074 No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6 = {PointOfInterestVisible@21131} http://osm.org/node/277463486 Pizza Hu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7 = {PointOfInterestVisible@21132} http://google.com/places/ChIJEecv5q50sEcRyKzvZMhVJP4 Helgard Brüger Brüger immobilienverwalt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8 = {PointOfInterestVisible@21133} http://google.com/places/ChIJD6ych650sEcRJdoHIiT0LYg Hotel Plaza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9 = {PointOfInterestVisible@21134} http://google.com/places/ChIJH-psL7B0sEcRiyDxbjNrWEY Babo - Te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0 = {PointOfInterestVisible@21135} http://osm.org/way/368909676 spar expre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1 = {PointOfInterestVisible@21136} http://google.com/places/ChIJrexOUq90sEcR3iSuIbBrcUY Hermann Scha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2 = {PointOfInterestVisible@21137} http://google.com/places/ChIJp2fcaK90sEcRJOPYaIBHRRw Street Kitch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3 = {PointOfInterestVisible@21138} http://osm.org/node/2365539675 Schäfer's Backsh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4 = {PointOfInterestVisible@21139} http://google.com/places/ChIJWZJSzq50sEcRmvcQ7fhXCTQ VitalOase Physiotherapie &amp; Wellness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5 = {PointOfInterestVisible@21140} http://osm.org/node/2365539676 Vodafon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6 = {PointOfInterestVisible@21141} http://google.com/places/ChIJV5qc6650sEcR5ziHpPcPCaI PaloPal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7 = {PointOfInterestVisible@21142} http://osm.org/node/2365539673 Presseshop / Taba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8 = {PointOfInterestVisible@21143} http://osm.org/node/2365539674 SUNPOIN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9 = {PointOfInterestVisible@21144} http://osm.org/node/2365539671 Mol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0 = {PointOfInterestVisible@21145} http://google.com/places/ChIJD6ych650sEcRSKdKlHApNk0 M&amp;S Hoch &amp; Tiefbau Bedachungen U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1 = {PointOfInterestVisible@21146} http://google.com/places/ChIJN8DWrq90sEcRRJK7GnccU8A Eurolines -Deutsche Touring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2 = {PointOfInterestVisible@21147} http://osm.org/node/2897211310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3 = {PointOfInterestVisible@21148} http://google.com/places/ChIJ2x-2K690sEcRr6W2R4b6YM0 Nannover Hallerstraße 33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4 = {PointOfInterestVisible@21149} http://google.com/places/ChIJD6ych650sEcRjnecstJcbHo Hutley Germany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5 = {PointOfInterestVisible@21150} http://google.com/places/ChIJq_OI1650sEcRNsbuuncDKnQ Pizzeria Bringdienst San Marino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6 = {PointOfInterestVisible@21151} http://google.com/places/ChIJKasIJK90sEcROtUy-eHMVnY Monsieur Melod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7 = {PointOfInterestVisible@21152} http://google.com/places/ChIJyWGJhL51sEcRuTn5pq0Zl2Y Tchibo im Supermark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8 = {PointOfInterestVisible@21153} http://osm.org/node/5686081716 Sesam Dö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9 = {PointOfInterestVisible@21154} http://google.com/places/ChIJHQFdWK90sEcRbKX7DCASiN8 Servicebereich Wohngel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0 = {PointOfInterestVisible@21155} http://google.com/places/ChIJJatu24E5ZUERAtFKSOlg5is Hallo Call Sh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1 = {PointOfInterestVisible@21156} http://google.com/places/ChIJ7-Ll4K50sEcRrsSPkXnMnSo KÖ-Tanzpala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2 = {PointOfInterestVisible@21157} http://google.com/places/ChIJI9nyYq90sEcRcrMNz76ATgg Herr Prof. Dr. med. Alexander von zur Mühl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3 = {PointOfInterestVisible@21158} http://google.com/places/ChIJI9nyYq90sEcRANDFpC-ZkiE Brenneisen W. Dipl.-Phys., Hirschfeld D. Dr.med. u. Weite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4 = {PointOfInterestVisible@21159} http://google.com/places/ChIJ7SU4dK90sEcRA0lt2xCa9Rw Zahnärztin Frederike Basti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5 = {PointOfInterestVisible@21160} http://osm.org/node/458885005 Berliner Mau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6 = {PointOfInterestVisible@21161} http://google.com/places/ChIJFYVDUq90sEcRpLDYfd23l_E Väter in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7 = {PointOfInterestVisible@21162} http://osm.org/way/23029191 Weißekreuzpl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8 = {PointOfInterestVisible@21163} http://google.com/places/ChIJuWZV1K50sEcROkdfKJNC8ac Dr. rer. biol. hum. Dipl. Psych. Daniela Wutti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20692} http://google.com/places/ChIJDZt7Ba90sEcRVl2xj9bi7Rg Fernbus Haltestelle Hannover – Postbus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20708} http://google.com/places/ChIJNYY1AK90sEcREfn-ynu9H38 Hannover Hbf ZOB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20748} http://google.com/places/ChIJfT7fVa50sEcRjO_YCJxO248 Monkey'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20781} http://www.wikidata.org/entity/Q45186490 Karl-Heinrich-Ulrichs-Straße (Ha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20909} http://google.com/places/ChIJ8-qrL6x0sEcRone2tosU_-k Kapp, Ebeling &amp; Partner mbB - Rechtsanwälte, Steuerberater und Nota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20935} http://osm.org/way/50437249 founta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20945} http://osm.org/node/2897211381 Hauptbahnhof (station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20946} http://google.com/places/ChIJJWYGCq90sEcRpVlOIl1Yjq0 Bushaltestelle für Fernbusse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20972} http://google.com/places/ChIJjVeunK50sEcRE42t_ZpwmeE Dr. Holger Klo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20973} http://google.com/places/ChIJjVeunK50sEcRjZj1KwYjXg0 Dr. Dietrich Elsner Fachanwalt für Steuerre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20987} http://osm.org/relation/4007825 Zentraler Omnibusbahnhof Hannover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21102} http://google.com/places/ChIJhYrY9IE5ZUERgu-NpPgP6fE Dr. Michael Messner Fachanwalt für Steuerre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21111} http://google.com/places/ChIJkU8eja50sEcRBzPZzDBtjFs Berliner Allee 3 Park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21114} http://google.com/places/ChIJE_d8Bq90sEcRTqazCsoiFNU Bankhaus August Len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21128} http://google.com/places/ChIJFStAp690sEcRikosaUudGq0 Hauptbahnhof ZOB (station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21300} http://osm.org/way/501790779 Sparkasse (1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21301} http://osm.org/way/28963276 Kultur- und Kommunikationszentrum Pavillon (1) (1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21302} http://osm.org/way/186492155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21303} http://osm.org/way/596616986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21304} http://osm.org/way/596072086 Volker Heuber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21305} http://osm.org/way/596616987 Akkordeonunterricht in Hannover vom Profi / MUSIKSTUDIO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21306} http://osm.org/way/596072089 Novadis - Vermögen &amp; Vorsorge - oHG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21307} http://osm.org/way/596072087 Ristorante Amici miei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21308} http://osm.org/way/596072088 Reichstein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21309} http://osm.org/way/596616985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21310} http://osm.org/way/596497736 edelMut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21311} http://osm.org/way/596497737 Fehlfarbe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21312} http://osm.org/way/596497738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21313} http://osm.org/way/596032997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21314} http://osm.org/way/166393767 Augstein &amp; Partner Rechts- anwält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21315} http://osm.org/way/596032999 my yoga corner meets VitalOase Hannov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21316} http://osm.org/way/596497735 Al Hayat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21317} http://osm.org/way/596511567 Travel-Box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21318} http://osm.org/way/550708460 Kaufland (1) (1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21319} http://osm.org/way/186492204 Sonnen-Apotheke (1) (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21320} http://osm.org/way/595923774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21321} http://osm.org/way/595923773 K4 Party Ba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21322} http://osm.org/way/595923776 Motorrad Freunde Hannov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21323} http://osm.org/way/98144556 Novotel Suitehotel Hannover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21324} http://osm.org/way/595923775 Monika Weck Inh. Günter Weck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21325} http://osm.org/way/595923778 Preuss &amp; Preuss Versicherungsmakler GmbH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21326} http://osm.org/way/595923777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21327} http://osm.org/way/595923779 25 Music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21328} http://osm.org/way/98144559 Fachbereich Soziales der Stadt Hannover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21329} http://osm.org/way/98144558 Tobias Cramer (1) (3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laneOfInterestVisible@21330} http://osm.org/way/595923772 Ingrid Hubert Massage-Praxis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laneOfInterestVisible@21331} http://osm.org/way/31311256 Parkhaus Rundestraße 8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laneOfInterestVisible@21332} http://osm.org/way/596072090 Optixone GmbH &amp; Co. KG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laneOfInterestVisible@21333} http://osm.org/way/596072091 San Marino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laneOfInterestVisible@21334} http://osm.org/way/98144566 Stevens Creperie &amp; Coffeebar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laneOfInterestVisible@21335} http://osm.org/way/98144568 Hamburger Allee 25a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laneOfInterestVisible@21336} http://osm.org/way/98144561 Ibis budget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laneOfInterestVisible@21337} http://osm.org/way/534610070 CinemaxX Hannover (3) (1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laneOfInterestVisible@21338} http://osm.org/way/596420493 Mario Concilio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laneOfInterestVisible@21339} http://osm.org/way/595923781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laneOfInterestVisible@21340} http://osm.org/way/159115821 Polizeistation Raschplatz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laneOfInterestVisible@21341} http://osm.org/way/595876462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laneOfInterestVisible@21342} http://osm.org/way/595876463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laneOfInterestVisible@21343} http://osm.org/way/595876460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laneOfInterestVisible@21344} http://osm.org/way/595876461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laneOfInterestVisible@21345} http://osm.org/way/596420485 ImmobilienPro Hannov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laneOfInterestVisible@21346} http://osm.org/way/596420480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laneOfInterestVisible@21347} http://osm.org/way/596420481 Stardust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laneOfInterestVisible@21348} http://osm.org/way/596501842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laneOfInterestVisible@21349} http://osm.org/way/596420489 Casanova XL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laneOfInterestVisible@21350} http://osm.org/way/596420487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laneOfInterestVisible@21351} http://osm.org/way/595920974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laneOfInterestVisible@21352} http://osm.org/way/595920975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laneOfInterestVisible@21353} http://osm.org/way/596420474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laneOfInterestVisible@21354} http://osm.org/way/596033002 Trung Minh Reise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laneOfInterestVisible@21355} http://osm.org/way/596033003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laneOfInterestVisible@21356} http://osm.org/way/596420510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laneOfInterestVisible@21357} http://osm.org/way/596420478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laneOfInterestVisible@21358} http://osm.org/way/595920976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laneOfInterestVisible@21359} http://osm.org/way/595920977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laneOfInterestVisible@21360} http://osm.org/way/595920978 Oleksandr Bortnyk Transport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laneOfInterestVisible@21361} http://osm.org/way/596026025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laneOfInterestVisible@21362} http://osm.org/way/186487842 DG Immobilien Management Gesellschaft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laneOfInterestVisible@21363} http://osm.org/way/186492193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laneOfInterestVisible@21364} http://osm.org/way/186492190 Cafe Extrablatt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laneOfInterestVisible@21365} http://osm.org/way/301531133 Schalterhalle Hannover ZOB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laneOfInterestVisible@21366} http://osm.org/way/595928102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laneOfInterestVisible@21367} http://osm.org/way/595928100 Al Vecchio Milano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laneOfInterestVisible@21368} http://osm.org/way/596503475 Herr Dr. med. Wolfgang Rühr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laneOfInterestVisible@21369} http://osm.org/way/254492503 Kanzlei Drey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laneOfInterestVisible@21370} http://osm.org/way/596420504 Herr Dr. Frank Eisenhauer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laneOfInterestVisible@21371} http://osm.org/way/254492502 Sodenstraße 4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laneOfInterestVisible@21372} http://osm.org/way/596420502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= {PlaneOfInterestVisible@21373} http://osm.org/way/597077208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= {PlaneOfInterestVisible@21374} http://osm.org/way/233828305 distribution substatio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 = {PlaneOfInterestVisible@21375} http://osm.org/way/596420508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 = {PlaneOfInterestVisible@21376} http://osm.org/way/186492178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 = {PlaneOfInterestVisible@21377} http://osm.org/way/124535288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 = {PlaneOfInterestVisible@21378} http://osm.org/way/534850821 Casinoland IT-Systeme GmbH (3) (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 = {PlaneOfInterestVisible@21379} http://osm.org/way/595916968 Galaxievintag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= {PlaneOfInterestVisible@21380} http://osm.org/way/595916964 Christine Stankiewitz-Grunick Fachärztin für Psychiatrie und Psychotherapi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 = {PlaneOfInterestVisible@21381} http://osm.org/way/595916965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 = {PlaneOfInterestVisible@21382} http://osm.org/way/595916966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 = {PlaneOfInterestVisible@21383} http://osm.org/way/595916967 Bechstein Hans-Thomas Rechtsanwalt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 = {PlaneOfInterestVisible@21384} http://osm.org/way/595916960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 = {PlaneOfInterestVisible@21385} http://osm.org/way/595916961 Willmanns Möbelhaus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 = {PlaneOfInterestVisible@21386} http://osm.org/way/166149285 Vertec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 = {PlaneOfInterestVisible@21387} http://osm.org/way/186492172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 = {PlaneOfInterestVisible@21388} http://osm.org/way/595916962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 = {PlaneOfInterestVisible@21389} http://osm.org/way/595916963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= {PlaneOfInterestVisible@21390} http://osm.org/way/357805121 unname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= {PlaneOfInterestVisible@21391} http://osm.org/way/501783695 Bredero-Hochhaus (17) (1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 = {PlaneOfInterestVisible@21392} http://osm.org/way/595928088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 = {PlaneOfInterestVisible@21393} http://osm.org/way/595928094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 = {PlaneOfInterestVisible@21394} http://osm.org/way/595916958 DEVK Versicherung: Kim Rehwinkel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 = {PlaneOfInterestVisible@21395} http://osm.org/way/595916959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 = {PlaneOfInterestVisible@21396} http://osm.org/way/303613652 VW-Tower (9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 = {PlaneOfInterestVisible@21397} http://osm.org/way/595928098 SFK Gebäudemanagement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 = {PlaneOfInterestVisible@21398} http://osm.org/way/357805117 unnamed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 = {PlaneOfInterestVisible@21399} http://osm.org/way/595928096 Kiosk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= {PlaneOfInterestVisible@21502} http://osm.org/way/595928095 Titty Twist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 = {PlaneOfInterestVisible@21503} http://osm.org/way/186487834 Euro Akademie Hannov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 = {PlaneOfInterestVisible@21504} http://osm.org/way/186487833 Hotel Königshof Am Funkturm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 = {PlaneOfInterestVisible@21505} http://osm.org/way/186492183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 = {PlaneOfInterestVisible@21506} http://osm.org/way/595928090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5 = {PlaneOfInterestVisible@21507} http://osm.org/way/186487837 Stefan Kalmus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 = {PlaneOfInterestVisible@21508} http://osm.org/relation/7884266 Am Bahnhof (12) (1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21300} http://osm.org/way/501790779 Sparkasse (1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21318} http://osm.org/way/550708460 Kaufland (1) (1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21323} http://osm.org/way/98144556 Novotel Suitehotel Hannover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21328} http://osm.org/way/98144559 Fachbereich Soziales der Stadt Hannover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21329} http://osm.org/way/98144558 Tobias Cramer (1) (3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21337} http://osm.org/way/534610070 CinemaxX Hannover (3) (1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21340} http://osm.org/way/159115821 Polizeistation Raschplatz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21362} http://osm.org/way/186487842 DG Immobilien Management Gesellschaft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21365} http://osm.org/way/301531133 Schalterhalle Hannover ZOB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21378} http://osm.org/way/534850821 Casinoland IT-Systeme GmbH (3) (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21391} http://osm.org/way/501783695 Bredero-Hochhaus (17) (1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21393} http://osm.org/way/595928094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21394} http://osm.org/way/595916958 DEVK Versicherung: Kim Rehwinkel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21395} http://osm.org/way/595916959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21396} http://osm.org/way/303613652 VW-Tower (9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21398} http://osm.org/way/357805117 unnamed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21502} http://osm.org/way/595928095 Titty Twist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21503} http://osm.org/way/186487834 Euro Akademie Hannov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21504} http://osm.org/way/186487833 Hotel Königshof Am Funkturm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21508} http://osm.org/relation/7884266 Am Bahnhof (12) (19)</text:p>
          </table:table-cell>
          <table:table-cell table:number-columns-repeated="16383"/>
        </table:table-row>
        <table:table-row table:number-rows-repeated="1048161" table:style-name="ro1">
          <table:table-cell table:number-columns-repeated="16384"/>
        </table:table-row>
      </table:table>
      <table:table table:name="16" table:style-name="ta1">
        <table:table-column table:style-name="co6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21577} http://google.com/places/ChIJTZzU27N0sEcR6MbRnZY0IFY Soft Skin Hannover - Dauerhafte Haarentfernung - Hydrofacial - Akne - Kryo - Anti Aging - Celluli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21578} http://www.wikidata.org/entity/Q19964675 Prinzenstraße 21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21579} http://google.com/places/ChIJ_TkyhbF0sEcRvEPULEVZlTk Marlis And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21580} http://google.com/places/ChIJRVTnwbF0sEcRdOflxblLNNU HFBP Rechtsanwälte und Notar Dr. Hahne, Fritz, Bechtler &amp; Part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21581} http://google.com/places/ChIJo-DQWrJ0sEcRm1s2MWqnaaA Dr. Gesa Schik - Praxis für Psychotherap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21582} http://google.com/places/ChIJDV45L1gJsEcRHiGfh86vZuI Manolya Engelke - Microblading &amp; Permanent Make-U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21583} http://google.com/places/ChIJQQ8XRbJ0sEcRW6g58jGyRiI Sevda Arslan Rechtsanwaltskanzl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21584} http://google.com/places/ChIJL93rX7F0sEcRghbBlrQGtLM Dr. Hilke Völker Rechtsanwält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21585} http://google.com/places/ChIJY9OKyrN0sEcR9LjbBbkUoW8 Dr. Oliver Langer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21586} http://google.com/places/ChIJR5N8j7F0sEcRj5xCwHDhs6s TNG Entertainmen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21587} http://google.com/places/ChIJm5A8uhp1sEcRqh7onv2LSWM MAD about Juic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21588} http://google.com/places/ChIJ14L0Uax0sEcRKCoK9EdLlzo Seyhan Öztü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21589} http://google.com/places/ChIJn23FiLF0sEcRHFdtqQlTedM Degussa Goldhandel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21590} http://osm.org/node/2453236451 Maestr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21591} http://google.com/places/ChIJN-JwPLJ0sEcRC7juVu5TChg Dr. med. Albrecht Hof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21592} http://osm.org/node/137980116 Schauspiel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21593} http://google.com/places/ChIJ5QK9z7B0sEcRGzTg-oIwGag Angela Hut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21594} http://google.com/places/ChIJ00nFSrJ0sEcRokQwyfkmcnk Rechtsanwalt Arbeitsrech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21595} http://google.com/places/ChIJ00nFSrJ0sEcRyybXplXeF4M Rittner &amp; Partner Patentanwälte mbB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21596} http://google.com/places/ChIJlaq4m7F0sEcRK7lp-_WIyxA Rechtsanwältin Nicole Thie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21597} http://google.com/places/ChIJt_pIj7F0sEcRUrUF8Kc7kYc Neo House 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21598} http://google.com/places/ChIJ9biSIbJ0sEcRbSMQOFKSw_0 Hotel am Thielenplatz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21599} http://google.com/places/ChIJN-JwPLJ0sEcRlBnOXlsajDU Leopold Carolin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21600} http://google.com/places/ChIJT-8ltbN0sEcRuAWG_69SGEQ HAJDA I KADEN I PART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21601} http://google.com/places/ChIJ8wvKz1MLsEcRixjWFLskk7A Lüh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ointOfInterestVisible@21602} http://google.com/places/ChIJM9G4PrJ0sEcRl0_fIeY7KBE Praxis Hoefli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ointOfInterestVisible@21603} http://google.com/places/ChIJlaq4m7F0sEcRm_o2r01P0e0 Quirin Privatbank AG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ointOfInterestVisible@21604} http://google.com/places/ChIJ46vUyrALsEcRwKHkNazrLLg Dr. Martin Gleisberg M.Sc. M.Sc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ointOfInterestVisible@21605} http://google.com/places/ChIJQ_6CP7J0sEcRq5Cr5jD8wyY Wieck u. Hölsch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ointOfInterestVisible@21606} http://google.com/places/ChIJK5gjMLJ0sEcR1oHKk_HD60M Downtown Karaoke &amp; 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ointOfInterestVisible@21607} http://google.com/places/ChIJo9S2VrJ0sEcRELsmrZ28Oeo Landesschafzuchtverband Niedersachsen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ointOfInterestVisible@21608} http://google.com/places/ChIJAaEuJ7J0sEcR1EZSJMDk0NQ Zahnärztliche Praxis Dr. Michael Drünkler und Dr. Silke Neimann-Drünk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ointOfInterestVisible@21609} http://osm.org/node/79826378 Kunstverein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ointOfInterestVisible@21610} http://google.com/places/ChIJua9C-bB0sEcRr4yERdmZQ4A Paulaner am Thielenplatz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ointOfInterestVisible@21611} http://google.com/places/ChIJ2ZsUhbF0sEcRIu4B04mB92w GOLF GLOB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ointOfInterestVisible@21612} http://google.com/places/ChIJdWoY9LJ0sEcRkbEPtzwX0uo Lott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ointOfInterestVisible@21613} http://google.com/places/ChIJ3wHLgJw5ZUER1VVisZSV5M0 Angelika Brügge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ointOfInterestVisible@21614} http://google.com/places/ChIJdf-kTrJ0sEcRZPkOablYKY0 CP Immobili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ointOfInterestVisible@21615} http://google.com/places/ChIJ1f6-5LN0sEcRdMaoinp_fmk HSH Nordbank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ointOfInterestVisible@21616} http://google.com/places/ChIJ2YhrObJ0sEcRMcs2Oe1BLYg TREUWER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ointOfInterestVisible@21617} http://osm.org/node/3454403828 Marlen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ointOfInterestVisible@21618} http://google.com/places/ChIJC6zZyLN0sEcRZ-95qX3hEVw E V R Wolfenbüttel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ointOfInterestVisible@21619} http://www.wikidata.org/entity/Q15858572 Haus Ebeling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ointOfInterestVisible@21620} http://www.wikidata.org/entity/Q1744355 Warmbüchenviert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ointOfInterestVisible@21621} http://google.com/places/ChIJz83K-rJ0sEcRLlnmgbmwEDo EME Mo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ointOfInterestVisible@21622} http://google.com/places/ChIJV_fYzrN0sEcRzXXY7YUUs8I FRAM II Grundbesitz UG (haftungsbeschränk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ointOfInterestVisible@21623} http://google.com/places/ChIJdaWo47J0sEcRm_qV7XSSrnk DGM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ointOfInterestVisible@21624} http://google.com/places/ChIJKQcr7rJ0sEcRRssjpMDX02g Laves Tattoos Studio Hannover (Tattoo, Piercing, Laser entfernung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ointOfInterestVisible@21625} http://osm.org/node/2448251007 licht + ambien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ointOfInterestVisible@21626} http://google.com/places/ChIJdf-kTrJ0sEcRG8D9juAcxos Dr. M. Moderegg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ointOfInterestVisible@21627} http://google.com/places/ChIJYb7GeJw5ZUERcoE08NdkYdI Dr. Volker Mül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ointOfInterestVisible@21628} http://google.com/places/ChIJ82LaF7J0sEcR8_ScRqD49qg Ärztlicher Dienst des BEV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ointOfInterestVisible@21629} http://google.com/places/ChIJP-5TN7J0sEcRZsr8cmvd2TA Holtermann Holthausen Strafverteidigerbür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ointOfInterestVisible@21630} http://google.com/places/ChIJSdkhV7F0sEcRvQNiTb4tPlY Hannover, Georgsplatz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ointOfInterestVisible@21631} http://google.com/places/ChIJl-KUXrF0sEcRwoE4uy57moo Management Foundation of the Sparkasse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ointOfInterestVisible@21632} http://osm.org/node/798387825 Vegetarisches Restaurant Hill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ointOfInterestVisible@21633} http://google.com/places/ChIJhXWz4rN0sEcRPvA_AMMZT_c Rechtsanwälte Dr. Voss &amp; Asche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ointOfInterestVisible@21634} http://google.com/places/ChIJQ_6CP7J0sEcRIf-PdAzOXw0 Frau Dr. med. Angelika-Regine Die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ointOfInterestVisible@21635} http://google.com/places/ChIJU3wNZaZ0sEcRv_foL96MzyQ Zahnarztpraxis Dr. med. dent. Ioannis Zonio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ointOfInterestVisible@21636} http://google.com/places/ChIJTZzU27N0sEcRTdfXQvIKy2I ATD Travel Services (Germany) Ltd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ointOfInterestVisible@21637} http://google.com/places/ChIJnVBRrbF0sEcRN53vGnkVjeU Schramm &amp; Schoen Immobilien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ointOfInterestVisible@21638} http://google.com/places/ChIJI9W7PLJ0sEcRfDbm8_cjZOA L'Osteri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ointOfInterestVisible@21639} http://osm.org/node/652433169 Rosenapothek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ointOfInterestVisible@21640} http://google.com/places/ChIJA0jciLF0sEcRXV32oElBXwk Noon Individual Hai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ointOfInterestVisible@21641} http://google.com/places/ChIJQQ8XRbJ0sEcRjrZdPTp2GaA Dr. Mustafa Yusuf Emanetoglu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ointOfInterestVisible@21642} http://google.com/places/ChIJN-JwPLJ0sEcRq8hT1spDdaI Dets Laufshop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ointOfInterestVisible@21643} http://google.com/places/ChIJA0jciLF0sEcRE1BTnNcdDjw Landesinnung der Augenoptiker von Schleswig-Holste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ointOfInterestVisible@21644} http://google.com/places/ChIJL93rX7F0sEcRBeiga3b7dbM Dr. André Pietre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ointOfInterestVisible@21645} http://google.com/places/ChIJrfrvTax0sEcRhFoErkzX4kY Wiegandt Christian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ointOfInterestVisible@21646} http://google.com/places/ChIJ0QVWVbJ0sEcRM2_kvsO9klE Veronika Thormann Rechtsanwält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ointOfInterestVisible@21647} http://osm.org/node/1965424549 Kopf-Stein-Pflas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ointOfInterestVisible@21648} http://osm.org/node/4040455040 Kanzlei Helga Krapp-Böhm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ointOfInterestVisible@21649} http://google.com/places/ChIJVY6pabF0sEcRKwpz390scDo Helen Toys Trading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= {PointOfInterestVisible@21650} http://google.com/places/ChIJsfXuzrN0sEcRlhnXcIsL0Yw Hww Wienberg Wilhel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= {PointOfInterestVisible@21651} http://google.com/places/ChIJlwMUWrF0sEcRv8ySdGP4qpc Ludwig Fresenius school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 = {PointOfInterestVisible@21652} http://osm.org/node/3454409107 Calenberger Kreditvere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 = {PointOfInterestVisible@21653} http://google.com/places/ChIJT0jT0bN0sEcRMQBfm_OPrsM Objektgesellschaft Bad Rappenau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 = {PointOfInterestVisible@21654} http://google.com/places/ChIJadz_mJ11sEcR8RgY5QgIGWI mini 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 = {PointOfInterestVisible@21655} http://google.com/places/ChIJY39jb7B0sEcRMAEhPCe_deU Immobilienmakler Hannover Finis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 = {PointOfInterestVisible@21656} http://osm.org/node/652433172 Kaiser's Wo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= {PointOfInterestVisible@21657} http://google.com/places/ChIJ4zkyhbF0sEcRcg8WZRGA8bc Adler Klinik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 = {PointOfInterestVisible@21658} http://google.com/places/ChIJH4ziILN0sEcR800Lf_-hFMQ HotelGutscheine24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 = {PointOfInterestVisible@21659} http://google.com/places/ChIJQQ8XRbJ0sEcRGJS7PwBA34E Petra Engel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 = {PointOfInterestVisible@21660} http://google.com/places/ChIJ3bFsR7J0sEcRetY_pxaJzXk Look Beauty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 = {PointOfInterestVisible@21661} http://google.com/places/ChIJAzwYRbJ0sEcR2kHhFtvrpXI B. GAUS Zahnarz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 = {PointOfInterestVisible@21662} http://google.com/places/ChIJH5W14rN0sEcR7q0lHdizt6k Brüggehagen + Kramer Gb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 = {PointOfInterestVisible@21663} http://google.com/places/ChIJNROrfk0LsEcRXH4oQZIBVE4 Lawyers and notaries Rosentre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 = {PointOfInterestVisible@21664} http://google.com/places/ChIJZcfpJ7J0sEcR3beP7zt2DTE Henning Bos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 = {PointOfInterestVisible@21665} http://osm.org/node/2353110282 Stiftung Ahlers/Kestner pro ar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 = {PointOfInterestVisible@21666} http://google.com/places/ChIJ7VQE77J0sEcRrzfJ2Ml3lAw Art of Beauty by Ri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= {PointOfInterestVisible@21667} http://google.com/places/ChIJu9wesrN0sEcRWtMwN95sWA4 Bewegten Kindergar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= {PointOfInterestVisible@21668} http://google.com/places/ChIJ82LaF7J0sEcRMPyHmir1Uyg NKL Lotterie Naumann - NKL Klassenlotterie und NKL Rentenjok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 = {PointOfInterestVisible@21669} http://google.com/places/ChIJu4uhRbB0sEcRRHbXa1dc2qA Praxis Stankovic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 = {PointOfInterestVisible@21670} http://google.com/places/ChIJE-f2CrN0sEcRVfyKoJqb3ww Dr. med. Sylvia Graffun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 = {PointOfInterestVisible@21671} http://google.com/places/ChIJQQ8XRbJ0sEcR076xs6iRau8 Frank Bätje, Dr. med. | Private Office | Private Physician in Hanover| General Medicine|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 = {PointOfInterestVisible@21672} http://google.com/places/ChIJQfrQabF0sEcR4UsCw95C6RM Angermann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 = {PointOfInterestVisible@21673} http://google.com/places/ChIJCRDpEbN0sEcR993PMYyCEfY Rechtsanwalt &amp; Notar Kanzlei Gerd Lang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 = {PointOfInterestVisible@21674} http://google.com/places/ChIJs7I8zrN0sEcR0nPRHroD0pQ MINDACT TRAVEL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 = {PointOfInterestVisible@21675} http://osm.org/node/289765634 Thai Food in the Box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 = {PointOfInterestVisible@21676} http://google.com/places/ChIJ40PuPbJ0sEcRzgeH2dORUd8 My Wedding Dress Outle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= {PointOfInterestVisible@21779} http://google.com/places/ChIJGz6evpw5ZUERI0kR_Qew9g0 Heinrich Henz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 = {PointOfInterestVisible@21780} http://google.com/places/ChIJ37wPyrN0sEcRkvCFhrIJ8wk Hannover Realservic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 = {PointOfInterestVisible@21781} http://google.com/places/ChIJsfXuzrN0sEcRIhos_NPANVI Kanzlei Waldraff &amp; Kolleg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 = {PointOfInterestVisible@21782} http://google.com/places/ChIJB3pxWrF0sEcRFyfSYHYajhU Orthopädie und Unfallchirurgie am Georgsplatz - Dr. med L. Cardell Dr. med H.-J. Düpre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 = {PointOfInterestVisible@21783} http://google.com/places/ChIJH4ziILN0sEcRagKkK2_UKGw Travel to Fai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5 = {PointOfInterestVisible@21784} http://google.com/places/ChIJqRIKS7J0sEcRqxJ7XOQCeVg Sydow &amp; Part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 = {PointOfInterestVisible@21785} http://google.com/places/ChIJpZ7t3LJ0sEcRoFjwU-nung0 Herr Dr. med. dent. Uwe Blun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 = {PointOfInterestVisible@21786} http://google.com/places/ChIJTUTaxLN0sEcRrK7xPS3ZyPw Maharishi Weltfriedens-Stift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8 = {PointOfInterestVisible@21787} http://google.com/places/ChIJt5omR7J0sEcRSfZypKtvhFY Frau Kornelia Gerlach-Mey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 = {PointOfInterestVisible@21788} http://google.com/places/ChIJN-JwPLJ0sEcRsGFfH0BMN-4 Jane Cosmetic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0 = {PointOfInterestVisible@21789} http://google.com/places/ChIJX_otuJw5ZUEROXlDwBfpOpY Rechtsanwältin &amp; Fachanwältin für Familienrecht - Helga Krapp-Böhm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 = {PointOfInterestVisible@21790} http://google.com/places/ChIJk9_It5w5ZUERP2tmpbJoFgg Sanitätshaus am Thielenplatz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 = {PointOfInterestVisible@21791} http://google.com/places/ChIJi2Mo_7J0sEcRPh77iBQEehU RuheForst Schloss Hünnefeld Bad Es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3 = {PointOfInterestVisible@21792} http://google.com/places/ChIJqXBxWrF0sEcRXn3qm9__kD4 Gemeinschaftspraxi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 = {PointOfInterestVisible@21793} http://google.com/places/ChIJF1VBfbN0sEcR4DENRS4RO8E gebührenpflichtiger Parkpl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5 = {PointOfInterestVisible@21794} http://google.com/places/ChIJMXv9JLJ0sEcRuyi2xal4VFw Brautmode Prinzenstraß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 = {PointOfInterestVisible@21795} http://google.com/places/ChIJQdioPrJ0sEcRJfMheLQIG8w A. A A. ABSICHERUNG ALLER ART SCHLUESSELDIENST-TAG-UND NA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 = {PointOfInterestVisible@21796} http://google.com/places/ChIJ82LaF7J0sEcRiuvzqXcg7is Queens Nailbar De luxe UG (haftungsbeschränk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8 = {PointOfInterestVisible@21797} http://google.com/places/ChIJ_dpjn7N0sEcR7XkGh55h9uk CONEO Grundbesitz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 = {PointOfInterestVisible@21798} http://google.com/places/ChIJH_RKRLJ0sEcRUtZAjIV9fes ERG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0 = {PointOfInterestVisible@21799} http://google.com/places/ChIJFwqW7bN0sEcRKvoeelL9vBU Sparkassenakadem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1 = {PointOfInterestVisible@21800} http://google.com/places/ChIJLQEwhK10sEcRWyu-8LCrht4 Dr. Kluge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 = {PointOfInterestVisible@21801} http://www.wikidata.org/entity/Q1269255 Hannoverscher Künstlervere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3 = {PointOfInterestVisible@21802} http://google.com/places/ChIJA4fCV7oMsEcRv6fgeqbQLEU Landré Grundstücksgesellschaft mbH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4 = {PointOfInterestVisible@21803} http://google.com/places/ChIJlaq4m7F0sEcRG0u4x4ZovQc UFC Unternehmens- und Finanzconsulting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5 = {PointOfInterestVisible@21804} http://google.com/places/ChIJGYTQNIM5ZUERtF--P9Ts380 Hair Lounge - Gül Köksa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 = {PointOfInterestVisible@21805} http://google.com/places/ChIJcTdSPrJ0sEcRuO9m0sovoWk Die EDEL GmbH Goldankauf, Silberankauf, Uhr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 = {PointOfInterestVisible@21806} http://google.com/places/ChIJwcG4ZGFzsEcRM5XjmfpNu3Y Dr. Ulrike Ste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8 = {PointOfInterestVisible@21807} http://google.com/places/ChIJb9NktbN0sEcRkbIALSqGSfo JurArtis Rechtsanwältin Verena Ehr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 = {PointOfInterestVisible@21808} http://google.com/places/ChIJ25W79rF0sEcRtvlIvUeamD8 HDI Versicherungen: Michael Rasc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0 = {PointOfInterestVisible@21809} http://google.com/places/ChIJQfrQabF0sEcRq39zFIvrbf8 S+S Rendsburger Str. 34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 = {PointOfInterestVisible@21810} http://google.com/places/ChIJf8LnjLF0sEcRrhvHCA-h0HI Prinzen...Das Image - Institut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2 = {PointOfInterestVisible@21811} http://google.com/places/ChIJL93rX7F0sEcRG3w6iGeeZbE Dr. Ulrich Haup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3 = {PointOfInterestVisible@21812} http://google.com/places/ChIJOyYNeLR0sEcRzIUwNF8DVK4 VGH Projekt GmbH &amp; Co. 2. Immobilien Verwaltungs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4 = {PointOfInterestVisible@21813} http://google.com/places/ChIJQQ8XRbJ0sEcRWsIveTxcaPY Hans-Albrecht Griesoh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5 = {PointOfInterestVisible@21814} http://google.com/places/ChIJ75XrZrF0sEcRP0E7SNPrW18 Dr. Gregor Be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6 = {PointOfInterestVisible@21815} http://google.com/places/ChIJ_dpjn7N0sEcRYRbQKv3JzUc Sneaker Connectio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7 = {PointOfInterestVisible@21816} http://www.wikidata.org/entity/Q43060920 Cumberlandsche Bühn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8 = {PointOfInterestVisible@21817} http://google.com/places/ChIJr5JpPrJ0sEcRv3YWJwsiChk Motosoft gesellschaft für edv-Lösungen im KFZ-Betrieb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 = {PointOfInterestVisible@21818} http://google.com/places/ChIJOUOYkJw5ZUERvAr9XKO721Q Rechtsanwalt Jochen Sted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0 = {PointOfInterestVisible@21819} http://google.com/places/ChIJjUq4iLF0sEcRRmcNbLh98d4 Therapeutische Lehranstalten Dr. Blindow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 = {PointOfInterestVisible@21820} http://google.com/places/ChIJOXv19rJ0sEcRZKvYmfFBbCc Garbe &amp; Flügge Steuerberatungsgesellschaft Partnerschaft mbB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2 = {PointOfInterestVisible@21821} http://google.com/places/ChIJRc_fpbN0sEcRpAYwScDzRO0 Gerd Albrecht Versicherungen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 = {PointOfInterestVisible@21822} http://google.com/places/ChIJI2HMt5w5ZUERdwXmjlwDvXc Moderegger Dr. Rechtsanwalt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 = {PointOfInterestVisible@21823} http://google.com/places/ChIJGytzgTMLsEcRiUoMWZ8Ooq8 Dr. Antje Bähr - Private Physiotherap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5 = {PointOfInterestVisible@21824} http://google.com/places/ChIJqxIKS7J0sEcRbWlL0CIwmBk Deutsche Pflegeimmobili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 = {PointOfInterestVisible@21825} http://google.com/places/ChIJRVPZSrJ0sEcRrIZLiu1HEZI Kanzlei Weige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7 = {PointOfInterestVisible@21826} http://google.com/places/ChIJcZz6mrN0sEcR-W-9T_I-qZo Feuerwehr-Unfallkasse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= {PointOfInterestVisible@21827} http://google.com/places/ChIJQfrQabF0sEcRiXWdqubDg44 Suhren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= {PointOfInterestVisible@21828} http://google.com/places/ChIJrdCzP7J0sEcRIt8siKqF3aQ Nadelepilatio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0 = {PointOfInterestVisible@21829} http://google.com/places/ChIJry9VlbN0sEcRL38BKyfMKTw Schiffgraben 8 Garag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1 = {PointOfInterestVisible@21830} http://google.com/places/ChIJA7mXZrF0sEcRR0qtqWG9aB4 BDO AG Wirtschaftsprüfungsgesellschaf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2 = {PointOfInterestVisible@21831} http://google.com/places/ChIJN-JwPLJ0sEcRWWJTey7qNug HNO im Zentrum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3 = {PointOfInterestVisible@21832} http://google.com/places/ChIJn23FiLF0sEcR6DaHZJxLkpA Kusche C. Dr. med. dent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4 = {PointOfInterestVisible@21833} http://google.com/places/ChIJn_ZKRLJ0sEcROI6s83c-9Ig Pirus Ami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5 = {PointOfInterestVisible@21834} http://google.com/places/ChIJFQHDuFILsEcRzoyajadpNOQ Engel &amp; Völkers・Hannover Mit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6 = {PointOfInterestVisible@21835} http://google.com/places/ChIJW4p3JbJ0sEcRHzaizk9Fh2o zoe fashion GmbH&amp;Co.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7 = {PointOfInterestVisible@21836} http://google.com/places/ChIJ2YhrObJ0sEcRPk4DwzGQCV8 Windhausen C.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8 = {PointOfInterestVisible@21837} http://google.com/places/ChIJOyYNeLR0sEcRkFk55C3GfhI Dorotheenstr. 3/5 Grundbesitzverwaltungs- 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9 = {PointOfInterestVisible@21838} http://google.com/places/ChIJN-JwPLJ0sEcRorMHTYWCKaI Alles Paletti!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0 = {PointOfInterestVisible@21839} http://google.com/places/ChIJp1q1uZw5ZUERg89kUpS_34g Okan Arsl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 = {PointOfInterestVisible@21840} http://google.com/places/ChIJo4DXCV11sEcRfVtSjy10Jt4 Deutsche Bank Filia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 = {PointOfInterestVisible@21841} http://google.com/places/ChIJp0sKMbJ0sEcRyBgI1_GgDEo Helge Wachsmuth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 = {PointOfInterestVisible@21842} http://google.com/places/ChIJowVZ2bN0sEcRva-3aC7PAq0 Christian Ahren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 = {PointOfInterestVisible@21843} http://google.com/places/ChIJL93rX7F0sEcRdaIUMS5Rb6I Hilke Telschow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 = {PointOfInterestVisible@21844} http://google.com/places/ChIJ4zkyhbF0sEcRi5a5B2xl9f8 Sternwar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 = {PointOfInterestVisible@21845} http://google.com/places/ChIJCcJMPrJ0sEcRxpwuIqidDTc Watches Hannover (EDEL-GmbH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 = {PointOfInterestVisible@21846} http://google.com/places/ChIJoRyB6bN0sEcRbQIN8hHcWDY A.A.A. Absicherungen &amp; Schlüssel-Notdienst Tag +Nacht, Zentrale Bökenför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 = {PointOfInterestVisible@21847} http://google.com/places/ChIJQQ8XRbJ0sEcR3rQ_3qmhxGo Dr. med. Joachim Schol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 = {PointOfInterestVisible@21848} http://google.com/places/ChIJG860T7J0sEcRXPXuXHRVEFI Schulen in Niedersachsen online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 = {PointOfInterestVisible@21849} http://google.com/places/ChIJFVAKXLJ0sEcRjSpFlVJ04RU Grand Palace Hotel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 = {PointOfInterestVisible@21850} http://google.com/places/ChIJL93rX7F0sEcRQhBv74rm7Pw Mexikanisches Honorarkonsula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 = {PointOfInterestVisible@21851} http://google.com/places/ChIJQ7eaJLN0sEcRKSurwHuPaqA Wohnungsgenossenschaft Hannoverla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 = {PointOfInterestVisible@21852} http://google.com/places/ChIJzwB0HLN0sEcRdoFiDmijV-g CW Immobili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 = {PointOfInterestVisible@21853} http://google.com/places/ChIJky2RH7N0sEcRm6dD1ccLvWo Evelyn De Guzman-Bürger Philippinische Spezialitä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 = {PointOfInterestVisible@21854} http://google.com/places/ChIJK0Itf5w5ZUERAXgnJT_1A6E Axel Müller-Eis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 = {PointOfInterestVisible@21855} http://google.com/places/ChIJAzwYRbJ0sEcRwBkMFgbthVU Switch Skatesh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 = {PointOfInterestVisible@21856} http://www.wikidata.org/entity/Q22809577 Sophien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 = {PointOfInterestVisible@21857} http://google.com/places/ChIJV_fYzrN0sEcROnrCu_eg2Ho I. D. A. Handel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 = {PointOfInterestVisible@21858} http://google.com/places/ChIJyY6cILR0sEcRyqE0eOGx4PA PE Pazifik-Exklusiv-Reis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 = {PointOfInterestVisible@21859} http://google.com/places/ChIJA0jciLF0sEcRYqoQS-jgK14 Fachakademie für Augenoptik Hankensbütt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 = {PointOfInterestVisible@21860} http://google.com/places/ChIJm-wTtbN0sEcRYLU_iCWasI8 CreditPlus Bank AG - Filial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 = {PointOfInterestVisible@21861} http://google.com/places/ChIJQdioPrJ0sEcRv889NFgNqno Marienkäfer Reisen GmbH Reiseveranstal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 = {PointOfInterestVisible@21862} http://google.com/places/ChIJCbQ_JrJ0sEcRTkAVN1OO9PA Bosse Rüdiger Förster &amp; Partner, Rechtsanwälte, Steuerbera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 = {PointOfInterestVisible@21863} http://google.com/places/ChIJZcfpJ7J0sEcRfbzlc9e951M Billerbeck GmbH Unabhängige Versicherungsmak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 = {PointOfInterestVisible@21864} http://google.com/places/ChIJJ59uWbJ0sEcR8BcJ1iZD4jg Dr. Neumann &amp; Rößler - Zahnärztliche Gemeinschaftsprax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 = {PointOfInterestVisible@21865} http://google.com/places/ChIJkx5Z-rJ0sEcR5dMzb-1IZ3E Druckexpre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 = {PointOfInterestVisible@21866} http://google.com/places/ChIJlaq4m7F0sEcR3OKpsLBENUI Zahnarztpraxis Dr. Cetin Gül M. Sc. Implantolog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 = {PointOfInterestVisible@21867} http://google.com/places/ChIJy50l2rN0sEcR2TTrQA8KmWM Physio Impuls am Künstler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 = {PointOfInterestVisible@21868} http://google.com/places/ChIJgQKnMbJ0sEcRmggKN38TU68 Fritz Walter Ko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 = {PointOfInterestVisible@21869} http://google.com/places/ChIJQQ8XRbJ0sEcRQ39ggKKpBYc Frau Doris Kra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 = {PointOfInterestVisible@21870} http://google.com/places/ChIJHURs1LN0sEcRy1znbzJst4I BürgerStadtWerke eG c/o Rechtsanwalt Bernd Karwie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 = {PointOfInterestVisible@21871} http://google.com/places/ChIJdaWo47J0sEcRMENUY7qruvw AzCommerce e.K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 = {PointOfInterestVisible@21872} http://google.com/places/ChIJkx5Z-rJ0sEcRsurV9uPLtBI GROSSPA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 = {PointOfInterestVisible@21873} http://google.com/places/ChIJy50l2rN0sEcRNqx0bE7zdMo TravelEssenc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 = {PointOfInterestVisible@21874} http://google.com/places/ChIJdaWo47J0sEcR8O6GUs3yUFw Gani Trade Gb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 = {PointOfInterestVisible@21875} http://google.com/places/ChIJm8KUzrN0sEcRl8WeWMwJt9s Daily Immobilienservic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 = {PointOfInterestVisible@21876} http://google.com/places/ChIJXawN0rN0sEcRxyQx8vpHstY Leher Gastronomi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 = {PointOfInterestVisible@21877} http://google.com/places/ChIJH4ziILN0sEcRv6fHYHph_lQ Wellness Luxus Hotel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 = {PointOfInterestVisible@21878} http://google.com/places/ChIJI9W7PLJ0sEcRySvaDZ9c5GY Vahrenwalder Str. 269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 = {PointOfInterestVisible@21980} http://google.com/places/ChIJ2y2nKa10sEcRq5Ikv9m3XrU go: h joint surgery Orthopedics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 = {PointOfInterestVisible@21981} http://google.com/places/ChIJzeFJ9rJ0sEcRKvoU9-tBUcU EHG Tokarski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 = {PointOfInterestVisible@21982} http://google.com/places/ChIJ6a6DkJw5ZUERF2p4y7QvbaQ Anwaltskanzlei Steding (Jochen Steding, Christian Steding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 = {PointOfInterestVisible@21983} http://google.com/places/ChIJL93rX7F0sEcRobPaY2MIXvI Dr. Jürgen Dieselhorst Rechtsanwalt &amp; Notar a.D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 = {PointOfInterestVisible@21984} http://google.com/places/ChIJTTQUJ7J0sEcRcg0T5eKLiPU bylleBag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 = {PointOfInterestVisible@21985} http://google.com/places/ChIJ0bu6LbJ0sEcRaJ1cfHtCTT4 Blues Joint Hannover im Varieté Marlen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 = {PointOfInterestVisible@21986} http://google.com/places/ChIJL93rX7F0sEcRKFXNYzpqV-c Dr. Martin Notthof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 = {PointOfInterestVisible@21987} http://google.com/places/ChIJWzW9dLF0sEcR0f8yCa8ZR9o PlanetHome Immobili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 = {PointOfInterestVisible@21988} http://google.com/places/ChIJmUV2ybN0sEcRE2KdwQBYsuQ Bühre Bull oH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 = {PointOfInterestVisible@21989} http://google.com/places/ChIJa-jRcrN0sEcRuWK--yAHuXs ImmoService Hannover- Hildesheim Immobilienverwaltung oH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 = {PointOfInterestVisible@21990} http://google.com/places/ChIJ2YhrObJ0sEcRDfqobWot_KU Barbara Radüge Rechtsanwält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 = {PointOfInterestVisible@21991} http://www.wikidata.org/entity/Q1988590 Niedersächsischer Heimatbu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 = {PointOfInterestVisible@21992} http://google.com/places/ChIJ2y2nKa10sEcRcPSTTAHfatM Herr Dr. med. Jens D. Agneskirch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 = {PointOfInterestVisible@21993} http://www.wikidata.org/entity/Q1549515 Stiftung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 = {PointOfInterestVisible@21994} http://google.com/places/ChIJOyYNeLR0sEcRURAFfuQwIfw VGH galer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5 = {PointOfInterestVisible@21995} http://osm.org/node/4030990711 Block Hous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6 = {PointOfInterestVisible@21996} http://google.com/places/ChIJy-wRPLJ0sEcRWDRmvBMfNUo MarienkäferRei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7 = {PointOfInterestVisible@21997} http://google.com/places/ChIJvZy1QbJ0sEcRTjQ3eJUVJDI GERMAN BRUHS COFFE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8 = {PointOfInterestVisible@21998} http://google.com/places/ChIJQQ8XRbJ0sEcRJoGV1hIAgz4 Herr Dr. med. Ralph-Patrick Beig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9 = {PointOfInterestVisible@21999} http://google.com/places/ChIJ535_77J0sEcRi8fAVzUDBl0 Praxis Dr. med.Frank Bätj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0 = {PointOfInterestVisible@22000} http://google.com/places/ChIJuUsaerF0sEcRup7Rn_NCyUs Sø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1 = {PointOfInterestVisible@22001} http://google.com/places/ChIJL93rX7F0sEcRbyl3lMBDEqY Frank Schäf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2 = {PointOfInterestVisible@22002} http://google.com/places/ChIJQwPVtLN0sEcRa9lugWwyNpY coniuro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3 = {PointOfInterestVisible@22003} http://www.wikidata.org/entity/Q18411243 Cumberlandsche Galeri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4 = {PointOfInterestVisible@22004} http://google.com/places/ChIJqRIKS7J0sEcRvHZPJ6NWiow Sachwert Marktplatz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5 = {PointOfInterestVisible@22005} http://google.com/places/ChIJQQ8XRbJ0sEcR_CsKZFS5OMY Frau Dr. med. Karin Jein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6 = {PointOfInterestVisible@22006} http://google.com/places/ChIJyy4rP7N0sEcRgUsWGJ7cCX0 Colorent Fernsehvermietungs-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7 = {PointOfInterestVisible@22007} http://google.com/places/ChIJkYsh6rN0sEcRHGxCHQidOjE Sparkasse Hannover - AT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8 = {PointOfInterestVisible@22008} http://google.com/places/ChIJa-jRcrN0sEcR7NiL8mXOi8w C. Berger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9 = {PointOfInterestVisible@22009} http://google.com/places/ChIJ82LaF7J0sEcRJ2v3ywo-Sro Proseccheria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0 = {PointOfInterestVisible@22010} http://google.com/places/ChIJE8MZXrF0sEcR23ctTbfAFGk visora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1 = {PointOfInterestVisible@22011} http://google.com/places/ChIJL93rX7F0sEcRaKfsVOO9jL0 Wulf Meine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2 = {PointOfInterestVisible@22012} http://google.com/places/ChIJ00nFSrJ0sEcRh_2wIv_d3t4 Jennifer Weigelt Rechtsanwält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3 = {PointOfInterestVisible@22013} http://google.com/places/ChIJI7lj17N0sEcRYIvqhg9b84s Leonard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4 = {PointOfInterestVisible@22014} http://google.com/places/ChIJQ_6CP7J0sEcR2z20LObTuo4 san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5 = {PointOfInterestVisible@22015} http://google.com/places/ChIJySf6PbJ0sEcR8zF7Uvkq66Q Happy Kumpi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6 = {PointOfInterestVisible@22016} http://google.com/places/ChIJmUV2ybN0sEcRhLlhOuZkRXg Rechtsanwaltskanzlei Jens Schmid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7 = {PointOfInterestVisible@22017} http://google.com/places/ChIJIY4QPbJ0sEcRObNYjd-dWog Hannover Thielenplatz/Schauspielhaus (station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8 = {PointOfInterestVisible@22018} http://google.com/places/ChIJ3ylcorN0sEcR3NmLT5DXeYk Kanzlei Anette Führing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9 = {PointOfInterestVisible@22019} http://google.com/places/ChIJ3bFsR7J0sEcRJvprxzi9DPE LIMA - Peace Of Mi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0 = {PointOfInterestVisible@22020} http://google.com/places/ChIJ__9Pg7F0sEcRVeehuAMQqCc Rechtsanwalt Richard Sto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1 = {PointOfInterestVisible@22021} http://google.com/places/ChIJdf-kTrJ0sEcRQzNaD8tAXw8 PRO INVE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2 = {PointOfInterestVisible@22022} http://google.com/places/ChIJ13prJLJ0sEcRDpPFvFpv7fQ Braut Abendmod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3 = {PointOfInterestVisible@22023} http://google.com/places/ChIJbVyGRrJ0sEcRAjEFfEjZ8lw Simchen Asset Managemen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4 = {PointOfInterestVisible@22024} http://google.com/places/ChIJP-vE9beoukcRzTw2fDZMZOE Novario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5 = {PointOfInterestVisible@22025} http://google.com/places/ChIJA0jciLF0sEcR6ivaHfEL_5U Liebeck-Blitzschutzbau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6 = {PointOfInterestVisible@22026} http://google.com/places/ChIJL93rX7F0sEcRurBIJmCBnBQ Dr. Maximilian Schun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7 = {PointOfInterestVisible@22027} http://google.com/places/ChIJrZ3i5bJ0sEcRD4LjOqxNSnE Hannover Lavesstraße (station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8 = {PointOfInterestVisible@22028} http://osm.org/node/3210890800 Theatermuse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9 = {PointOfInterestVisible@22029} http://osm.org/node/1992166428 Weinstube Leonardo Ristoran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0 = {PointOfInterestVisible@22030} http://google.com/places/ChIJCbQ_JrJ0sEcRPcwrnj9WsxA Silvers business travel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1 = {PointOfInterestVisible@22031} http://google.com/places/ChIJ3ylcorN0sEcRc4ItwACdOBU Dr. Michael Taeger &amp; Partner Strategy Consultant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2 = {PointOfInterestVisible@22032} http://google.com/places/ChIJ9VOEW7J0sEcRZUTrc12sX7g C. Osswald GmbH &amp; Co. KG - Fachgeschäft-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3 = {PointOfInterestVisible@22033} http://google.com/places/ChIJD-CiPrN0sEcRuKsTFM9s4QE Herr Dipl.-Psych. Gert Gö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4 = {PointOfInterestVisible@22034} http://google.com/places/ChIJCbQ_JrJ0sEcRSCu_r9pvpew P3 Assekuranzmakl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5 = {PointOfInterestVisible@22035} http://google.com/places/ChIJj_hDQbJ0sEcRiWwiapvYSlo Ruenthai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6 = {PointOfInterestVisible@22036} http://google.com/places/ChIJkx5Z-rJ0sEcRvcoX5SBK-bI Erste Kirche Christi Wissenschafter, Lesera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7 = {PointOfInterestVisible@22037} http://google.com/places/ChIJTXXdELR0sEcR4ZAQQr4C6j0 LB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8 = {PointOfInterestVisible@22038} http://google.com/places/ChIJTbkbGbN0sEcRa1ABZFro-LA Stephan Müller-Scheffsk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9 = {PointOfInterestVisible@22039} http://google.com/places/ChIJySf6PbJ0sEcRKZ1ZQdKHwxM Mercedes Rettber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0 = {PointOfInterestVisible@22040} http://google.com/places/ChIJF2tqJ7J0sEcRo8vleyJt8AU Spielerberater Agirm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1 = {PointOfInterestVisible@22041} http://google.com/places/ChIJn23FiLF0sEcR3b0cJdLFfG4 Praxisgemeinschaft Dr. Bockmann und Dr. Kusc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2 = {PointOfInterestVisible@22042} http://google.com/places/ChIJV_fYzrN0sEcROci18g4u_eg Dr. Steffen Ko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3 = {PointOfInterestVisible@22043} http://google.com/places/ChIJR5N8j7F0sEcRSAEb3wOcepA HeimW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4 = {PointOfInterestVisible@22044} http://google.com/places/ChIJOQhO8LJ0sEcRzYbMExWr9to Hoppenworth Schuhtechni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5 = {PointOfInterestVisible@22045} http://google.com/places/ChIJEVw-PLJ0sEcRzoYbQtwIbiA Frau Saskia Annika Gae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6 = {PointOfInterestVisible@22046} http://google.com/places/ChIJAzwYRbJ0sEcRlrYjmzoNQBk Dr.med.dent. Lutz P. Jähnigen Zahnarz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7 = {PointOfInterestVisible@22047} http://google.com/places/ChIJWSCdW7J0sEcRDZmofRoOoZc City-Büromark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8 = {PointOfInterestVisible@22048} http://google.com/places/ChIJQ_6CP7J0sEcR7KACcvwwSn8 D.a.s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9 = {PointOfInterestVisible@22049} http://osm.org/node/539069162 Alexan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0 = {PointOfInterestVisible@22050} http://google.com/places/ChIJ82LaF7J0sEcRSlfbex2LDTo Sushi-D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1 = {PointOfInterestVisible@22051} http://google.com/places/ChIJlaq4m7F0sEcR5jAVxAD4oaQ Grundstücksgesellschaft Walderseestraße 1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2 = {PointOfInterestVisible@22052} http://osm.org/node/5158722568 Borghesischer Fech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3 = {PointOfInterestVisible@22053} http://google.com/places/ChIJL9A6_rZ0sEcRRWUghbr7ILY Kulturbüro der Landeshauptstad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4 = {PointOfInterestVisible@22054} http://google.com/places/ChIJQ_2aP7J0sEcROicPMSvHljM Glade-Therapie-Coach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5 = {PointOfInterestVisible@22055} http://google.com/places/ChIJR5N8j7F0sEcRu0TORR6LrY8 Gemeinschaftskanzlei Brümmerstedt,Seewald und Oelf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6 = {PointOfInterestVisible@22056} http://google.com/places/ChIJ6fW55LN0sEcRvvF3KXEGdFM Dr. med. Mellany Galla - Praxis für Fuß- und Sprunggelenkchirurg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7 = {PointOfInterestVisible@22057} http://google.com/places/ChIJS-XrPbJ0sEcRrrO96KFhK3Y Cherry Lounge / beauty, spa &amp; m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8 = {PointOfInterestVisible@22058} http://google.com/places/ChIJ4zkyhbF0sEcRrYcZL3SggU4 MVI Immobilien U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9 = {PointOfInterestVisible@22059} http://google.com/places/ChIJEy-D5bN0sEcRLQ9V4Pu1nRg Ernst &amp; Young GmbH Wirtschaftsprüfungsgesellscha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0 = {PointOfInterestVisible@22060} http://google.com/places/ChIJ82LaF7J0sEcR9EyRUX6zE34 Bundesbahnvermögen, Medizinischer Dien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1 = {PointOfInterestVisible@22061} http://google.com/places/ChIJ4zkyhbF0sEcRG4UzjsZ5lIA Rechstanwältin Gebler-Fleischhack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2 = {PointOfInterestVisible@22062} http://google.com/places/ChIJZ2wP2rN0sEcRVBfZnQ7qUsU Insig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3 = {PointOfInterestVisible@22063} http://google.com/places/ChIJ0X29LbJ0sEcRv7FMlhVx3CA Restaurant Alexan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4 = {PointOfInterestVisible@22064} http://google.com/places/ChIJn23FiLF0sEcRl2Ni83VIn1A H.o.p.e.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5 = {PointOfInterestVisible@22065} http://google.com/places/ChIJSY9KTfd1sEcRq6YotsBGjYY C'est La V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6 = {PointOfInterestVisible@22066} http://google.com/places/ChIJFwFwybN0sEcRQlzUjwumlMc Engel &amp; Völkers Commercial・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7 = {PointOfInterestVisible@22067} http://google.com/places/ChIJ4zkyhbF0sEcR7k3Z3ahWAcU CT Lloyd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8 = {PointOfInterestVisible@22068} http://google.com/places/ChIJwzKwyVILsEcRzTVVsPK012w Horstmann bAV Consulting Kompetenz-Center für die betriebliche Altersversorg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9 = {PointOfInterestVisible@22069} http://google.com/places/ChIJA0jciLF0sEcRYpfMjtj11B0 Rechtsanwalt Dr. Jürgen F. Hop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0 = {PointOfInterestVisible@22070} http://google.com/places/ChIJQQ8XRbJ0sEcR39Fz_QqEjhQ Rafaels Bistr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1 = {PointOfInterestVisible@22071} http://google.com/places/ChIJI9W7PLJ0sEcRJILjk_ezFek brz immobilien, Marco Ziemer e.K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2 = {PointOfInterestVisible@22072} http://google.com/places/ChIJQQ8XRbJ0sEcRHqRxGsvX0Z8 Kösling WilfriedAugenoptikermeis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3 = {PointOfInterestVisible@22073} http://google.com/places/ChIJ_dpjn7N0sEcRPLHcgg1Mq7k Fashion Retail Stor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4 = {PointOfInterestVisible@22074} http://google.com/places/ChIJ297sUbJ0sEcRH18drpydhuI Hermann Wegener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5 = {PointOfInterestVisible@22075} http://google.com/places/ChIJA0jciLF0sEcRrqQBRcugnLY English Romance Ltd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6 = {PointOfInterestVisible@22076} http://www.wikidata.org/entity/Q19964586 Niedersächsische Sparkassenstift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7 = {PointOfInterestVisible@22077} http://google.com/places/ChIJw1BfxbN0sEcR-Dt_ioAM-vA Transzendentale Meditat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8 = {PointOfInterestVisible@22078} http://google.com/places/ChIJ3ylcorN0sEcR-Pd_HlwjALc Lloyds Consulting Immobilien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9 = {PointOfInterestVisible@22079} http://www.wikidata.org/entity/Q56329904 Schiffgraben 4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0 = {PointOfInterestVisible@22181} http://google.com/places/ChIJ37wPyrN0sEcRdizadMMc0bw SSC Immobili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1 = {PointOfInterestVisible@22182} http://google.com/places/ChIJ-dpjn7N0sEcRNz2NLecC_-Y Heiko Engeler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2 = {PointOfInterestVisible@22183} http://google.com/places/ChIJQfrQabF0sEcRNNr__Qa9TyI NordGrundInves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3 = {PointOfInterestVisible@22184} http://google.com/places/ChIJFwFwybN0sEcRAUCIQbqNWVI TML Hannover Beteiligungs- und Vermögensverwaltung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4 = {PointOfInterestVisible@22185} http://google.com/places/ChIJN-JwPLJ0sEcR-8XCIIv9IXI Dr. phil. N. Nüchter HP f. Psychotherap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5 = {PointOfInterestVisible@22186} http://google.com/places/ChIJZcfpJ7J0sEcRjaYDx6LqXII Thomas Müller -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6 = {PointOfInterestVisible@22187} http://google.com/places/ChIJ4zkyhbF0sEcRED7dA26OVww pro office GmbH -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21647} http://osm.org/node/1965424549 Kopf-Stein-Pflas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21846} http://google.com/places/ChIJoRyB6bN0sEcRbQIN8hHcWDY A.A.A. Absicherungen &amp; Schlüssel-Notdienst Tag +Nacht, Zentrale Bökenför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22052} http://osm.org/node/5158722568 Borghesischer Fech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22219} http://osm.org/way/633684295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22220} http://osm.org/way/633684296 Rechtsanwalt &amp; Notar Kanzlei Gerd Lange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22221} http://osm.org/way/185852872 Lotto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22222} http://osm.org/way/633961198 HotelGutscheine24 (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22223} http://osm.org/way/633684297 Dr. Gesa Schik - Praxis für Psychotherapie (1) (1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22224} http://osm.org/way/633850050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22225} http://osm.org/way/185852876 Lavesstraße 72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22226} http://osm.org/way/531427284 Sophienstraße 7 (Hannover)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22227} http://osm.org/way/185852875 Blumenstraße 7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22228} http://osm.org/relation/4662941 Niedersächsisches Finanzministerium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22229} http://osm.org/way/633867168 Ubbenstraße 22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22230} http://osm.org/way/124426748 Landschaftstraße 1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22231} http://osm.org/way/633982733 Arnswaldtstraße 23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22232} http://osm.org/way/633867162 Ubbenstraße 26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22233} http://osm.org/way/185852879 Degussa Goldhandel GmbH (1) (1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22234} http://osm.org/way/633684290 residential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22235} http://osm.org/way/185852878 Laves Tattoos Studio Hannover (Tattoo, Piercing, Laser entfernung)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22236} http://osm.org/way/633684291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22237} http://osm.org/way/633684293 Holtermann Holthausen Strafverteidigerbüro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22238} http://osm.org/way/633850054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22239} http://osm.org/way/633684294 Manolya Engelke - Microblading &amp; Permanent Make-Up (1) (1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22240} http://osm.org/way/633684284 Deutsche Pflegeimmobilien GmbH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22241} http://osm.org/way/633961188 Kaiser's Wok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22242} http://osm.org/way/633944749 Warmbüchenstraße 20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22243} http://osm.org/way/633684286 Schulen in Niedersachsen online e.V.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22244} http://osm.org/way/185852881 Blumenstraße 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22245} http://osm.org/way/633684288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22246} http://osm.org/way/185852888 TNG Entertainment GmbH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22247} http://osm.org/way/63399686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22248} http://osm.org/way/633588996 Blumenstraße 10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laneOfInterestVisible@22249} http://osm.org/way/63399686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laneOfInterestVisible@22250} http://osm.org/way/633588998 Hedwigstraße 1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laneOfInterestVisible@22251} http://osm.org/way/633996864 Arnswaldtstraße 19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laneOfInterestVisible@22252} http://osm.org/way/633996865 Arnswaldtstraße 21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laneOfInterestVisible@22253} http://osm.org/way/186620448 Hedwigstraße 17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laneOfInterestVisible@22254} http://osm.org/way/317921052 Dr. Neumann &amp; Rößler - Zahnärztliche Gemeinschaftspraxis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laneOfInterestVisible@22255} http://osm.org/way/633588994 Lühman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laneOfInterestVisible@22256} http://osm.org/way/633867157 Ubbenstraße 20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laneOfInterestVisible@22257} http://osm.org/way/186620444 Colorent Fernsehvermietungs-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laneOfInterestVisible@22258} http://osm.org/way/633867151 Ubbenstraße 30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laneOfInterestVisible@22259} http://osm.org/way/635401676 Evelyn De Guzman-Bürger Philippinische Spezialitäten (4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laneOfInterestVisible@22260} http://osm.org/way/633850047 residential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laneOfInterestVisible@22261} http://osm.org/way/633684281 E V R Wolfenbüttel GmbH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laneOfInterestVisible@22262} http://osm.org/way/633668098 Thai Food in the Box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laneOfInterestVisible@22263} http://osm.org/way/633684282 CP Immobilien GmbH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laneOfInterestVisible@22264} http://osm.org/way/633684283 Schiffgraben 21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laneOfInterestVisible@22265} http://osm.org/way/633684275 Alexander (4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laneOfInterestVisible@22266} http://osm.org/way/633850073 Warmbüchenstraße 24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laneOfInterestVisible@22267} http://osm.org/way/185852892 Lavesstraße 10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laneOfInterestVisible@22268} http://osm.org/way/309605299 Block Hous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laneOfInterestVisible@22269} http://osm.org/way/633684277 Objektgesellschaft Bad Rappenau GmbH &amp; Co. KG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laneOfInterestVisible@22270} http://osm.org/way/185852899 Vegetarisches Restaurant Hill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laneOfInterestVisible@22271} http://osm.org/way/633684278 Zahnarztpraxis Dr. med. dent. Ioannis Zonios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laneOfInterestVisible@22272} http://osm.org/way/185852898 bylleBags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laneOfInterestVisible@22273} http://osm.org/way/633668103 zoe fashion GmbH&amp;Co.KG (4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laneOfInterestVisible@22274} http://osm.org/way/33217471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laneOfInterestVisible@22275} http://osm.org/way/33217471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laneOfInterestVisible@22276} http://osm.org/way/29206623 Börse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laneOfInterestVisible@22277} http://osm.org/way/633657295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laneOfInterestVisible@22278} http://osm.org/way/332174720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laneOfInterestVisible@22279} http://osm.org/way/126531025 Sparkassenakademie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laneOfInterestVisible@22280} http://osm.org/way/633684270 Rechtsanwalt Arbeitsrecht Hannover (3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laneOfInterestVisible@22281} http://osm.org/way/633684271 HAJDA I KADEN I PARTNER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laneOfInterestVisible@22282} http://osm.org/way/633850077 Warmbüchenstraße 26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laneOfInterestVisible@22283} http://osm.org/way/633684272 Dr. Oliver Langer Rechtsanwalt (3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laneOfInterestVisible@22284} http://osm.org/way/332174721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laneOfInterestVisible@22285} http://osm.org/way/633961201 Ubbenstraße 32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laneOfInterestVisible@22286} http://osm.org/way/633684266 Helge Wachsmuth Rechtsanwalt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laneOfInterestVisible@22287} http://osm.org/way/633961202 Ubbenstraße 34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laneOfInterestVisible@22288} http://osm.org/way/32773748 An der Börse 3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laneOfInterestVisible@22289} http://osm.org/way/633924297 Warmbüchenstraße 14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laneOfInterestVisible@22290} http://osm.org/way/33217471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laneOfInterestVisible@22291} http://osm.org/way/98147571 VGH und ivv (4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= {PlaneOfInterestVisible@22292} http://osm.org/way/186518150 Prinzen...Das Image - Institut GmbH &amp; Co. KG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= {PlaneOfInterestVisible@22293} http://osm.org/way/186518152 L'Osteria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 = {PlaneOfInterestVisible@22294} http://osm.org/way/186518151 Hotel am Thielenplatz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 = {PlaneOfInterestVisible@22295} http://osm.org/way/633657311 Die EDEL GmbH Goldankauf, Silberankauf, Uhren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 = {PlaneOfInterestVisible@22296} http://osm.org/way/124426782 Management Foundation of the Sparkasse Hannover GmbH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 = {PlaneOfInterestVisible@22297} http://osm.org/way/124426783 Schiffgraben 12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 = {PlaneOfInterestVisible@22298} http://osm.org/way/124426780 Haus Ebeling (Hannover)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= {PlaneOfInterestVisible@22299} http://osm.org/way/124426781 Maestro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 = {PlaneOfInterestVisible@22300} http://osm.org/way/633589015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 = {PlaneOfInterestVisible@22301} http://osm.org/way/633589016 Bewegten Kindergarte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 = {PlaneOfInterestVisible@22302} http://osm.org/way/633589013 Hedwigstraße 9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 = {PlaneOfInterestVisible@22303} http://osm.org/way/633867127 Ubbenstraße 24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 = {PlaneOfInterestVisible@22304} http://osm.org/way/63358901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 = {PlaneOfInterestVisible@22305} http://osm.org/way/633589011 Hedwigstraße 8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 = {PlaneOfInterestVisible@22306} http://osm.org/way/633589012 Hedwigstraße 6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 = {PlaneOfInterestVisible@22307} http://osm.org/way/186518148 Braut Abendmoden (4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 = {PlaneOfInterestVisible@22308} http://osm.org/way/531677870 Nord/LB (8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= {PlaneOfInterestVisible@22309} http://osm.org/way/633739280 Hedwigstraße 19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= {PlaneOfInterestVisible@22310} http://osm.org/way/633739282 Hedwigstraße 18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 = {PlaneOfInterestVisible@22311} http://osm.org/way/554042339 Rechtsanwalt Richard Stolte (8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 = {PlaneOfInterestVisible@22312} http://osm.org/way/633739284 Hedwigstraße 16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 = {PlaneOfInterestVisible@22313} http://osm.org/way/633739286 Hedwigstraße 14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 = {PlaneOfInterestVisible@22314} http://osm.org/way/633739285 Hedwigstraße 1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 = {PlaneOfInterestVisible@22315} http://osm.org/way/124426771 HSH Nordbank AG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 = {PlaneOfInterestVisible@22316} http://osm.org/way/553800886 law firm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 = {PlaneOfInterestVisible@22317} http://osm.org/way/633589009 Hedwigstraße 3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 = {PlaneOfInterestVisible@22318} http://osm.org/way/124426772 RuheForst Schloss Hünnefeld Bad Essen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= {PlaneOfInterestVisible@22465} http://osm.org/way/633739287 Gerd Albrecht Versicherungen KG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 = {PlaneOfInterestVisible@22466} http://osm.org/way/633589007 Hedwigstraße 4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 = {PlaneOfInterestVisible@22467} http://osm.org/way/124426770 Heinrich Henze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 = {PlaneOfInterestVisible@22468} http://osm.org/way/633739289 Bertastraße 1 (5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 = {PlaneOfInterestVisible@22469} http://osm.org/way/553800881 Cumberlandsche Galeri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5 = {PlaneOfInterestVisible@22470} http://osm.org/way/633589004 Hedwigstraße 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 = {PlaneOfInterestVisible@22471} http://osm.org/way/124426776 Veronika Thormann Rechtsanwälti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 = {PlaneOfInterestVisible@22472} http://osm.org/way/633589002 Hedwigstraße 7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8 = {PlaneOfInterestVisible@22473} http://osm.org/way/633589000 CW Immobilien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 = {PlaneOfInterestVisible@22474} http://osm.org/way/553800889 law firm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0 = {PlaneOfInterestVisible@22475} http://osm.org/way/553800887 law firm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 = {PlaneOfInterestVisible@22476} http://osm.org/way/553800888 law firm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 = {PlaneOfInterestVisible@22477} http://osm.org/way/186518153 Dr. Martin Gleisberg M.Sc. M.Sc.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3 = {PlaneOfInterestVisible@22478} http://osm.org/way/186518155 Leopold Caroline (1) (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 = {PlaneOfInterestVisible@22479} http://osm.org/way/635295365 garage (5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5 = {PlaneOfInterestVisible@22480} http://osm.org/way/186610013 Dr. Buhmann Schule (Hannover)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 = {PlaneOfInterestVisible@22481} http://osm.org/way/633944756 Warmbüchenstraße 19 (5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 = {PlaneOfInterestVisible@22482} http://osm.org/way/633739272 Berta-Klinik (6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8 = {PlaneOfInterestVisible@22483} http://osm.org/way/186610010 Sør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 = {PlaneOfInterestVisible@22484} http://osm.org/way/633739276 Warmbüchenstraße 21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0 = {PlaneOfInterestVisible@22485} http://osm.org/way/186620458 Angelika Brüggeman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1 = {PlaneOfInterestVisible@22486} http://osm.org/way/633627514 Hedwigstraße 11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 = {PlaneOfInterestVisible@22487} http://osm.org/way/186620459 Stiftung Ahlers/Kestner pro art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3 = {PlaneOfInterestVisible@22488} http://osm.org/way/633627513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4 = {PlaneOfInterestVisible@22489} http://osm.org/way/124426762 Sophienstraße 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5 = {PlaneOfInterestVisible@22490} http://osm.org/way/124426763 Soft Skin Hannover - Dauerhafte Haarentfernung - Hydrofacial - Akne - Kryo - Anti Aging - Cellulite (1) (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 = {PlaneOfInterestVisible@22491} http://osm.org/way/633627510 Lavesstraße 73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 = {PlaneOfInterestVisible@22492} http://osm.org/way/633972110 Blumenstraße 1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8 = {PlaneOfInterestVisible@22493} http://osm.org/way/633867146 Wohnungsgenossenschaft Hannoverland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 = {PlaneOfInterestVisible@22494} http://osm.org/way/124426766 Dr. Hilke Völker Rechtsanwältin (1) (1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0 = {PlaneOfInterestVisible@22495} http://osm.org/way/633627512 EME Mod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 = {PlaneOfInterestVisible@22496} http://osm.org/way/633627511 Lavesstraße 7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2 = {PlaneOfInterestVisible@22497} http://osm.org/way/186620450 ImmoService Hannover- Hildesheim Immobilienverwaltung oHG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3 = {PlaneOfInterestVisible@22498} http://osm.org/way/633924302 Herr Dipl.-Psych. Gert Götz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4 = {PlaneOfInterestVisible@22499} http://osm.org/way/553781831 Marlis Anders (1) (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5 = {PlaneOfInterestVisible@22500} http://osm.org/way/633972115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6 = {PlaneOfInterestVisible@22501} http://osm.org/way/633924300 Warmbüchenstraße 12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7 = {PlaneOfInterestVisible@22502} http://osm.org/way/186620453 Hedwigstraße 10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8 = {PlaneOfInterestVisible@22503} http://osm.org/way/633944752 Warmbüchenstraße 17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 = {PlaneOfInterestVisible@22504} http://osm.org/way/553781832 law firm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0 = {PlaneOfInterestVisible@22505} http://osm.org/way/633944750 Warmbüchenstraße 18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 = {PlaneOfInterestVisible@22506} http://osm.org/way/529712765 Kino im Künstlerhaus (1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2 = {PlaneOfInterestVisible@22507} http://osm.org/way/554037400 Ludwig Fresenius schools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 = {PlaneOfInterestVisible@22508} http://osm.org/way/186296474 City-Büromarkt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 = {PlaneOfInterestVisible@22509} http://osm.org/way/74867355 VGH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5 = {PlaneOfInterestVisible@22510} http://osm.org/way/186610027 Dr. Gregor Be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 = {PlaneOfInterestVisible@22511} http://osm.org/way/186612204 Marlene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7 = {PlaneOfInterestVisible@22512} http://osm.org/way/553781819 Schauspiel Hannover (4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= {PlaneOfInterestVisible@22513} http://osm.org/way/635295355 Blumenstraße 6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= {PlaneOfInterestVisible@22514} http://osm.org/way/18661220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0 = {PlaneOfInterestVisible@22515} http://osm.org/way/633739264 Feuerwehr-Unfallkasse Niedersachsen (4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1 = {PlaneOfInterestVisible@22516} http://osm.org/way/553845450 Deutsche Bank Filial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2 = {PlaneOfInterestVisible@22517} http://osm.org/way/554037403 building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3 = {PlaneOfInterestVisible@22518} http://osm.org/way/635295359 DGM GmbH (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4 = {PlaneOfInterestVisible@22519} http://osm.org/way/633657300 Grand Palace Hotel Hannover (5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5 = {PlaneOfInterestVisible@22520} http://osm.org/way/553845451 Orthopädie und Unfallchirurgie am Georgsplatz - Dr. med L. Cardell Dr. med H.-J. Düpree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6 = {PlaneOfInterestVisible@22521} http://osm.org/way/633739266 VGH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7 = {PlaneOfInterestVisible@22522} http://osm.org/way/124426750 FRAM II Grundbesitz UG (haftungsbeschränkt)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8 = {PlaneOfInterestVisible@22523} http://osm.org/way/633739265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9 = {PlaneOfInterestVisible@22524} http://osm.org/way/124426753 Prinzenstraße 12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0 = {PlaneOfInterestVisible@22525} http://osm.org/way/633739269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 = {PlaneOfInterestVisible@22526} http://osm.org/way/633982729 Arnswaldtstraße 25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 = {PlaneOfInterestVisible@22527} http://osm.org/way/633657306 Watches Hannover (EDEL-GmbH)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 = {PlaneOfInterestVisible@22528} http://osm.org/way/124426755 Seyhan Öztürk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 = {PlaneOfInterestVisible@22529} http://osm.org/way/633657303 Wieck u. Hölscher (3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 = {PlaneOfInterestVisible@22530} http://osm.org/way/186620462 Hedwigstraße 21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 = {PlaneOfInterestVisible@22531} http://osm.org/way/186620463 Warmbüchenstraße 22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 = {PlaneOfInterestVisible@22532} http://osm.org/way/633867130 Ubbenstraße 23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 = {PlaneOfInterestVisible@22533} http://osm.org/way/185852902 Die Landesbeauftragte für den Datenschutz Niedersachse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 = {PlaneOfInterestVisible@22534} http://osm.org/way/186296479 MAD about Juice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 = {PlaneOfInterestVisible@22535} http://osm.org/way/185852900 TREUWERK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 = {PlaneOfInterestVisible@22536} http://osm.org/way/553781827 Paulaner am Thielenplatz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 = {PlaneOfInterestVisible@22537} http://osm.org/way/638787448 Art of Beauty by Rike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 = {PlaneOfInterestVisible@22538} http://osm.org/way/553781825 Zahnärztliche Praxis Dr. Michael Drünkler und Dr. Silke Neimann-Drünkl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 = {PlaneOfInterestVisible@22539} http://osm.org/way/553816400 Niedersächsischer Heimatbund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 = {PlaneOfInterestVisible@22540} http://osm.org/way/553816401 Prinzenstraße 21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 = {PlaneOfInterestVisible@22541} http://osm.org/way/633657309 HFBP Rechtsanwälte und Notar Dr. Hahne, Fritz, Bechtler &amp; Partner (5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 = {PlaneOfInterestVisible@22542} http://osm.org/way/185852904 Noon Individual Hair GmbH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22221} http://osm.org/way/185852872 Lotto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22223} http://osm.org/way/633684297 Dr. Gesa Schik - Praxis für Psychotherapie (1) (1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22226} http://osm.org/way/531427284 Sophienstraße 7 (Hannover)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22228} http://osm.org/relation/4662941 Niedersächsisches Finanzministerium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22230} http://osm.org/way/124426748 Landschaftstraße 1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22240} http://osm.org/way/633684284 Deutsche Pflegeimmobilien GmbH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22243} http://osm.org/way/633684286 Schulen in Niedersachsen online e.V.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22254} http://osm.org/way/317921052 Dr. Neumann &amp; Rößler - Zahnärztliche Gemeinschaftspraxis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22261} http://osm.org/way/633684281 E V R Wolfenbüttel GmbH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22263} http://osm.org/way/633684282 CP Immobilien GmbH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22264} http://osm.org/way/633684283 Schiffgraben 21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22269} http://osm.org/way/633684277 Objektgesellschaft Bad Rappenau GmbH &amp; Co. KG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22271} http://osm.org/way/633684278 Zahnarztpraxis Dr. med. dent. Ioannis Zonios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22279} http://osm.org/way/126531025 Sparkassenakademie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22280} http://osm.org/way/633684270 Rechtsanwalt Arbeitsrecht Hannover (3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22281} http://osm.org/way/633684271 HAJDA I KADEN I PARTNER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22283} http://osm.org/way/633684272 Dr. Oliver Langer Rechtsanwalt (3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22288} http://osm.org/way/32773748 An der Börse 3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22297} http://osm.org/way/124426783 Schiffgraben 12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22298} http://osm.org/way/124426780 Haus Ebeling (Hannover)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22299} http://osm.org/way/124426781 Maestro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22300} http://osm.org/way/633589015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22301} http://osm.org/way/633589016 Bewegten Kindergarte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22304} http://osm.org/way/63358901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22308} http://osm.org/way/531677870 Nord/LB (8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22315} http://osm.org/way/124426771 HSH Nordbank AG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22480} http://osm.org/way/186610013 Dr. Buhmann Schule (Hannover)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22483} http://osm.org/way/186610010 Sør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22489} http://osm.org/way/124426762 Sophienstraße 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22490} http://osm.org/way/124426763 Soft Skin Hannover - Dauerhafte Haarentfernung - Hydrofacial - Akne - Kryo - Anti Aging - Cellulite (1) (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laneOfInterestVisible@22506} http://osm.org/way/529712765 Kino im Künstlerhaus (1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laneOfInterestVisible@22519} http://osm.org/way/633657300 Grand Palace Hotel Hannover (5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laneOfInterestVisible@22522} http://osm.org/way/124426750 FRAM II Grundbesitz UG (haftungsbeschränkt)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laneOfInterestVisible@22539} http://osm.org/way/553816400 Niedersächsischer Heimatbund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laneOfInterestVisible@22540} http://osm.org/way/553816401 Prinzenstraße 21 (1) (1)</text:p>
          </table:table-cell>
          <table:table-cell table:number-columns-repeated="16383"/>
        </table:table-row>
        <table:table-row table:number-rows-repeated="1048049" table:style-name="ro1">
          <table:table-cell table:number-columns-repeated="16384"/>
        </table:table-row>
      </table:table>
      <table:table table:name="17" table:style-name="ta1">
        <table:table-column table:style-name="co6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22697} http://google.com/places/ChIJZTiOLkSyukcRrAdn_8wYUMY Karikaturi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22698} http://google.com/places/ChIJ_TkyhbF0sEcRvEPULEVZlTk Marlis And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22699} http://google.com/places/ChIJFxDPnrF0sEcRhfS7ZYIzNAg Chaucer GmbH Erst &amp; Rück versicherungsagentu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22700} http://google.com/places/ChIJ6Vo6PbF0sEcRA1XyaUYEzBY horak Rechtsanwält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22701} http://google.com/places/ChIJA4yN-bB0sEcR5LjS3eK-vp8 Herr Dr. med. S. Reb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22702} http://google.com/places/ChIJb3wMvCYLsEcRQGaFMfGFz6M Petra Wand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22703} http://google.com/places/ChIJ-0mwnrF0sEcRr13rESW-ibw Servona NICOLAI-Vital-Resor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22704} http://google.com/places/ChIJ3dkOl7F0sEcRUAqv4cFfRac Physiotherapy at the Oper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22705} http://google.com/places/ChIJQysVIrF0sEcRrh4Hf0Ph9XU Maremon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22706} http://google.com/places/ChIJY73zKrF0sEcRkUmeZXJF-38 fpp.steuerberatung - fischer.porada+Partner Steuerberatungsgesellscha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22707} http://osm.org/node/2453236450 Stichnot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22708} http://osm.org/node/5894377986 Mary's Restauran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22709} http://google.com/places/ChIJ14L0Uax0sEcRKCoK9EdLlzo Seyhan Öztü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22710} http://osm.org/node/2453236451 Maestr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22711} http://google.com/places/ChIJG6KikLF0sEcRoSHTzdYLR_A Herr Dr. med. Andreyasa Udayan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22712} http://osm.org/node/137980116 Schauspiel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22713} http://google.com/places/ChIJlaq4m7F0sEcRK7lp-_WIyxA Rechtsanwältin Nicole Thie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22714} http://google.com/places/ChIJJ_6B-rB0sEcRVC0TKWL1sjM Samantha of Stol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22715} http://google.com/places/ChIJhVSs1LB0sEcRwmoWgr2HYWA Lounge The Fifties Bar Hot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22716} http://google.com/places/ChIJjUcCI7F0sEcR7y-KMVpGDCQ Ansgar Kluge, Rechtsanwalt - horak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22717} http://google.com/places/ChIJ9S904rB0sEcRqVUxFsHA6DI SØR Wom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22718} http://google.com/places/ChIJlaq4m7F0sEcRm_o2r01P0e0 Quirin Privatbank AG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22719} http://osm.org/node/369114178 enercity expo Café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22720} http://google.com/places/ChIJ1WTc1rB0sEcR8DlV-I28zoY Apex Room Agency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22721} http://google.com/places/ChIJK5gjMLJ0sEcR1oHKk_HD60M Downtown Karaoke &amp; 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ointOfInterestVisible@22722} http://google.com/places/ChIJCxcj-bB0sEcRf-Qiu_6D-L8 Kröpcke (station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ointOfInterestVisible@22723} http://osm.org/node/2835175318 Explor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ointOfInterestVisible@22724} http://osm.org/node/3061932860 Nanu-Nan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ointOfInterestVisible@22725} http://google.com/places/ChIJ08q6L7t0sEcRbmMsv0WX58I Mared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ointOfInterestVisible@22726} http://google.com/places/ChIJ2ZsUhbF0sEcRIu4B04mB92w GOLF GLOB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ointOfInterestVisible@22727} http://google.com/places/ChIJfZHbHrF0sEcR-BlO4XpNt88 Nespresso Boutiqu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ointOfInterestVisible@22728} http://osm.org/node/3454403828 Marlen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ointOfInterestVisible@22729} http://google.com/places/ChIJXasrsLF0sEcRwEkpoaah7iY Bär GmbH - Manufaktur für bequeme Schu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ointOfInterestVisible@22730} http://www.wikidata.org/entity/Q15858572 Haus Ebeling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ointOfInterestVisible@22731} http://google.com/places/ChIJ2SlR-7B0sEcRTekdpHcJQCg Dr. med. Meinolf Goertz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ointOfInterestVisible@22732} http://google.com/places/ChIJzyx4OrF0sEcRufJzzrXdFMg Horst Stichnoth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ointOfInterestVisible@22733} http://google.com/places/ChIJ5cWFUrB0sEcRYSABp8nr1X0 Bockhors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ointOfInterestVisible@22734} http://osm.org/node/94592929 Deutsche Ban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ointOfInterestVisible@22735} http://google.com/places/ChIJoYGCiZs5ZUERfpmNMWMW3Uk Association of Employee health insurance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ointOfInterestVisible@22736} http://google.com/places/ChIJYb7GeJw5ZUERcoE08NdkYdI Dr. Volker Mül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ointOfInterestVisible@22737} http://google.com/places/ChIJG6KikLF0sEcRzLAzvAABH04 Frau Dr. med. Frauke Berg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ointOfInterestVisible@22738} http://google.com/places/ChIJSdkhV7F0sEcRvQNiTb4tPlY Hannover, Georgsplatz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ointOfInterestVisible@22739} http://google.com/places/ChIJx-h-GLF0sEcR2dsw5CuQb5I Petra Kramm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ointOfInterestVisible@22740} http://google.com/places/ChIJF460TbB0sEcRtXHz-jzr8ls Zahnarztpraxis Hannover - Dr. Z Zahnmedizinisches Versorgungszentrum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ointOfInterestVisible@22741} http://www.wikidata.org/entity/Q143590 Kunstverein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ointOfInterestVisible@22742} http://google.com/places/ChIJY73zKrF0sEcRO7H_vYXWnzE SAUSALITO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ointOfInterestVisible@22743} http://google.com/places/ChIJ3w7gkLF0sEcRgLluFIeuWms Karl-Heinz Schirm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ointOfInterestVisible@22744} http://google.com/places/ChIJNTgCI7F0sEcRak0QJ_I5KqU Anna Tuturyanu Tierrechtsanwalt - horak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ointOfInterestVisible@22745} http://google.com/places/ChIJmeGr_LB0sEcRwvB503dOrKA xxl-fliese.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ointOfInterestVisible@22746} http://google.com/places/ChIJTZzU27N0sEcRTdfXQvIKy2I ATD Travel Services (Germany) Ltd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ointOfInterestVisible@22747} http://google.com/places/ChIJ_e-fYSN1sEcRGuhqC6OMFkk VINCE Vinotec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ointOfInterestVisible@22748} http://google.com/places/ChIJA0jciLF0sEcRXV32oElBXwk Noon Individual Hai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ointOfInterestVisible@22749} http://google.com/places/ChIJG6KikLF0sEcRHXS1tSO7C9Q Frau Carmen Jakob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ointOfInterestVisible@22750} http://google.com/places/ChIJjc8l17B0sEcR4jn_rwFFhcY Centrum Hotel Mit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ointOfInterestVisible@22751} http://osm.org/node/1965424549 Kopf-Stein-Pflas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ointOfInterestVisible@22752} http://osm.org/node/4040455040 Kanzlei Helga Krapp-Böhm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ointOfInterestVisible@22753} http://osm.org/node/3454409107 Calenberger Kreditvere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ointOfInterestVisible@22754} http://google.com/places/ChIJ3dkOl7F0sEcRjlahjuPzwyA Herr Dr. med. Stefan Krukenber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ointOfInterestVisible@22755} http://google.com/places/ChIJm-Gr_LB0sEcRN4Lt_VrAVLg Helmut Apk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ointOfInterestVisible@22756} http://google.com/places/ChIJocv2ypw5ZUER-h-z9lG_FHY Gaststätte Telegrap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ointOfInterestVisible@22757} http://google.com/places/ChIJXdL007Z0sEcRer48DFz0yjE Parker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ointOfInterestVisible@22758} http://google.com/places/ChIJXW0i9LB0sEcRJBNJrRYwqNo BNP Paribas Hous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ointOfInterestVisible@22759} http://google.com/places/ChIJjUcCI7F0sEcRYGj8oJInhV8 Stefan Floter Trademark Agent: horak law fir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ointOfInterestVisible@22760} http://google.com/places/ChIJYcdU4rB0sEcRxY6IGMobxOo SØR M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ointOfInterestVisible@22761} http://google.com/places/ChIJcyaGorF0sEcRdwSobwqDtFY Das Brötch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ointOfInterestVisible@22762} http://google.com/places/ChIJ3dkOl7F0sEcRvjhJUuX6kfQ Herr Dr. med. Frank Calli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ointOfInterestVisible@22763} http://google.com/places/ChIJ8xYrpbF0sEcRm41yw3DIQ2g Frau Dr. med. Cornelia Kühn-Schäli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ointOfInterestVisible@22764} http://google.com/places/ChIJcXol1LB0sEcRD-_rhdqJJr4 F. Wäld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ointOfInterestVisible@22765} http://google.com/places/ChIJ8xYrpbF0sEcRy6R6rIddfXI Continentale Versicher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ointOfInterestVisible@22766} http://google.com/places/ChIJua2iObF0sEcRsfdO-OPIcnE Shirin Mozaffari makeup and permanent makeup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ointOfInterestVisible@22767} http://google.com/places/ChIJWzW9dLF0sEcRT4m05FWFGeE HypoVereinsbank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ointOfInterestVisible@22768} http://google.com/places/ChIJcyaGorF0sEcRdZVAKSOJ6k8 Vermessungsbüro Haase und Bet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ointOfInterestVisible@22769} http://google.com/places/ChIJgWxOUrB0sEcRsKxjSZG4V_c KundenCenter von enerc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= {PointOfInterestVisible@22770} http://osm.org/node/2453236449 Jim Blo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= {PointOfInterestVisible@22771} http://google.com/places/ChIJq211IrF0sEcRGw_5BPeR8Go Ruth Kamp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 = {PointOfInterestVisible@22772} http://google.com/places/ChIJjUcCI7F0sEcRXge_-n5uxrE Andreas Müller - horak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 = {PointOfInterestVisible@22773} http://google.com/places/ChIJ3Wa1TbB0sEcRiiYzdEucAtM Herr Dr. med. Nils Putschk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 = {PointOfInterestVisible@22774} http://osm.org/node/4459433615 Café-Bar Bernini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 = {PointOfInterestVisible@22775} http://google.com/places/ChIJu4uhRbB0sEcRRHbXa1dc2qA Praxis Stankovic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 = {PointOfInterestVisible@22776} http://google.com/places/ChIJQfrQabF0sEcR4UsCw95C6RM Angermann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= {PointOfInterestVisible@22777} http://google.com/places/ChIJXasrsLF0sEcRoUMyIQAGHZM bauwo Grundstück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 = {PointOfInterestVisible@22778} http://google.com/places/ChIJtwOfK7t0sEcRK8Lpy1bqTxk Schuh-Orlow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 = {PointOfInterestVisible@22779} http://google.com/places/ChIJ2SlR-7B0sEcRF4kIWgp63rY concret Vermögens- verwaltung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 = {PointOfInterestVisible@22780} http://google.com/places/ChIJCduhxLB0sEcRd2x7FWBmgVY CABINE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 = {PointOfInterestVisible@22781} http://google.com/places/ChIJ-Xqu87B0sEcR8asbRy17H-g Private Practice for Physiotherapy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 = {PointOfInterestVisible@22782} http://google.com/places/ChIJA4yN-bB0sEcRvgx8wWRTJMQ Gondel Restaurant &amp; Bar im Georgspala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 = {PointOfInterestVisible@22783} http://google.com/places/ChIJpZ7t3LJ0sEcRoFjwU-nung0 Herr Dr. med. dent. Uwe Blun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 = {PointOfInterestVisible@22784} http://www.wikidata.org/entity/Q23787358 Haus Bas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 = {PointOfInterestVisible@22785} http://google.com/places/ChIJTUTaxLN0sEcRrK7xPS3ZyPw Maharishi Weltfriedens-Stift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 = {PointOfInterestVisible@22786} http://google.com/places/ChIJ9QsZTbB0sEcRhaIeFm4a-QA REPEAT cashme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= {PointOfInterestVisible@22787} http://google.com/places/ChIJIbU927B0sEcRnWbWsTI00WI Sushi Berli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= {PointOfInterestVisible@22788} http://osm.org/node/3393462793 Oscar's Ba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 = {PointOfInterestVisible@22789} http://google.com/places/ChIJ-ySNs7F0sEcRdy9xdFKGjbQ Hogg Robinson Group Germa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 = {PointOfInterestVisible@22790} http://google.com/places/ChIJ4YD46bB0sEcR4OU8mfUVvSM La Boulanger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 = {PointOfInterestVisible@22791} http://google.com/places/ChIJ8xYrpbF0sEcRZNHi9fCWXUU RK Vermögensverwaltung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 = {PointOfInterestVisible@22792} http://google.com/places/ChIJ8xYrpbF0sEcR_NEbh2z18og Aston Martin versicher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 = {PointOfInterestVisible@22793} http://google.com/places/ChIJe6N12LB0sEcR-bpAPIHk0MI Marlies Möller salo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 = {PointOfInterestVisible@22794} http://osm.org/node/265546900 Mile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 = {PointOfInterestVisible@22795} http://google.com/places/ChIJi2wYdjMLsEcRUSvlV_e9fiw Leinekontor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 = {PointOfInterestVisible@22796} http://google.com/places/ChIJ8xYrpbF0sEcRPaAWKBMWde8 Sø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= {PointOfInterestVisible@22899} http://google.com/places/ChIJd5GEpbF0sEcRM2RVc5Z2-Do Lotus Elise versichern - Continentale Versicher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 = {PointOfInterestVisible@22900} http://google.com/places/ChIJA4yN-bB0sEcR2_oRLxhzuZI White and Night | Brautmode und Abendmo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 = {PointOfInterestVisible@22901} http://google.com/places/ChIJFwqW7bN0sEcRKvoeelL9vBU Sparkassenakadem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 = {PointOfInterestVisible@22902} http://google.com/places/ChIJG6KikLF0sEcRZZ6Hko5y5rQ Frau Dr. med. Helga Dallügge-Tam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 = {PointOfInterestVisible@22903} http://google.com/places/ChIJ36q3FrF0sEcRJosYtJ4u_5Y Holocaust-Mahnma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5 = {PointOfInterestVisible@22904} http://google.com/places/ChIJPxKp_LB0sEcRT5Mr2psK1tg aPPose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 = {PointOfInterestVisible@22905} http://google.com/places/ChIJ6Vo6PbF0sEcRAqCOuL_Zuzk Ines Alves Copylawyers Germany - horak Law Fir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 = {PointOfInterestVisible@22906} http://google.com/places/ChIJf5oErrF0sEcRx7jlJEiksMM Tesl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8 = {PointOfInterestVisible@22907} http://www.wikidata.org/entity/Q1269255 Hannoverscher Künstlervere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 = {PointOfInterestVisible@22908} http://google.com/places/ChIJ6Vo6PbF0sEcRV_3jE3DDeZw A. Stier discountMARKENSCHUTZ - horak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0 = {PointOfInterestVisible@22909} http://google.com/places/ChIJm4v0_LB0sEcRuKzkI52ae48 Stella Gruppe - Immobili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 = {PointOfInterestVisible@22910} http://google.com/places/ChIJlaq4m7F0sEcRG0u4x4ZovQc UFC Unternehmens- und Finanzconsulting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 = {PointOfInterestVisible@22911} http://google.com/places/ChIJB680l7F0sEcReG3cdizFAFQ Hrp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3 = {PointOfInterestVisible@22912} http://google.com/places/ChIJ2SlR-7B0sEcRFwSB-Ei22Gw FONCIA VOW Verwaltungsorganisation für die Wohnungswirtschaft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 = {PointOfInterestVisible@22913} http://google.com/places/ChIJQysVIrF0sEcRAa9-UxcLqk4 W. Weitz kitchen culture to life Ha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5 = {PointOfInterestVisible@22914} http://google.com/places/ChIJMXfWMmx1sEcRDS0XbfjEYDY Manufactum Waren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 = {PointOfInterestVisible@22915} http://google.com/places/ChIJG6KikLF0sEcRb7Q3fZYrxT0 Herr Dr. med. Siegfried Krel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 = {PointOfInterestVisible@22916} http://google.com/places/ChIJ7y1Fn7F0sEcRYgC-F4vkv-g Hannover Kröpcke/Theaterstraße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8 = {PointOfInterestVisible@22917} http://google.com/places/ChIJAzoIkbF0sEcRAO6vKtUInS8 Dr. med. Christian Ste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 = {PointOfInterestVisible@22918} http://google.com/places/ChIJoWZ1IrF0sEcRCIRhwEbq6TI MERCUR Grundstücks Baubetreuung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0 = {PointOfInterestVisible@22919} http://google.com/places/ChIJjUq4iLF0sEcRRmcNbLh98d4 Therapeutische Lehranstalten Dr. Blindow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1 = {PointOfInterestVisible@22920} http://google.com/places/ChIJ9XWv6gZ1sEcREG-1a_J8KbI Bi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 = {PointOfInterestVisible@22921} http://google.com/places/ChIJ9-Vz07B0sEcRDM4HIHn8MIU Bed'nBudget City-Host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3 = {PointOfInterestVisible@22922} http://google.com/places/ChIJu_TC-7B0sEcRN_nlxHwVT28 ERNST factoring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4 = {PointOfInterestVisible@22923} http://google.com/places/ChIJExr9yZw5ZUERS5Qbwp_f01E stuja.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5 = {PointOfInterestVisible@22924} http://google.com/places/ChIJB680l7F0sEcRtsCxPJqoFYA Ulrike Kausche Krankengymnast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 = {PointOfInterestVisible@22925} http://google.com/places/ChIJA7mXZrF0sEcRR0qtqWG9aB4 BDO AG Wirtschaftsprüfungsgesellschaf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 = {PointOfInterestVisible@22926} http://google.com/places/ChIJsR0D5rB0sEcRCoPY5UFY1U8 Parkhaus Windmühlenstraß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8 = {PointOfInterestVisible@22927} http://google.com/places/ChIJzb3Sr7F0sEcR7G4gI8qf-OE hannoversche Handels-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 = {PointOfInterestVisible@22928} http://google.com/places/ChIJfZHbHrF0sEcRv934qJhShN0 BASLER Fashion St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0 = {PointOfInterestVisible@22929} http://www.wikidata.org/entity/Q25089852 Kurier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 = {PointOfInterestVisible@22930} http://google.com/places/ChIJjUcCI7F0sEcRdGErRtyvN-o Katrin Jänicke - die Arbeitsrechtler: horak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2 = {PointOfInterestVisible@22931} http://google.com/places/ChIJowVZ2bN0sEcRva-3aC7PAq0 Christian Ahren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3 = {PointOfInterestVisible@22932} http://google.com/places/ChIJL93rX7F0sEcRdaIUMS5Rb6I Hilke Telschow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4 = {PointOfInterestVisible@22933} http://google.com/places/ChIJ4zkyhbF0sEcRi5a5B2xl9f8 Sternwar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5 = {PointOfInterestVisible@22934} http://google.com/places/ChIJEXF-SbR0sEcRviab_gQYOMk Das Kunst und Auktionshaus Kastern GmbH &amp; Co.KG/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6 = {PointOfInterestVisible@22935} http://osm.org/node/368368411 L'Ai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7 = {PointOfInterestVisible@22936} http://google.com/places/ChIJA4yN-bB0sEcRfwmJio6-d6k a la carte im G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8 = {PointOfInterestVisible@22937} http://google.com/places/ChIJoRyB6bN0sEcRbQIN8hHcWDY A.A.A. Absicherungen &amp; Schlüssel-Notdienst Tag +Nacht, Zentrale Bökenför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 = {PointOfInterestVisible@22938} http://google.com/places/ChIJAyRJ07Z0sEcRm1nkMKQeWCA Dres. Jilg, Tetzlaff and partners - Dentist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0 = {PointOfInterestVisible@22939} http://www.wikidata.org/entity/Q1486334 GOP theater Hannover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 = {PointOfInterestVisible@22940} http://google.com/places/ChIJs07kIrF0sEcRFCj8e0l-Y2I Britta Gerhard Design-Attorney horak Lawy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2 = {PointOfInterestVisible@22941} http://google.com/places/ChIJyY6cILR0sEcRyqE0eOGx4PA PE Pazifik-Exklusiv-Reis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 = {PointOfInterestVisible@22942} http://osm.org/node/369120346 Kasten's Opti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 = {PointOfInterestVisible@22943} http://google.com/places/ChIJcyaGorF0sEcRxuuNzHq4c-k Herr Dr. med. Axel Hof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5 = {PointOfInterestVisible@22944} http://google.com/places/ChIJ3dkOl7F0sEcR4Pmc_8Wz79Y Frau Melanie Calli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 = {PointOfInterestVisible@22945} http://google.com/places/ChIJuXHTsrF0sEcRETYqba9wXSY Liebe Beauty &amp; Style Academ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7 = {PointOfInterestVisible@22946} http://google.com/places/ChIJZcfpJ7J0sEcRfbzlc9e951M Billerbeck GmbH Unabhängige Versicherungsmak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= {PointOfInterestVisible@22947} http://google.com/places/ChIJFxDPnrF0sEcRZN-5pCd4oTc WIVI Grundstücks- und Immobili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= {PointOfInterestVisible@22948} http://google.com/places/ChIJYcdU4rB0sEcRhlsiZoONa6s FEDDECK + MAHNER Assekuranz Makler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0 = {PointOfInterestVisible@22949} http://www.wikidata.org/entity/Q30303250 Kastens Hotel Luisenhof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1 = {PointOfInterestVisible@22950} http://google.com/places/ChIJH2R1IrF0sEcRRisRItNyAiE Leibniz Beau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2 = {PointOfInterestVisible@22951} http://google.com/places/ChIJG6KikLF0sEcR-UHuZhBh-UE Alex Gies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3 = {PointOfInterestVisible@22952} http://google.com/places/ChIJSUUGt7B0sEcRbyPyMvXs2DU Jondral GmbH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4 = {PointOfInterestVisible@22953} http://google.com/places/ChIJy50l2rN0sEcR2TTrQA8KmWM Physio Impuls am Künstler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5 = {PointOfInterestVisible@22954} http://google.com/places/ChIJgQKnMbJ0sEcRmggKN38TU68 Fritz Walter Ko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6 = {PointOfInterestVisible@22955} http://google.com/places/ChIJ4zkyhbF0sEcRhJrELbCua3g Kanzlei Schu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7 = {PointOfInterestVisible@22956} http://google.com/places/ChIJ-Xqu87B0sEcRNpZgsLlahOA Frau Stefanie Bremer-Traino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8 = {PointOfInterestVisible@22957} http://google.com/places/ChIJZejcVLB0sEcRQCekuKBNGwk citiparken Hannover, Tiefgarage Oper/Kröpcke, Opernplatz 1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9 = {PointOfInterestVisible@22958} http://google.com/places/ChIJ-TLMKngLsEcRWfIL-CdUQC4 Medizinisches Versorgungszentr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0 = {PointOfInterestVisible@22959} http://google.com/places/ChIJa0aHObF0sEcRY81zBCWtJkY Harzer Immobilien UG (haftungsbeschränk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 = {PointOfInterestVisible@22960} http://google.com/places/ChIJu9Vdo7F0sEcRU3Ugs9dS6U8 Continentale Berufshaftpflichtversicherung Landesdirektion Czwikla &amp; Team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 = {PointOfInterestVisible@22961} http://google.com/places/ChIJyVI51VVzsEcR3KP9LexmIp8 Dental practice vis-à-vis the Opera | Dr. Felix Poch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 = {PointOfInterestVisible@22962} http://google.com/places/ChIJVVXl1rB0sEcRAnL0oyxy4wk Fair Booking 365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 = {PointOfInterestVisible@22963} http://google.com/places/ChIJm8KUzrN0sEcRl8WeWMwJt9s Daily Immobilienservic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 = {PointOfInterestVisible@22964} http://google.com/places/ChIJ8xYrpbF0sEcR3TsS2HR6S_M EUROPE insurance Ha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 = {PointOfInterestVisible@22965} http://google.com/places/ChIJP7GLwrB0sEcRZtaTnZEmzCs Dr. med. Florian Schen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 = {PointOfInterestVisible@22966} http://google.com/places/ChIJ3wEAQLB0sEcRu1FObR3h3MU Mandy Grohnert TM-Conqueror - horak Law Fir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 = {PointOfInterestVisible@22967} http://google.com/places/ChIJocv2ypw5ZUERw9cx-Wwbmaw Parfümerie Lieb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 = {PointOfInterestVisible@22968} http://google.com/places/ChIJPfppsrF0sEcRNrKTKOai0Do Angela Fabian Boutique Pinocch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 = {PointOfInterestVisible@22969} http://google.com/places/ChIJe6N12LB0sEcR4W0NXK4_4os Henry's Griddl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 = {PointOfInterestVisible@22970} http://google.com/places/ChIJ0bu6LbJ0sEcRaJ1cfHtCTT4 Blues Joint Hannover im Varieté Marlen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 = {PointOfInterestVisible@22971} http://google.com/places/ChIJL93rX7F0sEcRKFXNYzpqV-c Dr. Martin Notthof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 = {PointOfInterestVisible@22972} http://google.com/places/ChIJoVWNwbB0sEcRHgGazuygfkk bosselman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 = {PointOfInterestVisible@22973} http://www.wikidata.org/entity/Q1988590 Niedersächsischer Heimatbu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 = {PointOfInterestVisible@22974} http://google.com/places/ChIJR6Eg2rZ0sEcR-ph05_zLoeY Ingrid Ben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 = {PointOfInterestVisible@22975} http://google.com/places/ChIJ8xYrpbF0sEcRlY6I0tKW4yg Praxis Mund-, Kiefer- und Gesichtschirurg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 = {PointOfInterestVisible@22976} http://www.wikidata.org/entity/Q1549515 Stiftung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 = {PointOfInterestVisible@22977} http://google.com/places/ChIJO3Sbfst0sEcRDDaKKxgxvbQ LEISS lawyers and notari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 = {PointOfInterestVisible@22978} http://google.com/places/ChIJXasrsLF0sEcRPih0k0hxRlA Coffee Tim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 = {PointOfInterestVisible@22979} http://google.com/places/ChIJE8MZXrF0sEcR23ctTbfAFGk visora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 = {PointOfInterestVisible@22980} http://google.com/places/ChIJfdmD5bV0sEcRQTw-Tf6Brs4 Goldschmiede Stichnoth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 = {PointOfInterestVisible@22981} http://google.com/places/ChIJL93rX7F0sEcRaKfsVOO9jL0 Wulf Meine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 = {PointOfInterestVisible@22982} http://google.com/places/ChIJXfJDHrF0sEcRFxNH4JSAFkI DEUTSCHLAND.Immobilien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 = {PointOfInterestVisible@22983} http://google.com/places/ChIJuXHTsrF0sEcRw-X5C2vjGDw Wilhelm'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 = {PointOfInterestVisible@22984} http://google.com/places/ChIJI7lj17N0sEcRYIvqhg9b84s Leonard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 = {PointOfInterestVisible@22985} http://google.com/places/ChIJYXCTBrR0sEcRImhYj5fpWRA LBS Immobiliencenter Hannover / Aeg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 = {PointOfInterestVisible@22986} http://osm.org/node/3650546319 B&amp;B Markenagentu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 = {PointOfInterestVisible@22987} http://google.com/places/ChIJSUUq97B0sEcRiGzXDjtMlIA Dr. med. Jutta Schmidt-Pi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 = {PointOfInterestVisible@22988} http://google.com/places/ChIJ6Vo6PbF0sEcRFVoEeQQPGxQ Katrin Marwede - Trademark Attorney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 = {PointOfInterestVisible@22989} http://www.wikidata.org/entity/Q2349049 Stiftung Kulturregio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 = {PointOfInterestVisible@22990} http://osm.org/node/442496282 Naxo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 = {PointOfInterestVisible@22991} http://google.com/places/ChIJMef9r7F0sEcRfZd1nND8u44 Harzstraße 10 Real Estate Holding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 = {PointOfInterestVisible@22992} http://google.com/places/ChIJdyoRlLF0sEcRldY0Ec3t-X8 Pr.Doz.Dr.med. Thomas Schwarze Zahnarz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 = {PointOfInterestVisible@22993} http://google.com/places/ChIJQysVIrF0sEcRqDfRK3iBFUI Foto-Schaf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 = {PointOfInterestVisible@22994} http://google.com/places/ChIJqQhZRbB0sEcRkFqti5tHgzQ E. + S.Wömpner, Lingerie, Underwear &amp; Swimwe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 = {PointOfInterestVisible@22995} http://google.com/places/ChIJ3dkOl7F0sEcR6K8HMHkpjx0 Herr Dr. med. Helmut Trübenba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 = {PointOfInterestVisible@22996} http://google.com/places/ChIJbXYVM7F0sEcRDwJuvsgpsMA FundK Apple Premium Resell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 = {PointOfInterestVisible@22997} http://www.wikidata.org/entity/Q21036582 Osterstraß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 = {PointOfInterestVisible@22998} http://google.com/places/ChIJAQAUkbF0sEcRFeRdk_qTBbQ Sönksen Mo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 = {PointOfInterestVisible@23100} http://google.com/places/ChIJA0jciLF0sEcR6ivaHfEL_5U Liebeck-Blitzschutzbau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 = {PointOfInterestVisible@23101} http://google.com/places/ChIJ3dkOl7F0sEcR9LYCaNXaPhU Seydlitz GmbH &amp; Co.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 = {PointOfInterestVisible@23102} http://google.com/places/ChIJ-bNTE6l0sEcRtmXv6CvJd_4 Stefan Tonndor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 = {PointOfInterestVisible@23103} http://osm.org/node/1992166428 Weinstube Leonardo Ristoran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 = {PointOfInterestVisible@23104} http://google.com/places/ChIJCbQ_JrJ0sEcRPcwrnj9WsxA Silvers business travel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 = {PointOfInterestVisible@23105} http://google.com/places/ChIJObtSlpw5ZUERnHx6BeEo22o Anwaltskanzlei am Opernplatz für Scheidungs- und Sorgerech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 = {PointOfInterestVisible@23106} http://google.com/places/ChIJ2SlR-7B0sEcRKsUkR7LAMpk WILDE BEUGER SOLMECKE Rechtsanwälte GbR |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 = {PointOfInterestVisible@23107} http://google.com/places/ChIJPxKp_LB0sEcRD4-lkrGlsAg Zahnärztliche Praxis vis-à-vis der Op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 = {PointOfInterestVisible@23108} http://google.com/places/ChIJe6N12LB0sEcRM0Z-yibB_z4 Mas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 = {PointOfInterestVisible@23109} http://google.com/places/ChIJZWa2-7B0sEcR24RwIfdL150 Wolfgang Weirauch Zahnarz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 = {PointOfInterestVisible@23110} http://google.com/places/ChIJ231IxLB0sEcRB8RH4WJ3dXw Betten Raymond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 = {PointOfInterestVisible@23111} http://google.com/places/ChIJ2SlR-7B0sEcRukgMEgIs0Ss Hensche Lawyers, Labour Lawy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 = {PointOfInterestVisible@23112} http://google.com/places/ChIJMef9r7F0sEcRiQKy2UVFoxg Julia Fixtures Portfolio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 = {PointOfInterestVisible@23113} http://google.com/places/ChIJR6Eg2rZ0sEcRmRU0b-hcGro P &amp; W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 = {PointOfInterestVisible@23114} http://osm.org/node/4524282290 BBBan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5 = {PointOfInterestVisible@23115} http://google.com/places/ChIJLycNmrF0sEcRQoEiSiCmI5w Bundespoliz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6 = {PointOfInterestVisible@23116} http://google.com/places/ChIJVVWp_LB0sEcRWDY7zlqv7fU Eisenberger Real Estat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7 = {PointOfInterestVisible@23117} http://google.com/places/ChIJf2TS1rB0sEcR7Fzcj1C_Uvk IntraZet Einrichtungssysteme GmbH Wohnideen nach Maß - RZ-Möb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8 = {PointOfInterestVisible@23118} http://google.com/places/ChIJQysVIrF0sEcR-gAtQOq4P4M Dr. med. Hans Heik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9 = {PointOfInterestVisible@23119} http://google.com/places/ChIJTzIQKLd0sEcR3EjypKUVRi4 Teppich Kollektion Pakza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0 = {PointOfInterestVisible@23120} http://google.com/places/ChIJpQi83bB0sEcRw49nM-Kfflc Bavarium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1 = {PointOfInterestVisible@23121} http://google.com/places/ChIJg_Zm1rB0sEcRXgL9mQNDSk0 I.V.E Immobilien-Vermittlung Everling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2 = {PointOfInterestVisible@23122} http://google.com/places/ChIJG6KikLF0sEcRhmQAYwS0aMM MVZ wagnerstibbe für Laboratoriumsmedizin, Gynäkologie, Humangenetik und Pathologi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3 = {PointOfInterestVisible@23123} http://google.com/places/ChIJ-Xqu87B0sEcR3GekLKy938Q Holländische Kakaostub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4 = {PointOfInterestVisible@23124} http://osm.org/node/539069162 Alexan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5 = {PointOfInterestVisible@23125} http://google.com/places/ChIJlaq4m7F0sEcR5jAVxAD4oaQ Grundstücksgesellschaft Walderseestraße 1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6 = {PointOfInterestVisible@23126} http://google.com/places/ChIJ6Vo6PbF0sEcRxbzUkQ7VxEY Peter Malkowa MUSIKTAUSCHrecht - horak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7 = {PointOfInterestVisible@23127} http://osm.org/node/5158722568 Borghesischer Fech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8 = {PointOfInterestVisible@23128} http://google.com/places/ChIJZWa2-7B0sEcRAEAiOfr7_wI Zahnärzte im Georgspalast - Dr. Jürgen Lemme, Wolfgang Weirauch u. Anja Schul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9 = {PointOfInterestVisible@23129} http://google.com/places/ChIJR5N8j7F0sEcRu0TORR6LrY8 Gemeinschaftskanzlei Brümmerstedt,Seewald und Oelf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0 = {PointOfInterestVisible@23130} http://google.com/places/ChIJZWa2-7B0sEcRZqEY6x2LuZU Herr Dr. Jürgen Lemm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1 = {PointOfInterestVisible@23131} http://google.com/places/ChIJXasrsLF0sEcRT7ZtgHnD1N0 Hanseat Rei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2 = {PointOfInterestVisible@23132} http://google.com/places/ChIJ392Jk1NzsEcROXRbO9QPaEs HMS Projek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3 = {PointOfInterestVisible@23133} http://google.com/places/ChIJpQi83bB0sEcROIxwKeqWaD0 Martins Exklusiv Pfleg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4 = {PointOfInterestVisible@23134} http://google.com/places/ChIJqXao0LB0sEcRC8YqoZZyiqQ Haus für Sicherheit - KÜHN Sicherhei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5 = {PointOfInterestVisible@23135} http://google.com/places/ChIJjUcCI7F0sEcR5O8z2vWMR7s Gorden Paul - Trademark Laywer: horak law fir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6 = {PointOfInterestVisible@23136} http://google.com/places/ChIJ4zkyhbF0sEcRG4UzjsZ5lIA Rechstanwältin Gebler-Fleischhack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7 = {PointOfInterestVisible@23137} http://google.com/places/ChIJZ2wP2rN0sEcRVBfZnQ7qUsU Insig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8 = {PointOfInterestVisible@23138} http://google.com/places/ChIJ_fX_k7F0sEcRdiMZIVTEIRI Steiff Margaret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9 = {PointOfInterestVisible@23139} http://google.com/places/ChIJ3dkOl7F0sEcRY22JT_5vbqU Herr Dr. med. Ryszard van Rhe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0 = {PointOfInterestVisible@23140} http://google.com/places/ChIJFwFwybN0sEcRQlzUjwumlMc Engel &amp; Völkers Commercial・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1 = {PointOfInterestVisible@23141} http://google.com/places/ChIJOd1ErbF0sEcRQG45i2D8vf8 Bayerische Hypo- und Vereinsbank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2 = {PointOfInterestVisible@23142} http://google.com/places/ChIJ6Vo6PbF0sEcRGQq3KxGVldE Eric Scheu - Patent Filer (PCT Attorneys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3 = {PointOfInterestVisible@23143} http://google.com/places/ChIJq_MP27B0sEcRTHWtZ1_0FWU Kiki Baby- und Kinderträum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4 = {PointOfInterestVisible@23144} http://google.com/places/ChIJk8fKIK10sEcRTqnCSwb8F5g Joan Mathews - HealthLawyer/ horak Law Fir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5 = {PointOfInterestVisible@23145} http://google.com/places/ChIJcXol1LB0sEcRoXcV0AOTq_U Domino Kosmeti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6 = {PointOfInterestVisible@23146} http://google.com/places/ChIJ-0mwnrF0sEcRvgNcon2RmJc Zahntechniker-Innung Niedersachsen-Brem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7 = {PointOfInterestVisible@23147} http://google.com/places/ChIJm4v0_LB0sEcRhMZjk8g4dks Concret rent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8 = {PointOfInterestVisible@23148} http://google.com/places/ChIJQysVIrF0sEcRaLBJUxb4k8g Herr Dr. med. Kay Müller-Dei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9 = {PointOfInterestVisible@23149} http://google.com/places/ChIJA0jciLF0sEcRrqQBRcugnLY English Romance Ltd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0 = {PointOfInterestVisible@23150} http://google.com/places/ChIJC2Iu0rZ0sEcRSUdgU-uB2b0 Bowling World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1 = {PointOfInterestVisible@23151} http://google.com/places/ChIJg0RR8bB0sEcRLGmgi-Q2LQM Herr Dr. med. dent. Carsten Krah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2 = {PointOfInterestVisible@23152} http://www.wikidata.org/entity/Q19964586 Niedersächsische Sparkassenstift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3 = {PointOfInterestVisible@23153} http://google.com/places/ChIJjUcCI7F0sEcR7gnBXlEp9MY Lisa Schwerdt, Rechtsanwältin - horak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4 = {PointOfInterestVisible@23154} http://google.com/places/ChIJw1BfxbN0sEcR-Dt_ioAM-vA Transzendentale Meditat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5 = {PointOfInterestVisible@23155} http://google.com/places/ChIJrZq04rB0sEcRapG9JqDRPaU Eggeste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6 = {PointOfInterestVisible@23156} http://google.com/places/ChIJjUcCI7F0sEcR4rSfx8HkhJU Kathleen Thomsen - Erbrechthannover: horak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7 = {PointOfInterestVisible@23157} http://google.com/places/ChIJiQZIiJs5ZUERJzYbYKzPVAE Raupach &amp; Wollert-Elmendorff Rechtsanwalt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8 = {PointOfInterestVisible@23158} http://google.com/places/ChIJcyaGorF0sEcRgVVpy_WnM_A Agath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9 = {PointOfInterestVisible@23159} http://google.com/places/ChIJuXHTsrF0sEcRj8Sm-4qBkW0 zen hai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0 = {PointOfInterestVisible@23160} http://google.com/places/ChIJ2SlR-7B0sEcRVkxOxxPVwRw Lagertechnik Steger GmbH, Region Nord, Vertriebsstützpunk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1 = {PointOfInterestVisible@23161} http://google.com/places/ChIJFwFwybN0sEcRAUCIQbqNWVI TML Hannover Beteiligungs- und Vermögensverwaltung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2 = {PointOfInterestVisible@23162} http://google.com/places/ChIJG6KikLF0sEcRpraYMlytdyQ Pilates im Zentr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3 = {PointOfInterestVisible@23163} http://google.com/places/ChIJIyQ-fpw5ZUERQXqxZ9_HnYA Mathias Verspoh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4 = {PointOfInterestVisible@23164} http://google.com/places/ChIJO9qazbB0sEcRyR6sDnZant8 Wohnbar - Accessoires &amp; Café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5 = {PointOfInterestVisible@23165} http://google.com/places/ChIJ4zkyhbF0sEcRED7dA26OVww pro office GmbH -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6 = {PointOfInterestVisible@23166} http://google.com/places/ChIJm7tc-9B1sEcRVsGu7h9P1Ng Leibniz Denkma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7 = {PointOfInterestVisible@23167} http://osm.org/node/2173581836 Braut- &amp; Abendmo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8 = {PointOfInterestVisible@23168} http://google.com/places/ChIJpQi83bB0sEcRAXn0vL1Spfw Lo &amp; Go Textilvertrieb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9 = {PointOfInterestVisible@23169} http://google.com/places/ChIJjUcCI7F0sEcRl1jUXIbbGrg Rechtsanwältin Iris Phan - horak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0 = {PointOfInterestVisible@23170} http://google.com/places/ChIJTZzU27N0sEcR6MbRnZY0IFY Soft Skin Hannover - Dauerhafte Haarentfernung - Hydrofacial - Akne - Kryo - Anti Aging - Celluli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1 = {PointOfInterestVisible@23171} http://www.wikidata.org/entity/Q19964675 Prinzenstraße 21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2 = {PointOfInterestVisible@23172} http://google.com/places/ChIJVVUp17B0sEcReih4AAk6Pmo Luxury Lash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3 = {PointOfInterestVisible@23173} http://osm.org/node/295391456 Louis Stromey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4 = {PointOfInterestVisible@23174} http://osm.org/node/295391457 Karl Karmars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5 = {PointOfInterestVisible@23175} http://google.com/places/ChIJ3Wa1TbB0sEcRMpwoTD_0a10 Herr Dr. med. Hans-Georg Pot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6 = {PointOfInterestVisible@23176} http://google.com/places/ChIJR5N8j7F0sEcRj5xCwHDhs6s TNG Entertainmen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7 = {PointOfInterestVisible@23177} http://google.com/places/ChIJq_MP27B0sEcRWxPYXid-DjY HairCult Friseu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8 = {PointOfInterestVisible@23178} http://google.com/places/ChIJT3AunrF0sEcRXWPPx-KxEuU Bankhaus Hallbaum eine Zweigniederlassung der M.M.Warburg &amp; CO (AG &amp; Co.) KGa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9 = {PointOfInterestVisible@23179} http://google.com/places/ChIJSUUGt7B0sEcROpnNKQwE0Ig Vodafone Sh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0 = {PointOfInterestVisible@23180} http://google.com/places/ChIJp7wCetl0sEcRDLJ39i8Zwjk Liw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1 = {PointOfInterestVisible@23181} http://google.com/places/ChIJua2iObF0sEcR8UJu9ZDbUjw Dr. Amir Pakzad Oriental rug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2 = {PointOfInterestVisible@23182} http://google.com/places/ChIJjUcCI7F0sEcRX9tKR1nlCKQ Rechtsanwältin Lena Brand - Baurechthannover: horak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3 = {PointOfInterestVisible@23183} http://osm.org/way/362627909 Ross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4 = {PointOfInterestVisible@23184} http://google.com/places/ChIJt_pIj7F0sEcRUrUF8Kc7kYc Neo House 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5 = {PointOfInterestVisible@23185} http://osm.org/node/295391459 Heinrich Marsch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6 = {PointOfInterestVisible@23186} http://google.com/places/ChIJ77RAgLAMsEcRElRgOYjE0bI Anwaltskanzlei Gutschal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7 = {PointOfInterestVisible@23187} http://google.com/places/ChIJm4v0_LB0sEcRURVklIhhmJg Personalabteilung24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8 = {PointOfInterestVisible@23188} http://google.com/places/ChIJ1f6-5LN0sEcRdMaoinp_fmk HSH Nordbank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9 = {PointOfInterestVisible@23189} http://google.com/places/ChIJ2YhrObJ0sEcRMcs2Oe1BLYg TREUWER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0 = {PointOfInterestVisible@23190} http://google.com/places/ChIJ2SlR-7B0sEcR08E5GpltZiA ROECKL ST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1 = {PointOfInterestVisible@23191} http://google.com/places/ChIJa0aHObF0sEcRL9HD7z4WCmI Hessenberg GmbH&amp;Co.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2 = {PointOfInterestVisible@23192} http://google.com/places/ChIJV_fYzrN0sEcRzXXY7YUUs8I FRAM II Grundbesitz UG (haftungsbeschränk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3 = {PointOfInterestVisible@23193} http://google.com/places/ChIJVXb0WrF0sEcRucK1aJeLZ_4 Deutsche Bank Wealth Manageme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4 = {PointOfInterestVisible@23194} http://google.com/places/ChIJl-KUXrF0sEcRwoE4uy57moo Management Foundation of the Sparkasse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5 = {PointOfInterestVisible@23195} http://google.com/places/ChIJARBOPbF0sEcRGpV8gdwuuYk Leibniz Apothek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6 = {PointOfInterestVisible@23196} http://google.com/places/ChIJ_YwDn7F0sEcRjEqbewcUlb4 Wellnexx-2Fe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7 = {PointOfInterestVisible@23197} http://google.com/places/ChIJM0KCPPIMsEcRFVCmsqLq7GY Dr. med. Michael Sod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8 = {PointOfInterestVisible@23198} http://google.com/places/ChIJcyaGorF0sEcRnJRefUCbvaU Müller-Blom Rolf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9 = {PointOfInterestVisible@23199} http://google.com/places/ChIJnVBRrbF0sEcRN53vGnkVjeU Schramm &amp; Schoen Immobilien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0 = {PointOfInterestVisible@23301} http://google.com/places/ChIJJRXjXCt1sEcRizb88xHymNA Bank Julius Bär Deutschland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1 = {PointOfInterestVisible@23302} http://google.com/places/ChIJ_YwDn7F0sEcReSyHLZuyFDE LLA Theaterstraße Besitz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2 = {PointOfInterestVisible@23303} http://google.com/places/ChIJQysVIrF0sEcR9pl8sPXClKc Herr Markus Koschb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3 = {PointOfInterestVisible@23304} http://google.com/places/ChIJg0RR8bB0sEcRxkyVSZAKOWk Block Hous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4 = {PointOfInterestVisible@23305} http://google.com/places/ChIJjUcCI7F0sEcRHiFza3n1KfA Rechtsanwalt Mario Tironi - Vergaberecht: horak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5 = {PointOfInterestVisible@23306} http://google.com/places/ChIJXasrsLF0sEcR_f8msByKW9I Scarosso Stor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6 = {PointOfInterestVisible@23307} http://google.com/places/ChIJ-Xqu87B0sEcRDF1JGWunT-g Herr Dr. Peer Augenrei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7 = {PointOfInterestVisible@23308} http://google.com/places/ChIJL93rX7F0sEcRBeiga3b7dbM Dr. André Pietre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8 = {PointOfInterestVisible@23309} http://google.com/places/ChIJuzQEnLF0sEcRZNsJEdU0lPo HAUS &amp; GRUNDEIGENTUM Servic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9 = {PointOfInterestVisible@23310} http://google.com/places/ChIJXasrsLF0sEcRbDHP3U3T_Vs GCDT Golf course development &amp; trad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0 = {PointOfInterestVisible@23311} http://google.com/places/ChIJG6KikLF0sEcRguEWEjoWW1w Espada-Bar-Café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1 = {PointOfInterestVisible@23312} http://google.com/places/ChIJ-Xqu87B0sEcRvsyl-oHKcaw Friedrich Bartels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2 = {PointOfInterestVisible@23313} http://www.wikidata.org/entity/Q48665521 Haus Friedrich-Wilhel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3 = {PointOfInterestVisible@23314} http://google.com/places/ChIJEdkPkbF0sEcRbU5n9AZUMgM zahnarztpraxis hannover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4 = {PointOfInterestVisible@23315} http://google.com/places/ChIJlwMUWrF0sEcRv8ySdGP4qpc Ludwig Fresenius school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5 = {PointOfInterestVisible@23316} http://google.com/places/ChIJ3dkOl7F0sEcRAX_ELefI6HU Herr Dr. Ismael Khorshee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6 = {PointOfInterestVisible@23317} http://google.com/places/ChIJxyMZ6rB0sEcRR726iJCbkC4 CALID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7 = {PointOfInterestVisible@23318} http://google.com/places/ChIJT0jT0bN0sEcRMQBfm_OPrsM Objektgesellschaft Bad Rappenau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8 = {PointOfInterestVisible@23319} http://google.com/places/ChIJY39jb7B0sEcRMAEhPCe_deU Immobilienmakler Hannover Finis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9 = {PointOfInterestVisible@23320} http://google.com/places/ChIJ4zkyhbF0sEcRcg8WZRGA8bc Adler Klinik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 = {PointOfInterestVisible@23321} http://google.com/places/ChIJ8xYrpbF0sEcRNAkYTkqxYFE TRIO Assekuranzmak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 = {PointOfInterestVisible@23322} http://google.com/places/ChIJ-Xqu87B0sEcRTWai2uUCY-k Physiotherapy Torsten Wol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2 = {PointOfInterestVisible@23323} http://google.com/places/ChIJ8xYrpbF0sEcR5H5jXnz74lc Strohschnitter-Münter Krankengymnastik-Prax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3 = {PointOfInterestVisible@23324} http://osm.org/node/5715793385 Aquaventure Tauchreis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4 = {PointOfInterestVisible@23325} http://google.com/places/ChIJ9bVC_LB0sEcRR3In6Krpzas Herr Dr. Heinz-Werner Hel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5 = {PointOfInterestVisible@23326} http://google.com/places/ChIJH5W14rN0sEcR7q0lHdizt6k Brüggehagen + Kramer Gb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6 = {PointOfInterestVisible@23327} http://google.com/places/ChIJ2SlR-7B0sEcRddxVRZ-PQmA MVH Immobili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7 = {PointOfInterestVisible@23328} http://google.com/places/ChIJNROrfk0LsEcRXH4oQZIBVE4 Lawyers and notaries Rosentre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8 = {PointOfInterestVisible@23329} http://google.com/places/ChIJ2SlR-7B0sEcR6LkPcpn9alc CFU Verwaltungs- und Beteiligungs-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9 = {PointOfInterestVisible@23330} http://google.com/places/ChIJG6KikLF0sEcRhQU-8f8BSu8 Luisen pharmacy at the Opera Hou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0 = {PointOfInterestVisible@23331} http://osm.org/node/321256695 Lo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1 = {PointOfInterestVisible@23332} http://google.com/places/ChIJu_TC-7B0sEcR2UdTBCK2Jy8 HSBC Trinkaus &amp; Burkhardt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2 = {PointOfInterestVisible@23333} http://google.com/places/ChIJs7I8zrN0sEcR0nPRHroD0pQ MINDACT TRAVEL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3 = {PointOfInterestVisible@23334} http://google.com/places/ChIJ2zgBT7B0sEcRpWEIBOwsaHA Rechtsanwalt Markus G. Wer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4 = {PointOfInterestVisible@23335} http://google.com/places/ChIJAyRJ07Z0sEcRvtSEal-m-g0 Klammeraffe - Junge Kieferorthopäd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5 = {PointOfInterestVisible@23336} http://google.com/places/ChIJdbM927B0sEcRjbpGMdtOJwM BoConcep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6 = {PointOfInterestVisible@23337} http://google.com/places/ChIJb6ccSLF0sEcRdj1ojJmOjYI La Galleri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7 = {PointOfInterestVisible@23338} http://google.com/places/ChIJMef9r7F0sEcR3I18vLI18XE Cayenne Real Estate DE-L- RHS24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8 = {PointOfInterestVisible@23339} http://osm.org/node/5678432135 Van Laac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9 = {PointOfInterestVisible@23340} http://osm.org/node/5678432134 Orlow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0 = {PointOfInterestVisible@23341} http://google.com/places/ChIJYwihM7F0sEcR7V7T1D0E7Pg City Hai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1 = {PointOfInterestVisible@23342} http://google.com/places/ChIJ2SlR-7B0sEcRRLjaIUImVic CB Immobilienhandel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2 = {PointOfInterestVisible@23343} http://google.com/places/ChIJtWwO27B0sEcR9dJUW6WYx9w Valsgaard Möbeldesign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3 = {PointOfInterestVisible@23344} http://google.com/places/ChIJjUcCI7F0sEcRTTyalH9NWNg Julia Ritter - horak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4 = {PointOfInterestVisible@23345} http://google.com/places/ChIJXasrsLF0sEcRQpGcesdgqkc Just Retail Immobilien Managemen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5 = {PointOfInterestVisible@23346} http://google.com/places/ChIJoWZ1IrF0sEcR6gQIlYSI0ug Praxis Georgstras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6 = {PointOfInterestVisible@23347} http://google.com/places/ChIJ4zkyhbF0sEcR5dITmuzco_s Dr. med. Gerd Böhm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7 = {PointOfInterestVisible@23348} http://google.com/places/ChIJ-ySNs7F0sEcRVxd_eryJ96A Karin Langsch Galerie am Kröp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8 = {PointOfInterestVisible@23349} http://google.com/places/ChIJjUcCI7F0sEcR3gbw7bViEos Anwaltskanzlei Varav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9 = {PointOfInterestVisible@23350} http://google.com/places/ChIJ2SlR-7B0sEcRAiP232S1Ie0 Dr. Hoppe &amp; Coll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0 = {PointOfInterestVisible@23351} http://google.com/places/ChIJ-Xpj8bB0sEcR-rpkdD1h_LI Emm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1 = {PointOfInterestVisible@23352} http://google.com/places/ChIJe6N12LB0sEcR22RcP7Lx0C0 MVZ Wagner &amp; Stibbe für Laboratoriumsmediz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2 = {PointOfInterestVisible@23353} http://google.com/places/ChIJQfrQabF0sEcRq39zFIvrbf8 S+S Rendsburger Str. 34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3 = {PointOfInterestVisible@23354} http://google.com/places/ChIJoVWNwbB0sEcRPlZqHidl3TQ Finanz- und Versicherungsmathematik Barthel + Mey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4 = {PointOfInterestVisible@23355} http://google.com/places/ChIJua2iObF0sEcRW9MR3i2ePaA Unverferth Partner GbR Dr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5 = {PointOfInterestVisible@23356} http://google.com/places/ChIJL93rX7F0sEcRG3w6iGeeZbE Dr. Ulrich Haup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6 = {PointOfInterestVisible@23357} http://google.com/places/ChIJy2RTd3pzsEcRxZIFoPM3P8c Junges Theater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7 = {PointOfInterestVisible@23358} http://google.com/places/ChIJua2iObF0sEcREWTukZBTgYc Reiseland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8 = {PointOfInterestVisible@23359} http://google.com/places/ChIJ75XrZrF0sEcRP0E7SNPrW18 Dr. Gregor Be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9 = {PointOfInterestVisible@23360} http://google.com/places/ChIJ6-tqmrF0sEcRJvVPz7LVqSM Tui Bk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0 = {PointOfInterestVisible@23361} http://www.wikidata.org/entity/Q43060920 Cumberlandsche Bühn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1 = {PointOfInterestVisible@23362} http://google.com/places/ChIJ6Vo6PbF0sEcR0nRX5wbcZTQ Rechtsanwalt Michael Horak, Dipl.-Ing, LL.M, Fachanwalt - horak Rechtsanwälte/ Fach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2 = {PointOfInterestVisible@23363} http://google.com/places/ChIJA4yN-bB0sEcR9UxAba1Rjw8 Praxis für Naturheilkunde - Renate Volkmer-Ollendor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3 = {PointOfInterestVisible@23364} http://google.com/places/ChIJG6KikLF0sEcRtAHT3Uyjcfg Giese H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4 = {PointOfInterestVisible@23365} http://google.com/places/ChIJYXkwZNQ7ZUERNv9Pvet-1AM Dr. med. dent. Levin Jil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5 = {PointOfInterestVisible@23366} http://osm.org/node/1240781903 Luisen-Apotheke am Opernpl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6 = {PointOfInterestVisible@23367} http://google.com/places/ChIJ3Wa1TbB0sEcRr1zl_i1VthU Herr Prof. Dr. med. Henning Zeid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7 = {PointOfInterestVisible@23368} http://google.com/places/ChIJGytzgTMLsEcRiUoMWZ8Ooq8 Dr. Antje Bähr - Private Physiotherap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8 = {PointOfInterestVisible@23369} http://google.com/places/ChIJXasrsLF0sEcR22G1b4j8rv8 Richebourg Immobilien B.V.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9 = {PointOfInterestVisible@23370} http://google.com/places/ChIJ-8DA1rB0sEcRN4mhvxOkgJ4 Ostercityhot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0 = {PointOfInterestVisible@23371} http://www.wikidata.org/entity/Q1495730 Gaswerke-Verwaltung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1 = {PointOfInterestVisible@23372} http://google.com/places/ChIJzWwuN7F0sEcRXE23bDsCnuw Parsley Krawat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2 = {PointOfInterestVisible@23373} http://google.com/places/ChIJy2waS7F0sEcRRt-XMvYqJZM Café Extrablat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3 = {PointOfInterestVisible@23374} http://google.com/places/ChIJq_MP27B0sEcRS0NUv0KDrtc Dermatologist Dr. med. Geism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4 = {PointOfInterestVisible@23375} http://google.com/places/ChIJQysVIrF0sEcR6e3csV94mgY Dr. med. Birger Kuhl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5 = {PointOfInterestVisible@23376} http://google.com/places/ChIJQfrQabF0sEcRiXWdqubDg44 Suhren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6 = {PointOfInterestVisible@23377} http://google.com/places/ChIJry9VlbN0sEcRL38BKyfMKTw Schiffgraben 8 Garag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7 = {PointOfInterestVisible@23378} http://google.com/places/ChIJA4yN-bB0sEcRSD6JTST_fZg Siemens Juwel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8 = {PointOfInterestVisible@23379} http://google.com/places/ChIJ231IxLB0sEcR0fQ5NSHf-uE Bio Sun light Klinikum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9 = {PointOfInterestVisible@23380} http://google.com/places/ChIJn23FiLF0sEcR6DaHZJxLkpA Kusche C. Dr. med. dent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0 = {PointOfInterestVisible@23381} http://google.com/places/ChIJjaRGNrF0sEcR4rUYYFA_mCg Rechtsanwalt Hans Holter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1 = {PointOfInterestVisible@23382} http://google.com/places/ChIJFQHDuFILsEcRzoyajadpNOQ Engel &amp; Völkers・Hannover Mit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2 = {PointOfInterestVisible@23383} http://google.com/places/ChIJFxDPnrF0sEcRmbHkEd36Bmw Wisskirchen Professional Service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3 = {PointOfInterestVisible@23384} http://google.com/places/ChIJA7mXZrF0sEcReo4rPpZTHTA CONIMMO Immobili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4 = {PointOfInterestVisible@23385} http://google.com/places/ChIJ8xYrpbF0sEcRz_he2vIpFUM Der Immobilien-La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5 = {PointOfInterestVisible@23386} http://google.com/places/ChIJG15P67p0sEcR5-mC50poSe8 Horstmann + Sander GmbH &amp; Co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6 = {PointOfInterestVisible@23387} http://google.com/places/ChIJcyaGorF0sEcR4sdjCT36Ydk Dr. Jürgen Andreas Schul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7 = {PointOfInterestVisible@23388} http://google.com/places/ChIJo4DXCV11sEcRfVtSjy10Jt4 Deutsche Bank Filia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8 = {PointOfInterestVisible@23389} http://google.com/places/ChIJG6KikLF0sEcR0UVGalYxlj8 Frau Dr. med. Nikola Hoffkne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9 = {PointOfInterestVisible@23390} http://google.com/places/ChIJ37Ic7OAKsEcR-cRyEbRg4yc Dr. med. Henning Platschek and colleagu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0 = {PointOfInterestVisible@23391} http://google.com/places/ChIJ8xYrpbF0sEcRicrhCTCvxOo Juwelier David Coh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1 = {PointOfInterestVisible@23392} http://google.com/places/ChIJ2SlR-7B0sEcRKXVKPUUWEnI E &amp; P Consul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2 = {PointOfInterestVisible@23393} http://google.com/places/ChIJ3Wa1TbB0sEcRobCWQjr3444 Rheumatologik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3 = {PointOfInterestVisible@23394} http://google.com/places/ChIJP7GLwrB0sEcRdX6Ofzr7gRM Arash Ebrahim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4 = {PointOfInterestVisible@23395} http://google.com/places/ChIJQysVIrF0sEcRgZuUtsw3lAE Allergie loswer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5 = {PointOfInterestVisible@23396} http://google.com/places/ChIJ2SlR-7B0sEcR5mbNTTZvdW0 HMS Wohnpark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6 = {PointOfInterestVisible@23397} http://google.com/places/ChIJL93rX7F0sEcRQhBv74rm7Pw Mexikanisches Honorarkonsula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7 = {PointOfInterestVisible@23398} http://google.com/places/ChIJzyx4OrF0sEcRA94i8GY1g2g Boehmer v. Hartmut Dr. Not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8 = {PointOfInterestVisible@23399} http://google.com/places/ChIJAyRJ07Z0sEcRDwNJrzo8iR8 Löwenzahnarz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9 = {PointOfInterestVisible@23400} http://google.com/places/ChIJg0RR8bB0sEcRN4Gbf6B_XVc Bettina S. Lady Desig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0 = {PointOfInterestVisible@23533} http://google.com/places/ChIJK0Itf5w5ZUERAXgnJT_1A6E Axel Müller-Eis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1 = {PointOfInterestVisible@23534} http://www.wikidata.org/entity/Q22809577 Sophien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2 = {PointOfInterestVisible@23535} http://google.com/places/ChIJWfLl2lh1sEcRWtb8fMqhDDo Melching 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3 = {PointOfInterestVisible@23536} http://google.com/places/ChIJMef9r7F0sEcRWERUITa-YsI E &amp; H Grundbesitz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4 = {PointOfInterestVisible@23537} http://google.com/places/ChIJV_fYzrN0sEcROnrCu_eg2Ho I. D. A. Handel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5 = {PointOfInterestVisible@23538} http://osm.org/node/3625475556 Outlet Horstmann + San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6 = {PointOfInterestVisible@23539} http://google.com/places/ChIJ3ZTuv7F0sEcRtAf1D8IWjo0 TeeGschwend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7 = {PointOfInterestVisible@23540} http://google.com/places/ChIJA4yN-bB0sEcRQxgFCgV28ds Shoehou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8 = {PointOfInterestVisible@23541} http://google.com/places/ChIJ_YwDn7F0sEcR_5jxlbzmDxk Kl Casala Möbelwerk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9 = {PointOfInterestVisible@23542} http://google.com/places/ChIJrZq04rB0sEcRbcM0gLJsMc0 Optiker Staud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0 = {PointOfInterestVisible@23543} http://google.com/places/ChIJe6N12LB0sEcRlNUe9EebOt8 Dr. Alexander Ullri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1 = {PointOfInterestVisible@23544} http://google.com/places/ChIJ2SlR-7B0sEcRyJ99qTNuETo Dr.med.Uwe Armbre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2 = {PointOfInterestVisible@23545} http://google.com/places/ChIJy50l2rN0sEcRNqx0bE7zdMo TravelEssenc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3 = {PointOfInterestVisible@23546} http://google.com/places/ChIJXawN0rN0sEcRxyQx8vpHstY Leher Gastronomi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4 = {PointOfInterestVisible@23547} http://google.com/places/ChIJN-oYsrF0sEcReevl4mCQ6lk Reiseland Reisebüro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5 = {PointOfInterestVisible@23548} http://google.com/places/ChIJcXol1LB0sEcRSnFU9Z80u0Y Horus Sound Studio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6 = {PointOfInterestVisible@23549} http://google.com/places/ChIJQysVIrF0sEcR8s1kBpMyYBY Frau Dr. med. Corinne Mühlhof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7 = {PointOfInterestVisible@23550} http://google.com/places/ChIJHfwzGTkLsEcRtAYc-clkRUE Dr. Schmidt-Pich &amp; Kolleg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8 = {PointOfInterestVisible@23551} http://google.com/places/ChIJQ8_Qhpw5ZUERE7eab3OVmuc Gemeinschaftspraxis am Künstler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9 = {PointOfInterestVisible@23552} http://google.com/places/ChIJR6Eg2rZ0sEcR80YQ1M8Dx0U Noltemey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0 = {PointOfInterestVisible@23553} http://google.com/places/ChIJe6N12LB0sEcRBhgrK98zMZI WEISE Rechtsanwälte - Bau-, Architekten-, Vergabe- und Wohnungseigentumsre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1 = {PointOfInterestVisible@23554} http://google.com/places/ChIJweWX97B0sEcRkbkTpiAkRDk Beauty Praxis Johanna Heine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2 = {PointOfInterestVisible@23555} http://google.com/places/ChIJWzW9dLF0sEcR0f8yCa8ZR9o PlanetHome Immobili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3 = {PointOfInterestVisible@23556} http://google.com/places/ChIJmUV2ybN0sEcRE2KdwQBYsuQ Bühre Bull oH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4 = {PointOfInterestVisible@23557} http://google.com/places/ChIJe2M_CbB0sEcRdscBIR9_tfM Aviso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5 = {PointOfInterestVisible@23558} http://google.com/places/ChIJG6KikLF0sEcRIxeKzfSiU9Y Dr. med. Rafael Nowak - Zentrum für ambulantes Operieren i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6 = {PointOfInterestVisible@23559} http://google.com/places/ChIJd0jhWrgLsEcR3rabF6suMhg Machulla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7 = {PointOfInterestVisible@23560} http://google.com/places/ChIJe6N12LB0sEcRH6JUdytKl1A Six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8 = {PointOfInterestVisible@23561} http://google.com/places/ChIJ3dkOl7F0sEcRObrLjKwCstE Herr Dr. med. Helmut Oliver Hruschk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9 = {PointOfInterestVisible@23562} http://google.com/places/ChIJP7GLwrB0sEcRW1dG7sLGRIo Linus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0 = {PointOfInterestVisible@23563} http://google.com/places/ChIJIzeFzVt1sEcRhP-mZZiL8kA Triftäckerstraße 45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1 = {PointOfInterestVisible@23564} http://www.wikidata.org/entity/Q18411243 Cumberlandsche Galeri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2 = {PointOfInterestVisible@23565} http://google.com/places/ChIJZ7iHkbF0sEcR-Pjn3hxyraE Degag Zweite Wohn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3 = {PointOfInterestVisible@23566} http://google.com/places/ChIJmeGr_LB0sEcRz3_h6fyot-M Kundalini Yog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4 = {PointOfInterestVisible@23567} http://google.com/places/ChIJkYsh6rN0sEcRHGxCHQidOjE Sparkasse Hannover - AT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5 = {PointOfInterestVisible@23568} http://google.com/places/ChIJ2SlR-7B0sEcR4nZfTdWJgKA Scotch &amp; Sod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6 = {PointOfInterestVisible@23569} http://google.com/places/ChIJQysVIrF0sEcRIISNlWdoOzY Drs. W. &amp; J. &amp; Entrup Dr. T. Altva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7 = {PointOfInterestVisible@23570} http://google.com/places/ChIJXasrsLF0sEcRlojAPNd4r6g City Dentis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8 = {PointOfInterestVisible@23571} http://google.com/places/ChIJjUcCI7F0sEcRxgF1qjY5q98 RAin Andrea Berend - Familienrechthannover: horak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9 = {PointOfInterestVisible@23572} http://google.com/places/ChIJTcY7MU4LsEcRESSNSOvyPZ4 RESTAURA Wohn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0 = {PointOfInterestVisible@23573} http://google.com/places/ChIJ9ccZKot1sEcRIujaS0Captc Seven Sunday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1 = {PointOfInterestVisible@23574} http://google.com/places/ChIJqyWNs7F0sEcRHPmoyJUJZoM Rotary Club Hannover-Leineschlo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2 = {PointOfInterestVisible@23575} http://google.com/places/ChIJA-wrNbF0sEcRibttC7e8ShM Goldschmiede Andreas Bit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3 = {PointOfInterestVisible@23576} http://google.com/places/ChIJoVWNwbB0sEcRcZtndkKOQJ8 Dr Markus Eric Walter, Zahnarz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4 = {PointOfInterestVisible@23577} http://osm.org/node/5964927113 Leibniz-Denkma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5 = {PointOfInterestVisible@23578} http://google.com/places/ChIJkdTqHrF0sEcRHxX1cT-367g Werner Christ- St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6 = {PointOfInterestVisible@23579} http://google.com/places/ChIJL93rX7F0sEcRurBIJmCBnBQ Dr. Maximilian Schun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7 = {PointOfInterestVisible@23580} http://google.com/places/ChIJ3dkOl7F0sEcRRnetyK4oA1k Dr. med. Andreas Race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8 = {PointOfInterestVisible@23581} http://osm.org/node/3210890800 Theatermuse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9 = {PointOfInterestVisible@23582} http://google.com/places/ChIJt0OTobF0sEcRIfxKXxuuUes Ihr Haus - Ihre Wohnung Von Gundla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0 = {PointOfInterestVisible@23583} http://google.com/places/ChIJsRDDB7F0sEcR7E-lZS3AQJs Tiefgarage Kröp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1 = {PointOfInterestVisible@23584} http://google.com/places/ChIJAyRJ07Z0sEcRHDIT3L4yCbc Sina Reis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2 = {PointOfInterestVisible@23585} http://google.com/places/ChIJG6KikLF0sEcR1tirWQCw_qE Frau Margot Jakobi-Til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3 = {PointOfInterestVisible@23586} http://google.com/places/ChIJ9S7RsbB0sEcR0TgYjzbYgcY FIH Fürst Immobilien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4 = {PointOfInterestVisible@23587} http://google.com/places/ChIJCbQ_JrJ0sEcRSCu_r9pvpew P3 Assekuranzmakl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5 = {PointOfInterestVisible@23588} http://google.com/places/ChIJUS1cc7F0sEcRVJUUpvIXO9s Vince Wein Bar und Restaura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6 = {PointOfInterestVisible@23589} http://google.com/places/ChIJVVXl1rB0sEcRYzcflKMmX6U Arena-suites-hannover.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7 = {PointOfInterestVisible@23590} http://google.com/places/ChIJVcmYz7B0sEcRGVtyAqLVhzo Petit Bateau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8 = {PointOfInterestVisible@23591} http://google.com/places/ChIJ8xYrpbF0sEcRjt6pkkfmFH8 Eilenriede 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9 = {PointOfInterestVisible@23592} http://google.com/places/ChIJQysVIrF0sEcRO70uCDskvBA Frau Priv. Doz. Dr. med. Sabine Heg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0 = {PointOfInterestVisible@23593} http://google.com/places/ChIJYXCTBrR0sEcREl0lh-DP6I0 LBS-Beratungszentrum Hannover / Aeg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1 = {PointOfInterestVisible@23594} http://google.com/places/ChIJBy83lrF0sEcR9KipdWqPuZE Zahnärzte Im Zentr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2 = {PointOfInterestVisible@23595} http://google.com/places/ChIJn23FiLF0sEcR3b0cJdLFfG4 Praxisgemeinschaft Dr. Bockmann und Dr. Kusc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3 = {PointOfInterestVisible@23596} http://google.com/places/ChIJR5N8j7F0sEcRSAEb3wOcepA HeimW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4 = {PointOfInterestVisible@23597} http://google.com/places/ChIJ06LTr7F0sEcRwDVPMFIJ6wI Friseur Mae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5 = {PointOfInterestVisible@23598} http://google.com/places/ChIJQ1rfpLF0sEcR-FKBIBDd16A GBL Gaststättenbetrieb Legaci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6 = {PointOfInterestVisible@23599} http://google.com/places/ChIJ3dkOl7F0sEcRhwg41JrWMwY Herr Dr. med. Harald Wew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7 = {PointOfInterestVisible@23600} http://google.com/places/ChIJL9A6_rZ0sEcRRWUghbr7ILY Kulturbüro der Landeshauptstad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8 = {PointOfInterestVisible@23601} http://google.com/places/ChIJcyaGorF0sEcRF9oPbM-FtH4 bbt Rechts- und Steuerkanzl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9 = {PointOfInterestVisible@23602} http://osm.org/node/3386068330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0 = {PointOfInterestVisible@23603} http://google.com/places/ChIJBy83lrF0sEcRSd3SNSOLCXo Bethmann Bank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1 = {PointOfInterestVisible@23604} http://google.com/places/ChIJSUUq97B0sEcRUwjCcIEXF0w Klinik Am Opernpl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2 = {PointOfInterestVisible@23605} http://osm.org/node/3702713008 Neues Theater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3 = {PointOfInterestVisible@23606} http://google.com/places/ChIJ4zkyhbF0sEcRrYcZL3SggU4 MVI Immobilien U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4 = {PointOfInterestVisible@23607} http://google.com/places/ChIJEy-D5bN0sEcRLQ9V4Pu1nRg Ernst &amp; Young GmbH Wirtschaftsprüfungsgesellscha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5 = {PointOfInterestVisible@23608} http://google.com/places/ChIJtWwO27B0sEcRcl5Umr1GHac Priv-Doz. Dr. med. E. Waldkir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6 = {PointOfInterestVisible@23609} http://osm.org/way/436082683 Kaffelädchen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7 = {PointOfInterestVisible@23610} http://google.com/places/ChIJ0X29LbJ0sEcRv7FMlhVx3CA Restaurant Alexan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8 = {PointOfInterestVisible@23611} http://google.com/places/ChIJjaRGNrF0sEcRw89ARcoCWkM JLL - Gewerbeimmobili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9 = {PointOfInterestVisible@23612} http://google.com/places/ChIJua2iObF0sEcRyjmISglDGIA Wellensteyn-Stor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0 = {PointOfInterestVisible@23613} http://osm.org/node/1979142919 Penthous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1 = {PointOfInterestVisible@23614} http://google.com/places/ChIJQysVIrF0sEcRfakVUeKTKbU Zentrum für medizinische Studien UG (haftungsbeschränk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2 = {PointOfInterestVisible@23615} http://google.com/places/ChIJP7GLwrB0sEcRuuNLf4tMmJk Dean &amp; Davi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3 = {PointOfInterestVisible@23616} http://google.com/places/ChIJ3dkOl7F0sEcR-PGACUf_Sfc Dr. med. dent. Jörg Thie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4 = {PointOfInterestVisible@23617} http://google.com/places/ChIJjUcCI7F0sEcR8RAlDQ5ckLQ Rechtsanwalt Mathias Rauter - Internetrecht: horak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5 = {PointOfInterestVisible@23618} http://google.com/places/ChIJ4zkyhbF0sEcR7k3Z3ahWAcU CT Lloyd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6 = {PointOfInterestVisible@23619} http://google.com/places/ChIJYwihM7F0sEcRPx42k4MlzqY CANUSA TOURISTIK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7 = {PointOfInterestVisible@23620} http://google.com/places/ChIJA0jciLF0sEcRYpfMjtj11B0 Rechtsanwalt Dr. Jürgen F. Hop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8 = {PointOfInterestVisible@23621} http://google.com/places/ChIJPfppsrF0sEcR2WIQqHX7CCk Leos 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9 = {PointOfInterestVisible@23622} http://google.com/places/ChIJ3dkOl7F0sEcRWNCLwS0cID4 Perlen Büch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0 = {PointOfInterestVisible@23623} http://osm.org/node/4781136736 Wei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1 = {PointOfInterestVisible@23624} http://google.com/places/ChIJjUcCI7F0sEcRrB_wGIX1k0A Rechtsanwältin Berrent - Onlinerechtler: horak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2 = {PointOfInterestVisible@23625} http://google.com/places/ChIJ-ySNs7F0sEcRRhpvHRpra2U ECC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3 = {PointOfInterestVisible@23626} http://google.com/places/ChIJe6N12LB0sEcRxEXl7UicD4o Herr Dr. med. Arndt Grön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4 = {PointOfInterestVisible@23627} http://google.com/places/ChIJQfrQabF0sEcRNNr__Qa9TyI NordGrundInves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5 = {PointOfInterestVisible@23628} http://google.com/places/ChIJ-0mwnrF0sEcRZvNXScpwAkk TUI ReiseCen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6 = {PointOfInterestVisible@23629} http://google.com/places/ChIJfyN8trF0sEcRtQkGuYigQAM Vivac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7 = {PointOfInterestVisible@23630} http://google.com/places/ChIJQysVIrF0sEcRkR89XYhMJTY Dr. med. Stefanie Hol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8 = {PointOfInterestVisible@23631} http://google.com/places/ChIJjUcCI7F0sEcRV9WLpNVlgMQ Rechtsanwalt Malte Haase, DieMarkenrecht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22722} http://google.com/places/ChIJCxcj-bB0sEcRf-Qiu_6D-L8 Kröpcke (station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22747} http://google.com/places/ChIJ_e-fYSN1sEcRGuhqC6OMFkk VINCE Vinotec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22784} http://www.wikidata.org/entity/Q23787358 Haus Bas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23173} http://osm.org/node/295391456 Louis Stromey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23174} http://osm.org/node/295391457 Karl Karmars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23185} http://osm.org/node/295391459 Heinrich Marsch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23554} http://google.com/places/ChIJweWX97B0sEcRkbkTpiAkRDk Beauty Praxis Johanna Heine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23577} http://osm.org/node/5964927113 Leibniz-Denkma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23582} http://google.com/places/ChIJt0OTobF0sEcRIfxKXxuuUes Ihr Haus - Ihre Wohnung Von Gundla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23588} http://google.com/places/ChIJUS1cc7F0sEcRVJUUpvIXO9s Vince Wein Bar und Restaura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23602} http://osm.org/node/3386068330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23790} http://osm.org/way/32773751 unnamed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23791} http://osm.org/way/186296460 Wilhelm's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23792} http://osm.org/way/551939340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23793} http://osm.org/way/169672032 Mäntelhaus Kaiser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23794} http://osm.org/way/531427284 Sophienstraße 7 (Hannover)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23795} http://osm.org/relation/4662941 Niedersächsisches Finanzministerium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23796} http://osm.org/way/55193933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23797} http://osm.org/way/124426748 Landschaftstraße 1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23798} http://osm.org/way/185852879 Praxis Stankovic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23799} http://osm.org/way/169672031 Osterstraße 20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23800} http://osm.org/relation/7903974 Stiftung Kulturregion Hannover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23801} http://osm.org/way/186296465 zen hair (2) (1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23802} http://osm.org/way/32773006 Stichnoth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23803} http://osm.org/way/185852888 Gemeinschaftskanzlei Brümmerstedt,Seewald und Oelfke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23804} http://osm.org/way/366295844 Shirin Mozaffari makeup and permanent makeup Hannover (5) (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23805} http://osm.org/way/366295843 B&amp;B Markenagentur GmbH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23806} http://osm.org/relation/7909102 CABINET Hannover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23807} http://osm.org/way/553722406 Aquaventure Tauchreise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23808} http://osm.org/way/633684281 Engel &amp; Völkers Commercial・Hannover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23809} http://osm.org/way/186610008 Association of Employee health insurance e.V.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23810} http://osm.org/way/633684275 Alexander (4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23811} http://osm.org/way/553716690 Bavarium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23812} http://osm.org/way/633684277 Objektgesellschaft Bad Rappenau GmbH &amp; Co. KG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23813} http://osm.org/way/185852898 Prinzenstraße 1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23814} http://osm.org/way/29206623 Börse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23815} http://osm.org/way/552091050 Galerie Luise (12) (1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23816} http://osm.org/way/501392707 Staatsoper Hannover (6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23817} http://osm.org/way/552091053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23818} http://osm.org/way/104405941 La Boulangerie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23819} http://osm.org/way/126531025 Sparkassenakademie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laneOfInterestVisible@23820} http://osm.org/way/633684272 Engel &amp; Völkers・Hannover Mitte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laneOfInterestVisible@23821} http://osm.org/way/633684266 Fritz Walter Koch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laneOfInterestVisible@23822} http://osm.org/way/32773748 An der Börse 3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laneOfInterestVisible@23823} http://osm.org/way/55199733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laneOfInterestVisible@23824} http://osm.org/way/553710728 SAUSALITOS (6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laneOfInterestVisible@23825} http://osm.org/way/124426782 Management Foundation of the Sparkasse Hannover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laneOfInterestVisible@23826} http://osm.org/way/553710727 E &amp; P Consult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laneOfInterestVisible@23827} http://osm.org/way/124426780 Haus Ebeling (Hannover)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laneOfInterestVisible@23828} http://osm.org/way/553733969 Dr. med. Florian Schenck (3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laneOfInterestVisible@23829} http://osm.org/way/124426781 Maestro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laneOfInterestVisible@23830} http://osm.org/way/553710723 Parkering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laneOfInterestVisible@23831} http://osm.org/way/124426784 Jondral GmbH Co. KG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laneOfInterestVisible@23832} http://osm.org/way/32772978 Opernplatz 1a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laneOfInterestVisible@23833} http://osm.org/way/185772396 Explorer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laneOfInterestVisible@23834} http://osm.org/way/551978586 Dr. med. Michael Sodt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laneOfInterestVisible@23835} http://osm.org/relation/7909536 Herr Dr. med. S. Reba (1) (1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laneOfInterestVisible@23836} http://osm.org/way/185772398 RESTAURA Wohnen GmbH (3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laneOfInterestVisible@23837} http://osm.org/way/531677870 Nord/LB (9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laneOfInterestVisible@23838} http://osm.org/way/553725676 Holländische Kakaostube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laneOfInterestVisible@23839} http://osm.org/way/554042339 Rechtsanwältin Nicole Thiele (7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laneOfInterestVisible@23840} http://osm.org/way/55374526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laneOfInterestVisible@23841} http://osm.org/way/124426771 HSH Nordbank AG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laneOfInterestVisible@23842} http://osm.org/way/553716685 F. Wäldner (2) (1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laneOfInterestVisible@23843} http://osm.org/way/553800886 HypoVereinsbank Hannov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laneOfInterestVisible@23844} http://osm.org/way/553716688 Marlies Möller salon Hannover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laneOfInterestVisible@23845} http://osm.org/way/553716687 Osterstraße (3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laneOfInterestVisible@23846} http://osm.org/way/553800881 Cumberlandsche Galeri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laneOfInterestVisible@23847} http://osm.org/way/124426775 Mary's Restaurant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laneOfInterestVisible@23848} http://osm.org/way/553733974 Manufactum Warenhaus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laneOfInterestVisible@23849} http://osm.org/way/553800882 Braut- &amp; Abendmode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laneOfInterestVisible@23850} http://osm.org/way/553733975 Maredo (1) (2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laneOfInterestVisible@23851} http://osm.org/way/124426773 Nanu-Nana (1) (4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laneOfInterestVisible@23852} http://osm.org/way/553733976 Nespresso Boutique Hannover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laneOfInterestVisible@23853} http://osm.org/way/10680069 Martins Exklusiv Pflege (2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laneOfInterestVisible@23854} http://osm.org/way/124426779 Physiotherapy at the Opera (1) (1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laneOfInterestVisible@23855} http://osm.org/way/553733970 Private Practice for Physiotherapy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laneOfInterestVisible@23856} http://osm.org/way/553733973 Herr Dr. med. dent. Carsten Krahtz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laneOfInterestVisible@23857} http://osm.org/way/553800889 law firm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laneOfInterestVisible@23858} http://osm.org/way/553800887 Servona NICOLAI-Vital-Resort GmbH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laneOfInterestVisible@23859} http://osm.org/way/553800888 Chaucer GmbH Erst &amp; Rück versicherungsagentur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laneOfInterestVisible@23860} http://osm.org/way/186518154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laneOfInterestVisible@23861} http://osm.org/way/185772388 Lounge The Fifties Bar Hotel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laneOfInterestVisible@23862} http://osm.org/way/43569300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= {PlaneOfInterestVisible@23863} http://osm.org/way/55372241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= {PlaneOfInterestVisible@23864} http://osm.org/way/186610013 Dr. Buhmann Schule (Hannover)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 = {PlaneOfInterestVisible@23865} http://osm.org/way/126562329 Kröpcke-Center (8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 = {PlaneOfInterestVisible@23866} http://osm.org/way/186610010 PlanetHome Immobilien Hannover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 = {PlaneOfInterestVisible@23867} http://osm.org/way/553762471 SØR Woman (1) (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 = {PlaneOfInterestVisible@23868} http://osm.org/way/124426762 Sophienstraße 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 = {PlaneOfInterestVisible@23869} http://osm.org/way/124426763 ATD Travel Services (Germany) Ltd. (1) (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= {PlaneOfInterestVisible@23870} http://osm.org/way/124426766 Dr. Volker Müller (1) (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 = {PlaneOfInterestVisible@23871} http://osm.org/way/553781831 Marlis Anders (1) (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 = {PlaneOfInterestVisible@23872} http://osm.org/way/553722419 Loft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 = {PlaneOfInterestVisible@23873} http://osm.org/way/553781832 law firm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 = {PlaneOfInterestVisible@23874} http://osm.org/way/529712765 Kino im Künstlerhaus (1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 = {PlaneOfInterestVisible@23875} http://osm.org/way/553722418 Harzer Immobilien UG (haftungsbeschränkt)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 = {PlaneOfInterestVisible@23876} http://osm.org/way/553766318 enercity expo Café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 = {PlaneOfInterestVisible@23877} http://osm.org/way/553722416 Hessenberg GmbH&amp;Co.KG (3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 = {PlaneOfInterestVisible@23878} http://osm.org/way/553722414 Frau Dr. med. Frauke Bergmann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 = {PlaneOfInterestVisible@23879} http://osm.org/way/554037400 Ludwig Fresenius schools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= {PlaneOfInterestVisible@23880} http://osm.org/relation/4662131 station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= {PlaneOfInterestVisible@23881} http://osm.org/way/553722420 horak Rechtsanwälte (1) (3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 = {PlaneOfInterestVisible@23882} http://osm.org/way/186610027 Dr. Gregor Be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 = {PlaneOfInterestVisible@23883} http://osm.org/way/186612204 Marlene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 = {PlaneOfInterestVisible@23884} http://osm.org/way/553781819 Schauspiel Hannover (4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 = {PlaneOfInterestVisible@23885} http://osm.org/way/531475097 Mahnmal für die ermordeten Juden Hannovers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 = {PlaneOfInterestVisible@23886} http://osm.org/way/553845450 Deutsche Bank Filial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 = {PlaneOfInterestVisible@23887} http://osm.org/way/554037403 Deutsche Bank (6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 = {PlaneOfInterestVisible@23888} http://osm.org/way/553845451 Deutsche Bank Wealth Management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 = {PlaneOfInterestVisible@23889} http://osm.org/way/186610021 Weitz (4) (2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= {PlaneOfInterestVisible@23992} http://osm.org/way/124426750 Daily Immobilienservice GmbH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 = {PlaneOfInterestVisible@23993} http://osm.org/way/124426753 Prinzenstraße 12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 = {PlaneOfInterestVisible@23994} http://osm.org/way/124426755 Seyhan Öztürk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 = {PlaneOfInterestVisible@23995} http://osm.org/way/24732713 Ingrid Bender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 = {PlaneOfInterestVisible@23996} http://osm.org/relation/2513149 Deutsche Bundesbank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5 = {PlaneOfInterestVisible@23997} http://osm.org/way/185852902 Die Landesbeauftragte für den Datenschutz Niedersachse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 = {PlaneOfInterestVisible@23998} http://osm.org/way/185852900 TREUWERK (2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 = {PlaneOfInterestVisible@23999} http://osm.org/way/551939341 Rotary Club Hannover-Leineschloss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8 = {PlaneOfInterestVisible@24000} http://osm.org/way/553816400 Niedersächsischer Heimatbund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 = {PlaneOfInterestVisible@24001} http://osm.org/way/553816401 Prinzenstraße 21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0 = {PlaneOfInterestVisible@24002} http://osm.org/way/185852904 Noon Individual Hair GmbH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23797} http://osm.org/way/124426748 Landschaftstraße 1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23804} http://osm.org/way/366295844 Shirin Mozaffari makeup and permanent makeup Hannover (5) (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23805} http://osm.org/way/366295843 B&amp;B Markenagentur GmbH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23809} http://osm.org/way/186610008 Association of Employee health insurance e.V.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23814} http://osm.org/way/29206623 Börse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23816} http://osm.org/way/501392707 Staatsoper Hannover (6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23822} http://osm.org/way/32773748 An der Börse 3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23834} http://osm.org/way/551978586 Dr. med. Michael Sodt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23835} http://osm.org/relation/7909536 Herr Dr. med. S. Reba (1) (1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23843} http://osm.org/way/553800886 HypoVereinsbank Hannov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23844} http://osm.org/way/553716688 Marlies Möller salon Hannover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23845} http://osm.org/way/553716687 Osterstraße (3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23848} http://osm.org/way/553733974 Manufactum Warenhaus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23850} http://osm.org/way/553733975 Maredo (1) (2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23851} http://osm.org/way/124426773 Nanu-Nana (1) (4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23852} http://osm.org/way/553733976 Nespresso Boutique Hannover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23853} http://osm.org/way/10680069 Martins Exklusiv Pflege (2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23854} http://osm.org/way/124426779 Physiotherapy at the Opera (1) (1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23859} http://osm.org/way/553800888 Chaucer GmbH Erst &amp; Rück versicherungsagentur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23865} http://osm.org/way/126562329 Kröpcke-Center (8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23866} http://osm.org/way/186610010 PlanetHome Immobilien Hannover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23867} http://osm.org/way/553762471 SØR Woman (1) (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23875} http://osm.org/way/553722418 Harzer Immobilien UG (haftungsbeschränkt)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23877} http://osm.org/way/553722416 Hessenberg GmbH&amp;Co.KG (3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23881} http://osm.org/way/553722420 horak Rechtsanwälte (1) (3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23885} http://osm.org/way/531475097 Mahnmal für die ermordeten Juden Hannovers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23887} http://osm.org/way/554037403 Deutsche Bank (6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23889} http://osm.org/way/186610021 Weitz (4) (2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23996} http://osm.org/relation/2513149 Deutsche Bundesbank (3) (2)</text:p>
          </table:table-cell>
          <table:table-cell table:number-columns-repeated="16383"/>
        </table:table-row>
        <table:table-row table:number-rows-repeated="1047922" table:style-name="ro1">
          <table:table-cell table:number-columns-repeated="16384"/>
        </table:table-row>
      </table:table>
      <table:table table:name="18" table:style-name="ta1">
        <table:table-column table:style-name="co6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24084} http://google.com/places/ChIJ9UYNX7d0sEcRquugMnyOc1I Fleischerei Karen Klemm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24085} http://www.wikidata.org/entity/Q635062 Architektenkammer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24086} http://google.com/places/ChIJ_figkbl0sEcRWXKLPW40CyQ Anja Pi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24087} http://osm.org/way/140255242 Waterloo Biergar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24088} http://google.com/places/ChIJIZoy_rl0sEcR8WL9VKxFKoU Mathias Fla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24089} http://google.com/places/ChIJb8aoX7d0sEcRIw0MXXgGVuA Bavaria-Catering &amp; mor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24090} http://google.com/places/ChIJxVxCprl0sEcRgj7nAjcN4zY Video surveillance Police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24091} http://google.com/places/ChIJIZoy_rl0sEcRkBx-LIk4nZk MABANAFT Deutschland GmbH &amp; Co. KG Mineralölhand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24092} http://google.com/places/ChIJBWB8ACQLsEcRpSyyow1WBCI Georg Rissling Zahnarz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24093} http://google.com/places/ChIJIZoy_rl0sEcR7DkxOkVgJZE Tarneden &amp; Inhester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24094} http://google.com/places/ChIJ9UYNX7d0sEcRqmITnVMvBMU WLW Immobilienmanagement u. Verwaltung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24095} http://google.com/places/ChIJbUtYWLh0sEcRFy20-_Hr03U Gaststätte Waterlo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24096} http://osm.org/way/533438751 Masch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24097} http://google.com/places/ChIJpSoa5Ll0sEcR98C6vbRtG-k Frau Dipl.-Psych. Sylvia Fisch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24098} http://google.com/places/ChIJr2dCVrd0sEcRIvxcnPuwByY Trauringschmied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24099} http://google.com/places/ChIJPZXRWrd0sEcRJxkNBkYCl-0 bei Cüneyt mediterrane Spezialitä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24100} http://google.com/places/ChIJr2dCVrd0sEcRCZjBXSMWBBU Kieferorthopäde Dr. Michael de Cass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24101} http://google.com/places/ChIJ9UYNX7d0sEcRRYE7WIY2pfQ Friseur Pach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24102} http://osm.org/node/4364966180 Markthalle/Landtag (station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24103} http://google.com/places/ChIJ9UYNX7d0sEcRUUoeYFptm40 Amorosa Italienische Spezialität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24104} http://google.com/places/ChIJ8SDbWrh0sEcRjovgpvAmJd0 ASTORGA F. Lange GmbH &amp; Co. Schilder u. Stempelfabr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24105} http://google.com/places/ChIJc4la_bl0sEcR6jede5Xf_KY Nordwest-Zeit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24106} http://osm.org/node/4135639290 Klickmüh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24107} http://google.com/places/ChIJDUdV-bl0sEcRm974nD7mhLA e-motion e-Bike Premium-Shop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24108} http://osm.org/way/227890842 OF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ointOfInterestVisible@24109} http://google.com/places/ChIJudFuW7d0sEcRz5auL1oP-RY Der Südafrikan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ointOfInterestVisible@24110} http://www.wikidata.org/entity/Q439300 Altes Palais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ointOfInterestVisible@24111} http://www.wikidata.org/entity/Q13617141 Friederikenschlösschen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ointOfInterestVisible@24112} http://google.com/places/ChIJNYeqXFRzsEcRMqlKWrH_BEw Bahlsen Outlet Hannover-Markthal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ointOfInterestVisible@24113} http://google.com/places/ChIJ9UYNX7d0sEcRid5RHP5elys La Tap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ointOfInterestVisible@24114} http://google.com/places/ChIJc4la_bl0sEcRr5_67OqU87s Southern Cross Tou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ointOfInterestVisible@24115} http://osm.org/node/94592888 recycling facil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ointOfInterestVisible@24116} http://google.com/places/ChIJz4Pb7bl0sEcRsjaAo0dSQ50 Aparcamient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ointOfInterestVisible@24117} http://www.wikidata.org/entity/Q2532014 Ada-und-Theodor-Lessing-Volkshochschu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ointOfInterestVisible@24118} http://google.com/places/ChIJNyu45rl0sEcRnXAWXJ1n4QI NOX BROTHERS | Die Formel für schöne Träume und gesunden Schlaf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ointOfInterestVisible@24119} http://osm.org/node/5046687803 Sieltürmch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ointOfInterestVisible@24120} http://google.com/places/ChIJRzKOtrd0sEcROfd-6zXEDZA New City Hal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ointOfInterestVisible@24121} http://google.com/places/ChIJdVZrb7d0sEcR-yE5zg6BAWc Lesoth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ointOfInterestVisible@24122} http://google.com/places/ChIJc4la_bl0sEcRtWb7unuwKcQ Herr Dr. Apostolos Digeloud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ointOfInterestVisible@24123} http://www.wikidata.org/entity/Q1462052 Klickmühle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ointOfInterestVisible@24124} http://google.com/places/ChIJje3WULh0sEcRO5aQgyOFoUA IVV Immobilien Vermögens- und Verwaltung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ointOfInterestVisible@24125} http://google.com/places/ChIJFYq-47l0sEcR7K-CqF0Kqps Trenkel Mediat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ointOfInterestVisible@24126} http://google.com/places/ChIJPYsQHbd0sEcRZVizFShSiHQ Galerie vom Zufall und vom Glü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ointOfInterestVisible@24127} http://osm.org/way/227890851 TIGA-Park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ointOfInterestVisible@24128} http://google.com/places/ChIJ9UYNX7d0sEcRrLbnT_ex4gY Da Enz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ointOfInterestVisible@24129} http://google.com/places/ChIJIZoy_rl0sEcRSkVAN2-Gv2Y restaurant Ott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ointOfInterestVisible@24130} http://google.com/places/ChIJb8aoX7d0sEcRp3KCWGaLGkw Tee-Tref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ointOfInterestVisible@24131} http://google.com/places/ChIJRVj-Xrd0sEcRRjtp--6hKk8 Bahlsen Fabrikverkau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ointOfInterestVisible@24132} http://google.com/places/ChIJC9bh-rl0sEcRINZ0Bkh1Lz8 Jacques Darcel Zweithaarstud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ointOfInterestVisible@24133} http://google.com/places/ChIJ__igkbl0sEcR6GgHgLZzkMY Hans-Joachim Janßen, Md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ointOfInterestVisible@24134} http://google.com/places/ChIJ__igkbl0sEcRU5aI0rcTApI Gabriele Heinen-Kljajic, Md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ointOfInterestVisible@24135} http://google.com/places/ChIJnTWO5bl0sEcR9aNpjwTXIlw Dr. med. Christian Steenk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ointOfInterestVisible@24136} http://google.com/places/ChIJiZAyLc11sEcRiXxaWujOKsQ Joseph’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ointOfInterestVisible@24137} http://google.com/places/ChIJv9FuW7d0sEcRJKgtZUeizQk Wurst-Basar Konrad Hinseman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ointOfInterestVisible@24138} http://google.com/places/ChIJGQPmn7d0sEcRC8QbS8ccyMA Hannover Rathaus/Friedrichswall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ointOfInterestVisible@24139} http://www.wikidata.org/entity/Q43239809 Baverwaltung Stadt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ointOfInterestVisible@24140} http://osm.org/node/1952299428 Toda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ointOfInterestVisible@24141} http://google.com/places/ChIJs8Kw4rl0sEcRdLPWAPwm1dk die schlafzimmer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ointOfInterestVisible@24142} http://google.com/places/ChIJgctOUbd0sEcRprSnUtVbnN0 NeuroLogopädie Praxis für Logopädi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ointOfInterestVisible@24143} http://osm.org/node/1756321507 Ile de Franc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ointOfInterestVisible@24144} http://google.com/places/ChIJ__igkbl0sEcRgZQXZoP_MPU Landtag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ointOfInterestVisible@24145} http://google.com/places/ChIJ23aV7Ll0sEcRrhcqCt30roE Zeitfü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ointOfInterestVisible@24146} http://google.com/places/ChIJ9UYNX7d0sEcRSnSY3z7UJXs Bäckerei Gö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ointOfInterestVisible@24147} http://google.com/places/ChIJqQuUZbd0sEcRgZjMd--COTA Agip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ointOfInterestVisible@24148} http://google.com/places/ChIJkZY6Xrd0sEcRcy7E60EUNaI Caffe Bar Ital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ointOfInterestVisible@24149} http://google.com/places/ChIJvdFuW7d0sEcRKIGwV-NVtpE Café 60gra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ointOfInterestVisible@24150} http://www.wikidata.org/entity/Q2244452 Schloßbrunn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ointOfInterestVisible@24151} http://google.com/places/ChIJDUdV-bl0sEcRZi9usSZ4CvE PKL Keller Spies Partnerscha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ointOfInterestVisible@24152} http://google.com/places/ChIJVVVR_rl0sEcRTjzQBo2RtYg Implantologie Zentrum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ointOfInterestVisible@24153} http://www.wikidata.org/entity/Q57732622 RetteDeinThea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ointOfInterestVisible@24154} http://google.com/places/ChIJ41cHE3h1sEcR_GJjjLlyalM MeinTraumWohnen.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ointOfInterestVisible@24155} http://osm.org/node/1756321498 Fülle - Lee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ointOfInterestVisible@24156} http://google.com/places/ChIJ93Mf_7l0sEcR190gkleAc8g Hinz u. Strese Dres.med.dent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= {PointOfInterestVisible@24157} http://osm.org/node/5614635323 Bahlsen Outle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= {PointOfInterestVisible@24158} http://google.com/places/ChIJ62N3mW0KsEcRfeDRdbMMcT8 Rechtsanwaltskanzlei Mark-Tobias Matthi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 = {PointOfInterestVisible@24159} http://google.com/places/ChIJeQ0ja5k5ZUERi69jNiSG3Go Friseursalon Heif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 = {PointOfInterestVisible@24160} http://osm.org/node/1756321535 Spiegel, Spiegel, Spricht Was!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 = {PointOfInterestVisible@24161} http://google.com/places/ChIJP-QP_Ll0sEcRHztqUQq99zg GVG Grundstücksverwertung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 = {PointOfInterestVisible@24162} http://osm.org/node/1756321538 relief for lovers and rough sleep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 = {PointOfInterestVisible@24163} http://osm.org/node/322835123 GodMa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= {PointOfInterestVisible@24164} http://google.com/places/ChIJr2dCVrd0sEcRhll6ULp8Fvg Betten Raymond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 = {PointOfInterestVisible@24165} http://www.wikidata.org/entity/Q1937500 Minoritenkloster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 = {PointOfInterestVisible@24166} http://google.com/places/ChIJ9UYNX7d0sEcRD0EypTvoEr4 Anitas Schinkenparadi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 = {PointOfInterestVisible@24167} http://google.com/places/ChIJb8aoX7d0sEcRPGLs7TZJKpY Angelo Masal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 = {PointOfInterestVisible@24168} http://google.com/places/ChIJS92w4rl0sEcRWwWMtc0XXdM Thao's Handy &amp; Service Telekom Exklusiv Part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 = {PointOfInterestVisible@24169} http://google.com/places/ChIJvXjIV7d0sEcRgbwZ6uK_ui4 artvocati | Rechtsanwaltskanzl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 = {PointOfInterestVisible@24170} http://google.com/places/ChIJlxMx5Zs5ZUERBiY6wlohofc Coiffeur D&amp;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 = {PointOfInterestVisible@24171} http://google.com/places/ChIJf67NW7d0sEcRrWcNmw15PGY Franky's Cafe und Cocktail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 = {PointOfInterestVisible@24172} http://www.wikidata.org/entity/Q1901025 Markthall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 = {PointOfInterestVisible@24173} http://www.wikidata.org/entity/Q1259689 Pockwi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= {PointOfInterestVisible@24174} http://osm.org/node/368366103 Denkmal der Göttinger Sieben (Hannover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= {PointOfInterestVisible@24175} http://osm.org/node/1756321491 Brü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 = {PointOfInterestVisible@24176} http://google.com/places/ChIJiWuKmrd0sEcRVaS39WclYU0 Rudolf-Hillebrecht-Platz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 = {PointOfInterestVisible@24177} http://google.com/places/ChIJ-9ol9FJ1sEcRjquPiX3X9IE Lastenfahrrad-Zentrum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 = {PointOfInterestVisible@24178} http://osm.org/node/1756321485 Betreten verboten!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 = {PointOfInterestVisible@24179} http://osm.org/node/1830199390 Restaurant im Leineschlo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 = {PointOfInterestVisible@24180} http://google.com/places/ChIJCdbh-rl0sEcRlzS41Ba6dFg immola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 = {PointOfInterestVisible@24181} http://www.wikidata.org/entity/Q55511566 Villa Kaulba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 = {PointOfInterestVisible@24182} http://google.com/places/ChIJGZK6PLJ0sEcRrtN8f5jGlaY Geschwind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 = {PointOfInterestVisible@24183} http://google.com/places/ChIJ__igkbl0sEcRsgDFoPql6Qs Christian Meyer, Md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= {PointOfInterestVisible@24286} http://google.com/places/ChIJ9UYNX7d0sEcRuIp3-V3YSJE Sgi Pizza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 = {PointOfInterestVisible@24287} http://google.com/places/ChIJIQWLmLB0sEcRmeMeBw1yB7M RA Jana Staudte - Patientenre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 = {PointOfInterestVisible@24288} http://google.com/places/ChIJ8SDbWrh0sEcRi2BLN9dXdhc Concepta Gaststättenbetriebs- und Verwaltung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 = {PointOfInterestVisible@24289} http://osm.org/node/5145295509 Einigkeit Recht Freihei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 = {PointOfInterestVisible@24290} http://google.com/places/ChIJSxOnWbd0sEcRqigbckI9oRY Da Lin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5 = {PointOfInterestVisible@24291} http://google.com/places/ChIJnTWO5bl0sEcRvv_CXiCH9JQ Herr Dr. med. Andreas Kelb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 = {PointOfInterestVisible@24292} http://google.com/places/ChIJOTkzI7d0sEcRtk6HOs790qM Real Estate Management and Administration Gesellschaft 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 = {PointOfInterestVisible@24293} http://google.com/places/ChIJK1xFmLx0sEcREsitLgm6vb0 Telekom exclusive partner Thao's Handy &amp; Servic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8 = {PointOfInterestVisible@24294} http://www.wikidata.org/entity/Q30134126 Kronprinzeneich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 = {PointOfInterestVisible@24295} http://google.com/places/ChIJ0YLRTrd0sEcRpQhefSZ0TsQ Sparkasse Hannover - BeratungsCen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0 = {PointOfInterestVisible@24296} http://google.com/places/ChIJ9UYNX7d0sEcR0H50sIunlqc Sushi La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 = {PointOfInterestVisible@24297} http://google.com/places/ChIJ28JqtbF0sEcRJ_a2SpZMp3g Bang &amp; Oluf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 = {PointOfInterestVisible@24298} http://google.com/places/ChIJI8jF5bl0sEcR-LbWe7Merzk Gaststätte Klickmüh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3 = {PointOfInterestVisible@24299} http://www.wikidata.org/entity/Q28977954 Franziskanerkloster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 = {PointOfInterestVisible@24300} http://google.com/places/ChIJ_figkbl0sEcR4amRV3UJiaI Mustafa Erk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5 = {PointOfInterestVisible@24301} http://www.wikidata.org/entity/Q55502061 Waterloostraße 3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 = {PointOfInterestVisible@24302} http://www.wikidata.org/entity/Q893535 Borgentrick-Tur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 = {PointOfInterestVisible@24303} http://google.com/places/ChIJIZoy_rl0sEcRi1enNC3Yv_I Preuss &amp; Preuss Versicherungsmakl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8 = {PointOfInterestVisible@24304} http://google.com/places/ChIJK-fYVLd0sEcRYvW-kvA8oOs Mach Art Dagmar Kühnast-Grabowsk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 = {PointOfInterestVisible@24305} http://www.wikidata.org/entity/Q2548325 Wangenheim-Palais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0 = {PointOfInterestVisible@24306} http://www.wikidata.org/entity/Q1434372 Flusswasserkunst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1 = {PointOfInterestVisible@24307} http://google.com/places/ChIJv47xTrd0sEcRgTHmHdDq3tY Immobiliencenter Sparkass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 = {PointOfInterestVisible@24308} http://google.com/places/ChIJVVVR_rl0sEcRE80gOEpGBC8 Zahnarz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3 = {PointOfInterestVisible@24309} http://google.com/places/ChIJJZzybbd0sEcRFFYX7DJkpLE Parkhaus am Rathaus -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4 = {PointOfInterestVisible@24310} http://www.wikidata.org/entity/Q1457131 Friederikenbrücke (Leine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5 = {PointOfInterestVisible@24311} http://google.com/places/ChIJc4la_bl0sEcRUQst__7_dPQ Bühre Bull oH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 = {PointOfInterestVisible@24312} http://google.com/places/ChIJdVZrb7d0sEcRFVZHykxEgg4 Grojnowski Grundbesitz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 = {PointOfInterestVisible@24313} http://google.com/places/ChIJ93Mf_7l0sEcRL9aWEFVCoOs Herr Dr. Dirk Stre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8 = {PointOfInterestVisible@24314} http://google.com/places/ChIJC9bh-rl0sEcR9GvcJbhneOc Blueberry Nails Franchi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 = {PointOfInterestVisible@24315} http://osm.org/way/32675238 Polizeidirekt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0 = {PointOfInterestVisible@24316} http://google.com/places/ChIJ9UYNX7d0sEcRUrsUV8zEoqA Teria Mir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 = {PointOfInterestVisible@24317} http://google.com/places/ChIJaaRNfIt1sEcRYr_COcEEPyA Kiosk Sham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2 = {PointOfInterestVisible@24318} http://google.com/places/ChIJ5wnIV7d0sEcR5vljPItQY4A in Bewegung: Private Praxis Friederike v. Drachenfel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3 = {PointOfInterestVisible@24319} http://google.com/places/ChIJm-YKWE4LsEcRC3mubmg0C0M Frau Dr. med. Anke Klo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4 = {PointOfInterestVisible@24320} http://google.com/places/ChIJsUNwRbd0sEcRGOOGoFhx7AM HtH China Imbi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5 = {PointOfInterestVisible@24321} http://osm.org/node/3650480943 Kommunikationsagentur Push i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6 = {PointOfInterestVisible@24322} http://www.wikidata.org/entity/Q1760402 Schloßbrü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7 = {PointOfInterestVisible@24323} http://google.com/places/ChIJo6yMALd0sEcRcsBl-wY28sM Hannover Rathaus/Friedrichswall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8 = {PointOfInterestVisible@24324} http://osm.org/node/4788440278 Wok 'n Jo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 = {PointOfInterestVisible@24325} http://www.wikidata.org/entity/Q55036397 Bullenstraß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0 = {PointOfInterestVisible@24326} http://osm.org/node/735554534 BUSSTOPS: Futuristisches grünes Luft-Boot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 = {PointOfInterestVisible@24327} http://google.com/places/ChIJnTWO5bl0sEcRDSf87559J-E Das Bett Michaela Kolb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2 = {PointOfInterestVisible@24328} http://google.com/places/ChIJAQAE47l0sEcRaEqotYtmGoo Fennobed Boxspringbett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24087} http://osm.org/way/140255242 Waterloo Biergar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24090} http://google.com/places/ChIJxVxCprl0sEcRgj7nAjcN4zY Video surveillance Police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24111} http://www.wikidata.org/entity/Q13617141 Friederikenschlösschen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24119} http://osm.org/node/5046687803 Sieltürmch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24123} http://www.wikidata.org/entity/Q1462052 Klickmühle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24124} http://google.com/places/ChIJje3WULh0sEcRO5aQgyOFoUA IVV Immobilien Vermögens- und Verwaltung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24138} http://google.com/places/ChIJGQPmn7d0sEcRC8QbS8ccyMA Hannover Rathaus/Friedrichswall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24143} http://osm.org/node/1756321507 Ile de Franc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24155} http://osm.org/node/1756321498 Fülle - Lee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24160} http://osm.org/node/1756321535 Spiegel, Spiegel, Spricht Was!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24162} http://osm.org/node/1756321538 relief for lovers and rough sleep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24175} http://osm.org/node/1756321491 Brü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24178} http://osm.org/node/1756321485 Betreten verboten!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24288} http://google.com/places/ChIJ8SDbWrh0sEcRi2BLN9dXdhc Concepta Gaststättenbetriebs- und Verwaltung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24306} http://www.wikidata.org/entity/Q1434372 Flusswasserkunst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24310} http://www.wikidata.org/entity/Q1457131 Friederikenbrücke (Leine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24322} http://www.wikidata.org/entity/Q1760402 Schloßbrü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24323} http://google.com/places/ChIJo6yMALd0sEcRcsBl-wY28sM Hannover Rathaus/Friedrichswall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24326} http://osm.org/node/735554534 BUSSTOPS: Futuristisches grünes Luft-Boot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24412} http://osm.org/way/553275097 Volkshochschule Hannover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24413} http://osm.org/way/29181119 Laveshaus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24414} http://osm.org/way/529179359 Kronprinzeneiche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24415} http://osm.org/way/7689627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24416} http://osm.org/way/76896330 Pockwitz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24417} http://osm.org/way/553292750 Galerie vom Zufall und vom Glück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24418} http://osm.org/way/255764837 Museum August Kestner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24419} http://osm.org/relation/313173 Neues Rathaus (16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24420} http://osm.org/way/52917376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24421} http://osm.org/way/2917850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24422} http://osm.org/way/52809648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24423} http://osm.org/way/29178506 OFD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24424} http://osm.org/way/529484452 Leineschloss (16) (1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24425} http://osm.org/way/186610019 Städtische Galerie KUBUS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24426} http://osm.org/way/18660515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24427} http://osm.org/way/29178510 Georg Rissling Zahnarzt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24428} http://osm.org/way/529178074 ASTORGA F. Lange GmbH &amp; Co. Schilder u. Stempelfabr. KG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24429} http://osm.org/way/529062463 Friseursalon Heifel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24430} http://osm.org/way/507378568 Markthalle (3) (2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24431} http://osm.org/way/29181123 Atelierhaus des Laveshauses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24432} http://osm.org/way/529178076 Waterloostraße 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24433} http://osm.org/way/10680065 Bürgeramt Mitt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24434} http://osm.org/way/10680068 Niedersächsisches Ministerium für Soziales, Frauen, Familie und Gesundhei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24435} http://osm.org/way/29178491 Hardenbergstraße 1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24436} http://osm.org/way/503709281 unname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24437} http://osm.org/way/439657576 unname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24438} http://osm.org/way/529173759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24439} http://osm.org/way/122749484 Markthalle Hannov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24440} http://osm.org/way/554045375 Niedersächsisches Ministerium für Wirtschaft, Arbeit und Verkehr (7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24441} http://osm.org/way/12274948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laneOfInterestVisible@24442} http://osm.org/way/52812014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laneOfInterestVisible@24443} http://osm.org/way/529145706 Altes Rathaus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laneOfInterestVisible@24444} http://osm.org/way/439657574 unname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laneOfInterestVisible@24445} http://osm.org/way/122749486 Lesotho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laneOfInterestVisible@24446} http://osm.org/way/506177457 Amt für Geoinformation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laneOfInterestVisible@24447} http://osm.org/way/529260147 Mathias Flade (13) (4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laneOfInterestVisible@24448} http://osm.org/way/29178515 Gaststätte Waterloo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24412} http://osm.org/way/553275097 Volkshochschule Hannover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24413} http://osm.org/way/29181119 Laveshaus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24415} http://osm.org/way/7689627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24418} http://osm.org/way/255764837 Museum August Kestner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24419} http://osm.org/relation/313173 Neues Rathaus (16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24423} http://osm.org/way/29178506 OFD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24424} http://osm.org/way/529484452 Leineschloss (16) (1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24427} http://osm.org/way/29178510 Georg Rissling Zahnarzt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24428} http://osm.org/way/529178074 ASTORGA F. Lange GmbH &amp; Co. Schilder u. Stempelfabr. KG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24429} http://osm.org/way/529062463 Friseursalon Heifel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24431} http://osm.org/way/29181123 Atelierhaus des Laveshauses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24432} http://osm.org/way/529178076 Waterloostraße 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24436} http://osm.org/way/503709281 unname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24440} http://osm.org/way/554045375 Niedersächsisches Ministerium für Wirtschaft, Arbeit und Verkehr (7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24446} http://osm.org/way/506177457 Amt für Geoinformation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24448} http://osm.org/way/29178515 Gaststätte Waterloo (1) (2)</text:p>
          </table:table-cell>
          <table:table-cell table:number-columns-repeated="16383"/>
        </table:table-row>
        <table:table-row table:number-rows-repeated="1048357" table:style-name="ro1">
          <table:table-cell table:number-columns-repeated="16384"/>
        </table:table-row>
      </table:table>
      <table:table table:name="19" table:style-name="ta1">
        <table:table-column table:style-name="co6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24543} http://google.com/places/ChIJi4zv-7Z0sEcRHLrpXaDfWJw IUS SOCIAL Rechtsanwalt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24544} http://google.com/places/ChIJ9UYNX7d0sEcRquugMnyOc1I Fleischerei Karen Klemm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24545} http://www.wikidata.org/entity/Q28945542 Maritim Grand Hotel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24546} http://google.com/places/ChIJzw_-apk5ZUERaortlvMpxFs Barbara Klawit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24547} http://google.com/places/ChIJvxUCnbZ0sEcRjDNe1gU_ff0 ATM (Sparkasse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24548} http://osm.org/node/2591417714 Demu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24549} http://google.com/places/ChIJ4SNvK7d0sEcRWvSAgKh6vwo Labelle Cosmetic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24550} http://google.com/places/ChIJb3wMvCYLsEcRQGaFMfGFz6M Petra Wand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24551} http://google.com/places/ChIJbe4I-rZ0sEcRArhyQxzLit0 Haarverdichtungen-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24552} http://google.com/places/ChIJ9UYNX7d0sEcRqmITnVMvBMU WLW Immobilienmanagement u. Verwaltung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24553} http://google.com/places/ChIJY73zKrF0sEcRkUmeZXJF-38 fpp.steuerberatung - fischer.porada+Partner Steuerberatungsgesellscha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24554} http://osm.org/way/533438751 Masch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24555} http://google.com/places/ChIJvxUCnbZ0sEcRXQD-xvEq_P8 Sparkasse Hannover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24556} http://google.com/places/ChIJsRVuzLB0sEcRFH6_zmKhy3U Tao Chinarestaura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24557} http://google.com/places/ChIJPZXRWrd0sEcRJxkNBkYCl-0 bei Cüneyt mediterrane Spezialitä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24558} http://google.com/places/ChIJ4ab7-bZ0sEcRaUKjrCWTEbs Friseursalon Fingerspitz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24559} http://google.com/places/ChIJhVSs1LB0sEcRwmoWgr2HYWA Lounge The Fifties Bar Hot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24560} http://google.com/places/ChIJE64-hZR0sEcRMHxgbZme-Pk Anubhav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24561} http://google.com/places/ChIJhS8tvbZ0sEcRPI_10FJgYa8 Verband Deutscher Immobilienmakler (VDIMMO)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24562} http://google.com/places/ChIJTzIQKLd0sEcRsVtspY8wVi0 Plaschke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24563} http://google.com/places/ChIJ9UYNX7d0sEcRRYE7WIY2pfQ Friseur Pach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24564} http://google.com/places/ChIJqbBoi5s5ZUERLupGt-E6oH0 Jaroslaw Gryc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24565} http://google.com/places/ChIJgVVYjbZ0sEcRJ8uG43n8bYU Lower Saxony Alliance for Sustainabil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24566} http://google.com/places/ChIJ1WTc1rB0sEcR8DlV-I28zoY Apex Room Agency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24567} http://osm.org/node/2591417706 Hiroshima Friedensglo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ointOfInterestVisible@24568} http://google.com/places/ChIJ-f2zyrB0sEcRgLgddtXrpP0 Uhl &amp; Stöver Gastronomi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ointOfInterestVisible@24569} http://osm.org/node/2835175318 Explor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ointOfInterestVisible@24570} http://google.com/places/ChIJC9e3TLd0sEcRZUm_1gqvTQk Buchhandlung Hennies und Zinkeisen Inh. Buchhandlung Deciu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ointOfInterestVisible@24571} http://google.com/places/ChIJudFuW7d0sEcRz5auL1oP-RY Der Südafrikan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ointOfInterestVisible@24572} http://google.com/places/ChIJW0myn7Z0sEcRfmn8G7XNji4 Jordan BerndFriseurmeis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ointOfInterestVisible@24573} http://www.wikidata.org/entity/Q1548250 Große Kugelform (Karl Hartung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ointOfInterestVisible@24574} http://osm.org/node/323101421 Cityhotel Thüringer Hof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ointOfInterestVisible@24575} http://google.com/places/ChIJ9UYNX7d0sEcRid5RHP5elys La Tap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ointOfInterestVisible@24576} http://osm.org/node/2351615167 poggen poh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ointOfInterestVisible@24577} http://google.com/places/ChIJY-KrNLd0sEcRsLPtzKdDvSk The Escape Room | Ha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ointOfInterestVisible@24578} http://google.com/places/ChIJVUJvk7Z0sEcR835_HdB9xzs Deutscher Sparkassen Verlag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ointOfInterestVisible@24579} http://osm.org/node/558543517 in betwe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ointOfInterestVisible@24580} http://osm.org/node/364513765 dm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ointOfInterestVisible@24581} http://google.com/places/ChIJY73zKrF0sEcRO7H_vYXWnzE SAUSALITO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ointOfInterestVisible@24582} http://google.com/places/ChIJW0myn7Z0sEcR9W48EQLd2BI Jodexnis Versicherungsmakl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ointOfInterestVisible@24583} http://google.com/places/ChIJr-ZrS7d0sEcR9Zr-OrUeCUM Christliche Buchhandlung BERNWARD, Inh. DECIU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ointOfInterestVisible@24584} http://google.com/places/ChIJIYYTzbB0sEcRs0afYihaOXY Marius Karolczak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ointOfInterestVisible@24585} http://osm.org/node/2784904052 Klaus-Bahlsen-Brunn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ointOfInterestVisible@24586} http://google.com/places/ChIJGRnCwrZ0sEcRaJkMwelUufk Volkmar Drähn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ointOfInterestVisible@24587} http://google.com/places/ChIJA3V8ILR0sEcRViH6fk0o9AY Optiker Spark Inh.Volker Kinn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ointOfInterestVisible@24588} http://google.com/places/ChIJHQ2Q47Z0sEcRCGhvgKe9JDM Tauchertreff Am Aeg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ointOfInterestVisible@24589} http://google.com/places/ChIJPYsQHbd0sEcRZVizFShSiHQ Galerie vom Zufall und vom Glü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ointOfInterestVisible@24590} http://google.com/places/ChIJ9UYNX7d0sEcRrLbnT_ex4gY Da Enz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ointOfInterestVisible@24591} http://osm.org/node/3020804302 FundK Apple Premium Resell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ointOfInterestVisible@24592} http://osm.org/node/4487336392 Deutsche Hypothekenban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ointOfInterestVisible@24593} http://google.com/places/ChIJmdvj0bB0sEcRCb07t4N4qM8 Leihhaus Hannovera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ointOfInterestVisible@24594} http://google.com/places/ChIJO90w7bZ0sEcRspu4Kl72aOE Ligne Rose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ointOfInterestVisible@24595} http://google.com/places/ChIJf8z0E5k5ZUERasvthiiY4N0 S-GewerbeImmobilienVermittlung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ointOfInterestVisible@24596} http://google.com/places/ChIJ4SNvK7d0sEcRjRfbUbiODXY Shekhan Friseu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ointOfInterestVisible@24597} http://google.com/places/ChIJiZAyLc11sEcRiXxaWujOKsQ Joseph’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ointOfInterestVisible@24598} http://google.com/places/ChIJgaVPO7d0sEcR5_Xc189ldHY Leitsmann Elektroinstallation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ointOfInterestVisible@24599} http://osm.org/node/2351615153 Hotel am Rat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ointOfInterestVisible@24600} http://google.com/places/ChIJXdL007Z0sEcRer48DFz0yjE Parker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ointOfInterestVisible@24601} http://google.com/places/ChIJ4SNvK7d0sEcRU9NCORSE2n4 Lutz Huth Immobili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ointOfInterestVisible@24602} http://osm.org/way/243498096 Stadtmau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ointOfInterestVisible@24603} http://google.com/places/ChIJvdFuW7d0sEcRKIGwV-NVtpE Café 60gra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ointOfInterestVisible@24604} http://google.com/places/ChIJkZY6Xrd0sEcRcy7E60EUNaI Caffe Bar Ital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ointOfInterestVisible@24605} http://google.com/places/ChIJJevlF7R0sEcRiabgAsgHoSc cafe dopp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ointOfInterestVisible@24606} http://google.com/places/ChIJW0myn7Z0sEcRj3FryTrxuKg Orgadata Servic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ointOfInterestVisible@24607} http://google.com/places/ChIJcXol1LB0sEcRD-_rhdqJJr4 F. Wäld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ointOfInterestVisible@24608} http://google.com/places/ChIJJ3nv-7Z0sEcRvDxPRiifRLE Diakonisches Werk in Niedersachsen Netzwerk Pfleg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ointOfInterestVisible@24609} http://google.com/places/ChIJCX6A7sp0sEcR6wCsbUbBJxw Deutsche Po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ointOfInterestVisible@24610} http://osm.org/node/94592900 Sparda-Ban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ointOfInterestVisible@24611} http://google.com/places/ChIJLY3hPLEMsEcRYAqGvc_Qm80 seydlitz.work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ointOfInterestVisible@24612} http://osm.org/node/5614635323 Bahlsen Outle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ointOfInterestVisible@24613} http://google.com/places/ChIJeQ0ja5k5ZUERi69jNiSG3Go Friseursalon Heif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ointOfInterestVisible@24614} http://google.com/places/ChIJjeCAKrF0sEcRU4irxH6Z868 Tennis-Poin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ointOfInterestVisible@24615} http://google.com/places/ChIJNe9DOrd0sEcRa353Y5YvtI8 denn's Biomark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= {PointOfInterestVisible@24616} http://google.com/places/ChIJAyRJ07Z0sEcRvtSEal-m-g0 Klammeraffe - Junge Kieferorthopäd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= {PointOfInterestVisible@24617} http://google.com/places/ChIJdxBQI7d0sEcR1QnTSARdmPA City Locksmiths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 = {PointOfInterestVisible@24618} http://google.com/places/ChIJ0Yg72bZ0sEcRyNiZFwQq_Iw Pierre Menez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 = {PointOfInterestVisible@24619} http://google.com/places/ChIJgaVPO7d0sEcRqBV-C1vI5sc Weinbar gegenüb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 = {PointOfInterestVisible@24620} http://google.com/places/ChIJa1DBjLZ0sEcRp8dlUPp_U54 Grundbesitzgesellschaft für Immobilien in Braunschweig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 = {PointOfInterestVisible@24621} http://google.com/places/ChIJNe9DOrd0sEcRMuqaa3YUQGs SB-location of the Sparda-Bank Hannover e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 = {PointOfInterestVisible@24622} http://google.com/places/ChIJgZo0Lrt0sEcRGikcRxK9fq4 Photo Haa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= {PointOfInterestVisible@24623} http://google.com/places/ChIJYwihM7F0sEcR7V7T1D0E7Pg City Hai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 = {PointOfInterestVisible@24624} http://google.com/places/ChIJ4YD46bB0sEcR5q49dYj8w1g PrivatVerrechnungsStelle der Ärzte und Zahnärzte in Niedersachsen rkV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 = {PointOfInterestVisible@24625} http://osm.org/node/429835861 Meiers Lebenslus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 = {PointOfInterestVisible@24626} http://www.wikidata.org/entity/Q56502016 Erfurter Glo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 = {PointOfInterestVisible@24627} http://google.com/places/ChIJf67NW7d0sEcRrWcNmw15PGY Franky's Cafe und Cocktail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 = {PointOfInterestVisible@24628} http://www.wikidata.org/entity/Q1901025 Markthall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 = {PointOfInterestVisible@24629} http://www.wikidata.org/entity/Q1259689 Pockwi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 = {PointOfInterestVisible@24630} http://google.com/places/ChIJWZeIKl9zsEcR8oEfZQTBvaI Orange Bike Concept -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 = {PointOfInterestVisible@24631} http://google.com/places/ChIJ-3tzabd0sEcR-0F0h4b8eIk Bürgeramt Aeg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 = {PointOfInterestVisible@24632} http://google.com/places/ChIJo9ry6K50sEcR6z5WNWtZotE Büro Oberbürgermeis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= {PointOfInterestVisible@24633} http://google.com/places/ChIJCasK9LZ0sEcR_-0IAjbo9J8 Poggenpohl Küch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= {PointOfInterestVisible@24634} http://google.com/places/ChIJ9UYNX7d0sEcRuIp3-V3YSJE Sgi Pizza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 = {PointOfInterestVisible@24635} http://google.com/places/ChIJwXiGLLd0sEcRYNLOtcLQUQg Kanzlei Berish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 = {PointOfInterestVisible@24636} http://google.com/places/ChIJQ562qLZ0sEcR_ulVxvmGtuQ ODDO BHF AG Hannover - Private Wealth Manageme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 = {PointOfInterestVisible@24637} http://google.com/places/ChIJbdqBQYZ1sEcRmUpQ7Br8bPg Progress 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 = {PointOfInterestVisible@24638} http://google.com/places/ChIJ-2y58rZ0sEcRJa-8txt0uzI Hannover Region Grundstücks GmbH Verwalt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 = {PointOfInterestVisible@24639} http://google.com/places/ChIJlXMBt7B0sEcRxuXVp-6TdaU Thoren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 = {PointOfInterestVisible@24640} http://osm.org/node/323101227 Gegenüber Wein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 = {PointOfInterestVisible@24641} http://google.com/places/ChIJ0RhXmrd0sEcRR6mVyRkhJaU Rudolf-Hillebrecht-Platz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 = {PointOfInterestVisible@24642} http://google.com/places/ChIJOTkzI7d0sEcRtk6HOs790qM Real Estate Management and Administration Gesellschaft 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= {PointOfInterestVisible@24745} http://google.com/places/ChIJCasK9LZ0sEcRZPck0bZd2AU Madsack Markt &amp; Media Servic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 = {PointOfInterestVisible@24746} http://google.com/places/ChIJ-2y58rZ0sEcRFWSuZfv-c8U DWN Pankow Immobiliengesellschaft 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 = {PointOfInterestVisible@24747} http://google.com/places/ChIJ0YLRTrd0sEcRpQhefSZ0TsQ Sparkasse Hannover - BeratungsCen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 = {PointOfInterestVisible@24748} http://google.com/places/ChIJ9UYNX7d0sEcR0H50sIunlqc Sushi La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 = {PointOfInterestVisible@24749} http://google.com/places/ChIJMfsepLZ0sEcRa0ypud2Ucsk Terra Grundbesitzgesellschaft am Aegi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5 = {PointOfInterestVisible@24750} http://google.com/places/ChIJRZ54u7Z0sEcRZviQA1RMZxE Min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 = {PointOfInterestVisible@24751} http://google.com/places/ChIJYXkwZNQ7ZUERNv9Pvet-1AM Dr. med. dent. Levin Jil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 = {PointOfInterestVisible@24752} http://google.com/places/ChIJL7-OM7d0sEcRrXM_pYh6V8Y Schöne Aussichten 360°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8 = {PointOfInterestVisible@24753} http://google.com/places/ChIJ9-Vz07B0sEcRDM4HIHn8MIU Bed'nBudget City-Host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 = {PointOfInterestVisible@24754} http://google.com/places/ChIJ-8DA1rB0sEcRN4mhvxOkgJ4 Ostercityhot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0 = {PointOfInterestVisible@24755} http://osm.org/node/387509149 KUHnstwer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 = {PointOfInterestVisible@24756} http://google.com/places/ChIJJZzybbd0sEcRFFYX7DJkpLE Parkhaus am Rathaus -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 = {PointOfInterestVisible@24757} http://google.com/places/ChIJy2waS7F0sEcRRt-XMvYqJZM Café Extrablat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3 = {PointOfInterestVisible@24758} http://google.com/places/ChIJdVZrb7d0sEcRFVZHykxEgg4 Grojnowski Grundbesitz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 = {PointOfInterestVisible@24759} http://google.com/places/ChIJQfLQorZ0sEcRSgNrGlGMgrE Norddeutsche Immobilienberat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5 = {PointOfInterestVisible@24760} http://www.wikidata.org/entity/Q22691721 Gutenberg-Brunnen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 = {PointOfInterestVisible@24761} http://google.com/places/ChIJjeCAKrF0sEcRC9PjSQNeTLI Jogging-Point Stor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 = {PointOfInterestVisible@24762} http://google.com/places/ChIJd3OMM7d0sEcREZSDrsmbaJ8 CONTI PARK Park Market Hal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8 = {PointOfInterestVisible@24763} http://google.com/places/ChIJ9UYNX7d0sEcRUrsUV8zEoqA Teria Mir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 = {PointOfInterestVisible@24764} http://google.com/places/ChIJaaRNfIt1sEcRYr_COcEEPyA Kiosk Sham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0 = {PointOfInterestVisible@24765} http://www.wikidata.org/entity/Q1504601 H1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1 = {PointOfInterestVisible@24766} http://google.com/places/ChIJEXF-SbR0sEcRviab_gQYOMk Das Kunst und Auktionshaus Kastern GmbH &amp; Co.KG/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 = {PointOfInterestVisible@24767} http://google.com/places/ChIJwXiGLLd0sEcRl82Mv7gmn-c Nova Inves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3 = {PointOfInterestVisible@24768} http://google.com/places/ChIJ0cgiO7d0sEcR-i6049hmp1Y Bistro Expo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4 = {PointOfInterestVisible@24769} http://google.com/places/ChIJAyRJ07Z0sEcRm1nkMKQeWCA Dres. Jilg, Tetzlaff and partners - Dentist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5 = {PointOfInterestVisible@24770} http://google.com/places/ChIJ2SlR-7B0sEcRKXVKPUUWEnI E &amp; P Consul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 = {PointOfInterestVisible@24771} http://google.com/places/ChIJW0myn7Z0sEcRlBEiK57auJU Borgward Sportgaststätten Immobili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 = {PointOfInterestVisible@24772} http://google.com/places/ChIJwXiGLLd0sEcRQhdu3e5Q4uU Campus Cu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8 = {PointOfInterestVisible@24773} http://google.com/places/ChIJLW5267V1sEcRoq2CLkaCsRI Toni's Barbersh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 = {PointOfInterestVisible@24774} http://osm.org/node/4788440278 Wok 'n Jo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0 = {PointOfInterestVisible@24775} http://osm.org/node/735554534 BUSSTOPS: Futuristisches grünes Luft-Boot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 = {PointOfInterestVisible@24776} http://google.com/places/ChIJAyRJ07Z0sEcRDwNJrzo8iR8 Löwenzahnarz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2 = {PointOfInterestVisible@24777} http://www.wikidata.org/entity/Q635062 Architektenkammer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3 = {PointOfInterestVisible@24778} http://google.com/places/ChIJ92L-ayELsEcRSw4RjxziuME Sprengel Hannover - Landessuperintendentin Dr. Petra Bah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4 = {PointOfInterestVisible@24779} http://google.com/places/ChIJGRnCwrZ0sEcRGEwKTODqqyE Drähne Einrichtung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5 = {PointOfInterestVisible@24780} http://google.com/places/ChIJe9CazbB0sEcRaSQgYjL7WS4 Expo Ban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6 = {PointOfInterestVisible@24781} http://google.com/places/ChIJb8aoX7d0sEcRIw0MXXgGVuA Bavaria-Catering &amp; mor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7 = {PointOfInterestVisible@24782} http://google.com/places/ChIJQ562qLZ0sEcRBRq5RWRHgCc Grosser Assekuranz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8 = {PointOfInterestVisible@24783} http://google.com/places/ChIJC2Iu0rZ0sEcR4wjM96I_juk Restaurant Royal C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 = {PointOfInterestVisible@24784} http://google.com/places/ChIJvxUCnbZ0sEcRJPi5NGWuQME TUI Stift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0 = {PointOfInterestVisible@24785} http://google.com/places/ChIJlfLQorZ0sEcR8bSgS4m1738 Dr. Markus Keer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 = {PointOfInterestVisible@24786} http://google.com/places/ChIJj5vhzLB0sEcRCU1WpA9J4hc Premium Allianz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2 = {PointOfInterestVisible@24787} http://google.com/places/ChIJVUJvk7Z0sEcRqZ3-NMTdE8Y Train &amp; Play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 = {PointOfInterestVisible@24788} http://www.wikidata.org/entity/Q51507727 Breite Straße 12A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 = {PointOfInterestVisible@24789} http://google.com/places/ChIJMfsepLZ0sEcRYW2rQV5OsLQ Deutsche Hypothekenban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5 = {PointOfInterestVisible@24790} http://google.com/places/ChIJr2dCVrd0sEcRwIjTUD6VFtI Bernward Buchhandl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 = {PointOfInterestVisible@24791} http://google.com/places/ChIJCasK9LZ0sEcRwFoNmNErRzg Time To Wax Studio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7 = {PointOfInterestVisible@24792} http://google.com/places/ChIJ9UYNX7d0sEcRUUoeYFptm40 Amorosa Italienische Spezialität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= {PointOfInterestVisible@24793} http://google.com/places/ChIJVVXl1rB0sEcRAnL0oyxy4wk Fair Booking 365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= {PointOfInterestVisible@24794} http://google.com/places/ChIJw-VhKbd0sEcRcnSL9JJ-tOw Peetz Sebasti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0 = {PointOfInterestVisible@24795} http://google.com/places/ChIJKXNLJ7d0sEcRiR5_y0I3sD4 Uwe Sternbe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1 = {PointOfInterestVisible@24796} http://google.com/places/ChIJcXol1LB0sEcRSnFU9Z80u0Y Horus Sound Studio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2 = {PointOfInterestVisible@24797} http://google.com/places/ChIJW0myn7Z0sEcRbAw5oDkOEko Aladin Versicherungsmakl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3 = {PointOfInterestVisible@24798} http://osm.org/node/1835313188 deci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4 = {PointOfInterestVisible@24799} http://google.com/places/ChIJB6odnrZ0sEcRIdmEDYLfOj8 WeddReport Hochzeitsfotograf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5 = {PointOfInterestVisible@24800} http://google.com/places/ChIJmavkyrd0sEcRX_ICr0GAQCs Sparkasse Hannover - AT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6 = {PointOfInterestVisible@24801} http://google.com/places/ChIJFz41s7B0sEcRz-9ZkS29qhs Weidemanns Technik Büch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7 = {PointOfInterestVisible@24802} http://google.com/places/ChIJQysVIrF0sEcRwK4oBr_2PF8 Caffe A. Nannin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8 = {PointOfInterestVisible@24803} http://google.com/places/ChIJQ1k79rZ0sEcRRblERnL4YnI LÜHMANN `S Hotel am Rat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9 = {PointOfInterestVisible@24804} http://google.com/places/ChIJW0myn7Z0sEcRwzDIxVZlOHo Joseph-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0 = {PointOfInterestVisible@24805} http://google.com/places/ChIJR6Eg2rZ0sEcR80YQ1M8Dx0U Noltemey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 = {PointOfInterestVisible@24806} http://google.com/places/ChIJi4zv-7Z0sEcRTRH8CJF2Vrs Diakonisches Werk evangelischer Kirchen in Niedersachsen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 = {PointOfInterestVisible@24807} http://google.com/places/ChIJNYeqXFRzsEcRMqlKWrH_BEw Bahlsen Outlet Hannover-Markthal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 = {PointOfInterestVisible@24808} http://google.com/places/ChIJNcAq2LZ0sEcRzfEDOh8o8Nk Amir Dö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 = {PointOfInterestVisible@24809} http://www.wikidata.org/entity/Q30101171 Marktstraße 47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 = {PointOfInterestVisible@24810} http://osm.org/node/94592888 recycling facil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 = {PointOfInterestVisible@24811} http://www.wikidata.org/entity/Q2532014 Ada-und-Theodor-Lessing-Volkshochschu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 = {PointOfInterestVisible@24812} http://osm.org/way/29373747 playgrou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 = {PointOfInterestVisible@24813} http://google.com/places/ChIJR6Eg2rZ0sEcR-ph05_zLoeY Ingrid Ben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 = {PointOfInterestVisible@24814} http://google.com/places/ChIJqbBoi5s5ZUERYOg_ouswsy4 Look By JC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 = {PointOfInterestVisible@24815} http://google.com/places/ChIJdVZrb7d0sEcR-yE5zg6BAWc Lesoth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 = {PointOfInterestVisible@24816} http://www.wikidata.org/entity/Q50956044 Luther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 = {PointOfInterestVisible@24817} http://google.com/places/ChIJIzeFzVt1sEcRhP-mZZiL8kA Triftäckerstraße 45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 = {PointOfInterestVisible@24818} http://google.com/places/ChIJpdk48Js5ZUER__P5YHcW7fc Esterel Friseursal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 = {PointOfInterestVisible@24819} http://google.com/places/ChIJlyxRSrd0sEcREb2yayKVWxc J.M.S.-Reisen Inh. Sandra Schaefer e.K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 = {PointOfInterestVisible@24820} http://google.com/places/ChIJb8aoX7d0sEcRp3KCWGaLGkw Tee-Tref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 = {PointOfInterestVisible@24821} http://google.com/places/ChIJRVj-Xrd0sEcRRjtp--6hKk8 Bahlsen Fabrikverkau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 = {PointOfInterestVisible@24822} http://google.com/places/ChIJ8x0-7rZ0sEcRntbSI3YTERA Gardinen &amp; Stoff Discount GSD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 = {PointOfInterestVisible@24823} http://google.com/places/ChIJv9FuW7d0sEcRJKgtZUeizQk Wurst-Basar Konrad Hinseman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 = {PointOfInterestVisible@24824} http://google.com/places/ChIJGQPmn7d0sEcRC8QbS8ccyMA Hannover Rathaus/Friedrichswall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 = {PointOfInterestVisible@24825} http://google.com/places/ChIJ9ccZKot1sEcRIujaS0Captc Seven Sunday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 = {PointOfInterestVisible@24826} http://www.wikidata.org/entity/Q2282385 Siebenmännerste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 = {PointOfInterestVisible@24827} http://google.com/places/ChIJAyRJ07Z0sEcRP4n4z8nI-yQ Peter Ko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 = {PointOfInterestVisible@24828} http://www.wikidata.org/entity/Q15089874 Markthalle/Landtag (station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 = {PointOfInterestVisible@24829} http://google.com/places/ChIJA-wrNbF0sEcRibttC7e8ShM Goldschmiede Andreas Bit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 = {PointOfInterestVisible@24830} http://google.com/places/ChIJ9UYNX7d0sEcRSnSY3z7UJXs Bäckerei Gö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 = {PointOfInterestVisible@24831} http://google.com/places/ChIJqQuUZbd0sEcRgZjMd--COTA Agip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 = {PointOfInterestVisible@24832} http://osm.org/node/442496282 Naxo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 = {PointOfInterestVisible@24833} http://google.com/places/ChIJwXiGLLd0sEcROW9wevWBm-I ATOX GmbH | Schädlingsst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 = {PointOfInterestVisible@24834} http://google.com/places/ChIJ_f6M1LB0sEcR7kfX9rouaoU Osterstraß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 = {PointOfInterestVisible@24835} http://google.com/places/ChIJDdIe0bZ0sEcRS7-IITVqdno Orange Club Loung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 = {PointOfInterestVisible@24836} http://google.com/places/ChIJ41cHE3h1sEcR_GJjjLlyalM MeinTraumWohnen.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 = {PointOfInterestVisible@24837} http://google.com/places/ChIJAQD87bZ0sEcRr4HsFDrfUAc H. von Roon Einbauküch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 = {PointOfInterestVisible@24838} http://google.com/places/ChIJF80DkLZ0sEcRTTctJ_jlNiA Parkplatz Breite Str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 = {PointOfInterestVisible@24839} http://google.com/places/ChIJ-QdXLLV1sEcRqN4cnW1Za5w R+V Versicher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 = {PointOfInterestVisible@24840} http://google.com/places/ChIJacxZ5LZ0sEcRgA2yMRTMfGo Orientteppiche Galerie Puy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 = {PointOfInterestVisible@24841} http://google.com/places/ChIJAyRJ07Z0sEcRHDIT3L4yCbc Sina Reis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 = {PointOfInterestVisible@24842} http://google.com/places/ChIJ9UYNX7d0sEcRD0EypTvoEr4 Anitas Schinkenparadi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 = {PointOfInterestVisible@24843} http://google.com/places/ChIJr-ZrS7d0sEcR7veNucTena4 Ergo Versicherung Martin Prel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 = {PointOfInterestVisible@24844} http://google.com/places/ChIJw-VhKbd0sEcR8gmfZFRCV9c lichtbreus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 = {PointOfInterestVisible@24946} http://google.com/places/ChIJb8aoX7d0sEcRPGLs7TZJKpY Angelo Masal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 = {PointOfInterestVisible@24947} http://google.com/places/ChIJVVXl1rB0sEcRYzcflKMmX6U Arena-suites-hannover.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 = {PointOfInterestVisible@24948} http://google.com/places/ChIJR6Eg2rZ0sEcRmRU0b-hcGro P &amp; W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 = {PointOfInterestVisible@24949} http://google.com/places/ChIJgSw_KLd0sEcRKWkdPjFUF0g Martin Kröger Baddesig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 = {PointOfInterestVisible@24950} http://google.com/places/ChIJf2TS1rB0sEcR7Fzcj1C_Uvk IntraZet Einrichtungssysteme GmbH Wohnideen nach Maß - RZ-Möb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 = {PointOfInterestVisible@24951} http://google.com/places/ChIJ0XJPapk5ZUERjAnttPFoCHc Ulrike Hal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 = {PointOfInterestVisible@24952} http://google.com/places/ChIJTzIQKLd0sEcR3EjypKUVRi4 Teppich Kollektion Pakza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 = {PointOfInterestVisible@24953} http://google.com/places/ChIJyY6cILR0sEcRxhV7joqpO6k Bodystreet Hannover Aegidientorplatz EMS Studio Hannover EMS Training Fitness Stud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 = {PointOfInterestVisible@24954} http://google.com/places/ChIJyY6cILR0sEcRdg1FSWSAAxU Kaden u. Zieme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 = {PointOfInterestVisible@24955} http://google.com/places/ChIJNe9DOrd0sEcRQMJ2rveyaaY Atrium Gesellschaft für Immobilien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 = {PointOfInterestVisible@24956} http://google.com/places/ChIJg_Zm1rB0sEcRXgL9mQNDSk0 I.V.E Immobilien-Vermittlung Everling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 = {PointOfInterestVisible@24957} http://google.com/places/ChIJtZ2ly7V0sEcRAysvw1KkdOM Hästen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 = {PointOfInterestVisible@24958} http://google.com/places/ChIJtQGqtLB0sEcRaUAsapwsEmg Julienne International Styling Traugott Kaminsk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 = {PointOfInterestVisible@24959} http://google.com/places/ChIJe1LE37Z0sEcRFB7r7S1Zrug Kindergarten der Marktkirc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 = {PointOfInterestVisible@24960} http://osm.org/node/766668259 Infinity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5 = {PointOfInterestVisible@24961} http://osm.org/node/411269679 Rathaustur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6 = {PointOfInterestVisible@24962} http://google.com/places/ChIJDxSfkrZ0sEcRuDOpccO7Ytg Royal HAIRFASH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7 = {PointOfInterestVisible@24963} http://google.com/places/ChIJSxOnWbd0sEcRqigbckI9oRY Da Lin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8 = {PointOfInterestVisible@24964} http://osm.org/node/3242800362 multi-media-managemen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9 = {PointOfInterestVisible@24965} http://google.com/places/ChIJR6Eg2rZ0sEcRFp6dbnUUmlY Exklusive Second Ha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0 = {PointOfInterestVisible@24966} http://google.com/places/ChIJhS8tvbZ0sEcRfYd_FH0Zy6U Reza Mahramzade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1 = {PointOfInterestVisible@24967} http://google.com/places/ChIJQeT5z7Z0sEcRy9Jx0IggPj0 EXPO GRU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2 = {PointOfInterestVisible@24968} http://google.com/places/ChIJ4ab7-bZ0sEcRjupnw88t8fI Lia's – junge Schu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3 = {PointOfInterestVisible@24969} http://google.com/places/ChIJu83tB9gKsEcR7ShcucuZJUI 1to1-fitness | Personal Training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4 = {PointOfInterestVisible@24970} http://www.wikidata.org/entity/Q893535 Borgentrick-Tur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5 = {PointOfInterestVisible@24971} http://google.com/places/ChIJYwihM7F0sEcRPx42k4MlzqY CANUSA TOURISTIK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6 = {PointOfInterestVisible@24972} http://google.com/places/ChIJlyxRSrd0sEcRlEIqYUpDPHo SCHÜTZDRUCK GmbH &amp; C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7 = {PointOfInterestVisible@24973} http://google.com/places/ChIJzw_-apk5ZUERa1mdvCdGqE8 Friedrich-Eckart Klawit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8 = {PointOfInterestVisible@24974} http://google.com/places/ChIJcXol1LB0sEcRoXcV0AOTq_U Domino Kosmeti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9 = {PointOfInterestVisible@24975} http://google.com/places/ChIJv47xTrd0sEcRgTHmHdDq3tY Immobiliencenter Sparkass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0 = {PointOfInterestVisible@24976} http://google.com/places/ChIJJevlF7R0sEcReIW6z0dOvbY Gold am Aeg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1 = {PointOfInterestVisible@24977} http://google.com/places/ChIJC2Iu0rZ0sEcRSUdgU-uB2b0 Bowling World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2 = {PointOfInterestVisible@24978} http://google.com/places/ChIJR6Eg2rZ0sEcRYjHKZQZ1HOA Parkhaus Osterstraß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3 = {PointOfInterestVisible@24979} http://google.com/places/ChIJz1Gw4Lp0sEcRKIbm6eUWUxQ Dr. med. Horst Racket Facharzt für Allgemeinmediz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4 = {PointOfInterestVisible@24980} http://google.com/places/ChIJ6aVGS7d0sEcRpXy8488bdo0 Frau Dipl.-Psych. Diana Kneifel-Racke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5 = {PointOfInterestVisible@24981} http://google.com/places/ChIJr-ZrS7d0sEcRuJdlRsrxOIo Wandra Elvers Krankengymnastik-Prax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6 = {PointOfInterestVisible@24982} http://google.com/places/ChIJUTpQrbp0sEcReEsCgsg0iXw KonnTec Sicherheitssystem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7 = {PointOfInterestVisible@24983} http://google.com/places/ChIJDebqpbZ0sEcROb9oL-6QzeI Georgswall 4 Park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8 = {PointOfInterestVisible@24984} http://google.com/places/ChIJxWRGwgR1sEcRnR6t3V_vvwM Keramik Lof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9 = {PointOfInterestVisible@24985} http://google.com/places/ChIJP6GsorZ0sEcRFQ1QXJgXI88 Schansal Friseursal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0 = {PointOfInterestVisible@24986} http://google.com/places/ChIJsUNwRbd0sEcRGOOGoFhx7AM HtH China Imbi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1 = {PointOfInterestVisible@24987} http://google.com/places/ChIJO9qazbB0sEcRyR6sDnZant8 Wohnbar - Accessoires &amp; Café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2 = {PointOfInterestVisible@24988} http://google.com/places/ChIJOwoi-rZ0sEcRibIL2RgDnkI Joern F. Schube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3 = {PointOfInterestVisible@24989} http://google.com/places/ChIJo6yMALd0sEcRcsBl-wY28sM Hannover Rathaus/Friedrichswall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4 = {PointOfInterestVisible@24990} http://google.com/places/ChIJqcmsSrd0sEcRHlN-cgh5jAk Musikschule Victo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5 = {PointOfInterestVisible@24991} http://www.wikidata.org/entity/Q55036397 Bullenstraß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24642} http://google.com/places/ChIJOTkzI7d0sEcRtk6HOs790qM Real Estate Management and Administration Gesellschaft 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24747} http://google.com/places/ChIJ0YLRTrd0sEcRpQhefSZ0TsQ Sparkasse Hannover - BeratungsCen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24760} http://www.wikidata.org/entity/Q22691721 Gutenberg-Brunnen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24788} http://www.wikidata.org/entity/Q51507727 Breite Straße 12A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24799} http://google.com/places/ChIJB6odnrZ0sEcRIdmEDYLfOj8 WeddReport Hochzeitsfotograf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24802} http://google.com/places/ChIJQysVIrF0sEcRwK4oBr_2PF8 Caffe A. Nannin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24810} http://osm.org/node/94592888 recycling facil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24812} http://osm.org/way/29373747 playgrou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24836} http://google.com/places/ChIJ41cHE3h1sEcR_GJjjLlyalM MeinTraumWohnen.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24838} http://google.com/places/ChIJF80DkLZ0sEcRTTctJ_jlNiA Parkplatz Breite Str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24975} http://google.com/places/ChIJv47xTrd0sEcRgTHmHdDq3tY Immobiliencenter Sparkass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25100} http://osm.org/way/553334150 R+V Versicherung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25101} http://osm.org/way/186610039 Meiers Lebenslust (3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25102} http://osm.org/way/553275094 Hotel am Rathaus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25103} http://osm.org/way/553275097 Volkshochschule Hannover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25104} http://osm.org/way/553275096 Lutherhaus (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25105} http://osm.org/way/186610038 Barbara Klawitter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25106} http://osm.org/way/553275090 Gardinen &amp; Stoff Discount GSD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25107} http://osm.org/way/553334153 Grosser Assekuranz KG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25108} http://osm.org/way/553275093 Exklusive Second Hand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25109} http://osm.org/way/553275092 Keramik Loft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25110} http://osm.org/way/553710728 SAUSALITOS (6) (1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25111} http://osm.org/way/55333928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25112} http://osm.org/way/553710727 E &amp; P Consult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25113} http://osm.org/way/553339283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25114} http://osm.org/way/55333928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25115} http://osm.org/way/553292749 Train &amp; Play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25116} http://osm.org/way/76896330 Pockwitz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25117} http://osm.org/way/553710723 FundK Apple Premium Reseller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25118} http://osm.org/way/553339281 Jordan BerndFriseurmeister (8) (1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25119} http://osm.org/way/553292750 Galerie vom Zufall und vom Glück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25120} http://osm.org/way/553292751 Orientteppiche Galerie Puya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25121} http://osm.org/way/255764837 Museum August Kestner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25122} http://osm.org/way/553292752 unnamed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25123} http://osm.org/relation/313173 New City Hall (2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25124} http://osm.org/way/25012391 Parkhaus Markthalle (7) (1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25125} http://osm.org/way/503612389 Aegidienkirche, Hanover (5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25126} http://osm.org/way/185772391 Anubhava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25127} http://osm.org/way/185772396 Explorer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25128} http://osm.org/way/52917376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25129} http://osm.org/relation/7903974 Deutsche Hypothekenbank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laneOfInterestVisible@25130} http://osm.org/way/186610048 poggen pohl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laneOfInterestVisible@25131} http://osm.org/way/198437517 Leihhaus Hannovera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laneOfInterestVisible@25132} http://osm.org/way/553710719 unname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laneOfInterestVisible@25133} http://osm.org/way/186610042 Tauchertreff Am Aegi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laneOfInterestVisible@25134} http://osm.org/way/553716685 F. Wäldner (3) (1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laneOfInterestVisible@25135} http://osm.org/way/507378568 Markthalle (3) (2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laneOfInterestVisible@25136} http://osm.org/way/29181123 Atelierhaus des Laveshauses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laneOfInterestVisible@25137} http://osm.org/way/10680065 Bürgeramt Mitt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laneOfInterestVisible@25138} http://osm.org/way/439657576 unname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laneOfInterestVisible@25139} http://osm.org/way/140867635 NORD/LB-I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laneOfInterestVisible@25140} http://osm.org/way/185772381 decius (2) (1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laneOfInterestVisible@25141} http://osm.org/way/553247731 Pierre Menez GmbH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laneOfInterestVisible@25142} http://osm.org/way/553247732 Kindergarten der Marktkirch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laneOfInterestVisible@25143} http://osm.org/relation/1863314 Aegidientorplatz 1 (2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laneOfInterestVisible@25144} http://osm.org/way/185772385 Thorenz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laneOfInterestVisible@25145} http://osm.org/way/185772386 Tao Chinarestaurant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laneOfInterestVisible@25146} http://osm.org/way/55372240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laneOfInterestVisible@25147} http://osm.org/way/185772383 Leitsmann Elektroinstallations GmbH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laneOfInterestVisible@25148} http://osm.org/way/185772387 Jaroslaw Grycz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laneOfInterestVisible@25149} http://osm.org/way/185772388 Lounge The Fifties Bar Hotel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laneOfInterestVisible@25150} http://osm.org/way/553334172 ODDO BHF AG Hannover - Private Wealth Management (2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laneOfInterestVisible@25151} http://osm.org/way/18661001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laneOfInterestVisible@25152} http://osm.org/way/18661001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laneOfInterestVisible@25153} http://osm.org/way/55372241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laneOfInterestVisible@25154} http://osm.org/way/29181119 Laveshaus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laneOfInterestVisible@25155} http://osm.org/way/553357212 Volkmar Drähne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laneOfInterestVisible@25156} http://osm.org/way/199506864 Haus Wunder (Hannover)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laneOfInterestVisible@25157} http://osm.org/way/199506862 Friedrichswall 15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laneOfInterestVisible@25158} http://osm.org/way/553334170 Verband Deutscher Immobilienmakler (VDIMMO) e.V. (1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laneOfInterestVisible@25159} http://osm.org/way/553240011 City Locksmiths Hannover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laneOfInterestVisible@25160} http://osm.org/way/553357217 Stadtmauer (5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laneOfInterestVisible@25161} http://osm.org/way/55372241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laneOfInterestVisible@25162} http://osm.org/way/186610019 Städtische Galerie KUBUS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laneOfInterestVisible@25163} http://osm.org/way/185772404 Uhl &amp; Stöver Gastronomie GmbH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laneOfInterestVisible@25164} http://osm.org/way/186610028 Maritim Grand Hotel Hannov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laneOfInterestVisible@25165} http://osm.org/way/186610026 Hästens (5) (1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laneOfInterestVisible@25166} http://osm.org/way/553275086 Friseursalon Fingerspitze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laneOfInterestVisible@25167} http://osm.org/way/553275085 Haarverdichtungen-niedersachse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laneOfInterestVisible@25168} http://osm.org/way/555765219 NORD/LB (10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laneOfInterestVisible@25169} http://osm.org/way/186610024 Uwe Sternbeck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laneOfInterestVisible@25170} http://osm.org/way/4816461 Amt für Geoinformatio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laneOfInterestVisible@25171} http://osm.org/way/330042123 kindergarte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laneOfInterestVisible@25172} http://osm.org/way/529062463 Friseursalon Heifel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= {PlaneOfInterestVisible@25173} http://osm.org/way/503709281 unname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= {PlaneOfInterestVisible@25174} http://osm.org/way/529173759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 = {PlaneOfInterestVisible@25175} http://osm.org/way/122749484 Markthalle Hannov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 = {PlaneOfInterestVisible@25176} http://osm.org/way/19950685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 = {PlaneOfInterestVisible@25177} http://osm.org/way/554045375 Niedersächsisches Ministerium für Wirtschaft, Arbeit und Verkehr (6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 = {PlaneOfInterestVisible@25178} http://osm.org/way/12274948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 = {PlaneOfInterestVisible@25179} http://osm.org/way/24732713 Orange Bike Concept - Hannover (1) (1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= {PlaneOfInterestVisible@25180} http://osm.org/way/553357203 unnamed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 = {PlaneOfInterestVisible@25181} http://osm.org/way/553357202 building (1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 = {PlaneOfInterestVisible@25182} http://osm.org/way/122749486 Grojnowski Grundbesitz KG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 = {PlaneOfInterestVisible@25183} http://osm.org/relation/2513149 Deutsche Bundesbank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 = {PlaneOfInterestVisible@25184} http://osm.org/way/553275088 IUS SOCIAL Rechtsanwaltsgesellschaft 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 = {PlaneOfInterestVisible@25185} http://osm.org/way/55327508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 = {PlaneOfInterestVisible@25186} http://osm.org/way/55327508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25102} http://osm.org/way/553275094 Hotel am Rathaus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25103} http://osm.org/way/553275097 Volkshochschule Hannover (3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25104} http://osm.org/way/553275096 Lutherhaus (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25105} http://osm.org/way/186610038 Barbara Klawitter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25106} http://osm.org/way/553275090 Gardinen &amp; Stoff Discount GSD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25115} http://osm.org/way/553292749 Train &amp; Play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25118} http://osm.org/way/553339281 Jordan BerndFriseurmeister (8) (1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25120} http://osm.org/way/553292751 Orientteppiche Galerie Puya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25124} http://osm.org/way/25012391 Parkhaus Markthalle (7) (1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25125} http://osm.org/way/503612389 Aegidienkirche, Hanover (5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25133} http://osm.org/way/186610042 Tauchertreff Am Aegi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25135} http://osm.org/way/507378568 Markthalle (3) (2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25137} http://osm.org/way/10680065 Bürgeramt Mitt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25140} http://osm.org/way/185772381 decius (2) (1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25142} http://osm.org/way/553247732 Kindergarten der Marktkirch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25151} http://osm.org/way/18661001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25152} http://osm.org/way/18661001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25155} http://osm.org/way/553357212 Volkmar Drähne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25159} http://osm.org/way/553240011 City Locksmiths Hannover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25162} http://osm.org/way/186610019 Städtische Galerie KUBUS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25166} http://osm.org/way/553275086 Friseursalon Fingerspitze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25167} http://osm.org/way/553275085 Haarverdichtungen-niedersachse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25169} http://osm.org/way/186610024 Uwe Sternbeck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25171} http://osm.org/way/330042123 kindergarte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25175} http://osm.org/way/122749484 Markthalle Hannov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25178} http://osm.org/way/12274948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25181} http://osm.org/way/553357202 building (1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25184} http://osm.org/way/553275088 IUS SOCIAL Rechtsanwaltsgesellschaft 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25185} http://osm.org/way/55327508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25186} http://osm.org/way/553275089 building (1) (0)</text:p>
          </table:table-cell>
          <table:table-cell table:number-columns-repeated="16383"/>
        </table:table-row>
        <table:table-row table:number-rows-repeated="1048198" table:style-name="ro1">
          <table:table-cell table:number-columns-repeated="16384"/>
        </table:table-row>
      </table:table>
      <table:table table:name="20" table:style-name="ta1">
        <table:table-column table:style-name="co6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25382} http://google.com/places/ChIJR8va9UR1sEcRg97GWYAbI1Q Schule BBS M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25383} http://osm.org/node/1825298573 Öffentliche Ro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25384} http://osm.org/node/5825206211 Landesschulbehör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25385} http://osm.org/way/390846896 Flüchtlingsunterkun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25386} http://google.com/places/ChIJP_1tTMd0sEcR-kVneF-y5yk Video surveillance Police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25387} http://google.com/places/ChIJkQjvNcd0sEcRsJCpjWt8ggY Herr Dr. med. Matthias Hey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25388} http://google.com/places/ChIJkQjvNcd0sEcR2IGrdwIamQA Lower Saxony state police department 11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25389} http://osm.org/node/477969102 recycling facil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25390} http://osm.org/node/252692341 Waterlooplatz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25391} http://www.wikidata.org/entity/Q14913917 Mahnmal zur Erinnerung an jüdisches Leben in der Ohestraß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25392} http://google.com/places/ChIJwRkw1qB1sEcRFA5Ee4pfgPc Autowerkstatt am Waterlooplatz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25393} http://google.com/places/ChIJRUc-OL90sEcRajKhrWlrueE SGS-Grundstücksverwaltungs-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25394} http://google.com/places/ChIJTy2-Mr90sEcRTfCVUiBxPiE Parkplatz Adolfstraß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25395} http://google.com/places/ChIJ9ZhDrcB0sEcRpVfHYR-0Szc Schule Berufliches Gymnasi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25396} http://google.com/places/ChIJ83YVE790sEcRVhIfyeevuKo Dirk Schrö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25397} http://osm.org/way/9923061 Waterloopl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25398} http://osm.org/node/3442675324 Victori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25399} http://google.com/places/ChIJkQjvNcd0sEcRFWqc8aAxXDo Michael Bochni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25400} http://osm.org/node/4720325212 Zentren mit Streckungen und Kern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25401} http://osm.org/way/227890835 GWLB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25402} http://www.wikidata.org/entity/Q15081775 Waterloo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25403} http://osm.org/node/4720325213 Frauenste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25404} http://www.wikidata.org/entity/Q16831244 Ernst-August-Palais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25405} http://osm.org/node/3080802757 Waterlooplatz (station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25406} http://osm.org/relation/5332662 Niedersächsisches Justizministeri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25383} http://osm.org/node/1825298573 Öffentliche Ro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25389} http://osm.org/node/477969102 recycling facil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25390} http://osm.org/node/252692341 Waterlooplatz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25395} http://google.com/places/ChIJ9ZhDrcB0sEcRpVfHYR-0Szc Schule Berufliches Gymnasi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25397} http://osm.org/way/9923061 Waterloopl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25400} http://osm.org/node/4720325212 Zentren mit Streckungen und Kern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25402} http://www.wikidata.org/entity/Q15081775 Waterloo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25403} http://osm.org/node/4720325213 Frauenste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25462} http://osm.org/way/566158145 LKA-NI (19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25463} http://osm.org/way/29178422 Werkstattgebäude BBS 3, bbs|m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25464} http://osm.org/way/29178465 OF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25465} http://osm.org/way/528238448 Finanzamt Hannover-Mitte (7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25466} http://osm.org/way/22876242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25467} http://osm.org/way/29178482 Am Waterlooplatz 5C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25468} http://osm.org/way/46255715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25469} http://osm.org/way/565558635 bbs|me - Otto-Brenner-Schule (5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25470} http://osm.org/way/227890833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25471} http://osm.org/way/565937860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25472} http://osm.org/way/565558630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25473} http://osm.org/way/227890834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25474} http://osm.org/way/227890830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25475} http://osm.org/way/565937866 Am Waterlooplatz 3 (5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25476} http://osm.org/way/56580102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25477} http://osm.org/way/121108634 Adolfstraße 10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25478} http://osm.org/way/56580102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25479} http://osm.org/way/565937862 Fachstelle Vermessungs- und Kartenwesen Mitte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25480} http://osm.org/way/56580102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25481} http://osm.org/way/56580102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25482} http://osm.org/way/177424909 Autowerkstatt am Waterlooplatz GmbH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25483} http://osm.org/way/565801019 Flüchtlingsunterkunft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25484} http://osm.org/way/29178477 Am Waterlooplatz 7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25485} http://osm.org/way/565937859 Am Waterlooplatz 5A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25486} http://osm.org/way/527940071 Niedersächsisches Ministerium für Soziales, Frauen, Familie und Gesundheit (5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25487} http://osm.org/way/565558628 Bauhalle (4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25488} http://osm.org/way/527868318 Waterloosäule (4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25489} http://osm.org/way/565558625 BBS 2 (6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25490} http://osm.org/way/565871823 BBS 1-5 (7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25491} http://osm.org/way/565558621 BBS Hannah-Arendt-Schule (7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laneOfInterestVisible@25492} http://osm.org/way/565558642 Otto-Brenner-Schule (9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laneOfInterestVisible@25493} http://osm.org/way/475099109 building under constructio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laneOfInterestVisible@25494} http://osm.org/way/565937877 Generaldirektion Wasserstraßen und Schifffahrt (7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laneOfInterestVisible@25495} http://osm.org/way/76859904 public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laneOfInterestVisible@25496} http://osm.org/way/52781700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laneOfInterestVisible@25497} http://osm.org/way/56580101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laneOfInterestVisible@25498} http://osm.org/way/7685990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25462} http://osm.org/way/566158145 LKA-NI (19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25465} http://osm.org/way/528238448 Finanzamt Hannover-Mitte (7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25466} http://osm.org/way/22876242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25469} http://osm.org/way/565558635 bbs|me - Otto-Brenner-Schule (5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25474} http://osm.org/way/227890830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25475} http://osm.org/way/565937866 Am Waterlooplatz 3 (5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25478} http://osm.org/way/56580102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25479} http://osm.org/way/565937862 Fachstelle Vermessungs- und Kartenwesen Mitte (3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25480} http://osm.org/way/56580102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25481} http://osm.org/way/56580102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25482} http://osm.org/way/177424909 Autowerkstatt am Waterlooplatz GmbH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25483} http://osm.org/way/565801019 Flüchtlingsunterkunft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25486} http://osm.org/way/527940071 Niedersächsisches Ministerium für Soziales, Frauen, Familie und Gesundheit (5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25488} http://osm.org/way/527868318 Waterloosäule (4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25491} http://osm.org/way/565558621 BBS Hannah-Arendt-Schule (7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25492} http://osm.org/way/565558642 Otto-Brenner-Schule (9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25493} http://osm.org/way/475099109 building under constructio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25494} http://osm.org/way/565937877 Generaldirektion Wasserstraßen und Schifffahrt (7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25497} http://osm.org/way/565801017 building (1) (0)</text:p>
          </table:table-cell>
          <table:table-cell table:number-columns-repeated="16383"/>
        </table:table-row>
        <table:table-row table:number-rows-repeated="1048483" table:style-name="ro1">
          <table:table-cell table:number-columns-repeated="16384"/>
        </table:table-row>
      </table:table>
      <table:table table:name="21" table:style-name="ta1">
        <table:table-column table:style-name="co6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25597} http://osm.org/node/3995142633 Parkrestauran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25598} http://osm.org/node/766154354 Tiemann's Restaura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25599} http://google.com/places/ChIJRxJQFlsLsEcR98Q9lAZ6o7M Dr. med. Heide-Rose Gram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25600} http://google.com/places/ChIJMV_RgFALsEcRSLqqcNMgQio Engelmann 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25601} http://google.com/places/ChIJY57ERFoLsEcRHirmyast3WU Hannover Congress Centrum (station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25602} http://osm.org/node/4771604037 Leibniz Saa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25603} http://osm.org/relation/3634977 athletics tra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25604} http://google.com/places/ChIJterBQloLsEcRiNWXsJ5QWV4 Theodor-Heuss-Pl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25605} http://google.com/places/ChIJw5G_p1ALsEcRoeUp3GL7UiI Lehmann und Part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25606} http://osm.org/node/286567748 Pferdeantilop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25607} http://google.com/places/ChIJRxJQFlsLsEcRp3k9Rf_cTAw Friseur am Stadt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25608} http://www.wikidata.org/entity/Q919493 Eilenriedestadio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25609} http://google.com/places/ChIJx0sfA1oLsEcRqSBUXFxAjlo Adenauerallee 20 Park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25610} http://osm.org/way/203133020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25611} http://osm.org/way/203133021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25612} http://google.com/places/ChIJs089BloLsEcRS8gCgM3ije8 Bettina Thoma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25613} http://google.com/places/ChIJRxJQFlsLsEcR5RcxYgdw8_M panorama 17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25614} http://google.com/places/ChIJIRIa5loLsEcRiWU0HBup38c ATM (Postbank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25615} http://osm.org/way/31880153 Stadt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25616} http://osm.org/way/190552564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25617} http://osm.org/way/190552562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25618} http://google.com/places/ChIJw5G_p1ALsEcRLId_tjE66iY Henning Rot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25619} http://osm.org/way/190552560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25620} http://google.com/places/ChIJRxJQFlsLsEcRjz46GkKLpp8 DEINS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25621} http://google.com/places/ChIJeQvd8FoLsEcRLg6qv0_fpHE Tourismus Verband Hannover Region e.V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ointOfInterestVisible@25622} http://osm.org/relation/3355351 Zoo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ointOfInterestVisible@25623} http://osm.org/relation/3355350 DTV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ointOfInterestVisible@25624} http://osm.org/way/203133017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ointOfInterestVisible@25625} http://osm.org/way/203133018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ointOfInterestVisible@25626} http://google.com/places/ChIJ1e0WFFsLsEcRsN6pYQaocs4 Median Hot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ointOfInterestVisible@25627} http://osm.org/way/203133013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ointOfInterestVisible@25628} http://osm.org/way/203133015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ointOfInterestVisible@25629} http://osm.org/way/203133016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ointOfInterestVisible@25630} http://osm.org/way/203133011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25601} http://google.com/places/ChIJY57ERFoLsEcRHirmyast3WU Hannover Congress Centrum (station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25603} http://osm.org/relation/3634977 athletics tra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25604} http://google.com/places/ChIJterBQloLsEcRiNWXsJ5QWV4 Theodor-Heuss-Pl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25608} http://www.wikidata.org/entity/Q919493 Eilenriedestadio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25609} http://google.com/places/ChIJx0sfA1oLsEcRqSBUXFxAjlo Adenauerallee 20 Park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25610} http://osm.org/way/203133020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25611} http://osm.org/way/203133021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25616} http://osm.org/way/190552564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25617} http://osm.org/way/190552562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25619} http://osm.org/way/190552560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25623} http://osm.org/relation/3355350 DTV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25624} http://osm.org/way/203133017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25625} http://osm.org/way/203133018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25627} http://osm.org/way/203133013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25628} http://osm.org/way/203133015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25629} http://osm.org/way/203133016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25630} http://osm.org/way/203133011 tennis cou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27903} http://osm.org/way/179162439 Engelmann Immobilie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27904} http://osm.org/way/179162417 Mars-la-Tour-Straße 26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27905} http://osm.org/way/179162437 Mars-la-Tour-Straße 20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27906} http://osm.org/way/137995090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27907} http://osm.org/way/179162457 Mars-la-Tour-Straße 10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27908} http://osm.org/way/179162434 Mars-la-Tour-Straße 4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27909} http://osm.org/way/526550620 Hannover Congress Center (10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27910} http://osm.org/way/137995093 Adenauerallee 3L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27911} http://osm.org/way/179162453 Mars-la-Tour-Straße 6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27912} http://osm.org/way/179162474 Zeppelinstraße 7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27913} http://osm.org/way/241956990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27914} http://osm.org/way/179162451 Mars-la-Tour-Straße 14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27915} http://osm.org/way/137995097 Adenauerallee 3M-3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27916} http://osm.org/way/137995098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27917} http://osm.org/way/113862976 Bettina Thomas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27918} http://osm.org/way/57871773 Tiemann's Restaurant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27919} http://osm.org/way/176837126 multistorey car park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27920} http://osm.org/way/3125208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27921} http://osm.org/way/37761420 Congress Hotel am Stadtpark (2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27922} http://osm.org/way/37761421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27923} http://osm.org/way/113862698 Kursana Villa Hannover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27924} http://osm.org/way/180305467 Zeppelinstraße 7a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27925} http://osm.org/way/113862979 Lehmann und Partn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27926} http://osm.org/way/37761428 ATM (Postbank)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27927} http://osm.org/way/37761429 Niedersachsenhalle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27928} http://osm.org/way/179162429 Mars-la-Tour-Straße 12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27929} http://osm.org/way/241956985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27930} http://osm.org/way/241956984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27931} http://osm.org/way/241956987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27932} http://osm.org/way/241956986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laneOfInterestVisible@27933} http://osm.org/way/241956989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laneOfInterestVisible@27934} http://osm.org/way/179162446 Mars-la-Tour-Straße 16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laneOfInterestVisible@27935} http://osm.org/way/352673833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laneOfInterestVisible@27936} http://osm.org/way/179162468 Mars-la-Tour-Straße 2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laneOfInterestVisible@27937} http://osm.org/way/241956988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laneOfInterestVisible@27938} http://osm.org/way/179162467 Mars-la-Tour-Straße 22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laneOfInterestVisible@27939} http://osm.org/way/179162420 Mars-la-Tour-Straße 14a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laneOfInterestVisible@27940} http://osm.org/way/179162441 Mars-la-Tour-Straße 24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laneOfInterestVisible@27941} http://osm.org/way/179162463 Mars-la-Tour-Straße 18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laneOfInterestVisible@27942} http://osm.org/way/241956981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laneOfInterestVisible@27943} http://osm.org/way/241956980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laneOfInterestVisible@27944} http://osm.org/way/241956983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laneOfInterestVisible@27945} http://osm.org/way/194442904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laneOfInterestVisible@27946} http://osm.org/way/194442903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laneOfInterestVisible@27947} http://osm.org/way/194442905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laneOfInterestVisible@27948} http://osm.org/way/194442902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laneOfInterestVisible@27949} http://osm.org/way/37761436 Parkrestaurant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laneOfInterestVisible@27950} http://osm.org/way/526542692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27906} http://osm.org/way/137995090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27909} http://osm.org/way/526550620 Hannover Congress Center (10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27912} http://osm.org/way/179162474 Zeppelinstraße 7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27913} http://osm.org/way/241956990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27915} http://osm.org/way/137995097 Adenauerallee 3M-3N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27916} http://osm.org/way/137995098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27917} http://osm.org/way/113862976 Bettina Thomas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27918} http://osm.org/way/57871773 Tiemann's Restaurant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27919} http://osm.org/way/176837126 multistorey car park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27920} http://osm.org/way/3125208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27921} http://osm.org/way/37761420 Congress Hotel am Stadtpark (2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27923} http://osm.org/way/113862698 Kursana Villa Hannover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27924} http://osm.org/way/180305467 Zeppelinstraße 7a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27925} http://osm.org/way/113862979 Lehmann und Partn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27929} http://osm.org/way/241956985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27930} http://osm.org/way/241956984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27931} http://osm.org/way/241956987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27932} http://osm.org/way/241956986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27937} http://osm.org/way/241956988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27942} http://osm.org/way/241956981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27943} http://osm.org/way/241956980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27945} http://osm.org/way/194442904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27946} http://osm.org/way/194442903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27950} http://osm.org/way/526542692 apartment building (1) (0)</text:p>
          </table:table-cell>
          <table:table-cell table:number-columns-repeated="16383"/>
        </table:table-row>
        <table:table-row table:number-rows-repeated="1048449" table:style-name="ro1">
          <table:table-cell table:number-columns-repeated="16384"/>
        </table:table-row>
      </table:table>
      <table:table table:name="22" table:style-name="ta1">
        <table:table-column table:style-name="co6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28065} http://google.com/places/ChIJ9UYNX7d0sEcRquugMnyOc1I Fleischerei Karen Klemm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28066} http://osm.org/node/4136226291 Dublin In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28067} http://google.com/places/ChIJxTW8Srp0sEcRYVSw9jRBBQ8 coffeechoc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28068} http://google.com/places/ChIJIZoy_rl0sEcR7DkxOkVgJZE Tarneden &amp; Inhester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28069} http://google.com/places/ChIJ9UYNX7d0sEcRqmITnVMvBMU WLW Immobilienmanagement u. Verwaltung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28070} http://google.com/places/ChIJP8lP_JF0sEcRBl9KqBkiJiE Craft Beer Lager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28071} http://www.wikidata.org/entity/Q28979564 Stift St. Galli, Hannover (Minderstif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28072} http://osm.org/way/533438751 Masch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28073} http://google.com/places/ChIJxfE_E7p0sEcRuDpmqFg84FY Jack Wolfskin St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28074} http://google.com/places/ChIJjXBva7p0sEcRol7Osju-Fdo Weapons Will &amp; Apel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28075} http://osm.org/node/278804245 Sparkasse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28076} http://google.com/places/ChIJPZXRWrd0sEcRJxkNBkYCl-0 bei Cüneyt mediterrane Spezialitä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28077} http://google.com/places/ChIJB5_-h5s5ZUERUqBqvi86rek Paul Degot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28078} http://google.com/places/ChIJr2dCVrd0sEcRCZjBXSMWBBU Kieferorthopäde Dr. Michael de Cass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28079} http://google.com/places/ChIJ9UYNX7d0sEcRRYE7WIY2pfQ Friseur Pach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28080} http://google.com/places/ChIJ1etrGrp0sEcRQGEwtROonz8 Stadtsuperintendentu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28081} http://google.com/places/ChIJ4aSWfbl0sEcR8VuV-Ulx7CQ C. A. Möll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28082} http://google.com/places/ChIJPZhj1bt0sEcRRztLBLYNFA4 Guelphen Kabinet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28083} http://google.com/places/ChIJ9S7RsbB0sEcR0hpnv3Q5cac RTH Revisions- und Treuhand-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28084} http://osm.org/node/278804248 Müseumsstübch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28085} http://osm.org/node/278804247 Eiscafé Dal C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28086} http://osm.org/node/278804246 Am Leineschlo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28087} http://google.com/places/ChIJvcI-ibl0sEcR3lU53051z9Q Werbegalerie - Werbung zum anfas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28088} http://google.com/places/ChIJc4la_bl0sEcR6jede5Xf_KY Nordwest-Zeit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28089} http://osm.org/node/4135639290 Klickmüh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ointOfInterestVisible@28090} http://google.com/places/ChIJC9e3TLd0sEcRZUm_1gqvTQk Buchhandlung Hennies und Zinkeisen Inh. Buchhandlung Deciu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ointOfInterestVisible@28091} http://google.com/places/ChIJDUdV-bl0sEcRm974nD7mhLA e-motion e-Bike Premium-Shop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ointOfInterestVisible@28092} http://google.com/places/ChIJudFuW7d0sEcRz5auL1oP-RY Der Südafrikan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ointOfInterestVisible@28093} http://google.com/places/ChIJNUEg0vt1sEcRYQkjkCC9aKg Mr. &amp; Mrs. Pand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ointOfInterestVisible@28094} http://google.com/places/ChIJvei-hpw5ZUER9uqFdWpcXR4 TB Elektroanlagenbau Vertrieb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ointOfInterestVisible@28095} http://osm.org/node/3689109043 Broyhanhaus (Hannover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ointOfInterestVisible@28096} http://google.com/places/ChIJn7HoObp0sEcRM1hqVTF9UeI Goldankauf Atelier Andreas T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ointOfInterestVisible@28097} http://www.wikidata.org/entity/Q1625640 Holzmarktbrunnen (Hannover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ointOfInterestVisible@28098} http://google.com/places/ChIJJXnFKLp0sEcRVKWE51ygSMM Kenibo Ramen-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ointOfInterestVisible@28099} http://google.com/places/ChIJ45fzObp0sEcRRmP43q7KGJc Knochenhauerstraße 34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ointOfInterestVisible@28100} http://google.com/places/ChIJ9UYNX7d0sEcRid5RHP5elys La Tap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ointOfInterestVisible@28101} http://www.wikidata.org/entity/Q41635475 Spielende Kinder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ointOfInterestVisible@28102} http://google.com/places/ChIJc4la_bl0sEcRr5_67OqU87s Southern Cross Tou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ointOfInterestVisible@28103} http://google.com/places/ChIJ7ckcCbp0sEcR2PaNL49pf1U Fashion Art Design &amp; More International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ointOfInterestVisible@28104} http://google.com/places/ChIJ9S7RsbB0sEcRbuSeaqoOwhs Motzigkeit-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ointOfInterestVisible@28105} http://google.com/places/ChIJz4Pb7bl0sEcRsjaAo0dSQ50 Aparcamient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ointOfInterestVisible@28106} http://google.com/places/ChIJOwrGfrl0sEcR_vAnJuAPKAw Restaurant Bei Mar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ointOfInterestVisible@28107} http://www.wikidata.org/entity/Q15825556 Leineinsel Klein-Venedi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ointOfInterestVisible@28108} http://google.com/places/ChIJ9dABIrp0sEcRk9lVP4VxHWg Günther Lamers antiques and coin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ointOfInterestVisible@28109} http://google.com/places/ChIJ6WzfCLp0sEcRAQ6YgoUiIF4 D&amp;T Nail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ointOfInterestVisible@28110} http://google.com/places/ChIJqz1nKLp0sEcROng5PoLNgqw PassivHausKonzepte Projektplanungs Entwicklung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ointOfInterestVisible@28111} http://osm.org/node/1534783282 Anemokinetisches Objek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ointOfInterestVisible@28112} http://google.com/places/ChIJr-ZrS7d0sEcR9Zr-OrUeCUM Christliche Buchhandlung BERNWARD, Inh. DECIU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ointOfInterestVisible@28113} http://www.wikidata.org/entity/Q1462052 Klickmühle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ointOfInterestVisible@28114} http://google.com/places/ChIJQ4dEfpw5ZUERp0FNwMRaLNA Musikbrunnen Böhmeke oH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ointOfInterestVisible@28115} http://osm.org/node/3956509986 Traut Euch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ointOfInterestVisible@28116} http://google.com/places/ChIJ9UYNX7d0sEcRrLbnT_ex4gY Da Enz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ointOfInterestVisible@28117} http://osm.org/node/368367093 Hermann Wilhelm Bödek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ointOfInterestVisible@28118} http://google.com/places/ChIJB45YTbd0sEcRD958Z6wyi8s Markthalle/Landtag (station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ointOfInterestVisible@28119} http://google.com/places/ChIJFz41s7B0sEcRCrHBCTtr-Ws Bookstore Deciu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ointOfInterestVisible@28120} http://google.com/places/ChIJrxMkU7d0sEcRlzIO4Z9ME7A Braut &amp; Abendmode V. Sherw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ointOfInterestVisible@28121} http://google.com/places/ChIJJVg9_jQLsEcRFhVveJZNcug Barmenia Versicherung - Lutz Koch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ointOfInterestVisible@28122} http://osm.org/node/368367095 fast food restaura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ointOfInterestVisible@28123} http://google.com/places/ChIJC9bh-rl0sEcRINZ0Bkh1Lz8 Jacques Darcel Zweithaarstud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ointOfInterestVisible@28124} http://google.com/places/ChIJiZAyLc11sEcRiXxaWujOKsQ Joseph’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ointOfInterestVisible@28125} http://google.com/places/ChIJQSUfsqB1sEcRbvgbAHQtEms Jay‘s Friseu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ointOfInterestVisible@28126} http://google.com/places/ChIJcaUaBV91sEcRU0hDMrAtJuQ 6 Sinne Riversi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ointOfInterestVisible@28127} http://google.com/places/ChIJ-w6XVLd0sEcRNUZr0ij4wB0 Balzac Coffe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ointOfInterestVisible@28128} http://google.com/places/ChIJrzwyVbd0sEcRLHbImc2ap3c Gynäkologie im Alten Rat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ointOfInterestVisible@28129} http://osm.org/node/1952299428 Toda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ointOfInterestVisible@28130} http://google.com/places/ChIJScmYhql1sEcRNRhHnI8vdGc Altstadt-Treff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ointOfInterestVisible@28131} http://google.com/places/ChIJ__igkbl0sEcRgZQXZoP_MPU Landtag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ointOfInterestVisible@28132} http://google.com/places/ChIJkZY6Xrd0sEcRcy7E60EUNaI Caffe Bar Ital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ointOfInterestVisible@28133} http://google.com/places/ChIJhzz6hLl0sEcRprEkxuQOwek Landtagsparkpl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ointOfInterestVisible@28134} http://google.com/places/ChIJvdFuW7d0sEcRKIGwV-NVtpE Café 60gra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ointOfInterestVisible@28135} http://www.wikidata.org/entity/Q2244452 Schloßbrunn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ointOfInterestVisible@28136} http://google.com/places/ChIJK6yyy7t0sEcRIu4VZgE7UZI Teestübch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ointOfInterestVisible@28137} http://google.com/places/ChIJDUdV-bl0sEcRZi9usSZ4CvE PKL Keller Spies Partnerscha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= {PointOfInterestVisible@28138} http://google.com/places/ChIJy3weRrp0sEcRMd-lwB7Vub0 BeVital Wellness &amp; Massag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= {PointOfInterestVisible@28139} http://google.com/places/ChIJ49A2Ibp0sEcR9NDgrvOXq4I Akyel &amp; Akyel hai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 = {PointOfInterestVisible@28140} http://google.com/places/ChIJ2zW8Srp0sEcRp93Iq2oZAoQ Coffee &amp; Choc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 = {PointOfInterestVisible@28141} http://www.wikidata.org/entity/Q57732622 RetteDeinThea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 = {PointOfInterestVisible@28142} http://osm.org/node/3410377179 Cafe &amp; Bar Celon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 = {PointOfInterestVisible@28143} http://osm.org/node/4459433614 Gustin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 = {PointOfInterestVisible@28144} http://google.com/places/ChIJ93Mf_7l0sEcR190gkleAc8g Hinz u. Strese Dres.med.dent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= {PointOfInterestVisible@28145} http://osm.org/node/5614635323 Bahlsen Outle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 = {PointOfInterestVisible@28146} http://google.com/places/ChIJ62N3mW0KsEcRfeDRdbMMcT8 Rechtsanwaltskanzlei Mark-Tobias Matthi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 = {PointOfInterestVisible@28147} http://google.com/places/ChIJq6o-ibl0sEcRNxTyjkvaaTw Duprès Click &amp; Collect St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 = {PointOfInterestVisible@28148} http://osm.org/node/322834673 Enchilad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 = {PointOfInterestVisible@28149} http://google.com/places/ChIJ39YrErp0sEcRoPgU_x344m4 Deerberg Lad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 = {PointOfInterestVisible@28150} http://google.com/places/ChIJxWcYrbB0sEcR1KDfRjZjdSY Frau Dr. med. Karin Mo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 = {PointOfInterestVisible@28151} http://osm.org/node/2314743450 Arest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 = {PointOfInterestVisible@28152} http://osm.org/node/5055919150 Antiquitäten Schmuck - Münzen - Briefmark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 = {PointOfInterestVisible@28153} http://google.com/places/ChIJS92w4rl0sEcRWwWMtc0XXdM Thao's Handy &amp; Service Telekom Exklusiv Part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 = {PointOfInterestVisible@28154} http://google.com/places/ChIJH7TBJbp0sEcR9fa1b-mrHKM BPP Prêt-à-Port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= {PointOfInterestVisible@28155} http://google.com/places/ChIJvXjIV7d0sEcRgbwZ6uK_ui4 artvocati | Rechtsanwaltskanzl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= {PointOfInterestVisible@28156} http://google.com/places/ChIJlxMx5Zs5ZUERBiY6wlohofc Coiffeur D&amp;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 = {PointOfInterestVisible@28157} http://google.com/places/ChIJOyvFELp0sEcR2Qdim3R0fTQ Lange Nacht der Kirch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 = {PointOfInterestVisible@28158} http://www.wikidata.org/entity/Q1259689 Pockwi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 = {PointOfInterestVisible@28159} http://google.com/places/ChIJf67NW7d0sEcRrWcNmw15PGY Franky's Cafe und Cocktail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 = {PointOfInterestVisible@28160} http://www.wikidata.org/entity/Q1901025 Markthall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 = {PointOfInterestVisible@28161} http://osm.org/node/368366103 Denkmal der Göttinger Sieben (Hannover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 = {PointOfInterestVisible@28162} http://google.com/places/ChIJ4bvPp7B0sEcR9-EpjMqz3gY Wax in the City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 = {PointOfInterestVisible@28163} http://google.com/places/ChIJrzwyVbd0sEcR89NbOwuVzvs HRG &amp; Dr. Meinhof Verwaltung GmbH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 = {PointOfInterestVisible@28164} http://www.wikidata.org/entity/Q28810466 Sommerbrü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= {PointOfInterestVisible@28267} http://osm.org/node/1830199390 Restaurant im Leineschlo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 = {PointOfInterestVisible@28268} http://google.com/places/ChIJCdbh-rl0sEcRlzS41Ba6dFg immola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 = {PointOfInterestVisible@28269} http://google.com/places/ChIJ9UdaHLp0sEcRdmEJ2hhTOtk Café Compa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 = {PointOfInterestVisible@28270} http://google.com/places/ChIJ8bm7uLB0sEcRY1cZdUvZmnQ Buckermann, C., Fronhoff, Dr.med. K., Krauskopf, Dr.med. E., Stolte, Dr.med. C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 = {PointOfInterestVisible@28271} http://google.com/places/ChIJxwqMOLp0sEcRzaEj8eF4dNA Werk-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5 = {PointOfInterestVisible@28272} http://google.com/places/ChIJU1WZp7B0sEcRUUeMpXyVc9w Beans since coffe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 = {PointOfInterestVisible@28273} http://google.com/places/ChIJ80KGR7p0sEcR7X8fMLzOIok Kilimanjar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 = {PointOfInterestVisible@28274} http://google.com/places/ChIJ0Z_PsbB0sEcRwJz0BVUor4c FIH Fürst Immobilien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8 = {PointOfInterestVisible@28275} http://google.com/places/ChIJbQefp7B0sEcR-g7spAPeFAc graf schulenburg 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 = {PointOfInterestVisible@28276} http://google.com/places/ChIJGZK6PLJ0sEcRrtN8f5jGlaY Geschwind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0 = {PointOfInterestVisible@28277} http://www.wikidata.org/entity/Q445624 Altstadtfe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 = {PointOfInterestVisible@28278} http://google.com/places/ChIJoeOIbLp0sEcRq-2LWq6xaw8 Schminke Hannover Maskenbildner Bedarf Make up artists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 = {PointOfInterestVisible@28279} http://osm.org/node/666474440 Tor des Marstall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3 = {PointOfInterestVisible@28280} http://google.com/places/ChIJ2xEGI7p0sEcRTDKYs--w98E Pizza Mercato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 = {PointOfInterestVisible@28281} http://google.com/places/ChIJ__igkbl0sEcRsgDFoPql6Qs Christian Meyer, Md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5 = {PointOfInterestVisible@28282} http://osm.org/node/2071168295 Schatek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 = {PointOfInterestVisible@28283} http://osm.org/node/368368874 Marktbrunn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 = {PointOfInterestVisible@28284} http://google.com/places/ChIJD4Q-Rrp0sEcR3eixA0l5uCU Be Vital Haarfr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8 = {PointOfInterestVisible@28285} http://google.com/places/ChIJvfrfOLp0sEcRFNupUB-1kKk Verlock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 = {PointOfInterestVisible@28286} http://google.com/places/ChIJ9UYNX7d0sEcRuIp3-V3YSJE Sgi Pizza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0 = {PointOfInterestVisible@28287} http://google.com/places/ChIJQVzKsbB0sEcRDrk1kHUsutE Volkswagen Financial Services Filial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1 = {PointOfInterestVisible@28288} http://google.com/places/ChIJIQWLmLB0sEcRmeMeBw1yB7M RA Jana Staudte - Patientenre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 = {PointOfInterestVisible@28289} http://google.com/places/ChIJxwZIJLp0sEcRyp0SgeEUDsM Bier Comptoi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3 = {PointOfInterestVisible@28290} http://osm.org/node/5145295509 Einigkeit Recht Freihei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4 = {PointOfInterestVisible@28291} http://google.com/places/ChIJlXMBt7B0sEcRxuXVp-6TdaU Thoren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5 = {PointOfInterestVisible@28292} http://osm.org/node/323101107 Oxfam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 = {PointOfInterestVisible@28293} http://google.com/places/ChIJ-wJlKLp0sEcRrZPBvthHLpo Barbers In The Sky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 = {PointOfInterestVisible@28294} http://google.com/places/ChIJnTWO5bl0sEcRvv_CXiCH9JQ Herr Dr. med. Andreas Kelb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8 = {PointOfInterestVisible@28295} http://google.com/places/ChIJ9S7RsbB0sEcRnH3QFucvV1E Kanzlei Petry &amp; Petr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 = {PointOfInterestVisible@28296} http://google.com/places/ChIJK1xFmLx0sEcREsitLgm6vb0 Telekom exclusive partner Thao's Handy &amp; Servic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0 = {PointOfInterestVisible@28297} http://google.com/places/ChIJW-vtrbB0sEcREJfLUQFXN6o zahnärztliche Praxis Nag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 = {PointOfInterestVisible@28298} http://google.com/places/ChIJ8bm7uLB0sEcRCEmfQgI9cF8 Frau Dr. med. Evangelia Krauskop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2 = {PointOfInterestVisible@28299} http://google.com/places/ChIJ9UYNX7d0sEcR0H50sIunlqc Sushi La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3 = {PointOfInterestVisible@28300} http://www.wikidata.org/entity/Q2555497 Christmas marke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4 = {PointOfInterestVisible@28301} http://google.com/places/ChIJ28JqtbF0sEcRJ_a2SpZMp3g Bang &amp; Oluf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5 = {PointOfInterestVisible@28302} http://google.com/places/ChIJI8jF5bl0sEcR-LbWe7Merzk Gaststätte Klickmüh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6 = {PointOfInterestVisible@28303} http://google.com/places/ChIJ3WWPh7l0sEcRgBmUHg0TAXU Trio Hair &amp; Company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7 = {PointOfInterestVisible@28304} http://google.com/places/ChIJ_figkbl0sEcR4amRV3UJiaI Mustafa Erk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8 = {PointOfInterestVisible@28305} http://www.wikidata.org/entity/Q1268054 Duve-Brunnen (Hannover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 = {PointOfInterestVisible@28306} http://google.com/places/ChIJh-6xsbB0sEcRjjFJBHCjonc Rechtsanwalt Christian Kleinau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0 = {PointOfInterestVisible@28307} http://osm.org/node/3684331542 Sam Nok C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 = {PointOfInterestVisible@28308} http://google.com/places/ChIJK-fYVLd0sEcRYvW-kvA8oOs Mach Art Dagmar Kühnast-Grabowsk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2 = {PointOfInterestVisible@28309} http://www.wikidata.org/entity/Q1434372 Flusswasserkunst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 = {PointOfInterestVisible@28310} http://google.com/places/ChIJWz0PGbp0sEcR1e2q0JW8VhY Olioceto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 = {PointOfInterestVisible@28311} http://www.wikidata.org/entity/Q1457131 Friederikenbrücke (Leine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5 = {PointOfInterestVisible@28312} http://www.wikidata.org/entity/Q17521483 Ballhofbrunn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 = {PointOfInterestVisible@28313} http://google.com/places/ChIJdVZrb7d0sEcRFVZHykxEgg4 Grojnowski Grundbesitz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7 = {PointOfInterestVisible@28314} http://www.wikidata.org/entity/Q22692015 Georg-von-Cölln-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= {PointOfInterestVisible@28315} http://osm.org/node/377038811 Le Arca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= {PointOfInterestVisible@28316} http://google.com/places/ChIJ93Mf_7l0sEcRL9aWEFVCoOs Herr Dr. Dirk Stre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0 = {PointOfInterestVisible@28317} http://google.com/places/ChIJC9bh-rl0sEcR9GvcJbhneOc Blueberry Nails Franchi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1 = {PointOfInterestVisible@28318} http://google.com/places/ChIJK6yyy7t0sEcR697KQB4s7Xo Fennekohl AnjaGoldschmiedemeister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2 = {PointOfInterestVisible@28319} http://google.com/places/ChIJ2VnCh7l0sEcRPuTyX_vZm04 Sanitätshaus Teras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3 = {PointOfInterestVisible@28320} http://google.com/places/ChIJ-w6XVLd0sEcR0bS2R8L8FnY VIVIRY Abendkleider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4 = {PointOfInterestVisible@28321} http://google.com/places/ChIJ9UYNX7d0sEcRUrsUV8zEoqA Teria Mir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5 = {PointOfInterestVisible@28322} http://google.com/places/ChIJq6pmF7p0sEcRTCa8BkLQqOI Buchhandlung an der Marktkirche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6 = {PointOfInterestVisible@28323} http://google.com/places/ChIJ9S7RsbB0sEcRYun8YFe_jtU Dr. med. Tina Zailskas, Practice for Orthopedic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7 = {PointOfInterestVisible@28324} http://www.wikidata.org/entity/Q2799910 Schneideramtshaus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8 = {PointOfInterestVisible@28325} http://google.com/places/ChIJ59HJqLB0sEcRdhURQIBpxtk Haarpflegeshop für Jeder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9 = {PointOfInterestVisible@28326} http://google.com/places/ChIJ49A2Ibp0sEcR91ohUF7tF10 Pochert Goldschmie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0 = {PointOfInterestVisible@28327} http://google.com/places/ChIJ9S7RsbB0sEcRfGq9HZ1Ffdk Nalmpanti Panagiot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 = {PointOfInterestVisible@28328} http://osm.org/node/5055919145 Brautmoden an der Marktkirc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 = {PointOfInterestVisible@28329} http://google.com/places/ChIJ4bvPp7B0sEcRbwgiQF00RpU Bastian-Stoff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 = {PointOfInterestVisible@28330} http://osm.org/node/5055919144 Back-und-Naschwer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 = {PointOfInterestVisible@28331} http://google.com/places/ChIJ4aSWfbl0sEcR8n2hV2fQWLU Dagmar Herrenkind-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 = {PointOfInterestVisible@28332} http://google.com/places/ChIJ5wnIV7d0sEcR5vljPItQY4A in Bewegung: Private Praxis Friederike v. Drachenfel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 = {PointOfInterestVisible@28333} http://osm.org/node/3650480943 Kommunikationsagentur Push i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 = {PointOfInterestVisible@28334} http://osm.org/node/5055919149 Pilsstub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 = {PointOfInterestVisible@28335} http://google.com/places/ChIJUVBKKLp0sEcRWssT49V1dRQ Drunter und Drüber Inh. Daniela Rottk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 = {PointOfInterestVisible@28336} http://osm.org/node/5055919147 Asia Food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 = {PointOfInterestVisible@28337} http://google.com/places/ChIJr8tvF7p0sEcRYvVbHImFFuI Wiedereintrittsstelle Pastor Stephan Lack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 = {PointOfInterestVisible@28338} http://osm.org/node/4788440278 Wok 'n Jo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 = {PointOfInterestVisible@28339} http://www.wikidata.org/entity/Q996977 Brühltor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 = {PointOfInterestVisible@28340} http://google.com/places/ChIJnTWO5bl0sEcRDSf87559J-E Das Bett Michaela Kolb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 = {PointOfInterestVisible@28341} http://www.wikidata.org/entity/Q635062 Architektenkammer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 = {PointOfInterestVisible@28342} http://google.com/places/ChIJ_figkbl0sEcRWXKLPW40CyQ Anja Pi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 = {PointOfInterestVisible@28343} http://osm.org/node/1024767349 FIRE ba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 = {PointOfInterestVisible@28344} http://google.com/places/ChIJIZoy_rl0sEcR8WL9VKxFKoU Mathias Fla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 = {PointOfInterestVisible@28345} http://google.com/places/ChIJb8aoX7d0sEcRIw0MXXgGVuA Bavaria-Catering &amp; mor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 = {PointOfInterestVisible@28346} http://google.com/places/ChIJxVxCprl0sEcRgj7nAjcN4zY Video surveillance Police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 = {PointOfInterestVisible@28347} http://google.com/places/ChIJIZoy_rl0sEcRkBx-LIk4nZk MABANAFT Deutschland GmbH &amp; Co. KG Mineralölhand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 = {PointOfInterestVisible@28348} http://google.com/places/ChIJTfg1LLp0sEcRxs8-QAXZc3k Jens Sander Leather Goods Repai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 = {PointOfInterestVisible@28349} http://google.com/places/ChIJN_-_R7p0sEcRUtKHkVWdJyc For You Nail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 = {PointOfInterestVisible@28350} http://www.wikidata.org/entity/Q33099725 Niedersächsisches Landesarchiv, Standort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 = {PointOfInterestVisible@28351} http://google.com/places/ChIJazPRR7p0sEcRKtbviL88OSQ Stephan Krause hairstyles and m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 = {PointOfInterestVisible@28352} http://google.com/places/ChIJJ8uCp7B0sEcR8Rx-GQ79R7g MusikMaster Musikschule &amp; Tonstudio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 = {PointOfInterestVisible@28353} http://google.com/places/ChIJMRjHJrp0sEcRLdrLmK8pqyY Bridal wear at the Market Chur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 = {PointOfInterestVisible@28354} http://google.com/places/ChIJy7u_ZLl0sEcRmiiFPRiHEH0 Schloßstraße 6 Park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 = {PointOfInterestVisible@28355} http://osm.org/node/2343763738 Mann mit Pfer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 = {PointOfInterestVisible@28356} http://google.com/places/ChIJSXyJCrp0sEcRWCzlp_HcImg Francesca &amp; Fratelli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 = {PointOfInterestVisible@28357} http://google.com/places/ChIJpSoa5Ll0sEcR8SYlhNjX0eE SENON Immobilien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 = {PointOfInterestVisible@28358} http://google.com/places/ChIJr2dCVrd0sEcRIvxcnPuwByY Trauringschmied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 = {PointOfInterestVisible@28359} http://google.com/places/ChIJpSoa5Ll0sEcR98C6vbRtG-k Frau Dipl.-Psych. Sylvia Fisch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 = {PointOfInterestVisible@28360} http://google.com/places/ChIJi9DlF7p0sEcRVXpAbBnnke0 Hanns-Lilje-Haus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 = {PointOfInterestVisible@28361} http://google.com/places/ChIJ8bm7uLB0sEcR0PBgDLLAGmU Dr. med. Carsten Bucker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 = {PointOfInterestVisible@28362} http://google.com/places/ChIJvfOyEbp0sEcRZvtPMABnT0w Meadero Públic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 = {PointOfInterestVisible@28363} http://google.com/places/ChIJQz-VE7p0sEcRs4h4GbDauNo CROCO LEATHER &amp; FASH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 = {PointOfInterestVisible@28364} http://google.com/places/ChIJr2dCVrd0sEcRwIjTUD6VFtI Bernward Buchhandl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 = {PointOfInterestVisible@28365} http://google.com/places/ChIJ2xEGI7p0sEcROou7L3CK6EQ Ristorante Le Arca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 = {PointOfInterestVisible@28366} http://google.com/places/ChIJWz0PGbp0sEcRcbvz-McdBNs Geese Jürg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 = {PointOfInterestVisible@28468} http://google.com/places/ChIJv9k4q7B0sEcR95exZgWWltw Physiotherapie im Alten Rathaus , Jana Arli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 = {PointOfInterestVisible@28469} http://google.com/places/ChIJ9UYNX7d0sEcRUUoeYFptm40 Amorosa Italienische Spezialität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 = {PointOfInterestVisible@28470} http://google.com/places/ChIJWYOgfbl0sEcR2LxBWt0uPEk Restaurant Arest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 = {PointOfInterestVisible@28471} http://www.wikidata.org/entity/Q25089950 Spitta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 = {PointOfInterestVisible@28472} http://google.com/places/ChIJ7ckcCbp0sEcRPNHv2LmNGXs CHRIST GmbH FILIA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 = {PointOfInterestVisible@28473} http://osm.org/node/1835313188 deci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 = {PointOfInterestVisible@28474} http://google.com/places/ChIJVVWJCbp0sEcREh9zwdoEQck Freikirchliche Pfingstgemeinde Moormerla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 = {PointOfInterestVisible@28475} http://google.com/places/ChIJGViYB7p0sEcRk2C3a4si-Sw Konditorei Stie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 = {PointOfInterestVisible@28476} http://google.com/places/ChIJSS1i1Lt0sEcR517mYKPGNWA Holzofenbäckerei Bosselmann Die Landbäckerei La Boulanger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 = {PointOfInterestVisible@28477} http://www.wikidata.org/entity/Q439300 Altes Palais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 = {PointOfInterestVisible@28478} http://google.com/places/ChIJFz41s7B0sEcRz-9ZkS29qhs Weidemanns Technik Büch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 = {PointOfInterestVisible@28479} http://google.com/places/ChIJJfE-hrl0sEcRS0J_zsGQDxQ Immobilien Baufirma Michal Adamiec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 = {PointOfInterestVisible@28480} http://google.com/places/ChIJNYeqXFRzsEcRMqlKWrH_BEw Bahlsen Outlet Hannover-Markthal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 = {PointOfInterestVisible@28481} http://osm.org/node/368368670 Martin Luth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 = {PointOfInterestVisible@28482} http://osm.org/node/94592888 recycling facil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5 = {PointOfInterestVisible@28483} http://google.com/places/ChIJNyu45rl0sEcRnXAWXJ1n4QI NOX BROTHERS | Die Formel für schöne Träume und gesunden Schlaf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6 = {PointOfInterestVisible@28484} http://osm.org/node/5046687803 Sieltürmch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7 = {PointOfInterestVisible@28485} http://google.com/places/ChIJ9S7RsbB0sEcR3ehmt9hhtdo Heiko Engel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8 = {PointOfInterestVisible@28486} http://google.com/places/ChIJdVZrb7d0sEcR-yE5zg6BAWc Lesoth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9 = {PointOfInterestVisible@28487} http://google.com/places/ChIJwXsjLLp0sEcRMcTOKscLIRs Frau Dipl.-Psych. Gloria Goldber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0 = {PointOfInterestVisible@28488} http://google.com/places/ChIJM9WVyrt0sEcR0wItjYUt4io Galerie Artforum Inhaberin Sigrid Ott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1 = {PointOfInterestVisible@28489} http://google.com/places/ChIJc4la_bl0sEcRtWb7unuwKcQ Herr Dr. Apostolos Digeloud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2 = {PointOfInterestVisible@28490} http://www.wikidata.org/entity/Q18026901 Horse well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3 = {PointOfInterestVisible@28491} http://osm.org/node/4350779325 Markthalle (station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4 = {PointOfInterestVisible@28492} http://osm.org/node/5097038721 Mikad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5 = {PointOfInterestVisible@28493} http://google.com/places/ChIJrxMkU7d0sEcRdvvhAd7zwhw Dr.med. Alexander Arli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6 = {PointOfInterestVisible@28494} http://google.com/places/ChIJFYq-47l0sEcR7K-CqF0Kqps Trenkel Mediat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7 = {PointOfInterestVisible@28495} http://google.com/places/ChIJ3WWPh7l0sEcRcGpzDRkNGNI Weinert &amp; Gumnio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8 = {PointOfInterestVisible@28496} http://google.com/places/ChIJ2xEGI7p0sEcR8Y_-gIkcnWY Frau Heide-Christel Schrö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9 = {PointOfInterestVisible@28497} http://google.com/places/ChIJlyxRSrd0sEcREb2yayKVWxc J.M.S.-Reisen Inh. Sandra Schaefer e.K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0 = {PointOfInterestVisible@28498} http://google.com/places/ChIJ1ync95x1sEcRjtXnf15-Z3o Stadtmau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1 = {PointOfInterestVisible@28499} http://google.com/places/ChIJb8aoX7d0sEcRp3KCWGaLGkw Tee-Tref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2 = {PointOfInterestVisible@28500} http://google.com/places/ChIJIZoy_rl0sEcRSkVAN2-Gv2Y restaurant Ott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3 = {PointOfInterestVisible@28501} http://google.com/places/ChIJ__igkbl0sEcRU5aI0rcTApI Gabriele Heinen-Kljajic, Md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4 = {PointOfInterestVisible@28502} http://google.com/places/ChIJ__igkbl0sEcR6GgHgLZzkMY Hans-Joachim Janßen, Md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5 = {PointOfInterestVisible@28503} http://google.com/places/ChIJl2kD1qR0sEcRoRjPIE2NiU4 Hotel Central Hannover &amp; Handel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6 = {PointOfInterestVisible@28504} http://google.com/places/ChIJnTWO5bl0sEcR9aNpjwTXIlw Dr. med. Christian Steenk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7 = {PointOfInterestVisible@28505} http://google.com/places/ChIJBwXaprB0sEcRTIpWdF66ZoI Restaurant Grüpch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8 = {PointOfInterestVisible@28506} http://google.com/places/ChIJU_hGibl0sEcRtGqFRcX6emg Hahnsche Grundstücksge- sellschaft 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9 = {PointOfInterestVisible@28507} http://google.com/places/ChIJv9FuW7d0sEcRJKgtZUeizQk Wurst-Basar Konrad Hinseman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0 = {PointOfInterestVisible@28508} http://osm.org/node/3789361887 Craft Beer Ba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1 = {PointOfInterestVisible@28509} http://google.com/places/ChIJs8Kw4rl0sEcRdLPWAPwm1dk die schlafzimmer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2 = {PointOfInterestVisible@28510} http://google.com/places/ChIJgctOUbd0sEcRprSnUtVbnN0 NeuroLogopädie Praxis für Logopädi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3 = {PointOfInterestVisible@28511} http://google.com/places/ChIJxWcYrbB0sEcRvS-xJMUk21Y Frau Maja Ame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4 = {PointOfInterestVisible@28512} http://google.com/places/ChIJ3_-ep7B0sEcRSPvCDUxnEHw Tante Kät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5 = {PointOfInterestVisible@28513} http://google.com/places/ChIJ23aV7Ll0sEcRrhcqCt30roE Zeitfü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6 = {PointOfInterestVisible@28514} http://google.com/places/ChIJ9UYNX7d0sEcRSnSY3z7UJXs Bäckerei Gö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7 = {PointOfInterestVisible@28515} http://google.com/places/ChIJqQuUZbd0sEcRgZjMd--COTA Agip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8 = {PointOfInterestVisible@28516} http://osm.org/node/343319826 Juwelier Kaeseman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9 = {PointOfInterestVisible@28517} http://google.com/places/ChIJHQ_TKbp0sEcRh4g7_Y_udlM Barfuß 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0 = {PointOfInterestVisible@28518} http://osm.org/way/225552043 Rademachertrepp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1 = {PointOfInterestVisible@28519} http://google.com/places/ChIJVVVR_rl0sEcRTjzQBo2RtYg Implantologie Zentrum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2 = {PointOfInterestVisible@28520} http://google.com/places/ChIJExh3I-t0sEcRNeqbqKPsvkg Dr. med. Gunnar Hieb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3 = {PointOfInterestVisible@28521} http://osm.org/node/359316466 Avenue K 1968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4 = {PointOfInterestVisible@28522} http://google.com/places/ChIJ41cHE3h1sEcR_GJjjLlyalM MeinTraumWohnen.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5 = {PointOfInterestVisible@28523} http://www.wikidata.org/entity/Q1243535 Leinto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6 = {PointOfInterestVisible@28524} http://www.wikidata.org/entity/Q56373037 Barmenia hou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7 = {PointOfInterestVisible@28525} http://google.com/places/ChIJQxSOCbp0sEcRzcXALU3pZPs Rosemeier &amp; Kohrs GmbH Dächer Fassaden &amp; Isolierung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8 = {PointOfInterestVisible@28526} http://google.com/places/ChIJ1xlCPrp0sEcRqgDw_51Pigc Andriy Brodetskyy Vermittlungen UG (haftungsbeschränk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9 = {PointOfInterestVisible@28527} http://google.com/places/ChIJP-QP_Ll0sEcRHztqUQq99zg GVG Grundstücksverwertung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0 = {PointOfInterestVisible@28528} http://osm.org/node/1756321538 relief for lovers and rough sleep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1 = {PointOfInterestVisible@28529} http://osm.org/node/322835123 GodMa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2 = {PointOfInterestVisible@28530} http://www.wikidata.org/entity/Q1937500 Minoritenkloster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3 = {PointOfInterestVisible@28531} http://google.com/places/ChIJr2dCVrd0sEcRhll6ULp8Fvg Betten Raymond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4 = {PointOfInterestVisible@28532} http://google.com/places/ChIJ3RpUL7p0sEcRsfysR31qOcc N.C. Kindermod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5 = {PointOfInterestVisible@28533} http://google.com/places/ChIJvfrfOLp0sEcRNNPTWYkABxc Gold Rush Cosmetics &amp; Permanent Makeu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6 = {PointOfInterestVisible@28534} http://google.com/places/ChIJqXao0LB0sEcR_-m7gTjLFJY KUHN Maßkonfektion -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7 = {PointOfInterestVisible@28535} http://google.com/places/ChIJr-ZrS7d0sEcR7veNucTena4 Ergo Versicherung Martin Prel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8 = {PointOfInterestVisible@28536} http://google.com/places/ChIJoQfJR7p0sEcR1s6aCvJzJ_M p &amp; k Betrieb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9 = {PointOfInterestVisible@28537} http://www.wikidata.org/entity/Q1877875 Lutherdenkmal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0 = {PointOfInterestVisible@28538} http://google.com/places/ChIJb8aoX7d0sEcRPGLs7TZJKpY Angelo Masal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1 = {PointOfInterestVisible@28539} http://google.com/places/ChIJCUlFLLp0sEcR1uXaq5vOGDA rahmenhandl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2 = {PointOfInterestVisible@28540} http://google.com/places/ChIJR-FzrbB0sEcRrMd-qxdTcvs Trio hair &amp; Co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3 = {PointOfInterestVisible@28541} http://google.com/places/ChIJ7ckcCbp0sEcRFQNMWetNnzc Huss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4 = {PointOfInterestVisible@28542} http://www.wikidata.org/entity/Q1815383 Leintorbrücke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5 = {PointOfInterestVisible@28543} http://google.com/places/ChIJt_g8b051sEcRtcKjsRzqm0w Oji Lo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6 = {PointOfInterestVisible@28544} http://google.com/places/ChIJISsLLbp0sEcR5hD_Q4cHsO8 M&amp;B hair and nail stud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7 = {PointOfInterestVisible@28545} http://google.com/places/ChIJ3ylMy7t0sEcR7fvf6g3MZXY Marie Jo Modeboutiqu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8 = {PointOfInterestVisible@28546} http://google.com/places/ChIJOZ2Bcrp0sEcRrnwvp7K63Gg KRISS Swe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9 = {PointOfInterestVisible@28547} http://google.com/places/ChIJPegefrl0sEcRk3NkxEj5PRo Rebmann Maßkonfektio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0 = {PointOfInterestVisible@28548} http://google.com/places/ChIJbYJeDLp0sEcR46JlsAG3vSE Miele Primu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1 = {PointOfInterestVisible@28549} http://google.com/places/ChIJtQGqtLB0sEcRaUAsapwsEmg Julienne International Styling Traugott Kaminsk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2 = {PointOfInterestVisible@28550} http://google.com/places/ChIJ2YvPjrl0sEcRZpKa-c4HOxU NaturaSanitas e.K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3 = {PointOfInterestVisible@28551} http://google.com/places/ChIJud7zEbp0sEcRquhAjjErazk LCN Beauty Center Platin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4 = {PointOfInterestVisible@28552} http://www.wikidata.org/entity/Q28738636 Niedersächsisches Ministerium für Soziales, Gesundheit und Gleichstellung, Bibliothe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5 = {PointOfInterestVisible@28553} http://google.com/places/ChIJ0Z_PsbB0sEcRTCw4p8BsZ2k Helmut Fürst 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6 = {PointOfInterestVisible@28554} http://google.com/places/ChIJZSl6sLB0sEcRypbqftt99sE Blanc Damenmod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7 = {PointOfInterestVisible@28555} http://google.com/places/ChIJnzciLLp0sEcR86fegx8TRxM File, Manuela, makeup styli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8 = {PointOfInterestVisible@28556} http://google.com/places/ChIJvfrfOLp0sEcRyBbpwSiLCl4 Alt Hanover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9 = {PointOfInterestVisible@28557} http://google.com/places/ChIJ2yUdzLt0sEcRVnYLo8y4yZc Hofgeflüst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0 = {PointOfInterestVisible@28558} http://google.com/places/ChIJH7TBJbp0sEcRA-snFeyAyFs La Lign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1 = {PointOfInterestVisible@28559} http://google.com/places/ChIJSxOnWbd0sEcRqigbckI9oRY Da Lin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2 = {PointOfInterestVisible@28560} http://google.com/places/ChIJ59HJqLB0sEcRLKqvdNAunMc mods hair Par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3 = {PointOfInterestVisible@28561} http://google.com/places/ChIJJXnFKLp0sEcRBLDzYUJLwlQ La Bodeg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4 = {PointOfInterestVisible@28562} http://osm.org/node/5589000935 Calvin-Zentr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5 = {PointOfInterestVisible@28563} http://google.com/places/ChIJGyVNIbp0sEcR-hRqKi1Fya0 Schlemmerloka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6 = {PointOfInterestVisible@28564} http://www.wikidata.org/entity/Q28977954 Franziskanerkloster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7 = {PointOfInterestVisible@28565} http://google.com/places/ChIJma0p8e91sEcRDGk2OuBA-mI Vintage Queen Second Hand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8 = {PointOfInterestVisible@28566} http://osm.org/node/5055947677 An Nam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9 = {PointOfInterestVisible@28567} http://google.com/places/ChIJIZoy_rl0sEcRi1enNC3Yv_I Preuss &amp; Preuss Versicherungsmakl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0 = {PointOfInterestVisible@28669} http://osm.org/node/5055947678 Frank's Bone Schmu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1 = {PointOfInterestVisible@28670} http://osm.org/node/5055947679 Jerry's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2 = {PointOfInterestVisible@28671} http://google.com/places/ChIJlyxRSrd0sEcRlEIqYUpDPHo SCHÜTZDRUCK GmbH &amp; C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3 = {PointOfInterestVisible@28672} http://www.wikidata.org/entity/Q2548325 Wangenheim-Palais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4 = {PointOfInterestVisible@28673} http://google.com/places/ChIJqz1nKLp0sEcR2s49iV8V7V8 Zweite Miete Zwei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5 = {PointOfInterestVisible@28674} http://google.com/places/ChIJi6DsErp0sEcRUnpCn6BxfZ4 Laden 74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6 = {PointOfInterestVisible@28675} http://google.com/places/ChIJv47xTrd0sEcRgTHmHdDq3tY Immobiliencenter Sparkass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7 = {PointOfInterestVisible@28676} http://google.com/places/ChIJVVVR_rl0sEcRE80gOEpGBC8 Zahnarz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8 = {PointOfInterestVisible@28677} http://www.wikidata.org/entity/Q18169631 Vierkirchenbli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9 = {PointOfInterestVisible@28678} http://google.com/places/ChIJ3RpUL7p0sEcR0v6pEIwJPC4 Souvenirs &amp; Geschenkartikel Inh. Lutz Wedekin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0 = {PointOfInterestVisible@28679} http://google.com/places/ChIJc4la_bl0sEcRUQst__7_dPQ Bühre Bull oH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1 = {PointOfInterestVisible@28680} http://google.com/places/ChIJz1Gw4Lp0sEcRKIbm6eUWUxQ Dr. med. Horst Racket Facharzt für Allgemeinmediz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2 = {PointOfInterestVisible@28681} http://google.com/places/ChIJ6aVGS7d0sEcRpXy8488bdo0 Frau Dipl.-Psych. Diana Kneifel-Racke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3 = {PointOfInterestVisible@28682} http://www.wikidata.org/entity/Q1273010 St. Gallenkapel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4 = {PointOfInterestVisible@28683} http://google.com/places/ChIJr-ZrS7d0sEcRuJdlRsrxOIo Wandra Elvers Krankengymnastik-Prax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5 = {PointOfInterestVisible@28684} http://google.com/places/ChIJ-w6XVLd0sEcRK0uKBpxK1oo Hannover Region GrundstücksGmbH &amp; Co. Projektmanagement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6 = {PointOfInterestVisible@28685} http://osm.org/node/613601588 Bei Mar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7 = {PointOfInterestVisible@28686} http://www.wikidata.org/entity/Q445446 Flohmarkt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8 = {PointOfInterestVisible@28687} http://google.com/places/ChIJJ8uCp7B0sEcR_OV1hxKWVwA Ullis Ullika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9 = {PointOfInterestVisible@28688} http://google.com/places/ChIJ4aSWfbl0sEcRJPTECvFI23s Private Apartment Klostergang (3966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 = {PointOfInterestVisible@28689} http://google.com/places/ChIJx_m8Arp0sEcRt11qGjvFr08 Concorde Hotel Am Leineschlo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 = {PointOfInterestVisible@28690} http://google.com/places/ChIJm-YKWE4LsEcRC3mubmg0C0M Frau Dr. med. Anke Klo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2 = {PointOfInterestVisible@28691} http://google.com/places/ChIJsUNwRbd0sEcRGOOGoFhx7AM HtH China Imbi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3 = {PointOfInterestVisible@28692} http://www.wikidata.org/entity/Q1760402 Schloßbrü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4 = {PointOfInterestVisible@28693} http://google.com/places/ChIJ7ckcCbp0sEcRU0sVBcqfGHE CHRIST JUWELIERE &amp; UHRMACH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5 = {PointOfInterestVisible@28694} http://google.com/places/ChIJQyEkBq11sEcR4_fyNICNyoM True Passion Loung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6 = {PointOfInterestVisible@28695} http://www.wikidata.org/entity/Q1980424 Neues To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7 = {PointOfInterestVisible@28696} http://google.com/places/ChIJ2_smibl0sEcRKL37kxXhL4Y STANDAR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8 = {PointOfInterestVisible@28697} http://www.wikidata.org/entity/Q55036397 Bullenstraß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9 = {PointOfInterestVisible@28698} http://google.com/places/ChIJBwXaprB0sEcRaWanKR_Ziis Hotel an der Marktkirc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0 = {PointOfInterestVisible@28699} http://google.com/places/ChIJAQAE47l0sEcRaEqotYtmGoo Fennobed Boxspringbett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28072} http://osm.org/way/533438751 Maschpar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28097} http://www.wikidata.org/entity/Q1625640 Holzmarktbrunnen (Hannover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28105} http://google.com/places/ChIJz4Pb7bl0sEcRsjaAo0dSQ50 Aparcamient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28135} http://www.wikidata.org/entity/Q2244452 Schloßbrunn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28357} http://google.com/places/ChIJpSoa5Ll0sEcR8SYlhNjX0eE SENON Immobilien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28477} http://www.wikidata.org/entity/Q439300 Altes Palais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28758} http://osm.org/way/527280926 Hauptstaatsarchiv Hannover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28759} http://osm.org/way/140066807 Aresto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28760} http://osm.org/way/528120149 Geese Jürgen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28761} http://osm.org/way/76896330 Pockwitz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28762} http://osm.org/way/527951699 Müseumsstübche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28763} http://osm.org/way/527951698 Frau Dipl.-Psych. Gloria Goldberg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28764} http://osm.org/way/25012391 Parkhaus Markthall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28765} http://osm.org/way/527315048 Niedersächsisches Ministerium für Umwelt, Energie und Klimaschutz (6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28766} http://osm.org/way/186605170 Juwelier Kaeseman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28767} http://osm.org/way/528096485 Trio Hair &amp; Company GmbH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28768} http://osm.org/way/528096486 Sanitätshaus Teraske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28769} http://osm.org/way/530031136 Deerberg Laden Hannov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28770} http://osm.org/way/507378568 Markthalle (3) (2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28771} http://osm.org/way/29181123 Atelierhaus des Laveshauses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28772} http://osm.org/way/528120138 Pochert Goldschmiede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28773} http://osm.org/way/530031138 Niedersächsisches Ministerium für Soziales, Gesundheit und Gleichstellung, Bibliothek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28774} http://osm.org/way/528120143 Broyhanhaus (Hannover)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28775} http://osm.org/way/528127857 Barfuß Ba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28776} http://osm.org/way/528120141 Antiquitäten Schmuck - Münzen - Briefmarken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28777} http://osm.org/way/312748434 Klavierhaus Döll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28778} http://osm.org/way/52812014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28779} http://osm.org/way/528120145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28780} http://osm.org/way/29181119 Laveshaus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28781} http://osm.org/way/527118234 Hofgeflüster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28782} http://osm.org/way/528120129 Sam Nok City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28783} http://osm.org/way/528120127 Back-und-Naschwerk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28784} http://osm.org/way/553138485 KRISS Sweden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28785} http://osm.org/way/553137553 Spielende Kinder (Hannover)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28786} http://osm.org/way/528120132 Eiscafé Dal Cin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28787} http://osm.org/way/553137557 Oxfam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laneOfInterestVisible@28788} http://osm.org/way/528120136 Asia Food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laneOfInterestVisible@28789} http://osm.org/way/528120134 Akyel &amp; Akyel hai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laneOfInterestVisible@28790} http://osm.org/way/527951706 Ballhof (8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laneOfInterestVisible@28791} http://osm.org/way/530020637 Buchhandlung an der Marktkirche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laneOfInterestVisible@28792} http://osm.org/way/530020638 Hanns-Lilje-Haus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laneOfInterestVisible@28793} http://osm.org/way/528096488 Hahnsche Grundstücksge- sellschaft mbH &amp; Co. KG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laneOfInterestVisible@28794} http://osm.org/way/186037774 Jack Wolfskin Stor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laneOfInterestVisible@28795} http://osm.org/way/186605151 Jay‘s Friseure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laneOfInterestVisible@28796} http://osm.org/way/530020636 Meadero Público (2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laneOfInterestVisible@28797} http://osm.org/way/186605154 Am Leineschloss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laneOfInterestVisible@28798} http://osm.org/way/531408552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laneOfInterestVisible@28799} http://osm.org/way/527118229 Teestübchen (4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laneOfInterestVisible@28800} http://osm.org/way/186605157 Pilsstube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laneOfInterestVisible@28801} http://osm.org/way/96063325 Coffee &amp; Choc (5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laneOfInterestVisible@28802} http://osm.org/way/528120118 garag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laneOfInterestVisible@28803} http://osm.org/way/55313335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laneOfInterestVisible@28804} http://osm.org/way/528120122 Bier Comptoi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laneOfInterestVisible@28805} http://osm.org/way/529173759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laneOfInterestVisible@28806} http://osm.org/way/55313754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laneOfInterestVisible@28807} http://osm.org/way/528120125 Traut Euch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laneOfInterestVisible@28808} http://osm.org/relation/1445631 Hannover History Museum (6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laneOfInterestVisible@28809} http://osm.org/way/530767176 CROCO LEATHER &amp; FASHION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laneOfInterestVisible@28810} http://osm.org/way/31290856 Beginenturm (Hannover)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laneOfInterestVisible@28811} http://osm.org/way/186605161 Enchilada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laneOfInterestVisible@28812} http://osm.org/way/529260147 Dublin Inn (13) (4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laneOfInterestVisible@28813} http://osm.org/way/527942699 Pizza Mercato GmbH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laneOfInterestVisible@28814} http://osm.org/way/528141729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laneOfInterestVisible@28815} http://osm.org/way/530979868 Nolte-Haus (8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laneOfInterestVisible@28816} http://osm.org/way/553133365 Werk-D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laneOfInterestVisible@28817} http://osm.org/way/528141727 Bei Mario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laneOfInterestVisible@28818} http://osm.org/way/527942701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laneOfInterestVisible@28819} http://osm.org/way/553133362 Hotel Central Hannover &amp; Handels GmbH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laneOfInterestVisible@28820} http://osm.org/way/528168494 Drunter und Drüber Inh. Daniela Rottka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laneOfInterestVisible@28821} http://osm.org/way/527942702 Cafe &amp; Bar Celona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laneOfInterestVisible@28822} http://osm.org/way/527942704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laneOfInterestVisible@28823} http://osm.org/way/529173762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laneOfInterestVisible@28824} http://osm.org/way/529484452 Leineschloss (17) (1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laneOfInterestVisible@28825} http://osm.org/way/530034045 Weapons Will &amp; Apel GmbH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laneOfInterestVisible@28826} http://osm.org/way/530034046 Laden 74 (4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laneOfInterestVisible@28827} http://osm.org/way/528141731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laneOfInterestVisible@28828} http://osm.org/way/527951703 N.C. Kindermoden GmbH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laneOfInterestVisible@28829} http://osm.org/way/553137560 Haarpflegeshop für Jedermann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laneOfInterestVisible@28830} http://osm.org/way/10680065 Bürgeramt Mitte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= {PlaneOfInterestVisible@28831} http://osm.org/way/527951702 BPP Prêt-à-Port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= {PlaneOfInterestVisible@28832} http://osm.org/way/553133378 Restaurant Grüpchen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 = {PlaneOfInterestVisible@28833} http://osm.org/way/10680068 Niedersächsisches Ministerium für Soziales, Frauen, Familie und Gesundhei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 = {PlaneOfInterestVisible@28834} http://osm.org/way/527951701 Schateke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 = {PlaneOfInterestVisible@28835} http://osm.org/way/553137562 Paul Degott (6) (1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 = {PlaneOfInterestVisible@28836} http://osm.org/way/527951700 Mr. &amp; Mrs. Panda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 = {PlaneOfInterestVisible@28837} http://osm.org/way/55313337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= {PlaneOfInterestVisible@28838} http://osm.org/way/439657576 unname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 = {PlaneOfInterestVisible@28839} http://osm.org/way/185772381 decius (2) (1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 = {PlaneOfInterestVisible@28840} http://osm.org/way/439657574 unname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 = {PlaneOfInterestVisible@28841} http://osm.org/way/185772385 Gustino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 = {PlaneOfInterestVisible@28842} http://osm.org/way/530034043 Verlockung (2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 = {PlaneOfInterestVisible@28843} http://osm.org/way/530034041 BeVital Wellness &amp; Massages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 = {PlaneOfInterestVisible@28844} http://osm.org/way/530034042 Oji Long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 = {PlaneOfInterestVisible@28845} http://osm.org/way/530409102 Parkhaus Altstadt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 = {PlaneOfInterestVisible@28846} http://osm.org/way/530409104 unnamed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 = {PlaneOfInterestVisible@28847} http://osm.org/way/553133381 Craft Beer Lager (Hannover)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= {PlaneOfInterestVisible@28848} http://osm.org/way/528208412 Altstadtfest (4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= {PlaneOfInterestVisible@28849} http://osm.org/way/529145710 Altes Rathaus, Hanover (10) (1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 = {PlaneOfInterestVisible@28850} http://osm.org/way/52793529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 = {PlaneOfInterestVisible@28851} http://osm.org/way/122749484 Markthalle Hannove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 = {PlaneOfInterestVisible@28852} http://osm.org/way/527935297 Craft Beer Ba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 = {PlaneOfInterestVisible@28853} http://osm.org/way/554045375 Niedersächsisches Ministerium für Wirtschaft, Arbeit und Verkehr (7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 = {PlaneOfInterestVisible@28854} http://osm.org/way/12274948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 = {PlaneOfInterestVisible@28855} http://osm.org/way/527935293 Jens Sander Leather Goods Repair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 = {PlaneOfInterestVisible@28856} http://osm.org/way/527935294 rahmenhandlung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 = {PlaneOfInterestVisible@28857} http://osm.org/way/122749486 Lesotho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= {PlaneOfInterestVisible@28960} http://osm.org/way/527935295 M&amp;B hair and nail studio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 = {PlaneOfInterestVisible@28961} http://osm.org/way/591065600 Marktkirche (10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 = {PlaneOfInterestVisible@28962} http://osm.org/way/29172555 Niedersächsisches Ministerium für Ernährung, Landwirtschaft, Verbraucherschutz, Landesentwicklu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28758} http://osm.org/way/527280926 Hauptstaatsarchiv Hannover (3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28765} http://osm.org/way/527315048 Niedersächsisches Ministerium für Umwelt, Energie und Klimaschutz (6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28778} http://osm.org/way/52812014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28793} http://osm.org/way/528096488 Hahnsche Grundstücksge- sellschaft mbH &amp; Co. KG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28808} http://osm.org/relation/1445631 Hannover History Museum (6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28812} http://osm.org/way/529260147 Dublin Inn (13) (4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28815} http://osm.org/way/530979868 Nolte-Haus (8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28824} http://osm.org/way/529484452 Leineschloss (17) (1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28827} http://osm.org/way/528141731 apartment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28833} http://osm.org/way/10680068 Niedersächsisches Ministerium für Soziales, Frauen, Familie und Gesundheit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28853} http://osm.org/way/554045375 Niedersächsisches Ministerium für Wirtschaft, Arbeit und Verkehr (7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28857} http://osm.org/way/122749486 Lesotho (1) (2)</text:p>
          </table:table-cell>
          <table:table-cell table:number-columns-repeated="16383"/>
        </table:table-row>
        <table:table-row table:number-rows-repeated="1048120" table:style-name="ro1">
          <table:table-cell table:number-columns-repeated="16384"/>
        </table:table-row>
      </table:table>
      <table:table table:name="23" table:style-name="ta1">
        <table:table-column table:style-name="co6" table:default-cell-style-name="ce1"/>
        <table:table-column table:style-name="co8" table:number-columns-repeated="16383" table:default-cell-style-name="ce1"/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29022} http://google.com/places/ChIJH07u9690sEcRazXuZwQZ3Qg Thomas Sab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29023} http://google.com/places/ChIJM-gLIdydDEEREZW0q5G2dnQ Asia-Gourme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29024} http://google.com/places/ChIJ3TJG8rp0sEcRukVMvwETHbY USB-Maschenmo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29025} http://google.com/places/ChIJsasbbkMLsEcRlT_tYbyVaNg ING-DiBa - AT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29026} http://google.com/places/ChIJEyAL3bF0sEcREbwUcuvhJX4 yc-medic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29027} http://osm.org/node/2453236450 Stichnot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29028} http://google.com/places/ChIJP1otP_COukcRAtntQGzium8 Bausparkasse Schwäbisch Hall AG - Jens Heitman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29029} http://osm.org/node/5894377986 Mary's Restauran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29030} http://google.com/places/ChIJH07u9690sEcRO_6QFE6l4ug SNIP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29031} http://google.com/places/ChIJxedSNaV0sEcRowzzEIAwOck Hannoversche Volksbank e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29032} http://google.com/places/ChIJH07u9690sEcRQUlygCMkrA4 Os Amigo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29033} http://google.com/places/ChIJG6KikLF0sEcRoSHTzdYLR_A Herr Dr. med. Andreyasa Udayan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29034} http://google.com/places/ChIJ5Y1t1q90sEcR0ANRx25gSfE MR. WO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29035} http://google.com/places/ChIJPwtJTrB0sEcR8kOjPDgRGro SHS Legal Notar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29036} http://google.com/places/ChIJoTCLIrB0sEcR7ZTy_ZRypyM Sushi Bar Duc Hoa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29037} http://google.com/places/ChIJCbyU1rF0sEcRuwm5C39md14 Hugo'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29038} http://google.com/places/ChIJ28JqtbF0sEcRu9HPdHWqpdY RK Multiplex Filmtheater- betriebe Beteiligungsgesell- 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29039} http://osm.org/node/369114178 enercity expo Café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29040} http://osm.org/node/2610996122 Pommesglüc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29041} http://google.com/places/ChIJWXtuNIM5ZUERGmh6C62vZy4 Dr. Peter Zündorf - Cardiology Hannover C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29042} http://google.com/places/ChIJwVdHLrB0sEcRJtEjq2XryaQ ShopDutyfree.eu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29043} http://google.com/places/ChIJ62QnNK50sEcRpuLI7IetOJM Quickpres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29044} http://osm.org/node/2286146835 Chris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29045} http://google.com/places/ChIJpfbTJbB0sEcRx35e5C7vVy8 DINEA Gastronomi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ointOfInterestVisible@29046} http://google.com/places/ChIJR3RUJbB0sEcR1oWbL5nLqSM Deluxe Schuhvertrieb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ointOfInterestVisible@29047} http://google.com/places/ChIJp3rUQ7B0sEcRDDmozpU3ibs Dr. med. Friedrich – Wilhelm von Hes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ointOfInterestVisible@29048} http://google.com/places/ChIJY39jb7B0sEcRHdFBCbGV5lU MVZ Augenärzte am Kröpck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ointOfInterestVisible@29049} http://google.com/places/ChIJXasrsLF0sEcRwEkpoaah7iY Bär GmbH - Manufaktur für bequeme Schu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ointOfInterestVisible@29050} http://google.com/places/ChIJDxF5Q7B0sEcRKNspusgO5wI Svenson Haarstud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ointOfInterestVisible@29051} http://google.com/places/ChIJ5cWFUrB0sEcRYSABp8nr1X0 Bockhors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ointOfInterestVisible@29052} http://google.com/places/ChIJwVdHLrB0sEcRao-xR2hyOs8 KÖ-HAIR GmbH Hannover Haartransplantat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ointOfInterestVisible@29053} http://osm.org/node/2286146951 Nordse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ointOfInterestVisible@29054} http://google.com/places/ChIJrXf1PrB0sEcRTXoLMcqn1Z4 Frau Dr. Marianne Rauschenberg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ointOfInterestVisible@29055} http://google.com/places/ChIJJXE1D7B0sEcRFMntEVWSNMY Backfris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ointOfInterestVisible@29056} http://google.com/places/ChIJY39jb7B0sEcREjdlBMe63pk Frau Dr. med. Nicole Beindorf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ointOfInterestVisible@29057} http://google.com/places/ChIJOcFW0q90sEcRedwkdL9P54E Urban Sh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ointOfInterestVisible@29058} http://google.com/places/ChIJ4aDNJbB0sEcRHWaNVwArjUE Ernst-August-pharmacy subway station Kröp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ointOfInterestVisible@29059} http://google.com/places/ChIJF460TbB0sEcRtXHz-jzr8ls Zahnarztpraxis Hannover - Dr. Z Zahnmedizinisches Versorgungszentrum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ointOfInterestVisible@29060} http://google.com/places/ChIJJXE1D7B0sEcR2m28ueIH5jg Frau Dr. med. Anette Bi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ointOfInterestVisible@29061} http://google.com/places/ChIJZaxT_690sEcRvg38KrJ2CL0 BKK VBU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ointOfInterestVisible@29062} http://google.com/places/ChIJL-4c2bF0sEcROYsjk3bZzdc NORDSEE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ointOfInterestVisible@29063} http://osm.org/node/2286146828 Bijou Brigit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ointOfInterestVisible@29064} http://google.com/places/ChIJNwVb-K90sEcRoAmC5c94Yvo Hannover Hauptbahnhof/Rosenstraße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ointOfInterestVisible@29065} http://google.com/places/ChIJ-7Nh0690sEcRmJ8Ppa0evD4 Hanover Central Station (station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ointOfInterestVisible@29066} http://google.com/places/ChIJbVloObB0sEcR2raAikNH8BE Unisex Friseur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ointOfInterestVisible@29067} http://google.com/places/ChIJtaZpzrF0sEcRDoACdcwhu8U Sparda-Bank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ointOfInterestVisible@29068} http://google.com/places/ChIJH07u9690sEcRhr2R1c7vzq8 DERPART Reisebüro im Bahnho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ointOfInterestVisible@29069} http://osm.org/way/346586300 Blumen Wolf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ointOfInterestVisible@29070} http://google.com/places/ChIJtS2dFbB0sEcRkFBDa7V0yCk Foot Lock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ointOfInterestVisible@29071} http://google.com/places/ChIJHbI3prp0sEcRaDntbV9aTJk Herr Carsten Mül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ointOfInterestVisible@29072} http://google.com/places/ChIJPVyF0690sEcRUnIoYxLemqk WERKHAUS GmbH Shop Flagship-St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ointOfInterestVisible@29073} http://osm.org/node/3668985322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ointOfInterestVisible@29074} http://google.com/places/ChIJa-cqy5w5ZUERGEwR6MvdcBk Dr. med. Christian Malcharzi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ointOfInterestVisible@29075} http://google.com/places/ChIJG6KikLF0sEcRHXS1tSO7C9Q Frau Carmen Jakob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ointOfInterestVisible@29076} http://osm.org/way/346586302 Leysieff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ointOfInterestVisible@29077} http://google.com/places/ChIJqzhwx7F0sEcRHdhxoZKp6jQ Herfurth &amp; Partner Rechtsanwalts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ointOfInterestVisible@29078} http://osm.org/way/346586307 The Body Shop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ointOfInterestVisible@29079} http://google.com/places/ChIJCbyU1rF0sEcRbc1R5lraInw Prof. Dr. med. Lars Köh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ointOfInterestVisible@29080} http://google.com/places/ChIJafXSw7F0sEcREkFX_Cu07pw Behn Steuerberatung + Wirtschaftsprüfung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ointOfInterestVisible@29081} http://osm.org/node/308404447 Gullym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ointOfInterestVisible@29082} http://google.com/places/ChIJ90u0q7p0sEcRlycUIJ1YwLA hanova CITY PARK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ointOfInterestVisible@29083} http://osm.org/node/4636901672 Rechtsanwalt Bernhard von Boeh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ointOfInterestVisible@29084} http://google.com/places/ChIJ3dkOl7F0sEcRjlahjuPzwyA Herr Dr. med. Stefan Krukenber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ointOfInterestVisible@29085} http://google.com/places/ChIJnafS07B0sEcRVhjh3Nt7OCQ Pfandleihhaus Leihhaus Heinrich Bot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ointOfInterestVisible@29086} http://google.com/places/ChIJ78AIQ7B0sEcRi5YBJ-ynGDw BACK-FACTORY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ointOfInterestVisible@29087} http://google.com/places/ChIJpfbTJbB0sEcR44imwYUefkU KRISS Swe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ointOfInterestVisible@29088} http://google.com/places/ChIJt9YMDbB0sEcRLXlTT_VNwnM Rechtsanwalt Jürgen Uihle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ointOfInterestVisible@29089} http://google.com/places/ChIJ4aDNJbB0sEcRrJr_fyPTOlQ Super Cu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ointOfInterestVisible@29090} http://osm.org/way/346586310 Tabakwar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ointOfInterestVisible@29091} http://google.com/places/ChIJcyaGorF0sEcRdwSobwqDtFY Das Brötch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ointOfInterestVisible@29092} http://google.com/places/ChIJ3dkOl7F0sEcRvjhJUuX6kfQ Herr Dr. med. Frank Calli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ointOfInterestVisible@29093} http://google.com/places/ChIJf8LnjLF0sEcRQAt17MFoeNI Vintage Handels-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ointOfInterestVisible@29094} http://osm.org/way/346586313 Bundespolizeiinspektio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= {PointOfInterestVisible@29095} http://google.com/places/ChIJ8xYrpbF0sEcRy6R6rIddfXI Continentale Versicher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= {PointOfInterestVisible@29096} http://google.com/places/ChIJ4aDNJbB0sEcRDI78w5I-Nh4 Galeria Kaufhof Hannover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 = {PointOfInterestVisible@29097} http://google.com/places/ChIJ8cgcyrF0sEcRJUh2O5kxkZo Dr. med. Thomas Huh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 = {PointOfInterestVisible@29098} http://osm.org/way/402499399 Blow Dry 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 = {PointOfInterestVisible@29099} http://google.com/places/ChIJOeiNylVzsEcRy1XVdvz0AUk Orthopädiezentrum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 = {PointOfInterestVisible@29100} http://google.com/places/ChIJuXHTsrF0sEcR5emdPBO266I At the law firm Opera Hou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 = {PointOfInterestVisible@29101} http://google.com/places/ChIJCSiLOLp0sEcRw0UTYFBtMxk TOM&amp;CO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= {PointOfInterestVisible@29102} http://osm.org/node/318105441 Grand Hotel Mussman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 = {PointOfInterestVisible@29103} http://osm.org/node/4754123861 Frittzch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 = {PointOfInterestVisible@29104} http://google.com/places/ChIJgWxOUrB0sEcRsKxjSZG4V_c KundenCenter von enerc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 = {PointOfInterestVisible@29105} http://google.com/places/ChIJcyaGorF0sEcRdZVAKSOJ6k8 Vermessungsbüro Haase und Bet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 = {PointOfInterestVisible@29106} http://osm.org/node/2453236449 Jim Bloc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 = {PointOfInterestVisible@29107} http://osm.org/way/346586316 LE CROBAG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 = {PointOfInterestVisible@29108} http://google.com/places/ChIJS9TatbF0sEcRA7PYr24fDzc Mandata Dr. Köhler Beteiligungs- und Verwaltungs- 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 = {PointOfInterestVisible@29109} http://osm.org/node/350446654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 = {PointOfInterestVisible@29110} http://google.com/places/ChIJ3Wa1TbB0sEcRiiYzdEucAtM Herr Dr. med. Nils Putschk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 = {PointOfInterestVisible@29111} http://google.com/places/ChIJwVdHLrB0sEcRbG70deU-FMI Anwaelte Arbeitsrecht Hannover Lindenberg &amp; Witting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= {PointOfInterestVisible@29112} http://google.com/places/ChIJEycOK7B0sEcRAwV-6tDWP8c ECE Projektmanagement GmbH Promenade im Hauptbahnhof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= {PointOfInterestVisible@29113} http://google.com/places/ChIJXasrsLF0sEcRoUMyIQAGHZM bauwo Grundstück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2 = {PointOfInterestVisible@29114} http://google.com/places/ChIJ53xzxbF0sEcRUPD8Nm0yxPY STIFTUNG Sparda-Bank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3 = {PointOfInterestVisible@29115} http://google.com/places/ChIJP0FOoIcMsEcRK3g_hWHGmY4 Sparkasse Hannover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4 = {PointOfInterestVisible@29116} http://google.com/places/ChIJ8XqFB7B0sEcR9dxqmuOP0nA Bolia.com - Hannover Schillerstras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5 = {PointOfInterestVisible@29117} http://osm.org/node/2884044804 City Blick (Kontaklinsen-Institut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6 = {PointOfInterestVisible@29118} http://google.com/places/ChIJRZ7w4690sEcR-zw65U3p5tE Satur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7 = {PointOfInterestVisible@29119} http://google.com/places/ChIJH07u9690sEcRGC1fvj-hScw SWAROVSKI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8 = {PointOfInterestVisible@29120} http://google.com/places/ChIJ4wIbIbB0sEcRB3AzfArDm3E Schäfer'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9 = {PointOfInterestVisible@29121} http://google.com/places/ChIJvx0dT7B0sEcRZ8T2hTCU6I8 IT Recht Hannover Rechtsanwalt Eyck Strohmey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= {PointOfInterestVisible@29224} http://google.com/places/ChIJA3E_DLB0sEcRzelNNuZSab8 AYT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1 = {PointOfInterestVisible@29225} http://osm.org/way/346586325 Sesam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2 = {PointOfInterestVisible@29226} http://google.com/places/ChIJCbyU1rF0sEcRv-iz94OczNM Dr. med. Heike-Franziska Weide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3 = {PointOfInterestVisible@29227} http://osm.org/node/2286146884 H&amp;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4 = {PointOfInterestVisible@29228} http://google.com/places/ChIJ9QsZTbB0sEcRhaIeFm4a-QA REPEAT cashme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5 = {PointOfInterestVisible@29229} http://google.com/places/ChIJZdCcVKV0sEcRGjCGYfgjfK4 BlueSky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6 = {PointOfInterestVisible@29230} http://google.com/places/ChIJSSd_1q90sEcR-i3LBKnLOxc Kentucky Fried Chick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7 = {PointOfInterestVisible@29231} http://google.com/places/ChIJ-ySNs7F0sEcRdy9xdFKGjbQ Hogg Robinson Group Germa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8 = {PointOfInterestVisible@29232} http://osm.org/way/346586328 Nanu Nan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9 = {PointOfInterestVisible@29233} http://osm.org/way/346586327 Sports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0 = {PointOfInterestVisible@29234} http://google.com/places/ChIJ8cgcyrF0sEcR_YEgLqYTNAE Galerie Mens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1 = {PointOfInterestVisible@29235} http://google.com/places/ChIJ8xYrpbF0sEcRZNHi9fCWXUU RK Vermögensverwaltung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2 = {PointOfInterestVisible@29236} http://google.com/places/ChIJ8xYrpbF0sEcR_NEbh2z18og Aston Martin versicher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3 = {PointOfInterestVisible@29237} http://google.com/places/ChIJQb-xP7B0sEcRuGmTGgmjvcI MISTER MINI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4 = {PointOfInterestVisible@29238} http://google.com/places/ChIJwcIz5q90sEcRngG1hF5qxIw Bank J. Safra Sarasin (Deutschland)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5 = {PointOfInterestVisible@29239} http://google.com/places/ChIJYV2XaLB0sEcRUMxj46bhORY Tchibo shop with coffee 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6 = {PointOfInterestVisible@29240} http://google.com/places/ChIJh__z3bF0sEcRnryRO3K365M genuss-versand.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7 = {PointOfInterestVisible@29241} http://google.com/places/ChIJ9QsZTbB0sEcR_vWXUgsowoY Weiler Vermögensverwaltung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8 = {PointOfInterestVisible@29242} http://www.wikidata.org/entity/Q55709638 Haus Bahl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9 = {PointOfInterestVisible@29243} http://google.com/places/ChIJi2wYdjMLsEcRUSvlV_e9fiw Leinekontor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0 = {PointOfInterestVisible@29244} http://google.com/places/ChIJ8xYrpbF0sEcRPaAWKBMWde8 SØR M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1 = {PointOfInterestVisible@29245} http://google.com/places/ChIJd5GEpbF0sEcRM2RVc5Z2-Do Lotus Elise versichern - Continentale Versicher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2 = {PointOfInterestVisible@29246} http://google.com/places/ChIJbWV4D7B0sEcRScURixZhSdA Dr. Farid Aja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3 = {PointOfInterestVisible@29247} http://google.com/places/ChIJH07u9690sEcRx3MeqzeNZzc Gravi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4 = {PointOfInterestVisible@29248} http://google.com/places/ChIJe__O6bF0sEcRdQp0OPKRzVE Rüter / Berg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5 = {PointOfInterestVisible@29249} http://google.com/places/ChIJA3E_DLB0sEcRlOW0j3bFpPQ EDEL Immobili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6 = {PointOfInterestVisible@29250} http://osm.org/node/2286146875 Gisy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7 = {PointOfInterestVisible@29251} http://osm.org/way/346586333 Gerry Web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8 = {PointOfInterestVisible@29252} http://osm.org/node/2286146996 Schlemmer Ka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9 = {PointOfInterestVisible@29253} http://google.com/places/ChIJ_7WWm7p0sEcRr9pUgBbqE5c Die TUI i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0 = {PointOfInterestVisible@29254} http://osm.org/way/346586331 Rela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1 = {PointOfInterestVisible@29255} http://osm.org/way/346586330 Damis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2 = {PointOfInterestVisible@29256} http://google.com/places/ChIJzWmJQrB0sEcRg0jdx_tEg_o Kröpcke Cent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3 = {PointOfInterestVisible@29257} http://osm.org/node/2286146871 Giovanni L.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4 = {PointOfInterestVisible@29258} http://osm.org/way/346586336 Street Shoe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5 = {PointOfInterestVisible@29259} http://osm.org/way/346586335 Mr Ph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6 = {PointOfInterestVisible@29260} http://google.com/places/ChIJlY_Fw7F0sEcRMFbu9z71-P0 ARC Real Estate 2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7 = {PointOfInterestVisible@29261} http://google.com/places/ChIJy-x73lVzsEcRtYQN2CR2HvY Tchib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8 = {PointOfInterestVisible@29262} http://osm.org/way/346586339 Burger King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9 = {PointOfInterestVisible@29263} http://google.com/places/ChIJCbyU1rF0sEcR_T7aYGRauk8 Herr Dr. Oliver Dues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0 = {PointOfInterestVisible@29264} http://google.com/places/ChIJ28JqtbF0sEcRs3DHs6pDcGE Dr. Werner Meyer-Gattermann – Facharzt für Plastische und Ästhetische Chirurg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1 = {PointOfInterestVisible@29265} http://google.com/places/ChIJ3dkOl7F0sEcRiU83WS9cIjQ Physiotherapy at the Oper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2 = {PointOfInterestVisible@29266} http://google.com/places/ChIJEycOK7B0sEcRs4j5ScfX-l0 Freshbag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3 = {PointOfInterestVisible@29267} http://osm.org/node/339037317 Av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4 = {PointOfInterestVisible@29268} http://google.com/places/ChIJH07u9690sEcRcJuSjOhMbDY ETERNA Brand St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5 = {PointOfInterestVisible@29269} http://google.com/places/ChIJAzoIkbF0sEcRAO6vKtUInS8 Dr. med. Christian Ste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6 = {PointOfInterestVisible@29270} http://google.com/places/ChIJ3x2P1rF0sEcRJjyonp851Do DB BahnPark Parkplatz Ernst-August-Platz P1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7 = {PointOfInterestVisible@29271} http://google.com/places/ChIJuXHTsrF0sEcRlnpYY_HWl1I Reinhard Lensch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= {PointOfInterestVisible@29272} http://osm.org/node/2286146868 Fossil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= {PointOfInterestVisible@29273} http://osm.org/way/436076600 Styles Mo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0 = {PointOfInterestVisible@29274} http://osm.org/way/436076601 Subito News 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1 = {PointOfInterestVisible@29275} http://google.com/places/ChIJr9idyrF0sEcR-hAjNteAHR0 BHB Büropark Hamburger Allee Besitz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2 = {PointOfInterestVisible@29276} http://google.com/places/ChIJB73z2q90sEcRONWQXTjfnL8 Dunkin' Donuts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3 = {PointOfInterestVisible@29277} http://osm.org/way/436076603 VERO MOD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4 = {PointOfInterestVisible@29278} http://osm.org/way/346586343 Espri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5 = {PointOfInterestVisible@29279} http://osm.org/way/346586341 McPap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6 = {PointOfInterestVisible@29280} http://google.com/places/ChIJExr9yZw5ZUERS5Qbwp_f01E stuja.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7 = {PointOfInterestVisible@29281} http://google.com/places/ChIJgQ2Y0bF0sEcR50ZtaMpX8JE Hannover Tourist Informat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8 = {PointOfInterestVisible@29282} http://google.com/places/ChIJBV0m7K90sEcRDOG-wjpcq1Q ATM (Sparkasse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9 = {PointOfInterestVisible@29283} http://osm.org/way/346586345 Leine-Apothe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0 = {PointOfInterestVisible@29284} http://google.com/places/ChIJaekHObB0sEcRKd02WiaCRKc Hello Kitty Sanr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1 = {PointOfInterestVisible@29285} http://google.com/places/ChIJB680l7F0sEcRtsCxPJqoFYA Ulrike Kausche Krankengymnast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2 = {PointOfInterestVisible@29286} http://www.wikidata.org/entity/Q50035853 Werlhof Institu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3 = {PointOfInterestVisible@29287} http://google.com/places/ChIJzb3Sr7F0sEcR7G4gI8qf-OE hannoversche Handels-Gesellschaft 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 = {PointOfInterestVisible@29288} http://google.com/places/ChIJY3rUy7F0sEcRVJzLB-5HM0k Zahnärztliche Gemeinschaftspraxis Susanne Weisthoff und Angela Weisthof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5 = {PointOfInterestVisible@29289} http://google.com/places/ChIJH07u9690sEcRa0siHY27NP4 CHRIST Juweliere und Uhrmach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6 = {PointOfInterestVisible@29290} http://google.com/places/ChIJ2c3R0q90sEcRNMuuiUJcbu4 Tokio Sush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7 = {PointOfInterestVisible@29291} http://osm.org/node/2712496437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 = {PointOfInterestVisible@29292} http://google.com/places/ChIJQXVaSLB0sEcRpvDd7VY9O3o Ingrid Weis Mo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9 = {PointOfInterestVisible@29293} http://osm.org/way/436076604 Vodafon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 = {PointOfInterestVisible@29294} http://google.com/places/ChIJVakj7EsLsEcRnPfRucNxtdo Mediq Direct Diabetes GmbH, Podiatr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 = {PointOfInterestVisible@29295} http://osm.org/node/350887184 Lott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2 = {PointOfInterestVisible@29296} http://osm.org/way/436076605 dunkin donut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3 = {PointOfInterestVisible@29297} http://osm.org/way/436076606 nail &amp; sp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4 = {PointOfInterestVisible@29298} http://google.com/places/ChIJFUpqX6V0sEcRwggIAvG6CLU adidas Original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5 = {PointOfInterestVisible@29299} http://google.com/places/ChIJWVch1q90sEcRz9JdgNjjlz0 Friseur Haarpflegeshop für Jeder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6 = {PointOfInterestVisible@29300} http://google.com/places/ChIJ4W_3KbB0sEcR1gBjVQaF0ow Medical Beau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7 = {PointOfInterestVisible@29301} http://google.com/places/ChIJfyW8BrB0sEcRwxzTZpvgn5E DAK Health Service Center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8 = {PointOfInterestVisible@29302} http://google.com/places/ChIJywYrOK50sEcRaVDhG2cvuGo Starbuck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9 = {PointOfInterestVisible@29303} http://google.com/places/ChIJEVcH7bF0sEcRrbFWqBxA-5w schönheits|kultu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0 = {PointOfInterestVisible@29304} http://google.com/places/ChIJwVdHLrB0sEcRSFR-P6u99UQ Shoe C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1 = {PointOfInterestVisible@29305} http://google.com/places/ChIJ7c-P1rF0sEcReN5a7CpIiMc P1 Ernst-August-Pl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2 = {PointOfInterestVisible@29306} http://google.com/places/ChIJ28JqtbF0sEcRCrWEIBbS0Ms LUMAS Galerie Hannover (Luisenstraße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3 = {PointOfInterestVisible@29307} http://google.com/places/ChIJyZOEylVzsEcRcuA5hoIqy-I Herr Dr. med. Hans-Peter Haa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4 = {PointOfInterestVisible@29308} http://google.com/places/ChIJ51V5XbB0sEcRSIJ_AYWOlsc 180grad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5 = {PointOfInterestVisible@29309} http://google.com/places/ChIJqZlSB6J0sEcRNJcUZVvHkbg Beate Pakull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6 = {PointOfInterestVisible@29310} http://google.com/places/ChIJz5zMyrF0sEcRPlTPKdlyI74 BERNHARD VON BOEHN Rechtsanwalt Fachanwalt für Arbeitsrecht Verkehrsrecht Versicherungsre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7 = {PointOfInterestVisible@29311} http://google.com/places/ChIJCbyU1rF0sEcRdqTIm6rtZGg Frau Dr. Jeanette Gra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8 = {PointOfInterestVisible@29312} http://osm.org/node/369120346 Kastens Opti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9 = {PointOfInterestVisible@29313} http://google.com/places/ChIJcyaGorF0sEcRxuuNzHq4c-k Herr Dr. med. Axel Hof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0 = {PointOfInterestVisible@29314} http://www.wikidata.org/entity/Q56405834 Corso-Café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1 = {PointOfInterestVisible@29315} http://osm.org/node/369120348 Café Kröp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2 = {PointOfInterestVisible@29316} http://google.com/places/ChIJ0dKsWrB0sEcRYJ8BsqTJlRc SCARPA, Schuhe u. Accessoires, HiQuality LoPric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3 = {PointOfInterestVisible@29317} http://google.com/places/ChIJp3rUQ7B0sEcRvbY_aZOeyI8 Mr. Wladimir Malzev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4 = {PointOfInterestVisible@29318} http://google.com/places/ChIJ3dkOl7F0sEcR4Pmc_8Wz79Y Frau Melanie Calli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5 = {PointOfInterestVisible@29319} http://google.com/places/ChIJuXHTsrF0sEcRETYqba9wXSY Liebe Beauty &amp; Style Academ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6 = {PointOfInterestVisible@29320} http://google.com/places/ChIJyySSs6MLsEcRnCvPEnUj7vQ Löwen-Apothek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7 = {PointOfInterestVisible@29321} http://google.com/places/ChIJh8TbH7B0sEcRp-N8pROHzuo Restaurant Brunnenho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8 = {PointOfInterestVisible@29322} http://google.com/places/ChIJVVXlS7B0sEcR_eZ_NnIm4Qs wohnen in hannover real estat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 = {PointOfInterestVisible@29323} http://google.com/places/ChIJ0awM6bF0sEcRrY_uLjCAJvg Ecco ! Italienische Feinkos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 = {PointOfInterestVisible@29425} http://google.com/places/ChIJG6KikLF0sEcR-UHuZhBh-UE Alex Gies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 = {PointOfInterestVisible@29426} http://osm.org/node/2712496142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 = {PointOfInterestVisible@29427} http://google.com/places/ChIJt5hISrB0sEcR_iU2AfkeAkY Restaurant Rotond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3 = {PointOfInterestVisible@29428} http://google.com/places/ChIJH07u9690sEcRXHum388bh_c Barriqu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4 = {PointOfInterestVisible@29429} http://osm.org/node/3639406508 Leine Apothek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5 = {PointOfInterestVisible@29430} http://google.com/places/ChIJqbnJObB0sEcRxeZIykwsxaM Dr. med. Carsten Borne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6 = {PointOfInterestVisible@29431} http://google.com/places/ChIJ4zkyhbF0sEcRhJrELbCua3g Kanzlei Schu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7 = {PointOfInterestVisible@29432} http://google.com/places/ChIJ9XlB0690sEcRJ3K4HjLSQkM Niki-de-Saint-Phalle-Promena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8 = {PointOfInterestVisible@29433} http://osm.org/way/368919861 Deluxe Schuh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9 = {PointOfInterestVisible@29434} http://osm.org/way/368919862 Noosou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0 = {PointOfInterestVisible@29435} http://osm.org/way/368919863 Piccolo Mercat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1 = {PointOfInterestVisible@29436} http://google.com/places/ChIJZejcVLB0sEcRQCekuKBNGwk citiparken Hannover, Tiefgarage Oper/Kröpcke, Opernplatz 1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2 = {PointOfInterestVisible@29437} http://google.com/places/ChIJu9Vdo7F0sEcRU3Ugs9dS6U8 Continentale Berufshaftpflichtversicherung Landesdirektion Czwikla &amp; Team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3 = {PointOfInterestVisible@29438} http://google.com/places/ChIJ5ymDybF0sEcR3cRfho8RziY Dr. Dr. Athanasios Stergiou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4 = {PointOfInterestVisible@29439} http://google.com/places/ChIJlbjPI2V1sEcRSUTKe1dCKLI Coffee Friend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5 = {PointOfInterestVisible@29440} http://google.com/places/ChIJe11q3LF0sEcRYvRoTMC1_hk youthconnect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6 = {PointOfInterestVisible@29441} http://google.com/places/ChIJ66zQSrB0sEcRcqudnwomWds Pape Tscherney Partnerschaft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7 = {PointOfInterestVisible@29442} http://google.com/places/ChIJ8xYrpbF0sEcR3TsS2HR6S_M EUROPE insurance Ha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8 = {PointOfInterestVisible@29443} http://google.com/places/ChIJ0XJPapk5ZUERq5VJ7cPjR20 Dr. Holger Ni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9 = {PointOfInterestVisible@29444} http://google.com/places/ChIJ3RjoQLB0sEcRHGCHflBVH8c Frau Dr. Birgit Zierley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0 = {PointOfInterestVisible@29445} http://google.com/places/ChIJswQQ9bR0sEcRxhFcHET_X28 LILLY Brautklei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1 = {PointOfInterestVisible@29446} http://google.com/places/ChIJh8TbH7B0sEcRsl0sPeSvG6Y Central Hotel Kaiserho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2 = {PointOfInterestVisible@29447} http://google.com/places/ChIJ8UaRrnp1sEcRO9dRsdQ9seo Klangmeditation &amp; Meditation Hannover - Der Klang der Stil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3 = {PointOfInterestVisible@29448} http://google.com/places/ChIJoW4m5Cp1sEcRzxgbgdxj6ic RH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4 = {PointOfInterestVisible@29449} http://google.com/places/ChIJEysMNIM5ZUERVZeFaIKh0jI Praxis für Kardiologie Dr. med. Zündor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5 = {PointOfInterestVisible@29450} http://google.com/places/ChIJ-7mP8690sEcRpCbaiWbUcIw mel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6 = {PointOfInterestVisible@29451} http://osm.org/node/4048984722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7 = {PointOfInterestVisible@29452} http://google.com/places/ChIJH07u9690sEcRQuHanjVzwj0 hōg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8 = {PointOfInterestVisible@29453} http://google.com/places/ChIJ8xYrpbF0sEcRlY6I0tKW4yg Praxis Mund-, Kiefer- und Gesichtschirurg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9 = {PointOfInterestVisible@29454} http://google.com/places/ChIJo96pE7B0sEcRu3s1Xs4uELQ Robert Apel GmbH &amp; Co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0 = {PointOfInterestVisible@29455} http://google.com/places/ChIJ5wnIMrB0sEcRTEPgQKowwSs Comptoir des Cotonni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1 = {PointOfInterestVisible@29456} http://osm.org/node/3206492030 Coffee Fellow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2 = {PointOfInterestVisible@29457} http://google.com/places/ChIJXasrsLF0sEcRPih0k0hxRlA Coffee Tim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3 = {PointOfInterestVisible@29458} http://google.com/places/ChIJAZBRM7B0sEcRezQUyoGJk4U Marc Cain St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4 = {PointOfInterestVisible@29459} http://google.com/places/ChIJYdJBs7F0sEcRrACutL2voYI Frau Dr. med. Verena Lehmpfuh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5 = {PointOfInterestVisible@29460} http://google.com/places/ChIJXasrsLF0sEcRg3q5itUwWZc bauwo Ferienwohnungen Föh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6 = {PointOfInterestVisible@29461} http://google.com/places/ChIJswwcDbB0sEcRPR9C6BIhWbc JobService &amp; JobCoachi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7 = {PointOfInterestVisible@29462} http://google.com/places/ChIJtaZpzrF0sEcRk-WXhwNZRKE Roterfade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8 = {PointOfInterestVisible@29463} http://google.com/places/ChIJ2y2nKa10sEcRARAZVRwgZWY Herr Dr. med. Mario Krau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9 = {PointOfInterestVisible@29464} http://google.com/places/ChIJvdMPy7F0sEcRS9NRuJqDff0 Herme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0 = {PointOfInterestVisible@29465} http://osm.org/way/347160928 McDonald'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1 = {PointOfInterestVisible@29466} http://google.com/places/ChIJH07u9690sEcRCGwTYEO9ST4 LLOYD Concept Stor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2 = {PointOfInterestVisible@29467} http://google.com/places/ChIJaxiJBrB0sEcRWHt88VOgLgs La Costa Café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3 = {PointOfInterestVisible@29468} http://google.com/places/ChIJuXHTsrF0sEcRw-X5C2vjGDw Wilhelm'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4 = {PointOfInterestVisible@29469} http://google.com/places/ChIJRZ7w4690sEcRLYh738PA-fk Balzac Coffee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5 = {PointOfInterestVisible@29470} http://google.com/places/ChIJS8Bo0690sEcRyUjKyG64eKM Geldautomat (ReiseBank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6 = {PointOfInterestVisible@29471} http://google.com/places/ChIJD5N0gHF1sEcR08WaY41QzFY YOGOBELLA`s Frozen Lov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7 = {PointOfInterestVisible@29472} http://google.com/places/ChIJ8cgcyrF0sEcRXVXVUwW840w tondemu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8 = {PointOfInterestVisible@29473} http://osm.org/node/353115737 Kroepcke Station (station) (7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9 = {PointOfInterestVisible@29474} http://google.com/places/ChIJuc6amKN0sEcRkNKeGFHCvSU Kanzlei rechtgutaufgehoben.de Rechtsanwalt Michael Tus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0 = {PointOfInterestVisible@29475} http://google.com/places/ChIJeTR2Q7B0sEcRY1yMBUU77jk Florentine by Stichnoth Trauringe &amp; Schmu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1 = {PointOfInterestVisible@29476} http://google.com/places/ChIJZ1M91q90sEcRPb4KfmBD-XY Wolle Rödel Hannover Niki de Saint-Phalle-Promena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2 = {PointOfInterestVisible@29477} http://osm.org/way/199489762 Kaufhaus Mag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3 = {PointOfInterestVisible@29478} http://google.com/places/ChIJdyoRlLF0sEcRldY0Ec3t-X8 Pr.Doz.Dr.med. Thomas Schwarze Zahnarz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4 = {PointOfInterestVisible@29479} http://google.com/places/ChIJMef9r7F0sEcRfZd1nND8u44 Harzstraße 10 Real Estate Holding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5 = {PointOfInterestVisible@29480} http://google.com/places/ChIJxTzXTbB0sEcRzxsMUgp-KLs Lutz Huth Immobili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6 = {PointOfInterestVisible@29481} http://google.com/places/ChIJXQAkqLp0sEcRz2inUx8tzMk Rechtsanwalt Eberhar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7 = {PointOfInterestVisible@29482} http://google.com/places/ChIJPZPIObB0sEcRsYYXmj1nyMY Plane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8 = {PointOfInterestVisible@29483} http://google.com/places/ChIJH07u9690sEcRRq7bjxvlNqc Dougla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9 = {PointOfInterestVisible@29484} http://google.com/places/ChIJ3dkOl7F0sEcR9LYCaNXaPhU Seydlitz GmbH &amp; Co.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0 = {PointOfInterestVisible@29485} http://google.com/places/ChIJY39jb7B0sEcRZcsWVK2Ro0M miigo.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1 = {PointOfInterestVisible@29486} http://google.com/places/ChIJ66zQSrB0sEcR1YD5dMknFio Änderungsschneiderei "Gräf-in-Design"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2 = {PointOfInterestVisible@29487} http://osm.org/way/436076580 Al Centr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3 = {PointOfInterestVisible@29488} http://osm.org/way/436076581 ArtWork Schmuck Uhr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4 = {PointOfInterestVisible@29489} http://google.com/places/ChIJL-IhPLB0sEcRoEX09PJuk-E Blumen-Hasse, Inh. Martin Hasse e.K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5 = {PointOfInterestVisible@29490} http://osm.org/way/436076583 Banu Banu Schuh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6 = {PointOfInterestVisible@29491} http://osm.org/way/436076584 FOTOFIX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7 = {PointOfInterestVisible@29492} http://google.com/places/ChIJ_YwDn7F0sEcRz0KnvxGmLK8 MeDeM Immobilien- und Finanzservice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8 = {PointOfInterestVisible@29493} http://osm.org/way/436076585 Fantasy- Geschen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9 = {PointOfInterestVisible@29494} http://osm.org/way/436076586 Glamou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0 = {PointOfInterestVisible@29495} http://osm.org/way/436076588 Karma Mo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1 = {PointOfInterestVisible@29496} http://osm.org/node/3760138557 L tur Reisebür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2 = {PointOfInterestVisible@29497} http://osm.org/way/394693633 EuropeCa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3 = {PointOfInterestVisible@29498} http://osm.org/way/436076589 Kräuter Bas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4 = {PointOfInterestVisible@29499} http://osm.org/node/2431319629 Mammu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5 = {PointOfInterestVisible@29500} http://osm.org/way/394693634 Six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6 = {PointOfInterestVisible@29501} http://osm.org/way/394693632 DB Loung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7 = {PointOfInterestVisible@29502} http://google.com/places/ChIJCbyU1rF0sEcReC2EVa55mjE Bruxelles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8 = {PointOfInterestVisible@29503} http://google.com/places/ChIJYV2XaLB0sEcRjlNFF1sZWGE Peek &amp; Cloppenburg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9 = {PointOfInterestVisible@29504} http://google.com/places/ChIJMef9r7F0sEcRiQKy2UVFoxg Julia Fixtures Portfolio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0 = {PointOfInterestVisible@29505} http://google.com/places/ChIJMfheEa50sEcRMgQOe_z7Rjc Segafred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1 = {PointOfInterestVisible@29506} http://google.com/places/ChIJCbyU1rF0sEcRhMvKlggT7F8 Siebträgermaschinen &amp; Haushaltswaren Hannover | One Kitch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2 = {PointOfInterestVisible@29507} http://google.com/places/ChIJlchAtrF0sEcRW3LANGjUmpk DAS INVEST GmbH&amp;Co.KG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3 = {PointOfInterestVisible@29508} http://google.com/places/ChIJ9QsZTbB0sEcRYbdicLNxIGI Conrads &amp; Heldermann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4 = {PointOfInterestVisible@29509} http://osm.org/way/436076590 Lov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5 = {PointOfInterestVisible@29510} http://osm.org/node/321257135 Restaurant Irodi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6 = {PointOfInterestVisible@29511} http://osm.org/way/436076591 Max Sport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7 = {PointOfInterestVisible@29512} http://google.com/places/ChIJG6KikLF0sEcRhmQAYwS0aMM MVZ wagnerstibbe für Laboratoriumsmedizin, Gynäkologie, Humangenetik und Pathologi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8 = {PointOfInterestVisible@29513} http://osm.org/node/3278005462 ESPRI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9 = {PointOfInterestVisible@29514} http://osm.org/way/436076593 New York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0 = {PointOfInterestVisible@29515} http://osm.org/way/436076594 Ross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1 = {PointOfInterestVisible@29516} http://google.com/places/ChIJre55Q7B0sEcRRBfH8TNsEOc Dr. Dirk Oppermann &amp; Dr. Lisa Schul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2 = {PointOfInterestVisible@29517} http://osm.org/way/436076596 Solo Mo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3 = {PointOfInterestVisible@29518} http://google.com/places/ChIJdSMa5rN0sEcRyxdjMijSYDo Rechtsanwalt Schrader,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4 = {PointOfInterestVisible@29519} http://google.com/places/ChIJ-9aY9K90sEcR_0BmTlagsq4 REWE City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5 = {PointOfInterestVisible@29520} http://osm.org/node/348382729 founta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6 = {PointOfInterestVisible@29521} http://google.com/places/ChIJf8LnjLF0sEcRWyl1vNUuxdI Schultze &amp; Brau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7 = {PointOfInterestVisible@29522} http://osm.org/way/368909676 spar expre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8 = {PointOfInterestVisible@29523} http://google.com/places/ChIJ6XCSC7B0sEcRoKN4PjruKyE Ristorante Incontr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9 = {PointOfInterestVisible@29524} http://google.com/places/ChIJNzoOK7B0sEcRxOv7G8DTQDc Der Leinebäck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0 = {PointOfInterestVisible@29626} http://google.com/places/ChIJXasrsLF0sEcRT7ZtgHnD1N0 Hanseat Rei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1 = {PointOfInterestVisible@29627} http://google.com/places/ChIJ28JqtbF0sEcRaDn0WkLs45A Robbe &amp; Berking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2 = {PointOfInterestVisible@29628} http://osm.org/node/5113274475 Candy Sh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3 = {PointOfInterestVisible@29629} http://google.com/places/ChIJwVdHLrB0sEcR6HFw0kNSdoM Admody Rechtsanwälte Aktiengesellscha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4 = {PointOfInterestVisible@29630} http://google.com/places/ChIJfyN8trF0sEcRgJMb2ufcO30 Pascal Chassefiere Chassefiere &amp; Co.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5 = {PointOfInterestVisible@29631} http://google.com/places/ChIJfyN8trF0sEcRgOHnNyJbQL0 Ermenegildo Zegn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6 = {PointOfInterestVisible@29632} http://google.com/places/ChIJNQRGR7B0sEcRRP7oIUUtfY8 Dr. med. Christian Wich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7 = {PointOfInterestVisible@29633} http://google.com/places/ChIJE1FncLB0sEcRGokRMZj4Hf8 Juwelier Kraem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8 = {PointOfInterestVisible@29634} http://osm.org/way/436076560 fast food restaura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9 = {PointOfInterestVisible@29635} http://google.com/places/ChIJFRMeKrB0sEcRULtxMvMV5_E Gusto&amp;Amigo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0 = {PointOfInterestVisible@29636} http://google.com/places/ChIJH07u9690sEcR2AoNa9CZcaA essanelle your hairdress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1 = {PointOfInterestVisible@29637} http://osm.org/way/362628018 mai-mai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2 = {PointOfInterestVisible@29638} http://osm.org/way/436076561 fast food restaura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3 = {PointOfInterestVisible@29639} http://osm.org/way/436076563 fast food restaura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4 = {PointOfInterestVisible@29640} http://osm.org/way/362628017 Yorma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5 = {PointOfInterestVisible@29641} http://google.com/places/ChIJwVdHLrB0sEcRJ_B-ySMDaqg Polski adwokat Hannover Dr. Daniel Mepp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6 = {PointOfInterestVisible@29642} http://osm.org/way/362628015 TopGirl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7 = {PointOfInterestVisible@29643} http://osm.org/way/436076566 ice cream parlo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8 = {PointOfInterestVisible@29644} http://osm.org/node/307182982 InterCityHotel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9 = {PointOfInterestVisible@29645} http://google.com/places/ChIJi6RjlbR0sEcRf81W4cZfhAs Black and White Hannover Tattoo Stud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0 = {PointOfInterestVisible@29646} http://google.com/places/ChIJ0Qd_qbp0sEcRgoP9vvpeFBU Parkhaus Mehlst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1 = {PointOfInterestVisible@29647} http://google.com/places/ChIJOd1ErbF0sEcRQG45i2D8vf8 Bayerische Hypo- und Vereinsbank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2 = {PointOfInterestVisible@29648} http://osm.org/node/5688237505 Sioux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3 = {PointOfInterestVisible@29649} http://osm.org/node/353117844 Städtepartnerschaft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4 = {PointOfInterestVisible@29650} http://google.com/places/ChIJH07u9690sEcRsy5zXjlutf8 Tamar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5 = {PointOfInterestVisible@29651} http://osm.org/way/362628020 zaubernuß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6 = {PointOfInterestVisible@29652} http://osm.org/way/368909666 Rossman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7 = {PointOfInterestVisible@29653} http://google.com/places/ChIJaQ2GLnQWmUcR0LNz8liVt34 Butler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8 = {PointOfInterestVisible@29654} http://google.com/places/ChIJ9xcGMrB0sEcR2OK1FILnOMo Restaurante Toscanin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9 = {PointOfInterestVisible@29655} http://google.com/places/ChIJfw0xM-wMsEcRtWst-e_EjjA Regus - Hanover City Cent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0 = {PointOfInterestVisible@29656} http://google.com/places/ChIJNzoOK7B0sEcRu71AmQEAud0 Mr. Clou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1 = {PointOfInterestVisible@29657} http://google.com/places/ChIJidJdR7B0sEcR-IoN8OhlcfA Timo Arokiasam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2 = {PointOfInterestVisible@29658} http://google.com/places/ChIJidJdR7B0sEcR_fBiw59hpYc Kosmetikpraxis Throni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3 = {PointOfInterestVisible@29659} http://google.com/places/ChIJWZF72G11sEcRaOT8HsLBPaA Ocean C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4 = {PointOfInterestVisible@29660} http://google.com/places/ChIJuXHTsrF0sEcRj8Sm-4qBkW0 zen hai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5 = {PointOfInterestVisible@29661} http://google.com/places/ChIJcyaGorF0sEcRgVVpy_WnM_A Agath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6 = {PointOfInterestVisible@29662} http://google.com/places/ChIJDT2FwLF0sEcRD_-C9prMo1o Luxussachen.com - Filial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7 = {PointOfInterestVisible@29663} http://google.com/places/ChIJJXE1D7B0sEcRNMcSet0Fo4E Stoff Ide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8 = {PointOfInterestVisible@29664} http://google.com/places/ChIJ28JqtbF0sEcRWmbV6ozhYIA Noosou Group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9 = {PointOfInterestVisible@29665} http://google.com/places/ChIJH07u9690sEcR7cC9XeM4nP0 ORSA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0 = {PointOfInterestVisible@29666} http://google.com/places/ChIJeYZh8rF0sEcRHmw2mMayJFE Green Creation - Style St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1 = {PointOfInterestVisible@29667} http://google.com/places/ChIJNQRGR7B0sEcRFSF7mJGHxQw Beauty salon at Kröp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2 = {PointOfInterestVisible@29668} http://google.com/places/ChIJSb_CLrB0sEcRVAcPv7u9IUE Ciro Russo Barb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3 = {PointOfInterestVisible@29669} http://google.com/places/ChIJG6KikLF0sEcRpraYMlytdyQ Pilates im Zentr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4 = {PointOfInterestVisible@29670} http://google.com/places/ChIJ6XCSC7B0sEcRCSMLwnhqwp4 Seester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5 = {PointOfInterestVisible@29671} http://osm.org/node/3760103218 Hussel Confiser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6 = {PointOfInterestVisible@29672} http://google.com/places/ChIJNQRGR7B0sEcR2qq_fa307P4 Änderungsschneiderei am Kröp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7 = {PointOfInterestVisible@29673} http://google.com/places/ChIJ8xYrpbF0sEcRbNSaqFgg2f4 Mile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8 = {PointOfInterestVisible@29674} http://google.com/places/ChIJl98XHrB0sEcRGRl3X1GhQUI Café Centra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9 = {PointOfInterestVisible@29675} http://google.com/places/ChIJY4INDrB0sEcRCv86omX0_bQ Sesa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0 = {PointOfInterestVisible@29676} http://google.com/places/ChIJd9d9VKV0sEcRCl-1L7XG1hU B A C K Y A R D -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1 = {PointOfInterestVisible@29677} http://google.com/places/ChIJpfbTJbB0sEcRUP8xaHdLZOY 1.2.3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2 = {PointOfInterestVisible@29678} http://google.com/places/ChIJUdi42LF0sEcRsxVaKeJfRLw Einkaufsbahnhof Hannover Hb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3 = {PointOfInterestVisible@29679} http://google.com/places/ChIJj_eKQrB0sEcRBIp3mvPNHZA Schmoosy &amp; the C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4 = {PointOfInterestVisible@29680} http://google.com/places/ChIJ66zQSrB0sEcRCCh2IEiFaZE Zentrum Kinderzahnheilkund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5 = {PointOfInterestVisible@29681} http://osm.org/way/362627904 Henle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6 = {PointOfInterestVisible@29682} http://google.com/places/ChIJY4INDrB0sEcR8DsZ8hg5uAY Caspari Versicherungsmakler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7 = {PointOfInterestVisible@29683} http://google.com/places/ChIJidJdR7B0sEcR2b__4Vs8C3w Pandor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8 = {PointOfInterestVisible@29684} http://google.com/places/ChIJ3Wa1TbB0sEcRMpwoTD_0a10 Herr Dr. med. Hans-Georg Pot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9 = {PointOfInterestVisible@29685} http://google.com/places/ChIJm4v0_LB0sEcRSL8rTzLtxOM Schuldnerberatung Schulz, Schulz &amp; Partner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0 = {PointOfInterestVisible@29686} http://google.com/places/ChIJtS2dFbB0sEcRfF9Sm5KZmXE Heike Bollwe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1 = {PointOfInterestVisible@29687} http://google.com/places/ChIJXasrsLF0sEcRiwjf78XLUbU bethg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2 = {PointOfInterestVisible@29688} http://google.com/places/ChIJ4zkyhbF0sEcRAYNWms5nb04 Korte Claus-Peter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3 = {PointOfInterestVisible@29689} http://google.com/places/ChIJUSALT7B0sEcRh_MMCfAy3xQ CALID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4 = {PointOfInterestVisible@29690} http://google.com/places/ChIJzYHX0q90sEcRe2sqRe2Gq_4 Tee-Handels-Kontor Brem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5 = {PointOfInterestVisible@29691} http://osm.org/node/353119010 Mövenpic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6 = {PointOfInterestVisible@29692} http://google.com/places/ChIJ4dAMDbB0sEcRDCR-XL2AdlY Desk2Rent.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7 = {PointOfInterestVisible@29693} http://google.com/places/ChIJNzoOK7B0sEcRP4neKwUC-wk HDS Retail Deutschland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8 = {PointOfInterestVisible@29694} http://google.com/places/ChIJp7wCetl0sEcRDLJ39i8Zwjk Liw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9 = {PointOfInterestVisible@29695} http://google.com/places/ChIJKabdRLB0sEcRhrKLGyrMfnw Dr. med. dent. Michael Gahmli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0 = {PointOfInterestVisible@29696} http://google.com/places/ChIJzZzMyrF0sEcR1_r3u6EyYzQ Bogner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1 = {PointOfInterestVisible@29697} http://google.com/places/ChIJPVyF0690sEcRU-LrdJ9XN-M Reisezentrum Hannover Hb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2 = {PointOfInterestVisible@29698} http://google.com/places/ChIJ9QsZTbB0sEcRJXFB0cRz2BU Stefanie Rennspieß Rechtsanwält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3 = {PointOfInterestVisible@29699} http://google.com/places/ChIJ-8Xe17F0sEcRFSS7EFUMS5c Vapiano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4 = {PointOfInterestVisible@29700} http://google.com/places/ChIJeTR2Q7B0sEcRUZfC1FpKxRk IKB Deutsche Industriebank AG und IKB Leasing GmbH und Geschäftsstel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5 = {PointOfInterestVisible@29701} http://osm.org/way/362627906 McDonald's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6 = {PointOfInterestVisible@29702} http://google.com/places/ChIJeyqc7bF0sEcRLNJv94TdrXc HB Möller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7 = {PointOfInterestVisible@29703} http://google.com/places/ChIJFc4JTbB0sEcRhJLLu5et6Tk M1 Med Beauty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8 = {PointOfInterestVisible@29704} http://osm.org/way/362627907 Mühlhau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9 = {PointOfInterestVisible@29705} http://google.com/places/ChIJwVdHLrB0sEcRVOyNEvqlVGw Burghard + Kollegen Rechtsanwäl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0 = {PointOfInterestVisible@29706} http://osm.org/node/261744178 Hugendubel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1 = {PointOfInterestVisible@29707} http://osm.org/way/362627911 Schinken Kat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2 = {PointOfInterestVisible@29708} http://google.com/places/ChIJ8cgcyrF0sEcR3XTrUKk2BUI designfor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3 = {PointOfInterestVisible@29709} http://google.com/places/ChIJp53SFo50sEcRI2l2aILwWYc STIMMFOR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4 = {PointOfInterestVisible@29710} http://google.com/places/ChIJlchAtrF0sEcRI5KlLTDZ7Wc Oppenheim Prumenica Fonds Trus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5 = {PointOfInterestVisible@29711} http://google.com/places/ChIJSb_CLrB0sEcRv6AD7Mzud28 BEST AUDIT GmbH Wirtschaftsprüfungsgesellschaf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6 = {PointOfInterestVisible@29712} http://google.com/places/ChIJjXuyLUBzsEcRp-vd0jOlfls Arc Inves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7 = {PointOfInterestVisible@29713} http://google.com/places/ChIJyaqCKqV0sEcRrNLeJ4uGLoA Herr Bernd Schlep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8 = {PointOfInterestVisible@29714} http://www.wikidata.org/entity/Q53513400 Packho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9 = {PointOfInterestVisible@29715} http://google.com/places/ChIJAZBRM7B0sEcRtWB_VUqTsaQ Chopard Boutiqu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0 = {PointOfInterestVisible@29716} http://google.com/places/ChIJ40AJTaV0sEcRX3yH0U8pgIU Haar und Stil Hilder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1 = {PointOfInterestVisible@29717} http://google.com/places/ChIJNzoOK7B0sEcRIVJeqgR9Kdo Parfümerie Dougla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2 = {PointOfInterestVisible@29718} http://google.com/places/ChIJTW7gCrN0sEcRt9gmgEEqFuY Privatpraxis Dr. Jens Broder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3 = {PointOfInterestVisible@29719} http://google.com/places/ChIJNzoOK7B0sEcRZJU2qMQP9lw Street One Hannover fashion concept nord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4 = {PointOfInterestVisible@29720} http://google.com/places/ChIJYdJBs7F0sEcRmD3XnMlVv0A Herr Michael Dan Isp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5 = {PointOfInterestVisible@29721} http://osm.org/node/349976023 Rossman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6 = {PointOfInterestVisible@29722} http://google.com/places/ChIJTZpwNq50sEcRwmU7LxlVGkg BACK-FACTORY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7 = {PointOfInterestVisible@29723} http://google.com/places/ChIJM0KCPPIMsEcRFVCmsqLq7GY Dr. med. Michael Sod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8 = {PointOfInterestVisible@29724} http://osm.org/node/2431319641 Commerzban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9 = {PointOfInterestVisible@29725} http://google.com/places/ChIJcyaGorF0sEcRnJRefUCbvaU Müller-Blom Rolf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0 = {PointOfInterestVisible@29827} http://osm.org/node/310007830 Kastens Hotel Luisenhof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1 = {PointOfInterestVisible@29828} http://osm.org/node/1590049230 Subway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2 = {PointOfInterestVisible@29829} http://google.com/places/ChIJ_YwDn7F0sEcReSyHLZuyFDE LLA Theaterstraße Besitz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3 = {PointOfInterestVisible@29830} http://google.com/places/ChIJXasrsLF0sEcRvGdUimqEEO0 B + N Gewerbepark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4 = {PointOfInterestVisible@29831} http://google.com/places/ChIJtS2dFbB0sEcRGWkp1FskAkA Konditorei Kreip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5 = {PointOfInterestVisible@29832} http://google.com/places/ChIJPwX_TrB0sEcRC_7Vkz742Mw Juwelier Deli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6 = {PointOfInterestVisible@29833} http://google.com/places/ChIJXasrsLF0sEcR_f8msByKW9I Scarosso Stor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7 = {PointOfInterestVisible@29834} http://google.com/places/ChIJ4x5uU7B0sEcREa5_CKmzAcc Stromtankstelle am KundenCenter von enerc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8 = {PointOfInterestVisible@29835} http://google.com/places/ChIJoTCLIrB0sEcRjHSOV1u49LM Giorgio Martello Shop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9 = {PointOfInterestVisible@29836} http://google.com/places/ChIJXasrsLF0sEcRbDHP3U3T_Vs GCDT Golf course development &amp; trad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0 = {PointOfInterestVisible@29837} http://google.com/places/ChIJG6KikLF0sEcRguEWEjoWW1w Espada-Bar-Café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1 = {PointOfInterestVisible@29838} http://google.com/places/ChIJEdkPkbF0sEcRbU5n9AZUMgM zahnarztpraxis hannov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2 = {PointOfInterestVisible@29839} http://google.com/places/ChIJP3t4x7F0sEcR9OaPpfQBroM GISY Schuhe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3 = {PointOfInterestVisible@29840} http://osm.org/node/2712496198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4 = {PointOfInterestVisible@29841} http://google.com/places/ChIJ3dkOl7F0sEcRAX_ELefI6HU Herr Dr. Ismael Khorshee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5 = {PointOfInterestVisible@29842} http://google.com/places/ChIJIcwj7LF0sEcRc4p7GqgKB7Y Restaurant RÖHRBE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6 = {PointOfInterestVisible@29843} http://google.com/places/ChIJBV0m7K90sEcR0-Q1tVOxTzc Blue Tomato Shop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7 = {PointOfInterestVisible@29844} http://google.com/places/ChIJM2Y7jLB0sEcR67MaYAE5UtE Schäfers Brot- und Kuchen-Spezialitäten GmbH Fil. Sp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8 = {PointOfInterestVisible@29845} http://google.com/places/ChIJAQAAQLB0sEcRTXesa8rJYyg Khalil Coiffeur Internationa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9 = {PointOfInterestVisible@29846} http://google.com/places/ChIJSeFo1q90sEcR6EyQqlhOUpM Kyoto Sushi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0 = {PointOfInterestVisible@29847} http://osm.org/node/350357053 Zapfhah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1 = {PointOfInterestVisible@29848} http://google.com/places/ChIJ8xYrpbF0sEcRNAkYTkqxYFE TRIO Assekuranzmak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2 = {PointOfInterestVisible@29849} http://google.com/places/ChIJtS2dFbB0sEcRX4NOZkqMoB8 Dr. med. Cornelia Zab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3 = {PointOfInterestVisible@29850} http://google.com/places/ChIJ8xYrpbF0sEcR5H5jXnz74lc Strohschnitter-Münter Krankengymnastik-Prax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4 = {PointOfInterestVisible@29851} http://google.com/places/ChIJCbyU1rF0sEcRonN6P_2u9V8 Ruggeri Shop Unternehmergesellschaft (haftungsbeschränk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5 = {PointOfInterestVisible@29852} http://google.com/places/ChIJQXVaSLB0sEcREZP3XouCvpA Lothar John - Tischkultur i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6 = {PointOfInterestVisible@29853} http://google.com/places/ChIJG_W-2LF0sEcRdUPUrxiYTk4 Blumen-Beensen Olga Been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7 = {PointOfInterestVisible@29854} http://google.com/places/ChIJ66zQSrB0sEcRiZINiX6y2mY Luisenkinderzahnarz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8 = {PointOfInterestVisible@29855} http://google.com/places/ChIJgy1uOEx1sEcRYyhCI4uPx7w Briefmarkenautomat(Deutsch Pos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9 = {PointOfInterestVisible@29856} http://google.com/places/ChIJq1ikPLB0sEcR9Pr-Usr5xqY Curry Tim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0 = {PointOfInterestVisible@29857} http://google.com/places/ChIJNzoOK7B0sEcRENCFLgx86_s Colosseum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1 = {PointOfInterestVisible@29858} http://google.com/places/ChIJgxG4HIM5ZUER_S2-tpKfa7E CutClub by Duss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2 = {PointOfInterestVisible@29859} http://google.com/places/ChIJG6KikLF0sEcRhQU-8f8BSu8 Luisen pharmacy at the Opera Hou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3 = {PointOfInterestVisible@29860} http://google.com/places/ChIJq29u1q90sEcRFqQQAdAhG9I Air-Ru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4 = {PointOfInterestVisible@29861} http://google.com/places/ChIJCbyU1rF0sEcRMOe46OHgKCs Rechtsanwälte Bruns &amp; Kolleg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5 = {PointOfInterestVisible@29862} http://google.com/places/ChIJ4a_AObB0sEcR6mFdplf99TA Apple Stor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6 = {PointOfInterestVisible@29863} http://google.com/places/ChIJMef9r7F0sEcR3I18vLI18XE Cayenne Real Estate DE-L- RHS24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7 = {PointOfInterestVisible@29864} http://osm.org/node/350412286 Reformhaus Bach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8 = {PointOfInterestVisible@29865} http://google.com/places/ChIJfyN8trF0sEcR-GlikSEnF9k Saskia Bürger Steuerberater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9 = {PointOfInterestVisible@29866} http://google.com/places/ChIJ-TLMKngLsEcRRgQPHyknl_M Werlhof-Institut Medizinisches Versorgungszentr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0 = {PointOfInterestVisible@29867} http://google.com/places/ChIJTSK0LK50sEcRlWHi2VgvBVc Bratwurst Damis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1 = {PointOfInterestVisible@29868} http://osm.org/node/2286147058 calzedoni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2 = {PointOfInterestVisible@29869} http://google.com/places/ChIJk0pt6a90sEcRKo8sZmwzucw PLAY OFF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3 = {PointOfInterestVisible@29870} http://google.com/places/ChIJo5TwdLB0sEcRV0M6y0ICyII Herr Dr. med. Klaus Reiß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4 = {PointOfInterestVisible@29871} http://google.com/places/ChIJH07u9690sEcRzKRz9n22Tto Ernsting's famil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5 = {PointOfInterestVisible@29872} http://www.wikidata.org/entity/Q2393587 Tapetenhaus Uihlein (Hannover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6 = {PointOfInterestVisible@29873} http://google.com/places/ChIJXasrsLF0sEcRQpGcesdgqkc Just Retail Immobilien Management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7 = {PointOfInterestVisible@29874} http://google.com/places/ChIJa_5IMYM5ZUERtlR17PAIhHM CMD Centrum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8 = {PointOfInterestVisible@29875} http://google.com/places/ChIJIcqX0690sEcRp5kAxG2ytjE Pizza Hut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9 = {PointOfInterestVisible@29876} http://osm.org/node/4048984735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0 = {PointOfInterestVisible@29877} http://google.com/places/ChIJ4zkyhbF0sEcR5dITmuzco_s Dr. med. Gerd Böhm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1 = {PointOfInterestVisible@29878} http://google.com/places/ChIJ-ySNs7F0sEcRVxd_eryJ96A Karin Langsch Galerie am Kröpc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2 = {PointOfInterestVisible@29879} http://google.com/places/ChIJJXzB1a90sEcRW710qkcU9Sg Hey Ferr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3 = {PointOfInterestVisible@29880} http://google.com/places/ChIJp3rUQ7B0sEcRZHKabVqhZos O2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4 = {PointOfInterestVisible@29881} http://google.com/places/ChIJd9d9VKV0sEcRQLCFLvmzmgA Think! Store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5 = {PointOfInterestVisible@29882} http://google.com/places/ChIJ8wsheUwLsEcRo9SFJQDvntQ Herr Dr. Dr. Lars-Uwe Schmidt-Wondr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6 = {PointOfInterestVisible@29883} http://google.com/places/ChIJJbhN2690sEcRnh4LtIpogLU Poliz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7 = {PointOfInterestVisible@29884} http://google.com/places/ChIJQ1rfpLF0sEcRNoW1IPeuQJQ Nanu-Nan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8 = {PointOfInterestVisible@29885} http://google.com/places/ChIJwVdHLrB0sEcRl8v4zThnK3U Rechtsanwalt Sebastian Höhn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9 = {PointOfInterestVisible@29886} http://osm.org/node/2286147049 Wemp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0 = {PointOfInterestVisible@29887} http://osm.org/node/3668985296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1 = {PointOfInterestVisible@29888} http://osm.org/node/1673399508 Markus G. Werner - Rechtsanwalt und Fachanwalt für IT-Rech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2 = {PointOfInterestVisible@29889} http://google.com/places/ChIJWQImYKV0sEcRzuhnbBoTQKg Olé Olé Restaurit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3 = {PointOfInterestVisible@29890} http://www.wikidata.org/entity/Q1356996 Unterm Schwanz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4 = {PointOfInterestVisible@29891} http://google.com/places/ChIJ8cgcyrF0sEcRmkq5bXFB8ZM Sören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5 = {PointOfInterestVisible@29892} http://google.com/places/ChIJo5TwdLB0sEcR6QFnsNgs4cQ Juwelier Wempe in Hannover - Schmuck und Uhr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6 = {PointOfInterestVisible@29893} http://google.com/places/ChIJ6wOSwrF0sEcRnD8jdwBgyVs Geldautomat Commerzban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7 = {PointOfInterestVisible@29894} http://google.com/places/ChIJz5zMyrF0sEcRVslIvgvHD0w Schlösser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8 = {PointOfInterestVisible@29895} http://osm.org/node/1487793185 Brunnenho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9 = {PointOfInterestVisible@29896} http://google.com/places/ChIJV4p23K90sEcRsSCWFwghHM0 MeetingPoint-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0 = {PointOfInterestVisible@29897} http://google.com/places/ChIJJXE1D7B0sEcRt9oHlMblQaY Dr. med. Dr. med. dent. Michael Tscher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1 = {PointOfInterestVisible@29898} http://www.wikidata.org/entity/Q16064283 Europa-Hau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2 = {PointOfInterestVisible@29899} http://google.com/places/ChIJQ3Q09q90sEcRRTCJ5lBgqXg Bijou Brigitte modische Accessoires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3 = {PointOfInterestVisible@29900} http://osm.org/node/1240781903 Luisen-Apotheke am Opernpla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4 = {PointOfInterestVisible@29901} http://google.com/places/ChIJ3Wa1TbB0sEcRr1zl_i1VthU Herr Prof. Dr. med. Henning Zeid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5 = {PointOfInterestVisible@29902} http://google.com/places/ChIJc5fE2690sEcRKugOu8ntrXI Ernst-August-Platz P2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6 = {PointOfInterestVisible@29903} http://google.com/places/ChIJXasrsLF0sEcR22G1b4j8rv8 Richebourg Immobilien B.V.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7 = {PointOfInterestVisible@29904} http://google.com/places/ChIJNzoOK7B0sEcRr3B2hs-L0Kg BuchVirgin Media Stor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8 = {PointOfInterestVisible@29905} http://google.com/places/ChIJH07u9690sEcRvJqAHmQzhoM Promo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9 = {PointOfInterestVisible@29906} http://google.com/places/ChIJ4zkyhbF0sEcRVR5D2_tlueU Karl-Heinz Schirme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0 = {PointOfInterestVisible@29907} http://google.com/places/ChIJNzoOK7B0sEcRGAIN7Oxi1vA Shop der Brezelbäckerei Ditsch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1 = {PointOfInterestVisible@29908} http://osm.org/node/2286147034 United Colors of Benett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2 = {PointOfInterestVisible@29909} http://osm.org/node/4820225732 Tesla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3 = {PointOfInterestVisible@29910} http://osm.org/node/2434987888 My Way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4 = {PointOfInterestVisible@29911} http://google.com/places/ChIJG_W-2LF0sEcRI00OdbswNTw Coyote Caf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5 = {PointOfInterestVisible@29912} http://osm.org/node/5894403613 Restaurant "Dinea" in der Galeria Kaufho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6 = {PointOfInterestVisible@29913} http://google.com/places/ChIJ8xYrpbF0sEcRz_he2vIpFUM Der Immobilien-La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7 = {PointOfInterestVisible@29914} http://google.com/places/ChIJeTR2Q7B0sEcRdPsfJ9_7tkM Bodyforming Studio Hannover - EMS Training / EMS Fitnessstudi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8 = {PointOfInterestVisible@29915} http://google.com/places/ChIJcyaGorF0sEcR4sdjCT36Ydk Dr. Jürgen Andreas Schult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9 = {PointOfInterestVisible@29916} http://google.com/places/ChIJfyN8trF0sEcRrmeUwm7h-s4 Winterhoff Th. Rechtsanwal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0 = {PointOfInterestVisible@29917} http://google.com/places/ChIJIcwj7LF0sEcRnQfJnP9U2Uo Pâtisserie Elysé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1 = {PointOfInterestVisible@29918} http://osm.org/node/588178372 Leute im Reg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2 = {PointOfInterestVisible@29919} http://google.com/places/ChIJq6q6ybF0sEcRFG5foB3z6dY Rechtsanwaltskanzlei Heitmüll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3 = {PointOfInterestVisible@29920} http://google.com/places/ChIJNzoOK7B0sEcRJ4nr1mdPN3A Telekom Shop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4 = {PointOfInterestVisible@29921} http://google.com/places/ChIJ8xYrpbF0sEcRicrhCTCvxOo Juwelier David Coh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5 = {PointOfInterestVisible@29922} http://google.com/places/ChIJ3Wa1TbB0sEcRobCWQjr3444 Rheumatologik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6 = {PointOfInterestVisible@29923} http://google.com/places/ChIJNzoOK7B0sEcRXh6-jE56nC8 HALLHUBER Shop in der Galeria Kaufho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7 = {PointOfInterestVisible@29924} http://google.com/places/ChIJOaP4p7p0sEcRjPy7Sq1NpOE ATM 💳 (Eurone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8 = {PointOfInterestVisible@29925} http://google.com/places/ChIJGRZ0xbF0sEcRilAGSLUTmXY Hannover City hal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9 = {PointOfInterestVisible@29926} http://google.com/places/ChIJ3RjoQLB0sEcRRbiYvTX_f3A Jeweler Cohrs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0 = {PointOfInterestVisible@30028} http://google.com/places/ChIJl4hYKbB0sEcR6MiH8aPFdWM Frings Informatic Solution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1 = {PointOfInterestVisible@30029} http://google.com/places/ChIJ3Wa1TbB0sEcRkWQSaxh1D84 i:belle design GmbH &amp; Co. KG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2 = {PointOfInterestVisible@30030} http://google.com/places/ChIJWwUd_Kt0sEcRa4-ypjeQbFE Elegant and Excellen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3 = {PointOfInterestVisible@30031} http://google.com/places/ChIJMef9r7F0sEcRWERUITa-YsI E &amp; H Grundbesitz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4 = {PointOfInterestVisible@30032} http://google.com/places/ChIJG_W-2LF0sEcRFtAXtVuPkrQ DB Station &amp; Service AG Bahnhofsmanagemen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5 = {PointOfInterestVisible@30033} http://google.com/places/ChIJC9_GHRp1sEcR1mMnsP7d9rA FRISEU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6 = {PointOfInterestVisible@30034} http://www.wikidata.org/entity/Q20020010 Kröpcke-Uh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7 = {PointOfInterestVisible@30035} http://osm.org/way/362627860 compa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8 = {PointOfInterestVisible@30036} http://google.com/places/ChIJ3ZTuv7F0sEcRtAf1D8IWjo0 TeeGschwend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9 = {PointOfInterestVisible@30037} http://osm.org/way/402499401 Blumen im Bahnhof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0 = {PointOfInterestVisible@30038} http://google.com/places/ChIJ3RjoQLB0sEcRJNEx9QeqbXY Physiotherapie Praxis Thorsten Tegtmei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1 = {PointOfInterestVisible@30039} http://google.com/places/ChIJk0vB-al0sEcRaJfH7LB7oAg Herr Dr. med. Raymond Youn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2 = {PointOfInterestVisible@30040} http://google.com/places/ChIJY39jb7B0sEcRCkdCxosttH8 DIEhannoverAP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3 = {PointOfInterestVisible@30041} http://osm.org/way/346879444 Starbuck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4 = {PointOfInterestVisible@30042} http://osm.org/way/346879445 freshbag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5 = {PointOfInterestVisible@30043} http://google.com/places/ChIJv2xnVYI5ZUERNdyVX4VQKBw Gemeinschaftspraxis Dres. med. Borne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6 = {PointOfInterestVisible@30044} http://google.com/places/ChIJwVdHLrB0sEcR2U0O7sdurwE eSOLUPRO Ltd. &amp; Co. ELEKTRO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7 = {PointOfInterestVisible@30045} http://osm.org/way/362627879 compa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8 = {PointOfInterestVisible@30046} http://google.com/places/ChIJPxxJ3K90sEcRoGkNZsN9_40 DB BahnPark Parkplatz Ernst-August-Platz P2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9 = {PointOfInterestVisible@30047} http://osm.org/way/362627876 compa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0 = {PointOfInterestVisible@30048} http://google.com/places/ChIJm9VBwrF0sEcRpTgyeSyLSno V. Rüt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1 = {PointOfInterestVisible@30049} http://osm.org/way/362627877 compa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2 = {PointOfInterestVisible@30050} http://google.com/places/ChIJG1o7TLB0sEcR02q9Ltew-N4 Heinrich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3 = {PointOfInterestVisible@30051} http://google.com/places/ChIJFRMeKrB0sEcRJxZtqhrOKxw Ham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4 = {PointOfInterestVisible@30052} http://google.com/places/ChIJN-oYsrF0sEcReevl4mCQ6lk Reiseland Reisebüro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5 = {PointOfInterestVisible@30053} http://osm.org/node/2588400903 i.SH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6 = {PointOfInterestVisible@30054} http://google.com/places/ChIJ5QtPNrB0sEcRCk9T-qMaU0c Desigual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7 = {PointOfInterestVisible@30055} http://google.com/places/ChIJe2M_CbB0sEcRfir_QBzAcbo Larifar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8 = {PointOfInterestVisible@30056} http://osm.org/way/402499410 My Style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9 = {PointOfInterestVisible@30057} http://google.com/places/ChIJxedSNaV0sEcRGDouVP4XwI0 Hannoversche Volksbank e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0 = {PointOfInterestVisible@30058} http://google.com/places/ChIJNQRGR7B0sEcR6He1rh_gGNY Mango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1 = {PointOfInterestVisible@30059} http://google.com/places/ChIJ4aDNJbB0sEcRoqOchFhMUQs Super Cu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2 = {PointOfInterestVisible@30060} http://www.wikidata.org/entity/Q1630865 Hotel Continenta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3 = {PointOfInterestVisible@30061} http://google.com/places/ChIJuXdh0690sEcRYIXylsmwXPM Hertz Autovermietung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4 = {PointOfInterestVisible@30062} http://google.com/places/ChIJGzbvpMV0sEcRPyorfTXgSXk Hannover 96 Fansh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5 = {PointOfInterestVisible@30063} http://google.com/places/ChIJ66zQSrB0sEcRd24tI9rIyT8 Dr. med. Christoph Sennhol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6 = {PointOfInterestVisible@30064} http://google.com/places/ChIJJZB70690sEcRnRPNGv__SY0 Hanover Central Station (underground railway station) (station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7 = {PointOfInterestVisible@30065} http://osm.org/node/384730875 Le CroB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8 = {PointOfInterestVisible@30066} http://google.com/places/ChIJqQm1FO9ysEcRRAHUbLXjr2w DIVA Braut und Festmod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9 = {PointOfInterestVisible@30067} http://osm.org/node/2884014577 Augenärzte am Kröpcke - Dr. Meves &amp; Dr. Heller-Schenc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0 = {PointOfInterestVisible@30068} http://google.com/places/ChIJ4SEeBujJtEwRQQy2EbPTxyI WHO'S PERFECT Hannover (Galerie Luise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1 = {PointOfInterestVisible@30069} http://osm.org/way/362627888 compa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2 = {PointOfInterestVisible@30070} http://google.com/places/ChIJxyMZ6rB0sEcROOtMtxMQGcQ Rechtsanwalt Claudius Finkbei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3 = {PointOfInterestVisible@30071} http://osm.org/way/362627883 compa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4 = {PointOfInterestVisible@30072} http://google.com/places/ChIJG6KikLF0sEcRIxeKzfSiU9Y Dr. med. Rafael Nowak - Zentrum für ambulantes Operieren in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5 = {PointOfInterestVisible@30073} http://osm.org/way/362627884 compa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6 = {PointOfInterestVisible@30074} http://google.com/places/ChIJ3dkOl7F0sEcRObrLjKwCstE Herr Dr. med. Helmut Oliver Hruschk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7 = {PointOfInterestVisible@30075} http://google.com/places/ChIJV1VltrF0sEcR-fgJxIty93w perfektHOM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8 = {PointOfInterestVisible@30076} http://google.com/places/ChIJfyW8BrB0sEcRXrLahrmxwkk Lernkonzept Hilft UG (haftungsbeschränkt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9 = {PointOfInterestVisible@30077} http://google.com/places/ChIJNyBP_q90sEcRJGc6Cat5GsE Ecco-reis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0 = {PointOfInterestVisible@30078} http://google.com/places/ChIJNQRGR7B0sEcR8JPeHerYTUo Maxillofacial surgery Dr. Dr. Jan Peter Schulz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1 = {PointOfInterestVisible@30079} http://google.com/places/ChIJZ7iHkbF0sEcR-Pjn3hxyraE Degag Zweite Wohnen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2 = {PointOfInterestVisible@30080} http://google.com/places/ChIJOaP4p7p0sEcRt-xrxXoF090 Euronet - Geldautomat - AT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3 = {PointOfInterestVisible@30081} http://google.com/places/ChIJtyY29EILsEcRKN1BCCjlqBE AOK – Die Gesundheitskasse für Niedersachs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4 = {PointOfInterestVisible@30082} http://google.com/places/ChIJXasrsLF0sEcRlojAPNd4r6g City Dentis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5 = {PointOfInterestVisible@30083} http://google.com/places/ChIJnyqdD7B0sEcRw-lNuLxLlg8 Krankenhausspieg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6 = {PointOfInterestVisible@30084} http://google.com/places/ChIJY39jb7B0sEcRQEVZRMrWbpc Jack the Ripper's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7 = {PointOfInterestVisible@30085} http://osm.org/way/362627897 Ernst-August-Apothek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8 = {PointOfInterestVisible@30086} http://osm.org/way/362627896 EXPRE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9 = {PointOfInterestVisible@30087} http://osm.org/way/362627895 Ditsch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0 = {PointOfInterestVisible@30088} http://osm.org/way/362627892 compa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1 = {PointOfInterestVisible@30089} http://google.com/places/ChIJqyWNs7F0sEcRHPmoyJUJZoM Rotary Club Hannover-Leineschlo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2 = {PointOfInterestVisible@30090} http://google.com/places/ChIJOX9x2K90sEcRAI4PEoVYqSA Üstra Info Pavill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3 = {PointOfInterestVisible@30091} http://osm.org/way/346586276 DB Reisezentr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4 = {PointOfInterestVisible@30092} http://osm.org/way/346586279 Bosselmann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5 = {PointOfInterestVisible@30093} http://osm.org/node/3637946057 T-Punk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6 = {PointOfInterestVisible@30094} http://osm.org/node/3637946052 Mobilcom Debitel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7 = {PointOfInterestVisible@30095} http://google.com/places/ChIJXYg6WqV0sEcRtEfFECM0huo immergrü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8 = {PointOfInterestVisible@30096} http://google.com/places/ChIJsRQAO7B0sEcRrAoWzoVO1E0 LASERPIX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9 = {PointOfInterestVisible@30097} http://google.com/places/ChIJOdKHb7B0sEcRxks6ND-csq8 SMILE SHOP HANNOVER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0 = {PointOfInterestVisible@30098} http://osm.org/node/2286147063 intimissim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1 = {PointOfInterestVisible@30099} http://google.com/places/ChIJ3dkOl7F0sEcRRnetyK4oA1k Dr. med. Andreas Race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2 = {PointOfInterestVisible@30100} http://google.com/places/ChIJNzoOK7B0sEcRl2qAlGq_ffg Paninaria Damis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3 = {PointOfInterestVisible@30101} http://google.com/places/ChIJp6DJqbp0sEcRXRAYhljnGPU tst law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4 = {PointOfInterestVisible@30102} http://osm.org/way/346586281 Tee-Handels-Konto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5 = {PointOfInterestVisible@30103} http://google.com/places/ChIJG6KikLF0sEcR1tirWQCw_qE Frau Margot Jakobi-Til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6 = {PointOfInterestVisible@30104} http://google.com/places/ChIJ71e_7q90sEcROtbXh5Ha5j4 Hannoversche Volksbank e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7 = {PointOfInterestVisible@30105} http://google.com/places/ChIJ5dLOcLB0sEcR6hhMVyOFeiA Gold Kraem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8 = {PointOfInterestVisible@30106} http://google.com/places/ChIJuUpL1K90sEcRJ0VrllpSPTk Alpha Service LTD. Umzüg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9 = {PointOfInterestVisible@30107} http://osm.org/way/346586282 Dougla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0 = {PointOfInterestVisible@30108} http://osm.org/way/346586289 Dits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1 = {PointOfInterestVisible@30109} http://osm.org/way/346586288 betterlif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2 = {PointOfInterestVisible@30110} http://google.com/places/ChIJXasrsLF0sEcRM5vZmqr-LJ4 Anwaltskanzlei Yvonne Wer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3 = {PointOfInterestVisible@30111} http://osm.org/way/346586286 ReiseBank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4 = {PointOfInterestVisible@30112} http://google.com/places/ChIJ9S7RsbB0sEcR0TgYjzbYgcY FIH Fürst Immobilien Hannover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5 = {PointOfInterestVisible@30113} http://google.com/places/ChIJ8xYrpbF0sEcRjt6pkkfmFH8 Eilenriede Immobili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6 = {PointOfInterestVisible@30114} http://google.com/places/ChIJcZnEOrB0sEcRCkJlvWSmBkA Trans-Asi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7 = {PointOfInterestVisible@30115} http://google.com/places/ChIJz7XkwK90sEcROkIwNtP8lV4 AMEDI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8 = {PointOfInterestVisible@30116} http://google.com/places/ChIJaxiJBrB0sEcRkS73TQrHG7A FX-Friseu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9 = {PointOfInterestVisible@30117} http://google.com/places/ChIJ9QsZTbB0sEcRGgPj49hL7lI LPG 1. Beteiligungs- und Verwaltungs-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0 = {PointOfInterestVisible@30118} http://google.com/places/ChIJ5StM_zDYmUcRVppvFKi9oek HanseMerkur HANNOVER-CITY, André Scherp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1 = {PointOfInterestVisible@30119} http://google.com/places/ChIJyet2T7B0sEcRCoT3PCGZuYA Mr. Thomas Ott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2 = {PointOfInterestVisible@30120} http://google.com/places/ChIJBy83lrF0sEcR9KipdWqPuZE Zahnärzte Im Zentrum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3 = {PointOfInterestVisible@30121} http://google.com/places/ChIJo5TwdLB0sEcRGP_jMSz6nzU Zahnarztpraxis Dr. med. dent. C. Kunz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4 = {PointOfInterestVisible@30122} http://google.com/places/ChIJQX38rrF0sEcRLVpYCPaBamU Anwaltskanzlei Yvonne Wern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5 = {PointOfInterestVisible@30123} http://google.com/places/ChIJNzoOK7B0sEcR_s30gE-eGJs Styler Zon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6 = {PointOfInterestVisible@30124} http://google.com/places/ChIJ06LTr7F0sEcRwDVPMFIJ6wI Friseur Mae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7 = {PointOfInterestVisible@30125} http://google.com/places/ChIJQ1rfpLF0sEcR-FKBIBDd16A GBL Gaststättenbetrieb Legaci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8 = {PointOfInterestVisible@30126} http://osm.org/way/346586291 Wurst-Basar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9 = {PointOfInterestVisible@30127} http://osm.org/way/346586296 Accessoriz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0 = {PointOfInterestVisible@30229} http://google.com/places/ChIJIcwj7LF0sEcRguK5XX1FEdk human lifestyle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1 = {PointOfInterestVisible@30230} http://google.com/places/ChIJQb3LPbB0sEcR-m50u6yv7rA Hannoversche Kaffeemanufaktur | Café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2 = {PointOfInterestVisible@30231} http://osm.org/way/346586293 Pasta Mari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3 = {PointOfInterestVisible@30232} http://google.com/places/ChIJ3dkOl7F0sEcRhwg41JrWMwY Herr Dr. med. Harald Wew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4 = {PointOfInterestVisible@30233} http://google.com/places/ChIJr0UlPrB0sEcRzsDRAKvYIdw City Yoga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5 = {PointOfInterestVisible@30234} http://osm.org/way/346586298 Virgi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6 = {PointOfInterestVisible@30235} http://google.com/places/ChIJcyaGorF0sEcRF9oPbM-FtH4 bbt Rechts- und Steuerkanzlei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7 = {PointOfInterestVisible@30236} http://google.com/places/ChIJNyBP_q90sEcRs_DR14eheAA COUPERS Hairdressers - Your hairdresser in the C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8 = {PointOfInterestVisible@30237} http://google.com/places/ChIJBy83lrF0sEcRSd3SNSOLCXo Bethmann Bank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9 = {PointOfInterestVisible@30238} http://google.com/places/ChIJZaxT_690sEcRbDp11CgPKFU Yournails - Nagelstudio Hannover Mitt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0 = {PointOfInterestVisible@30239} http://google.com/places/ChIJSVnyKbB0sEcRjY83GUirrP0 Organza Linger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1 = {PointOfInterestVisible@30240} http://osm.org/node/2834864211 H&amp;M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2 = {PointOfInterestVisible@30241} http://osm.org/way/436082683 Kaffelädchen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3 = {PointOfInterestVisible@30242} http://google.com/places/ChIJu4uhRbB0sEcRjcL-mEawy8w Dr. M. Gahmlic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4 = {PointOfInterestVisible@30243} http://google.com/places/ChIJUSbmK650sEcRCq4i5TZ29ps AKIA Handy sh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5 = {PointOfInterestVisible@30244} http://osm.org/node/350385354 Bakerm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6 = {PointOfInterestVisible@30245} http://google.com/places/ChIJ4Rx3HrB0sEcRCIumMghS_G0 Louis Burg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7 = {PointOfInterestVisible@30246} http://google.com/places/ChIJ3dkOl7F0sEcR-PGACUf_Sfc Dr. med. dent. Jörg Thiel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8 = {PointOfInterestVisible@30247} http://google.com/places/ChIJJXE1D7B0sEcRtPoUxOYTDV8 Nähmaschinen-Center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9 = {PointOfInterestVisible@30248} http://google.com/places/ChIJgxG4HIM5ZUERbMjS3atXNMw Tariel Allaev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0 = {PointOfInterestVisible@30249} http://google.com/places/ChIJuXHTsrF0sEcRnr0ex9Stlps TGP Resort Limited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1 = {PointOfInterestVisible@30250} http://google.com/places/ChIJH07u9690sEcRHgq8h5vFDfs Zaubernuss Blume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2 = {PointOfInterestVisible@30251} http://google.com/places/ChIJm_DPOrB0sEcRj-F8wvviZ6c SPAR Expres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3 = {PointOfInterestVisible@30252} http://google.com/places/ChIJPfppsrF0sEcR2WIQqHX7CCk Leos Ba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4 = {PointOfInterestVisible@30253} http://google.com/places/ChIJ3dkOl7F0sEcRWNCLwS0cID4 Perlen Büchs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5 = {PointOfInterestVisible@30254} http://osm.org/node/4241939721 Gelato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6 = {PointOfInterestVisible@30255} http://google.com/places/ChIJj-pLMLB0sEcRodkPZDTSdGA Dr. med. Attila Talas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7 = {PointOfInterestVisible@30256} http://google.com/places/ChIJ3QAeO4M5ZUERcAINamHwN_E Gabriele Burkett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8 = {PointOfInterestVisible@30257} http://google.com/places/ChIJS913abB0sEcR5E4i9lrOkPY Vodafone Sh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9 = {PointOfInterestVisible@30258} http://osm.org/way/31432483 HAZ-Brunnen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0 = {PointOfInterestVisible@30259} http://google.com/places/ChIJpfbTJbB0sEcRSkLy2m5PSBI Q-Park Galeria Kaufhof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1 = {PointOfInterestVisible@30260} http://google.com/places/ChIJ8eT9S7B0sEcRvr2WOHTN4cE First Reisebür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2 = {PointOfInterestVisible@30261} http://google.com/places/ChIJjVfmNbB0sEcRoWGWSDm5yK8 Mont Blanc Hanover - Kröpckepassag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3 = {PointOfInterestVisible@30262} http://osm.org/way/362627859 compan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4 = {PointOfInterestVisible@30263} http://google.com/places/ChIJ8cgcyrF0sEcRsDGqMiyZaiE Roy Robson - Kondla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5 = {PointOfInterestVisible@30264} http://google.com/places/ChIJ-ySNs7F0sEcRRhpvHRpra2U ECC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6 = {PointOfInterestVisible@30265} http://google.com/places/ChIJ45j5P7B0sEcRIYFl5sM9oSE Herr Helmut Carri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7 = {PointOfInterestVisible@30266} http://google.com/places/ChIJZ7yGtbF0sEcRLc5t0KiZ_To RENÉ LEZARD Mode A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8 = {PointOfInterestVisible@30267} http://google.com/places/ChIJ4YIU1q90sEcRA_BEY6XLKi0 Fantas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9 = {PointOfInterestVisible@30268} http://google.com/places/ChIJ8RjZLJx0sEcR2YmKrklMPEk Vocalcoach-Hannover Christine Zienc-Tomcza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0 = {PointOfInterestVisible@30269} http://google.com/places/ChIJa5MbQrB0sEcRRw3Gx1svrG4 Balzac Coffee Niki Promena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1 = {PointOfInterestVisible@30270} http://google.com/places/ChIJ5ymDybF0sEcRANvR_hBdBE0 Tönn-Tex Mode Vertrieb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2 = {PointOfInterestVisible@30271} http://google.com/places/ChIJH07u9690sEcR_y-uXW34EI4 Cecil Team 3 Retail GmbH &amp; Co. 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3 = {PointOfInterestVisible@30272} http://osm.org/node/3727432826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4 = {PointOfInterestVisible@30273} http://osm.org/node/5111413447 Incontro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5 = {PointOfInterestVisible@30274} http://google.com/places/ChIJb1lX5q90sEcRv5GdS-63LlM Horstmann + Sand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6 = {PointOfInterestVisible@30275} http://google.com/places/ChIJJb5coaR0sEcR8xFnzo5DOLc Erol Akbulut - Fachanwalt für Strafrecht und Familienrecht -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7 = {PointOfInterestVisible@30276} http://google.com/places/ChIJ3XhuEbB0sEcRF-R7Mw6zTYM Irodion UG&amp;Co.KG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8 = {PointOfInterestVisible@30277} http://google.com/places/ChIJJVtKNq50sEcRW9Sk9et-HlQ Pommes Freun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9 = {PointOfInterestVisible@30278} http://google.com/places/ChIJVfuLmLp0sEcRosMLIB6-64s Swarovski bei Karstadt Hannover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ointOfInterestVisible@29034} http://google.com/places/ChIJ5Y1t1q90sEcR0ANRx25gSfE MR. WOK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ointOfInterestVisible@29065} http://google.com/places/ChIJ-7Nh0690sEcRmJ8Ppa0evD4 Hanover Central Station (station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ointOfInterestVisible@29081} http://osm.org/node/308404447 Gullyma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ointOfInterestVisible@29270} http://google.com/places/ChIJ3x2P1rF0sEcRJjyonp851Do DB BahnPark Parkplatz Ernst-August-Platz P1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ointOfInterestVisible@29299} http://google.com/places/ChIJWVch1q90sEcRz9JdgNjjlz0 Friseur Haarpflegeshop für Jederman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ointOfInterestVisible@29300} http://google.com/places/ChIJ4W_3KbB0sEcR1gBjVQaF0ow Medical Beau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ointOfInterestVisible@29476} http://google.com/places/ChIJZ1M91q90sEcRPb4KfmBD-XY Wolle Rödel Hannover Niki de Saint-Phalle-Promenad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ointOfInterestVisible@29520} http://osm.org/node/348382729 fountai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ointOfInterestVisible@29635} http://google.com/places/ChIJFRMeKrB0sEcRULtxMvMV5_E Gusto&amp;Amigos GmbH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ointOfInterestVisible@29659} http://google.com/places/ChIJWZF72G11sEcRaOT8HsLBPaA Ocean Cit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ointOfInterestVisible@29846} http://google.com/places/ChIJSeFo1q90sEcR6EyQqlhOUpM Kyoto Sushi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ointOfInterestVisible@29858} http://google.com/places/ChIJgxG4HIM5ZUER_S2-tpKfa7E CutClub by Dussa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ointOfInterestVisible@29860} http://google.com/places/ChIJq29u1q90sEcRFqQQAdAhG9I Air-Ru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ointOfInterestVisible@29890} http://www.wikidata.org/entity/Q1356996 Unterm Schwanz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ointOfInterestVisible@29896} http://google.com/places/ChIJV4p23K90sEcRsSCWFwghHM0 MeetingPoint-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ointOfInterestVisible@29902} http://google.com/places/ChIJc5fE2690sEcRKugOu8ntrXI Ernst-August-Platz P2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ointOfInterestVisible@30046} http://google.com/places/ChIJPxxJ3K90sEcRoGkNZsN9_40 DB BahnPark Parkplatz Ernst-August-Platz P2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ointOfInterestVisible@30051} http://google.com/places/ChIJFRMeKrB0sEcRJxZtqhrOKxw Hamy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ointOfInterestVisible@30090} http://google.com/places/ChIJOX9x2K90sEcRAI4PEoVYqSA Üstra Info Pavillon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ointOfInterestVisible@30123} http://google.com/places/ChIJNzoOK7B0sEcR_s30gE-eGJs Styler Zone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ointOfInterestVisible@30248} http://google.com/places/ChIJgxG4HIM5ZUERbMjS3atXNMw Tariel Allaev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ointOfInterestVisible@30257} http://google.com/places/ChIJS913abB0sEcR5E4i9lrOkPY Vodafone Shop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ointOfInterestVisible@30258} http://osm.org/way/31432483 HAZ-Brunnen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ointOfInterestVisible@30272} http://osm.org/node/3727432826 metro station (station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31609} http://osm.org/way/186296462 Markus G. Werner - Rechtsanwalt und Fachanwalt für IT-Recht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31610} http://osm.org/way/122743952 Andreasstraße / Rosenquartier (2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31611} http://osm.org/way/186296463 Ingrid Weis Moden (1) (1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31612} http://osm.org/way/186296460 REPEAT cashmere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31613} http://osm.org/way/122743950 Sioux (1) (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31614} http://osm.org/way/186296461 Hello Kitty Sanrio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31615} http://osm.org/way/551939340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31616} http://osm.org/way/552107508 Juwelier Delius (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31617} http://osm.org/way/124259452 Zahnarztpraxis Dr. med. dent. C. Kunze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31618} http://osm.org/way/124426784 Liwus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31619} http://osm.org/way/55193557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31620} http://osm.org/way/551935579 Roterfaden Hannov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31621} http://osm.org/way/553080433 Fossil (3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31622} http://osm.org/way/551935577 Bausparkasse Schwäbisch Hall AG - Jens Heitmann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31623} http://osm.org/way/55193933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31624} http://osm.org/way/55219326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31625} http://osm.org/way/32772978 Opernplatz 1a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31626} http://osm.org/way/435485713 Kröpcke-Center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 = {PlaneOfInterestVisible@31627} http://osm.org/way/186296469 Hermes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 = {PlaneOfInterestVisible@31628} http://osm.org/way/552193265 AOK – Die Gesundheitskasse für Niedersachse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 = {PlaneOfInterestVisible@31629} http://osm.org/way/124270956 Gisy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= {PlaneOfInterestVisible@31630} http://osm.org/way/358969717 Pandora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 = {PlaneOfInterestVisible@31631} http://osm.org/way/551978586 Dr. med. Michael Sodt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 = {PlaneOfInterestVisible@31632} http://osm.org/way/124270957 Andreaestraße 2b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 = {PlaneOfInterestVisible@31633} http://osm.org/way/124270958 Larifari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 = {PlaneOfInterestVisible@31634} http://osm.org/way/186296464 Dr. med. Friedrich – Wilhelm von Hesler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 = {PlaneOfInterestVisible@31635} http://osm.org/way/186296465 Bockhorst (1) (2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 = {PlaneOfInterestVisible@31636} http://osm.org/way/122743953 Herr Carsten Müller (1) (1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 = {PlaneOfInterestVisible@31637} http://osm.org/way/186296451 Anwaelte Arbeitsrecht Hannover Lindenberg &amp; Witting GmbH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= {PlaneOfInterestVisible@31638} http://osm.org/way/32773006 Mövenpick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 = {PlaneOfInterestVisible@31639} http://osm.org/way/551727316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 = {PlaneOfInterestVisible@31640} http://osm.org/way/124259442 AYTEN (1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2 = {PlaneOfInterestVisible@31641} http://osm.org/way/551727315 Restaurant Irodio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3 = {PlaneOfInterestVisible@31642} http://osm.org/way/551727314 Robert Apel GmbH &amp; Co.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4 = {PlaneOfInterestVisible@31643} http://osm.org/way/124259444 Große Packhofstraße 26a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5 = {PlaneOfInterestVisible@31644} http://osm.org/way/124426775 Hogg Robinson Group Germany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 = {PlaneOfInterestVisible@31645} http://osm.org/way/124426773 Das Brötchen (1) (4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7 = {PlaneOfInterestVisible@31646} http://osm.org/way/551706435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8 = {PlaneOfInterestVisible@31647} http://osm.org/way/55172731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9 = {PlaneOfInterestVisible@31648} http://osm.org/way/552091043 SHS Legal Notary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0 = {PlaneOfInterestVisible@31649} http://osm.org/way/124259449 Frau Dr. med. Anette Bier (1) (1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1 = {PlaneOfInterestVisible@31650} http://osm.org/way/124426779 Herr Dr. med. Stefan Krukenberg (1) (1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2 = {PlaneOfInterestVisible@31651} http://osm.org/way/502102127 Hannover Hauptbahnhof (21) (8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3 = {PlaneOfInterestVisible@31652} http://osm.org/way/186607919 miigo.de (4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= {PlaneOfInterestVisible@31653} http://osm.org/way/124259446 Tapetenhaus Uihlein (Hannover)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5 = {PlaneOfInterestVisible@31654} http://osm.org/way/124259447 Sesam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= {PlaneOfInterestVisible@31655} http://osm.org/way/186296459 L tur Reisebüro (1) (1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7 = {PlaneOfInterestVisible@31656} http://osm.org/way/186296457 Bahnhofstraße 7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8 = {PlaneOfInterestVisible@31657} http://osm.org/way/186296458 Dr. med. Christian Malcharzik (1) (8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= {PlaneOfInterestVisible@31658} http://osm.org/way/253174660 Opernhaus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0 = {PlaneOfInterestVisible@31659} http://osm.org/way/186296455 CALIDA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1 = {PlaneOfInterestVisible@31660} http://osm.org/way/552107510 Restaurant RÖHRBEI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= {PlaneOfInterestVisible@31661} http://osm.org/way/186296456 Änderungsschneiderei am Kröpcke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3 = {PlaneOfInterestVisible@31662} http://osm.org/way/186296454 Bahnhofstraße 6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4 = {PlaneOfInterestVisible@31663} http://osm.org/way/435693009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5 = {PlaneOfInterestVisible@31664} http://osm.org/way/552108934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6 = {PlaneOfInterestVisible@31665} http://osm.org/way/551731188 Frau Dr. Marianne Rauschenberger (1) (9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= {PlaneOfInterestVisible@31666} http://osm.org/way/551731186 Coffee Friends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8 = {PlaneOfInterestVisible@31667} http://osm.org/way/551894369 Polski adwokat Hannover Dr. Daniel Meppen (1) (1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9 = {PlaneOfInterestVisible@31668} http://osm.org/way/199489759 Christ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= {PlaneOfInterestVisible@31669} http://osm.org/way/55189436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1 = {PlaneOfInterestVisible@31670} http://osm.org/way/552091051 Galerie Luise (23) (3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2 = {PlaneOfInterestVisible@31671} http://osm.org/way/552091053 building (2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3 = {PlaneOfInterestVisible@31672} http://osm.org/way/551901260 Heinrichs (5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 = {PlaneOfInterestVisible@31673} http://osm.org/way/12442676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5 = {PlaneOfInterestVisible@31674} http://osm.org/way/124426767 Rüter / Berger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= {PlaneOfInterestVisible@31675} http://osm.org/way/551894366 Grand Hotel Mussmann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7 = {PlaneOfInterestVisible@31676} http://osm.org/way/553095436 Tchibo shop with coffee ba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8 = {PlaneOfInterestVisible@31677} http://osm.org/way/553766318 enercity expo Café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= {PlaneOfInterestVisible@31678} http://osm.org/way/549990313 LILLY Brautkleider (7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= {PlaneOfInterestVisible@31679} http://osm.org/way/549799416 ING-DiBa - ATM (4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1 = {PlaneOfInterestVisible@31680} http://osm.org/way/124270977 1.2.3 (17) (5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2 = {PlaneOfInterestVisible@31681} http://osm.org/way/186296472 V. Rüter GmbH (2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3 = {PlaneOfInterestVisible@31682} http://osm.org/way/124270970 Subway (2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4 = {PlaneOfInterestVisible@31683} http://osm.org/way/554999152 Karstadt (2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5 = {PlaneOfInterestVisible@31684} http://osm.org/way/186296470 designforum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6 = {PlaneOfInterestVisible@31685} http://osm.org/way/502079257 unnamed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7 = {PlaneOfInterestVisible@31686} http://osm.org/way/551648560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8 = {PlaneOfInterestVisible@31687} http://osm.org/way/553113152 Frittzchen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9 = {PlaneOfInterestVisible@31688} http://osm.org/way/551894373 eSOLUPRO Ltd. &amp; Co. ELEKTRO KG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= {PlaneOfInterestVisible@31689} http://osm.org/way/551661404 Mehlstraße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1 = {PlaneOfInterestVisible@31690} http://osm.org/way/551489252 Ernst-August-Galerie (13) (4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2 = {PlaneOfInterestVisible@31691} http://osm.org/way/550510579 Ernst-August-Carree (Hannover) (4) (1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3 = {PlaneOfInterestVisible@31692} http://osm.org/way/199489760 H&amp;M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4 = {PlaneOfInterestVisible@31693} http://osm.org/way/122743949 InterCityHotel (2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 = {PlaneOfInterestVisible@31694} http://osm.org/way/46140980 Schiller Imbiss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6 = {PlaneOfInterestVisible@31695} http://osm.org/way/551997332 HB Möller KG (2) (5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7 = {PlaneOfInterestVisible@31696} http://osm.org/way/551935580 Orthopädiezentrum Hannover (1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8 = {PlaneOfInterestVisible@31697} http://osm.org/way/551939341 Rotary Club Hannover-Leineschloss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9 = {PlaneOfInterestVisible@31698} http://osm.org/way/46140984 ÜSTRA tickets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0 = {PlaneOfInterestVisible@31699} http://osm.org/way/551939342 Mandata Dr. Köhler Beteiligungs- und Verwaltungs- gesellschaft mbH (1) (1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= {PlaneOfInterestVisible@31700} http://osm.org/way/55199733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s sicht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 = {PlaneOfInterestVisible@31620} http://osm.org/way/551935579 Roterfaden Hannover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= {PlaneOfInterestVisible@31622} http://osm.org/way/551935577 Bausparkasse Schwäbisch Hall AG - Jens Heitmann (1) (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= {PlaneOfInterestVisible@31624} http://osm.org/way/552193267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= {PlaneOfInterestVisible@31628} http://osm.org/way/552193265 AOK – Die Gesundheitskasse für Niedersachsen (1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= {PlaneOfInterestVisible@31637} http://osm.org/way/186296451 Anwaelte Arbeitsrecht Hannover Lindenberg &amp; Witting GmbH (1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 = {PlaneOfInterestVisible@31651} http://osm.org/way/502102127 Hannover Hauptbahnhof (21) (8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 = {PlaneOfInterestVisible@31667} http://osm.org/way/551894369 Polski adwokat Hannover Dr. Daniel Meppen (1) (1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 = {PlaneOfInterestVisible@31670} http://osm.org/way/552091051 Galerie Luise (23) (3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= {PlaneOfInterestVisible@31673} http://osm.org/way/124426768 building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= {PlaneOfInterestVisible@31675} http://osm.org/way/551894366 Grand Hotel Mussmann (1)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 = {PlaneOfInterestVisible@31678} http://osm.org/way/549990313 LILLY Brautkleider (7) (1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1 = {PlaneOfInterestVisible@31679} http://osm.org/way/549799416 ING-DiBa - ATM (4) (3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 = {PlaneOfInterestVisible@31680} http://osm.org/way/124270977 1.2.3 (17) (5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3 = {PlaneOfInterestVisible@31682} http://osm.org/way/124270970 Subway (2) (6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= {PlaneOfInterestVisible@31685} http://osm.org/way/502079257 unnamed (1) (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5 = {PlaneOfInterestVisible@31690} http://osm.org/way/551489252 Ernst-August-Galerie (13) (40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= {PlaneOfInterestVisible@31691} http://osm.org/way/550510579 Ernst-August-Carree (Hannover) (4) (14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 = {PlaneOfInterestVisible@31698} http://osm.org/way/46140984 ÜSTRA tickets (1) (0)</text:p>
          </table:table-cell>
          <table:table-cell table:number-columns-repeated="16383"/>
        </table:table-row>
        <table:table-row table:number-rows-repeated="10477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se, Jewgeni (K-GERII/D)</meta:initial-creator>
    <dc:creator>Rose, Jewgeni (K-GERII/D)</dc:creator>
    <meta:creation-date>2020-03-26T19:18:37Z</meta:creation-date>
    <dc:date>2020-03-26T19:18:37Z</dc:date>
    <meta:editing-cycles>8</meta:editing-cycles>
    <meta:editing-duration>PT0S</meta:editing-duration>
  </office:meta>
</office:document-meta>
</file>